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Odeska Oblast(01:48). Red Alert: aerial threat. Sirens sounding. Take cover now!</text:span>
</text:h>
      <text:p text:style-name="P4">
Authors: liveuamap (Language: en)</text:p>
      <text:p text:style-name="P4">
Time: 2023-05-13T-36:50:00</text:p>
      <text:p text:style-name="P4">
Location: Odeska Oblast (Latitude:46.75000000 Longtitude:30.25000000)</text:p>
      <text:p text:style-name="P4">
Videos: []</text:p>
      <text:p text:style-name="P4">
Images: []</text:p>
      <text:p text:style-name="P4">
Tags: ["Europe", "Central and Eastern Europe"]</text:p>
      <text:p text:style-name="P4">
ID: 22562658</text:p>
      <!--METADATA-->
      <text:p text:style-name="P4">
Odeska Oblast(01:48). Red Alert: aerial threat. Sirens sounding. Take covernow!</text:p>
      <text:p text:style-name="P4">
News Collection Link: <text:a xlink:type="simple" xlink:href="https://liveuamap.com/en/2023/13-may-odeska-oblast0148-red-alert-aerial-thrg" text:style-name="Internet_20_link" text:visited-style-name="Visited_20_Internet_20_Link">
https://liveuamap.com/en/2023/13-may-odeska-oblast0148-red-alert-aerial-thrg</text:a>
</text:p>
      <text:p text:style-name="P4">
Source: <text:a xlink:type="simple" xlink:href="https://t.me/suspilneodesa/23180" text:style-name="Internet_20_link" text:visited-style-name="Visited_20_Internet_20_Link">
https://t.me/suspilneodesa/23180</text:a>
</text:p>
      <!--NEWS-->
      <text:h text:style-name="P10" text:outline-level="1">
<text:span text:style-name="T4">
Lviv, Lvivska Oblast, Chernivetska Oblast, Ternopil, Ternopilska Oblast, Volynska Oblast, Zak...</text:span>
</text:h>
      <text:p text:style-name="P4">
Authors: liveuamap (Language: en)</text:p>
      <text:p text:style-name="P4">
Time: 2023-05-13T-57:13:00</text:p>
      <text:p text:style-name="P4">
Location: Lviv (Latitude:49.83826000 Longtitude:24.02324000)</text:p>
      <text:p text:style-name="P4">
Videos: []</text:p>
      <text:p text:style-name="P4">
Images: []</text:p>
      <text:p text:style-name="P4">
Tags: ["Europe", "Central and Eastern Europe"]</text:p>
      <text:p text:style-name="P4">
ID: 22562635</text:p>
      <!--METADATA-->
      <text:p text:style-name="P4">
Lviv, Lvivska Oblast, Chernivetska Oblast, Ternopil, Ternopilska Oblast,Volynska Oblast, Zakarpattia Oblast, Ivano-Frankivsk, Ivano-Frankivska Oblast,Khmelnytska Oblast, Kyiv Oblast, Zhytomyr, Zhytomyrska Oblast, VinnytskaOblast(21:12). Red Alert: aerial threat. Sirens sounding. Take cover now!</text:p>
      <text:p text:style-name="P4">
News Collection Link: <text:a xlink:type="simple" xlink:href="https://liveuamap.com/en/2023/13-may-lviv-lvivska-oblast-chernivetska-oblasg" text:style-name="Internet_20_link" text:visited-style-name="Visited_20_Internet_20_Link">
https://liveuamap.com/en/2023/13-may-lviv-lvivska-oblast-chernivetska-oblasg</text:a>
</text:p>
      <text:p text:style-name="P4">
Source: <text:a xlink:type="simple" xlink:href="https://t.me/air_alert_ua/45221" text:style-name="Internet_20_link" text:visited-style-name="Visited_20_Internet_20_Link">
https://t.me/air_alert_ua/45221</text:a>
</text:p>
      <!--NEWS-->
      <text:h text:style-name="P10" text:outline-level="1">
<text:span text:style-name="T4">
Chernihivska Oblast(21:10). Red Alert: aerial threat. Sirens sounding. Take cover now!</text:span>
</text:h>
      <text:p text:style-name="P4">
Authors: liveuamap (Language: en)</text:p>
      <text:p text:style-name="P4">
Time: 2023-05-13T-60:12:00</text:p>
      <text:p text:style-name="P4">
Location: Chernihivska Oblast (Latitude:51.33348 Longtitude:32.00042)</text:p>
      <text:p text:style-name="P4">
Videos: []</text:p>
      <text:p text:style-name="P4">
Images: []</text:p>
      <text:p text:style-name="P4">
Tags: ["Europe", "Central and Eastern Europe"]</text:p>
      <text:p text:style-name="P4">
ID: 22562633</text:p>
      <!--METADATA-->
      <text:p text:style-name="P4">
Chernihivska Oblast(21:10). Red Alert: aerial threat. Sirens sounding. Takecover now!</text:p>
      <text:p text:style-name="P4">
News Collection Link: <text:a xlink:type="simple" xlink:href="https://liveuamap.com/en/2023/13-may-chernihivska-oblast2110-red-alert-aerig" text:style-name="Internet_20_link" text:visited-style-name="Visited_20_Internet_20_Link">
https://liveuamap.com/en/2023/13-may-chernihivska-oblast2110-red-alert-aerig</text:a>
</text:p>
      <text:p text:style-name="P4">
Source: <text:a xlink:type="simple" xlink:href="https://t.me/suspilnechernihiv/18541" text:style-name="Internet_20_link" text:visited-style-name="Visited_20_Internet_20_Link">
https://t.me/suspilnechernihiv/18541</text:a>
</text:p>
      <!--NEWS-->
      <text:h text:style-name="P10" text:outline-level="1">
<text:span text:style-name="T4">
Poltavska Oblast(01:46). Red Alert: aerial threat. Sirens sounding. Take cover now!</text:span>
</text:h>
      <text:p text:style-name="P4">
Authors: liveuamap (Language: en)</text:p>
      <text:p text:style-name="P4">
Time: 2023-05-13T19:47:00</text:p>
      <text:p text:style-name="P4">
Location: Poltavska Oblast (Latitude:49.47705000 Longtitude:33.81866000)</text:p>
      <text:p text:style-name="P4">
Videos: []</text:p>
      <text:p text:style-name="P4">
Images: []</text:p>
      <text:p text:style-name="P4">
Tags: ["Europe", "Central and Eastern Europe"]</text:p>
      <text:p text:style-name="P4">
ID: 22562656</text:p>
      <!--METADATA-->
      <text:p text:style-name="P4">
Poltavska Oblast(01:46). Red Alert: aerial threat. Sirens sounding. Take covernow!</text:p>
      <text:p text:style-name="P4">
News Collection Link: <text:a xlink:type="simple" xlink:href="https://liveuamap.com/en/2023/13-may-poltavska-oblast0146-red-alert-aerial-g" text:style-name="Internet_20_link" text:visited-style-name="Visited_20_Internet_20_Link">
https://liveuamap.com/en/2023/13-may-poltavska-oblast0146-red-alert-aerial-g</text:a>
</text:p>
      <text:p text:style-name="P4">
Source: <text:a xlink:type="simple" xlink:href="https://t.me/suspilnepoltava/11133" text:style-name="Internet_20_link" text:visited-style-name="Visited_20_Internet_20_Link">
https://t.me/suspilnepoltava/11133</text:a>
</text:p>
      <!--NEWS-->
      <text:h text:style-name="P10" text:outline-level="1">
<text:span text:style-name="T4">
Kharkiv, Kharkivska Oblast, Mykolaiv, Mykolayivska Oblast, Donetsk Oblast, Zaporizka Oblast, ...</text:span>
</text:h>
      <text:p text:style-name="P4">
Authors: liveuamap (Language: en)</text:p>
      <text:p text:style-name="P4">
Time: 2023-05-13T19:48:00</text:p>
      <text:p text:style-name="P4">
Location: Kharkiv (Latitude:49.98166 Longtitude:36.2536)</text:p>
      <text:p text:style-name="P4">
Videos: []</text:p>
      <text:p text:style-name="P4">
Images: []</text:p>
      <text:p text:style-name="P4">
Tags: ["Europe", "Central and Eastern Europe"]</text:p>
      <text:p text:style-name="P4">
ID: 22562657</text:p>
      <!--METADATA-->
      <text:p text:style-name="P4">
Kharkiv, Kharkivska Oblast, Mykolaiv, Mykolayivska Oblast, Donetsk Oblast,Zaporizka Oblast, Dnipro, Dnipropetrovska Oblast(01:48). Red Alert: aerialthreat. Sirens sounding. Take cover now!</text:p>
      <text:p text:style-name="P4">
News Collection Link: <text:a xlink:type="simple" xlink:href="https://liveuamap.com/en/2023/13-may-kharkiv-kharkivska-oblast-mykolaiv-mykg" text:style-name="Internet_20_link" text:visited-style-name="Visited_20_Internet_20_Link">
https://liveuamap.com/en/2023/13-may-kharkiv-kharkivska-oblast-mykolaiv-mykg</text:a>
</text:p>
      <text:p text:style-name="P4">
Source: <text:a xlink:type="simple" xlink:href="https://t.me/air_alert_ua/45260" text:style-name="Internet_20_link" text:visited-style-name="Visited_20_Internet_20_Link">
https://t.me/air_alert_ua/45260</text:a>
</text:p>
      <!--NEWS-->
      <text:h text:style-name="P10" text:outline-level="1">
<text:span text:style-name="T4">
Kherson, Khersonska Oblast, Sumska Oblast(01:49). Red Alert: aerial threat. Sirens sounding. ...</text:span>
</text:h>
      <text:p text:style-name="P4">
Authors: liveuamap (Language: en)</text:p>
      <text:p text:style-name="P4">
Time: 2023-05-13T19:50:00</text:p>
      <text:p text:style-name="P4">
Location: Kherson (Latitude:46.6549 Longtitude:32.61732)</text:p>
      <text:p text:style-name="P4">
Videos: []</text:p>
      <text:p text:style-name="P4">
Images: []</text:p>
      <text:p text:style-name="P4">
Tags: ["Europe", "Central and Eastern Europe"]</text:p>
      <text:p text:style-name="P4">
ID: 22562659</text:p>
      <!--METADATA-->
      <text:p text:style-name="P4">
Kherson, Khersonska Oblast, Sumska Oblast(01:49). Red Alert: aerial threat.Sirens sounding. Take cover now!</text:p>
      <text:p text:style-name="P4">
News Collection Link: <text:a xlink:type="simple" xlink:href="https://liveuamap.com/en/2023/13-may-kherson-khersonska-oblast-sumska-oblasg" text:style-name="Internet_20_link" text:visited-style-name="Visited_20_Internet_20_Link">
https://liveuamap.com/en/2023/13-may-kherson-khersonska-oblast-sumska-oblasg</text:a>
</text:p>
      <text:p text:style-name="P4">
Source: <text:a xlink:type="simple" xlink:href="https://t.me/air_alert_ua/45263" text:style-name="Internet_20_link" text:visited-style-name="Visited_20_Internet_20_Link">
https://t.me/air_alert_ua/45263</text:a>
</text:p>
      <!--NEWS-->
      <text:h text:style-name="P10" text:outline-level="1">
<text:span text:style-name="T4">
Kyiv(02:04). Red Alert: aerial threat. Sirens sounding. Take cover now!</text:span>
</text:h>
      <text:p text:style-name="P4">
Authors: liveuamap (Language: en)</text:p>
      <text:p text:style-name="P4">
Time: 2023-05-13T20:05:00</text:p>
      <text:p text:style-name="P4">
Location: Kyiv (Latitude:50.44343 Longtitude:30.53022)</text:p>
      <text:p text:style-name="P4">
Videos: []</text:p>
      <text:p text:style-name="P4">
Images: []</text:p>
      <text:p text:style-name="P4">
Tags: ["Europe", "Central and Eastern Europe"]</text:p>
      <text:p text:style-name="P4">
ID: 22562660</text:p>
      <!--METADATA-->
      <text:p text:style-name="P4">
Kyiv(02:04). Red Alert: aerial threat. Sirens sounding. Take cover now!</text:p>
      <text:p text:style-name="P4">
News Collection Link: <text:a xlink:type="simple" xlink:href="https://liveuamap.com/en/2023/14-may-kyiv0204-red-alert-aerial-threat-sireng" text:style-name="Internet_20_link" text:visited-style-name="Visited_20_Internet_20_Link">
https://liveuamap.com/en/2023/14-may-kyiv0204-red-alert-aerial-threat-sireng</text:a>
</text:p>
      <text:p text:style-name="P4">
Source: <text:a xlink:type="simple" xlink:href="https://t.me/KyivCityOfficial/6686" text:style-name="Internet_20_link" text:visited-style-name="Visited_20_Internet_20_Link">
https://t.me/KyivCityOfficial/6686</text:a>
</text:p>
      <!--NEWS-->
      <text:h text:style-name="P10" text:outline-level="1">
<text:span text:style-name="T4">
Chernihivska Oblast(02:06). Red Alert: aerial threat. Sirens sounding. Take cover now!</text:span>
</text:h>
      <text:p text:style-name="P4">
Authors: liveuamap (Language: en)</text:p>
      <text:p text:style-name="P4">
Time: 2023-05-13T20:07:00</text:p>
      <text:p text:style-name="P4">
Location: Chernihivska Oblast (Latitude:51.33324 Longtitude:32.00073)</text:p>
      <text:p text:style-name="P4">
Videos: []</text:p>
      <text:p text:style-name="P4">
Images: []</text:p>
      <text:p text:style-name="P4">
Tags: ["Europe", "Central and Eastern Europe"]</text:p>
      <text:p text:style-name="P4">
ID: 22562661</text:p>
      <!--METADATA-->
      <text:p text:style-name="P4">
Chernihivska Oblast(02:06). Red Alert: aerial threat. Sirens sounding. Takecover now!</text:p>
      <text:p text:style-name="P4">
News Collection Link: <text:a xlink:type="simple" xlink:href="https://liveuamap.com/en/2023/14-may-chernihivska-oblast0206-red-alert-aerig" text:style-name="Internet_20_link" text:visited-style-name="Visited_20_Internet_20_Link">
https://liveuamap.com/en/2023/14-may-chernihivska-oblast0206-red-alert-aerig</text:a>
</text:p>
      <text:p text:style-name="P4">
Source: <text:a xlink:type="simple" xlink:href="https://t.me/suspilnechernihiv/18559" text:style-name="Internet_20_link" text:visited-style-name="Visited_20_Internet_20_Link">
https://t.me/suspilnechernihiv/18559</text:a>
</text:p>
      <!--NEWS-->
      <text:h text:style-name="P10" text:outline-level="1">
<text:span text:style-name="T4">
Zhytomyr, Zhytomyrska Oblast, Kyiv Oblast, Kirovohradska Oblast, Vinnytska Oblast, Cherkaska ...</text:span>
</text:h>
      <text:p text:style-name="P4">
Authors: liveuamap (Language: en)</text:p>
      <text:p text:style-name="P4">
Time: 2023-05-13T20:08:00</text:p>
      <text:p text:style-name="P4">
Location: Zhytomyr (Latitude:50.26487000 Longtitude:28.67669000)</text:p>
      <text:p text:style-name="P4">
Videos: []</text:p>
      <text:p text:style-name="P4">
Images: []</text:p>
      <text:p text:style-name="P4">
Tags: ["Europe", "Central and Eastern Europe"]</text:p>
      <text:p text:style-name="P4">
ID: 22562662</text:p>
      <!--METADATA-->
      <text:p text:style-name="P4">
Zhytomyr, Zhytomyrska Oblast, Kyiv Oblast, Kirovohradska Oblast, VinnytskaOblast, Cherkaska Oblast(02:06). Red Alert: aerial threat. Sirens sounding.Take cover now!</text:p>
      <text:p text:style-name="P4">
News Collection Link: <text:a xlink:type="simple" xlink:href="https://liveuamap.com/en/2023/14-may-zhytomyr-zhytomyrska-oblast-kyiv-oblasg" text:style-name="Internet_20_link" text:visited-style-name="Visited_20_Internet_20_Link">
https://liveuamap.com/en/2023/14-may-zhytomyr-zhytomyrska-oblast-kyiv-oblasg</text:a>
</text:p>
      <text:p text:style-name="P4">
Source: <text:a xlink:type="simple" xlink:href="https://t.me/air_alert_ua/45270" text:style-name="Internet_20_link" text:visited-style-name="Visited_20_Internet_20_Link">
https://t.me/air_alert_ua/45270</text:a>
</text:p>
      <!--NEWS-->
      <text:h text:style-name="P10" text:outline-level="1">
<text:span text:style-name="T4">
Khmelnytska Oblast(02:37). Red Alert: aerial threat. Sirens sounding. Take cover now!</text:span>
</text:h>
      <text:p text:style-name="P4">
Authors: liveuamap (Language: en)</text:p>
      <text:p text:style-name="P4">
Time: 2023-05-13T20:39:00</text:p>
      <text:p text:style-name="P4">
Location: Khmelnytska Oblast (Latitude:49.50000000 Longtitude:27.00000000)</text:p>
      <text:p text:style-name="P4">
Videos: []</text:p>
      <text:p text:style-name="P4">
Images: []</text:p>
      <text:p text:style-name="P4">
Tags: ["Europe", "Central and Eastern Europe"]</text:p>
      <text:p text:style-name="P4">
ID: 22562663</text:p>
      <!--METADATA-->
      <text:p text:style-name="P4">
Khmelnytska Oblast(02:37). Red Alert: aerial threat. Sirens sounding. Takecover now!</text:p>
      <text:p text:style-name="P4">
News Collection Link: <text:a xlink:type="simple" xlink:href="https://liveuamap.com/en/2023/14-may-khmelnytska-oblast0237-red-alert-aeriag" text:style-name="Internet_20_link" text:visited-style-name="Visited_20_Internet_20_Link">
https://liveuamap.com/en/2023/14-may-khmelnytska-oblast0237-red-alert-aeriag</text:a>
</text:p>
      <text:p text:style-name="P4">
Source: <text:a xlink:type="simple" xlink:href="https://t.me/air_alert_ua/45271" text:style-name="Internet_20_link" text:visited-style-name="Visited_20_Internet_20_Link">
https://t.me/air_alert_ua/45271</text:a>
</text:p>
      <!--NEWS-->
      <text:h text:style-name="P10" text:outline-level="1">
<text:span text:style-name="T4">
Volynska Oblast, Ternopil, Ternopilska Oblast, Rivne, Rivnenska Oblast, Chernivetska Oblast(0...</text:span>
</text:h>
      <text:p text:style-name="P4">
Authors: liveuamap (Language: en)</text:p>
      <text:p text:style-name="P4">
Time: 2023-05-13T20:40:00</text:p>
      <text:p text:style-name="P4">
Location: Volynska Oblast (Latitude:51.16595 Longtitude:24.86735)</text:p>
      <text:p text:style-name="P4">
Videos: []</text:p>
      <text:p text:style-name="P4">
Images: []</text:p>
      <text:p text:style-name="P4">
Tags: ["Europe", "Central and Eastern Europe"]</text:p>
      <text:p text:style-name="P4">
ID: 22562664</text:p>
      <!--METADATA-->
      <text:p text:style-name="P4">
Volynska Oblast, Ternopil, Ternopilska Oblast, Rivne, Rivnenska Oblast,Chernivetska Oblast(02:40). Red Alert: aerial threat. Sirens sounding. Takecover now!</text:p>
      <text:p text:style-name="P4">
News Collection Link: <text:a xlink:type="simple" xlink:href="https://liveuamap.com/en/2023/14-may-volynska-oblast-ternopil-ternopilska-og" text:style-name="Internet_20_link" text:visited-style-name="Visited_20_Internet_20_Link">
https://liveuamap.com/en/2023/14-may-volynska-oblast-ternopil-ternopilska-og</text:a>
</text:p>
      <text:p text:style-name="P4">
Source: <text:a xlink:type="simple" xlink:href="https://t.me/air_alert_ua/45275" text:style-name="Internet_20_link" text:visited-style-name="Visited_20_Internet_20_Link">
https://t.me/air_alert_ua/45275</text:a>
</text:p>
      <!--NEWS-->
      <text:h text:style-name="P10" text:outline-level="1">
<text:span text:style-name="T4">
Lviv, Lvivska Oblast, Zakarpattia Oblast, Ivano-Frankivsk, Ivano-Frankivska Oblast(02:42). Re...</text:span>
</text:h>
      <text:p text:style-name="P4">
Authors: liveuamap (Language: en)</text:p>
      <text:p text:style-name="P4">
Time: 2023-05-13T20:43:00</text:p>
      <text:p text:style-name="P4">
Location: Lviv (Latitude:49.83943 Longtitude:24.02257)</text:p>
      <text:p text:style-name="P4">
Videos: []</text:p>
      <text:p text:style-name="P4">
Images: []</text:p>
      <text:p text:style-name="P4">
Tags: ["Europe", "Central and Eastern Europe"]</text:p>
      <text:p text:style-name="P4">
ID: 22562665</text:p>
      <!--METADATA-->
      <text:p text:style-name="P4">
Lviv, Lvivska Oblast, Zakarpattia Oblast, Ivano-Frankivsk, Ivano-FrankivskaOblast(02:42). Red Alert: aerial threat. Sirens sounding. Take cover now!</text:p>
      <text:p text:style-name="P4">
News Collection Link: <text:a xlink:type="simple" xlink:href="https://liveuamap.com/en/2023/14-may-lviv-lvivska-oblast-zakarpattia-oblastg" text:style-name="Internet_20_link" text:visited-style-name="Visited_20_Internet_20_Link">
https://liveuamap.com/en/2023/14-may-lviv-lvivska-oblast-zakarpattia-oblastg</text:a>
</text:p>
      <text:p text:style-name="P4">
Source: <text:a xlink:type="simple" xlink:href="https://t.me/air_alert_ua/45278" text:style-name="Internet_20_link" text:visited-style-name="Visited_20_Internet_20_Link">
https://t.me/air_alert_ua/45278</text:a>
</text:p>
      <!--NEWS-->
      <text:h text:style-name="P10" text:outline-level="1">
<text:span text:style-name="T4">
Donetsk Oblast(05:33). Red Alert: aerial threat. Sirens sounding. Take cover now!</text:span>
</text:h>
      <text:p text:style-name="P4">
Authors: liveuamap (Language: en)</text:p>
      <text:p text:style-name="P4">
Time: 2023-05-13T23:35:00</text:p>
      <text:p text:style-name="P4">
Location: Donetsk Oblast (Latitude:48.72648 Longtitude:37.57859)</text:p>
      <text:p text:style-name="P4">
Videos: []</text:p>
      <text:p text:style-name="P4">
Images: []</text:p>
      <text:p text:style-name="P4">
Tags: ["Europe", "Central and Eastern Europe"]</text:p>
      <text:p text:style-name="P4">
ID: 22562666</text:p>
      <!--METADATA-->
      <text:p text:style-name="P4">
Donetsk Oblast(05:33). Red Alert: aerial threat. Sirens sounding. Take covernow!</text:p>
      <text:p text:style-name="P4">
News Collection Link: <text:a xlink:type="simple" xlink:href="https://liveuamap.com/en/2023/14-may-donetsk-oblast0533-red-alert-aerial-thg" text:style-name="Internet_20_link" text:visited-style-name="Visited_20_Internet_20_Link">
https://liveuamap.com/en/2023/14-may-donetsk-oblast0533-red-alert-aerial-thg</text:a>
</text:p>
      <text:p text:style-name="P4">
Source: <text:a xlink:type="simple" xlink:href="https://t.me/air_alert_ua/45304" text:style-name="Internet_20_link" text:visited-style-name="Visited_20_Internet_20_Link">
https://t.me/air_alert_ua/45304</text:a>
</text:p>
      <!--NEWS-->
      <text:h text:style-name="P10" text:outline-level="1">
<text:span text:style-name="T4">
Коротко. Війна. День 443. Відеодайджест</text:span>
</text:h>
      <text:p text:style-name="P4">
Author: ['АРМІЯINFORM']</text:p>
      <text:p text:style-name="P4">
Time: 2023-05-13T47: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Source: <text:a xlink:type="simple" xlink:href="https://armyinform.com.ua/2023/05/13/korotko-vijna-den-443-videodajdzhest/" text:style-name="Internet_20_link" text:visited-style-name="Visited_20_Internet_20_Link">
https://armyinform.com.ua/2023/05/13/korotko-vijna-den-443-videodajdzhest/</text:a>
</text:p>
      <!--NEWS-->
      <text:h text:style-name="P10" text:outline-level="1">
<text:span text:style-name="T4">
На Аскольдовій могилі в Києві відкрили меморіальну дошку Денису Антіпову</text:span>
</text:h>
      <text:p text:style-name="P4">
Author: ['АРМІЯINFORM']</text:p>
      <text:p text:style-name="P4">
Time: 2023-05-13T48:00:00-04:00</text:p>
      <text:p text:style-name="P4">
Description: Біля Церкви святого Миколая, що на Аскольдовій могилі у Києві, урочисто відкри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o1a9746-scaled.jpg" text:style-name="Internet_20_link" text:visited-style-name="Visited_20_Internet_20_Link">
bo1a9746-scaled.jpg</text:a>
', '<text:a xlink:type="simple" xlink:href="https://armyinform.com.ua/wp-content/uploads/2023/05/bo1a9735-scaled.jpg" text:style-name="Internet_20_link" text:visited-style-name="Visited_20_Internet_20_Link">
bo1a9735-scaled.jpg</text:a>
', '<text:a xlink:type="simple" xlink:href="https://armyinform.com.ua/wp-content/uploads/2023/05/bo1a9729-scaled.jpg" text:style-name="Internet_20_link" text:visited-style-name="Visited_20_Internet_20_Link">
bo1a9729-scaled.jpg</text:a>
']</text:p>
      <text:p text:style-name="P4">
Tags: ['МІНІСТЕРСТВО У СПРАВАХ ВЕТЕРАНІВ УКРАЇНИ']</text:p>
      <text:p text:style-name="P4">
Category: News</text:p>
      <!--METADATA-->
      <text:p text:style-name="P4">
<draw:frame draw:style-name="fr1" draw:name="Image2" text:anchor-type="as-char" svg:width="6.9236in" svg:height="4.615733in" draw:z-index="0">
<draw:image xlink:href="../Images/AРМІЯINFORM/2023-05-13T48-00-00-04-00/bo1a9746-scaled.jpg" xlink:type="simple" xlink:show="embed" xlink:actuate="onLoad" draw:mime-type="image/jpeg"/>
</draw:frame>
</text:p>
      <text:p text:style-name="P4">
Біля Церкви святого Миколая, що на Аскольдовій могилі у Києві, урочистовідкрито меморіальну дошку Денису Антіпову — українському захиснику,лейтенанту 95 бригади, викладачу КНУ, знавцю корейської мови, активномуучаснику Революції гідності, ветерану і добровольцю російсько-українськоївійни. Він загинув минулого року поблизу села Довгеньке Ізюмського районуХарківської області, визволяючи рідну країну від окупантів.</text:p>
      <text:p text:style-name="P4">
Про це йдеться в <text:a xlink:type="simple" xlink:href="https://mva.gov.ua/ua/news/pershij-zastupnik-ministra-oleksandr-porhun-vzyav-uchast-u-vidkritti-memorialnoyi-doshki-ukrayinskomu-zahisniku-denisu-antipovu" text:style-name="Internet_20_link" text:visited-style-name="Visited_20_Internet_20_Link">
повідомленні</text:a>
 Міністерства у справах ветеранівУкраїни.</text:p>
      <text:p text:style-name="P4">
Участь у заході взяли перший заступник міністра у справах України ОлександрПорхун, заступник міністра оборони України Віталій Дейнега, Надзвичайний іПовноважний Посол Республіки Корея в Україні Кім Хьонг Те, представники ОфісуПрезидента України і Парламенту, ветеранської спільноти, викладачі і науковціКиївського національного університету імені Тараса Шевченка, представникидуховенства.</text:p>
      <text:p text:style-name="P4">
<draw:frame draw:style-name="fr1" draw:name="Image3" text:anchor-type="as-char" svg:width="6.9236in" svg:height="4.615733in" draw:z-index="0">
<draw:image xlink:href="../Images/AРМІЯINFORM/2023-05-13T48-00-00-04-00/bo1a9735-scaled.jpg" xlink:type="simple" xlink:show="embed" xlink:actuate="onLoad" draw:mime-type="image/jpeg"/>
</draw:frame>
</text:p>
      <text:p text:style-name="P4">
«Українські добровольці — справжній взірець патріотизму та любові до рідноїземлі. У 2014 році сотні тисяч чоловіків та жінок мирних професій взяли до рукзброю, щоб дати відсіч російському агресору. Один з них був і Денис Антіпов —справжній Герой, цвіт української нації. Завдяки таким Воїнам ми вистояли й уперші дні повномасштабного російського вторгнення. Дякую справжнім за силу,волю, гідність, віру в Україну та в нашу перемогу», — сказав у своїй промовіОлександр Порхун під час відкриття меморіальної дошки Захиснику.</text:p>
      <text:p text:style-name="P4">
Денис Антіпов до війни був фаховим дослідником та перекладачем корейськоїмови, працював асистентом на кафедрі мов і літератур Далекого Сходу таПівденно-Східної Азії Навчально-наукового інституту філології, працював надкандидатською дисертацією.</text:p>
      <text:p text:style-name="P4">
<draw:frame draw:style-name="fr1" draw:name="Image4" text:anchor-type="as-char" svg:width="6.9236in" svg:height="4.615733in" draw:z-index="0">
<draw:image xlink:href="../Images/AРМІЯINFORM/2023-05-13T48-00-00-04-00/bo1a9729-scaled.jpg" xlink:type="simple" xlink:show="embed" xlink:actuate="onLoad" draw:mime-type="image/jpeg"/>
</draw:frame>
</text:p>
      <text:p text:style-name="P4">
З початком російсько-української війни у 2014 році пішов до військкоматудобровольцем. Здійснював аеророзвідку біля Донецького аеропорту, наСвітлодарській дузі, під Попасною, в Авдіївській промзоні та інших місцях. У2016 році повернувся з війни командиром взводу аеророзвідки батальйону.</text:p>
      <text:p text:style-name="P4">
У мирному житті Денис розвивав власну ветеранську справу, зокрема, запустивмагазин з виготовлення різноманітної сувенірної продукції UA GIFTS. Створивплатформу для того, щоб інші ветерани теж могли продавати свою продукцію найого сайті. Під час епідемії коронавірусу на волонтерських засадах запустиввиробництво захисних щитків для всіх охочих за собівартістю.</text:p>
      <text:p text:style-name="P4">
Після широкомасштабної агресії росії Денис Антіпов повернувся до лав 95-їокремої десантно-штурмової бригади. Неодноразово був поранений, під часлікування у госпіталі давав інтерв’ю зарубіжним телеканалам, розповідаючи проте, що відбувається в Україні.</text:p>
      <text:p text:style-name="P4">
Прощалися із Денисом Антіповим у Києві 18 травня 2022 року у церкві св.Миколая Чудотворця на Аскольдовій могилі. Похований у родинному селі ХотимирІвано-Франківської області.</text:p>
      <text:p text:style-name="P4">
Source: <text:a xlink:type="simple" xlink:href="https://armyinform.com.ua/2023/05/13/na-askoldovij-mogyli-u-kyyevi-vidkryly-memorialnu-doshku-denysu-antipovu/" text:style-name="Internet_20_link" text:visited-style-name="Visited_20_Internet_20_Link">
https://armyinform.com.ua/2023/05/13/na-askoldovij-mogyli-u-kyyevi-vidkryly-memorialnu-doshku-denysu-antipovu/</text:a>
</text:p>
      <!--NEWS-->
      <text:h text:style-name="P10" text:outline-level="1">
<text:span text:style-name="T4">
Викрито чергових колаборантів, які прислуговували загарбникам — ДБР</text:span>
</text:h>
      <text:p text:style-name="P4">
Author: ['АРМІЯINFORM']</text:p>
      <text:p text:style-name="P4">
Time: 2023-05-13T49:00:00-04:00</text:p>
      <text:p text:style-name="P4">
Description: ДБР продовжує викривати та притягувати до відповідальності зрадників та колаборантів,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br-ilyustratyvne-foto.jpg" text:style-name="Internet_20_link" text:visited-style-name="Visited_20_Internet_20_Link">
dbr-ilyustratyvne-foto.jpg</text:a>
', '<text:a xlink:type="simple" xlink:href="https://armyinform.com.ua/wp-content/uploads/2023/05/dbr-povidomilo-pro-pidozru-dezertiru.jpeg" text:style-name="Internet_20_link" text:visited-style-name="Visited_20_Internet_20_Link">
dbr-povidomilo-pro-pidozru-dezertiru.jpeg</text:a>
', '<text:a xlink:type="simple" xlink:href="https://armyinform.com.ua/wp-content/uploads/2023/05/pered-sudom-postane-majster-lisu-yakij-pracyuvav-na-voroga-pid-chas-okupacii1.jpeg" text:style-name="Internet_20_link" text:visited-style-name="Visited_20_Internet_20_Link">
pered-sudom-postane-majster-lisu-yakij-pracyuvav-na-voroga-pid-chas-okupacii1.jpeg</text:a>
']</text:p>
      <text:p text:style-name="P4">
Tags: ['ДЕРЖАВНЕ БЮРО РОЗСЛІДУВАНЬ', 'КОЛАБОРАНТИ']</text:p>
      <text:p text:style-name="P4">
Category: News</text:p>
      <!--METADATA-->
      <text:p text:style-name="P4">
<draw:frame draw:style-name="fr1" draw:name="Image5" text:anchor-type="as-char" svg:width="6.9236in" svg:height="4.613378in" draw:z-index="0">
<draw:image xlink:href="../Images/AРМІЯINFORM/2023-05-13T49-00-00-04-00/dbr-ilyustratyvne-foto.jpg" xlink:type="simple" xlink:show="embed" xlink:actuate="onLoad" draw:mime-type="image/jpeg"/>
</draw:frame>
 Державне бюро розслідувань. Ілюстративне фото</text:p>
      <text:p text:style-name="P4">
<text:span text:style-name="T4">
ДБР продовжує викривати та притягувати до відповідальності зрадників таколаборантів, які під час широкомасштабної агресії російської федерації пішлина співпрацю із загарбниками.</text:span>
</text:p>
      <text:p text:style-name="P4">
Працівники ДБР завершили досудове розслідування стосовно працівника лісовоїгалузі, який забезпечував окупантів деревиною. Обвинувальний акт направлено досуду, <text:a xlink:type="simple" xlink:href="https://dbr.gov.ua/news/dbr-vikrilo-chergovih-kolaborantiv-yaki-prisluzhuvali-zagarbnikam-pid-chas-timchasovoi-okupacii-harkivshhini-ta-luganshhini.-odin-z-nih-postane-pered-sudom" text:style-name="Internet_20_link" text:visited-style-name="Visited_20_Internet_20_Link">
повідомляє</text:a>
 Державне бюро розслідувань.</text:p>
      <text:p text:style-name="P4">
Після захоплення окупантами селища Борова Ізюмського району старший майстерлісу Борівського лісництва добровільно пішов на співпрацю з ворогом. Вінобійняв посаду у створеному загарбниками «боровскому лісництві».</text:p>
      <text:p text:style-name="P4">
На новій «посаді» фігурант виконував організаційно-розпорядчі функції,забезпечував окупантів матеріально-технічною базою, стежив за пожежноюбезпекою. Після звільнення селища колаборант був затриманий.</text:p>
      <text:p text:style-name="P4">
<draw:frame draw:style-name="fr1" draw:name="Image6" text:anchor-type="as-char" svg:width="6.9236in" svg:height="4.32725in" draw:z-index="0">
<draw:image xlink:href="../Images/AРМІЯINFORM/2023-05-13T49-00-00-04-00/dbr-povidomilo-pro-pidozru-dezertiru.jpeg" xlink:type="simple" xlink:show="embed" xlink:actuate="onLoad" draw:mime-type="image/jpeg"/>
</draw:frame>
</text:p>
      <text:p text:style-name="P4">
Старший майстер лісу обвинувачується у добровільному зайнятті посади унезаконних органах влади на тимчасово окупованих територіях (ч. 5 ст. 111-1 ККУкраїни). Санкція статті передбачає покарання у вигляді позбавлення волі настрок до 10 років.</text:p>
      <text:p text:style-name="P4">
Також працівники ДБР заочно повідомили про підозру зраднику, який пішовпрацювати у створену окупантами в’язницю. Одразу після початку російськогоповномасштабного вторгнення він не з’явився на місце служби у ВовчанськуХарківської області та залишився чекати ворога за місцем свого проживання уселищі Дворічна.</text:p>
      <text:p text:style-name="P4">
Коли у селище зайшли окупанти, зрадник добровільно пішов до них працювати таотримав посаду «виконуючого обов’язки міліціонера» в окупаційній в’язниці, якуросіяни створили у Дворічній. За вказівкою окупантів він приймав та охоронявзатриманих громадян, забезпечував їх конвоювання.</text:p>
      <text:p text:style-name="P4">
<draw:frame draw:style-name="fr1" draw:name="Image7" text:anchor-type="as-char" svg:width="6.9236in" svg:height="4.32725in" draw:z-index="0">
<draw:image xlink:href="../Images/AРМІЯINFORM/2023-05-13T49-00-00-04-00/pered-sudom-postane-majster-lisu-yakij-pracyuvav-na-voroga-pid-chas-okupacii1.jpeg" xlink:type="simple" xlink:show="embed" xlink:actuate="onLoad" draw:mime-type="image/jpeg"/>
</draw:frame>
</text:p>
      <text:p text:style-name="P4">
Фігурант втік разом з окупантами до рф після звільнення Харківської області.Він підозрюється у колабораційній діяльності та дезертирстві (ч. 7 ст. 111-1,ч. 4 ст. 408 КК України). Санкція статей передбачає покарання у виглядіпозбавлення волі на строк до 15 років. Підозру у колабораційні діяльностіповідомлено ще двом колишнім правоохоронцям з Луганської області.</text:p>
      <text:p text:style-name="P4">
Встановлено, що влітку 2022 року зрадники після захоплення містечка одразуотримали пропозицію обійняти посади у Бєлокуракінській місцевій міліції. Окрімфункцій з «захисту порядку» колаборанти брали участь у проросійськійпропаганді. Вони періодично з’являлись в інформаційних відеороликах на сайтітак званого «мвд» луганських терористів з пропагандистськими лозунгами тавикривленою інформацією про Збройні сили Україні.</text:p>
      <text:p text:style-name="P4">
Зловмисників підозрюють у колабораціонізмі — добровільному зайнятті посад внезаконних правоохоронних органах, створених на тимчасово окупованій території— ч. 7 ст. 111-1 КК України. Санкція статті передбачає позбавлення волістроком до 15 років з конфіскацією майна.</text:p>
      <text:p text:style-name="P4">
Source: <text:a xlink:type="simple" xlink:href="https://armyinform.com.ua/2023/05/13/vykryto-chergovyh-kolaborantiv-yaki-prysluzhuvaly-zagarbnykam-dbr/" text:style-name="Internet_20_link" text:visited-style-name="Visited_20_Internet_20_Link">
https://armyinform.com.ua/2023/05/13/vykryto-chergovyh-kolaborantiv-yaki-prysluzhuvaly-zagarbnykam-dbr/</text:a>
</text:p>
      <!--NEWS-->
      <text:h text:style-name="P10" text:outline-level="1">
<text:span text:style-name="T4">
Уряд підтримав постанову про першочергові кроки після деокупації Донеччини та Луганщини</text:span>
</text:h>
      <text:p text:style-name="P4">
Author: ['АРМІЯINFORM']</text:p>
      <text:p text:style-name="P4">
Time: 2023-05-13T50:00:00-04:00</text:p>
      <text:p text:style-name="P4">
Description: Кабінет Міністрів України схвалив постанову «Про підготовку до дій із стабіл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uryad-ukrayiny.jpg" text:style-name="Internet_20_link" text:visited-style-name="Visited_20_Internet_20_Link">
uryad-ukrayiny.jpg</text:a>
']</text:p>
      <text:p text:style-name="P4">
Tags: ['КАБІНЕТ МІНІСТРІВ УКРАЇНИ', 'МІНРЕІНТЕГРАЦІЇ']</text:p>
      <text:p text:style-name="P4">
Category: News</text:p>
      <!--METADATA-->
      <text:p text:style-name="P4">
<draw:frame draw:style-name="fr1" draw:name="Image8" text:anchor-type="as-char" svg:width="6.9236in" svg:height="4.570658in" draw:z-index="0">
<draw:image xlink:href="../Images/AРМІЯINFORM/2023-05-13T50-00-00-04-00/uryad-ukrayiny.jpg" xlink:type="simple" xlink:show="embed" xlink:actuate="onLoad" draw:mime-type="image/jpeg"/>
</draw:frame>
Будівля Кабінету Міністрів. Фото: Daniel Haußmann / Вікіпедія</text:p>
      <text:p text:style-name="P4">
Кабінет Міністрів України схвалив постанову «Про підготовку до дій ізстабілізації ситуації на деокупованих територіях Донецької і Луганськоїобластей та їх реінтеграції».</text:p>
      <text:p text:style-name="P4">
Про йдеться у <text:a xlink:type="simple" xlink:href="https://www.kmu.gov.ua/news/uriad-pidtrymav-postanovu-minreintehratsii-shchodo-pershocherhovykh-krokiv-zi-stabilizatsii-ta-reintehratsii-donetskoi-ta-luhanskoi-oblastei" text:style-name="Internet_20_link" text:visited-style-name="Visited_20_Internet_20_Link">
повідомленні</text:a>
 Урядового порталу.</text:p>
      <text:p text:style-name="P4">
Згідно з документом, при Донецькій і Луганській ОВА утворюються координаційніоргани з метою підготовки до дій одразу після деокупації тимчасово окупованихтериторій. Йдеться про розробку детальних планів дій, формування кадровогорезерву та матеріально-технічних запасів.</text:p>
      <text:p text:style-name="P4">
Основними напрямами підготовки є:</text:p>
      <ul>
        <li>
Безпека;  * Відновлення органів державної влади;  * Гуманітарне реагування;  * Відновлення інфраструктури;  * Медичне реагування і психологічна підтримка;  * Соціальний захист;  * Економіка;  * Інформаційна політика;  * Освіта.</li>
      </ul>
      <text:p text:style-name="P4">
Відповідні плани будуть затверджуватися за погодженням із Координаційнимштабом з питань деокупованих територій.</text:p>
      <text:p text:style-name="P4">
Source: <text:a xlink:type="simple" xlink:href="https://armyinform.com.ua/2023/05/13/uryad-pidtrymav-postanovu-minreintegracziyi-shhodo-pershochergovyh-krokiv-zi-stabilizacziyi-ta-reintegracziyi-doneczkoyi-ta-luganskoyi-oblastej/" text:style-name="Internet_20_link" text:visited-style-name="Visited_20_Internet_20_Link">
https://armyinform.com.ua/2023/05/13/uryad-pidtrymav-postanovu-minreintegracziyi-shhodo-pershochergovyh-krokiv-zi-stabilizacziyi-ta-reintegracziyi-doneczkoyi-ta-luganskoyi-oblastej/</text:a>
</text:p>
      <!--NEWS-->
      <text:h text:style-name="P10" text:outline-level="1">
<text:span text:style-name="T4">
Спецпризначенці СБУ дроном «демобілізували» окупантів</text:span>
</text:h>
      <text:p text:style-name="P4">
Author: ['АРМІЯINFORM']</text:p>
      <text:p text:style-name="P4">
Time: 2023-05-13T51:00:00-04:00</text:p>
      <text:p text:style-name="P4">
Description: Спецпризначенці СБУ влаштували «небесну кару» окупантам за допомогою FPV-дронів.    Віде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STOPRUSSIA', 'АГРЕСІЯ РФ', 'ВТОРГНЕННЯ РФ', 'СБУ']</text:p>
      <text:p text:style-name="P4">
Category: News</text:p>
      <!--METADATA-->
      <text:p text:style-name="P4">
<draw:frame draw:style-name="fr1" draw:name="Image9" text:anchor-type="as-char" svg:width="6.9236in" svg:height="3.952222in" draw:z-index="0">
<draw:image xlink:href="../ConvertedIMGs/AРМІЯINFORM/2023-05-13T51-00-00-04-00/i75_articleimage_203629.png" xlink:type="simple" xlink:show="embed" xlink:actuate="onLoad" draw:mime-type="image/png"/>
</draw:frame>
 Ілюстративне фото</text:p>
      <text:p text:style-name="P4">
Спецпризначенці СБУ влаштували «небесну кару» окупантам за допомогою FPV-дронів.</text:p>
      <text:p text:style-name="P4">
Відео<text:a xlink:type="simple" xlink:href="https://www.facebook.com/SecurSerUkraine/videos/958475935306686/" text:style-name="Internet_20_link" text:visited-style-name="Visited_20_Internet_20_Link">
оприлюднили</text:a>
на сторінці Служби безпеки України в мережі Facebook.</text:p>
      <text:p text:style-name="P4">
«Наші бійці працюють на найгарячіших напрямках, щодня відправляючи російськихзагарбників разом з їхньою військовою технікою на „концерти Кобзона“. Цьогоразу було вражено: бронеавтомобіль „Тигр“ разом з екіпажем, „Град“, два„Камази“, ПТРК та живу силу противника», — йдеться у повідомленні.</text:p>
      <text:p text:style-name="P4">
Source: <text:a xlink:type="simple" xlink:href="https://armyinform.com.ua/2023/05/13/speczpryznachenczi-sbu-dronom-demobilizuvaly-okupantiv/" text:style-name="Internet_20_link" text:visited-style-name="Visited_20_Internet_20_Link">
https://armyinform.com.ua/2023/05/13/speczpryznachenczi-sbu-dronom-demobilizuvaly-okupantiv/</text:a>
</text:p>
      <!--NEWS-->
      <text:h text:style-name="P10" text:outline-level="1">
<text:span text:style-name="T4">
Мінсоцполітики посилило підтримку фахівців, які надають допомогу сім’ям загиблих військовослужбовців</text:span>
</text:h>
      <text:p text:style-name="P4">
Author: ['АРМІЯINFORM']</text:p>
      <text:p text:style-name="P4">
Time: 2023-05-13T52:00:00-04:00</text:p>
      <text:p text:style-name="P4">
Description: Міністерство соціальної політики України у партнерстві з благодійною організац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oczpidtrymka.jpg" text:style-name="Internet_20_link" text:visited-style-name="Visited_20_Internet_20_Link">
soczpidtrymka.jpg</text:a>
']</text:p>
      <text:p text:style-name="P4">
Tags: ['МІНІСТЕРСТВО СОЦІАЛЬНОЇ ПОЛІТИКИ УКРАЇНИ', 'СОЦІАЛЬНИЙ ЗАХИСТ']</text:p>
      <text:p text:style-name="P4">
Category: News</text:p>
      <!--METADATA-->
      <text:p text:style-name="P4">
<draw:frame draw:style-name="fr1" draw:name="Image10" text:anchor-type="as-char" svg:width="6.9236in" svg:height="3.894525in" draw:z-index="0">
<draw:image xlink:href="../Images/AРМІЯINFORM/2023-05-13T52-00-00-04-00/soczpidtrymka.jpg" xlink:type="simple" xlink:show="embed" xlink:actuate="onLoad" draw:mime-type="image/jpeg"/>
</draw:frame>
</text:p>
      <text:p text:style-name="P4">
Міністерство соціальної політики України у партнерстві з благодійноюорганізацією «Благодійний фонд „ТАПС“» з 1 травня 2023 року організували ряднавчальних семінарів для надавачів соціальних послуг по роботі з родинамизагиблих Захисників і Захисниць України,<text:a xlink:type="simple" xlink:href="https://www.kmu.gov.ua/news/minsotspolityky-posyliuie-pidtrymku-spetsialistiv-iaki-nadaiut-sotsialni-posluhy-simiam-zahyblykh-zakhysnykiv-i-zakhysnyts-ukrainy" text:style-name="Internet_20_link" text:visited-style-name="Visited_20_Internet_20_Link">
повідомляє</text:a>
 Урядовий портал.</text:p>
      <text:p text:style-name="P4">
«Наразі фахівці спеціалізованих служб мають надзвичайне навантаження черезповномасштабну війну. Соціальні працівники, які надають допомогу людям такожпотребують підтримки. Ми робимо усе можливе, аби ці спеціалісти зберігалистійкість в робочих процесах, й надавали якісну допомогу тим, хто цьогопотребує», — підкреслила заступник Міністра соціальної політики України УлянаТокарєва.</text:p>
      <text:p text:style-name="P4">
Заняття спрямовані на психологічну підтримку спеціалістів, які надаютьсоціальні послуги членам родин загиблих Захисників і Захисниць України,розвиток їх професійних навичок та вмінь у сфері комунікації, самодопомоги таемоційної саморегуляції, опори на власний досвід та ресурси.</text:p>
      <text:p text:style-name="P4">
Учасники самостійно опрацьовують надані методичні матеріали, а потімвідвідують онлайн семінари. Під час занять фахівці діляться своїм досвідомнадання послуг сім’ям загиблих (померлих) військовослужбовців, опрацьовуютьразом із психологом практичні вправи, зокрема, спрямовані на побудову якісноїкомунікації, формування навичок емоційної саморегуляції та підтримки фізичногота ментального здоров’я, вміння набувати психологічну рівновагу тощо.</text:p>
      <text:p text:style-name="P4">
Протягом першого тижня до навчання долучились фахівці з Чернігівської,Чернівецької, Миколаївської областей. У межах цієї ініціативи плануєтьсяохопити заняттями понад 1 000 спеціалістів.</text:p>
      <text:p text:style-name="P4">
Задля активного розвитку громадянського суспільства, конституційних принципівта цінностей, держава покладає на себе зобов’язання забезпечити гідну системупідтримки соціальних працівників для надання кваліфікованої допомоги сім’ямзагиблих Захисників і Захисниць України.</text:p>
      <text:p text:style-name="P4">
Source: <text:a xlink:type="simple" xlink:href="https://armyinform.com.ua/2023/05/13/minsoczpolityky-posylyuye-pidtrymku-speczialistiv-yaki-nadayut-soczialni-poslugy-simyam-zagyblyh-zahysnykiv-i-zahysnycz-ukrayiny/" text:style-name="Internet_20_link" text:visited-style-name="Visited_20_Internet_20_Link">
https://armyinform.com.ua/2023/05/13/minsoczpolityky-posylyuye-pidtrymku-speczialistiv-yaki-nadayut-soczialni-poslugy-simyam-zagyblyh-zahysnykiv-i-zahysnycz-ukrayiny/</text:a>
</text:p>
      <!--NEWS-->
      <text:h text:style-name="P10" text:outline-level="1">
<text:span text:style-name="T4">
Завершено розслідування щодо «заступника генпрокурора» окупантів на Луганщині — ДБР</text:span>
</text:h>
      <text:p text:style-name="P4">
Author: ['АРМІЯINFORM']</text:p>
      <text:p text:style-name="P4">
Time: 2023-05-13T53:00:00-04:00</text:p>
      <text:p text:style-name="P4">
Description: Працівники ДБР завершили досудове розслідування стосовно колишнього правоохоронц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naruchnyk.jpg" text:style-name="Internet_20_link" text:visited-style-name="Visited_20_Internet_20_Link">
naruchnyk.jpg</text:a>
']</text:p>
      <text:p text:style-name="P4">
Tags: ['ДЕРЖАВНЕ БЮРО РОЗСЛІДУВАНЬ']</text:p>
      <text:p text:style-name="P4">
Category: News</text:p>
      <!--METADATA-->
      <text:p text:style-name="P4">
<draw:frame draw:style-name="fr1" draw:name="Image11" text:anchor-type="as-char" svg:width="6.9236in" svg:height="4.075033in" draw:z-index="0">
<draw:image xlink:href="../Images/AРМІЯINFORM/2023-05-13T53-00-00-04-00/naruchnyk.jpg" xlink:type="simple" xlink:show="embed" xlink:actuate="onLoad" draw:mime-type="image/jpeg"/>
</draw:frame>
</text:p>
      <text:p text:style-name="P4">
Працівники ДБР завершили досудове розслідування стосовно колишньогоправоохоронця з Луганська, який працює на окупантів так званим заступникомгенерального прокурора. Обвинувальний акт направлено до суду,<text:a xlink:type="simple" xlink:href="https://dbr.gov.ua/news/dbr-zavershilo-rozsliduvannya-shhodo-tak-zvanogo-zastupnika-genprokurora-okupantiv-na-luganshhini" text:style-name="Internet_20_link" text:visited-style-name="Visited_20_Internet_20_Link">
повідомляє</text:a>
 Державне бюророзслідувань.</text:p>
      <text:p text:style-name="P4">
У правоохоронному органі повідомляють, що у 2020 році фігурант самостійнопішов працювати на загарбників і отримав фейкову посаду в окупаційнійпрокуратурі на тимчасово окупованих територіях Луганщини.</text:p>
      <text:p text:style-name="P4">
«Він виконує вказівки загарбників, бере участь у спільних заходах ізпредставниками російської федерації та терористичної організації на тимчасовоокупованих територіях України», — йдеться у повідомленні.</text:p>
      <text:p text:style-name="P4">
Колишній правоохоронець обвинувачується у діях, що спрямовані на насильницькузміну влади чи повалення конституційного ладу, посяганні на територіальнуцілісність України (ч. 1 ст. 109, ч. 2 ст. 110 КК України). Санкція статтіпередбачає покарання у вигляді позбавлення волі до 10 років з конфіскацієюмайна.</text:p>
      <text:p text:style-name="P4">
Source: <text:a xlink:type="simple" xlink:href="https://armyinform.com.ua/2023/05/13/zaversheno-rozsliduvannya-shhodo-tak-zvanogo-zastupnyka-genprokurora-okupantiv-na-luganshhyni-dbr/" text:style-name="Internet_20_link" text:visited-style-name="Visited_20_Internet_20_Link">
https://armyinform.com.ua/2023/05/13/zaversheno-rozsliduvannya-shhodo-tak-zvanogo-zastupnyka-genprokurora-okupantiv-na-luganshhyni-dbr/</text:a>
</text:p>
      <!--NEWS-->
      <text:h text:style-name="P10" text:outline-level="1">
<text:span text:style-name="T4">
Наші захисники протягом доби збили 22 ворожі БПЛА</text:span>
</text:h>
      <text:p text:style-name="P4">
Author: ['АРМІЯINFORM']</text:p>
      <text:p text:style-name="P4">
Time: 2023-05-13T54:00:00-04:00</text:p>
      <text:p text:style-name="P4">
Description: Авіація Сил оборони за минулу добу завдала 12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bpla.png" text:style-name="Internet_20_link" text:visited-style-name="Visited_20_Internet_20_Link">
bpla.png</text:a>
']</text:p>
      <text:p text:style-name="P4">
Tags: ['STOPRUSSIA', 'АГРЕСІЯ РФ', 'ВІЙНА', 'ВТОРГНЕННЯ РФ', 'ГЕНЕРАЛЬНИЙ ШТАБ ЗС УКРАЇНИ', 'ХРОНІКА ОБОРОНИ']</text:p>
      <text:p text:style-name="P4">
Category: News</text:p>
      <!--METADATA-->
      <text:p text:style-name="P4">
<draw:frame draw:style-name="fr1" draw:name="Image12" text:anchor-type="as-char" svg:width="6.9236in" svg:height="4.587285in" draw:z-index="0">
<draw:image xlink:href="../Images/AРМІЯINFORM/2023-05-13T54-00-00-04-00/bpla.png" xlink:type="simple" xlink:show="embed" xlink:actuate="onLoad" draw:mime-type="image/png"/>
</draw:frame>
 <text:span text:style-name="T4">
🔥Ситуація щодо російського вторгнення</text:span>
</text:p>
      <text:p text:style-name="P4">
Авіація Сил оборони за минулу добу завдала 12 ударів по районах зосередженняособового складу та військової техніки, а також 5 ударів по зенітно-ракетнихкомплексах противника,<text:a xlink:type="simple" xlink:href="https://www.facebook.com/GeneralStaff.ua/posts/pfbid0QzACdCpAhh4tCfGvNrnQjXZ14W2N42TGLAhHwiZjSC2hwhH6idCybVpdeMFKkwuVl" text:style-name="Internet_20_link" text:visited-style-name="Visited_20_Internet_20_Link">
повідомляє</text:a>
Генеральний штаб ЗС України.</text:p>
      <text:p text:style-name="P4">
Також у повідомленні йдеться, що протягом минулої доби наші захисники збили 22ворожі БПЛА різних типів.</text:p>
      <text:p text:style-name="P4">
У Генштабі ЗС України зазначають, що інформація щодо втрат ворога постійноуточнюється.</text:p>
      <text:p text:style-name="P4">
Source: <text:a xlink:type="simple" xlink:href="https://armyinform.com.ua/2023/05/13/nasha-aviacziya-protyagom-doby-zavdala-12-udariv-po-vorogu/" text:style-name="Internet_20_link" text:visited-style-name="Visited_20_Internet_20_Link">
https://armyinform.com.ua/2023/05/13/nasha-aviacziya-protyagom-doby-zavdala-12-udariv-po-vorogu/</text:a>
</text:p>
      <!--NEWS-->
      <text:h text:style-name="P10" text:outline-level="1">
<text:span text:style-name="T4">
Підрозділи ракетних військ і артилерії вразили 7 артилерійських підрозділів ворога</text:span>
</text:h>
      <text:p text:style-name="P4">
Author: ['АРМІЯINFORM']</text:p>
      <text:p text:style-name="P4">
Time: 2023-05-13T55:00:00-04:00</text:p>
      <text:p text:style-name="P4">
Description: Підрозділи ракетних військ і артилерії Сил оборони України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ІЙНА', 'ВТОРГНЕННЯ РФ', 'ВТРАТИ ВОРОГА', 'ГЕНЕРАЛЬНИЙ ШТАБ ЗС УКРАЇНИ', 'ОПЕРАТИВНА ІНФОРМАЦІЯ']</text:p>
      <text:p text:style-name="P4">
Category: News</text:p>
      <!--METADATA-->
      <text:p text:style-name="P4">
<draw:frame draw:style-name="fr1" draw:name="Image13" text:anchor-type="as-char" svg:width="6.9236in" svg:height="3.80798in" draw:z-index="0">
<draw:image xlink:href="../Images/AРМІЯINFORM/2023-05-13T55-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Підрозділи ракетних військ і артилерії Сил оборони України протягом минулоїдоби уразили 2 пункти управління, 3 райони зосередження живої сили, 7артилерійських підрозділів ворога на вогневих позиціях.</text:p>
      <text:p text:style-name="P4">
Про це<text:a xlink:type="simple" xlink:href="https://www.facebook.com/GeneralStaff.ua/posts/pfbid0QzACdCpAhh4tCfGvNrnQjXZ14W2N42TGLAhHwiZjSC2hwhH6idCybVpdeMFKkwuVl" text:style-name="Internet_20_link" text:visited-style-name="Visited_20_Internet_20_Link">
йдеться</text:a>
в оперативній інформації Генерального штабу ЗС України.</text:p>
      <text:p text:style-name="P4">
Крім того, у Генштабі додають, що захисники України знищили склад боєприпасів,а також 2 станції радіоелектронної боротьби ворога.</text:p>
      <text:p text:style-name="P4">
Source: <text:a xlink:type="simple" xlink:href="https://armyinform.com.ua/2023/05/13/pidrozdily-raketnyh-vijsk-i-artyleriyi-urazyly-7-artylerijskyh-pidrozdiliv-voroga/" text:style-name="Internet_20_link" text:visited-style-name="Visited_20_Internet_20_Link">
https://armyinform.com.ua/2023/05/13/pidrozdily-raketnyh-vijsk-i-artyleriyi-urazyly-7-artylerijskyh-pidrozdiliv-voroga/</text:a>
</text:p>
      <!--NEWS-->
      <text:h text:style-name="P10" text:outline-level="1">
<text:span text:style-name="T4">
Протягом минулої доби ворог завдав 7 ракетних та 49 авіаційних ударів</text:span>
</text:h>
      <text:p text:style-name="P4">
Author: ['АРМІЯINFORM']</text:p>
      <text:p text:style-name="P4">
Time: 2023-05-13T56:00:00-04:00</text:p>
      <text:p text:style-name="P4">
Description: war]    Російська федерація не відмовляється від планів щодо окупації нашої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14" text:anchor-type="as-char" svg:width="6.9236in" svg:height="3.893007in" draw:z-index="0">
<draw:image xlink:href="../Images/AРМІЯINFORM/2023-05-13T56-00-00-04-00/2022-10-18-raketnyj-obstril-zhytomyra.jpg" xlink:type="simple" xlink:show="embed" xlink:actuate="onLoad" draw:mime-type="image/jpeg"/>
</draw:frame>
 Ілюстративне фото</text:p>
      <text:p text:style-name="P4">
war]</text:p>
      <text:p text:style-name="P4">
Російська федерація не відмовляється від планів щодо окупації нашої території,продовжує вести загарбницьку війну. Противник не припиняє завдавати ударів,здійснювати обстріли не лише військових, а й цивільних об’єктів.</text:p>
      <text:p text:style-name="P4">
Про це йдеться в<text:a xlink:type="simple" xlink:href="https://www.facebook.com/GeneralStaff.ua/posts/pfbid0QzACdCpAhh4tCfGvNrnQjXZ14W2N42TGLAhHwiZjSC2hwhH6idCybVpdeMFKkwuVl" text:style-name="Internet_20_link" text:visited-style-name="Visited_20_Internet_20_Link">
повідомленні</text:a>
Генерального штабу ЗС України.</text:p>
      <text:p text:style-name="P4">
«Протягом минулої доби противник завдав 7 ракетних та 49 авіаційних ударів,здійснив 81 обстрілів з реактивних систем залпового вогню.</text:p>
      <text:p text:style-name="P4">
Для завдання ракетних ударів по Краматорську, Дружківці та Запоріжжю противниквчергове використав ЗРК С-300», — зазначено у повідомленні Генштабу.</text:p>
      <text:p text:style-name="P4">
Source: <text:a xlink:type="simple" xlink:href="https://armyinform.com.ua/2023/05/13/protyagom-mynuloyi-doby-vorog-zavdav-7-raketnyh-ta-49-aviaczijnyh-udariv/" text:style-name="Internet_20_link" text:visited-style-name="Visited_20_Internet_20_Link">
https://armyinform.com.ua/2023/05/13/protyagom-mynuloyi-doby-vorog-zavdav-7-raketnyh-ta-49-aviaczijnyh-udariv/</text:a>
</text:p>
      <!--NEWS-->
      <text:h text:style-name="P10" text:outline-level="1">
<text:span text:style-name="T4">
«Вони або переговорами будуть закінчувати, або, дійсно, ядерною зброєю» — ГУР перехоплення</text:span>
</text:h>
      <text:p text:style-name="P4">
Author: ['АРМІЯINFORM']</text:p>
      <text:p text:style-name="P4">
Time: 2023-05-13T57:00:00-04:00</text:p>
      <text:p text:style-name="P4">
Description: Про це далі у перехопленні Головного управління розвідки МОУ.    Військовослужбовец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15" text:anchor-type="as-char" svg:width="6.9236in" svg:height="3.894525in" draw:z-index="0">
<draw:image xlink:href="../Images/AРМІЯINFORM/2023-05-13T57-00-00-04-00/gurperehoplennya.jpg" xlink:type="simple" xlink:show="embed" xlink:actuate="onLoad" draw:mime-type="image/jpeg"/>
</draw:frame>
</text:p>
      <text:p text:style-name="P4">
Про це далі у <text:a xlink:type="simple" xlink:href="https://gur.gov.ua/content/ony-lybo-perehovoramy-budut-zakanchyvat-lybo-v-nature-iadernym-oruzhyem.html" text:style-name="Internet_20_link" text:visited-style-name="Visited_20_Internet_20_Link">
перехопленні</text:a>
 Головного управліннярозвідки МОУ.</text:p>
      <text:p text:style-name="P4">
Військовослужбовець рф розповідає дружині про відпустки лише за гроші інерозуміння подальшого розвитку подій на фронті.</text:p>
      <text:p text:style-name="P4">
Source: <text:a xlink:type="simple" xlink:href="https://armyinform.com.ua/2023/05/13/vony-abo-peregovoramy-budut-zakinchuvaty-abo-dijsno-yadernoyu-zbroyeyu-gur-perehoplennya/" text:style-name="Internet_20_link" text:visited-style-name="Visited_20_Internet_20_Link">
https://armyinform.com.ua/2023/05/13/vony-abo-peregovoramy-budut-zakinchuvaty-abo-dijsno-yadernoyu-zbroyeyu-gur-perehoplennya/</text:a>
</text:p>
      <!--NEWS-->
      <text:h text:style-name="P10" text:outline-level="1">
<text:span text:style-name="T4">
Втрати ворога за добу: ліквідовано майже 600 окупантів, знищено 27 артсистем і 29 БПЛА</text:span>
</text:h>
      <text:p text:style-name="P4">
Author: ['АРМІЯINFORM']</text:p>
      <text:p text:style-name="P4">
Time: 2023-05-13T58:00:00-04:00</text:p>
      <text:p text:style-name="P4">
Description: Загальні бойові втрати противника з 24.02.22 по 13.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2282179729410547_w-scaled.jpg" text:style-name="Internet_20_link" text:visited-style-name="Visited_20_Internet_20_Link">
photo_5402282179729410547_w-scaled.jpg</text:a>
']</text:p>
      <text:p text:style-name="P4">
Tags: ['STOPRUSSIA', 'АГРЕСІЯ РФ', 'ВТОРГНЕННЯ РФ', 'ВТРАТИ ВОРОГА', 'ГШ ЗСУ']</text:p>
      <text:p text:style-name="P4">
Category: News</text:p>
      <!--METADATA-->
      <text:p text:style-name="P4">
<draw:frame draw:style-name="fr1" draw:name="Image16" text:anchor-type="as-char" svg:width="6.9236in" svg:height="6.987066in" draw:z-index="0">
<draw:image xlink:href="../Images/AРМІЯINFORM/2023-05-13T58-00-00-04-00/photo_5402282179729410547_w-scaled.jpg" xlink:type="simple" xlink:show="embed" xlink:actuate="onLoad" draw:mime-type="image/jpeg"/>
</draw:frame>
</text:p>
      <text:p text:style-name="P4">
Загальні бойові втрати противника з 24.02.22 по 13.05.23 орієнтовностановлять:</text:p>
      <ul>
        <li>
<text:span text:style-name="T4">
особового складу ‒</text:span>
 198260 (+590) осіб ліквідовано  * <text:span text:style-name="T4">
танків ‒</text:span>
 3751 (+6)  * <text:span text:style-name="T4">
бойових броньованих машин ‒</text:span>
 7307 (+12)  * <text:span text:style-name="T4">
артилерійських систем ‒</text:span>
 3095 (+27)  * <text:span text:style-name="T4">
РСЗВ ‒</text:span>
 561 (+2)  * <text:span text:style-name="T4">
засоби ППО ‒</text:span>
 314 (+2)  * <text:span text:style-name="T4">
літаків ‒</text:span>
 308 (0)  * <text:span text:style-name="T4">
гелікоптерів ‒</text:span>
 294 (0)  * <text:span text:style-name="T4">
БПЛА оперативно-тактичного рівня ‒</text:span>
 2665 (+29)  * <text:span text:style-name="T4">
крилаті ракети ‒</text:span>
 970 (0)  * <text:span text:style-name="T4">
кораблі / катери ‒</text:span>
 18 (0)  * <text:span text:style-name="T4">
автомобільної техніки та автоцистерн ‒</text:span>
 6011 (+15)  * <text:span text:style-name="T4">
спеціальна техніка ‒</text:span>
 402 (+9)</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3.05.23.</text:p>
      <text:p text:style-name="P4">
Source: <text:a xlink:type="simple" xlink:href="https://armyinform.com.ua/2023/05/13/vtraty-voroga-za-dobu-likvidovano-majzhe-600-okupantiv-znyshheno-27-artsystem-i-29-bpla/" text:style-name="Internet_20_link" text:visited-style-name="Visited_20_Internet_20_Link">
https://armyinform.com.ua/2023/05/13/vtraty-voroga-za-dobu-likvidovano-majzhe-600-okupantiv-znyshheno-27-artsystem-i-29-bpla/</text:a>
</text:p>
      <!--NEWS-->
      <text:h text:style-name="P10" text:outline-level="1">
<text:span text:style-name="T4">
У Румунії завершились навчання НАТО Dacian Spring 2023</text:span>
</text:h>
      <text:p text:style-name="P4">
Author: ['АРМІЯINFORM']</text:p>
      <text:p text:style-name="P4">
Time: 2023-05-13T59:00:00-04:00</text:p>
      <text:p text:style-name="P4">
Description: У Румунії завершились навчання країн Північноатлантичного альянсу Dacian Spring 20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to_viyskovi_gettyimages_1238943704_1_650x410.jpg" text:style-name="Internet_20_link" text:visited-style-name="Visited_20_Internet_20_Link">
nato_viyskovi_gettyimages_1238943704_1_650x410.jpg</text:a>
']</text:p>
      <text:p text:style-name="P4">
Tags: ['ВІЙСЬКОВІ НАВЧАННЯ', 'НАТО', 'РУМУНІЯ']</text:p>
      <text:p text:style-name="P4">
Category: News</text:p>
      <!--METADATA-->
      <text:p text:style-name="P4">
<draw:frame draw:style-name="fr1" draw:name="Image17" text:anchor-type="as-char" svg:width="6.9236in" svg:height="4.367194in" draw:z-index="0">
<draw:image xlink:href="../Images/AРМІЯINFORM/2023-05-13T59-00-00-04-00/nato_viyskovi_gettyimages_1238943704_1_650x410.jpg" xlink:type="simple" xlink:show="embed" xlink:actuate="onLoad" draw:mime-type="image/jpeg"/>
</draw:frame>
</text:p>
      <text:p text:style-name="P4">
У Румунії завершились навчання країн Північноатлантичного альянсу DacianSpring 2023, у яких взяло участь понад 500 військових.</text:p>
      <text:p text:style-name="P4">
Про це <text:a xlink:type="simple" xlink:href="https://english.mapn.ro/cpresa/5969_chief-of-defence-staff-at-dacian-spring-2023-exercise" text:style-name="Internet_20_link" text:visited-style-name="Visited_20_Internet_20_Link">
повідомляє</text:a>
 Міністерство оборони Румунії.</text:p>
      <text:p text:style-name="P4">
Метою навчань була перевірка швидкого розгортання елементів бойових груп НАТО,що були розміщені на територіях Румунії та Болгарії, та їх інтеграцію вструктуру багатонаціональних дивізій для проведення оборонної операції.</text:p>
      <text:p text:style-name="P4">
Навчання проходили з 8 до 12 травня на базах Медгідії. У них взяли участьпонад 500 румунських, американських, французьких та італійських військових.</text:p>
      <text:p text:style-name="P4">
В Міноборони Румунії зазначили, що результати навчань підтвердили підвищенуспроможність реагування всіх структур-учасників, а також спроможність штабуБагатонаціональної дивізії «Південний Схід» вести оборону в районі бойовихдій.</text:p>
      <text:p text:style-name="P4">
Source: <text:a xlink:type="simple" xlink:href="https://armyinform.com.ua/2023/05/13/u-rumuniyi-zavershylys-navchannya-nato-dacian-spring-2023/" text:style-name="Internet_20_link" text:visited-style-name="Visited_20_Internet_20_Link">
https://armyinform.com.ua/2023/05/13/u-rumuniyi-zavershylys-navchannya-nato-dacian-spring-2023/</text:a>
</text:p>
      <!--NEWS-->
      <text:h text:style-name="P10" text:outline-level="1">
<text:span text:style-name="T4">
На Херсонщині знищено два безпілотники рф</text:span>
</text:h>
      <text:p text:style-name="P4">
Author: ['АРМІЯINFORM']</text:p>
      <text:p text:style-name="P4">
Time: 2023-05-13T90:00:00-04:00</text:p>
      <text:p text:style-name="P4">
Description: 13 травня 2023 року, на Херсонщині, силами та засобами протиповітряної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bpla-orlan.jpg" text:style-name="Internet_20_link" text:visited-style-name="Visited_20_Internet_20_Link">
bpla-orlan.jpg</text:a>
']</text:p>
      <text:p text:style-name="P4">
Tags: ['БПЛА "ОРЛАН-10"', 'ЗНИЩЕННЯ РОСІЙСЬКОЇ ВІЙСЬКОВОЇ ТЕХНІКИ', 'ЛАНЦЕТ', 'ХРОНІКА ОБОРОНИ']</text:p>
      <text:p text:style-name="P4">
Category: News</text:p>
      <!--METADATA-->
      <text:p text:style-name="P4">
<draw:frame draw:style-name="fr1" draw:name="Image18" text:anchor-type="as-char" svg:width="6.9236in" svg:height="4.615733in" draw:z-index="0">
<draw:image xlink:href="../Images/AРМІЯINFORM/2023-05-13T90-00-00-04-00/bpla-orlan.jpg" xlink:type="simple" xlink:show="embed" xlink:actuate="onLoad" draw:mime-type="image/jpeg"/>
</draw:frame>
Ілюстративне фото</text:p>
      <text:p text:style-name="P4">
13 травня 2023 року, на Херсонщині, силами та засобами протиповітряної оборониповітряного командування «Південь» знищено два російських безпілотники:розвідувальний БПЛА «Орлан-10» та ударний БПЛА типу «Ланцет».</text:p>
      <text:p text:style-name="P4">
<text:span text:style-name="T4">
Джерело:</text:span>
 <text:a xlink:type="simple" xlink:href="https://www.facebook.com/PvKPivden/posts/pfbid02WVVKupQ7fLpwRabFsSd9KJmaBkUdXyfvvGhfQA7sg9S8sDFQeRnmN4CsPYF9TgeZl" text:style-name="Internet_20_link" text:visited-style-name="Visited_20_Internet_20_Link">
служба зв’язків з громадськістю повітряного командування«Південь»</text:a>
</text:p>
      <text:p text:style-name="P4">
Source: <text:a xlink:type="simple" xlink:href="https://armyinform.com.ua/2023/05/13/na-hersonshhyni-znyshheno-dva-bezpilotnyky-rf/" text:style-name="Internet_20_link" text:visited-style-name="Visited_20_Internet_20_Link">
https://armyinform.com.ua/2023/05/13/na-hersonshhyni-znyshheno-dva-bezpilotnyky-rf/</text:a>
</text:p>
      <!--NEWS-->
      <text:h text:style-name="P10" text:outline-level="1">
<text:span text:style-name="T4">
Естонці знають, як важко повернути те, що відібрали під час окупації — Ханно Певкур</text:span>
</text:h>
      <text:p text:style-name="P4">
Author: ['Єгор Брайлян']</text:p>
      <text:p text:style-name="P4">
Time: 2023-05-13T97:00:00-04:00</text:p>
      <text:p text:style-name="P4">
Description: Про це розповів міністр оборони Естонії Ханно Певкур під час 16-ї Конференції Леннар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77463h1843t2.jpg" text:style-name="Internet_20_link" text:visited-style-name="Visited_20_Internet_20_Link">
1677463h1843t2.jpg</text:a>
']</text:p>
      <text:p text:style-name="P4">
Tags: ['STOPRUSSIA', 'АГРЕСІЯ РФ', 'ВТОРГНЕННЯ РФ', 'ДОПОМОГА ПАРТНЕРІВ', 'ЕСТОНІЯ', 'СВІТ ПІДТРИМУЄ УКРАЇНУ']</text:p>
      <text:p text:style-name="P4">
Category: News</text:p>
      <!--METADATA-->
      <text:p text:style-name="P4">
<draw:frame draw:style-name="fr1" draw:name="Image19" text:anchor-type="as-char" svg:width="6.9236in" svg:height="3.894525in" draw:z-index="0">
<draw:image xlink:href="../Images/AРМІЯINFORM/2023-05-13T97-00-00-04-00/1677463h1843t2.jpg" xlink:type="simple" xlink:show="embed" xlink:actuate="onLoad" draw:mime-type="image/jpeg"/>
</draw:frame>
</text:p>
      <text:p text:style-name="P4">
Про це розповів міністр оборони Естонії Ханно Певкур під час 16-ї КонференціїЛеннарт Мері, повідомляє кореспондент АрміяInform з Таллінна.</text:p>
      <text:p text:style-name="P4">
Сама подія названа на честь видатного естонського політика та дипломатаЛеннарта Мері, що був міністром закордонних справ (1990-1992) та президентомЕстонії (1992-2001).</text:p>
      <text:p text:style-name="P4">
— Президент Леннарт Мері відіграв величезну роль у поверненні Естонії до світуяк незалежної держави. Майже 50 років ми, естонці, мовчали, бо були підрадянською окупацією. Ми знаємо, як важко повернути те, що колись відібрали.Так само й українці. Вони також знають ціну окупації і зроблять усе, щоб її неприйняти. Давайте зробимо так, щоб жоден українець не зіткнувся з тим шляхом,який пройшов президент Мері. Тому ми всі знаємо, що можемо зробити більше дляУкраїни, — відзначив Ханно Певкур.</text:p>
      <text:p text:style-name="P4">
Родину Леннарта Мері (1929-2006) було депортовано до Сибіру у 1941 році. Тамвін працював лісорубом. У 1970-1980-х роках Мері був серед ініціаторівекологічних протестів у Естонії проти радянської окупації.</text:p>
      <text:p text:style-name="P4">
— Міжнародний порядок, заснований на правилах, європейська архітектура безпекита політика відкритих дверей НАТО не повинні розглядатися як предмети обміну,особливо з військовими злочинцями. Наші українські друзі довели свій розум,силу та стійкість у найжорстокішому протистоянні агресору. Давайте у відповідьдоведемо, що ми можемо захистити себе та них, — резюмував Ханно Певкур.</text:p>
      <text:p text:style-name="P4">
Source: <text:a xlink:type="simple" xlink:href="https://armyinform.com.ua/2023/05/13/ukrayinczi-znayut-czinu-okupacziyi-tomu-roblyat-vse-shhob-yiyi-ne-pryjnyaty-hanno-pevkur/" text:style-name="Internet_20_link" text:visited-style-name="Visited_20_Internet_20_Link">
https://armyinform.com.ua/2023/05/13/ukrayinczi-znayut-czinu-okupacziyi-tomu-roblyat-vse-shhob-yiyi-ne-pryjnyaty-hanno-pevkur/</text:a>
</text:p>
      <!--NEWS-->
      <text:h text:style-name="P10" text:outline-level="1">
<text:span text:style-name="T4">
Зеленський зустрічається з Макроном у Єлисейському палаці</text:span>
</text:h>
      <text:p text:style-name="P4">
Authors: Ukrinform (Person)</text:p>
      <text:p text:style-name="P4">
Publisher: Укринформ (Organization)</text:p>
      <text:p text:style-name="P4">
Published Time: 2023-05-14T-10:42:00+03:00</text:p>
      <text:p text:style-name="P4">
Modified Time: 2023-05-14T23:42:00+03:00</text:p>
      <text:p text:style-name="P4">
Description: Володимир Зеленський проводить зустріч із президентом Франції Еммануелем Макроном. — Укрінформ.</text:p>
      <text:p text:style-name="P4">
Images: ["<text:a xlink:type="simple" xlink:href="https://static.ukrinform.com/photos/2023_05/thumb_files/630_360_1684098093-903.jpg" text:style-name="Internet_20_link" text:visited-style-name="Visited_20_Internet_20_Link">
630_360_16840...</text:a>
", "<text:a xlink:type="simple" xlink:href="https://static.ukrinform.com/photos/2023_05/thumb_files/630_360_1684099860-4823.jpeg" text:style-name="Internet_20_link" text:visited-style-name="Visited_20_Internet_20_Link">
630_360_16840...</text:a>
", "<text:a xlink:type="simple" xlink:href="https://static.ukrinform.com/photos/2023_05/thumb_files/630_360_1684099860-3793.jpeg" text:style-name="Internet_20_link" text:visited-style-name="Visited_20_Internet_20_Link">
630_360_16840...</text:a>
", "<text:a xlink:type="simple" xlink:href="https://static.ukrinform.com/photos/2023_05/thumb_files/630_360_1684099860-2329.jpeg" text:style-name="Internet_20_link" text:visited-style-name="Visited_20_Internet_20_Link">
630_360_16840...</text:a>
", "<text:a xlink:type="simple" xlink:href="https://static.ukrinform.com/photos/2023_05/thumb_files/630_360_1684099860-6703.jpeg" text:style-name="Internet_20_link" text:visited-style-name="Visited_20_Internet_20_Link">
630_360_16840...</text:a>
", "<text:a xlink:type="simple" xlink:href="https://static.ukrinform.com/photos/2023_05/thumb_files/630_360_1684099860-9861.jpeg" text:style-name="Internet_20_link" text:visited-style-name="Visited_20_Internet_20_Link">
630_360_16840...</text:a>
", "<text:a xlink:type="simple" xlink:href="https://static.ukrinform.com/photos/2023_05/thumb_files/630_360_1684099860-4362.jpeg" text:style-name="Internet_20_link" text:visited-style-name="Visited_20_Internet_20_Link">
630_360_16840...</text:a>
", "<text:a xlink:type="simple" xlink:href="https://static.ukrinform.com/photos/2023_05/thumb_files/630_360_1684099861-3760.jpeg" text:style-name="Internet_20_link" text:visited-style-name="Visited_20_Internet_20_Link">
630_360_16840...</text:a>
", "<text:a xlink:type="simple" xlink:href="https://static.ukrinform.com/photos/2023_05/thumb_files/630_360_1684099861-1188.jpeg" text:style-name="Internet_20_link" text:visited-style-name="Visited_20_Internet_20_Link">
630_360_16840...</text:a>
"]</text:p>
      <text:p text:style-name="P4">
Tags: ['Франція', 'Макрон', 'Візит', 'Зеленський']</text:p>
      <text:p text:style-name="P4">
Type: Article</text:p>
      <!--METADATA-->
      <text:p text:style-name="P4">
<draw:frame draw:style-name="fr1" draw:name="Image20" text:anchor-type="as-char" svg:width="6.9236in" svg:height="3.956343in" draw:z-index="0">
<draw:image xlink:href="../Images/yкринформ/2023-05-14T-10-42-00-03-00/630_360_1684098093-903.jpg" xlink:type="simple" xlink:show="embed" xlink:actuate="onLoad" draw:mime-type="image/jpeg"/>
</draw:frame>
 ВолодимирЗеленський проводить зустріч із президентом Франції Еммануелем Макроном.</text:p>
      <text:p text:style-name="P4">
Як передає Укрінформ, відео прибуття українського лідера до Єлисейськогопалацу опублікував у <text:a xlink:type="simple" xlink:href="https://twitter.com/BFMTV/status/1657831170208415747" text:style-name="Internet_20_link" text:visited-style-name="Visited_20_Internet_20_Link">
 </text:a>
французький телеканал BFM TV.</text:p>
      <text:p text:style-name="P4">
"Еммануель Макрон прийняв Президента України Володимира Зеленського уЄлисейському палаці", - йдеться у дописі.</text:p>
      <text:p text:style-name="P4">
_Відео:<text:a xlink:type="simple" xlink:href="https://www.president.gov.ua/" text:style-name="Internet_20_link" text:visited-style-name="Visited_20_Internet_20_Link">
 </text:a>
 _</text:p>
      <text:p text:style-name="P4">
Володимир Зеленський у Телеграмі зазначив: "Україна та Франція разом захищаютьсвободу й безпеку Європи! Щодня ми наближаємо мир для всіх українців таєвропейців".</text:p>
      <text:p text:style-name="P4">
<draw:frame draw:style-name="fr1" draw:name="Image21" text:anchor-type="as-char" svg:width="6.9236in" svg:height="3.956343in" draw:z-index="0">
<draw:image xlink:href="../Images/yкринформ/2023-05-14T-10-42-00-03-00/630_360_1684099860-4823.jpeg" xlink:type="simple" xlink:show="embed" xlink:actuate="onLoad" draw:mime-type="image/jpeg"/>
</draw:frame>
Зеленський прибув з візитом до Франції / Фото: Офіс Президента  <text:a xlink:type="simple" xlink:href="https://static.ukrinform.com/photos/2023_05/1684099860-4823.jpeg" text:style-name="Internet_20_link" text:visited-style-name="Visited_20_Internet_20_Link">
<draw:frame draw:style-name="fr1" draw:name="Image22" text:anchor-type="as-char" svg:width="6.9236in" svg:height="3.956343in" draw:z-index="0">
<draw:image xlink:href="../Images/yкринформ/2023-05-14T-10-42-00-03-00/630_360_1684099860-4823.jpeg" xlink:type="simple" xlink:show="embed" xlink:actuate="onLoad" draw:mime-type="image/jpeg"/>
</draw:frame>
</text:a>
 <text:a xlink:type="simple" xlink:href="https://static.ukrinform.com/photos/2023_05/1684099860-3793.jpeg" text:style-name="Internet_20_link" text:visited-style-name="Visited_20_Internet_20_Link">
<draw:frame draw:style-name="fr1" draw:name="Image23" text:anchor-type="as-char" svg:width="6.9236in" svg:height="3.956343in" draw:z-index="0">
<draw:image xlink:href="../Images/yкринформ/2023-05-14T-10-42-00-03-00/630_360_1684099860-3793.jpeg" xlink:type="simple" xlink:show="embed" xlink:actuate="onLoad" draw:mime-type="image/jpeg"/>
</draw:frame>
</text:a>
 <text:a xlink:type="simple" xlink:href="https://static.ukrinform.com/photos/2023_05/1684099860-2329.jpeg" text:style-name="Internet_20_link" text:visited-style-name="Visited_20_Internet_20_Link">
<draw:frame draw:style-name="fr1" draw:name="Image24" text:anchor-type="as-char" svg:width="6.9236in" svg:height="3.956343in" draw:z-index="0">
<draw:image xlink:href="../Images/yкринформ/2023-05-14T-10-42-00-03-00/630_360_1684099860-2329.jpeg" xlink:type="simple" xlink:show="embed" xlink:actuate="onLoad" draw:mime-type="image/jpeg"/>
</draw:frame>
</text:a>
 <text:a xlink:type="simple" xlink:href="https://static.ukrinform.com/photos/2023_05/1684099860-6703.jpeg" text:style-name="Internet_20_link" text:visited-style-name="Visited_20_Internet_20_Link">
<draw:frame draw:style-name="fr1" draw:name="Image25" text:anchor-type="as-char" svg:width="6.9236in" svg:height="3.956343in" draw:z-index="0">
<draw:image xlink:href="../Images/yкринформ/2023-05-14T-10-42-00-03-00/630_360_1684099860-6703.jpeg" xlink:type="simple" xlink:show="embed" xlink:actuate="onLoad" draw:mime-type="image/jpeg"/>
</draw:frame>
</text:a>
 <text:a xlink:type="simple" xlink:href="https://static.ukrinform.com/photos/2023_05/1684099860-9861.jpeg" text:style-name="Internet_20_link" text:visited-style-name="Visited_20_Internet_20_Link">
<draw:frame draw:style-name="fr1" draw:name="Image26" text:anchor-type="as-char" svg:width="6.9236in" svg:height="3.956343in" draw:z-index="0">
<draw:image xlink:href="../Images/yкринформ/2023-05-14T-10-42-00-03-00/630_360_1684099860-9861.jpeg" xlink:type="simple" xlink:show="embed" xlink:actuate="onLoad" draw:mime-type="image/jpeg"/>
</draw:frame>
</text:a>
 <text:a xlink:type="simple" xlink:href="https://static.ukrinform.com/photos/2023_05/1684099860-4362.jpeg" text:style-name="Internet_20_link" text:visited-style-name="Visited_20_Internet_20_Link">
<draw:frame draw:style-name="fr1" draw:name="Image27" text:anchor-type="as-char" svg:width="6.9236in" svg:height="3.956343in" draw:z-index="0">
<draw:image xlink:href="../Images/yкринформ/2023-05-14T-10-42-00-03-00/630_360_1684099860-4362.jpeg" xlink:type="simple" xlink:show="embed" xlink:actuate="onLoad" draw:mime-type="image/jpeg"/>
</draw:frame>
</text:a>
 <text:a xlink:type="simple" xlink:href="https://static.ukrinform.com/photos/2023_05/1684099861-3760.jpeg" text:style-name="Internet_20_link" text:visited-style-name="Visited_20_Internet_20_Link">
<draw:frame draw:style-name="fr1" draw:name="Image28" text:anchor-type="as-char" svg:width="6.9236in" svg:height="3.956343in" draw:z-index="0">
<draw:image xlink:href="../Images/yкринформ/2023-05-14T-10-42-00-03-00/630_360_1684099861-3760.jpeg" xlink:type="simple" xlink:show="embed" xlink:actuate="onLoad" draw:mime-type="image/jpeg"/>
</draw:frame>
</text:a>
 <text:a xlink:type="simple" xlink:href="https://static.ukrinform.com/photos/2023_05/1684099861-1188.jpeg" text:style-name="Internet_20_link" text:visited-style-name="Visited_20_Internet_20_Link">
<draw:frame draw:style-name="fr1" draw:name="Image29" text:anchor-type="as-char" svg:width="6.9236in" svg:height="3.956343in" draw:z-index="0">
<draw:image xlink:href="../Images/yкринформ/2023-05-14T-10-42-00-03-00/630_360_1684099861-1188.jpeg" xlink:type="simple" xlink:show="embed" xlink:actuate="onLoad" draw:mime-type="image/jpeg"/>
</draw:frame>
</text:a>
</text:p>
      <text:p text:style-name="P4">
Як повідомлялося, Президент Зеленський у неділю прибув з Німеччини до Парижа,де має відбутися робоча вечеря з Емманюелем Макроном.</text:p>
      <text:p text:style-name="P4">
<text:span text:style-name="T4">
Читайте також:</text:span>
 <text:a xlink:type="simple" xlink:href="https://www.ukrinform.ua/rubric-polytics/3709205-zelenskij-pro-zustric-z-makronom-obgovorimo-najvazlivisi-punkti-dvostoronnih-vidnosin.html" text:style-name="Internet_20_link" text:visited-style-name="Visited_20_Internet_20_Link">
 <text:span text:style-name="T4">
Зеленський</text:span>
 </text:a>
</text:p>
      <text:p text:style-name="P4">
У Єлисейському палаці повідомили, що у ході зустрічі <text:a xlink:type="simple" xlink:href="https://www.ukrinform.ua/tag-makron" text:style-name="Internet_20_link" text:visited-style-name="Visited_20_Internet_20_Link">
</text:a>
 "підтвердить незмінну підтримку Франціїта Європи у справі відновлення законних прав України та захисту їїфундаментальних інтересів".</text:p>
      <text:p text:style-name="P4">
З огляду на це розмова двох лідерів буде зосереджена "на підтримці, якуФранція продовжує надавати у відповідь на невідкладні військові та гуманітарніпотреби України".</text:p>
      <text:p text:style-name="P4">
<text:span text:style-name="T5">
Фото: ОП</text:span>
</text:p>
      <text:p text:style-name="P4">
Source: <text:a xlink:type="simple" xlink:href="https://www.ukrinform.ua/rubric-polytics/3709222-zelenskij-zustrivsa-z-makronom-u-elisejskomu-palaci.html" text:style-name="Internet_20_link" text:visited-style-name="Visited_20_Internet_20_Link">
https://www.ukrinform.ua/rubric-polytics/3709222-zelenskij-zustrivsa-z-makronom-u-elisejskomu-palaci.html</text:a>
</text:p>
      <!--NEWS-->
      <text:h text:style-name="P10" text:outline-level="1">
<text:span text:style-name="T4">
Наєв привітав багатодітну офіцерку з Днем матері</text:span>
</text:h>
      <text:p text:style-name="P4">
Authors: Ukrinform (Person)</text:p>
      <text:p text:style-name="P4">
Publisher: Укринформ (Organization)</text:p>
      <text:p text:style-name="P4">
Published Time: 2023-05-14T-110:38:00+03:00</text:p>
      <text:p text:style-name="P4">
Modified Time: 2023-05-14T15:38:00+03:00</text:p>
      <text:p text:style-name="P4">
Description: Командувач Обʼєднаних сил ЗСУ генерал-лейтенант Сергій Наєв привітав багатодітну жінку, маму трійні, офіцера Командування майора Тетяну Копець зі святом – Днем матері. — Укрінформ.</text:p>
      <text:p text:style-name="P4">
Images: ["<text:a xlink:type="simple" xlink:href="https://static.ukrinform.com/photos/2023_05/thumb_files/630_360_1684067981-668.jpg" text:style-name="Internet_20_link" text:visited-style-name="Visited_20_Internet_20_Link">
630_360_16840...</text:a>
", "<text:a xlink:type="simple" xlink:href="https://static.ukrinform.com/photos/2023_05/1684067980-923.jpg" text:style-name="Internet_20_link" text:visited-style-name="Visited_20_Internet_20_Link">
1684067980-92...</text:a>
", "<text:a xlink:type="simple" xlink:href="https://static.ukrinform.com/photos/2023_05/1684067980-182.jpg" text:style-name="Internet_20_link" text:visited-style-name="Visited_20_Internet_20_Link">
1684067980-18...</text:a>
"]</text:p>
      <text:p text:style-name="P4">
Tags: ['День Матері', 'Свято', 'Жінки', 'Сергій Наєв']</text:p>
      <text:p text:style-name="P4">
Type: Article</text:p>
      <!--METADATA-->
      <text:p text:style-name="P4">
<draw:frame draw:style-name="fr1" draw:name="Image30" text:anchor-type="as-char" svg:width="6.9236in" svg:height="3.956343in" draw:z-index="0">
<draw:image xlink:href="../Images/yкринформ/2023-05-14T-110-38-00-03-00/630_360_1684067981-668.jpg" xlink:type="simple" xlink:show="embed" xlink:actuate="onLoad" draw:mime-type="image/jpeg"/>
</draw:frame>
Командувач Обʼєднаних сил ЗСУ генерал-лейтенант Сергій Наєв привітавбагатодітну жінку, маму трійні, офіцера Командування майора Тетяну Копець зісвятом – Днем матері.</text:p>
      <text:p text:style-name="P4">
Про це повідомляє Командування Об'єднаних сил ЗСУ у <text:a xlink:type="simple" xlink:href="https://www.facebook.com/JointForcesCommandAFU/posts/pfbid0bTuyNHZ4vCNZP5SToJk4FK13cVBMTb4pAFPACLkkV13V3R4fKA6mnbeNcYvTRTRjl" text:style-name="Internet_20_link" text:visited-style-name="Visited_20_Internet_20_Link">
</text:a>
, передає Укрінформ.</text:p>
      <text:p text:style-name="P4">
"В Україні жінка споконвіку асоціювалася з берегинею сім'ї й величезну роль увихованні <text:a xlink:type="simple" xlink:href="https://www.ukrinform.ua/tag-diti" text:style-name="Internet_20_link" text:visited-style-name="Visited_20_Internet_20_Link">
 </text:a>
 відіграє перша, найрідніша усвіті людина – мама. Саме від неї залежить виховання дітей і саме вонаприщеплює любов до рідної землі. Материнська любов надає нам сил і натхнення,які допомагають долати труднощі, досягати успіху і здобувати нові перемоги", –підкреслив у вітанні Наєв.</text:p>
      <text:p text:style-name="P4">
<draw:frame draw:style-name="fr1" draw:name="Image31" text:anchor-type="as-char" svg:width="6.9236in" svg:height="4.615733in" draw:z-index="0">
<draw:image xlink:href="../Images/yкринформ/2023-05-14T-110-38-00-03-00/1684067980-923.jpg" xlink:type="simple" xlink:show="embed" xlink:actuate="onLoad" draw:mime-type="image/jpeg"/>
</draw:frame>
</text:p>
      <text:p text:style-name="P4">
Він додав, що багатодітні родини - унікальна цінність та надзвичайна гордістьнашої країни.</text:p>
      <text:p text:style-name="P4">
<draw:frame draw:style-name="fr1" draw:name="Image32" text:anchor-type="as-char" svg:width="6.9236in" svg:height="4.615733in" draw:z-index="0">
<draw:image xlink:href="../Images/yкринформ/2023-05-14T-110-38-00-03-00/1684067980-182.jpg" xlink:type="simple" xlink:show="embed" xlink:actuate="onLoad" draw:mime-type="image/jpeg"/>
</draw:frame>
</text:p>
      <text:p text:style-name="P4">
Своєю чергою, Тетяна Копець з чоловіком Юрієм, який також є військовим іпроходить службу у Командуванні Об’єднаних Сил ЗСУ, зауважили, що вонипрагнуть виростити своїх дітей справжніми патріотами й мріють, щоб умайбутньому хлопчаки стали захисниками Батьківщини.</text:p>
      <text:p text:style-name="P4">
<text:span text:style-name="T4">
Читайте також:</text:span>
 <text:a xlink:type="simple" xlink:href="https://www.ukrinform.ua/rubric-kyiv/3708261-klicko-vruciv-vidznaki-materam-zagiblih-zahisnikiv.html" text:style-name="Internet_20_link" text:visited-style-name="Visited_20_Internet_20_Link">
 <text:span text:style-name="T4">
Кличко</text:span>
 <text:span text:style-name="T4">
вручив</text:span>
 </text:a>
</text:p>
      <text:p text:style-name="P4">
Зазначається, що Копець минулого року народила трійню хлопчиків, сталося це 8липня — у день народження Головнокомандувача ЗСУ генерала Валерія Залужного.</text:p>
      <text:p text:style-name="P4">
Як повідомлялося, в Україні у неділю, 14 травня, відзначається <text:a xlink:type="simple" xlink:href="https://www.ukrinform.ua/rubric-society/3708939-v-ukraini-vidznacaetsa-den-materi.html" text:style-name="Internet_20_link" text:visited-style-name="Visited_20_Internet_20_Link">
</text:a>
 .</text:p>
      <text:p text:style-name="P4">
<text:span text:style-name="T5">
Фото: Командування Об'єднаних сил ЗСУ</text:span>
</text:p>
      <text:p text:style-name="P4">
Source: <text:a xlink:type="simple" xlink:href="https://www.ukrinform.ua/rubric-society/3709084-naev-privitav-bagatoditnu-oficerku-z-dnem-materi.html" text:style-name="Internet_20_link" text:visited-style-name="Visited_20_Internet_20_Link">
https://www.ukrinform.ua/rubric-society/3709084-naev-privitav-bagatoditnu-oficerku-z-dnem-materi.html</text:a>
</text:p>
      <!--NEWS-->
      <text:h text:style-name="P10" text:outline-level="1">
<text:span text:style-name="T4">
Ворог за день вісім разів обстріляв прикордоння Сумщини, загалом 109 «прильотів»</text:span>
</text:h>
      <text:p text:style-name="P4">
Authors: Ukrinform (Person)</text:p>
      <text:p text:style-name="P4">
Publisher: Укринформ (Organization)</text:p>
      <text:p text:style-name="P4">
Published Time: 2023-05-14T-12:31:00+03:00</text:p>
      <text:p text:style-name="P4">
Modified Time: 2023-05-14T23:31:00+03:00</text:p>
      <text:p text:style-name="P4">
Description: російські війська у неділю, 14 травня, вчинили вісім обстрілів прикордонних громад Сумської області.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33" text:anchor-type="as-char" svg:width="6.9236in" svg:height="3.956343in" draw:z-index="0">
<draw:image xlink:href="../Images/yкринформ/2023-05-14T-12-31-00-03-00/630_360_1479558145-5682.jpg" xlink:type="simple" xlink:show="embed" xlink:actuate="onLoad" draw:mime-type="image/jpeg"/>
</draw:frame>
російські війська у неділю, 14 травня, вчинили вісім обстрілів прикордоннихгромад Сумської області.</text:p>
      <text:p text:style-name="P4">
Як передає Укрінформ, про це Сумська обласна військова адміністраціяповідомляє у <text:a xlink:type="simple" xlink:href="http://t.me/Sumy_news_ODA/16174" text:style-name="Internet_20_link" text:visited-style-name="Visited_20_Internet_20_Link">
 </text:a>
 .</text:p>
      <text:p text:style-name="P4">
«Протягом дня росіяни здійснили 8 обстрілів прикордонних громад. Зафіксовано109 вибухів. Обстрілів зазнали населені пункти Юнаківської та Білопільськоїгромад», - ідеться в повідомленні.</text:p>
      <text:p text:style-name="P4">
По Білопільській громаді ворог із мінометів випустив 32 міни. Також громадазазнала <text:a xlink:type="simple" xlink:href="https://www.ukrinform.ua/tag-obstril" text:style-name="Internet_20_link" text:visited-style-name="Visited_20_Internet_20_Link">
 </text:a>
 з гранатометів – зафіксовано59 вибухів.</text:p>
      <text:p text:style-name="P4">
<text:span text:style-name="T4">
Читайте також:</text:span>
 <text:a xlink:type="simple" xlink:href="https://www.ukrinform.ua/rubric-ato/3708007-vprodovz-dna-rosiani-zdijsnili-17-obstriliv-prikordonnih-gromad-sumsini-ova.html" text:style-name="Internet_20_link" text:visited-style-name="Visited_20_Internet_20_Link">
 <text:span text:style-name="T4">
Сумщини</text:span>
 </text:a>
</text:p>
      <text:p text:style-name="P4">
Юнаківську громаду росіяни обстріляли з артилерії (десять вибухів) та зміномета (вісім «прильотів»).</text:p>
      <text:p text:style-name="P4">
«Попередньо – без втрат», - зазначили в ОВА.</text:p>
      <text:p text:style-name="P4">
Як повідомляв Укрінформ, армія рф уночі <text:a xlink:type="simple" xlink:href="http://www.ukrinform.ua/rubric-ato/3708938-zagarbniki-vnoci-obstrilali-dvi-gromadi-na-sumsini.html" text:style-name="Internet_20_link" text:visited-style-name="Visited_20_Internet_20_Link">
 </text:a>
 уСумській області, внаслідок чого пошкоджено лінію електропередачі та ЦНАП.</text:p>
      <text:p text:style-name="P4">
Source: <text:a xlink:type="simple" xlink:href="https://www.ukrinform.ua/rubric-ato/3709220-vorog-za-den-visim-raziv-obstrilav-prikordonna-sumsini-zagalom-109-prilotiv.html" text:style-name="Internet_20_link" text:visited-style-name="Visited_20_Internet_20_Link">
https://www.ukrinform.ua/rubric-ato/3709220-vorog-za-den-visim-raziv-obstrilav-prikordonna-sumsini-zagalom-109-prilotiv.html</text:a>
</text:p>
      <!--NEWS-->
      <text:h text:style-name="P10" text:outline-level="1">
<text:span text:style-name="T4">
«Феєнорд» достроково став чемпіоном Нідерландів</text:span>
</text:h>
      <text:p text:style-name="P4">
Authors: Ukrinform (Person)</text:p>
      <text:p text:style-name="P4">
Publisher: Укринформ (Organization)</text:p>
      <text:p text:style-name="P4">
Published Time: 2023-05-14T-14:10:39+03:00</text:p>
      <text:p text:style-name="P4">
Modified Time: 2023-05-14T23:10:39+03:00</text:p>
      <text:p text:style-name="P4">
Description: Цей титул – 16-й в історії клубу. — Укрінформ.</text:p>
      <text:p text:style-name="P4">
Images: ["<text:a xlink:type="simple" xlink:href="https://static.ukrinform.com/photos/2023_05/thumb_files/630_360_1684094974-996.jpg" text:style-name="Internet_20_link" text:visited-style-name="Visited_20_Internet_20_Link">
630_360_16840...</text:a>
"]</text:p>
      <text:p text:style-name="P4">
Tags: ['Футбол']</text:p>
      <text:p text:style-name="P4">
Type: Article</text:p>
      <!--METADATA-->
      <text:p text:style-name="P4">
<draw:frame draw:style-name="fr1" draw:name="Image34" text:anchor-type="as-char" svg:width="6.9236in" svg:height="3.956343in" draw:z-index="0">
<draw:image xlink:href="../Images/yкринформ/2023-05-14T-14-10-39-03-00/630_360_1684094974-996.jpg" xlink:type="simple" xlink:show="embed" xlink:actuate="onLoad" draw:mime-type="image/jpeg"/>
</draw:frame>
 Цей титул– 16-й в історії клубу.</text:p>
      <text:p text:style-name="P4">
«Феєнорд» вдома у матчі 32-го туру Ередівізі розгромив «Гоу Ехед Іглз» – 3:0,передає Укрінформ.</text:p>
      <text:p text:style-name="P4">
Перемогу господарям принесли голи Ідріссі, Хіменеса та Ігора Пайшау.</text:p>
      <text:p text:style-name="P4">
«Феєнорд» став чемпіоном країни за два тури до кінця сезону. Загалом цей титул– 16-й в історії клубу і лише другий у XXI столітті (після чемпіонства усезоні 2016/17).</text:p>
      <text:p text:style-name="P4">
«Феєнорд» випереджає «ПСВ» на 8 очок. Завершить сезон команда Арне Слотаматчами з «Емменом» та «Вітессом».</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text:span>
 </text:a>
</text:p>
      <text:p text:style-name="P4">
Як повідомляв Укрінформ, «Арсенал» в домашньому матчі 36-го туру АПЛ програв«Брайтону»</text:p>
      <text:p text:style-name="P4">
Фото: Getty Images</text:p>
      <text:p text:style-name="P4">
Source: <text:a xlink:type="simple" xlink:href="https://www.ukrinform.ua/rubric-sports/3709217-feenord-dostrokovo-stav-cempionom-niderlandiv.html" text:style-name="Internet_20_link" text:visited-style-name="Visited_20_Internet_20_Link">
https://www.ukrinform.ua/rubric-sports/3709217-feenord-dostrokovo-stav-cempionom-niderlandiv.html</text:a>
</text:p>
      <!--NEWS-->
      <text:h text:style-name="P10" text:outline-level="1">
<text:span text:style-name="T4">
Лідери Азербайджану й Вірменії погодилися відновити переговори про кордони</text:span>
</text:h>
      <text:p text:style-name="P4">
Authors: Ukrinform (Person)</text:p>
      <text:p text:style-name="P4">
Publisher: Укринформ (Organization)</text:p>
      <text:p text:style-name="P4">
Published Time: 2023-05-14T-16:06:00+03:00</text:p>
      <text:p text:style-name="P4">
Modified Time: 2023-05-14T23:06:00+03:00</text:p>
      <text:p text:style-name="P4">
Description: Під час зустрічі у Брюсселі, яка відбулася за посередництва ЄС, лідери Азербайджану й Вірменії погодилися відновити переговори про делімітацію кордонів та продовжувати пошук шляхів для нормалізації двосторонніх відносин. — Укрінформ.</text:p>
      <text:p text:style-name="P4">
Images: ["<text:a xlink:type="simple" xlink:href="https://static.ukrinform.com/photos/2023_05/thumb_files/630_360_1684095176-373.jpg" text:style-name="Internet_20_link" text:visited-style-name="Visited_20_Internet_20_Link">
630_360_16840...</text:a>
"]</text:p>
      <text:p text:style-name="P4">
Tags: ['Алієв', 'Азербайджан', 'Вірменія', 'Пашинян', 'Мішель']</text:p>
      <text:p text:style-name="P4">
Type: Article</text:p>
      <!--METADATA-->
      <text:p text:style-name="P4">
<draw:frame draw:style-name="fr1" draw:name="Image35" text:anchor-type="as-char" svg:width="6.9236in" svg:height="3.956343in" draw:z-index="0">
<draw:image xlink:href="../Images/yкринформ/2023-05-14T-16-06-00-03-00/630_360_1684095176-373.jpg" xlink:type="simple" xlink:show="embed" xlink:actuate="onLoad" draw:mime-type="image/jpeg"/>
</draw:frame>
 Під часзустрічі у Брюсселі, яка відбулася за посередництва ЄС, лідери Азербайджану йВірменії погодилися відновити переговори про делімітацію кордонів тапродовжувати пошук шляхів для нормалізації двосторонніх відносин.</text:p>
      <text:p text:style-name="P4">
Як повідомляє Укрінформ, про це за підсумками зустрічі <text:a xlink:type="simple" xlink:href="http://www.consilium.europa.eu/en/press/press-releases/2023/05/14/press-remarks-by-president-charles-michel-following-the-trilateral-meeting-with-president-aliyev-of-azerbaijan-and-prime-minister-pashinyan-of-armenia/" text:style-name="Internet_20_link" text:visited-style-name="Visited_20_Internet_20_Link">
</text:a>
президент Європейської Ради Шарль Мішель.</text:p>
      <text:p text:style-name="P4">
«Я був радий приймати сьогодні президента Алієва та прем’єр-міністра Пашинянав рамках п’ятої зустрічі в Брюсселі. Наш обмін (думками) був відвертим,відкритим та орієнтованим на результат. Вони зосередили увагу на прогресі нашляху до нормалізації відносин між Вірменією і Азербайджаном. Лідери висловилиспільне бажання досягти миру на Північному Кавказі», - зазначив він.</text:p>
      <text:p text:style-name="P4">
За словами президента ЄР, позитивні результати мирних переговорів, що булипроведені сторонами в Сполучених Штатах, зараз мають отримати новий імпульс,аби Вірменія та Азербайджан могли підписати широку мирну угоду.</text:p>
      <text:p text:style-name="P4">
У питанні кордонів дві країни домовилися про подальші кроки для їхделімітації, зокрема, поновити двосторонні переговори з цього питання. Сторонипідтвердили визнання так званої Алматинської декларації, яка підтверджуєтериторіальну цілісність Вірменії (29 800 кв. км) та Азербайджану (86 600 кв.км). Уточнена делімітація кордонів буде визначена шляхом переговорів.</text:p>
      <text:p text:style-name="P4">
<text:span text:style-name="T4">
Читайте також:</text:span>
 <text:a xlink:type="simple" xlink:href="https://www.ukrinform.ua/rubric-world/3702605-virmenia-ta-azerbajdzan-provedut-peregovori-sodo-mirnogo-vreguluvanna-u-vasingtoni.html" text:style-name="Internet_20_link" text:visited-style-name="Visited_20_Internet_20_Link">
 </text:a>
</text:p>
      <text:p text:style-name="P4">
Учасник перемовин також обговорили питання розблокування транспортногосполучення та економічних зв’язків у регіоні, зокрема, поновлення залізничногоруху через місто Нахічевань. Лідери Вірменії та Азербайджану погодилисястворити спільну робочу групу для визначення умов та термінів поновленнятакого сполучення. Вони також погодилися прийняти допомогу Всесвітньої митноїорганізації у цій роботі.</text:p>
      <text:p text:style-name="P4">
Сторони обговорили й низку гуманітарних проблем, зокрема, пошуку людей, щозникли безвісти, а також ставлення до військовослужбовців, які випадковопотрапили на територію однієї зі сторін, та кроки для їх швидкого звільнення.</text:p>
      <text:p text:style-name="P4">
«Ми продовжили обмін думками у питанні прав та безпеки вірмен, які живуть уколишній Нагірно-Карабаській автономній області. Я закликав <text:a xlink:type="simple" xlink:href="https://www.ukrinform.ua/tag-azerbajdzan" text:style-name="Internet_20_link" text:visited-style-name="Visited_20_Internet_20_Link">
</text:a>
 долучитися до розробки позитивногопорядку денного з метою гарантувати права та безпеку цього населення, у тіснійвзаємодії із міжнародним співтовариством», - написав Мішель.</text:p>
      <text:p text:style-name="P4">
<text:span text:style-name="T4">
Читайте також:</text:span>
 <text:a xlink:type="simple" xlink:href="https://www.ukrinform.ua/rubric-world/3697703-pasinan-zaaviv-so-gotovij-viznati-nagirnij-karabah-teritorieu-azerbajdzanu.html" text:style-name="Internet_20_link" text:visited-style-name="Visited_20_Internet_20_Link">
 <text:span text:style-name="T4">
Карабах</text:span>
 </text:a>
</text:p>
      <text:p text:style-name="P4">
Він закликав сторони утримуватися від ворожої риторики, виявити добру волю талідерство у досягнення рішень, що будуть взаємно прийнятними для обох сторін.</text:p>
      <text:p text:style-name="P4">
Наступна така зустріч, як передбачається, відбудеться у Брюсселі у липні.</text:p>
      <text:p text:style-name="P4">
Як відомо, територіальний конфлікт між Вірменією та Азербайджаном навколоНагірного Карабаху триває уже кілька десятиліть. Востаннє масштабні збройнісутички сталися у вересні 2020-го року, у листопаді того ж року була погодженаугода про перемир’я.</text:p>
      <text:p text:style-name="P4">
<text:span text:style-name="T5">
Фото: media.az</text:span>
</text:p>
      <text:p text:style-name="P4">
Source: <text:a xlink:type="simple" xlink:href="https://www.ukrinform.ua/rubric-world/3709218-lideri-azerbajdzanu-j-virmenii-pogodilisa-vidnoviti-peregovori-pro-kordoni.html" text:style-name="Internet_20_link" text:visited-style-name="Visited_20_Internet_20_Link">
https://www.ukrinform.ua/rubric-world/3709218-lideri-azerbajdzanu-j-virmenii-pogodilisa-vidnoviti-peregovori-pro-kordoni.html</text:a>
</text:p>
      <!--NEWS-->
      <text:h text:style-name="P10" text:outline-level="1">
<text:span text:style-name="T4">
Костюк завершила боротьбу в парному розряді турніру WTA у Римі</text:span>
</text:h>
      <text:p text:style-name="P4">
Authors: Ukrinform (Person)</text:p>
      <text:p text:style-name="P4">
Publisher: Укринформ (Organization)</text:p>
      <text:p text:style-name="P4">
Published Time: 2023-05-14T-18:01:00+03:00</text:p>
      <text:p text:style-name="P4">
Modified Time: 2023-05-14T23:01:00+03:00</text:p>
      <text:p text:style-name="P4">
Description: Українка не змогла вийти в парний чвертьфінал. — Укрінформ.</text:p>
      <text:p text:style-name="P4">
Images: ["<text:a xlink:type="simple" xlink:href="https://static.ukrinform.com/photos/2023_05/thumb_files/630_360_1684094450-278.jpg" text:style-name="Internet_20_link" text:visited-style-name="Visited_20_Internet_20_Link">
630_360_16840...</text:a>
"]</text:p>
      <text:p text:style-name="P4">
Tags: ['Теніс', 'Марта Костюк']</text:p>
      <text:p text:style-name="P4">
Type: Article</text:p>
      <!--METADATA-->
      <text:p text:style-name="P4">
<draw:frame draw:style-name="fr1" draw:name="Image36" text:anchor-type="as-char" svg:width="6.9236in" svg:height="3.956343in" draw:z-index="0">
<draw:image xlink:href="../Images/yкринформ/2023-05-14T-18-01-00-03-00/630_360_1684094450-278.jpg" xlink:type="simple" xlink:show="embed" xlink:actuate="onLoad" draw:mime-type="image/jpeg"/>
</draw:frame>
 Українкане змогла вийти в парний чвертьфінал.</text:p>
      <text:p text:style-name="P4">
Українська тенісистка Марта Костюк завершила виступи в парному розряді наґрунтовому турнірі серії WTA 1000 у Римі (Італія), передає Укрінформ.</text:p>
      <text:p text:style-name="P4">
У другому раунді змагань українка разом з Єленою-Габріелою Русе з Румуніїпрограла тандему Дезіре Кравчик / Демі Схюрс (США / Нідерланди), 0:6, 1:6.Матч тривав 1 годину 7 хвилин.</text:p>
      <text:p text:style-name="P4">
Дезіре Кравчик і Демі Схюрс у наступному раунді зіграють проти переможницьматчу Нікулеску / Ніномія – Ейкері / Като.</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text:p>
      <text:p text:style-name="P4">
Як повідомляв Укрінформ, сьогодні, 14 травня, Марта завершила виступи натурнірі WTA 1000 у Римі в одиночному розряді – у третьому раунді основиукраїнка програла Паулі Бадосі з Іспанії.</text:p>
      <text:p text:style-name="P4">
Фото: btu.org.ua</text:p>
      <text:p text:style-name="P4">
Source: <text:a xlink:type="simple" xlink:href="https://www.ukrinform.ua/rubric-sports/3709216-kostuk-zaversila-borotbu-v-parnomu-rozradi-turniru-wta-v-rimi.html" text:style-name="Internet_20_link" text:visited-style-name="Visited_20_Internet_20_Link">
https://www.ukrinform.ua/rubric-sports/3709216-kostuk-zaversila-borotbu-v-parnomu-rozradi-turniru-wta-v-rimi.html</text:a>
</text:p>
      <!--NEWS-->
      <text:h text:style-name="P10" text:outline-level="1">
<text:span text:style-name="T4">
У Німеччині Зеленський відвідав військову базу в Аахені, де тренують українських бійців</text:span>
</text:h>
      <text:p text:style-name="P4">
Authors: Ukrinform (Person)</text:p>
      <text:p text:style-name="P4">
Publisher: Укринформ (Organization)</text:p>
      <text:p text:style-name="P4">
Published Time: 2023-05-14T-21:42:00+03:00</text:p>
      <text:p text:style-name="P4">
Modified Time: 2023-05-14T22:42:00+03:00</text:p>
      <text:p text:style-name="P4">
Description: Під час перебування в Німеччині Президент Володимир Зеленський відвідав військову базу, де проходять підготовку українські військовослужбовці. — Укрінформ.</text:p>
      <text:p text:style-name="P4">
Images: ["<text:a xlink:type="simple" xlink:href="https://static.ukrinform.com/photos/2023_05/thumb_files/630_360_1684093280-488.jpeg" text:style-name="Internet_20_link" text:visited-style-name="Visited_20_Internet_20_Link">
630_360_16840...</text:a>
", "<text:a xlink:type="simple" xlink:href="https://static.ukrinform.com/photos/2023_05/1684093281-835.jpeg" text:style-name="Internet_20_link" text:visited-style-name="Visited_20_Internet_20_Link">
1684093281-83...</text:a>
"]</text:p>
      <text:p text:style-name="P4">
Tags: ['Німеччина', 'Візит', 'Військові', 'Зеленський']</text:p>
      <text:p text:style-name="P4">
Type: Article</text:p>
      <!--METADATA-->
      <text:p text:style-name="P4">
<draw:frame draw:style-name="fr1" draw:name="Image37" text:anchor-type="as-char" svg:width="6.9236in" svg:height="3.956343in" draw:z-index="0">
<draw:image xlink:href="../Images/yкринформ/2023-05-14T-21-42-00-03-00/630_360_1684093280-488.jpeg" xlink:type="simple" xlink:show="embed" xlink:actuate="onLoad" draw:mime-type="image/jpeg"/>
</draw:frame>
 Під часперебування в Німеччині Президент Володимир Зеленський відвідав військовубазу, де проходять підготовку українські військовослужбовці.</text:p>
      <text:p text:style-name="P4">
Як передає Укрінформ, про це повідомляє <text:a xlink:type="simple" xlink:href="https://www.president.gov.ua/news/volodimir-zelenskij-vidvidav-vijskovu-bazu-v-nimechchini-ta-82905" text:style-name="Internet_20_link" text:visited-style-name="Visited_20_Internet_20_Link">
</text:a>
 .</text:p>
      <text:p text:style-name="P4">
«У межах офіційного візиту до Німеччини Президент України Володимир Зеленськийвідвідав військову базу в місті Аахен, де проходять навчання українські <text:a xlink:type="simple" xlink:href="https://www.ukrinform.ua/tag-vijskovi" text:style-name="Internet_20_link" text:visited-style-name="Visited_20_Internet_20_Link">
</text:a>
 .</text:p>
      <text:p text:style-name="P4">
Глава держави та Федеральний канцлер Німеччини Олаф Шольц поспілкувалися зукраїнськими воїнами, які навчаються в Бундесвері», - йдеться в повідомленні.</text:p>
      <text:p text:style-name="P4">
<draw:frame draw:style-name="fr1" draw:name="Image38" text:anchor-type="as-char" svg:width="6.9236in" svg:height="4.617948in" draw:z-index="0">
<draw:image xlink:href="../Images/yкринформ/2023-05-14T-21-42-00-03-00/1684093281-835.jpeg" xlink:type="simple" xlink:show="embed" xlink:actuate="onLoad" draw:mime-type="image/jpeg"/>
</draw:frame>
</text:p>
      <text:p text:style-name="P4">
Як наголошують в Офісі Президента, Зеленський та Шольц ознайомилися зелементами навчання, а також оглянули зразки німецької військової техніки, наякій тренуються українські військовослужбовці і яка постачається до України.</text:p>
      <text:p text:style-name="P4">
Президент подякував Федеральному канцлеру Німеччини за підтримку тренувальноїмісії для українських військових.</text:p>
      <text:p text:style-name="P4">
<text:span text:style-name="T4">
Читайте також:</text:span>
 <text:a xlink:type="simple" xlink:href="https://www.ukrinform.ua/rubric-ato/3709181-zelenskij-zaklikav-evropu-buti-risucimi-u-dopomozi-ukraini-zbroeu.html" text:style-name="Internet_20_link" text:visited-style-name="Visited_20_Internet_20_Link">
 <text:span text:style-name="T4">
Зеленський</text:span>
 </text:a>
</text:p>
      <text:p text:style-name="P4">
Крім того, Володимир Зеленський нагородив українських воїнів орденами «Замужність» III ступеня.</text:p>
      <text:p text:style-name="P4">
Як <text:a xlink:type="simple" xlink:href="https://www.ukrinform.ua/rubric-polytics/3708875-zelenskij-pribuv-z-vizitom-do-berlina.html" text:style-name="Internet_20_link" text:visited-style-name="Visited_20_Internet_20_Link">
 </text:a>
 , Президент Володимир Зеленський 14 травня перебувавз візитом у Німеччині. Напередодні глава держави відвідав Італію.</text:p>
      <text:p text:style-name="P4">
<text:span text:style-name="T5">
Фото: ОП</text:span>
</text:p>
      <text:p text:style-name="P4">
Source: <text:a xlink:type="simple" xlink:href="https://www.ukrinform.ua/rubric-ato/3709211-zelenskij-vidvidav-vijskovu-bazu-v-nimeckomu-aaheni-de-trenuut-ukrainskih-bijciv.html" text:style-name="Internet_20_link" text:visited-style-name="Visited_20_Internet_20_Link">
https://www.ukrinform.ua/rubric-ato/3709211-zelenskij-vidvidav-vijskovu-bazu-v-nimeckomu-aaheni-de-trenuut-ukrainskih-bijciv.html</text:a>
</text:p>
      <!--NEWS-->
      <text:h text:style-name="P10" text:outline-level="1">
<text:span text:style-name="T4">
Президент України прилетів до Франції</text:span>
</text:h>
      <text:p text:style-name="P4">
Authors: Ukrinform (Person)</text:p>
      <text:p text:style-name="P4">
Publisher: Укринформ (Organization)</text:p>
      <text:p text:style-name="P4">
Published Time: 2023-05-14T-23:27:00+03:00</text:p>
      <text:p text:style-name="P4">
Modified Time: 2023-05-14T22:27:00+03:00</text:p>
      <text:p text:style-name="P4">
Description: Літак із Президентом України Володимиром Зеленський приземлився у Франції. — Укрінформ.</text:p>
      <text:p text:style-name="P4">
Images: ["<text:a xlink:type="simple" xlink:href="https://static.ukrinform.com/photos/2023_05/thumb_files/630_360_1684099642-863.jpg" text:style-name="Internet_20_link" text:visited-style-name="Visited_20_Internet_20_Link">
630_360_16840...</text:a>
"]</text:p>
      <text:p text:style-name="P4">
Tags: ['Франція', 'Візит', 'Зеленський']</text:p>
      <text:p text:style-name="P4">
Type: Article</text:p>
      <!--METADATA-->
      <text:p text:style-name="P4">
<draw:frame draw:style-name="fr1" draw:name="Image39" text:anchor-type="as-char" svg:width="6.9236in" svg:height="3.956343in" draw:z-index="0">
<draw:image xlink:href="../Images/yкринформ/2023-05-14T-23-27-00-03-00/630_360_1684099642-863.jpg" xlink:type="simple" xlink:show="embed" xlink:actuate="onLoad" draw:mime-type="image/jpeg"/>
</draw:frame>
 Літак ізПрезидентом України Володимиром Зеленський приземлився у Франції.</text:p>
      <text:p text:style-name="P4">
Про це повідомляє Franceinfo у <text:a xlink:type="simple" xlink:href="https://twitter.com/franceinfo" text:style-name="Internet_20_link" text:visited-style-name="Visited_20_Internet_20_Link">
 </text:a>
 , передаєУкрінформ.</text:p>
      <text:p text:style-name="P4">
«Через три місяці після першого візиту Володимир Зеленський повернувся доФранції», - йдеться в дописі.</text:p>
      <text:p text:style-name="P4">
Зазначається, що літак із Президентом України приземлився в аеропортуВіллакубле.</text:p>
      <text:p text:style-name="P4">
_Відео:<text:a xlink:type="simple" xlink:href="https://www.president.gov.ua/" text:style-name="Internet_20_link" text:visited-style-name="Visited_20_Internet_20_Link">
 </text:a>
 _</text:p>
      <text:p text:style-name="P4">
Як повідомляв Укрінформ, в офісі президента Франції Еммануеля Макронапідтвердили візит українського лідера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polytics/3709205-zelenskij-pro-zustric-z-makronom-obgovorimo-najvazlivisi-punkti-dvostoronnih-vidnosin.html" text:style-name="Internet_20_link" text:visited-style-name="Visited_20_Internet_20_Link">
 <text:span text:style-name="T4">
Макрон</text:span>
 </text:a>
</text:p>
      <text:p text:style-name="P4">
Очікується, що в Єлисейському палаці відбудеться робоча вечеря за участіВолодимира Зеленського й Еммануеля Макрона.</text:p>
      <text:p text:style-name="P4">
<text:span text:style-name="T5">
Фото: ОП</text:span>
</text:p>
      <text:p text:style-name="P4">
Source: <text:a xlink:type="simple" xlink:href="https://www.ukrinform.ua/rubric-polytics/3709210-prezident-ukraini-priletiv-do-francii.html" text:style-name="Internet_20_link" text:visited-style-name="Visited_20_Internet_20_Link">
https://www.ukrinform.ua/rubric-polytics/3709210-prezident-ukraini-priletiv-do-francii.html</text:a>
</text:p>
      <!--NEWS-->
      <text:h text:style-name="P10" text:outline-level="1">
<text:span text:style-name="T4">
At Sivershchyna and Slobozhanschyna directions Russian army shelled Klusy, Yeline, Zarichchya...</text:span>
</text:h>
      <text:p text:style-name="P4">
Authors: liveuamap (Language: en)</text:p>
      <text:p text:style-name="P4">
Time: 2023-05-14T-24:41:00</text:p>
      <text:p text:style-name="P4">
Location: Chernihiv (Latitude:52.0001 Longtitude:33.26797)</text:p>
      <text:p text:style-name="P4">
Videos: []</text:p>
      <text:p text:style-name="P4">
Images: []</text:p>
      <text:p text:style-name="P4">
Tags: ["Russia"]</text:p>
      <text:p text:style-name="P4">
ID: 22562780</text:p>
      <!--METADATA-->
      <text:p text:style-name="P4">
At Sivershchyna and Slobozhanschyna directions Russian army shelled Klusy,Yeline, Zarichchya, Mkhy, Medvedivka, Yanzhulivka, Hremyach of Chernihivregion and Stara Huta, Demyanivka, Bachivsk, Vilna Sloboda, Bobylivka,Volfyne,Stepok, Ryasne, Popivka of Sumy region, also Udy, Kozacha Lopan,Starytsya, Ohirtseve, Khatnye, Hatysche, Pletenivka, Bochkove, Nesterne,Budarky of Kharkiv region. Russian aviation conducted airstrikes at Prohres,Mkhy, Semenivka, Novhorod-Siverskyy of Chernihiv region and Budarky of Kharkivregion, - General Staff of Armed Forces of Ukraine says in the morning report</text:p>
      <text:p text:style-name="P4">
News Collection Link: <text:a xlink:type="simple" xlink:href="https://liveuamap.com/en/2023/14-may-at-sivershchyna-and-slobozhanschyna-directions-russian" text:style-name="Internet_20_link" text:visited-style-name="Visited_20_Internet_20_Link">
https://liveuamap.com/en/2023/14-may-at-sivershchyna-and-slobozhanschyna-directions-russian</text:a>
</text:p>
      <text:p text:style-name="P4">
Source: <text:a xlink:type="simple" xlink:href="https://t.me/lumsrc/4778" text:style-name="Internet_20_link" text:visited-style-name="Visited_20_Internet_20_Link">
https://t.me/lumsrc/4778</text:a>
</text:p>
      <!--NEWS-->
      <text:h text:style-name="P10" text:outline-level="1">
<text:span text:style-name="T4">
Через обстріли Подільського регіону затримуються чотири поїзди</text:span>
</text:h>
      <text:p text:style-name="P4">
Authors: Ukrinform (Person)</text:p>
      <text:p text:style-name="P4">
Publisher: Укринформ (Organization)</text:p>
      <text:p text:style-name="P4">
Published Time: 2023-05-14T-25:15:00+03:00</text:p>
      <text:p text:style-name="P4">
Modified Time: 2023-05-14T22:15:00+03:00</text:p>
      <text:p text:style-name="P4">
Description: Станом на 21:00 продовжують затримуватися чотири з 78 рейсів Укрзалізниці, які прямують через Подільський регіон. — Укрінформ.</text:p>
      <text:p text:style-name="P4">
Images: ["<text:a xlink:type="simple" xlink:href="https://static.ukrinform.com/photos/2018_09/thumb_files/630_360_1538046946-1722.jpeg" text:style-name="Internet_20_link" text:visited-style-name="Visited_20_Internet_20_Link">
630_360_15380...</text:a>
"]</text:p>
      <text:p text:style-name="P4">
Tags: ['Обстріл', 'Потяг', 'Транспорт', 'Укрзалізниця']</text:p>
      <text:p text:style-name="P4">
Type: Article</text:p>
      <!--METADATA-->
      <text:p text:style-name="P4">
<draw:frame draw:style-name="fr1" draw:name="Image40" text:anchor-type="as-char" svg:width="6.9236in" svg:height="3.956343in" draw:z-index="0">
<draw:image xlink:href="../Images/yкринформ/2023-05-14T-25-15-00-03-00/630_360_1538046946-1722.jpeg" xlink:type="simple" xlink:show="embed" xlink:actuate="onLoad" draw:mime-type="image/jpeg"/>
</draw:frame>
 Станомна 21:00 продовжують затримуватися чотири з 78 рейсів Укрзалізниці, якіпрямують через Подільський регіон.</text:p>
      <text:p text:style-name="P4">
Як передає Укрінформ, про це повідомляє пресслужба АТ «Укрзалізниця» в <text:a xlink:type="simple" xlink:href="https://t.me/UkrzalInfo/4423" text:style-name="Internet_20_link" text:visited-style-name="Visited_20_Internet_20_Link">
</text:a>
 .</text:p>
      <text:p text:style-name="P4">
«Станом на 21:00 у неділю, окрім вже традиційної затримки <text:a xlink:type="simple" xlink:href="https://www.ukrinform.ua/tag-potag" text:style-name="Internet_20_link" text:visited-style-name="Visited_20_Internet_20_Link">
</text:a>
 з Будапешта з причини масштабнихреконструкцій в Угорщині, затримуються на понад годину лише 4 рейси з 78», -йдеться в повідомленні.</text:p>
      <text:p text:style-name="P4">
За інформацією УЗ, наразі спостерігається затримка наступних рейсів:</text:p>
      <text:p text:style-name="P4">
№59/60 Чоп — Київ (+3:41);</text:p>
      <text:p text:style-name="P4">
№57/58 Ворохта — Київ (+2:26);</text:p>
      <text:p text:style-name="P4">
№55/56 Київ — Яремче (+2:00);</text:p>
      <text:p text:style-name="P4">
№85/86 Львів — Запоріжжя (+1:31).</text:p>
      <text:p text:style-name="P4">
Час затримки рейсу №749/750 Будапешт – Келеті – Київ-Пас. становить вже майже12 годин.</text:p>
      <text:p text:style-name="P4">
<text:span text:style-name="T4">
Читайте також:</text:span>
 <text:a xlink:type="simple" xlink:href="https://www.ukrinform.ua/rubric-regions/3708964-ukrzaliznica-zaversila-remont-poskodzenoi-obstrilom-rf-kolii-na-hmelniccini.html" text:style-name="Internet_20_link" text:visited-style-name="Visited_20_Internet_20_Link">
 <text:span text:style-name="T4">
Укрзалізниця</text:span>
 </text:a>
</text:p>
      <text:p text:style-name="P4">
Слідкувати за оперативною інформацію щодо руху поїздів можна на <text:a xlink:type="simple" xlink:href="https://uz-vezemo.uz.gov.ua/delayform" text:style-name="Internet_20_link" text:visited-style-name="Visited_20_Internet_20_Link">
</text:a>
 .</text:p>
      <text:p text:style-name="P4">
Як повідомлялося, уночі 13 травня росіяни обстріляли Хмельниччину.Укрзалізниця і Хмельницька обласна військова адміністрація запустили <text:a xlink:type="simple" xlink:href="https://www.ukrinform.ua/rubric-regions/3708624-ukrzaliznica-zapustila-satli-i-avtobusi-u-mista-poizdi-do-akih-zapiznuutsa-cerez-ataku-droniv.html" text:style-name="Internet_20_link" text:visited-style-name="Visited_20_Internet_20_Link">
</text:a>
 .</text:p>
      <text:p text:style-name="P4">
Source: <text:a xlink:type="simple" xlink:href="https://www.ukrinform.ua/rubric-regions/3709206-vnaslidok-obstriliv-podilskogo-regionu-zatrimuutsa-cotiri-poizdi.html" text:style-name="Internet_20_link" text:visited-style-name="Visited_20_Internet_20_Link">
https://www.ukrinform.ua/rubric-regions/3709206-vnaslidok-obstriliv-podilskogo-regionu-zatrimuutsa-cotiri-poizdi.html</text:a>
</text:p>
      <!--NEWS-->
      <text:h text:style-name="P10" text:outline-level="1">
<text:span text:style-name="T4">
At Lyman direction Russian army shelled Makiyivka of Luhansk region and Bilohorivka, Verkhnok...</text:span>
</text:h>
      <text:p text:style-name="P4">
Authors: liveuamap (Language: en)</text:p>
      <text:p text:style-name="P4">
Time: 2023-05-14T-26:41:00</text:p>
      <text:p text:style-name="P4">
Location: Bakhmut (Latitude:48.80551 Longtitude:38.23997)</text:p>
      <text:p text:style-name="P4">
Videos: []</text:p>
      <text:p text:style-name="P4">
Images: []</text:p>
      <text:p text:style-name="P4">
Tags: ["Russia"]</text:p>
      <text:p text:style-name="P4">
ID: 22562778</text:p>
      <!--METADATA-->
      <text:p text:style-name="P4">
At Lyman direction Russian army shelled Makiyivka of Luhansk region andBilohorivka, Verkhnokamyanske, Spirne and Berestove of Donetsk region. Russianaviation conducted airstrikes at Bilohorivka of Luhansk region and Terny,Verkhnokamyanske and Spirne of Donetsk region, - General Staff of Armed Forcesof Ukraine says in the morning report</text:p>
      <text:p text:style-name="P4">
News Collection Link: <text:a xlink:type="simple" xlink:href="https://liveuamap.com/en/2023/14-may-at-lyman-direction-russian-army-shelled-makiyivka" text:style-name="Internet_20_link" text:visited-style-name="Visited_20_Internet_20_Link">
https://liveuamap.com/en/2023/14-may-at-lyman-direction-russian-army-shelled-makiyivka</text:a>
</text:p>
      <text:p text:style-name="P4">
Source: <text:a xlink:type="simple" xlink:href="https://t.me/lumsrc/4780" text:style-name="Internet_20_link" text:visited-style-name="Visited_20_Internet_20_Link">
https://t.me/lumsrc/4780</text:a>
</text:p>
      <!--NEWS-->
      <text:h text:style-name="P10" text:outline-level="1">
<text:span text:style-name="T4">
Зеленський - про зустріч із Макроном: Обговоримо найважливіші пункти двосторонніх відносин</text:span>
</text:h>
      <text:p text:style-name="P4">
Authors: Ukrinform (Person)</text:p>
      <text:p text:style-name="P4">
Publisher: Укринформ (Organization)</text:p>
      <text:p text:style-name="P4">
Published Time: 2023-05-14T-27:12:00+03:00</text:p>
      <text:p text:style-name="P4">
Modified Time: 2023-05-14T22:12:00+03:00</text:p>
      <text:p text:style-name="P4">
Description: Президенти України та Франції під час зустрічі в Парижі обговорять найважливіші питання двосторонніх відносин. — Укрінформ.</text:p>
      <text:p text:style-name="P4">
Images: ["<text:a xlink:type="simple" xlink:href="https://static.ukrinform.com/photos/2023_02/thumb_files/630_360_1675929931-702.jpg" text:style-name="Internet_20_link" text:visited-style-name="Visited_20_Internet_20_Link">
630_360_16759...</text:a>
"]</text:p>
      <text:p text:style-name="P4">
Tags: ['Франція', 'Макрон', 'Переговори', 'Візит', 'Зеленський']</text:p>
      <text:p text:style-name="P4">
Type: Article</text:p>
      <!--METADATA-->
      <text:p text:style-name="P4">
<draw:frame draw:style-name="fr1" draw:name="Image41" text:anchor-type="as-char" svg:width="6.9236in" svg:height="3.956343in" draw:z-index="0">
<draw:image xlink:href="../Images/yкринформ/2023-05-14T-27-12-00-03-00/630_360_1675929931-702.jpg" xlink:type="simple" xlink:show="embed" xlink:actuate="onLoad" draw:mime-type="image/jpeg"/>
</draw:frame>
Президенти України та Франції під час зустрічі в Парижі обговорятьнайважливіші питання двосторонніх відносин.</text:p>
      <text:p text:style-name="P4">
Як передає Укрінформ, про це Володимир Зеленський повідомив у <text:a xlink:type="simple" xlink:href="http://t.me/V_Zelenskiy_official/6227" text:style-name="Internet_20_link" text:visited-style-name="Visited_20_Internet_20_Link">
</text:a>
 .</text:p>
      <text:p text:style-name="P4">
«Париж. Із кожним візитом оборонні та наступальні можливості Українизбільшуються. Звʼязок із <text:a xlink:type="simple" xlink:href="https://www.ukrinform.ua/tag-evropa" text:style-name="Internet_20_link" text:visited-style-name="Visited_20_Internet_20_Link">
 </text:a>
 міцнішає, атиск на росію зростає. Зустрінуся з моїм другом Емманюелем. Обговоримонайважливіші пункти двосторонніх відносин», - зазначив Президент України.</text:p>
      <text:p text:style-name="P4">
<text:span text:style-name="T4">
Читайте також:</text:span>
 <text:a xlink:type="simple" xlink:href="https://www.ukrinform.ua/rubric-polytics/3709179-rosia-geopoliticno-vze-prograla-vijnu-makron.html" text:style-name="Internet_20_link" text:visited-style-name="Visited_20_Internet_20_Link">
 <text:span text:style-name="T4">
Макрон</text:span>
 </text:a>
</text:p>
      <text:p text:style-name="P4">
Як повідомляв Укрінформ, в офісі президента Франції <text:a xlink:type="simple" xlink:href="http://www.ukrinform.ua/rubric-polytics/3709198-v-ofisi-prezidenta-francii-pidtverdili-vizit-zelenskogo.html" text:style-name="Internet_20_link" text:visited-style-name="Visited_20_Internet_20_Link">
</text:a>
 українського лідера Володимира Зеленського.</text:p>
      <text:p text:style-name="P4">
<text:span text:style-name="T5">
Фото: ОП</text:span>
</text:p>
      <text:p text:style-name="P4">
Source: <text:a xlink:type="simple" xlink:href="https://www.ukrinform.ua/rubric-polytics/3709205-zelenskij-pro-zustric-z-makronom-obgovorimo-najvazlivisi-punkti-dvostoronnih-vidnosin.html" text:style-name="Internet_20_link" text:visited-style-name="Visited_20_Internet_20_Link">
https://www.ukrinform.ua/rubric-polytics/3709205-zelenskij-pro-zustric-z-makronom-obgovorimo-najvazlivisi-punkti-dvostoronnih-vidnosin.html</text:a>
</text:p>
      <!--NEWS-->
      <text:h text:style-name="P10" text:outline-level="1">
<text:span text:style-name="T4">
Надія Кіченок не змогла пробитися в парний чвертьфінал турніру WTA у Римі</text:span>
</text:h>
      <text:p text:style-name="P4">
Authors: Ukrinform (Person)</text:p>
      <text:p text:style-name="P4">
Publisher: Укринформ (Organization)</text:p>
      <text:p text:style-name="P4">
Published Time: 2023-05-14T-29:02:00+03:00</text:p>
      <text:p text:style-name="P4">
Modified Time: 2023-05-14T22:02:00+03:00</text:p>
      <text:p text:style-name="P4">
Description: Українка завершила боротьбу в другому раунді. — Укрінформ.</text:p>
      <text:p text:style-name="P4">
Images: ["<text:a xlink:type="simple" xlink:href="https://static.ukrinform.com/photos/2023_05/thumb_files/630_360_1684090873-674.jpg" text:style-name="Internet_20_link" text:visited-style-name="Visited_20_Internet_20_Link">
630_360_16840...</text:a>
"]</text:p>
      <text:p text:style-name="P4">
Tags: ['Теніс']</text:p>
      <text:p text:style-name="P4">
Type: Article</text:p>
      <!--METADATA-->
      <text:p text:style-name="P4">
<draw:frame draw:style-name="fr1" draw:name="Image42" text:anchor-type="as-char" svg:width="6.9236in" svg:height="3.956343in" draw:z-index="0">
<draw:image xlink:href="../Images/yкринформ/2023-05-14T-29-02-00-03-00/630_360_1684090873-674.jpg" xlink:type="simple" xlink:show="embed" xlink:actuate="onLoad" draw:mime-type="image/jpeg"/>
</draw:frame>
 Українказавершила боротьбу в другому раунді.</text:p>
      <text:p text:style-name="P4">
Українська тенісистка Надія Кіченок завершила виступи в парному розряді наґрунтовому турнірі серії WTA 1000 у Римі (Італія), передає Укрінформ.</text:p>
      <text:p text:style-name="P4">
У другому колі змагань українка разом із Кімберлі Циммерманн (Бельгія)програла тандему Марія Боузкова / Бетані Маттек-Сендс (Чехія / США), - 4:6,2:6. Матч тривав 1 годину 19 хвилин. Українсько-бельгійський дует віддавопоненткам чотири свої подачі за всю гру.</text:p>
      <text:p text:style-name="P4">
Боузкова і Маттек-Сендс у наступному раунді змагатимуться з переможницямиматчу Людмила Кіченок / Альона Остапенко – Магда Лінетт / Маркета Вондроушова.</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text:p>
      <text:p text:style-name="P4">
Як повідомляв Укрінформ, за вихід до третього кола парного розряду у ціхвилини бореться Марта Костюк, у дуеті з румункою Єленою-Габріелою Русе, вонипротистоять третьому номеру «посіву» Дезері Кравчик (США) - Демі Схурс(Нідерланди).</text:p>
      <text:p text:style-name="P4">
Фото: btu.org.ua</text:p>
      <text:p text:style-name="P4">
Source: <text:a xlink:type="simple" xlink:href="https://www.ukrinform.ua/rubric-sports/3709202-nadia-kicenok-ne-zmogla-probitisa-v-parnij-cvertfinal-turniru-wta-u-rimi.html" text:style-name="Internet_20_link" text:visited-style-name="Visited_20_Internet_20_Link">
https://www.ukrinform.ua/rubric-sports/3709202-nadia-kicenok-ne-zmogla-probitisa-v-parnij-cvertfinal-turniru-wta-u-rimi.html</text:a>
</text:p>
      <!--NEWS-->
      <text:h text:style-name="P10" text:outline-level="1">
<text:span text:style-name="T4">
У Запоріжжі в лікарні помер чоловік, який постраждав від ворожого обстрілу</text:span>
</text:h>
      <text:p text:style-name="P4">
Authors: Ukrinform (Person)</text:p>
      <text:p text:style-name="P4">
Publisher: Укринформ (Organization)</text:p>
      <text:p text:style-name="P4">
Published Time: 2023-05-14T-31:01:00+03:00</text:p>
      <text:p text:style-name="P4">
Modified Time: 2023-05-14T22:01:00+03:00</text:p>
      <text:p text:style-name="P4">
Description: У результаті обстрілу села Приморське, що неподалік Запоріжжя, травмовано 6 людей. Один чоловік помер в лікарні.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Обстріл', 'Смерть', 'Запоріжжя', 'Війна з росією']</text:p>
      <text:p text:style-name="P4">
Type: Article</text:p>
      <!--METADATA-->
      <text:p text:style-name="P4">
<draw:frame draw:style-name="fr1" draw:name="Image43" text:anchor-type="as-char" svg:width="6.9236in" svg:height="3.956343in" draw:z-index="0">
<draw:image xlink:href="../Images/yкринформ/2023-05-14T-31-01-00-03-00/630_360_1572005821-673.jpg" xlink:type="simple" xlink:show="embed" xlink:actuate="onLoad" draw:mime-type="image/jpeg"/>
</draw:frame>
 Урезультаті обстрілу села Приморське, що неподалік Запоріжжя, травмовано 6людей. Один чоловік помер в лікарні.</text:p>
      <text:p text:style-name="P4">
Про це в <text:a xlink:type="simple" xlink:href="https://t.me/zoda_gov_ua/18759" text:style-name="Internet_20_link" text:visited-style-name="Visited_20_Internet_20_Link">
 </text:a>
 повідомляє голова Запорізької ОВАЮрій Малашко, передає Укрінформ.</text:p>
      <text:p text:style-name="P4">
"В результаті ворожих обстрілів постраждало 6 місцевих жителів, серед нихмалолітня дитина. 24-річний хлопець у вкрай важкому стані <text:a xlink:type="simple" xlink:href="https://www.ukrinform.ua/tag-smert" text:style-name="Internet_20_link" text:visited-style-name="Visited_20_Internet_20_Link">
</text:a>
 у лікарні", - написав він.</text:p>
      <text:p text:style-name="P4">
За інформацією голови ОВА, також 30-річний чоловік досі у важкому стані. Троє,у тому числі дитина - середньої важкості. Одному постраждалому надали допомогуамбулаторно.</text:p>
      <text:p text:style-name="P4">
<text:span text:style-name="T4">
Читайте також:</text:span>
 <text:a xlink:type="simple" xlink:href="https://www.ukrinform.ua/rubric-regions/3709045-na-hersonsini-cerez-vorozij-obstril-zaginuv-colovik.html" text:style-name="Internet_20_link" text:visited-style-name="Visited_20_Internet_20_Link">
 <text:span text:style-name="T4">
загинув</text:span>
 </text:a>
</text:p>
      <text:p text:style-name="P4">
Раніше <text:a xlink:type="simple" xlink:href="https://www.ukrinform.ua/rubric-ato/3709099-rosiani-obstrilali-selo-u-zaporizkij-oblasti-e-poraneni-ermak.html" text:style-name="Internet_20_link" text:visited-style-name="Visited_20_Internet_20_Link">
 </text:a>
 , що ворог вдарив по селу з"Градів". Серед постраждалих є водій швидкої допомоги.</text:p>
      <text:p text:style-name="P4">
Source: <text:a xlink:type="simple" xlink:href="https://www.ukrinform.ua/rubric-regions/3709203-u-zaporizzi-v-likarni-pomer-colovik-akij-postrazdav-vid-vorozogo-obstrilu.html" text:style-name="Internet_20_link" text:visited-style-name="Visited_20_Internet_20_Link">
https://www.ukrinform.ua/rubric-regions/3709203-u-zaporizzi-v-likarni-pomer-colovik-akij-postrazdav-vid-vorozogo-obstrilu.html</text:a>
</text:p>
      <!--NEWS-->
      <text:h text:style-name="P10" text:outline-level="1">
<text:span text:style-name="T4">
Потяги через Вінницю, Хмельницький та Тернопіль поки курсуватимуть в об'їзд</text:span>
</text:h>
      <text:p text:style-name="P4">
Authors: Ukrinform (Person)</text:p>
      <text:p text:style-name="P4">
Publisher: Укринформ (Organization)</text:p>
      <text:p text:style-name="P4">
Published Time: 2023-05-14T-34:48:00+03:00</text:p>
      <text:p text:style-name="P4">
Modified Time: 2023-05-14T21:48:00+03:00</text:p>
      <text:p text:style-name="P4">
Description: Поки тривають роботи по ліквідації наслідків обстрілів Подільського регіону, поїзди, які прямували через Вінницю, Хмельницький та Тернопіль, курсуватимуть в об'їзд. — Укрінформ.</text:p>
      <text:p text:style-name="P4">
Images: ["<text:a xlink:type="simple" xlink:href="https://static.ukrinform.com/photos/2023_03/thumb_files/630_360_1678016225-648.jpg" text:style-name="Internet_20_link" text:visited-style-name="Visited_20_Internet_20_Link">
630_360_16780...</text:a>
"]</text:p>
      <text:p text:style-name="P4">
Tags: ['Обстріл', 'Потяг', 'Транспорт', 'Укрзалізниця']</text:p>
      <text:p text:style-name="P4">
Type: Article</text:p>
      <!--METADATA-->
      <text:p text:style-name="P4">
<draw:frame draw:style-name="fr1" draw:name="Image44" text:anchor-type="as-char" svg:width="6.9236in" svg:height="3.956343in" draw:z-index="0">
<draw:image xlink:href="../Images/yкринформ/2023-05-14T-34-48-00-03-00/630_360_1678016225-648.jpg" xlink:type="simple" xlink:show="embed" xlink:actuate="onLoad" draw:mime-type="image/jpeg"/>
</draw:frame>
 Покитривають роботи по ліквідації наслідків обстрілів Подільського регіону,поїзди, які прямували через Вінницю, Хмельницький та Тернопіль, курсуватимутьв об'їзд.</text:p>
      <text:p text:style-name="P4">
Про це повідомляє пресслужба АТ «Укрзалізниця» в <text:a xlink:type="simple" xlink:href="https://t.me/UkrzalInfo/4423" text:style-name="Internet_20_link" text:visited-style-name="Visited_20_Internet_20_Link">
</text:a>
 , передає Укрінформ.</text:p>
      <text:p text:style-name="P4">
«Станом на вечір 14 травня, рейси <text:a xlink:type="simple" xlink:href="https://www.ukrinform.ua/tag-ukrzaliznica" text:style-name="Internet_20_link" text:visited-style-name="Visited_20_Internet_20_Link">
 </text:a>
 , що традиційно прямували подільським регіоном через Вінницю,Хмельницький та Тернопіль, продовжують курсувати в об'їзд внаслідок робіт поліквідації наслідків суботніх обстрілів у регіоні», - йдеться в повідомленні.</text:p>
      <text:p text:style-name="P4">
Відновлення сполучення відбудеться, як тільки Хмельницька обласна військоваадміністрація надасть відповідний дозвіл. Наразі ремонт колії завершено.</text:p>
      <text:p text:style-name="P4">
Для доставки пасажирів на дільниці Вінниця — Хмельницький — Тернопільорганізовано шатловий рух приміськими поїздами, які курсують орієнтовно раз надві години.</text:p>
      <text:p text:style-name="P4">
<text:span text:style-name="T4">
Читайте також:</text:span>
 <text:a xlink:type="simple" xlink:href="https://www.ukrinform.ua/rubric-regions/3708964-ukrzaliznica-zaversila-remont-poskodzenoi-obstrilom-rf-kolii-na-hmelniccini.html" text:style-name="Internet_20_link" text:visited-style-name="Visited_20_Internet_20_Link">
 <text:span text:style-name="T4">
Укрзалізниця</text:span>
 </text:a>
</text:p>
      <text:p text:style-name="P4">
У разі неможливості дістатися свого рейсу з причини зміни маршруту квитокможна здати у будь-якій касі.</text:p>
      <text:p text:style-name="P4">
Як повідомлялося, уночі 13 травня росіяни обстріляли Хмельниччину.Укрзалізниця і Хмельницька обласна військова адміністрація <text:a xlink:type="simple" xlink:href="https://www.ukrinform.ua/rubric-regions/3708624-ukrzaliznica-zapustila-satli-i-avtobusi-u-mista-poizdi-do-akih-zapiznuutsa-cerez-ataku-droniv.html" text:style-name="Internet_20_link" text:visited-style-name="Visited_20_Internet_20_Link">
</text:a>
 упункти призначення, куди запізнювалися потяги.</text:p>
      <text:p text:style-name="P4">
Source: <text:a xlink:type="simple" xlink:href="https://www.ukrinform.ua/rubric-regions/3709208-potagi-cerez-vinnicu-hmelnickij-ta-ternopil-poki-kursuvatimut-v-obizd.html" text:style-name="Internet_20_link" text:visited-style-name="Visited_20_Internet_20_Link">
https://www.ukrinform.ua/rubric-regions/3709208-potagi-cerez-vinnicu-hmelnickij-ta-ternopil-poki-kursuvatimut-v-obizd.html</text:a>
</text:p>
      <!--NEWS-->
      <text:h text:style-name="P10" text:outline-level="1">
<text:span text:style-name="T4">
В офісі президента Франції підтвердили візит Зеленського</text:span>
</text:h>
      <text:p text:style-name="P4">
Authors: Ukrinform (Person)</text:p>
      <text:p text:style-name="P4">
Publisher: Укринформ (Organization)</text:p>
      <text:p text:style-name="P4">
Published Time: 2023-05-14T-36:41:00+03:00</text:p>
      <text:p text:style-name="P4">
Modified Time: 2023-05-14T21:41:00+03:00</text:p>
      <text:p text:style-name="P4">
Description: В офісі президента Франції Еммануеля Макрона підтвердили візит українського лідера Володимира Зеленського. — Укрінформ.</text:p>
      <text:p text:style-name="P4">
Images: ["<text:a xlink:type="simple" xlink:href="https://static.ukrinform.com/photos/2023_02/thumb_files/630_360_1675929931-588.jpg" text:style-name="Internet_20_link" text:visited-style-name="Visited_20_Internet_20_Link">
630_360_16759...</text:a>
"]</text:p>
      <text:p text:style-name="P4">
Tags: ['Франція', 'Макрон', 'Візит', 'Зеленський']</text:p>
      <text:p text:style-name="P4">
Type: Article</text:p>
      <!--METADATA-->
      <text:p text:style-name="P4">
<draw:frame draw:style-name="fr1" draw:name="Image45" text:anchor-type="as-char" svg:width="6.9236in" svg:height="3.956343in" draw:z-index="0">
<draw:image xlink:href="../Images/yкринформ/2023-05-14T-36-41-00-03-00/630_360_1675929931-588.jpg" xlink:type="simple" xlink:show="embed" xlink:actuate="onLoad" draw:mime-type="image/jpeg"/>
</draw:frame>
 В офісіпрезидента Франції Еммануеля Макрона підтвердили візит українського лідераВолодимира Зеленського.</text:p>
      <text:p text:style-name="P4">
Про це повідомляє <text:a xlink:type="simple" xlink:href="http://edition.cnn.com/europe/live-news/russia-ukraine-war-news-05-14-23/h_5f44cce8656fded3e33c77b04de910af" text:style-name="Internet_20_link" text:visited-style-name="Visited_20_Internet_20_Link">
 </text:a>
 з посиланням на заявуЄлисейського палацу, передає Укрінформ.</text:p>
      <text:p text:style-name="P4">
Зазначається, що Зеленський у неділю відвідає Париж, де в Єлисейськомупалаці.відбудеться робоча вечеря з Еммануелем Макроном.</text:p>
      <text:p text:style-name="P4">
"Цей обмін думками дасть їм змогу продовжити і поглибити діалог довіри післязустрічі 8 лютого у Парижі та регулярних телефонних обмінів відтоді", -йдеться у заяві.</text:p>
      <text:p text:style-name="P4">
Зазначається, що в ході зустрічі <text:a xlink:type="simple" xlink:href="https://www.ukrinform.ua/tag-makron" text:style-name="Internet_20_link" text:visited-style-name="Visited_20_Internet_20_Link">
 </text:a>
"підтвердить незмінну підтримку Франції та Європи у справі відновленнязаконних прав України та захисту її фундаментальних інтересів".</text:p>
      <text:p text:style-name="P4">
"Тому дискусія цього вечора буде зосереджена на підтримці, яку Франціяпродовжує надавати у відповідь на невідкладні військові та гуманітарні потребиУкраїни. Два президенти також обговорять довгострокові перспективи поверненнямиру в Європу, зокрема, на основі Мирного плану, запропонованого президентомЗеленським, який підтримує Франція", - вказують в Єлисейському палаці.</text:p>
      <text:p text:style-name="P4">
<text:span text:style-name="T4">
Читайте також:</text:span>
 <text:a xlink:type="simple" xlink:href="https://www.ukrinform.ua/rubric-polytics/3709179-rosia-geopoliticno-vze-prograla-vijnu-makron.html" text:style-name="Internet_20_link" text:visited-style-name="Visited_20_Internet_20_Link">
 <text:span text:style-name="T4">
Макрон</text:span>
 </text:a>
</text:p>
      <text:p text:style-name="P4">
Як повідомляв Укрінформ, французькі ЗМІ писали, що Володимир Зеленський унеділю після завершення візиту до Німеччини може прибути до Парижа.</text:p>
      <text:p text:style-name="P4">
За даними Le Figaro, в аеропорту Президента України зустрічатимуть прем'єр-міністр Франції Елізабет Борн та міністр закордонних справ Катрін Колонна.</text:p>
      <text:p text:style-name="P4">
<text:span text:style-name="T5">
Фото: ОП</text:span>
</text:p>
      <text:p text:style-name="P4">
Source: <text:a xlink:type="simple" xlink:href="https://www.ukrinform.ua/rubric-polytics/3709198-v-ofisi-prezidenta-francii-pidtverdili-vizit-zelenskogo.html" text:style-name="Internet_20_link" text:visited-style-name="Visited_20_Internet_20_Link">
https://www.ukrinform.ua/rubric-polytics/3709198-v-ofisi-prezidenta-francii-pidtverdili-vizit-zelenskogo.html</text:a>
</text:p>
      <!--NEWS-->
      <text:h text:style-name="P10" text:outline-level="1">
<text:span text:style-name="T4">
Подоляк прогнозує катастрофічні події для російської армії</text:span>
</text:h>
      <text:p text:style-name="P4">
Authors: Ukrinform (Person)</text:p>
      <text:p text:style-name="P4">
Publisher: Укринформ (Organization)</text:p>
      <text:p text:style-name="P4">
Published Time: 2023-05-14T-38:29:00+03:00</text:p>
      <text:p text:style-name="P4">
Modified Time: 2023-05-14T21:29:00+03:00</text:p>
      <text:p text:style-name="P4">
Description: Радник голови Офісу Президента Михайло Подоляк переконаний, що на російську армію чекають «катастрофічні події» і прогнозує гарячий весняно-літній сезон.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Російські військові', 'Подоляк', 'Війна з росією', 'Контрнаступ']</text:p>
      <text:p text:style-name="P4">
Type: Article</text:p>
      <!--METADATA-->
      <text:p text:style-name="P4">
<draw:frame draw:style-name="fr1" draw:name="Image46" text:anchor-type="as-char" svg:width="6.9236in" svg:height="3.956343in" draw:z-index="0">
<draw:image xlink:href="../Images/yкринформ/2023-05-14T-38-29-00-03-00/630_360_1669378255-230.jpg" xlink:type="simple" xlink:show="embed" xlink:actuate="onLoad" draw:mime-type="image/jpeg"/>
</draw:frame>
 Радникголови Офісу Президента Михайло Подоляк переконаний, що на російську арміючекають «катастрофічні події» і прогнозує гарячий весняно-літній сезон.</text:p>
      <text:p text:style-name="P4">
Про це він заявив в інтерв’ю німецькому виданню <text:a xlink:type="simple" xlink:href="http://www.bild.de/bild-plus/politik/ausland/politik-inland/selenskyj-vertrauter-erklaert-ukraine-offensive-katastrophale-ereignisse-kommen-83915520.bild.html" text:style-name="Internet_20_link" text:visited-style-name="Visited_20_Internet_20_Link">
 </text:a>
 , передаєУкрінформ.</text:p>
      <text:p text:style-name="P4">
«Я думаю, що ми побачимо катастрофічні події, які уразять російську армію.Вона буде змушена покинути окуповану територію дуже швидко», – сказав Подоляк.</text:p>
      <text:p text:style-name="P4">
Він нагадав, що з деяких тимчасово захоплених територій вже почали евакуюватимісцеві адміністрації.</text:p>
      <text:p text:style-name="P4">
«На мій погляд, це буде гарячий весняно-літній сезон. Міф про силу російськоїармії, який так довго лякав Європу і Німеччину, нарешті руйнується», -зазначив радник голови ОП.</text:p>
      <text:p text:style-name="P4">
Відповідаючи на запитання про ситуацію в Бахмуті та очікуваний великийконтрнаступ ЗСУ, <text:a xlink:type="simple" xlink:href="https://www.ukrinform.ua/tag-podolak" text:style-name="Internet_20_link" text:visited-style-name="Visited_20_Internet_20_Link">
 </text:a>
 пояснив, що Українавзяла ініціативу. Однак це не означає, що завтра буде визволено Бахмут. Засловами Подоляка, точитимуться важкі бої і триватиме знищення боєздатностіросії. Він уточнив, що очікуваний усіма контрнаступ — це не один захід, якийпочався сьогодні і закінчиться завтра, а «безліч акцій, десятки і сотні акцій,декотрі з яких вже проводяться».</text:p>
      <text:p text:style-name="P4">
<text:span text:style-name="T4">
Читайте також:</text:span>
 <text:a xlink:type="simple" xlink:href="https://www.ukrinform.ua/rubric-ato/3709048-zelenskij-virit-v-uspih-kontrnastupu-mi-majze-gotovi-do-cogo.html" text:style-name="Internet_20_link" text:visited-style-name="Visited_20_Internet_20_Link">
 <text:span text:style-name="T4">
контрнаст</text:span>
 </text:a>
</text:p>
      <text:p text:style-name="P4">
Як приклад він навів збільшення інтенсивності обстрілів російського тиловогозабезпечення, а також невеликі локальні просування в різних частинах Донецькоїобласті.</text:p>
      <text:p text:style-name="P4">
Цілями великого українського наступу представник ОП назвав необхідністьздобути кілька тактичних перемог на місцевому рівні, які поступово приведутьдо більшої мети: повного визволення всіх підконтрольних поки що росіїтериторій України.</text:p>
      <text:p text:style-name="P4">
«Будь-яка частина України, що залишається під контролем росії, означає двіречі: через деякий час війна відновиться, якщо рф накопичить нові ресурси. По-друге, в самій росії не буде оновлення політичних еліт. Настрої реваншизму,експансіонізму та шовінізму продовжуватимуть процвітати та розвиватися. Томуми звільнимо всю нашу територію», - підкреслив Подоляк.</text:p>
      <text:p text:style-name="P4">
<text:span text:style-name="T4">
Читайте також:</text:span>
 <text:a xlink:type="simple" xlink:href="https://www.ukrinform.ua/rubric-polytics/3706486-rosia-otrimae-sans-na-zmini-tilki-v-razi-porazki-podolak.html" text:style-name="Internet_20_link" text:visited-style-name="Visited_20_Internet_20_Link">
 <text:span text:style-name="T4">
Подоляк</text:span>
 </text:a>
</text:p>
      <text:p text:style-name="P4">
Він подякував Німеччині, яка взяла на себе зрештою ініціативу в наданніпідтримки Україні та високо оцінив оголошений пакет військової допомоги насуму 2,7 млрд євро.</text:p>
      <text:p text:style-name="P4">
«Цей пакет показує, що відбулася фундаментальна зміна в уявленні про те,наскільки небезпечним є російський режим для всього світу і як ця війна маєзакінчитися», - зауважив радник керівника ОП. Він додав, що заяви про майбутнюпідтримку України свідчать про те, що Німеччина та інші партнери «обрали своюстратегію».</text:p>
      <text:p text:style-name="P4">
Нагадаємо, сьогодні канцлер ФРН Олаф Шольц оголосив про новий пакет військовоїдопомоги під час пресконференції з Президентом України Володимиром Зеленськимпісля переговорів у Берліні.</text:p>
      <text:p text:style-name="P4">
Source: <text:a xlink:type="simple" xlink:href="https://www.ukrinform.ua/rubric-ato/3709194-podolak-prognozue-katastroficni-podii-dla-rosijskoi-armii.html" text:style-name="Internet_20_link" text:visited-style-name="Visited_20_Internet_20_Link">
https://www.ukrinform.ua/rubric-ato/3709194-podolak-prognozue-katastroficni-podii-dla-rosijskoi-armii.html</text:a>
</text:p>
      <!--NEWS-->
      <text:h text:style-name="P10" text:outline-level="1">
<text:span text:style-name="T4">
Моравецький: Європа буде повністю об’єднана лише з Україною як повноправним членом ЄС</text:span>
</text:h>
      <text:p text:style-name="P4">
Authors: Ukrinform (Person)</text:p>
      <text:p text:style-name="P4">
Publisher: Укринформ (Organization)</text:p>
      <text:p text:style-name="P4">
Published Time: 2023-05-14T-40:07:00+03:00</text:p>
      <text:p text:style-name="P4">
Modified Time: 2023-05-14T21:07:00+03:00</text:p>
      <text:p text:style-name="P4">
Description: Європа буде повністю об’єднаною лише у випадку приєднання України до ЄС. Україна зараз бореться за європейські цінності і стоїть на боці добра, відтак Європа повинна беззастережно підтримати українців у війні з росією. — Укрінформ.</text:p>
      <text:p text:style-name="P4">
Images: ["<text:a xlink:type="simple" xlink:href="https://static.ukrinform.com/photos/2021_09/thumb_files/630_360_1632404103-972.jpg" text:style-name="Internet_20_link" text:visited-style-name="Visited_20_Internet_20_Link">
630_360_16324...</text:a>
"]</text:p>
      <text:p text:style-name="P4">
Tags: ['Європа', 'Премія', 'Моравецький', 'Зеленський']</text:p>
      <text:p text:style-name="P4">
Type: Article</text:p>
      <!--METADATA-->
      <text:p text:style-name="P4">
<draw:frame draw:style-name="fr1" draw:name="Image47" text:anchor-type="as-char" svg:width="6.9236in" svg:height="3.956343in" draw:z-index="0">
<draw:image xlink:href="../Images/yкринформ/2023-05-14T-40-07-00-03-00/630_360_1632404103-972.jpg" xlink:type="simple" xlink:show="embed" xlink:actuate="onLoad" draw:mime-type="image/jpeg"/>
</draw:frame>
 Європабуде повністю об’єднаною лише у випадку приєднання України до ЄС. Україназараз бореться за європейські цінності і стоїть на боці добра, відтак Європаповинна беззастережно підтримати українців у війні з росією.</text:p>
      <text:p text:style-name="P4">
На цьому під час вручення Президентові України Володимиру Зеленському таукраїнському народові премії Карла Великого за європейські заслуги внімецькому Аахені заявив в неділю прем’єр-міністр Польщі Матеуш Моравецький,передає власний кореспондент Укрінформу.</text:p>
      <text:p text:style-name="P4">
“Сьогоднішня церемонія є черговим символом поступового зближенняєвроінтеграції України з європейською родиною. <text:a xlink:type="simple" xlink:href="https://www.ukrinform.ua/tag-evropa" text:style-name="Internet_20_link" text:visited-style-name="Visited_20_Internet_20_Link">
</text:a>
 буде повністю об’єднаною тоді, колиУкраїна стане її повноправним членом”,- підкреслив Моравецький.</text:p>
      <text:p text:style-name="P4">
<text:span text:style-name="T5">
Відео: ОП</text:span>
</text:p>
      <text:p text:style-name="P4">
Він наголосив: “так довго як Україна б’ється за нашу свободу, так довгоб’ється серце Європи”.</text:p>
      <text:p text:style-name="P4">
За словами польського прем’єра, європейський гуманізм часто йде в парі ізкомпромісом, замиренням, “а навіть пактом із дияволом”.</text:p>
      <text:p text:style-name="P4">
“Це погане рішення, оскільки воно лише продовжує страждання людей, якіперебувають під тиском диктатора. Так було колись із Гітлером, так зараз є зпутінbм – спочатку у випадку з Грузією, потім із Кримом у 2014 році і зараз”,- наголосив Моравецький.</text:p>
      <text:p text:style-name="P4">
Він підкреслив, що Європа й надалі є великою і може досягати консенсусу, непіддаючись на шантаж російської неоімперії.</text:p>
      <text:p text:style-name="P4">
російську агресію в Україні польський прем’єр назвав “черговим проявомзіткнення добра зі злом, де добро має вигляд Володимира Зеленського і всіхзахисників України”.</text:p>
      <text:p text:style-name="P4">
Він підкреслив, що ЄС має протидіяти росії, оскільки вона заперечує Європу ієвропейські цінності.</text:p>
      <text:p text:style-name="P4">
Глава польського уряду нагадав, що тисячі українських дітей були викраденіросіянами і про них не можна забувати.</text:p>
      <text:p text:style-name="P4">
Він підкреслив, що зараз Євросоюз “складає тест” і повинен пам’ятати проскладні лекції історії, "поки не стало пізно".</text:p>
      <text:p text:style-name="P4">
“Даймо сьогоднішньому лауреату щось більше ніж нагороду – даймо Володимирунашу повну підтримку. Лише таким чином ми зміцнимо мир і безпеку в Європі”,-наголосив Моравецький.</text:p>
      <text:p text:style-name="P4">
Як зазначив польський прем’єр, російська агресія проти України - це також івійна Європи, хоча багато хто боїться визнати, що ця війна стосується усіхєвропейців.</text:p>
      <text:p text:style-name="P4">
“Вона матиме вирішальний вплив на те, в якій Європі житимуть наші діти: чи цебуде Європа, яка втратила весь доробок свободи, чи Європа, яка відновиласвітовий лад. Можливо, це одне з найважливіших завдань і перевірок у нашомужитті”,- наголосив Моравецький.</text:p>
      <text:p text:style-name="P4">
Він закликав усіх європейських лідерів підтримати Україну діями “тут і зараз”.</text:p>
      <text:p text:style-name="P4">
“Станьмо на їх захист, підтримаймо свободу, Україну, Європу”, - резюмувавМоравецький під оплески присутніх.</text:p>
      <text:p text:style-name="P4">
Як передавало агентство, на церемонії були присутні деякі лауреати цієї преміїминулих років, зокрема, експрезидентка Литви Даля Грібаускайте, лідеркабілоруської опозиції Світлана Тихановська, ексголова Європарламенту МартінШульц тощо.</text:p>
      <text:p text:style-name="P4">
<text:span text:style-name="T4">
Читайте також:</text:span>
 <text:a xlink:type="simple" xlink:href="https://www.ukrinform.ua/rubric-ato/3709181-zelenskij-zaklikav-evropu-buti-risucimi-u-dopomozi-ukraini-zbroeu.html" text:style-name="Internet_20_link" text:visited-style-name="Visited_20_Internet_20_Link">
 <text:span text:style-name="T4">
Європу</text:span>
 </text:a>
</text:p>
      <text:p text:style-name="P4">
Міжнародна премія імені Карла Великого присуджується щороку з 1950 року завеликий внесок в об’єднання Європи. Премія 2023 року була присудженаВолодимиру Зеленському та українському народу.</text:p>
      <text:p text:style-name="P4">
Окрім Моравецького, з промовами виступили голова Єврокомісії Урсула фон дерЛяєн і канцлер ФРН Олаф Шольц.</text:p>
      <text:p text:style-name="P4">
На церемонії пролунала музика українського композитора Мирослава Скорика таВалентина Сільвестрова, прозвучала поезія Сергія Жадана.</text:p>
      <text:p text:style-name="P4">
<text:span text:style-name="T5">
Фото: PAP</text:span>
</text:p>
      <text:p text:style-name="P4">
Source: <text:a xlink:type="simple" xlink:href="https://www.ukrinform.ua/rubric-polytics/3709190-moraveckij-evropa-bude-povnistu-obednana-lise-z-ukrainou-ak-povnopravnim-clenom-es.html" text:style-name="Internet_20_link" text:visited-style-name="Visited_20_Internet_20_Link">
https://www.ukrinform.ua/rubric-polytics/3709190-moraveckij-evropa-bude-povnistu-obednana-lise-z-ukrainou-ak-povnopravnim-clenom-es.html</text:a>
</text:p>
      <!--NEWS-->
      <text:h text:style-name="P10" text:outline-level="1">
<text:span text:style-name="T4">
АПЛ: «Арсенал» розгромно поступився «Брайтону»</text:span>
</text:h>
      <text:p text:style-name="P4">
Authors: Ukrinform (Person)</text:p>
      <text:p text:style-name="P4">
Publisher: Укринформ (Organization)</text:p>
      <text:p text:style-name="P4">
Published Time: 2023-05-14T-42:01:29+03:00</text:p>
      <text:p text:style-name="P4">
Modified Time: 2023-05-14T21:01:29+03:00</text:p>
      <text:p text:style-name="P4">
Description: Зінченко не потрапив до заявки на гру. — Укрінформ.</text:p>
      <text:p text:style-name="P4">
Images: ["<text:a xlink:type="simple" xlink:href="https://static.ukrinform.com/photos/2023_05/thumb_files/630_360_1684086854-506.jpg" text:style-name="Internet_20_link" text:visited-style-name="Visited_20_Internet_20_Link">
630_360_16840...</text:a>
"]</text:p>
      <text:p text:style-name="P4">
Tags: ['Арсенал', 'Футбол', 'АПЛ']</text:p>
      <text:p text:style-name="P4">
Type: Article</text:p>
      <!--METADATA-->
      <text:p text:style-name="P4">
<draw:frame draw:style-name="fr1" draw:name="Image48" text:anchor-type="as-char" svg:width="6.9236in" svg:height="3.956343in" draw:z-index="0">
<draw:image xlink:href="../Images/yкринформ/2023-05-14T-42-01-29-03-00/630_360_1684086854-506.jpg" xlink:type="simple" xlink:show="embed" xlink:actuate="onLoad" draw:mime-type="image/jpeg"/>
</draw:frame>
 Зінченконе потрапив до заявки на гру.</text:p>
      <text:p text:style-name="P4">
«Арсенал» в домашньому матчі 36-го туру АПЛ програв «Брайтону» – 0:3, передаєУкрінформ.</text:p>
      <text:p text:style-name="P4">
Гості всі голи провели у другому таймі. На 51-й хвилині зустрічі забив Енкісо,а підбили підсумок протистояння м’яч у виконанні Ундава, який вийшов назаміну, і гол Еступіньяна в компенсований час.</text:p>
      <text:p text:style-name="P4">
Зінченко не потрапив до заявки на гру, раніше захиснику діагностувалипошкодження, яке не дозволить українцю зіграти до кінця сезону.</text:p>
      <text:p text:style-name="P4">
«Каноніри» йдуть на другому місці в АПЛ: відставання від лідера «МанчестерСіті» складає чотири очки. При цьому перемога «Містян» у наступному туріавтоматично принесе «Сіті» чемпіонський титул. «Брайтон» піднявся на шостемісце.</text:p>
      <text:p text:style-name="P4">
«Арсенал» 20 травня зіграє на виїзді з «Ноттінгем Форест». «Брайтон» двомаднями раніше проведе матч проти «Ньюкасла».</text:p>
      <text:p text:style-name="P4">
<text:span text:style-name="T4">
Читайте також:</text:span>
 <text:a xlink:type="simple" xlink:href="https://www.ukrinform.ua/rubric-sports/3709143-apl-man-siti-povernuvsa-v-odnoosibni-lideri-obigravsi-everton-mikolenka.html" text:style-name="Internet_20_link" text:visited-style-name="Visited_20_Internet_20_Link">
 </text:a>
</text:p>
      <text:p text:style-name="P4">
Як повідомляв Укрінформ, «Манчестер Сіті» в гостях на «Гудісон Парк» зрахунком 3:0 розгромив ліверпульський «Евертон».</text:p>
      <text:p text:style-name="P4">
Фото: Getty Images</text:p>
      <text:p text:style-name="P4">
Source: <text:a xlink:type="simple" xlink:href="https://www.ukrinform.ua/rubric-sports/3709189-apl-arsenal-rozgromno-postupivsa-brajtonu.html" text:style-name="Internet_20_link" text:visited-style-name="Visited_20_Internet_20_Link">
https://www.ukrinform.ua/rubric-sports/3709189-apl-arsenal-rozgromno-postupivsa-brajtonu.html</text:a>
</text:p>
      <!--NEWS-->
      <text:h text:style-name="P10" text:outline-level="1">
<text:span text:style-name="T4">
Poltavska Oblast(07:47). Red Alert: aerial threat. Sirens sounding. Take cover now!</text:span>
</text:h>
      <text:p text:style-name="P4">
Authors: liveuamap (Language: en)</text:p>
      <text:p text:style-name="P4">
Time: 2023-05-14T-43:48:00</text:p>
      <text:p text:style-name="P4">
Location: Poltavska Oblast (Latitude:49.47721 Longtitude:33.81795)</text:p>
      <text:p text:style-name="P4">
Videos: []</text:p>
      <text:p text:style-name="P4">
Images: []</text:p>
      <text:p text:style-name="P4">
Tags: ["Europe", "Central and Eastern Europe"]</text:p>
      <text:p text:style-name="P4">
ID: 22562668</text:p>
      <!--METADATA-->
      <text:p text:style-name="P4">
Poltavska Oblast(07:47). Red Alert: aerial threat. Sirens sounding. Take covernow!</text:p>
      <text:p text:style-name="P4">
News Collection Link: <text:a xlink:type="simple" xlink:href="https://liveuamap.com/en/2023/14-may-poltavska-oblast0747-red-alert-aerial-g" text:style-name="Internet_20_link" text:visited-style-name="Visited_20_Internet_20_Link">
https://liveuamap.com/en/2023/14-may-poltavska-oblast0747-red-alert-aerial-g</text:a>
</text:p>
      <text:p text:style-name="P4">
Source: <text:a xlink:type="simple" xlink:href="https://t.me/suspilnepoltava/11135" text:style-name="Internet_20_link" text:visited-style-name="Visited_20_Internet_20_Link">
https://t.me/suspilnepoltava/11135</text:a>
</text:p>
      <!--NEWS-->
      <text:h text:style-name="P10" text:outline-level="1">
<text:span text:style-name="T4">
Після відкриття половини виборчих скринь у президентських перегонах лідирує Ердоган</text:span>
</text:h>
      <text:p text:style-name="P4">
Authors: Ukrinform (Person)</text:p>
      <text:p text:style-name="P4">
Publisher: Укринформ (Organization)</text:p>
      <text:p text:style-name="P4">
Published Time: 2023-05-14T-45:57:00+03:00</text:p>
      <text:p text:style-name="P4">
Modified Time: 2023-05-14T20:57:00+03:00</text:p>
      <text:p text:style-name="P4">
Description: Станом на 20.30 за місцевим часом (однаковий з київським) відкрито половину виборчих скринь, за президента Туреччини Реджепа Таїпа Ердогана проголосували 52,03% виборців, за лідера опозиції Кемаля Кілічдароглу - 42,11%, за кандидата від правого Альянсу предків Сінана Огана - 5,33%. — Укрінформ.</text:p>
      <text:p text:style-name="P4">
Images: ["<text:a xlink:type="simple" xlink:href="https://static.ukrinform.com/photos/2022_08/thumb_files/630_360_1660844667-375.jpg" text:style-name="Internet_20_link" text:visited-style-name="Visited_20_Internet_20_Link">
630_360_16608...</text:a>
"]</text:p>
      <text:p text:style-name="P4">
Tags: ['Ердоган', 'Туреччина', 'Вибори Президента']</text:p>
      <text:p text:style-name="P4">
Type: Article</text:p>
      <!--METADATA-->
      <text:p text:style-name="P4">
<draw:frame draw:style-name="fr1" draw:name="Image49" text:anchor-type="as-char" svg:width="6.9236in" svg:height="3.956343in" draw:z-index="0">
<draw:image xlink:href="../Images/yкринформ/2023-05-14T-45-57-00-03-00/630_360_1660844667-375.jpg" xlink:type="simple" xlink:show="embed" xlink:actuate="onLoad" draw:mime-type="image/jpeg"/>
</draw:frame>
 Станом на20.30 за місцевим часом (однаковий з київським) відкрито половину виборчихскринь, за президента Туреччини Реджепа Таїпа Ердогана проголосували 52,03%виборців, за лідера опозиції Кемаля Кілічдароглу - 42,11%, за кандидата відправого Альянсу предків Сінана Огана - 5,33%.</text:p>
      <text:p text:style-name="P4">
Про це повідомляє Укрінформ з посиланням на дані Вищої виборчої ради, якіотримує агентство “ <text:a xlink:type="simple" xlink:href="https://secim.aa.com.tr/" text:style-name="Internet_20_link" text:visited-style-name="Visited_20_Internet_20_Link">
 </text:a>
 ” в онлайн-режимі.</text:p>
      <text:p text:style-name="P4">
Вказується, що президент <text:a xlink:type="simple" xlink:href="https://www.ukrinform.ua/tag-erdogan" text:style-name="Internet_20_link" text:visited-style-name="Visited_20_Internet_20_Link">
 </text:a>
 перемагає в54 провінціях (здебільшого це центральна, північна частина країни, частковопівденні та західні провінції), Кілічдароглу в 27 провінціях (на сході, заходіта частково на півдні).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span text:style-name="T4">
Туреччині</text:span>
 </text:a>
</text:p>
      <text:p text:style-name="P4">
Як повідомляв <text:a xlink:type="simple" xlink:href="https://www.ukrinform.ua/rubric-world/3708924-u-tureccini-prohodat-prezidentski-j-parlamentski-vibori.html" text:style-name="Internet_20_link" text:visited-style-name="Visited_20_Internet_20_Link">
 </text:a>
 , у Туреччині проходитьголосування на президентських та парламентських виборах, виборчі дільницівідкрилися о 8-й ранку, голосування тривало до 17-ї. Оприлюднення результатівв режимі онлайн у міру відкриття виборчих скринь почали о 18.30.</text:p>
      <text:p text:style-name="P4">
Source: <text:a xlink:type="simple" xlink:href="https://www.ukrinform.ua/rubric-world/3709188-pisla-vidkritta-polovini-viborcih-skrin-u-prezidentskih-peregonah-lidirue-erdogan.html" text:style-name="Internet_20_link" text:visited-style-name="Visited_20_Internet_20_Link">
https://www.ukrinform.ua/rubric-world/3709188-pisla-vidkritta-polovini-viborcih-skrin-u-prezidentskih-peregonah-lidirue-erdogan.html</text:a>
</text:p>
      <!--NEWS-->
      <text:h text:style-name="P10" text:outline-level="1">
<text:span text:style-name="T4">
На Херсонщині ППО знищила три російські безпілотники</text:span>
</text:h>
      <text:p text:style-name="P4">
Authors: Ukrinform (Person)</text:p>
      <text:p text:style-name="P4">
Publisher: Укринформ (Organization)</text:p>
      <text:p text:style-name="P4">
Published Time: 2023-05-14T-47:53:00+03:00</text:p>
      <text:p text:style-name="P4">
Modified Time: 2023-05-14T20:53:00+03:00</text:p>
      <text:p text:style-name="P4">
Description: У Херсонській області у неділю, 14 травня, сили протиповітряної оборони знищили три російські безпілотні літальні апарати. — Укрінформ.</text:p>
      <text:p text:style-name="P4">
Images: ["<text:a xlink:type="simple" xlink:href="https://static.ukrinform.com/photos/2019_06/thumb_files/630_360_1560689258-427.jpg" text:style-name="Internet_20_link" text:visited-style-name="Visited_20_Internet_20_Link">
630_360_15606...</text:a>
"]</text:p>
      <text:p text:style-name="P4">
Tags: ['Безпілотник', 'Херсонщина', 'Війна з росією', 'ППО']</text:p>
      <text:p text:style-name="P4">
Type: Article</text:p>
      <!--METADATA-->
      <text:p text:style-name="P4">
<draw:frame draw:style-name="fr1" draw:name="Image50" text:anchor-type="as-char" svg:width="6.9236in" svg:height="3.956343in" draw:z-index="0">
<draw:image xlink:href="../Images/yкринформ/2023-05-14T-47-53-00-03-00/630_360_1560689258-427.jpg" xlink:type="simple" xlink:show="embed" xlink:actuate="onLoad" draw:mime-type="image/jpeg"/>
</draw:frame>
 УХерсонській області у неділю, 14 травня, сили протиповітряної оборони знищилитри російські безпілотні літальні апарати.</text:p>
      <text:p text:style-name="P4">
Як передає Укрінформ, про це повітряне командування "Південь" повідомляє у <text:a xlink:type="simple" xlink:href="https://www.facebook.com/PvKPivden/posts/pfbid0bUTfiXy3Q9apyLxuwab9Thbbj1pJ2r2vyaMjF7vrDUCbuUFvWdZYpd4v5d6JZCbvl" text:style-name="Internet_20_link" text:visited-style-name="Visited_20_Internet_20_Link">
</text:a>
.</text:p>
      <text:p text:style-name="P4">
"14 травня 2023 року на Херсонщині силами та засобами протиповітряної оборониповітряного командування "Південь" знищено 3 російські <text:a xlink:type="simple" xlink:href="https://www.ukrinform.ua/tag-bezpilotnik" text:style-name="Internet_20_link" text:visited-style-name="Visited_20_Internet_20_Link">
</text:a>
 : 2 розвідувальні БпЛА "Орлан-10"та один безпілотник типу "ZALA", - ідеться в повідомленні.</text:p>
      <text:p text:style-name="P4">
<text:span text:style-name="T4">
Читайте також:</text:span>
 <text:a xlink:type="simple" xlink:href="https://www.ukrinform.ua/rubric-ato/3708910-vnoci-sili-oboroni-znisili-25-rosijskih-bezpilotnikiv-ignat.html" text:style-name="Internet_20_link" text:visited-style-name="Visited_20_Internet_20_Link">
 <text:span text:style-name="T4">
безпілотник</text:span>
 </text:a>
</text:p>
      <text:p text:style-name="P4">
Як повідомляв <text:a xlink:type="simple" xlink:href="https://www.ukrinform.ua/rubric-ato/3708931-droni-kalibri-z-cornogo-mora-raketi-z-litakiv-povitrani-sili-rozpovili-pro-nicnu-ataku-rf.html" text:style-name="Internet_20_link" text:visited-style-name="Visited_20_Internet_20_Link">
 </text:a>
 , у ніч на 14 травня російські загарбники атакували Україну з різнихнапрямків ударними дронами Shahed-136/131, ракетами "Калібр" із кораблів уЧорному морі, крилатими ракетами Х-101/Х-555/Х-55 із літаків стратегічноїавіації Ту-95мс.</text:p>
      <text:p text:style-name="P4">
Source: <text:a xlink:type="simple" xlink:href="https://www.ukrinform.ua/rubric-ato/3709187-na-hersonsini-ppo-znisila-tri-rosijski-bezpilotniki.html" text:style-name="Internet_20_link" text:visited-style-name="Visited_20_Internet_20_Link">
https://www.ukrinform.ua/rubric-ato/3709187-na-hersonsini-ppo-znisila-tri-rosijski-bezpilotniki.html</text:a>
</text:p>
      <!--NEWS-->
      <text:h text:style-name="P10" text:outline-level="1">
<text:span text:style-name="T4">
У держдумі рф підтвердили проблеми зі здоров'ям лукашенка</text:span>
</text:h>
      <text:p text:style-name="P4">
Authors: Ukrinform (Person)</text:p>
      <text:p text:style-name="P4">
Publisher: Укринформ (Organization)</text:p>
      <text:p text:style-name="P4">
Published Time: 2023-05-14T-49:50:00+03:00</text:p>
      <text:p text:style-name="P4">
Modified Time: 2023-05-14T20:50:00+03:00</text:p>
      <text:p text:style-name="P4">
Description: Перший заступник голови комітету державної думи росії у справах СНД костянтин затулін заявив, що президент білорусі олександр лукашенко хворіє. — Укрінформ.</text:p>
      <text:p text:style-name="P4">
Images: ["<text:a xlink:type="simple" xlink:href="https://static.ukrinform.com/photos/2023_05/thumb_files/630_360_1684086380-208.jpg" text:style-name="Internet_20_link" text:visited-style-name="Visited_20_Internet_20_Link">
630_360_16840...</text:a>
"]</text:p>
      <text:p text:style-name="P4">
Tags: ['білорусь', 'лукашенко', 'Держдума РФ', 'Хвороба']</text:p>
      <text:p text:style-name="P4">
Type: Article</text:p>
      <!--METADATA-->
      <text:p text:style-name="P4">
<draw:frame draw:style-name="fr1" draw:name="Image51" text:anchor-type="as-char" svg:width="6.9236in" svg:height="3.946452in" draw:z-index="0">
<draw:image xlink:href="../Images/yкринформ/2023-05-14T-49-50-00-03-00/630_360_1684086380-208.jpg" xlink:type="simple" xlink:show="embed" xlink:actuate="onLoad" draw:mime-type="image/jpeg"/>
</draw:frame>
 Першийзаступник голови комітету державної думи росії у справах СНД костянтин затулінзаявив, що президент білорусі олександр лукашенко хворіє.</text:p>
      <text:p text:style-name="P4">
Про це Затулін повідомив <text:a xlink:type="simple" xlink:href="https://t.me/pdmnews/59236" text:style-name="Internet_20_link" text:visited-style-name="Visited_20_Internet_20_Link">
 </text:a>
 , передає Укрінформ.</text:p>
      <text:p text:style-name="P4">
Затулін сказав, що йому відомо, на що хворіє <text:a xlink:type="simple" xlink:href="https://www.ukrinform.ua/tag-lukasenko" text:style-name="Internet_20_link" text:visited-style-name="Visited_20_Internet_20_Link">
 </text:a>
 , але діагноз не назвав.</text:p>
      <text:p text:style-name="P4">
«Там нічого такого надприродного немає, це не ковід. Просто людина захворіла.Незважаючи на те, що людина захворіла, він вважав за свій обов'язок приїхатидо москви, а потім увечері того ж дня проводив заходи в мінську. Напевно,потребує певного відпочинку — от і все», — сказав депутат.</text:p>
      <text:p text:style-name="P4">
Востаннє на публіці лукашенко з'являвся 9 травня - вранці був на параді накрасній площі в москві і поспішно повернувся у мінськ. Білоруські медіазвернули увагу на нездоровий вигляд лукашенка та його нездатність дійти пішкидо Олександрівського саду: на покладання квітів його повезли автомобілем.</text:p>
      <text:p text:style-name="P4">
Невдовзі після параду в 9 травня у москві, <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text:span text:style-name="T4">
Читайте також:</text:span>
 <text:a xlink:type="simple" xlink:href="https://www.ukrinform.ua/rubric-world/3703882-putina-lukasenka-ta-insih-diktatoriv-ne-zaprosili-na-koronaciu-carlza-iii-zmi.html" text:style-name="Internet_20_link" text:visited-style-name="Visited_20_Internet_20_Link">
 <text:span text:style-name="T4">
лукашенка</text:span>
 </text:a>
</text:p>
      <text:p text:style-name="P4">
Під час параду на його руці можна було побачити бинт. Деякі експерти вважають,що це схоже на пов'язку після застосування катетера.</text:p>
      <text:p text:style-name="P4">
14 травня на тлі чуток про хворобу <text:a xlink:type="simple" xlink:href="https://www.ukrinform.ua/rubric-world/3709057-lukasenko-ne-zavivsa-na-urocistostah-do-dna-prapora-bilorusi.html" text:style-name="Internet_20_link" text:visited-style-name="Visited_20_Internet_20_Link">
 </text:a>
 , герба та гімну.</text:p>
      <text:p text:style-name="P4">
Таким чином, лукашенко не з'являється у публічному просторі вже п'ятий день.Про його стан чи місцеперебування нічого не відомо.</text:p>
      <text:p text:style-name="P4">
Source: <text:a xlink:type="simple" xlink:href="https://www.ukrinform.ua/rubric-world/3709184-u-derzdumi-rf-pidtverdili-problemi-zi-zdorovam-lukasenka.html" text:style-name="Internet_20_link" text:visited-style-name="Visited_20_Internet_20_Link">
https://www.ukrinform.ua/rubric-world/3709184-u-derzdumi-rf-pidtverdili-problemi-zi-zdorovam-lukasenka.html</text:a>
</text:p>
      <!--NEWS-->
      <text:h text:style-name="P10" text:outline-level="1">
<text:span text:style-name="T4">
Зеленський закликав Європу бути рішучою у допомозі Україні зброєю</text:span>
</text:h>
      <text:p text:style-name="P4">
Authors: Ukrinform (Person)</text:p>
      <text:p text:style-name="P4">
Publisher: Укринформ (Organization)</text:p>
      <text:p text:style-name="P4">
Published Time: 2023-05-14T-51:39:00+03:00</text:p>
      <text:p text:style-name="P4">
Modified Time: 2023-05-14T20:39:00+03:00</text:p>
      <text:p text:style-name="P4">
Description: Президент Володимир Зеленський вважає, що нині вирішується, яким буде завершення розв’язаної росією війни, та закликав європейців бути твердими і рішучими в наданні зброї Україні. — Укрінформ.</text:p>
      <text:p text:style-name="P4">
Images: ["<text:a xlink:type="simple" xlink:href="https://static.ukrinform.com/photos/2023_02/thumb_files/630_360_1676391357-711.jpeg" text:style-name="Internet_20_link" text:visited-style-name="Visited_20_Internet_20_Link">
630_360_16763...</text:a>
"]</text:p>
      <text:p text:style-name="P4">
Tags: ['Європа', 'Україна', 'Зброя', 'Зеленський']</text:p>
      <text:p text:style-name="P4">
Type: Article</text:p>
      <!--METADATA-->
      <text:p text:style-name="P4">
<draw:frame draw:style-name="fr1" draw:name="Image52" text:anchor-type="as-char" svg:width="6.9236in" svg:height="3.956343in" draw:z-index="0">
<draw:image xlink:href="../Images/yкринформ/2023-05-14T-51-39-00-03-00/630_360_1676391357-711.jpeg" xlink:type="simple" xlink:show="embed" xlink:actuate="onLoad" draw:mime-type="image/jpeg"/>
</draw:frame>
Президент Володимир Зеленський вважає, що нині вирішується, яким будезавершення розв’язаної росією війни, та закликав європейців бути твердими ірішучими в наданні зброї Україні.</text:p>
      <text:p text:style-name="P4">
Про це він заявив під час виступу на церемонії вручення йому та всьомуукраїнському народові Міжнародної премії імені Карла Великого в Аахені,повідомляє кореспондент Укрінформу.</text:p>
      <text:p text:style-name="P4">
«Я мрію, щоб Європа стала переможцем. Я знаю, що українці можуть перемогти. Язакликаю усіх вас стати переможцями разом з нами, разом з українцями. Наставцей час і саме зараз вирішується, яким буде завершення цієї війни та чи дійсноце остання агресія в <text:a xlink:type="simple" xlink:href="https://www.ukrinform.ua/tag-evropa" text:style-name="Internet_20_link" text:visited-style-name="Visited_20_Internet_20_Link">
 </text:a>
 . Усе залежитьвід нашої з вами єдності, від нашої з вами швидкості, від нашої з ваминалаштованості на перемоги. Тож моє головне звернення до вас сьогодні? Будьтедостойними характеру Карла Великого, перемагайте!», - сказав Зеленський.</text:p>
      <text:p text:style-name="P4">
<text:span text:style-name="T5">
Відео:<text:a xlink:type="simple" xlink:href="https://t.me/verkhovnaradaukrainy/50593" text:style-name="Internet_20_link" text:visited-style-name="Visited_20_Internet_20_Link">
 </text:a>
 _ _Відео: ОП</text:span>
</text:p>
      <text:p text:style-name="P4">
Він наголосив, що українці здатні перемогти і вже наближають цю перемогу, авсюди, куди на звільнену землю повертається синьо-жовтий стяг, повертається іЄвропа.</text:p>
      <text:p text:style-name="P4">
<text:span text:style-name="T4">
Читайте також:</text:span>
 <text:a xlink:type="simple" xlink:href="https://www.ukrinform.ua/rubric-polytics/3709172-nemae-zodnoi-racionalnoi-pricini-comu-nasi-voini-dosi-ne-v-nato-zelenskij.html" text:style-name="Internet_20_link" text:visited-style-name="Visited_20_Internet_20_Link">
 <text:span text:style-name="T4">
НАТО</text:span>
 </text:a>
</text:p>
      <text:p text:style-name="P4">
Водночас Президент підкреслив, що Україна потребує зброї.</text:p>
      <text:p text:style-name="P4">
«Це факт, що свобода для наших людей, яких росія намагалась поневолити,забезпечується відвагою наших воїнів та зброєю, зокрема вашою – усіх, хтодопомагає нам оборонятися. І зараз лише зброя зупинить цю смерть. Ось чомутреба бути твердими та рішучими в допомозі зброєю українським воїнам», -зазначив Зеленський.</text:p>
      <text:p text:style-name="P4">
Як <text:a xlink:type="simple" xlink:href="https://www.ukrinform.ua/rubric-polytics/3708875-zelenskij-pribuv-z-vizitom-do-berlina.html" text:style-name="Internet_20_link" text:visited-style-name="Visited_20_Internet_20_Link">
 </text:a>
 , Президент Володимир Зеленський 14 травня перебуваєз візитом у Німеччині.</text:p>
      <text:p text:style-name="P4">
<text:span text:style-name="T5">
Фото: ОП</text:span>
</text:p>
      <text:p text:style-name="P4">
Source: <text:a xlink:type="simple" xlink:href="https://www.ukrinform.ua/rubric-ato/3709181-zelenskij-zaklikav-evropu-buti-risucimi-u-dopomozi-ukraini-zbroeu.html" text:style-name="Internet_20_link" text:visited-style-name="Visited_20_Internet_20_Link">
https://www.ukrinform.ua/rubric-ato/3709181-zelenskij-zaklikav-evropu-buti-risucimi-u-dopomozi-ukraini-zbroeu.html</text:a>
</text:p>
      <!--NEWS-->
      <text:h text:style-name="P10" text:outline-level="1">
<text:span text:style-name="T4">
росія геополітично вже програла війну - Макрон</text:span>
</text:h>
      <text:p text:style-name="P4">
Authors: Ukrinform (Person)</text:p>
      <text:p text:style-name="P4">
Publisher: Укринформ (Organization)</text:p>
      <text:p text:style-name="P4">
Published Time: 2023-05-14T-53:31:00+03:00</text:p>
      <text:p text:style-name="P4">
Modified Time: 2023-05-14T20:31:00+03:00</text:p>
      <text:p text:style-name="P4">
Description: Президент Франції Еммануель Макрон вважає, що росія вже «геополітично програла» війну в Україні та перетворюється на державу-васала Китаю. — Укрінформ.</text:p>
      <text:p text:style-name="P4">
Images: ["<text:a xlink:type="simple" xlink:href="https://static.ukrinform.com/photos/2022_04/thumb_files/630_360_1650825731-530.jpg" text:style-name="Internet_20_link" text:visited-style-name="Visited_20_Internet_20_Link">
630_360_16508...</text:a>
"]</text:p>
      <text:p text:style-name="P4">
Tags: ['Китай', 'Макрон', 'Україна', 'Війна з росією']</text:p>
      <text:p text:style-name="P4">
Type: Article</text:p>
      <!--METADATA-->
      <text:p text:style-name="P4">
<draw:frame draw:style-name="fr1" draw:name="Image53" text:anchor-type="as-char" svg:width="6.9236in" svg:height="3.956343in" draw:z-index="0">
<draw:image xlink:href="../Images/yкринформ/2023-05-14T-53-31-00-03-00/630_360_1650825731-530.jpg" xlink:type="simple" xlink:show="embed" xlink:actuate="onLoad" draw:mime-type="image/jpeg"/>
</draw:frame>
 ПрезидентФранції Еммануель Макрон вважає, що росія вже «геополітично програла» війну вУкраїні та перетворюється на державу-васала Китаю.</text:p>
      <text:p text:style-name="P4">
Про це повідомляє <text:a xlink:type="simple" xlink:href="https://www.theguardian.com/world/live/2023/may/14/russia-ukraine-war-live-zelenskiy-arrives-in-berlin-after-germany-announces-further-27bn-of-military-aid#top-of-blog" text:style-name="Internet_20_link" text:visited-style-name="Visited_20_Internet_20_Link">
</text:a>
 , передає Укрінформ.</text:p>
      <text:p text:style-name="P4">
«Де-факто вона увійшла у форму підпорядкування Китаю та втратила доступ доБалтії, що було критично важливим, оскільки це спонукало Швецію та Фінляндіюдо рішення приєднатися до НАТО… Це було неможливо уявити ще два роки тому.Тому це вже геополітична поразка», — сказав Макрон в інтерв`ю газеті Opinion.</text:p>
      <text:p text:style-name="P4">
Він наголосив, що для того, щоб <text:a xlink:type="simple" xlink:href="https://www.ukrinform.ua/tag-rosia" text:style-name="Internet_20_link" text:visited-style-name="Visited_20_Internet_20_Link">
 </text:a>
програла війну, Україні потрібно допомогти у майбутньому контрнаступі.</text:p>
      <text:p text:style-name="P4">
«Давайте прояснимо, росія не повинна виграти цю війну військовим шляхом. Томувід нас залежить, як допомогти українцям у їхньому контрнаступі, якпідготувати питання гарантій безпеки на переговорах, які неминучевідбудуться», – сказав він.</text:p>
      <text:p text:style-name="P4">
Також Макрон зазначив, що європейська архітектура безпеки повинна будеповністю захищати Україну.</text:p>
      <text:p text:style-name="P4">
<text:span text:style-name="T4">
Читайте також:</text:span>
 <text:a xlink:type="simple" xlink:href="https://www.ukrinform.ua/rubric-world/3707343-kitaj-mae-dati-rosii-zrozumiti-so-vona-zajsla-u-gluhij-kut-glava-mzs-francii.html" text:style-name="Internet_20_link" text:visited-style-name="Visited_20_Internet_20_Link">
 </text:a>
</text:p>
      <text:p text:style-name="P4">
«Я завжди казав, що зрештою європейська архітектура безпеки повинна будеповністю захищати Україну. Але вона також повинна передбачати неконфронтацію зросією та відновлення стійкого балансу сил», – додав він, сказавши: «Але щебагато кроків потрібно зробити, перш ніж ми дійдемо до цього».</text:p>
      <text:p text:style-name="P4">
Як повідомляв <text:a xlink:type="simple" xlink:href="https://www.ukrinform.ua/rubric-polytics/3709166-prezident-ukraini-sogodni-moze-pributi-do-francii-zmi.html" text:style-name="Internet_20_link" text:visited-style-name="Visited_20_Internet_20_Link">
 </text:a>
 , раніше французькі ЗМІписали, що Президент України Володимир Зеленський у неділю після завершеннявізиту до Німеччини може прибути до Парижа.</text:p>
      <text:p text:style-name="P4">
Source: <text:a xlink:type="simple" xlink:href="https://www.ukrinform.ua/rubric-polytics/3709179-rosia-geopoliticno-vze-prograla-vijnu-makron.html" text:style-name="Internet_20_link" text:visited-style-name="Visited_20_Internet_20_Link">
https://www.ukrinform.ua/rubric-polytics/3709179-rosia-geopoliticno-vze-prograla-vijnu-makron.html</text:a>
</text:p>
      <!--NEWS-->
      <text:h text:style-name="P10" text:outline-level="1">
<text:span text:style-name="T4">
У Туреччині почали оприлюднювати результати президентських перегонів</text:span>
</text:h>
      <text:p text:style-name="P4">
Authors: Ukrinform (Person)</text:p>
      <text:p text:style-name="P4">
Publisher: Укринформ (Organization)</text:p>
      <text:p text:style-name="P4">
Published Time: 2023-05-14T-55:22:00+03:00</text:p>
      <text:p text:style-name="P4">
Modified Time: 2023-05-14T20:22:00+03:00</text:p>
      <text:p text:style-name="P4">
Description: Станом на 19.30 за місцевим часом відкрито 30,15% виборчих скринь, за президента Туреччини Реджепа Таїпа Ердогана проголосували 53,62% виборців, лідер опозиції Кемаль Кілічдароглу поки що набирає 40,42%, за кандидата від правого Альянсу предків Сінана Огана проголосували 5,4%. — Укрінформ.</text:p>
      <text:p text:style-name="P4">
Images: ["<text:a xlink:type="simple" xlink:href="https://static.ukrinform.com/photos/2023_05/thumb_files/630_360_1684055025-294.jpg" text:style-name="Internet_20_link" text:visited-style-name="Visited_20_Internet_20_Link">
630_360_16840...</text:a>
"]</text:p>
      <text:p text:style-name="P4">
Tags: ['Ердоган', 'Туреччина', 'Вибори Президента']</text:p>
      <text:p text:style-name="P4">
Type: Article</text:p>
      <!--METADATA-->
      <text:p text:style-name="P4">
<draw:frame draw:style-name="fr1" draw:name="Image54" text:anchor-type="as-char" svg:width="6.9236in" svg:height="3.956343in" draw:z-index="0">
<draw:image xlink:href="../Images/yкринформ/2023-05-14T-55-22-00-03-00/630_360_1684055025-294.jpg" xlink:type="simple" xlink:show="embed" xlink:actuate="onLoad" draw:mime-type="image/jpeg"/>
</draw:frame>
 Станом на19.30 за місцевим часом відкрито 30,15% виборчих скринь, за президентаТуреччини Реджепа Таїпа Ердогана проголосували 53,62% виборців, лідер опозиціїКемаль Кілічдароглу поки що набирає 40,42%, за кандидата від правого Альянсупредків Сінана Огана проголосували 5,4%.</text:p>
      <text:p text:style-name="P4">
Про це повідомляє Укрінформ з посиланням на дані Вищої виборчої ради, якіотримує <text:a xlink:type="simple" xlink:href="https://secim.aa.com.tr/" text:style-name="Internet_20_link" text:visited-style-name="Visited_20_Internet_20_Link">
 </text:a>
 в онлайн-режимі.</text:p>
      <text:p text:style-name="P4">
Вказується, що президент <text:a xlink:type="simple" xlink:href="https://www.ukrinform.ua/tag-erdogan" text:style-name="Internet_20_link" text:visited-style-name="Visited_20_Internet_20_Link">
 </text:a>
 перемагає в54 провінціях (здебільшого це центральна, північна частина країни, частковопівденні та західні провінції), Киличдароглу у 27 провінціях (на сході, заходіта частково на півдні).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8140-trimajte-ruki-podali-vid-tureccini-golovnij-supernik-erdogana-zvernuvsa-do-rosian.html" text:style-name="Internet_20_link" text:visited-style-name="Visited_20_Internet_20_Link">
 <text:span text:style-name="T4">
Ердоган</text:span>
 </text:a>
</text:p>
      <text:p text:style-name="P4">
Як повідомляв <text:a xlink:type="simple" xlink:href="https://www.ukrinform.ua/rubric-world/3708924-u-tureccini-prohodat-prezidentski-j-parlamentski-vibori.html" text:style-name="Internet_20_link" text:visited-style-name="Visited_20_Internet_20_Link">
 </text:a>
 , у Туреччині проходитьголосування на президентських та парламентських виборах, виборчі дільницівідкрилися о 8-й ранку, голосування тривало до 17-ї. Оприлюднення результатівв режимі онлайн у міру відкриття виборчих скринь почали о 18.30.</text:p>
      <text:p text:style-name="P4">
<text:span text:style-name="T5">
Фото: АА</text:span>
</text:p>
      <text:p text:style-name="P4">
Source: <text:a xlink:type="simple" xlink:href="https://www.ukrinform.ua/rubric-world/3709178-u-tureccini-pocali-opriludnuvati-rezultati-prezidentskih-peregoniv.html" text:style-name="Internet_20_link" text:visited-style-name="Visited_20_Internet_20_Link">
https://www.ukrinform.ua/rubric-world/3709178-u-tureccini-pocali-opriludnuvati-rezultati-prezidentskih-peregoniv.html</text:a>
</text:p>
      <!--NEWS-->
      <text:h text:style-name="P10" text:outline-level="1">
<text:span text:style-name="T4">
Президент розповів про підготовку України до контрнаступу</text:span>
</text:h>
      <text:p text:style-name="P4">
Authors: Ukrinform (Person)</text:p>
      <text:p text:style-name="P4">
Publisher: Укринформ (Organization)</text:p>
      <text:p text:style-name="P4">
Published Time: 2023-05-14T-57:16:00+03:00</text:p>
      <text:p text:style-name="P4">
Modified Time: 2023-05-14T20:16:00+03:00</text:p>
      <text:p text:style-name="P4">
Description: Президент Володимир Зеленський сказав, що Україна буде готова розпочати контрнаступ після завершення поставок озброєння та сприятливих погодних умов. — Укрінформ.</text:p>
      <text:p text:style-name="P4">
Images: ["<text:a xlink:type="simple" xlink:href="https://static.ukrinform.com/photos/2023_02/thumb_files/630_360_1675430025-335.jpeg" text:style-name="Internet_20_link" text:visited-style-name="Visited_20_Internet_20_Link">
630_360_16754...</text:a>
"]</text:p>
      <text:p text:style-name="P4">
Tags: ['ЗСУ', 'Зеленський', 'Війна з росією', 'Контрнаступ']</text:p>
      <text:p text:style-name="P4">
Type: Article</text:p>
      <!--METADATA-->
      <text:p text:style-name="P4">
<draw:frame draw:style-name="fr1" draw:name="Image55" text:anchor-type="as-char" svg:width="6.9236in" svg:height="3.956343in" draw:z-index="0">
<draw:image xlink:href="../Images/yкринформ/2023-05-14T-57-16-00-03-00/630_360_1675430025-335.jpeg" xlink:type="simple" xlink:show="embed" xlink:actuate="onLoad" draw:mime-type="image/jpeg"/>
</draw:frame>
Президент Володимир Зеленський сказав, що Україна буде готова розпочатиконтрнаступ після завершення поставок озброєння та сприятливих погодних умов.</text:p>
      <text:p text:style-name="P4">
Про це він сказав в інтерв'ю <text:a xlink:type="simple" xlink:href="https://www.washingtonpost.com/world/2023/05/13/zelensky-washington-post-interview-transcript/" text:style-name="Internet_20_link" text:visited-style-name="Visited_20_Internet_20_Link">
</text:a>
 .</text:p>
      <text:p text:style-name="P4">
«Перш за все, ми не плануємо контрнаступ місяцями. Для нас це пріоритетнепитання, тому ми повинні були заздалегідь підготуватися з нашими планами... Єпитання по ряду напрямків. Перше питання – це, звичайно, боєприпаси. Я кажупро це як про пріоритет не тому, що хочу поскаржитися, а тому, що це ресурс,без якого контрнаступ неможливий. Але я хочу чітко сказати, що без цьогоресурсу неможлива оборона держави», - сказав він.</text:p>
      <text:p text:style-name="P4">
Зеленський наголосив, що це не просто питання контрнаступу. Питання в тому,щоб провести контрнаступ і не втратити ті території, які ми маємо.</text:p>
      <text:p text:style-name="P4">
«Попри те, що ми сильніші – я думаю, що ми більш вмотивовані, ніж <text:a xlink:type="simple" xlink:href="https://www.ukrinform.ua/tag-rosia" text:style-name="Internet_20_link" text:visited-style-name="Visited_20_Internet_20_Link">
</text:a>
 . Але, тим не менше, ми повинні всепідготувати, бути забезпечені зброєю і мотивованими людьми, щоб не втратитисвоїх людей. Тому найголовніше, що нам потрібно, – це ресурси для тих планів,які вже складені. Чесно кажучи, на це впливає і погода. Це абсолютний факт,тому що, скажімо так, земля має бути придатною для нашої зброї. У нас не такийширокий спектр бронетехніки», - розповів Зеленський.</text:p>
      <text:p text:style-name="P4">
За його словами, для військово-політичного командування України одним зпріоритетних завдань є мінімізація людських втрат. «Наша головна тактика зсамого початку війни і навіть до війни — тоді це була не тактика, а моєставлення до людей — ми повинні контролювати всю свою територію, але миповинні врятувати стільки людей, скільки можливо. Під час війни наша тактикане змінилася… Ми розуміємо, що попри контрнаступ — і ми це зробимо — миповинні максимально мінімізувати втрати. І тому, коли ми говоримо, що нампотрібно, то нам потрібно все, що дає нам змогу захистити людей —артилерійські системи і далекобійна артилерія», – сказав Президент.</text:p>
      <text:p text:style-name="P4">
Він додав, що Україна буде готова до контрнаступу після того, як завершитьсяпоставка озброєння. «Як тільки завершиться поставка озброєння, про яку мидомовилися з нашими партнерами, ми будемо готові до контрнаступу, звичайно, зурахуванням зміни погоди. А мета незмінна — деокупація нашої території», –наголосив Зеленський.</text:p>
      <text:p text:style-name="P4">
Щодо сумнівів стосовно передачі іншими країнами далекобійних ракет черезпобоювання, що ЗСУ почне бити по території росії, Зеленський запевнив, щоУкраїну територія агресора не цікавить. «Я завжди казав нашим партнерам:"Слухайте, наше завдання — деокупувати нашу територію... У нас є першочерговаціль, на яку ми витрачаємо той пакет боєприпасів, який є. І ми їх витрачаємона деокупацію суто українських територій". Але нам потрібно було б зробити цеза допомогою ракет і систем великої дальності. Тому я зараз не зовсім розумію,я вам відверто скажу, чому ми не можемо отримати далекобійну артилерію. Томущо мета далекобійної артилерії – точно не використовувати її на територіїросії. І я вірю, що ми впораємося з цим дефіцитом», – сказав він.</text:p>
      <text:p text:style-name="P4">
<text:span text:style-name="T4">
Читайте також:</text:span>
 <text:a xlink:type="simple" xlink:href="https://www.ukrinform.ua/rubric-polytics/3709172-nemae-zodnoi-racionalnoi-pricini-comu-nasi-voini-dosi-ne-v-nato-zelenskij.html" text:style-name="Internet_20_link" text:visited-style-name="Visited_20_Internet_20_Link">
 <text:span text:style-name="T4">
НАТО</text:span>
 </text:a>
</text:p>
      <text:p text:style-name="P4">
Також він наголосив на необхідності сучасної авіації для повного звільненнятериторій України. «Зараз ми губимося в небі. Ми завжди говоримо, що силанашого народу переважує силу рф. Я вважаю, що за мотивацією ми також сильнішіза росію. На полі бою, на землі ми показали, на що здатні. Але ми абсолютнорозумні люди. Якщо вони мають абсолютну перевагу в небі, то так тому і бути.Щоб вирішити таку проблему, треба її визнати. І щоб це зробили наші партнеритакож. Ми хотіли б отримати їхню підтримку, щоб надати нам винищувачізахідного зразка, звичайно F-16. Є й інші винищувачі, Eurofighter`и тощо. Єрізні назви. Ми працюємо з усіма, щоб отримати щось у цій сфері», – зазначивЗеленський.</text:p>
      <text:p text:style-name="P4">
Як повідомляв <text:a xlink:type="simple" xlink:href="https://www.ukrinform.ua/rubric-ato/3709048-zelenskij-virit-v-uspih-kontrnastupu-mi-majze-gotovi-do-cogo.html" text:style-name="Internet_20_link" text:visited-style-name="Visited_20_Internet_20_Link">
 </text:a>
 , на пресконференції зФедеральним канцлером Німеччини Олафом Шольцом Президент Володимир Зеленськийзаявив, що вірить в успіх майбутнього контрнаступу українських сил.</text:p>
      <text:p text:style-name="P4">
<text:span text:style-name="T5">
Фото: ОП</text:span>
</text:p>
      <text:p text:style-name="P4">
Source: <text:a xlink:type="simple" xlink:href="https://www.ukrinform.ua/rubric-ato/3709177-prezident-rozpoviv-pro-pidgotovku-ukraini-do-kontrnastupu.html" text:style-name="Internet_20_link" text:visited-style-name="Visited_20_Internet_20_Link">
https://www.ukrinform.ua/rubric-ato/3709177-prezident-rozpoviv-pro-pidgotovku-ukraini-do-kontrnastupu.html</text:a>
</text:p>
      <!--NEWS-->
      <text:h text:style-name="P10" text:outline-level="1">
<text:span text:style-name="T4">
Материнська любов є джерелом усього доброго і чистого – Зеленський</text:span>
</text:h>
      <text:p text:style-name="P4">
Authors: Ukrinform (Person)</text:p>
      <text:p text:style-name="P4">
Publisher: Укринформ (Organization)</text:p>
      <text:p text:style-name="P4">
Published Time: 2023-05-14T-59:10:00+03:00</text:p>
      <text:p text:style-name="P4">
Modified Time: 2023-05-14T20:10:00+03:00</text:p>
      <text:p text:style-name="P4">
Description: Материнська любов є джерелом усього доброго і чистого, що існує у світі.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День Матері', 'Свято', 'Зеленський']</text:p>
      <text:p text:style-name="P4">
Type: Article</text:p>
      <!--METADATA-->
      <text:p text:style-name="P4">
<draw:frame draw:style-name="fr1" draw:name="Image56" text:anchor-type="as-char" svg:width="6.9236in" svg:height="3.956343in" draw:z-index="0">
<draw:image xlink:href="../Images/yкринформ/2023-05-14T-59-10-00-03-00/630_360_1677220159-612.png" xlink:type="simple" xlink:show="embed" xlink:actuate="onLoad" draw:mime-type="image/png"/>
</draw:frame>
Материнська любов є джерелом усього доброго і чистого, що існує у світі.</text:p>
      <text:p text:style-name="P4">
Як передає Укрінформ, про це Президент Володимир Зеленський написав у <text:a xlink:type="simple" xlink:href="https://t.me/V_Zelenskiy_official/6226" text:style-name="Internet_20_link" text:visited-style-name="Visited_20_Internet_20_Link">
</text:a>
 .</text:p>
      <text:p text:style-name="P4">
«Сьогодні ми вітаємо всіх матерів планети за наше життя і майбутнє. Вони вартіуваги не лише сьогодні, а кожного дня. За те, що наповнювали нас силою, ідавали поштовх нашим найсміливішим мріям та найамбітнішим цілям», - зазначивЗеленський.</text:p>
      <text:p text:style-name="P4">
Президент також наголосив, що «материнська любов - безумовна, і вона єджерелом усього доброго і чистого, що існує у світі. Кожна мати - заслуговуєшани. Сьогодні і завжди».</text:p>
      <text:p text:style-name="P4">
Як повідомляв Укрінформ, в Україні цього року у неділю, 14 травня,відзначається <text:a xlink:type="simple" xlink:href="https://www.ukrinform.ua/rubric-society/3708939-v-ukraini-vidznacaetsa-den-materi.html" text:style-name="Internet_20_link" text:visited-style-name="Visited_20_Internet_20_Link">
 </text:a>
 .</text:p>
      <text:p text:style-name="P4">
<text:span text:style-name="T4">
Читайте також:</text:span>
 <text:a xlink:type="simple" xlink:href="https://www.ukrinform.ua/rubric-society/3709094-zaluznij-podakuvav-materam-zahisnikiv-ukraini.html" text:style-name="Internet_20_link" text:visited-style-name="Visited_20_Internet_20_Link">
 <text:span text:style-name="T4">
Залужний</text:span>
 <text:span text:style-name="T4">
подякував</text:span>
 <text:span text:style-name="T4">
матерям</text:span>
 <text:span text:style-name="T4">
захисників</text:span>
<text:span text:style-name="T4">
України</text:span>
 </text:a>
</text:p>
      <text:p text:style-name="P4">
Це свято встановлене згідно з Указом Президента від 10 травня 1999 року івідзначається кожної другої неділі травня.</text:p>
      <text:p text:style-name="P4">
<text:span text:style-name="T5">
Фото: ОП</text:span>
</text:p>
      <text:p text:style-name="P4">
Source: <text:a xlink:type="simple" xlink:href="https://www.ukrinform.ua/rubric-society/3709175-materinska-lubov-e-dzerelom-usogo-dobrogo-i-cistogo-zelenskij.html" text:style-name="Internet_20_link" text:visited-style-name="Visited_20_Internet_20_Link">
https://www.ukrinform.ua/rubric-society/3709175-materinska-lubov-e-dzerelom-usogo-dobrogo-i-cistogo-zelenskij.html</text:a>
</text:p>
      <!--NEWS-->
      <text:h text:style-name="P10" text:outline-level="1">
<text:span text:style-name="T4">
Завацька перемогла росіянку у кваліфікації турніру ITF у Мадриді</text:span>
</text:h>
      <text:p text:style-name="P4">
Authors: Ukrinform (Person)</text:p>
      <text:p text:style-name="P4">
Publisher: Укринформ (Organization)</text:p>
      <text:p text:style-name="P4">
Published Time: 2023-05-14T-61:09:11+03:00</text:p>
      <text:p text:style-name="P4">
Modified Time: 2023-05-14T20:09:11+03:00</text:p>
      <text:p text:style-name="P4">
Description: Українка віддала суперниці лише два гейми. — Укрінформ.</text:p>
      <text:p text:style-name="P4">
Images: ["<text:a xlink:type="simple" xlink:href="https://static.ukrinform.com/photos/2023_05/thumb_files/630_360_1684084089-379.jpg" text:style-name="Internet_20_link" text:visited-style-name="Visited_20_Internet_20_Link">
630_360_16840...</text:a>
"]</text:p>
      <text:p text:style-name="P4">
Tags: ['Теніс']</text:p>
      <text:p text:style-name="P4">
Type: Article</text:p>
      <!--METADATA-->
      <text:p text:style-name="P4">
<draw:frame draw:style-name="fr1" draw:name="Image57" text:anchor-type="as-char" svg:width="6.9236in" svg:height="3.956343in" draw:z-index="0">
<draw:image xlink:href="../Images/yкринформ/2023-05-14T-61-09-11-03-00/630_360_1684084089-379.jpg" xlink:type="simple" xlink:show="embed" xlink:actuate="onLoad" draw:mime-type="image/jpeg"/>
</draw:frame>
 Українкавіддала суперниці лише два гейми.</text:p>
      <text:p text:style-name="P4">
Українська теніситка Катаріна Завацька (№287 WTA) виграла перший матчкваліфікації на ґрунтовому 100-тисячнику ITF у Мадриді, передає Укрінформ.</text:p>
      <text:p text:style-name="P4">
У стартовому поєдинку відбору українка, яка отримала третій номер посіву відорганізаторів, розібралася з Анною Семеновою - 6:2, 6:0.</text:p>
      <text:p text:style-name="P4">
У наступному раунді відбору Завацька змагатиметься проти 11-ї сіяної ЕміліЕпплтон із Великої Британії (№420 WTA).</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text:p>
      <text:p text:style-name="P4">
Як повідомляв Укрінформ, Костюк у парі з румункою Єленою-Габріелою Русе зіграєу другому раунді парного розряду турніру у Римі проти третього номеру «посіву»Дезері Кравчик (США) - Демі Схурс (Нідерланди).</text:p>
      <text:p text:style-name="P4">
Фото: btu.org.ua</text:p>
      <text:p text:style-name="P4">
Source: <text:a xlink:type="simple" xlink:href="https://www.ukrinform.ua/rubric-sports/3709174-zavacka-peremogla-rosianku-u-kvalifikacii-turniru-itf-u-madridi.html" text:style-name="Internet_20_link" text:visited-style-name="Visited_20_Internet_20_Link">
https://www.ukrinform.ua/rubric-sports/3709174-zavacka-peremogla-rosianku-u-kvalifikacii-turniru-itf-u-madridi.html</text:a>
</text:p>
      <!--NEWS-->
      <text:h text:style-name="P10" text:outline-level="1">
<text:span text:style-name="T4">
«Полісся» вперше в історії вийшло в УПЛ</text:span>
</text:h>
      <text:p text:style-name="P4">
Authors: Ukrinform (Person)</text:p>
      <text:p text:style-name="P4">
Publisher: Укринформ (Organization)</text:p>
      <text:p text:style-name="P4">
Published Time: 2023-05-14T-63:03:23+03:00</text:p>
      <text:p text:style-name="P4">
Modified Time: 2023-05-14T20:03:23+03:00</text:p>
      <text:p text:style-name="P4">
Description: Команда підвищилася у класі. — Укрінформ.</text:p>
      <text:p text:style-name="P4">
Images: ["<text:a xlink:type="simple" xlink:href="https://static.ukrinform.com/photos/2023_05/thumb_files/630_360_1684083709-113.jpg" text:style-name="Internet_20_link" text:visited-style-name="Visited_20_Internet_20_Link">
630_360_16840...</text:a>
"]</text:p>
      <text:p text:style-name="P4">
Tags: ['Футбол', "Прем'єр-ліга", 'перша ліга', 'Полісся']</text:p>
      <text:p text:style-name="P4">
Type: Article</text:p>
      <!--METADATA-->
      <text:p text:style-name="P4">
<draw:frame draw:style-name="fr1" draw:name="Image58" text:anchor-type="as-char" svg:width="6.9236in" svg:height="3.956343in" draw:z-index="0">
<draw:image xlink:href="../Images/yкринформ/2023-05-14T-63-03-23-03-00/630_360_1684083709-113.jpg" xlink:type="simple" xlink:show="embed" xlink:actuate="onLoad" draw:mime-type="image/jpeg"/>
</draw:frame>
 Командапідвищилася у класі.</text:p>
      <text:p text:style-name="P4">
Команда Першої ліги «Полісся» у матчі чемпіонської групи розгромила «Кремінь»з рахунком 5:0 та гарантувала собі вихід до УПЛ, передає Укрінформ.</text:p>
      <text:p text:style-name="P4">
Тепер перевага над третім місцем становить 9 очок за 2 тури до фінішу. КомандаЮрія Калитвинцева вже не опуститься нижче за другу позицію.</text:p>
      <text:p text:style-name="P4">
Для житомирського клубу це дебютне потрапляння в елітний дивізіон країни. Дозмагань на професійному рівні «Полісся» повернулося у 2017 році після того, яку 2005-му команда була розформована.</text:p>
      <text:p text:style-name="P4">
У боротьбі за 3-4 позиції та перехідні матчі за вихід до УПЛ залишаються ЛНЗ(19 очок), «Металург» Запоріжжя (17), «Карпати» (17) та «Епіцентр» (12).</text:p>
      <text:p text:style-name="P4">
<text:span text:style-name="T4">
Читайте також:</text:span>
 <text:a xlink:type="simple" xlink:href="https://www.ukrinform.ua/rubric-sports/3708949-persa-liga-obolon-zigrae-u-ternopoli-polissa-prijmae-kremin.html" text:style-name="Internet_20_link" text:visited-style-name="Visited_20_Internet_20_Link">
 <text:span text:style-name="T4">
Оболонь</text:span>
 </text:a>
</text:p>
      <text:p text:style-name="P4">
Як повідомляв Укрінформ раніше, місце в УПЛ собі гарантувала «Оболонь».</text:p>
      <text:p text:style-name="P4">
Фото: polissyafc.com</text:p>
      <text:p text:style-name="P4">
Source: <text:a xlink:type="simple" xlink:href="https://www.ukrinform.ua/rubric-sports/3709173-polissa-vperse-v-istorii-vijslo-v-upl.html" text:style-name="Internet_20_link" text:visited-style-name="Visited_20_Internet_20_Link">
https://www.ukrinform.ua/rubric-sports/3709173-polissa-vperse-v-istorii-vijslo-v-upl.html</text:a>
</text:p>
      <!--NEWS-->
      <text:h text:style-name="P10" text:outline-level="1">
<text:span text:style-name="T4">
Немає жодної раціональної причини, чому наші воїни досі не в НАТО - Зеленський</text:span>
</text:h>
      <text:p text:style-name="P4">
Authors: Ukrinform (Person)</text:p>
      <text:p text:style-name="P4">
Publisher: Укринформ (Organization)</text:p>
      <text:p text:style-name="P4">
Published Time: 2023-05-14T-65:00:00+03:00</text:p>
      <text:p text:style-name="P4">
Modified Time: 2023-05-14T20:00:00+03:00</text:p>
      <text:p text:style-name="P4">
Description: Президент Володимир Зеленський переконаний, що наразі немає жодних раціональних причин відмови у членстві України в НАТО, та наполягає на прийнятті алгоритму вступу до Альянсу. — Укрінформ.</text:p>
      <text:p text:style-name="P4">
Images: ["<text:a xlink:type="simple" xlink:href="https://static.ukrinform.com/photos/2023_04/thumb_files/630_360_1680700924-201.jpg" text:style-name="Internet_20_link" text:visited-style-name="Visited_20_Internet_20_Link">
630_360_16807...</text:a>
"]</text:p>
      <text:p text:style-name="P4">
Tags: ['НАТО', 'Військові', 'Зеленський', 'Війна з росією']</text:p>
      <text:p text:style-name="P4">
Type: Article</text:p>
      <!--METADATA-->
      <text:p text:style-name="P4">
<draw:frame draw:style-name="fr1" draw:name="Image59" text:anchor-type="as-char" svg:width="6.9236in" svg:height="3.956343in" draw:z-index="0">
<draw:image xlink:href="../Images/yкринформ/2023-05-14T-65-00-00-03-00/630_360_1680700924-201.jpg" xlink:type="simple" xlink:show="embed" xlink:actuate="onLoad" draw:mime-type="image/jpeg"/>
</draw:frame>
 ПрезидентВолодимир Зеленський переконаний, що наразі немає жодних раціональних причинвідмови у членстві України в НАТО, та наполягає на прийнятті алгоритму вступудо Альянсу.</text:p>
      <text:p text:style-name="P4">
Про це він заявив під час виступу на церемонії вручення главі держави таукраїнському народові Міжнародної премії імені Карла Великого в Аахені,повідомляє кореспондент Укрінформу.</text:p>
      <text:p text:style-name="P4">
«Не існує жодної раціональної причини, чому наші воїни, які так героїчно йуспішно б’ються заради нашої спільної свободи, заради наших спільних цінностейдосі не в одній організації з усіма іншими воїнами <text:a xlink:type="simple" xlink:href="https://www.ukrinform.ua/tag-nato" text:style-name="Internet_20_link" text:visited-style-name="Visited_20_Internet_20_Link">
</text:a>
 . Якщо судити по плодах наших дій,Україна вже в Альянсі, але де-юре рішення поки що не ухвалене. Варто ухвалитице рішення, варто визначити алгоритм – це мотивує наших воїнів і це важливо»,- сказав Зеленський.</text:p>
      <text:p text:style-name="P4">
<text:span text:style-name="T5">
Відео:<text:a xlink:type="simple" xlink:href="https://t.me/verkhovnaradaukrainy/50593" text:style-name="Internet_20_link" text:visited-style-name="Visited_20_Internet_20_Link">
 </text:a>
 _ _Відео: ОП</text:span>
</text:p>
      <text:p text:style-name="P4">
Президент наголосив, що, окрім посилення всієї Євроатлантики сміливістюукраїнців, приєднання України до Альянсу дасть ще один історичний результат.</text:p>
      <text:p text:style-name="P4">
«Прапори НАТО поруч із прапорами України на нашому східному кордоні станутьтим замком, потужним замком, який триматиме російський імперіалізм в минуломузавжди. Минулому, яке не повернути, бо без контролю над Україною російськихімперіалізм гине», - підкреслив глава держави.</text:p>
      <text:p text:style-name="P4">
<text:span text:style-name="T4">
Читайте також:</text:span>
 <text:a xlink:type="simple" xlink:href="https://www.ukrinform.ua/rubric-world/3709145-v-estonii-rozpocinautsa-navcanna-nato-za-ucasti-14-tisac-vijskovih.html" text:style-name="Internet_20_link" text:visited-style-name="Visited_20_Internet_20_Link">
 <text:span text:style-name="T4">
НАТО</text:span>
 </text:a>
</text:p>
      <text:p text:style-name="P4">
Водночас він додав, що Європа не може бути «довершеною» без членства України вЄС.</text:p>
      <text:p text:style-name="P4">
Як <text:a xlink:type="simple" xlink:href="https://www.ukrinform.ua/rubric-polytics/3708875-zelenskij-pribuv-z-vizitom-do-berlina.html" text:style-name="Internet_20_link" text:visited-style-name="Visited_20_Internet_20_Link">
 </text:a>
 , Президент Володимир Зеленський 14 травня перебуваєз візитом у Німеччині.</text:p>
      <text:p text:style-name="P4">
<text:span text:style-name="T5">
Фото: ОП</text:span>
</text:p>
      <text:p text:style-name="P4">
Source: <text:a xlink:type="simple" xlink:href="https://www.ukrinform.ua/rubric-polytics/3709172-nemae-zodnoi-racionalnoi-pricini-comu-nasi-voini-dosi-ne-v-nato-zelenskij.html" text:style-name="Internet_20_link" text:visited-style-name="Visited_20_Internet_20_Link">
https://www.ukrinform.ua/rubric-polytics/3709172-nemae-zodnoi-racionalnoi-pricini-comu-nasi-voini-dosi-ne-v-nato-zelenskij.html</text:a>
</text:p>
      <!--NEWS-->
      <text:h text:style-name="P10" text:outline-level="1">
<text:span text:style-name="T4">
Donetsk Oblast(07:33). Red Alert: aerial threat. Sirens sounding. Take cover now!</text:span>
</text:h>
      <text:p text:style-name="P4">
Authors: liveuamap (Language: en)</text:p>
      <text:p text:style-name="P4">
Time: 2023-05-14T01:36:00</text:p>
      <text:p text:style-name="P4">
Location: Donetsk Oblast (Latitude:48.72679 Longtitude:37.57863)</text:p>
      <text:p text:style-name="P4">
Videos: []</text:p>
      <text:p text:style-name="P4">
Images: []</text:p>
      <text:p text:style-name="P4">
Tags: ["Europe", "Central and Eastern Europe"]</text:p>
      <text:p text:style-name="P4">
ID: 22562667</text:p>
      <!--METADATA-->
      <text:p text:style-name="P4">
Donetsk Oblast(07:33). Red Alert: aerial threat. Sirens sounding. Take covernow!</text:p>
      <text:p text:style-name="P4">
News Collection Link: <text:a xlink:type="simple" xlink:href="https://liveuamap.com/en/2023/14-may-donetsk-oblast0733-red-alert-aerial-thg" text:style-name="Internet_20_link" text:visited-style-name="Visited_20_Internet_20_Link">
https://liveuamap.com/en/2023/14-may-donetsk-oblast0733-red-alert-aerial-thg</text:a>
</text:p>
      <text:p text:style-name="P4">
Source: <text:a xlink:type="simple" xlink:href="https://t.me/air_alert_ua/45307" text:style-name="Internet_20_link" text:visited-style-name="Visited_20_Internet_20_Link">
https://t.me/air_alert_ua/45307</text:a>
</text:p>
      <!--NEWS-->
      <text:h text:style-name="P10" text:outline-level="1">
<text:span text:style-name="T4">
Dnipro, Dnipropetrovska Oblast(07:47). Red Alert: aerial threat. Sirens sounding. Take cover ...</text:span>
</text:h>
      <text:p text:style-name="P4">
Authors: liveuamap (Language: en)</text:p>
      <text:p text:style-name="P4">
Time: 2023-05-14T01:48:00</text:p>
      <text:p text:style-name="P4">
Location: Dnipro (Latitude:48.45930000 Longtitude:35.03865000)</text:p>
      <text:p text:style-name="P4">
Videos: []</text:p>
      <text:p text:style-name="P4">
Images: []</text:p>
      <text:p text:style-name="P4">
Tags: ["Europe", "Central and Eastern Europe"]</text:p>
      <text:p text:style-name="P4">
ID: 22562669</text:p>
      <!--METADATA-->
      <text:p text:style-name="P4">
Dnipro, Dnipropetrovska Oblast(07:47). Red Alert: aerial threat. Sirenssounding. Take cover now!</text:p>
      <text:p text:style-name="P4">
News Collection Link: <text:a xlink:type="simple" xlink:href="https://liveuamap.com/en/2023/14-may-dnipro-dnipropetrovska-oblast0747-red-g" text:style-name="Internet_20_link" text:visited-style-name="Visited_20_Internet_20_Link">
https://liveuamap.com/en/2023/14-may-dnipro-dnipropetrovska-oblast0747-red-g</text:a>
</text:p>
      <text:p text:style-name="P4">
Source: <text:a xlink:type="simple" xlink:href="https://t.me/suspilnednipro/15408" text:style-name="Internet_20_link" text:visited-style-name="Visited_20_Internet_20_Link">
https://t.me/suspilnednipro/15408</text:a>
</text:p>
      <!--NEWS-->
      <text:h text:style-name="P10" text:outline-level="1">
<text:span text:style-name="T4">
Sumska Oblast, Zaporizka Oblast, Kharkiv, Kharkivska Oblast(07:48). Red Alert: aerial threat....</text:span>
</text:h>
      <text:p text:style-name="P4">
Authors: liveuamap (Language: en)</text:p>
      <text:p text:style-name="P4">
Time: 2023-05-14T01:49:00</text:p>
      <text:p text:style-name="P4">
Location: Sumska Oblast (Latitude:50.99985 Longtitude:34.00098)</text:p>
      <text:p text:style-name="P4">
Videos: []</text:p>
      <text:p text:style-name="P4">
Images: []</text:p>
      <text:p text:style-name="P4">
Tags: ["Europe", "Central and Eastern Europe"]</text:p>
      <text:p text:style-name="P4">
ID: 22562670</text:p>
      <!--METADATA-->
      <text:p text:style-name="P4">
Sumska Oblast, Zaporizka Oblast, Kharkiv, Kharkivska Oblast(07:48). Red Alert:aerial threat. Sirens sounding. Take cover now!</text:p>
      <text:p text:style-name="P4">
News Collection Link: <text:a xlink:type="simple" xlink:href="https://liveuamap.com/en/2023/14-may-sumska-oblast-zaporizka-oblast-kharkivg" text:style-name="Internet_20_link" text:visited-style-name="Visited_20_Internet_20_Link">
https://liveuamap.com/en/2023/14-may-sumska-oblast-zaporizka-oblast-kharkivg</text:a>
</text:p>
      <text:p text:style-name="P4">
Source: <text:a xlink:type="simple" xlink:href="https://t.me/air_alert_ua/45312" text:style-name="Internet_20_link" text:visited-style-name="Visited_20_Internet_20_Link">
https://t.me/air_alert_ua/45312</text:a>
</text:p>
      <!--NEWS-->
      <text:h text:style-name="P10" text:outline-level="1">
<text:span text:style-name="T4">
Transport infrastructure damaged in Kharkiv as result of missile strikes with S-300 overnight</text:span>
</text:h>
      <text:p text:style-name="P4">
Authors: liveuamap (Language: en)</text:p>
      <text:p text:style-name="P4">
Time: 2023-05-14T01:53:42</text:p>
      <text:p text:style-name="P4">
Location: Zolochiv (Latitude:50.26652 Longtitude:36.01662)</text:p>
      <text:p text:style-name="P4">
Videos: []</text:p>
      <text:p text:style-name="P4">
Images: ["<text:a xlink:type="simple" xlink:href="https://liveuamap.com/pics/2023/05/14/22562671_0.jpg" text:style-name="Internet_20_link" text:visited-style-name="Visited_20_Internet_20_Link">
22562671_0.jpg</text:a>
", "<text:a xlink:type="simple" xlink:href="https://liveuamap.com/pics/2023/05/14/22562671_1.jpg" text:style-name="Internet_20_link" text:visited-style-name="Visited_20_Internet_20_Link">
22562671_1.jpg</text:a>
"]</text:p>
      <text:p text:style-name="P4">
Tags: ["Europe", "Central and Eastern Europe"]</text:p>
      <text:p text:style-name="P4">
ID: 22562671</text:p>
      <!--METADATA-->
      <text:p text:style-name="P4">
Transport infrastructure damaged in Kharkiv as result of missile strikes withS-300 overnight</text:p>
      <text:p text:style-name="P4">
<draw:frame draw:style-name="fr1" draw:name="Image60" text:anchor-type="as-char" svg:width="6.9236in" svg:height="5.1927in" draw:z-index="0">
<draw:image xlink:href="../Images/liveuamap/2023-05-14T01-53-42/22562671_0.jpg" xlink:type="simple" xlink:show="embed" xlink:actuate="onLoad" draw:mime-type="image/jpeg"/>
</draw:frame>
<draw:frame draw:style-name="fr1" draw:name="Image61" text:anchor-type="as-char" svg:width="6.9236in" svg:height="5.1927in" draw:z-index="0">
<draw:image xlink:href="../Images/liveuamap/2023-05-14T01-53-42/22562671_1.jpg" xlink:type="simple" xlink:show="embed" xlink:actuate="onLoad" draw:mime-type="image/jpeg"/>
</draw:frame>
</text:p>
      <text:p text:style-name="P4">
News Collection Link: <text:a xlink:type="simple" xlink:href="https://liveuamap.com/en/2023/14-may-transport-infrastructure-damaged-in-kharkiv-as-result" text:style-name="Internet_20_link" text:visited-style-name="Visited_20_Internet_20_Link">
https://liveuamap.com/en/2023/14-may-transport-infrastructure-damaged-in-kharkiv-as-result</text:a>
</text:p>
      <text:p text:style-name="P4">
Source: <text:a xlink:type="simple" xlink:href="https://t.me/synegubov/6199" text:style-name="Internet_20_link" text:visited-style-name="Visited_20_Internet_20_Link">
https://t.me/synegubov/6199</text:a>
</text:p>
      <!--NEWS-->
      <text:h text:style-name="P10" text:outline-level="1">
<text:span text:style-name="T4">
Ukrainian air defense shot down 25 drones and 3 cruise missiles</text:span>
</text:h>
      <text:p text:style-name="P4">
Authors: liveuamap (Language: en)</text:p>
      <text:p text:style-name="P4">
Time: 2023-05-14T02:00:51</text:p>
      <text:p text:style-name="P4">
Location: Ternopil (Latitude:49.31708 Longtitude:26.12549)</text:p>
      <text:p text:style-name="P4">
Videos: []</text:p>
      <text:p text:style-name="P4">
Images: ["<text:a xlink:type="simple" xlink:href="https://liveuamap.com/pics/2023/05/14/22562672_0.jpg" text:style-name="Internet_20_link" text:visited-style-name="Visited_20_Internet_20_Link">
22562672_0.jpg</text:a>
"]</text:p>
      <text:p text:style-name="P4">
Tags: []</text:p>
      <text:p text:style-name="P4">
ID: 22562672</text:p>
      <!--METADATA-->
      <text:p text:style-name="P4">
Ukrainian air defense shot down 25 drones and 3 cruise missiles</text:p>
      <text:p text:style-name="P4">
<draw:frame draw:style-name="fr1" draw:name="Image62" text:anchor-type="as-char" svg:width="6.9236in" svg:height="6.9236in" draw:z-index="0">
<draw:image xlink:href="../Images/liveuamap/2023-05-14T02-00-51/22562672_0.jpg" xlink:type="simple" xlink:show="embed" xlink:actuate="onLoad" draw:mime-type="image/jpeg"/>
</draw:frame>
</text:p>
      <text:p text:style-name="P4">
News Collection Link: <text:a xlink:type="simple" xlink:href="https://liveuamap.com/en/2023/14-may-ukrainian-air-defense-shot-down-25-drones-and-3-cruise" text:style-name="Internet_20_link" text:visited-style-name="Visited_20_Internet_20_Link">
https://liveuamap.com/en/2023/14-may-ukrainian-air-defense-shot-down-25-drones-and-3-cruise</text:a>
</text:p>
      <text:p text:style-name="P4">
Source: <text:a xlink:type="simple" xlink:href="https://t.me/kpszsu/2515" text:style-name="Internet_20_link" text:visited-style-name="Visited_20_Internet_20_Link">
https://t.me/kpszsu/2515</text:a>
</text:p>
      <!--NEWS-->
      <text:h text:style-name="P10" text:outline-level="1">
<text:span text:style-name="T4">
Damage to private residences as result of missile strike in Ternopil this morning</text:span>
</text:h>
      <text:p text:style-name="P4">
Authors: liveuamap (Language: en)</text:p>
      <text:p text:style-name="P4">
Time: 2023-05-14T02:53:32</text:p>
      <text:p text:style-name="P4">
Location: Ternopil (Latitude:49.55829 Longtitude:25.58218)</text:p>
      <text:p text:style-name="P4">
Videos: []</text:p>
      <text:p text:style-name="P4">
Images: ["<text:a xlink:type="simple" xlink:href="https://liveuamap.com/pics/2023/05/14/22562676_0.jpg" text:style-name="Internet_20_link" text:visited-style-name="Visited_20_Internet_20_Link">
22562676_0.jpg</text:a>
", "<text:a xlink:type="simple" xlink:href="https://liveuamap.com/pics/2023/05/14/22562676_1.jpg" text:style-name="Internet_20_link" text:visited-style-name="Visited_20_Internet_20_Link">
22562676_1.jpg</text:a>
", "<text:a xlink:type="simple" xlink:href="https://liveuamap.com/pics/2023/05/14/22562676_2.jpg" text:style-name="Internet_20_link" text:visited-style-name="Visited_20_Internet_20_Link">
22562676_2.jpg</text:a>
"]</text:p>
      <text:p text:style-name="P4">
Tags: ["Europe", "Central and Eastern Europe"]</text:p>
      <text:p text:style-name="P4">
ID: 22562676</text:p>
      <!--METADATA-->
      <text:p text:style-name="P4">
Damage to private residences as result of missile strike in Ternopil thismorning</text:p>
      <text:p text:style-name="P4">
<draw:frame draw:style-name="fr1" draw:name="Image63" text:anchor-type="as-char" svg:width="6.9236in" svg:height="5.1927in" draw:z-index="0">
<draw:image xlink:href="../Images/liveuamap/2023-05-14T02-53-32/22562676_0.jpg" xlink:type="simple" xlink:show="embed" xlink:actuate="onLoad" draw:mime-type="image/jpeg"/>
</draw:frame>
<draw:frame draw:style-name="fr1" draw:name="Image64" text:anchor-type="as-char" svg:width="6.9236in" svg:height="5.1927in" draw:z-index="0">
<draw:image xlink:href="../Images/liveuamap/2023-05-14T02-53-32/22562676_1.jpg" xlink:type="simple" xlink:show="embed" xlink:actuate="onLoad" draw:mime-type="image/jpeg"/>
</draw:frame>
<draw:frame draw:style-name="fr1" draw:name="Image65" text:anchor-type="as-char" svg:width="6.9236in" svg:height="5.1927in" draw:z-index="0">
<draw:image xlink:href="../Images/liveuamap/2023-05-14T02-53-32/22562676_2.jpg" xlink:type="simple" xlink:show="embed" xlink:actuate="onLoad" draw:mime-type="image/jpeg"/>
</draw:frame>
</text:p>
      <text:p text:style-name="P4">
News Collection Link: <text:a xlink:type="simple" xlink:href="https://liveuamap.com/en/2023/14-may-damage-to-private-residences-as-result-of-missile" text:style-name="Internet_20_link" text:visited-style-name="Visited_20_Internet_20_Link">
https://liveuamap.com/en/2023/14-may-damage-to-private-residences-as-result-of-missile</text:a>
</text:p>
      <text:p text:style-name="P4">
Source: <text:a xlink:type="simple" xlink:href="https://t.me/operativnoZSU/96230" text:style-name="Internet_20_link" text:visited-style-name="Visited_20_Internet_20_Link">
https://t.me/operativnoZSU/96230</text:a>
</text:p>
      <!--NEWS-->
      <text:h text:style-name="P10" text:outline-level="1">
<text:span text:style-name="T4">
Damage in Kurakhove as result of shelling</text:span>
</text:h>
      <text:p text:style-name="P4">
Authors: liveuamap (Language: en)</text:p>
      <text:p text:style-name="P4">
Time: 2023-05-14T02:55:04</text:p>
      <text:p text:style-name="P4">
Location: Kurahove (Latitude:47.98467 Longtitude:37.28206)</text:p>
      <text:p text:style-name="P4">
Videos: []</text:p>
      <text:p text:style-name="P4">
Images: ["<text:a xlink:type="simple" xlink:href="https://liveuamap.com/pics/2023/05/14/22562677_0.jpg" text:style-name="Internet_20_link" text:visited-style-name="Visited_20_Internet_20_Link">
22562677_0.jpg</text:a>
", "<text:a xlink:type="simple" xlink:href="https://liveuamap.com/pics/2023/05/14/22562677_1.jpg" text:style-name="Internet_20_link" text:visited-style-name="Visited_20_Internet_20_Link">
22562677_1.jpg</text:a>
"]</text:p>
      <text:p text:style-name="P4">
Tags: ["Europe", "Central and Eastern Europe"]</text:p>
      <text:p text:style-name="P4">
ID: 22562677</text:p>
      <!--METADATA-->
      <text:p text:style-name="P4">
Damage in Kurakhove as result of shelling</text:p>
      <text:p text:style-name="P4">
<draw:frame draw:style-name="fr1" draw:name="Image66" text:anchor-type="as-char" svg:width="6.9236in" svg:height="9.231467in" draw:z-index="0">
<draw:image xlink:href="../Images/liveuamap/2023-05-14T02-55-04/22562677_0.jpg" xlink:type="simple" xlink:show="embed" xlink:actuate="onLoad" draw:mime-type="image/jpeg"/>
</draw:frame>
<draw:frame draw:style-name="fr1" draw:name="Image67" text:anchor-type="as-char" svg:width="6.9236in" svg:height="9.231467in" draw:z-index="0">
<draw:image xlink:href="../Images/liveuamap/2023-05-14T02-55-04/22562677_1.jpg" xlink:type="simple" xlink:show="embed" xlink:actuate="onLoad" draw:mime-type="image/jpeg"/>
</draw:frame>
</text:p>
      <text:p text:style-name="P4">
News Collection Link: <text:a xlink:type="simple" xlink:href="https://liveuamap.com/en/2023/14-may-damage-in-kurakhove-as-result-of-shelling" text:style-name="Internet_20_link" text:visited-style-name="Visited_20_Internet_20_Link">
https://liveuamap.com/en/2023/14-may-damage-in-kurakhove-as-result-of-shelling</text:a>
</text:p>
      <text:p text:style-name="P4">
Source: <text:a xlink:type="simple" xlink:href="https://t.me/itsdonetsk/74228" text:style-name="Internet_20_link" text:visited-style-name="Visited_20_Internet_20_Link">
https://t.me/itsdonetsk/74228</text:a>
</text:p>
      <!--NEWS-->
      <text:h text:style-name="P10" text:outline-level="1">
<text:span text:style-name="T4">
President Zelensky has arrived in Berlin</text:span>
</text:h>
      <text:p text:style-name="P4">
Authors: liveuamap (Language: en)</text:p>
      <text:p text:style-name="P4">
Time: 2023-05-14T02:55:54</text:p>
      <text:p text:style-name="P4">
Location: Berlin, Berlin (Latitude:52.50656 Longtitude:13.36122)</text:p>
      <text:p text:style-name="P4">
Videos: []</text:p>
      <text:p text:style-name="P4">
Images: ["<text:a xlink:type="simple" xlink:href="https://liveuamap.com/pics/2023/05/14/22562678_0.jpg" text:style-name="Internet_20_link" text:visited-style-name="Visited_20_Internet_20_Link">
22562678_0.jpg</text:a>
"]</text:p>
      <text:p text:style-name="P4">
Tags: ["Germany", "Weapons"]</text:p>
      <text:p text:style-name="P4">
ID: 22562678</text:p>
      <!--METADATA-->
      <text:p text:style-name="P4">
President Zelensky has arrived in Berlin</text:p>
      <text:p text:style-name="P4">
<draw:frame draw:style-name="fr1" draw:name="Image68" text:anchor-type="as-char" svg:width="6.9236in" svg:height="3.894525in" draw:z-index="0">
<draw:image xlink:href="../Images/liveuamap/2023-05-14T02-55-54/22562678_0.jpg" xlink:type="simple" xlink:show="embed" xlink:actuate="onLoad" draw:mime-type="image/jpeg"/>
</draw:frame>
</text:p>
      <text:p text:style-name="P4">
News Collection Link: <text:a xlink:type="simple" xlink:href="https://liveuamap.com/en/2023/14-may-president-zelensky-has-arrived-in-berlin" text:style-name="Internet_20_link" text:visited-style-name="Visited_20_Internet_20_Link">
https://liveuamap.com/en/2023/14-may-president-zelensky-has-arrived-in-berlin</text:a>
</text:p>
      <text:p text:style-name="P4">
Source: <text:a xlink:type="simple" xlink:href="https://t.me/censor_net/29306" text:style-name="Internet_20_link" text:visited-style-name="Visited_20_Internet_20_Link">
https://t.me/censor_net/29306</text:a>
</text:p>
      <!--NEWS-->
      <text:h text:style-name="P10" text:outline-level="1">
<text:span text:style-name="T4">
Russian aviation have dropped 4 guided bombs over Kizomys and Stanislav overnight</text:span>
</text:h>
      <text:p text:style-name="P4">
Authors: liveuamap (Language: en)</text:p>
      <text:p text:style-name="P4">
Time: 2023-05-14T03:05:24</text:p>
      <text:p text:style-name="P4">
Location: Kherson (Latitude:46.56063 Longtitude:32.33585)</text:p>
      <text:p text:style-name="P4">
Videos: []</text:p>
      <text:p text:style-name="P4">
Images: []</text:p>
      <text:p text:style-name="P4">
Tags: ["Europe", "Central and Eastern Europe"]</text:p>
      <text:p text:style-name="P4">
ID: 22562681</text:p>
      <!--METADATA-->
      <text:p text:style-name="P4">
Russian aviation have dropped 4 guided bombs over Kizomys and Stanislavovernight</text:p>
      <text:p text:style-name="P4">
News Collection Link: <text:a xlink:type="simple" xlink:href="https://liveuamap.com/en/2023/14-may-russian-aviation-have-dropped-4-guided-bombs-over" text:style-name="Internet_20_link" text:visited-style-name="Visited_20_Internet_20_Link">
https://liveuamap.com/en/2023/14-may-russian-aviation-have-dropped-4-guided-bombs-over</text:a>
</text:p>
      <text:p text:style-name="P4">
Source: <text:a xlink:type="simple" xlink:href="https://t.me/suspilnekherson/26164" text:style-name="Internet_20_link" text:visited-style-name="Visited_20_Internet_20_Link">
https://t.me/suspilnekherson/26164</text:a>
</text:p>
      <!--NEWS-->
      <text:h text:style-name="P10" text:outline-level="1">
<text:span text:style-name="T4">
Donetsk Oblast(09:22). Red Alert: aerial threat. Sirens sounding. Take cover now!</text:span>
</text:h>
      <text:p text:style-name="P4">
Authors: liveuamap (Language: en)</text:p>
      <text:p text:style-name="P4">
Time: 2023-05-14T03:23:00</text:p>
      <text:p text:style-name="P4">
Location: Donetsk Oblast (Latitude:48.72764 Longtitude:37.57833)</text:p>
      <text:p text:style-name="P4">
Videos: []</text:p>
      <text:p text:style-name="P4">
Images: []</text:p>
      <text:p text:style-name="P4">
Tags: ["Europe", "Central and Eastern Europe"]</text:p>
      <text:p text:style-name="P4">
ID: 22562684</text:p>
      <!--METADATA-->
      <text:p text:style-name="P4">
Donetsk Oblast(09:22). Red Alert: aerial threat. Sirens sounding. Take covernow!</text:p>
      <text:p text:style-name="P4">
News Collection Link: <text:a xlink:type="simple" xlink:href="https://liveuamap.com/en/2023/14-may-donetsk-oblast0922-red-alert-aerial-thg" text:style-name="Internet_20_link" text:visited-style-name="Visited_20_Internet_20_Link">
https://liveuamap.com/en/2023/14-may-donetsk-oblast0922-red-alert-aerial-thg</text:a>
</text:p>
      <text:p text:style-name="P4">
Source: <text:a xlink:type="simple" xlink:href="https://t.me/air_alert_ua/45319" text:style-name="Internet_20_link" text:visited-style-name="Visited_20_Internet_20_Link">
https://t.me/air_alert_ua/45319</text:a>
</text:p>
      <!--NEWS-->
      <text:h text:style-name="P10" text:outline-level="1">
<text:span text:style-name="T4">
Damage at industrial enterprise in Ternopil as result of missile strike last night</text:span>
</text:h>
      <text:p text:style-name="P4">
Authors: liveuamap (Language: en)</text:p>
      <text:p text:style-name="P4">
Time: 2023-05-14T03:56:56</text:p>
      <text:p text:style-name="P4">
Location: Ternopil (Latitude:49.56698 Longtitude:25.59523)</text:p>
      <text:p text:style-name="P4">
Videos: []</text:p>
      <text:p text:style-name="P4">
Images: ["<text:a xlink:type="simple" xlink:href="https://liveuamap.com/pics/2023/05/14/22562685_0.jpg" text:style-name="Internet_20_link" text:visited-style-name="Visited_20_Internet_20_Link">
22562685_0.jpg</text:a>
", "<text:a xlink:type="simple" xlink:href="https://liveuamap.com/pics/2023/05/14/22562685_1.jpg" text:style-name="Internet_20_link" text:visited-style-name="Visited_20_Internet_20_Link">
22562685_1.jpg</text:a>
", "<text:a xlink:type="simple" xlink:href="https://liveuamap.com/pics/2023/05/14/22562685_2.jpg" text:style-name="Internet_20_link" text:visited-style-name="Visited_20_Internet_20_Link">
22562685_2.jpg</text:a>
", "<text:a xlink:type="simple" xlink:href="https://liveuamap.com/pics/2023/05/14/22562685_3.jpg" text:style-name="Internet_20_link" text:visited-style-name="Visited_20_Internet_20_Link">
22562685_3.jpg</text:a>
", "<text:a xlink:type="simple" xlink:href="https://liveuamap.com/pics/2023/05/14/22562685_4.jpg" text:style-name="Internet_20_link" text:visited-style-name="Visited_20_Internet_20_Link">
22562685_4.jpg</text:a>
", "<text:a xlink:type="simple" xlink:href="https://liveuamap.com/pics/2023/05/14/22562685_5.jpg" text:style-name="Internet_20_link" text:visited-style-name="Visited_20_Internet_20_Link">
22562685_5.jpg</text:a>
", "<text:a xlink:type="simple" xlink:href="https://liveuamap.com/pics/2023/05/14/22562685_6.jpg" text:style-name="Internet_20_link" text:visited-style-name="Visited_20_Internet_20_Link">
22562685_6.jpg</text:a>
", "<text:a xlink:type="simple" xlink:href="https://liveuamap.com/pics/2023/05/14/22562685_7.jpg" text:style-name="Internet_20_link" text:visited-style-name="Visited_20_Internet_20_Link">
22562685_7.jpg</text:a>
", "<text:a xlink:type="simple" xlink:href="https://liveuamap.com/pics/2023/05/14/22562685_8.jpg" text:style-name="Internet_20_link" text:visited-style-name="Visited_20_Internet_20_Link">
22562685_8.jpg</text:a>
", "<text:a xlink:type="simple" xlink:href="https://liveuamap.com/pics/2023/05/14/22562685_9.jpg" text:style-name="Internet_20_link" text:visited-style-name="Visited_20_Internet_20_Link">
22562685_9.jpg</text:a>
"]</text:p>
      <text:p text:style-name="P4">
Tags: ["Europe", "Central and Eastern Europe"]</text:p>
      <text:p text:style-name="P4">
ID: 22562685</text:p>
      <!--METADATA-->
      <text:p text:style-name="P4">
Damage at industrial enterprise in Ternopil as result of missile strike lastnight</text:p>
      <text:p text:style-name="P4">
<draw:frame draw:style-name="fr1" draw:name="Image69" text:anchor-type="as-char" svg:width="6.9236in" svg:height="4.612849in" draw:z-index="0">
<draw:image xlink:href="../Images/liveuamap/2023-05-14T03-56-56/22562685_0.jpg" xlink:type="simple" xlink:show="embed" xlink:actuate="onLoad" draw:mime-type="image/jpeg"/>
</draw:frame>
<draw:frame draw:style-name="fr1" draw:name="Image70" text:anchor-type="as-char" svg:width="6.9236in" svg:height="4.612849in" draw:z-index="0">
<draw:image xlink:href="../Images/liveuamap/2023-05-14T03-56-56/22562685_1.jpg" xlink:type="simple" xlink:show="embed" xlink:actuate="onLoad" draw:mime-type="image/jpeg"/>
</draw:frame>
<draw:frame draw:style-name="fr1" draw:name="Image71" text:anchor-type="as-char" svg:width="6.9236in" svg:height="4.612849in" draw:z-index="0">
<draw:image xlink:href="../Images/liveuamap/2023-05-14T03-56-56/22562685_2.jpg" xlink:type="simple" xlink:show="embed" xlink:actuate="onLoad" draw:mime-type="image/jpeg"/>
</draw:frame>
<draw:frame draw:style-name="fr1" draw:name="Image72" text:anchor-type="as-char" svg:width="6.9236in" svg:height="4.612849in" draw:z-index="0">
<draw:image xlink:href="../Images/liveuamap/2023-05-14T03-56-56/22562685_3.jpg" xlink:type="simple" xlink:show="embed" xlink:actuate="onLoad" draw:mime-type="image/jpeg"/>
</draw:frame>
<draw:frame draw:style-name="fr1" draw:name="Image73" text:anchor-type="as-char" svg:width="6.9236in" svg:height="4.612849in" draw:z-index="0">
<draw:image xlink:href="../Images/liveuamap/2023-05-14T03-56-56/22562685_4.jpg" xlink:type="simple" xlink:show="embed" xlink:actuate="onLoad" draw:mime-type="image/jpeg"/>
</draw:frame>
<draw:frame draw:style-name="fr1" draw:name="Image74" text:anchor-type="as-char" svg:width="6.9236in" svg:height="4.612849in" draw:z-index="0">
<draw:image xlink:href="../Images/liveuamap/2023-05-14T03-56-56/22562685_5.jpg" xlink:type="simple" xlink:show="embed" xlink:actuate="onLoad" draw:mime-type="image/jpeg"/>
</draw:frame>
<draw:frame draw:style-name="fr1" draw:name="Image75" text:anchor-type="as-char" svg:width="6.9236in" svg:height="4.612849in" draw:z-index="0">
<draw:image xlink:href="../Images/liveuamap/2023-05-14T03-56-56/22562685_6.jpg" xlink:type="simple" xlink:show="embed" xlink:actuate="onLoad" draw:mime-type="image/jpeg"/>
</draw:frame>
<draw:frame draw:style-name="fr1" draw:name="Image76" text:anchor-type="as-char" svg:width="6.9236in" svg:height="4.612849in" draw:z-index="0">
<draw:image xlink:href="../Images/liveuamap/2023-05-14T03-56-56/22562685_7.jpg" xlink:type="simple" xlink:show="embed" xlink:actuate="onLoad" draw:mime-type="image/jpeg"/>
</draw:frame>
<draw:frame draw:style-name="fr1" draw:name="Image77" text:anchor-type="as-char" svg:width="6.9236in" svg:height="4.612849in" draw:z-index="0">
<draw:image xlink:href="../Images/liveuamap/2023-05-14T03-56-56/22562685_8.jpg" xlink:type="simple" xlink:show="embed" xlink:actuate="onLoad" draw:mime-type="image/jpeg"/>
</draw:frame>
<draw:frame draw:style-name="fr1" draw:name="Image78" text:anchor-type="as-char" svg:width="6.9236in" svg:height="4.612849in" draw:z-index="0">
<draw:image xlink:href="../Images/liveuamap/2023-05-14T03-56-56/22562685_9.jpg" xlink:type="simple" xlink:show="embed" xlink:actuate="onLoad" draw:mime-type="image/jpeg"/>
</draw:frame>
</text:p>
      <text:p text:style-name="P4">
News Collection Link: <text:a xlink:type="simple" xlink:href="https://liveuamap.com/en/2023/14-may-damage-at-industrial-enterprise-in-ternopil-as-result" text:style-name="Internet_20_link" text:visited-style-name="Visited_20_Internet_20_Link">
https://liveuamap.com/en/2023/14-may-damage-at-industrial-enterprise-in-ternopil-as-result</text:a>
</text:p>
      <text:p text:style-name="P4">
Source: <text:a xlink:type="simple" xlink:href="https://t.me/bochkala_war/13161" text:style-name="Internet_20_link" text:visited-style-name="Visited_20_Internet_20_Link">
https://t.me/bochkala_war/13161</text:a>
</text:p>
      <!--NEWS-->
      <text:h text:style-name="P10" text:outline-level="1">
<text:span text:style-name="T4">
Explosions were reported in Molochansk</text:span>
</text:h>
      <text:p text:style-name="P4">
Authors: liveuamap (Language: en)</text:p>
      <text:p text:style-name="P4">
Time: 2023-05-14T03:59:14</text:p>
      <text:p text:style-name="P4">
Location: Zaporizhiye (Latitude:47.20336 Longtitude:35.58025)</text:p>
      <text:p text:style-name="P4">
Videos: []</text:p>
      <text:p text:style-name="P4">
Images: []</text:p>
      <text:p text:style-name="P4">
Tags: ["Europe", "Central and Eastern Europe"]</text:p>
      <text:p text:style-name="P4">
ID: 22562686</text:p>
      <!--METADATA-->
      <text:p text:style-name="P4">
Explosions were reported in Molochansk</text:p>
      <text:p text:style-name="P4">
News Collection Link: <text:a xlink:type="simple" xlink:href="https://liveuamap.com/en/2023/14-may-explosions-were-reported-in-molochansk-" text:style-name="Internet_20_link" text:visited-style-name="Visited_20_Internet_20_Link">
https://liveuamap.com/en/2023/14-may-explosions-were-reported-in-molochansk-</text:a>
</text:p>
      <text:p text:style-name="P4">
Source: <text:a xlink:type="simple" xlink:href="https://t.me/info_zp/35565" text:style-name="Internet_20_link" text:visited-style-name="Visited_20_Internet_20_Link">
https://t.me/info_zp/35565</text:a>
</text:p>
      <!--NEWS-->
      <text:h text:style-name="P10" text:outline-level="1">
<text:span text:style-name="T4">
Russian army conducted 4 missile strikes, 79 airstrikes and over 99 shelling with MLRS, launc...</text:span>
</text:h>
      <text:p text:style-name="P4">
Authors: liveuamap (Language: en)</text:p>
      <text:p text:style-name="P4">
Time: 2023-05-14T04:41:00</text:p>
      <text:p text:style-name="P4">
Location: Mykolaiv, Mykolaivs'ka oblast (Latitude:46.96585 Longtitude:31.98618)</text:p>
      <text:p text:style-name="P4">
Videos: []</text:p>
      <text:p text:style-name="P4">
Images: []</text:p>
      <text:p text:style-name="P4">
Tags: ["Russia"]</text:p>
      <text:p text:style-name="P4">
ID: 22562781</text:p>
      <!--METADATA-->
      <text:p text:style-name="P4">
Russian army conducted 4 missile strikes, 79 airstrikes and over 99 shellingwith MLRS, launched over 23 drones against settlements across Ukraine,including Ternopil, Mykolaiv and Kostiantynivka, - General Staff of ArmedForces of Ukraine says in the morning report</text:p>
      <text:p text:style-name="P4">
News Collection Link: <text:a xlink:type="simple" xlink:href="https://liveuamap.com/en/2023/14-may-russian-army-conducted-4-missile-strikes-79-airstrikes" text:style-name="Internet_20_link" text:visited-style-name="Visited_20_Internet_20_Link">
https://liveuamap.com/en/2023/14-may-russian-army-conducted-4-missile-strikes-79-airstrikes</text:a>
</text:p>
      <text:p text:style-name="P4">
Source: <text:a xlink:type="simple" xlink:href="https://t.me/lumsrc/4777" text:style-name="Internet_20_link" text:visited-style-name="Visited_20_Internet_20_Link">
https://t.me/lumsrc/4777</text:a>
</text:p>
      <!--NEWS-->
      <text:h text:style-name="P10" text:outline-level="1">
<text:span text:style-name="T4">
Russian army conducted missile strike with S-300 at Zolochiv overnight</text:span>
</text:h>
      <text:p text:style-name="P4">
Authors: liveuamap (Language: en)</text:p>
      <text:p text:style-name="P4">
Time: 2023-05-14T04:48:00</text:p>
      <text:p text:style-name="P4">
Location: Zolochiv (Latitude:50.28835 Longtitude:35.98949)</text:p>
      <text:p text:style-name="P4">
Videos: []</text:p>
      <text:p text:style-name="P4">
Images: ["<text:a xlink:type="simple" xlink:href="https://liveuamap.com/pics/2023/05/14/22562787_0.png" text:style-name="Internet_20_link" text:visited-style-name="Visited_20_Internet_20_Link">
22562787_0.png</text:a>
"]</text:p>
      <text:p text:style-name="P4">
Tags: ["Europe", "Central and Eastern Europe"]</text:p>
      <text:p text:style-name="P4">
ID: 22562787</text:p>
      <!--METADATA-->
      <text:p text:style-name="P4">
Russian army conducted missile strike with S-300 at Zolochiv overnight</text:p>
      <text:p text:style-name="P4">
<draw:frame draw:style-name="fr1" draw:name="Image79" text:anchor-type="as-char" svg:width="6.9236in" svg:height="3.894525in" draw:z-index="0">
<draw:image xlink:href="../Images/liveuamap/2023-05-14T04-48-00/22562787_0.png" xlink:type="simple" xlink:show="embed" xlink:actuate="onLoad" draw:mime-type="image/png"/>
</draw:frame>
</text:p>
      <text:p text:style-name="P4">
News Collection Link: <text:a xlink:type="simple" xlink:href="https://liveuamap.com/en/2023/14-may-russian-army-conducted-missile-strike-with-s300-at" text:style-name="Internet_20_link" text:visited-style-name="Visited_20_Internet_20_Link">
https://liveuamap.com/en/2023/14-may-russian-army-conducted-missile-strike-with-s300-at</text:a>
</text:p>
      <text:p text:style-name="P4">
Source: <text:a xlink:type="simple" xlink:href="https://twitter.com/XAPKIB/status/1657653988358012928" text:style-name="Internet_20_link" text:visited-style-name="Visited_20_Internet_20_Link">
https://twitter.com/XAPKIB/status/165765398835801292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4T05:08:57</text:p>
      <text:p text:style-name="P4">
Location: Marinka, Donetsk Oblast (Latitude:47.94073 Longtitude:37.50149)</text:p>
      <text:p text:style-name="P4">
Videos: []</text:p>
      <text:p text:style-name="P4">
Images: []</text:p>
      <text:p text:style-name="P4">
Tags: ["Russia"]</text:p>
      <text:p text:style-name="P4">
ID: 22562757</text:p>
      <!--METADATA-->
      <text:p text:style-name="P4">
Russian forces conducting offensive actions at Lyman, Bakhmut, Avdiivka andMaryinka directions. Ukrainian defenders had 57 combat engagements with andRussian forces Russian forces attempting to advance near Masutivka,Novoselivske, Stelmakhivka, Hryhorivka, Bohdanivka, Khromove, Bakhmut and BilaHora, Maryinka, - General Staff of Armed Forces of Ukraine says in the morningreport</text:p>
      <text:p text:style-name="P4">
News Collection Link: <text:a xlink:type="simple" xlink:href="https://liveuamap.com/en/2023/14-may-russian-forces-conducting-offensive-actions-at-lyman" text:style-name="Internet_20_link" text:visited-style-name="Visited_20_Internet_20_Link">
https://liveuamap.com/en/2023/14-may-russian-forces-conducting-offensive-actions-at-lyman</text:a>
</text:p>
      <text:p text:style-name="P4">
Source: <text:a xlink:type="simple" xlink:href="https://t.me/lumsrc/4786" text:style-name="Internet_20_link" text:visited-style-name="Visited_20_Internet_20_Link">
https://t.me/lumsrc/4786</text:a>
</text:p>
      <!--NEWS-->
      <text:h text:style-name="P10" text:outline-level="1">
<text:span text:style-name="T4">
Russian positions were hit in Tokmak</text:span>
</text:h>
      <text:p text:style-name="P4">
Authors: liveuamap (Language: en)</text:p>
      <text:p text:style-name="P4">
Time: 2023-05-14T05:16:00</text:p>
      <text:p text:style-name="P4">
Location: Zaporizhiye (Latitude:47.23356 Longtitude:35.71054)</text:p>
      <text:p text:style-name="P4">
Videos: []</text:p>
      <text:p text:style-name="P4">
Images: []</text:p>
      <text:p text:style-name="P4">
Tags: ["Europe", "Central and Eastern Europe"]</text:p>
      <text:p text:style-name="P4">
ID: 22562784</text:p>
      <!--METADATA-->
      <text:p text:style-name="P4">
Russian positions were hit in Tokmak</text:p>
      <text:p text:style-name="P4">
News Collection Link: <text:a xlink:type="simple" xlink:href="https://liveuamap.com/en/2023/14-may-russian-positions-were-hit-in-tokmak" text:style-name="Internet_20_link" text:visited-style-name="Visited_20_Internet_20_Link">
https://liveuamap.com/en/2023/14-may-russian-positions-were-hit-in-tokmak</text:a>
</text:p>
      <text:p text:style-name="P4">
Source: <text:a xlink:type="simple" xlink:href="https://t.me/novosti_donbass24/47102" text:style-name="Internet_20_link" text:visited-style-name="Visited_20_Internet_20_Link">
https://t.me/novosti_donbass24/47102</text:a>
</text:p>
      <!--NEWS-->
      <text:h text:style-name="P10" text:outline-level="1">
<text:span text:style-name="T4">
Explosions were reported in Kramatorsk</text:span>
</text:h>
      <text:p text:style-name="P4">
Authors: liveuamap (Language: en)</text:p>
      <text:p text:style-name="P4">
Time: 2023-05-14T05:18:00</text:p>
      <text:p text:style-name="P4">
Location: Donetsk Oblast (Latitude:48.73842 Longtitude:37.56809)</text:p>
      <text:p text:style-name="P4">
Videos: []</text:p>
      <text:p text:style-name="P4">
Images: []</text:p>
      <text:p text:style-name="P4">
Tags: ["Europe", "Central and Eastern Europe"]</text:p>
      <text:p text:style-name="P4">
ID: 22562785</text:p>
      <!--METADATA-->
      <text:p text:style-name="P4">
Explosions were reported in Kramatorsk</text:p>
      <text:p text:style-name="P4">
News Collection Link: <text:a xlink:type="simple" xlink:href="https://liveuamap.com/en/2023/14-may-explosions-were-reported-in-kramatorsk" text:style-name="Internet_20_link" text:visited-style-name="Visited_20_Internet_20_Link">
https://liveuamap.com/en/2023/14-may-explosions-were-reported-in-kramatorsk</text:a>
</text:p>
      <text:p text:style-name="P4">
Source: <text:a xlink:type="simple" xlink:href="https://t.me/novosti_donbass24/47103" text:style-name="Internet_20_link" text:visited-style-name="Visited_20_Internet_20_Link">
https://t.me/novosti_donbass24/47103</text:a>
</text:p>
      <!--NEWS-->
      <text:h text:style-name="P10" text:outline-level="1">
<text:span text:style-name="T4">
President of Ukraine Zelensky: Thank you to Germany for the largest package of military aid s...</text:span>
</text:h>
      <text:p text:style-name="P4">
Authors: liveuamap (Language: en)</text:p>
      <text:p text:style-name="P4">
Time: 2023-05-14T05:54:32</text:p>
      <text:p text:style-name="P4">
Location: Berlin, Berlin (Latitude:52.51946 Longtitude:13.36847)</text:p>
      <text:p text:style-name="P4">
Videos: []</text:p>
      <text:p text:style-name="P4">
Images: []</text:p>
      <text:p text:style-name="P4">
Tags: ["Germany", "Europe"]</text:p>
      <text:p text:style-name="P4">
ID: 22562788</text:p>
      <!--METADATA-->
      <text:p text:style-name="P4">
President of Ukraine Zelensky: Thank you to Germany for the largest package ofmilitary aid since the beginning of the full-scale Russian invasion. Germanair defense systems, artillery, tanks and infantry fighting vehicles saveUkrainian lives and bring us closer to victory</text:p>
      <text:p text:style-name="P4">
News Collection Link: <text:a xlink:type="simple" xlink:href="https://liveuamap.com/en/2023/14-may-president-of-ukraine-zelensky-thank-you-to-germany" text:style-name="Internet_20_link" text:visited-style-name="Visited_20_Internet_20_Link">
https://liveuamap.com/en/2023/14-may-president-of-ukraine-zelensky-thank-you-to-germany</text:a>
</text:p>
      <text:p text:style-name="P4">
Source: <text:a xlink:type="simple" xlink:href="https://t.me/espresotb/62548" text:style-name="Internet_20_link" text:visited-style-name="Visited_20_Internet_20_Link">
https://t.me/espresotb/62548</text:a>
</text:p>
      <!--NEWS-->
      <text:h text:style-name="P10" text:outline-level="1">
<text:span text:style-name="T4">
Zaporizka Oblast(12:59). Red Alert: aerial threat. Sirens sounding. Take cover now!</text:span>
</text:h>
      <text:p text:style-name="P4">
Authors: liveuamap (Language: en)</text:p>
      <text:p text:style-name="P4">
Time: 2023-05-14T07:00:00</text:p>
      <text:p text:style-name="P4">
Location: Zaporizka Oblast (Latitude:47.612021 Longtitude:35.765261)</text:p>
      <text:p text:style-name="P4">
Videos: []</text:p>
      <text:p text:style-name="P4">
Images: []</text:p>
      <text:p text:style-name="P4">
Tags: ["Europe", "Central and Eastern Europe"]</text:p>
      <text:p text:style-name="P4">
ID: 22562795</text:p>
      <!--METADATA-->
      <text:p text:style-name="P4">
Zaporizka Oblast(12:59). Red Alert: aerial threat. Sirens sounding. Take covernow!</text:p>
      <text:p text:style-name="P4">
News Collection Link: <text:a xlink:type="simple" xlink:href="https://liveuamap.com/en/2023/14-may-zaporizka-oblast1259-red-alert-aerial-g" text:style-name="Internet_20_link" text:visited-style-name="Visited_20_Internet_20_Link">
https://liveuamap.com/en/2023/14-may-zaporizka-oblast1259-red-alert-aerial-g</text:a>
</text:p>
      <text:p text:style-name="P4">
Source: <text:a xlink:type="simple" xlink:href="https://t.me/suspilnezaporizhzhya/12835" text:style-name="Internet_20_link" text:visited-style-name="Visited_20_Internet_20_Link">
https://t.me/suspilnezaporizhzhya/12835</text:a>
</text:p>
      <!--NEWS-->
      <text:h text:style-name="P10" text:outline-level="1">
<text:span text:style-name="T4">
Dnipro, Dnipropetrovska Oblast, Kirovohradska Oblast(12:59). Red Alert: aerial threat. Sirens...</text:span>
</text:h>
      <text:p text:style-name="P4">
Authors: liveuamap (Language: en)</text:p>
      <text:p text:style-name="P4">
Time: 2023-05-14T07:02:00</text:p>
      <text:p text:style-name="P4">
Location: Dnipro (Latitude:48.45873 Longtitude:35.03847)</text:p>
      <text:p text:style-name="P4">
Videos: []</text:p>
      <text:p text:style-name="P4">
Images: []</text:p>
      <text:p text:style-name="P4">
Tags: ["Europe", "Central and Eastern Europe"]</text:p>
      <text:p text:style-name="P4">
ID: 22562796</text:p>
      <!--METADATA-->
      <text:p text:style-name="P4">
Dnipro, Dnipropetrovska Oblast, Kirovohradska Oblast(12:59). Red Alert: aerialthreat. Sirens sounding. Take cover now!</text:p>
      <text:p text:style-name="P4">
News Collection Link: <text:a xlink:type="simple" xlink:href="https://liveuamap.com/en/2023/14-may-dnipro-dnipropetrovska-oblast-kirovohrg" text:style-name="Internet_20_link" text:visited-style-name="Visited_20_Internet_20_Link">
https://liveuamap.com/en/2023/14-may-dnipro-dnipropetrovska-oblast-kirovohrg</text:a>
</text:p>
      <text:p text:style-name="P4">
Source: <text:a xlink:type="simple" xlink:href="https://t.me/air_alert_ua/45325" text:style-name="Internet_20_link" text:visited-style-name="Visited_20_Internet_20_Link">
https://t.me/air_alert_ua/45325</text:a>
</text:p>
      <!--NEWS-->
      <text:h text:style-name="P10" text:outline-level="1">
<text:span text:style-name="T4">
Donetsk Oblast(13:03). Red Alert: aerial threat. Sirens sounding. Take cover now!</text:span>
</text:h>
      <text:p text:style-name="P4">
Authors: liveuamap (Language: en)</text:p>
      <text:p text:style-name="P4">
Time: 2023-05-14T07:04:00</text:p>
      <text:p text:style-name="P4">
Location: Donetsk Oblast (Latitude:48.7266 Longtitude:37.57799)</text:p>
      <text:p text:style-name="P4">
Videos: []</text:p>
      <text:p text:style-name="P4">
Images: []</text:p>
      <text:p text:style-name="P4">
Tags: ["Europe", "Central and Eastern Europe"]</text:p>
      <text:p text:style-name="P4">
ID: 22562797</text:p>
      <!--METADATA-->
      <text:p text:style-name="P4">
Donetsk Oblast(13:03). Red Alert: aerial threat. Sirens sounding. Take covernow!</text:p>
      <text:p text:style-name="P4">
News Collection Link: <text:a xlink:type="simple" xlink:href="https://liveuamap.com/en/2023/14-may-donetsk-oblast1303-red-alert-aerial-thg" text:style-name="Internet_20_link" text:visited-style-name="Visited_20_Internet_20_Link">
https://liveuamap.com/en/2023/14-may-donetsk-oblast1303-red-alert-aerial-thg</text:a>
</text:p>
      <text:p text:style-name="P4">
Source: <text:a xlink:type="simple" xlink:href="https://t.me/air_alert_ua/45326" text:style-name="Internet_20_link" text:visited-style-name="Visited_20_Internet_20_Link">
https://t.me/air_alert_ua/45326</text:a>
</text:p>
      <!--NEWS-->
      <text:h text:style-name="P10" text:outline-level="1">
<text:span text:style-name="T4">
Russian defense ministry confirms death of colonel Makarov and colonel Brovko in Ukraine</text:span>
</text:h>
      <text:p text:style-name="P4">
Authors: liveuamap (Language: en)</text:p>
      <text:p text:style-name="P4">
Time: 2023-05-14T07:07:00</text:p>
      <text:p text:style-name="P4">
Location: Bakhmut (Latitude:48.59092 Longtitude:37.99313)</text:p>
      <text:p text:style-name="P4">
Videos: []</text:p>
      <text:p text:style-name="P4">
Images: []</text:p>
      <text:p text:style-name="P4">
Tags: []</text:p>
      <text:p text:style-name="P4">
ID: 22562800</text:p>
      <!--METADATA-->
      <text:p text:style-name="P4">
Russian defense ministry confirms death of colonel Makarov and colonel Brovkoin Ukraine</text:p>
      <text:p text:style-name="P4">
News Collection Link: <text:a xlink:type="simple" xlink:href="https://liveuamap.com/en/2023/14-may-russian-defense-ministry-confirms-death-of-colonel" text:style-name="Internet_20_link" text:visited-style-name="Visited_20_Internet_20_Link">
https://liveuamap.com/en/2023/14-may-russian-defense-ministry-confirms-death-of-colonel</text:a>
</text:p>
      <text:p text:style-name="P4">
Source: <text:a xlink:type="simple" xlink:href="https://t.me/bbbreaking/155337" text:style-name="Internet_20_link" text:visited-style-name="Visited_20_Internet_20_Link">
https://t.me/bbbreaking/155337</text:a>
</text:p>
      <!--NEWS-->
      <text:h text:style-name="P10" text:outline-level="1">
<text:span text:style-name="T4">
Poltavska Oblast(13:15). Red Alert: aerial threat. Sirens sounding. Take cover now!</text:span>
</text:h>
      <text:p text:style-name="P4">
Authors: liveuamap (Language: en)</text:p>
      <text:p text:style-name="P4">
Time: 2023-05-14T07:16:00</text:p>
      <text:p text:style-name="P4">
Location: Poltavska Oblast (Latitude:49.47805 Longtitude:33.81861)</text:p>
      <text:p text:style-name="P4">
Videos: []</text:p>
      <text:p text:style-name="P4">
Images: []</text:p>
      <text:p text:style-name="P4">
Tags: ["Europe", "Central and Eastern Europe"]</text:p>
      <text:p text:style-name="P4">
ID: 22562798</text:p>
      <!--METADATA-->
      <text:p text:style-name="P4">
Poltavska Oblast(13:15). Red Alert: aerial threat. Sirens sounding. Take covernow!</text:p>
      <text:p text:style-name="P4">
News Collection Link: <text:a xlink:type="simple" xlink:href="https://liveuamap.com/en/2023/14-may-poltavska-oblast1315-red-alert-aerial-g" text:style-name="Internet_20_link" text:visited-style-name="Visited_20_Internet_20_Link">
https://liveuamap.com/en/2023/14-may-poltavska-oblast1315-red-alert-aerial-g</text:a>
</text:p>
      <text:p text:style-name="P4">
Source: <text:a xlink:type="simple" xlink:href="https://t.me/suspilnepoltava/11139" text:style-name="Internet_20_link" text:visited-style-name="Visited_20_Internet_20_Link">
https://t.me/suspilnepoltava/11139</text:a>
</text:p>
      <!--NEWS-->
      <text:h text:style-name="P10" text:outline-level="1">
<text:span text:style-name="T4">
Sumska Oblast, Kharkiv, Kharkivska Oblast(13:16). Red Alert: aerial threat. Sirens sounding. ...</text:span>
</text:h>
      <text:p text:style-name="P4">
Authors: liveuamap (Language: en)</text:p>
      <text:p text:style-name="P4">
Time: 2023-05-14T07:17:00</text:p>
      <text:p text:style-name="P4">
Location: Sumska Oblast (Latitude:51.00000000 Longtitude:34.00000000)</text:p>
      <text:p text:style-name="P4">
Videos: []</text:p>
      <text:p text:style-name="P4">
Images: []</text:p>
      <text:p text:style-name="P4">
Tags: ["Europe", "Central and Eastern Europe"]</text:p>
      <text:p text:style-name="P4">
ID: 22562799</text:p>
      <!--METADATA-->
      <text:p text:style-name="P4">
Sumska Oblast, Kharkiv, Kharkivska Oblast(13:16). Red Alert: aerial threat.Sirens sounding. Take cover now!</text:p>
      <text:p text:style-name="P4">
News Collection Link: <text:a xlink:type="simple" xlink:href="https://liveuamap.com/en/2023/14-may-sumska-oblast-kharkiv-kharkivska-oblasg" text:style-name="Internet_20_link" text:visited-style-name="Visited_20_Internet_20_Link">
https://liveuamap.com/en/2023/14-may-sumska-oblast-kharkiv-kharkivska-oblasg</text:a>
</text:p>
      <text:p text:style-name="P4">
Source: <text:a xlink:type="simple" xlink:href="https://t.me/air_alert_ua/45329" text:style-name="Internet_20_link" text:visited-style-name="Visited_20_Internet_20_Link">
https://t.me/air_alert_ua/45329</text:a>
</text:p>
      <!--NEWS-->
      <text:h text:style-name="P10" text:outline-level="1">
<text:span text:style-name="T4">
Donetsk Oblast(14:13). Red Alert: aerial threat. Sirens sounding. Take cover now!</text:span>
</text:h>
      <text:p text:style-name="P4">
Authors: liveuamap (Language: en)</text:p>
      <text:p text:style-name="P4">
Time: 2023-05-14T08:14:00</text:p>
      <text:p text:style-name="P4">
Location: Donetsk Oblast (Latitude:48.728 Longtitude:37.57858)</text:p>
      <text:p text:style-name="P4">
Videos: []</text:p>
      <text:p text:style-name="P4">
Images: []</text:p>
      <text:p text:style-name="P4">
Tags: ["Europe", "Central and Eastern Europe"]</text:p>
      <text:p text:style-name="P4">
ID: 22562806</text:p>
      <!--METADATA-->
      <text:p text:style-name="P4">
Donetsk Oblast(14:13). Red Alert: aerial threat. Sirens sounding. Take covernow!</text:p>
      <text:p text:style-name="P4">
News Collection Link: <text:a xlink:type="simple" xlink:href="https://liveuamap.com/en/2023/14-may-donetsk-oblast1413-red-alert-aerial-thg" text:style-name="Internet_20_link" text:visited-style-name="Visited_20_Internet_20_Link">
https://liveuamap.com/en/2023/14-may-donetsk-oblast1413-red-alert-aerial-thg</text:a>
</text:p>
      <text:p text:style-name="P4">
Source: <text:a xlink:type="simple" xlink:href="https://t.me/air_alert_ua/45337" text:style-name="Internet_20_link" text:visited-style-name="Visited_20_Internet_20_Link">
https://t.me/air_alert_ua/45337</text:a>
</text:p>
      <!--NEWS-->
      <text:h text:style-name="P10" text:outline-level="1">
<text:span text:style-name="T4">
2 person wounded as result of Russian shelling in Marhanets</text:span>
</text:h>
      <text:p text:style-name="P4">
Authors: liveuamap (Language: en)</text:p>
      <text:p text:style-name="P4">
Time: 2023-05-14T08:21:59</text:p>
      <text:p text:style-name="P4">
Location: Marhanets (Latitude:47.64916 Longtitude:34.647)</text:p>
      <text:p text:style-name="P4">
Videos: []</text:p>
      <text:p text:style-name="P4">
Images: []</text:p>
      <text:p text:style-name="P4">
Tags: ["Europe", "Central and Eastern Europe"]</text:p>
      <text:p text:style-name="P4">
ID: 22562815</text:p>
      <!--METADATA-->
      <text:p text:style-name="P4">
2 person wounded as result of Russian shelling in Marhanets</text:p>
      <text:p text:style-name="P4">
News Collection Link: <text:a xlink:type="simple" xlink:href="https://liveuamap.com/en/2023/14-may-2-person-wounded-as-result-of-russian-shelling-in" text:style-name="Internet_20_link" text:visited-style-name="Visited_20_Internet_20_Link">
https://liveuamap.com/en/2023/14-may-2-person-wounded-as-result-of-russian-shelling-in</text:a>
</text:p>
      <text:p text:style-name="P4">
Source: <text:a xlink:type="simple" xlink:href="https://t.me/dneproperatyv/62696" text:style-name="Internet_20_link" text:visited-style-name="Visited_20_Internet_20_Link">
https://t.me/dneproperatyv/62696</text:a>
</text:p>
      <!--NEWS-->
      <text:h text:style-name="P10" text:outline-level="1">
<text:span text:style-name="T4">
Donetsk Oblast(15:23). Red Alert: aerial threat. Sirens sounding. Take cover now!</text:span>
</text:h>
      <text:p text:style-name="P4">
Authors: liveuamap (Language: en)</text:p>
      <text:p text:style-name="P4">
Time: 2023-05-14T09:24:00</text:p>
      <text:p text:style-name="P4">
Location: Donetsk Oblast (Latitude:48.72779 Longtitude:37.5772)</text:p>
      <text:p text:style-name="P4">
Videos: []</text:p>
      <text:p text:style-name="P4">
Images: []</text:p>
      <text:p text:style-name="P4">
Tags: ["Europe", "Central and Eastern Europe"]</text:p>
      <text:p text:style-name="P4">
ID: 22562819</text:p>
      <!--METADATA-->
      <text:p text:style-name="P4">
Donetsk Oblast(15:23). Red Alert: aerial threat. Sirens sounding. Take covernow!</text:p>
      <text:p text:style-name="P4">
News Collection Link: <text:a xlink:type="simple" xlink:href="https://liveuamap.com/en/2023/14-may-donetsk-oblast1523-red-alert-aerial-thg" text:style-name="Internet_20_link" text:visited-style-name="Visited_20_Internet_20_Link">
https://liveuamap.com/en/2023/14-may-donetsk-oblast1523-red-alert-aerial-thg</text:a>
</text:p>
      <text:p text:style-name="P4">
Source: <text:a xlink:type="simple" xlink:href="https://t.me/air_alert_ua/45339" text:style-name="Internet_20_link" text:visited-style-name="Visited_20_Internet_20_Link">
https://t.me/air_alert_ua/45339</text:a>
</text:p>
      <!--NEWS-->
      <text:h text:style-name="P10" text:outline-level="1">
<text:span text:style-name="T4">
2 person killed as result of shelling in Starytsya village of Kharkiv region</text:span>
</text:h>
      <text:p text:style-name="P4">
Authors: liveuamap (Language: en)</text:p>
      <text:p text:style-name="P4">
Time: 2023-05-14T09:27:26</text:p>
      <text:p text:style-name="P4">
Location: Vovchansk (Latitude:50.23875 Longtitude:36.78102)</text:p>
      <text:p text:style-name="P4">
Videos: []</text:p>
      <text:p text:style-name="P4">
Images: []</text:p>
      <text:p text:style-name="P4">
Tags: ["Europe", "Central and Eastern Europe"]</text:p>
      <text:p text:style-name="P4">
ID: 22562820</text:p>
      <!--METADATA-->
      <text:p text:style-name="P4">
2 person killed as result of shelling in Starytsya village of Kharkiv region</text:p>
      <text:p text:style-name="P4">
News Collection Link: <text:a xlink:type="simple" xlink:href="https://liveuamap.com/en/2023/14-may-2-person-killed-as-result-of-shelling-in-starytsya" text:style-name="Internet_20_link" text:visited-style-name="Visited_20_Internet_20_Link">
https://liveuamap.com/en/2023/14-may-2-person-killed-as-result-of-shelling-in-starytsya</text:a>
</text:p>
      <text:p text:style-name="P4">
Source: <text:a xlink:type="simple" xlink:href="https://t.me/synegubov/6201" text:style-name="Internet_20_link" text:visited-style-name="Visited_20_Internet_20_Link">
https://t.me/synegubov/6201</text:a>
</text:p>
      <!--NEWS-->
      <text:h text:style-name="P10" text:outline-level="1">
<text:span text:style-name="T4">
Дрони, «Калібри» з Чорного моря, ракети з літаків - Повітряні сили розповіли про нічну атаку рф</text:span>
</text:h>
      <text:p text:style-name="P4">
Authors: Ukrinform (Person)</text:p>
      <text:p text:style-name="P4">
Publisher: Укринформ (Organization)</text:p>
      <text:p text:style-name="P4">
Published Time: 2023-05-14T09:33:09+03:00</text:p>
      <text:p text:style-name="P4">
Modified Time: 2023-05-14T09:33:09+03:00</text:p>
      <text:p text:style-name="P4">
Description: У ніч на 14 травня російські загарбники атакували Україну з різних напрямків ударними дронами Shahed-136/131, ракетами "Калібр" із кораблів у Чорному морі, крилатими ракетами Х-101/Х-555/Х-55 із літаків стратегічної авіації Ту-95мс.,,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Безпілотник', 'Ракета', 'Повітряні сили ЗСУ', 'Війна з росією']</text:p>
      <text:p text:style-name="P4">
Type: Article</text:p>
      <!--METADATA-->
      <text:p text:style-name="P4">
<draw:frame draw:style-name="fr1" draw:name="Image80" text:anchor-type="as-char" svg:width="6.9236in" svg:height="3.956343in" draw:z-index="0">
<draw:image xlink:href="../Images/yкринформ/2023-05-14T09-33-09-03-00/630_360_1509493085-3383.jpg" xlink:type="simple" xlink:show="embed" xlink:actuate="onLoad" draw:mime-type="image/jpeg"/>
</draw:frame>
 У ніч на14 травня російські загарбники атакували Україну з різних напрямків ударнимидронами Shahed-136/131, ракетами "Калібр" із кораблів у Чорному морі,крилатими ракетами Х-101/Х-555/Х-55 із літаків стратегічної авіації Ту-95мс.,,</text:p>
      <text:p text:style-name="P4">
Як передає Укрінформ, про це повідомляє в <text:a xlink:type="simple" xlink:href="http://t.me/kpszsu/2515" text:style-name="Internet_20_link" text:visited-style-name="Visited_20_Internet_20_Link">
</text:a>
командування Повітряних сил Збройних сил України.</text:p>
      <text:p text:style-name="P4">
Як зазначається в повідомленні, протягом нічної атаки Повітряні сили <text:a xlink:type="simple" xlink:href="https://www.ukrinform.ua/tag-zsu" text:style-name="Internet_20_link" text:visited-style-name="Visited_20_Internet_20_Link">
</text:a>
 знищили три крилаті ракети та 25безпілотних літальних апаратів, зокрема 18 ударних дронів типу Shahed-136/131,один ударний БпЛА типу "Ланцет", два БпЛА оперативно-тактичного рівня"Орлан-10", чотири БпЛА (тип уточнюється), а також три крилаті ракетиХ-101/Х-555/Х-55.</text:p>
      <text:p text:style-name="P4">
“Протягом доби 13 травня та на початок доби 14 травня тактична авіаціяПовітряних сил здійснила до півсотні літаковильотів на вогневе ураження ворогата винищувальне авіаційне прикриття”, - підкреслили в командуванні.</text:p>
      <text:p text:style-name="P4">
<text:span text:style-name="T4">
Читайте також:</text:span>
 <text:a xlink:type="simple" xlink:href="https://www.ukrinform.ua/rubric-regions/3708909-na-ternopilsini-vnaslidok-raketnoi-ataki-rf-poskodzeni-budinki-ta-avtomobili.html" text:style-name="Internet_20_link" text:visited-style-name="Visited_20_Internet_20_Link">
 <text:span text:style-name="T4">
Тернопільщині</text:span>
 </text:a>
</text:p>
      <text:p text:style-name="P4">
Як повідомлялося, вночі 14 травня по всій території України була оголошенамасштабна повітряна тривога.</text:p>
      <text:p text:style-name="P4">
Source: <text:a xlink:type="simple" xlink:href="https://www.ukrinform.ua/rubric-ato/3708931-droni-kalibri-z-cornogo-mora-raketi-z-litakiv-povitrani-sili-rozpovili-pro-nicnu-ataku-rf.html" text:style-name="Internet_20_link" text:visited-style-name="Visited_20_Internet_20_Link">
https://www.ukrinform.ua/rubric-ato/3708931-droni-kalibri-z-cornogo-mora-raketi-z-litakiv-povitrani-sili-rozpovili-pro-nicnu-ataku-rf.html</text:a>
</text:p>
      <!--NEWS-->
      <text:h text:style-name="P10" text:outline-level="1">
<text:span text:style-name="T4">
НХЛ: «Сіетл» зрівняв рахунок у серії з «Далласом» в 1/4 фіналу Кубка Стенлі</text:span>
</text:h>
      <text:p text:style-name="P4">
Authors: Ukrinform (Person)</text:p>
      <text:p text:style-name="P4">
Publisher: Укринформ (Organization)</text:p>
      <text:p text:style-name="P4">
Published Time: 2023-05-14T09:37:00+03:00</text:p>
      <text:p text:style-name="P4">
Modified Time: 2023-05-14T09:37:00+03:00</text:p>
      <text:p text:style-name="P4">
Description: У північноамериканській Національній хокейній лізі (НХЛ) відбувся черговий матч чвертьфінальної стадії Кубка Стенлі. — Укрінформ.</text:p>
      <text:p text:style-name="P4">
Images: ["<text:a xlink:type="simple" xlink:href="https://static.ukrinform.com/photos/2023_05/thumb_files/630_360_1684045573-987.jpg" text:style-name="Internet_20_link" text:visited-style-name="Visited_20_Internet_20_Link">
630_360_16840...</text:a>
"]</text:p>
      <text:p text:style-name="P4">
Tags: ['хокей', 'Кубок Стенлі', 'НХЛ']</text:p>
      <text:p text:style-name="P4">
Type: Article</text:p>
      <!--METADATA-->
      <text:p text:style-name="P4">
<draw:frame draw:style-name="fr1" draw:name="Image81" text:anchor-type="as-char" svg:width="6.9236in" svg:height="3.956343in" draw:z-index="0">
<draw:image xlink:href="../Images/yкринформ/2023-05-14T09-37-00-03-00/630_360_1684045573-987.jpg" xlink:type="simple" xlink:show="embed" xlink:actuate="onLoad" draw:mime-type="image/jpeg"/>
</draw:frame>
 Упівнічноамериканській Національній хокейній лізі (НХЛ) відбувся черговий матччвертьфінальної стадії Кубка Стенлі.</text:p>
      <text:p text:style-name="P4">
«Сіетл» на Climate Pledge Arena розгромив «Даллас» - 6:3 (2:1, 2:1, 2:1),зрівнявши рахунок у серії - 3:3, передає Укрінформ.</text:p>
      <text:p text:style-name="P4">
Лідер протистояння «Сіетл» - «Даллас» зустрінеться в 1/2 фіналу Кубка Стенлі зпереможцем пари «Едмонтон» - «Вегас» (рахунок у серії - 2:3).</text:p>
      <text:p text:style-name="P4">
<text:span text:style-name="T4">
Читайте також:</text:span>
 <text:a xlink:type="simple" xlink:href="https://www.ukrinform.ua/rubric-sports/3708608-nhl-florida-vigrala-seriu-plejoff-u-toronto.html" text:style-name="Internet_20_link" text:visited-style-name="Visited_20_Internet_20_Link">
 </text:a>
</text:p>
      <text:p text:style-name="P4">
В іншій півфінальній серії до чотирьог перемог «Кароліна» зіграє з «Флоридою».</text:p>
      <text:p text:style-name="P4">
Фото: Getty Images.</text:p>
      <text:p text:style-name="P4">
Source: <text:a xlink:type="simple" xlink:href="https://www.ukrinform.ua/rubric-sports/3708933-nhl-sietl-zrivnav-rahunok-u-serii-z-dallasom-v-14-finalu-kubka-stenli.html" text:style-name="Internet_20_link" text:visited-style-name="Visited_20_Internet_20_Link">
https://www.ukrinform.ua/rubric-sports/3708933-nhl-sietl-zrivnav-rahunok-u-serii-z-dallasom-v-14-finalu-kubka-stenli.html</text:a>
</text:p>
      <!--NEWS-->
      <text:h text:style-name="P10" text:outline-level="1">
<text:span text:style-name="T4">
Загарбники вночі обстріляли дві громади на Сумщині</text:span>
</text:h>
      <text:p text:style-name="P4">
Authors: Ukrinform (Person)</text:p>
      <text:p text:style-name="P4">
Publisher: Укринформ (Organization)</text:p>
      <text:p text:style-name="P4">
Published Time: 2023-05-14T09:46:00+03:00</text:p>
      <text:p text:style-name="P4">
Modified Time: 2023-05-14T09:46:00+03:00</text:p>
      <text:p text:style-name="P4">
Description: Армія рф уночі обстріляла дві громади у Сумській області, внаслідок чого пошкоджено лінію електропередачі та ЦНАП. — Укрінформ.</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Сумщина', 'ЦНАП', 'Війна з росією']</text:p>
      <text:p text:style-name="P4">
Type: Article</text:p>
      <!--METADATA-->
      <text:p text:style-name="P4">
<draw:frame draw:style-name="fr1" draw:name="Image82" text:anchor-type="as-char" svg:width="6.9236in" svg:height="3.956343in" draw:z-index="0">
<draw:image xlink:href="../Images/yкринформ/2023-05-14T09-46-00-03-00/630_360_1679917009-251.jpg" xlink:type="simple" xlink:show="embed" xlink:actuate="onLoad" draw:mime-type="image/jpeg"/>
</draw:frame>
 Армія рфуночі обстріляла дві громади у Сумській області, внаслідок чого пошкодженолінію електропередачі та ЦНАП.</text:p>
      <text:p text:style-name="P4">
Про це повідомила Сумська ОВА у <text:a xlink:type="simple" xlink:href="https://t.me/Sumy_news_ODA/16171" text:style-name="Internet_20_link" text:visited-style-name="Visited_20_Internet_20_Link">
 </text:a>
 передаєУкрінформ.</text:p>
      <text:p text:style-name="P4">
За даними обласної адміністрації, вночі мінометного обстрілу зазнала Хотінськагромада, пролунало 3 вибухи. Унаслідок обстрілу пошкоджено лініюелектропередачі. Минулося без постраждалих.</text:p>
      <text:p text:style-name="P4">
Крім того, зі ствольної артилерії загарбники <text:a xlink:type="simple" xlink:href="https://www.ukrinform.ua/tag-obstril" text:style-name="Internet_20_link" text:visited-style-name="Visited_20_Internet_20_Link">
 </text:a>
 смт Зноб-Новгородське (2 вибухи). Пошкоджень зазнала будівля Центрунадання адмінпослуг. Постраждалих немає.</text:p>
      <text:p text:style-name="P4">
<text:span text:style-name="T4">
Читайте також:</text:span>
 <text:a xlink:type="simple" xlink:href="https://www.ukrinform.ua/rubric-regions/3708914-na-zaporizzi-armia-rf-obstrilala-18-naselenih-punktiv-poranenij-colovik.html" text:style-name="Internet_20_link" text:visited-style-name="Visited_20_Internet_20_Link">
 <text:span text:style-name="T4">
обстріл</text:span>
 </text:a>
</text:p>
      <text:p text:style-name="P4">
Як повідомлялося, <text:a xlink:type="simple" xlink:href="https://www.ukrinform.ua/rubric-ato/3708931-droni-kalibri-z-cornogo-mora-raketi-z-litakiv-povitrani-sili-rozpovili-pro-nicnu-ataku-rf.html" text:style-name="Internet_20_link" text:visited-style-name="Visited_20_Internet_20_Link">
 </text:a>
 з різних напрямків ударними дронами Shahed-136/131, ракетами"Калібр" із кораблів у Чорному морі, крилатими ракетами Х-101/Х-555/Х-55 ізлітаків стратегічної авіації Ту-95мс. Українські захисники знищили три крилатіракети та 25 ворожих БпЛА.</text:p>
      <text:p text:style-name="P4">
Source: <text:a xlink:type="simple" xlink:href="https://www.ukrinform.ua/rubric-ato/3708938-zagarbniki-vnoci-obstrilali-dvi-gromadi-na-sumsini.html" text:style-name="Internet_20_link" text:visited-style-name="Visited_20_Internet_20_Link">
https://www.ukrinform.ua/rubric-ato/3708938-zagarbniki-vnoci-obstrilali-dvi-gromadi-na-sumsini.html</text:a>
</text:p>
      <!--NEWS-->
      <text:h text:style-name="P10" text:outline-level="1">
<text:span text:style-name="T4">
В Україні відзначається День матері</text:span>
</text:h>
      <text:p text:style-name="P4">
Authors: Ukrinform (Person)</text:p>
      <text:p text:style-name="P4">
Publisher: Укринформ (Organization)</text:p>
      <text:p text:style-name="P4">
Published Time: 2023-05-14T10:00:00+03:00</text:p>
      <text:p text:style-name="P4">
Modified Time: 2023-05-14T10:00:00+03:00</text:p>
      <text:p text:style-name="P4">
Description: В Україні у неділю, 14 травня, відзначається День матері. — Укрінформ.</text:p>
      <text:p text:style-name="P4">
Images: ["<text:a xlink:type="simple" xlink:href="https://static.ukrinform.com/photos/2021_04/thumb_files/630_360_1618949928-580.jpg" text:style-name="Internet_20_link" text:visited-style-name="Visited_20_Internet_20_Link">
630_360_16189...</text:a>
"]</text:p>
      <text:p text:style-name="P4">
Tags: ['День Матері', 'Свято', 'Україна']</text:p>
      <text:p text:style-name="P4">
Type: Article</text:p>
      <!--METADATA-->
      <text:p text:style-name="P4">
<draw:frame draw:style-name="fr1" draw:name="Image83" text:anchor-type="as-char" svg:width="6.9236in" svg:height="3.946452in" draw:z-index="0">
<draw:image xlink:href="../Images/yкринформ/2023-05-14T10-00-00-03-00/630_360_1618949928-580.jpg" xlink:type="simple" xlink:show="embed" xlink:actuate="onLoad" draw:mime-type="image/jpeg"/>
</draw:frame>
 В Україніу неділю, 14 травня, відзначається День матері.</text:p>
      <text:p text:style-name="P4">
Про це повідомляє Укрінформ.</text:p>
      <text:p text:style-name="P4">
Це свято встановлено згідно з Указом Президента від 10 травня 1999 року івідзначається кожної другої неділі травня. Цього дня вітають матерів івагітних жінок – майбутніх мам.</text:p>
      <text:p text:style-name="P4">
З Днем матері українських жінок привітала дружина Президента України ОленаЗеленська у <text:a xlink:type="simple" xlink:href="https://t.me/FirstLadyOfUkraine/3105" text:style-name="Internet_20_link" text:visited-style-name="Visited_20_Internet_20_Link">
 </text:a>
</text:p>
      <text:p text:style-name="P4">
"На плечі українських мам випало забагато. Хтось чекає з фронту чоловіка, синачи дочку. Чекає щовечора бодай голосу в телефоні", - зазначила Зеленська.</text:p>
      <text:p text:style-name="P4">
"Інша українська мама, - підкреслила вона, - навчилася жити в чужій країні,знайшла садочок і школу, вивчила мову, щоб розуміти дитячого лікаря. Знайшла всобі сили вкладати спати малих, обіцяючи їм завтра хороший день".</text:p>
      <text:p text:style-name="P4">
Як наголосила дружина Президента, "іще одна українська мама навчилась посередночі вдягати дитину й бігти у сховище – так, щоб малюк на ранок навіть непам‘ятав, що спав не в своєму ліжечку. Вона теж робить усе, аби дитина непам’ятала війни".</text:p>
      <text:p text:style-name="P4">
"Не одна – мільйони українських мам другий рік поспіль роблять неймовірне. ЗДнем матері кожну з вас – тих, що під час війни бережуть дитинство своїхдітей", - написала Зеленська.</text:p>
      <text:p text:style-name="P4">
Предстоятель Православної церкви України митрополит Епіфаній закликавукраїнців помолитися за своїх матерів.</text:p>
      <text:p text:style-name="P4">
"Усі, де б ви зараз не були, помоліться за своїх матерів! За живих і тих, хтоживуть тепер у вашому серці і пам’яті, а душею – у вічності. Нехай Господьбереже всіх матерів України!", - написав Епіфаній у <text:a xlink:type="simple" xlink:href="https://twitter.com/Epifaniy/status/1657617335526518784" text:style-name="Internet_20_link" text:visited-style-name="Visited_20_Internet_20_Link">
</text:a>
</text:p>
      <text:p text:style-name="P4">
День матері виник у США. У 1907 році американка Анна Джарвіс з Філадельфії упам’ять про свою матір виступила з ініціативою вшанування матерів. Першимвизнав День матері офіційним святом штат Вірджинія у 1910 році. А 1914-гопрезидент США Вудро Вільсон оголосив другу неділю травня національним святомна честь усіх американських матерів.</text:p>
      <text:p text:style-name="P4">
Після завершення Першої світової війни День матері почали відзначати і вдеяких європейських країнах.</text:p>
      <text:p text:style-name="P4">
На сьогодні День матері відзначається у 85 країнах світу. Українці долучилисядо його святкування у 1928 році - щоправда, в Канаді. Ініціатором став Союзукраїнок Канади. Наступного року ініціативу канадських жінок підтрималаголовна редакторка львівського тижневика «Жіноча доля» Олена Кисілевська. 1929року «Союз українок» зініціював впровадження цього свята на Тернопільщині.Організації «Просвіта», «Рідна школа», «Пласт», «Сокіл» організовуваликонцерти, конференції, фестивалі по всій Східній Галичині. Відтоді День матерівідзначали дуже широко.</text:p>
      <text:p text:style-name="P4">
<text:span text:style-name="T4">
Читайте також:</text:span>
 <text:a xlink:type="simple" xlink:href="https://www.ukrinform.ua/rubric-kyiv/3708261-klicko-vruciv-vidznaki-materam-zagiblih-zahisnikiv.html" text:style-name="Internet_20_link" text:visited-style-name="Visited_20_Internet_20_Link">
 </text:a>
</text:p>
      <text:p text:style-name="P4">
Зі встановленням радянської влади на західноукраїнських землях свято булозаборонене. Лише з 1990 року завдяки зусиллям громадських організацій, зокремаСоюзу українок, Свято матері повернулось в Україну.</text:p>
      <text:p text:style-name="P4">
Source: <text:a xlink:type="simple" xlink:href="https://www.ukrinform.ua/rubric-society/3708939-v-ukraini-vidznacaetsa-den-materi.html" text:style-name="Internet_20_link" text:visited-style-name="Visited_20_Internet_20_Link">
https://www.ukrinform.ua/rubric-society/3708939-v-ukraini-vidznacaetsa-den-materi.html</text:a>
</text:p>
      <!--NEWS-->
      <text:h text:style-name="P10" text:outline-level="1">
<text:span text:style-name="T4">
росія вбила в Україні вже 481 дитину</text:span>
</text:h>
      <text:p text:style-name="P4">
Authors: Ukrinform (Person)</text:p>
      <text:p text:style-name="P4">
Publisher: Укринформ (Organization)</text:p>
      <text:p text:style-name="P4">
Published Time: 2023-05-14T10:05:00+03:00</text:p>
      <text:p text:style-name="P4">
Modified Time: 2023-05-14T10:05:00+03:00</text:p>
      <text:p text:style-name="P4">
Description: Унаслідок повномасштабного вторгнення російських військ більше ніж 1452 дитини постраждали в Україні, 481 дитина загинула. — Укрінформ.</text:p>
      <text:p text:style-name="P4">
Images: ["<text:a xlink:type="simple" xlink:href="https://static.ukrinform.com/photos/2023_04/thumb_files/630_360_1681205523-955.jpg" text:style-name="Internet_20_link" text:visited-style-name="Visited_20_Internet_20_Link">
630_360_16812...</text:a>
"]</text:p>
      <text:p text:style-name="P4">
Tags: ['Діти', 'Загибель', 'Офіс генпрокурора', 'Війна з росією']</text:p>
      <text:p text:style-name="P4">
Type: Article</text:p>
      <!--METADATA-->
      <text:p text:style-name="P4">
<draw:frame draw:style-name="fr1" draw:name="Image84" text:anchor-type="as-char" svg:width="6.9236in" svg:height="3.956343in" draw:z-index="0">
<draw:image xlink:href="../Images/yкринформ/2023-05-14T10-05-00-03-00/630_360_1681205523-955.jpg" xlink:type="simple" xlink:show="embed" xlink:actuate="onLoad" draw:mime-type="image/jpeg"/>
</draw:frame>
 Унаслідокповномасштабного вторгнення російських військ більше ніж 1452 дитинипостраждали в Україні, 481 дитина загинула.</text:p>
      <text:p text:style-name="P4">
Про це Офіс генерального прокурора повідомляє у <text:a xlink:type="simple" xlink:href="https://www.facebook.com/pgo.gov.ua/posts/pfbid0DGyvQ3ks1ceya2thrBc8ceTPSH2jbhG38dLbfU9Z4M1yMWcTUY48pHErgRVnAy7Sl" text:style-name="Internet_20_link" text:visited-style-name="Visited_20_Internet_20_Link">
</text:a>
, передає Укрінформ.</text:p>
      <text:p text:style-name="P4">
"Станом на ранок 14 травня 2023 року більше ні 1452 дитини постраждали вУкраїні внаслідок повномасштабної збройної агресії рф. За офіційноюінформацією ювенальних прокурорів 481 <text:a xlink:type="simple" xlink:href="https://www.ukrinform.ua/tag-diti" text:style-name="Internet_20_link" text:visited-style-name="Visited_20_Internet_20_Link">
 </text:a>
загинула та понад 971 отримали поранення різного ступеню тяжкості", - йдетьсяу повідомленні.</text:p>
      <text:p text:style-name="P4">
Зазначається, що цифри не є остаточними. Наразі триває робота з їхвстановлення в місцях ведення бойових дій, на тимчасово окупованих тазвільнених територіях.</text:p>
      <text:p text:style-name="P4">
<text:span text:style-name="T4">
Читайте також:</text:span>
 <text:a xlink:type="simple" xlink:href="https://www.ukrinform.ua/rubric-ato/3708109-rosiani-poranili-v-ukraini-968-ditej.html" text:style-name="Internet_20_link" text:visited-style-name="Visited_20_Internet_20_Link">
 </text:a>
</text:p>
      <text:p text:style-name="P4">
Найбільше постраждало дітей у Донецькій області - 458, Харківській - 277,Київській - 128, Херсонській - 97, Запорізькій - 89, Миколаївській - 89,Чернігівській - 70, Дніпропетровській - 69, Луганській - 66.</text:p>
      <text:p text:style-name="P4">
Як повідомлялося, <text:a xlink:type="simple" xlink:href="https://www.ukrinform.ua/rubric-ato/3708755-rosiani-obstrilali-kostantinivku-zi-smerciv-dvoe-zagiblih-sered-nih-ditina.html" text:style-name="Internet_20_link" text:visited-style-name="Visited_20_Internet_20_Link">
 </text:a>
 .Внаслідок обстрілу загинула 15-річна дівчина. Двоє дітей віком 15 та 16 роківотримали поранення.</text:p>
      <text:p text:style-name="P4">
Також 13 травня через обстріл с. Хатнє Харківської області було травмовано16-річного хлопця.</text:p>
      <text:p text:style-name="P4">
Source: <text:a xlink:type="simple" xlink:href="https://www.ukrinform.ua/rubric-ato/3708942-rosia-vbila-v-ukraini-vze-481-ditinu.html" text:style-name="Internet_20_link" text:visited-style-name="Visited_20_Internet_20_Link">
https://www.ukrinform.ua/rubric-ato/3708942-rosia-vbila-v-ukraini-vze-481-ditinu.html</text:a>
</text:p>
      <!--NEWS-->
      <text:h text:style-name="P10" text:outline-level="1">
<text:span text:style-name="T4">
Армія рф за добу атакувала 10 областей України</text:span>
</text:h>
      <text:p text:style-name="P4">
Authors: Ukrinform (Person)</text:p>
      <text:p text:style-name="P4">
Publisher: Укринформ (Organization)</text:p>
      <text:p text:style-name="P4">
Published Time: 2023-05-14T10:16:00+03:00</text:p>
      <text:p text:style-name="P4">
Modified Time: 2023-05-14T10:16:00+03:00</text:p>
      <text:p text:style-name="P4">
Description: російські загарбники за добу здійснили атаки на десять областей України, застосовували безпілотники, крилаті ракети, авіацію, важку артилерію, міномети. — Укрінформ.</text:p>
      <text:p text:style-name="P4">
Images: ["<text:a xlink:type="simple" xlink:href="https://static.ukrinform.com/photos/2023_05/thumb_files/630_360_1684048460-638.jpg" text:style-name="Internet_20_link" text:visited-style-name="Visited_20_Internet_20_Link">
630_360_16840...</text:a>
", "<text:a xlink:type="simple" xlink:href="https://static.ukrinform.com/photos/2023_05/thumb_files/630_360_1684048692-2833.jpeg" text:style-name="Internet_20_link" text:visited-style-name="Visited_20_Internet_20_Link">
630_360_16840...</text:a>
", "<text:a xlink:type="simple" xlink:href="https://static.ukrinform.com/photos/2023_05/thumb_files/630_360_1684048692-7221.jpeg" text:style-name="Internet_20_link" text:visited-style-name="Visited_20_Internet_20_Link">
630_360_16840...</text:a>
", "<text:a xlink:type="simple" xlink:href="https://static.ukrinform.com/photos/2023_05/thumb_files/630_360_1684048692-5465.jpeg" text:style-name="Internet_20_link" text:visited-style-name="Visited_20_Internet_20_Link">
630_360_16840...</text:a>
", "<text:a xlink:type="simple" xlink:href="https://static.ukrinform.com/photos/2023_05/thumb_files/630_360_1684048692-7148.jpeg" text:style-name="Internet_20_link" text:visited-style-name="Visited_20_Internet_20_Link">
630_360_16840...</text:a>
", "<text:a xlink:type="simple" xlink:href="https://static.ukrinform.com/photos/2023_05/thumb_files/630_360_1684048693-4933.jpeg" text:style-name="Internet_20_link" text:visited-style-name="Visited_20_Internet_20_Link">
630_360_16840...</text:a>
", "<text:a xlink:type="simple" xlink:href="https://static.ukrinform.com/photos/2023_05/thumb_files/630_360_1684048692-3358.jpeg" text:style-name="Internet_20_link" text:visited-style-name="Visited_20_Internet_20_Link">
630_360_16840...</text:a>
"]</text:p>
      <text:p text:style-name="P4">
Tags: ['Обстріл', 'Поранені', 'Загибель', 'Війна з росією']</text:p>
      <text:p text:style-name="P4">
Type: Article</text:p>
      <!--METADATA-->
      <text:p text:style-name="P4">
<draw:frame draw:style-name="fr1" draw:name="Image85" text:anchor-type="as-char" svg:width="6.9236in" svg:height="3.956343in" draw:z-index="0">
<draw:image xlink:href="../Images/yкринформ/2023-05-14T10-16-00-03-00/630_360_1684048460-638.jpg" xlink:type="simple" xlink:show="embed" xlink:actuate="onLoad" draw:mime-type="image/jpeg"/>
</draw:frame>
 російськізагарбники за добу здійснили атаки на десять областей України, застосовувалибезпілотники, крилаті ракети, авіацію, важку артилерію, міномет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неділі, 14травня.</text:p>
      <text:p text:style-name="P4">
У Тернопільській області вчора ввечері внаслідок атаки росіян було влучання ускладські приміщення, що спричинило пожежу. Травмовані двоє людей (опіки таосколкові поранення). Їм надається допомога в лікарнях.</text:p>
      <text:p text:style-name="P4">
Вранці під час повітряної тривоги на Тернопільщині лунали вибухи. Внаслідокворожої атаки зруйновано й пошкоджено дачні будинки, торгово-офісне приміщеннята вантажні автомобілі. Постраждалих немає. Інформація уточнюється.</text:p>
      <text:p text:style-name="P4">
У Чернігівській області за добу війська рф 5 разів обстріляли з мінометів таартилерії Новгород-Сіверський район.</text:p>
      <text:p text:style-name="P4">
Також зафіксовано два удари дронів-камікадзе типу Shahed по Новгород-Сіверському району. Без жертв і руйнувань.</text:p>
      <text:p text:style-name="P4">
У Сумській області вчора упродовж дня росіяни здійснили шість обстрілівприкордоння. Зафіксовано 65 вибухів. Обстрілів зазнали Великописарівська,Есманська, Білопільська та Краснопільська громади.</text:p>
      <text:p text:style-name="P4">
У Хотінській громаді внаслідок мінометного обстрілу пошкоджено лініюелектропередач. Без постраждалих.</text:p>
      <text:p text:style-name="P4">
У Зноб-Новгородській громаді пошкоджено будівлю Центру надання адмінпослуг.</text:p>
      <text:p text:style-name="P4">
За добу ворог атакував 18 населених пунктів Запорізької області, зафіксовано95 ударів: 86 артобстрілів, два авіаційні, чотири - з РСЗВ, три атаки БПЛА.</text:p>
      <text:p text:style-name="P4">
Під ударом перебували на лінії фронту Новоданилівка, Гуляйполе, Оріхів,Ольгівське, Магдалинівка, Полтавка, Мала Токмачка, Залізничне.</text:p>
      <text:p text:style-name="P4">
Під час масованої атаки по прифронтовому Гуляйполю постраждав 64-річнийчоловік. Його евакуювали для лікування в обласний центр.</text:p>
      <text:p text:style-name="P4">
Зафіксовано 28 повідомлень про руйнування цивільних об'єктів.</text:p>
      <text:p text:style-name="P4">
<text:span text:style-name="T4">
Читайте також:</text:span>
 <text:a xlink:type="simple" xlink:href="https://www.ukrinform.ua/rubric-ato/3708942-rosia-vbila-v-ukraini-vze-481-ditinu.html" text:style-name="Internet_20_link" text:visited-style-name="Visited_20_Internet_20_Link">
 </text:a>
</text:p>
      <text:p text:style-name="P4">
У Дніпропетровській області вчора вдень російська армія била з важкоїартилерії по Нікополю. У важкому стані до реанімації госпіталізували57-річного чоловіка.</text:p>
      <text:p text:style-name="P4">
У місті пошкоджені дві багатоповерхівки, п’ять приватних будинків, декількагосподарчих споруд, гараж, мікроавтобус і дві лінії електропередач.</text:p>
      <text:p text:style-name="P4">
Вночi росiяни обстрiляли Покровську громаду Нiкопольського району. Пошкодженiоб'єкт iнфраструктури і транспортне пiдприємство.</text:p>
      <text:p text:style-name="P4">
Також вночі росіяни завдали ракетний удар, попередньо, із ЗРК С-300, поНовобаварському району Харкова. Пошкоджено залізничні колії, багатоквартирнийдвоповерховий житловий будинок, гуртожиток. Без постраждалих.</text:p>
      <text:p text:style-name="P4">
У смт Золочів Богодухівського району Харківської області дві ракети влучили вземлю між житловими будинками. У будинках вибито вікна, знищено два гаражі.Люди не постраждали.</text:p>
      <text:p text:style-name="P4">
Протягом доби ворог обстрілював прикордонні та прифронтові населені пунктиХарківщини. На Слобожанському напрямку росіяни завдали авіаційного удару порайону Бударок.</text:p>
      <text:p text:style-name="P4">
З мінометів та артилерії агресори обстріляли Уди, Козачу Лопань, Старицю,Огірцеве, Хатнє, Гатище, Плетенівку, Бочкове, Нестерне та Бударки.</text:p>
      <text:p text:style-name="P4">
На Куп’янському напрямку ворог вів безуспішні наступальні дії в районіМасютівки, Новоселівського та східної околиці Стельмахівки.</text:p>
      <text:p text:style-name="P4">
Загарбники завдали авіаційних ударів по районах населених пунктів Вільшана таКотлярівка. Артилерійських і мінометних обстрілів противника зазналиНовомлинськ, Дворічна, Табаївка та Нікополь.</text:p>
      <text:p text:style-name="P4">
Внаслідок обстрілів села Хатнє Куп'янського району пошкоджено щонайменшечотири приватні житлові будинки, сталася пожежа. З осколковим пораненнямгоспіталізована 43-річна жінка.</text:p>
      <text:p text:style-name="P4">
Внаслідок обстрілу села Огірцеве Чугуївського району пошкоджено житловийбудинок, 61-річний чоловік дістав осколкові поранення та був госпіталізований.</text:p>
      <text:p text:style-name="P4">
У Луганській області безуспішними були намагання росіян атакувати поблизуНовоселівського та у напрямку східних околиць Стельмахівки.</text:p>
      <text:p text:style-name="P4">
У районах Білогорівки і Кремінної вчора російські війська здійснювалиартилерійські обстріли. По Білогорівці ворог завдав авіаудару. ОбстріляніСтельмахівка і Макіївка.</text:p>
      <text:p text:style-name="P4">
За добу ворог здійснив 108 обстрілів (456 снарядів).</text:p>
      <text:p text:style-name="P4">
У Донецькій області минулої доби війська рф обстріляли 12 населених пунктів:Курахове, Богоявленку, Торецьк, Костянтинівку, Времівку, Авдіївку, Дружківку,Північне, Нью-Йорк, Велику Новосілку, Вовченку, Бахмут.</text:p>
      <text:p text:style-name="P4">
Пошкоджено 61 житловий будинок (з них 19 багатоквартирних), лінію тепломереж,два ринки, службовий автомобіль, школу, кафе, будівлю заводу "Конті", склад,аптеку, два магазини, 5 цивільних автомобілів, музей, дві електромережі, АЗС,два газопроводи, приміщення автовокзалу.</text:p>
      <text:p text:style-name="P4">
На Донеччині за добу семеро людей загинули і 16 дістали поранення.</text:p>
      <text:p text:style-name="P4">
<draw:frame draw:style-name="fr1" draw:name="Image86" text:anchor-type="as-char" svg:width="6.9236in" svg:height="3.956343in" draw:z-index="0">
<draw:image xlink:href="../Images/yкринформ/2023-05-14T10-16-00-03-00/630_360_1684048692-2833.jpeg" xlink:type="simple" xlink:show="embed" xlink:actuate="onLoad" draw:mime-type="image/jpeg"/>
</draw:frame>
 НаДонеччині внаслідок обстрілів пошкоджені житлові будинки та інфраструктура /Фото: Донецька ОДА (ОВА)  <text:a xlink:type="simple" xlink:href="https://static.ukrinform.com/photos/2023_05/1684048692-2833.jpeg" text:style-name="Internet_20_link" text:visited-style-name="Visited_20_Internet_20_Link">
<draw:frame draw:style-name="fr1" draw:name="Image87" text:anchor-type="as-char" svg:width="6.9236in" svg:height="3.956343in" draw:z-index="0">
<draw:image xlink:href="../Images/yкринформ/2023-05-14T10-16-00-03-00/630_360_1684048692-2833.jpeg" xlink:type="simple" xlink:show="embed" xlink:actuate="onLoad" draw:mime-type="image/jpeg"/>
</draw:frame>
</text:a>
 <text:a xlink:type="simple" xlink:href="https://static.ukrinform.com/photos/2023_05/1684048692-7221.jpeg" text:style-name="Internet_20_link" text:visited-style-name="Visited_20_Internet_20_Link">
<draw:frame draw:style-name="fr1" draw:name="Image88" text:anchor-type="as-char" svg:width="6.9236in" svg:height="3.956343in" draw:z-index="0">
<draw:image xlink:href="../Images/yкринформ/2023-05-14T10-16-00-03-00/630_360_1684048692-7221.jpeg" xlink:type="simple" xlink:show="embed" xlink:actuate="onLoad" draw:mime-type="image/jpeg"/>
</draw:frame>
</text:a>
 <text:a xlink:type="simple" xlink:href="https://static.ukrinform.com/photos/2023_05/1684048692-5465.jpeg" text:style-name="Internet_20_link" text:visited-style-name="Visited_20_Internet_20_Link">
<draw:frame draw:style-name="fr1" draw:name="Image89" text:anchor-type="as-char" svg:width="6.9236in" svg:height="3.956343in" draw:z-index="0">
<draw:image xlink:href="../Images/yкринформ/2023-05-14T10-16-00-03-00/630_360_1684048692-5465.jpeg" xlink:type="simple" xlink:show="embed" xlink:actuate="onLoad" draw:mime-type="image/jpeg"/>
</draw:frame>
</text:a>
 <text:a xlink:type="simple" xlink:href="https://static.ukrinform.com/photos/2023_05/1684048692-7148.jpeg" text:style-name="Internet_20_link" text:visited-style-name="Visited_20_Internet_20_Link">
<draw:frame draw:style-name="fr1" draw:name="Image90" text:anchor-type="as-char" svg:width="6.9236in" svg:height="3.956343in" draw:z-index="0">
<draw:image xlink:href="../Images/yкринформ/2023-05-14T10-16-00-03-00/630_360_1684048692-7148.jpeg" xlink:type="simple" xlink:show="embed" xlink:actuate="onLoad" draw:mime-type="image/jpeg"/>
</draw:frame>
</text:a>
 <text:a xlink:type="simple" xlink:href="https://static.ukrinform.com/photos/2023_05/1684048693-4933.jpeg" text:style-name="Internet_20_link" text:visited-style-name="Visited_20_Internet_20_Link">
<draw:frame draw:style-name="fr1" draw:name="Image91" text:anchor-type="as-char" svg:width="6.9236in" svg:height="3.956343in" draw:z-index="0">
<draw:image xlink:href="../Images/yкринформ/2023-05-14T10-16-00-03-00/630_360_1684048693-4933.jpeg" xlink:type="simple" xlink:show="embed" xlink:actuate="onLoad" draw:mime-type="image/jpeg"/>
</draw:frame>
</text:a>
 <text:a xlink:type="simple" xlink:href="https://static.ukrinform.com/photos/2023_05/1684048692-3358.jpeg" text:style-name="Internet_20_link" text:visited-style-name="Visited_20_Internet_20_Link">
<draw:frame draw:style-name="fr1" draw:name="Image92" text:anchor-type="as-char" svg:width="6.9236in" svg:height="3.956343in" draw:z-index="0">
<draw:image xlink:href="../Images/yкринформ/2023-05-14T10-16-00-03-00/630_360_1684048692-3358.jpeg" xlink:type="simple" xlink:show="embed" xlink:actuate="onLoad" draw:mime-type="image/jpeg"/>
</draw:frame>
</text:a>
</text:p>
      <text:p text:style-name="P4">
У Миколаївській області вчора вдень внаслідок обстрілу Очакова горів житловийбудинок, пошкоджено об’єкт критичної інфраструктури.</text:p>
      <text:p text:style-name="P4">
Також вчора ворог завдавав ударів з РСЗВ по акваторії Очаківської громади.</text:p>
      <text:p text:style-name="P4">
<text:span text:style-name="T4">
Читайте також:</text:span>
 <text:a xlink:type="simple" xlink:href="https://www.ukrinform.ua/rubric-ato/3708931-droni-kalibri-z-cornogo-mora-raketi-z-litakiv-povitrani-sili-rozpovili-pro-nicnu-ataku-rf.html" text:style-name="Internet_20_link" text:visited-style-name="Visited_20_Internet_20_Link">
 </text:a>
</text:p>
      <text:p text:style-name="P4">
У Херсонській області за добу російські загарбники здійснили 90 обстрілів(випустили 434 снаряди), з них по Херсону били двічі (15 снарядів).</text:p>
      <text:p text:style-name="P4">
росіяни завдали авіаційного удару по Бериславу, в місті зниклоелектропостачання. Пошкоджені територія та будівлі філії Херсонгазу.</text:p>
      <text:p text:style-name="P4">
Також вчора агресори обстріляли село Червоний Маяк. Пошкоджено будівлю ліцею.</text:p>
      <text:p text:style-name="P4">
В селі Золота Балка Новоолександрівської громади поранено людину, руйнаційзазнали три будинки, один із них згорів.</text:p>
      <text:p text:style-name="P4">
Всього за добу на Херсонщині через російську агресію шестеро людей дісталипоранення.</text:p>
      <text:p text:style-name="P4">
Source: <text:a xlink:type="simple" xlink:href="https://www.ukrinform.ua/rubric-regions/3708944-armia-rf-za-dobu-atakuvala-10-oblastej-ukraini.html" text:style-name="Internet_20_link" text:visited-style-name="Visited_20_Internet_20_Link">
https://www.ukrinform.ua/rubric-regions/3708944-armia-rf-za-dobu-atakuvala-10-oblastej-ukraini.html</text:a>
</text:p>
      <!--NEWS-->
      <text:h text:style-name="P10" text:outline-level="1">
<text:span text:style-name="T4">
Germany announced a new package of military aid to support Ukraine in the amount of about €2....</text:span>
</text:h>
      <text:p text:style-name="P4">
Authors: liveuamap (Language: en)</text:p>
      <text:p text:style-name="P4">
Time: 2023-05-14T10:25:50</text:p>
      <text:p text:style-name="P4">
Location: Berlin, Berlin (Latitude:52.518 Longtitude:13.36813)</text:p>
      <text:p text:style-name="P4">
Videos: []</text:p>
      <text:p text:style-name="P4">
Images: ["<text:a xlink:type="simple" xlink:href="https://liveuamap.com/pics/2023/05/14/22562822_0.jpg" text:style-name="Internet_20_link" text:visited-style-name="Visited_20_Internet_20_Link">
22562822_0.jpg</text:a>
"]</text:p>
      <text:p text:style-name="P4">
Tags: ["Germany", "Europe"]</text:p>
      <text:p text:style-name="P4">
ID: 22562822</text:p>
      <!--METADATA-->
      <text:p text:style-name="P4">
Germany announced a new package of military aid to support Ukraine in theamount of about €2.7 billion. German Chancellor Olaf Scholz wrote about thison Twitter. In particular, Leopard-1 battle tanks, Marder BMPs and Iris-T airdefense systems will be sent to Ukraine</text:p>
      <text:p text:style-name="P4">
<draw:frame draw:style-name="fr1" draw:name="Image93" text:anchor-type="as-char" svg:width="6.9236in" svg:height="4.11303in" draw:z-index="0">
<draw:image xlink:href="../Images/liveuamap/2023-05-14T10-25-50/22562822_0.jpg" xlink:type="simple" xlink:show="embed" xlink:actuate="onLoad" draw:mime-type="image/jpeg"/>
</draw:frame>
</text:p>
      <text:p text:style-name="P4">
News Collection Link: <text:a xlink:type="simple" xlink:href="https://liveuamap.com/en/2023/14-may-germany-announced-a-new-package-of-military-aid-to" text:style-name="Internet_20_link" text:visited-style-name="Visited_20_Internet_20_Link">
https://liveuamap.com/en/2023/14-may-germany-announced-a-new-package-of-military-aid-to</text:a>
</text:p>
      <text:p text:style-name="P4">
Source: <text:a xlink:type="simple" xlink:href="https://twitter.com/Flash_news_ua/status/1657752123096875010" text:style-name="Internet_20_link" text:visited-style-name="Visited_20_Internet_20_Link">
https://twitter.com/Flash_news_ua/status/1657752123096875010</text:a>
</text:p>
      <!--NEWS-->
      <text:h text:style-name="P10" text:outline-level="1">
<text:span text:style-name="T4">
Перша ліга: «Оболонь» зіграє у Тернополі, «Полісся» приймає «Кремінь»</text:span>
</text:h>
      <text:p text:style-name="P4">
Authors: Ukrinform (Person)</text:p>
      <text:p text:style-name="P4">
Publisher: Укринформ (Organization)</text:p>
      <text:p text:style-name="P4">
Published Time: 2023-05-14T10:28:00+03:00</text:p>
      <text:p text:style-name="P4">
Modified Time: 2023-05-14T10:28:00+03:00</text:p>
      <text:p text:style-name="P4">
Description: У чемпіонаті України з футболу серед команд Першої ліги у неділю, 14 травня, відбудуться заключні матчі 6-го туру другого етапу. — Укрінформ.</text:p>
      <text:p text:style-name="P4">
Images: ["<text:a xlink:type="simple" xlink:href="https://static.ukrinform.com/photos/2023_05/thumb_files/630_360_1683880830-628.jpeg" text:style-name="Internet_20_link" text:visited-style-name="Visited_20_Internet_20_Link">
630_360_16838...</text:a>
"]</text:p>
      <text:p text:style-name="P4">
Tags: ['Футбол', 'перша ліга', 'Полісся']</text:p>
      <text:p text:style-name="P4">
Type: Article</text:p>
      <!--METADATA-->
      <text:p text:style-name="P4">
<draw:frame draw:style-name="fr1" draw:name="Image94" text:anchor-type="as-char" svg:width="6.9236in" svg:height="3.956343in" draw:z-index="0">
<draw:image xlink:href="../Images/yкринформ/2023-05-14T10-28-00-03-00/630_360_1683880830-628.jpeg" xlink:type="simple" xlink:show="embed" xlink:actuate="onLoad" draw:mime-type="image/jpeg"/>
</draw:frame>
 Учемпіонаті України з футболу серед команд Першої ліги у неділю, 14 травня,відбудуться заключні матчі 6-го туру другого етапу.</text:p>
      <text:p text:style-name="P4">
Лідер групи підвищення у класі «Полісся» у Житомирі прийматиме «Кремінь», астолична «Оболонь» у Тернополі зустрінеться з місцевою «Нивою», передаєУкрінформ.</text:p>
      <text:p text:style-name="P4">
Напередодні «Епіцентр» (Кам'янець-Подільський) програв ЛНЗ (Черкаси) - 0:2, а«Карпати» (Львів) поступилися «Металургу» (Запоріжжя) - 0:1.</text:p>
      <text:p text:style-name="P4">
Становище лідерів: «Полісся» - 25 очок, «Оболонь - 24, ЛНЗ - 19, «Металург» -14, «Карпати» - 17.</text:p>
      <text:p text:style-name="P4">
<text:span text:style-name="T4">
Читайте також:</text:span>
 <text:a xlink:type="simple" xlink:href="https://www.ukrinform.ua/rubric-sports/3703160-persa-liga-polissa-vijslo-na-perse-misce-u-cempionskij-grupi.html" text:style-name="Internet_20_link" text:visited-style-name="Visited_20_Internet_20_Link">
 <text:span text:style-name="T4">
Полісся</text:span>
 </text:a>
</text:p>
      <text:p text:style-name="P4">
У групі вибування сьогодні зіграють: «Чернігів-ШВСМ» - «Буковина» (Чернівці),«Скорук» (Томаківка) - «Прикарпаття» (Івано-Франківськ).</text:p>
      <text:p text:style-name="P4">
Становище лідерів: «Прикарпаття» - 20 очок, «Чернігів-ШВСМ» - 18, «Скорук» -18, «Буковина» - 16...</text:p>
      <text:p text:style-name="P4">
Фото: pfl.ua.</text:p>
      <text:p text:style-name="P4">
Source: <text:a xlink:type="simple" xlink:href="https://www.ukrinform.ua/rubric-sports/3708949-persa-liga-obolon-zigrae-u-ternopoli-polissa-prijmae-kremin.html" text:style-name="Internet_20_link" text:visited-style-name="Visited_20_Internet_20_Link">
https://www.ukrinform.ua/rubric-sports/3708949-persa-liga-obolon-zigrae-u-ternopoli-polissa-prijmae-kremin.html</text:a>
</text:p>
      <!--NEWS-->
      <text:h text:style-name="P10" text:outline-level="1">
<text:span text:style-name="T4">
У Чорному морі - чотири російські ракетоносії з 25 «Калібрами»</text:span>
</text:h>
      <text:p text:style-name="P4">
Authors: Ukrinform (Person)</text:p>
      <text:p text:style-name="P4">
Publisher: Укринформ (Organization)</text:p>
      <text:p text:style-name="P4">
Published Time: 2023-05-14T10:34:00+03:00</text:p>
      <text:p text:style-name="P4">
Modified Time: 2023-05-14T10:34:00+03:00</text:p>
      <text:p text:style-name="P4">
Description: У Чорному морі на бойовому чергуванні російська федерація тримає 10 кораблів, серед яких чотири носії крилатих ракет "Калібр" із загальним залпом до 25 ракет. — Укрінформ.</text:p>
      <text:p text:style-name="P4">
Images: ["<text:a xlink:type="simple" xlink:href="https://static.ukrinform.com/photos/2016_02/thumb_files/630_360_1454993931-4329-korabli-rf-foto-topwarru.jpg" text:style-name="Internet_20_link" text:visited-style-name="Visited_20_Internet_20_Link">
630_360_14549...</text:a>
"]</text:p>
      <text:p text:style-name="P4">
Tags: ['Ракета', ' Чорне море', 'Корабель', 'Війна з росією']</text:p>
      <text:p text:style-name="P4">
Type: Article</text:p>
      <!--METADATA-->
      <text:p text:style-name="P4">
<draw:frame draw:style-name="fr1" draw:name="Image95" text:anchor-type="as-char" svg:width="6.9236in" svg:height="3.956343in" draw:z-index="0">
<draw:image xlink:href="../Images/yкринформ/2023-05-14T10-34-00-03-00/630_360_1454993931-4329-korabli-rf-foto-topwarru.jpg" xlink:type="simple" xlink:show="embed" xlink:actuate="onLoad" draw:mime-type="image/jpeg"/>
</draw:frame>
 У Чорному морі на бойовому чергуванні російська федераціятримає 10 кораблів, серед яких чотири носії крилатих ракет "Калібр" іззагальним залпом до 25 ракет.</text:p>
      <text:p text:style-name="P4">
Як передає Укрінформ, про це Оперативне командування "Південь" повідомляє у <text:a xlink:type="simple" xlink:href="https://www.facebook.com/OperationalCommandSouth/posts/pfbid0zifB1EXiHEfhhWDZ7KYmh1ufWXzrBJDXwAPy7gyy9uKDpB2osyRBrZ3LzvRNRNygl" text:style-name="Internet_20_link" text:visited-style-name="Visited_20_Internet_20_Link">
</text:a>
</text:p>
      <text:p text:style-name="P4">
"У Чорному морі корабельне угруповання з 10 одиниць продовжує маневри міжмисом Тарханкут і Новоросійськом. Напоготові 4 ракетоносії, один з якихпідводний, максимальне спорядження до 25 “Калібрів”, - ідеться у повідомленні.</text:p>
      <text:p text:style-name="P4">
“Частину <text:a xlink:type="simple" xlink:href="https://www.ukrinform.ua/tag-raketa" text:style-name="Internet_20_link" text:visited-style-name="Visited_20_Internet_20_Link">
 </text:a>
 ворог випустив під часнічної ракетної атаки, але рівень ракетної загрози залишається високим", –застерегли в ОК "Південь".</text:p>
      <text:p text:style-name="P4">
<text:span text:style-name="T4">
Читайте також:</text:span>
 <text:a xlink:type="simple" xlink:href="https://www.ukrinform.ua/rubric-ato/3708931-droni-kalibri-z-cornogo-mora-raketi-z-litakiv-povitrani-sili-rozpovili-pro-nicnu-ataku-rf.html" text:style-name="Internet_20_link" text:visited-style-name="Visited_20_Internet_20_Link">
 <text:span text:style-name="T4">
Калібри</text:span>
 </text:a>
</text:p>
      <text:p text:style-name="P4">
Як повідомляв Укрінформ, у ніч на 14 травня російські загарбники атакувалиУкраїну з різних напрямків ударними дронами Shahed-136/131, ракетами "Калібр"із кораблів у Чорному морі, крилатими ракетами Х-101/Х-555/Х-55 із літаківстратегічної авіації Ту-95мс. <text:a xlink:type="simple" xlink:href="https://www.ukrinform.ua/rubric-tourism/3708910-vnoci-sili-oboroni-znisili-25-rosijskih-bezpilotnikiv-ignat.html" text:style-name="Internet_20_link" text:visited-style-name="Visited_20_Internet_20_Link">
 </text:a>
</text:p>
      <text:p text:style-name="P4">
Source: <text:a xlink:type="simple" xlink:href="https://www.ukrinform.ua/rubric-ato/3708952-u-cornomu-mori-cotiri-rosijski-raketonosii-z-25-kalibrami.html" text:style-name="Internet_20_link" text:visited-style-name="Visited_20_Internet_20_Link">
https://www.ukrinform.ua/rubric-ato/3708952-u-cornomu-mori-cotiri-rosijski-raketonosii-z-25-kalibrami.html</text:a>
</text:p>
      <!--NEWS-->
      <text:h text:style-name="P10" text:outline-level="1">
<text:span text:style-name="T4">
Зеленський розпочав візит у Німеччину зустріччю зі Штайнмаєром</text:span>
</text:h>
      <text:p text:style-name="P4">
Authors: Ukrinform (Person)</text:p>
      <text:p text:style-name="P4">
Publisher: Укринформ (Organization)</text:p>
      <text:p text:style-name="P4">
Published Time: 2023-05-14T10:36:00+03:00</text:p>
      <text:p text:style-name="P4">
Modified Time: 2023-05-14T10:36:00+03:00</text:p>
      <text:p text:style-name="P4">
Description: Президент України Володимир Зеленський розпочав візит у Німеччину зустріччю з Федеральним президентом Франком-Вальтером Штайнмаєром у Берліні. — Укрінформ.</text:p>
      <text:p text:style-name="P4">
Images: ["<text:a xlink:type="simple" xlink:href="https://static.ukrinform.com/photos/2023_05/thumb_files/630_360_1684050629-588.jpg" text:style-name="Internet_20_link" text:visited-style-name="Visited_20_Internet_20_Link">
630_360_16840...</text:a>
", "<text:a xlink:type="simple" xlink:href="https://static.ukrinform.com/photos/2023_05/1684050622-196.jpg" text:style-name="Internet_20_link" text:visited-style-name="Visited_20_Internet_20_Link">
1684050622-19...</text:a>
", "<text:a xlink:type="simple" xlink:href="https://static.ukrinform.com/photos/2023_05/1684049196-372.jpg" text:style-name="Internet_20_link" text:visited-style-name="Visited_20_Internet_20_Link">
1684049196-37...</text:a>
", "<text:a xlink:type="simple" xlink:href="https://static.ukrinform.com/photos/2023_05/1684049185-713.jpg" text:style-name="Internet_20_link" text:visited-style-name="Visited_20_Internet_20_Link">
1684049185-71...</text:a>
", "<text:a xlink:type="simple" xlink:href="https://static.ukrinform.com/photos/2023_05/1684049175-893.jpg" text:style-name="Internet_20_link" text:visited-style-name="Visited_20_Internet_20_Link">
1684049175-89...</text:a>
"]</text:p>
      <text:p text:style-name="P4">
Tags: ['Німеччина', 'Штайнмаєр', 'Зеленський']</text:p>
      <text:p text:style-name="P4">
Type: Article</text:p>
      <!--METADATA-->
      <text:p text:style-name="P4">
<draw:frame draw:style-name="fr1" draw:name="Image96" text:anchor-type="as-char" svg:width="6.9236in" svg:height="3.956343in" draw:z-index="0">
<draw:image xlink:href="../Images/yкринформ/2023-05-14T10-36-00-03-00/630_360_1684050629-588.jpg" xlink:type="simple" xlink:show="embed" xlink:actuate="onLoad" draw:mime-type="image/jpeg"/>
</draw:frame>
 ПрезидентУкраїни Володимир Зеленський розпочав візит у Німеччину зустріччю зФедеральним президентом Франком-Вальтером Штайнмаєром у Берліні.</text:p>
      <text:p text:style-name="P4">
Про це повідомляє кореспондент Укрінформу.</text:p>
      <text:p text:style-name="P4">
<draw:frame draw:style-name="fr1" draw:name="Image97" text:anchor-type="as-char" svg:width="6.9236in" svg:height="4.615733in" draw:z-index="0">
<draw:image xlink:href="../Images/yкринформ/2023-05-14T10-36-00-03-00/1684050622-196.jpg" xlink:type="simple" xlink:show="embed" xlink:actuate="onLoad" draw:mime-type="image/jpeg"/>
</draw:frame>
</text:p>
      <text:p text:style-name="P4">
Відбудуться також переговори з канцлером ФРН Олафом Шольцом.</text:p>
      <text:p text:style-name="P4">
У другій половині дня Шольц вручить Зеленському Міжнародну премію ім. КарлаВеликого.</text:p>
      <text:p text:style-name="P4">
Це перший візит Президента до цієї країни з початку війни. Він проходить забезпрецедентних заходів безпеки: все оточено поліцією, на дахах снайпери, уповітрі гелікоптери.</text:p>
      <text:p text:style-name="P4">
<draw:frame draw:style-name="fr1" draw:name="Image98" text:anchor-type="as-char" svg:width="6.9236in" svg:height="5.1927in" draw:z-index="0">
<draw:image xlink:href="../Images/yкринформ/2023-05-14T10-36-00-03-00/1684049196-372.jpg" xlink:type="simple" xlink:show="embed" xlink:actuate="onLoad" draw:mime-type="image/jpeg"/>
</draw:frame>
</text:p>
      <text:p text:style-name="P4">
<draw:frame draw:style-name="fr1" draw:name="Image99" text:anchor-type="as-char" svg:width="6.9236in" svg:height="5.1927in" draw:z-index="0">
<draw:image xlink:href="../Images/yкринформ/2023-05-14T10-36-00-03-00/1684049185-713.jpg" xlink:type="simple" xlink:show="embed" xlink:actuate="onLoad" draw:mime-type="image/jpeg"/>
</draw:frame>
</text:p>
      <text:p text:style-name="P4">
<draw:frame draw:style-name="fr1" draw:name="Image100" text:anchor-type="as-char" svg:width="6.9236in" svg:height="5.1927in" draw:z-index="0">
<draw:image xlink:href="../Images/yкринформ/2023-05-14T10-36-00-03-00/1684049175-893.jpg" xlink:type="simple" xlink:show="embed" xlink:actuate="onLoad" draw:mime-type="image/jpeg"/>
</draw:frame>
</text:p>
      <text:p text:style-name="P4">
<text:span text:style-name="T4">
Читайте також:</text:span>
 <text:a xlink:type="simple" xlink:href="https://www.ukrinform.ua/rubric-ato/3708855-zelenskij-sogodni-u-rimi-domovilisa-pro-zbrou-j-ppo.html" text:style-name="Internet_20_link" text:visited-style-name="Visited_20_Internet_20_Link">
 <text:span text:style-name="T4">
Зеленський</text:span>
 </text:a>
</text:p>
      <text:p text:style-name="P4">
Український лідер <text:a xlink:type="simple" xlink:href="https://www.ukrinform.ua/rubric-polytics/3708875-zelenskij-pribuv-z-vizitom-do-berlina.html" text:style-name="Internet_20_link" text:visited-style-name="Visited_20_Internet_20_Link">
 </text:a>
 із Рима о 0.30ранку. З аеропорту BER на гелікоптері він перелетів до Бендлерблоку, другоїофіційної резиденції міністра оборони, інформує <text:a xlink:type="simple" xlink:href="https://www.bild.de/politik/inland/politik-inland/ukraine-selenskyj-kommt-nach-deutschland-unsere-eurofighter-schuetzen-ihn-83915732.bild.html" text:style-name="Internet_20_link" text:visited-style-name="Visited_20_Internet_20_Link">
</text:a>
 .</text:p>
      <text:p text:style-name="P4">
Як повідомлялося, 13 травня Президент Володимир Зеленський відвідав з візитомІталію.</text:p>
      <text:p text:style-name="P4">
<text:span text:style-name="T5">
Фото: Укрінформ, Cerstin Gammelin/@BPrSprecherin</text:span>
</text:p>
      <text:p text:style-name="P4">
Source: <text:a xlink:type="simple" xlink:href="https://www.ukrinform.ua/rubric-polytics/3708951-zelenskij-rozpocav-vizit-u-nimeccinu-zustriccu-zi-stajnmaerom.html" text:style-name="Internet_20_link" text:visited-style-name="Visited_20_Internet_20_Link">
https://www.ukrinform.ua/rubric-polytics/3708951-zelenskij-rozpocav-vizit-u-nimeccinu-zustriccu-zi-stajnmaerom.html</text:a>
</text:p>
      <!--NEWS-->
      <text:h text:style-name="P10" text:outline-level="1">
<text:span text:style-name="T4">
Укрзалізниця завершила ремонт пошкодженої обстрілом рф колії на Хмельниччині</text:span>
</text:h>
      <text:p text:style-name="P4">
Authors: Ukrinform (Person)</text:p>
      <text:p text:style-name="P4">
Publisher: Укринформ (Organization)</text:p>
      <text:p text:style-name="P4">
Published Time: 2023-05-14T11:02:00+03:00</text:p>
      <text:p text:style-name="P4">
Modified Time: 2023-05-14T11:02:00+03:00</text:p>
      <text:p text:style-name="P4">
Description: Залізничники завершили роботи з відновлення пошкодженої внаслідок учорашнього обстрілу колії на Хмельниччині та очікують дозволу на поновлення руху. — Укрінформ.</text:p>
      <text:p text:style-name="P4">
Images: ["<text:a xlink:type="simple" xlink:href="https://static.ukrinform.com/photos/2021_05/thumb_files/630_360_1621356893-315.jpg" text:style-name="Internet_20_link" text:visited-style-name="Visited_20_Internet_20_Link">
630_360_16213...</text:a>
"]</text:p>
      <text:p text:style-name="P4">
Tags: ['Хмельниччина', 'Залізниця', 'Укрзалізниця', 'Ремонт']</text:p>
      <text:p text:style-name="P4">
Type: Article</text:p>
      <!--METADATA-->
      <text:p text:style-name="P4">
<draw:frame draw:style-name="fr1" draw:name="Image101" text:anchor-type="as-char" svg:width="6.9236in" svg:height="3.956343in" draw:z-index="0">
<draw:image xlink:href="../Images/yкринформ/2023-05-14T11-02-00-03-00/630_360_1621356893-315.jpg" xlink:type="simple" xlink:show="embed" xlink:actuate="onLoad" draw:mime-type="image/jpeg"/>
</draw:frame>
Залізничники завершили роботи з відновлення пошкодженої внаслідок учорашньогообстрілу колії на Хмельниччині та очікують дозволу на поновлення руху.</text:p>
      <text:p text:style-name="P4">
Про це повідомляє Укрзілізниця в Телеграмі, передає Укрінформ.</text:p>
      <text:p text:style-name="P4">
Як зазначається, сьогодні зміненим маршрутом прямують поїзди №86 Львів –Запоріжжя, №706 Перемишль – Київ та №715 Київ – Перемишль.</text:p>
      <text:p text:style-name="P4">
Крім того, організовано шатловий рух електропоїздами Хмельницький — Вінниця —Козятин 1, а також Чорне Озеро — Тернопіль — Красне.</text:p>
      <text:p text:style-name="P4">
В УЗ зазначають, що автобусні шатли від Хмельницького центрального вокзалу достанції Чорне Озеро безкоштовно підвозитимуть пасажирів аж до відновленняповноцінного руху дільницею.</text:p>
      <text:p text:style-name="P4">
<text:span text:style-name="T4">
Читайте також:</text:span>
 <text:a xlink:type="simple" xlink:href="https://www.ukrinform.ua/rubric-regions/3708750-ataka-rf-na-hmelnickij-kilkist-poskodzenih-infrastrukturnih-obektiv-ide-na-sotni.html" text:style-name="Internet_20_link" text:visited-style-name="Visited_20_Internet_20_Link">
 </text:a>
</text:p>
      <text:p text:style-name="P4">
За інформацією компанії, станом на 10:00 із затримкою на понад годину відстандартного графіка курсують 13 поїздів Укрзалізниці з 66-ти.</text:p>
      <text:p text:style-name="P4">
Як повідомляв Укрінформ, уночі 13 травня росіяни обстріляли Хмельниччину.</text:p>
      <text:p text:style-name="P4">
Укрзалізниця і Хмельницька обласна військова адміністрація <text:a xlink:type="simple" xlink:href="https://www.ukrinform.ua/rubric-regions/3708624-ukrzaliznica-zapustila-satli-i-avtobusi-u-mista-poizdi-do-akih-zapiznuutsa-cerez-ataku-droniv.html" text:style-name="Internet_20_link" text:visited-style-name="Visited_20_Internet_20_Link">
</text:a>
 упункти призначення, куди запізнюються потяги через нічну повітряну атакуворога.</text:p>
      <text:p text:style-name="P4">
<text:span text:style-name="T5">
Фото ілюстративне</text:span>
</text:p>
      <text:p text:style-name="P4">
Source: <text:a xlink:type="simple" xlink:href="https://www.ukrinform.ua/rubric-regions/3708964-ukrzaliznica-zaversila-remont-poskodzenoi-obstrilom-rf-kolii-na-hmelniccini.html" text:style-name="Internet_20_link" text:visited-style-name="Visited_20_Internet_20_Link">
https://www.ukrinform.ua/rubric-regions/3708964-ukrzaliznica-zaversila-remont-poskodzenoi-obstrilom-rf-kolii-na-hmelniccini.html</text:a>
</text:p>
      <!--NEWS-->
      <text:h text:style-name="P10" text:outline-level="1">
<text:span text:style-name="T4">
Президент України прибув на зустріч із канцлером ФРН</text:span>
</text:h>
      <text:p text:style-name="P4">
Authors: Ukrinform (Person)</text:p>
      <text:p text:style-name="P4">
Publisher: Укринформ (Organization)</text:p>
      <text:p text:style-name="P4">
Published Time: 2023-05-14T11:05:00+03:00</text:p>
      <text:p text:style-name="P4">
Modified Time: 2023-05-14T11:05:00+03:00</text:p>
      <text:p text:style-name="P4">
Description: Президент України Володимир Зеленський прибув до Відомства федерального канцлера у Берліні. — Укрінформ.</text:p>
      <text:p text:style-name="P4">
Images: ["<text:a xlink:type="simple" xlink:href="https://static.ukrinform.com/photos/2023_05/thumb_files/630_360_1684052622-498.jpg" text:style-name="Internet_20_link" text:visited-style-name="Visited_20_Internet_20_Link">
630_360_16840...</text:a>
", "<text:a xlink:type="simple" xlink:href="https://static.ukrinform.com/photos/2023_05/1684052702-154.jpg" text:style-name="Internet_20_link" text:visited-style-name="Visited_20_Internet_20_Link">
1684052702-15...</text:a>
", "<text:a xlink:type="simple" xlink:href="https://static.ukrinform.com/photos/2023_05/1684052622-472.jpg" text:style-name="Internet_20_link" text:visited-style-name="Visited_20_Internet_20_Link">
1684052622-47...</text:a>
", "<text:a xlink:type="simple" xlink:href="https://static.ukrinform.com/photos/2023_05/1684052621-964.jpg" text:style-name="Internet_20_link" text:visited-style-name="Visited_20_Internet_20_Link">
1684052621-96...</text:a>
"]</text:p>
      <text:p text:style-name="P4">
Tags: ['Німеччина', 'Зеленський', 'Шольц']</text:p>
      <text:p text:style-name="P4">
Type: Article</text:p>
      <!--METADATA-->
      <text:p text:style-name="P4">
<draw:frame draw:style-name="fr1" draw:name="Image102" text:anchor-type="as-char" svg:width="6.9236in" svg:height="3.956343in" draw:z-index="0">
<draw:image xlink:href="../Images/yкринформ/2023-05-14T11-05-00-03-00/630_360_1684052622-498.jpg" xlink:type="simple" xlink:show="embed" xlink:actuate="onLoad" draw:mime-type="image/jpeg"/>
</draw:frame>
 ПрезидентУкраїни Володимир Зеленський прибув до Відомства федерального канцлера уБерліні.</text:p>
      <text:p text:style-name="P4">
Про це повідомляє кореспондент Укрінформу.</text:p>
      <text:p text:style-name="P4">
Главу Української держави зустрічають із військовими почестями.</text:p>
      <text:p text:style-name="P4">
Після церемонії зустрічі відбудуться переговори у вузькому та розширеномуколі. Також запланована спільна пресконференція Президента України таФедерального канцлера <text:a xlink:type="simple" xlink:href="https://www.ukrinform.ua/tag-solc" text:style-name="Internet_20_link" text:visited-style-name="Visited_20_Internet_20_Link">
 </text:a>
</text:p>
      <text:p text:style-name="P4">
<draw:frame draw:style-name="fr1" draw:name="Image103" text:anchor-type="as-char" svg:width="6.9236in" svg:height="4.615733in" draw:z-index="0">
<draw:image xlink:href="../Images/yкринформ/2023-05-14T11-05-00-03-00/1684052702-154.jpg" xlink:type="simple" xlink:show="embed" xlink:actuate="onLoad" draw:mime-type="image/jpeg"/>
</draw:frame>
<draw:frame draw:style-name="fr1" draw:name="Image104" text:anchor-type="as-char" svg:width="6.9236in" svg:height="4.615733in" draw:z-index="0">
<draw:image xlink:href="../Images/yкринформ/2023-05-14T11-05-00-03-00/1684052622-472.jpg" xlink:type="simple" xlink:show="embed" xlink:actuate="onLoad" draw:mime-type="image/jpeg"/>
</draw:frame>
</text:p>
      <text:p text:style-name="P4">
Далі вони вирушать до Аахена, де відбудеться вручення українському лідерупремії Карла Великого.</text:p>
      <text:p text:style-name="P4">
<draw:frame draw:style-name="fr1" draw:name="Image105" text:anchor-type="as-char" svg:width="6.9236in" svg:height="4.609323in" draw:z-index="0">
<draw:image xlink:href="../Images/yкринформ/2023-05-14T11-05-00-03-00/1684052621-964.jpg" xlink:type="simple" xlink:show="embed" xlink:actuate="onLoad" draw:mime-type="image/jpeg"/>
</draw:frame>
</text:p>
      <text:p text:style-name="P4">
<text:span text:style-name="T4">
Читайте також:</text:span>
 <text:a xlink:type="simple" xlink:href="https://www.ukrinform.ua/rubric-polytics/3708951-zelenskij-rozpocav-vizit-u-nimeccinu-zustriccu-zi-stajnmaerom.html" text:style-name="Internet_20_link" text:visited-style-name="Visited_20_Internet_20_Link">
 <text:span text:style-name="T4">
Зеленський</text:span>
 </text:a>
</text:p>
      <text:p text:style-name="P4">
Раніше Зеленський зустрівся з Федеральним президентом ФРН Франком ВальтеромШтайнмаєром.</text:p>
      <text:p text:style-name="P4">
Як повідомлялося, <text:a xlink:type="simple" xlink:href="https://www.ukrinform.ua/rubric-polytics/3708875-zelenskij-pribuv-z-vizitom-do-berlina.html" text:style-name="Internet_20_link" text:visited-style-name="Visited_20_Internet_20_Link">
 </text:a>
</text:p>
      <text:p text:style-name="P4">
Це його перший візит до Німеччини від початку повномасштабної війни. Вінпроходить за безпрецедентних заходів безпеки.</text:p>
      <text:p text:style-name="P4">
Source: <text:a xlink:type="simple" xlink:href="https://www.ukrinform.ua/rubric-polytics/3708967-zelenskij-pribuv-na-zustric-iz-kanclerom-frn.html" text:style-name="Internet_20_link" text:visited-style-name="Visited_20_Internet_20_Link">
https://www.ukrinform.ua/rubric-polytics/3708967-zelenskij-pribuv-na-zustric-iz-kanclerom-frn.html</text:a>
</text:p>
      <!--NEWS-->
      <text:h text:style-name="P10" text:outline-level="1">
<text:span text:style-name="T4">
«Група семи» та ЄС хочуть заборонити відновлення поставок газу з росії в Європу – FT</text:span>
</text:h>
      <text:p text:style-name="P4">
Authors: Ukrinform (Person)</text:p>
      <text:p text:style-name="P4">
Publisher: Укринформ (Organization)</text:p>
      <text:p text:style-name="P4">
Published Time: 2023-05-14T11:10:52+03:00</text:p>
      <text:p text:style-name="P4">
Modified Time: 2023-05-14T11:10:52+03:00</text:p>
      <text:p text:style-name="P4">
Description: Держави Групи семи та ЄС планують заборонити імпорт російського газу на тих маршрутах, на яких рф раніше припинила постачання. — Укрінформ.</text:p>
      <text:p text:style-name="P4">
Images: ["<text:a xlink:type="simple" xlink:href="https://static.ukrinform.com/photos/2018_08/thumb_files/630_360_1535565724-6095.jpg" text:style-name="Internet_20_link" text:visited-style-name="Visited_20_Internet_20_Link">
630_360_15355...</text:a>
"]</text:p>
      <text:p text:style-name="P4">
Tags: ['Євросоюз', 'Газ', 'Велика сімка', 'росія']</text:p>
      <text:p text:style-name="P4">
Type: Article</text:p>
      <!--METADATA-->
      <text:p text:style-name="P4">
<draw:frame draw:style-name="fr1" draw:name="Image106" text:anchor-type="as-char" svg:width="6.9236in" svg:height="3.956343in" draw:z-index="0">
<draw:image xlink:href="../Images/yкринформ/2023-05-14T11-10-52-03-00/630_360_1535565724-6095.jpg" xlink:type="simple" xlink:show="embed" xlink:actuate="onLoad" draw:mime-type="image/jpeg"/>
</draw:frame>
 ДержавиГрупи семи та ЄС планують заборонити імпорт російського газу на тих маршрутах,на яких рф раніше припинила постачання.</text:p>
      <text:p text:style-name="P4">
Про це повідомляє <text:a xlink:type="simple" xlink:href="http://www.ft.com/content/3568257b-9ab9-43b0-be96-04828b375fa2" text:style-name="Internet_20_link" text:visited-style-name="Visited_20_Internet_20_Link">
</text:a>
 , передаєУкрінформ.</text:p>
      <text:p text:style-name="P4">
Як зазначається, рішення має бути остаточно ухвалене лідерами G7 на саміті вХіросімі наступного тижня. Воно має перешкодити відновленню постачанняросійського трубопровідного газу до таких країн, як Польща та Німеччина, кудирф припинила поставки торік.</text:p>
      <text:p text:style-name="P4">
У проєкті заяви G7 йдеться про те, що Група ще більше скоротить використанняросійських енергоносіїв, "в тому числі не допустить повторного відкриттяшляхів, які раніше були закриті через російську мілітаризацію енергетики",принаймні доти, доки "конфлікт не буде врегульовано".</text:p>
      <text:p text:style-name="P4">
За інформацією видання, нафтопроводи, якими росія припинила постачання, у томучислі північна гілка нафтопроводу "Дружба", що веде у Німеччину та Польщу,також можуть бути заблоковані.</text:p>
      <text:p text:style-name="P4">
На сьогодні частка рф у європейському газовому імпорті впала з понад 40% доменш ніж 10%.</text:p>
      <text:p text:style-name="P4">
<text:span text:style-name="T4">
Читайте також:</text:span>
 <text:a xlink:type="simple" xlink:href="https://www.ukrinform.ua/rubric-economy/3707501-tureccina-vidterminuvala-oplatu-za-rosijski-energonosii-zmi.html" text:style-name="Internet_20_link" text:visited-style-name="Visited_20_Internet_20_Link">
 </text:a>
</text:p>
      <text:p text:style-name="P4">
Як повідомляв Укрінформ, ЄС працює над 11-им пакетом санкцій проти рф.Представники країн-членів ЄС 12 травня не змогли ухвалити рішення щодо цього,ще одне засідання заплановане наступного тижня.</text:p>
      <text:p text:style-name="P4">
Source: <text:a xlink:type="simple" xlink:href="https://www.ukrinform.ua/rubric-economy/3708962-grupa-semi-ta-es-hocut-zaboroniti-vidnovlenna-postavok-gazu-z-rosii-v-evropu-ft.html" text:style-name="Internet_20_link" text:visited-style-name="Visited_20_Internet_20_Link">
https://www.ukrinform.ua/rubric-economy/3708962-grupa-semi-ta-es-hocut-zaboroniti-vidnovlenna-postavok-gazu-z-rosii-v-evropu-ft.html</text:a>
</text:p>
      <!--NEWS-->
      <text:h text:style-name="P10" text:outline-level="1">
<text:span text:style-name="T4">
«Інтер» та «Мілан» у Лізі чемпіонів розсудять французи</text:span>
</text:h>
      <text:p text:style-name="P4">
Authors: Ukrinform (Person)</text:p>
      <text:p text:style-name="P4">
Publisher: Укринформ (Organization)</text:p>
      <text:p text:style-name="P4">
Published Time: 2023-05-14T11:28:13+03:00</text:p>
      <text:p text:style-name="P4">
Modified Time: 2023-05-14T11:28:13+03:00</text:p>
      <text:p text:style-name="P4">
Description: У Лізі чемпіонів УЄФА у вівторок, 16 травня, відбудеться перший матч у відповідь 1/2 фіналу Ліги чемпіонів УЄФА сезону-2022/23. — Укрінформ.</text:p>
      <text:p text:style-name="P4">
Images: ["<text:a xlink:type="simple" xlink:href="https://static.ukrinform.com/photos/2023_05/thumb_files/630_360_1684052863-440.jpg" text:style-name="Internet_20_link" text:visited-style-name="Visited_20_Internet_20_Link">
630_360_16840...</text:a>
"]</text:p>
      <text:p text:style-name="P4">
Tags: ['Футбол', 'Ліга чемпіонів', 'Мілан', 'Інтер Мілан']</text:p>
      <text:p text:style-name="P4">
Type: Article</text:p>
      <!--METADATA-->
      <text:p text:style-name="P4">
<draw:frame draw:style-name="fr1" draw:name="Image107" text:anchor-type="as-char" svg:width="6.9236in" svg:height="3.956343in" draw:z-index="0">
<draw:image xlink:href="../Images/yкринформ/2023-05-14T11-28-13-03-00/630_360_1684052863-440.jpg" xlink:type="simple" xlink:show="embed" xlink:actuate="onLoad" draw:mime-type="image/jpeg"/>
</draw:frame>
 У Лізічемпіонів УЄФА у вівторок, 16 травня, відбудеться перший матч у відповідь 1/2фіналу Ліги чемпіонів УЄФА сезону-2022/23.</text:p>
      <text:p text:style-name="P4">
Поєдинок на стадіоні «Джузеппе Меацца» у Мілані між футболістами «Інтера» та«Мілана» обслуговуватиме суддівська бригада з Франції, передає Укрінформ.</text:p>
      <text:p text:style-name="P4">
Головному арбітру Клеману Тюрпену асистуватимуть на лінії Ніколя Дано таБенжамен Пажес. Четвертий арбітр - Стефані Фраппар.</text:p>
      <text:p text:style-name="P4">
Нагадаємо, у першому матчі «Мілан» програв «Інтеру» - 0:2.</text:p>
      <text:p text:style-name="P4">
<text:span text:style-name="T4">
Читайте також:</text:span>
 <text:a xlink:type="simple" xlink:href="https://www.ukrinform.ua/rubric-sports/3707502-milan-prograv-interu-persij-matc-12-finalu-ligi-cempioniv-uefa.html" text:style-name="Internet_20_link" text:visited-style-name="Visited_20_Internet_20_Link">
 <text:span text:style-name="T4">
Мілан</text:span>
 </text:a>
</text:p>
      <text:p text:style-name="P4">
Матч у відповідь в іншій півфінальній парі «Манчестер Сіті» - «Реал»відбудеться 17 травня на арені «Етіхад» у Манчестері. Перший поєдинок уМадриді завершився внічию - 1:1.</text:p>
      <text:p text:style-name="P4">
Фінальний поєдинок Ліги чемпіонів УЄФА відбудеться 10 червня на «Олімпійськомустадіоні Ататюрка» у Стамбулі (Туреччина).</text:p>
      <text:p text:style-name="P4">
Фото: globallookpress.com.</text:p>
      <text:p text:style-name="P4">
Source: <text:a xlink:type="simple" xlink:href="https://www.ukrinform.ua/rubric-sports/3708969-inter-ta-milan-u-lizi-cempioniv-rozsudat-francuzi.html" text:style-name="Internet_20_link" text:visited-style-name="Visited_20_Internet_20_Link">
https://www.ukrinform.ua/rubric-sports/3708969-inter-ta-milan-u-lizi-cempioniv-rozsudat-francuzi.html</text:a>
</text:p>
      <!--NEWS-->
      <text:h text:style-name="P10" text:outline-level="1">
<text:span text:style-name="T4">
До авіакатастроф у Брянській області причетна російська ППО - Ігнат</text:span>
</text:h>
      <text:p text:style-name="P4">
Authors: Ukrinform (Person)</text:p>
      <text:p text:style-name="P4">
Publisher: Укринформ (Organization)</text:p>
      <text:p text:style-name="P4">
Published Time: 2023-05-14T11:29:00+03:00</text:p>
      <text:p text:style-name="P4">
Modified Time: 2023-05-14T11:29:00+03:00</text:p>
      <text:p text:style-name="P4">
Description: До авіакатастроф у Брянській області причетна російська протиповітряна оборона.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росія', 'Вертоліт', 'Повітряні сили ЗСУ', 'Винищувач', 'ППО', 'Єдині новини']</text:p>
      <text:p text:style-name="P4">
Type: Article</text:p>
      <!--METADATA-->
      <text:p text:style-name="P4">
<draw:frame draw:style-name="fr1" draw:name="Image108" text:anchor-type="as-char" svg:width="6.9236in" svg:height="3.956343in" draw:z-index="0">
<draw:image xlink:href="../Images/yкринформ/2023-05-14T11-29-00-03-00/630_360_1678116073-288.jpg" xlink:type="simple" xlink:show="embed" xlink:actuate="onLoad" draw:mime-type="image/jpeg"/>
</draw:frame>
 Доавіакатастроф у Брянській області причетна російська протиповітряна оборона.</text:p>
      <text:p text:style-name="P4">
Як передає Укрінформ, про це в ефірі загальнонаціонального телемарафону "Єдиніновини" заявив речник Повітряних сил ЗСУ Юрій Ігнат.</text:p>
      <text:p text:style-name="P4">
"Задіювались вертольоти, ударна група авіаційна здійснювала атаку України зпівночі Брянської області. Вони це роблять щодня. Здійснювали удари керованимиавіабомбами. Там вже мова про третій гелікоптер іде, тому п'ять загалом,мабуть. Власне, нарвалися на якісь неприємності. Хотіли бомбити наших мирнихлюдей, наші мирні регіони", - сказав Ігнат.</text:p>
      <text:p text:style-name="P4">
<text:span text:style-name="T4">
Читайте також:</text:span>
 <text:a xlink:type="simple" xlink:href="https://www.ukrinform.ua/rubric-ato/3708910-vnoci-sili-oboroni-znisili-25-rosijskih-bezpilotnikiv-ignat.html" text:style-name="Internet_20_link" text:visited-style-name="Visited_20_Internet_20_Link">
 <text:span text:style-name="T4">
Ігнат</text:span>
 </text:a>
</text:p>
      <text:p text:style-name="P4">
Він зазначив, що до <text:a xlink:type="simple" xlink:href="https://www.ukrinform.ua/tag-katastrofa" text:style-name="Internet_20_link" text:visited-style-name="Visited_20_Internet_20_Link">
 </text:a>
 причетна самарф. "Чорний день авіації. Вони це визнали, вже навіть є аналіз, хто винуватий,кого вони збираються за це звільняти, карати за цей бардак, який відбувається.Приємно читати такі новини від ворога", - додав речник.</text:p>
      <text:p text:style-name="P4">
Як повідомлялося, на території Брянської області у суботу, 13 квітня, <text:a xlink:type="simple" xlink:href="https://www.ukrinform.ua/rubric-world/3708726-u-branskij-oblasti-vpali-dva-vertoloti-zmi.html" text:style-name="Internet_20_link" text:visited-style-name="Visited_20_Internet_20_Link">
</text:a>
</text:p>
      <text:p text:style-name="P4">
Source: <text:a xlink:type="simple" xlink:href="https://www.ukrinform.ua/rubric-ato/3708972-do-aviakatastrof-u-branskij-oblasti-pricetna-rosijska-ppo-ignat.html" text:style-name="Internet_20_link" text:visited-style-name="Visited_20_Internet_20_Link">
https://www.ukrinform.ua/rubric-ato/3708972-do-aviakatastrof-u-branskij-oblasti-pricetna-rosijska-ppo-ignat.html</text:a>
</text:p>
      <!--NEWS-->
      <text:h text:style-name="P10" text:outline-level="1">
<text:span text:style-name="T4">
SpaceX запустила на орбіту 56 нових супутників Starlink</text:span>
</text:h>
      <text:p text:style-name="P4">
Authors: Ukrinform (Person)</text:p>
      <text:p text:style-name="P4">
Publisher: Укринформ (Organization)</text:p>
      <text:p text:style-name="P4">
Published Time: 2023-05-14T11:34:55+03:00</text:p>
      <text:p text:style-name="P4">
Modified Time: 2023-05-14T11:34:55+03:00</text:p>
      <text:p text:style-name="P4">
Description: SpaceX запустила нову партію широкосмугових супутників Starlink на орбіту вранці у неділю і посадила ракету в море у рамках останньої успішної місії. — Укрінформ.</text:p>
      <text:p text:style-name="P4">
Images: ["<text:a xlink:type="simple" xlink:href="https://static.ukrinform.com/photos/2019_11/thumb_files/630_360_1573465327-342.jpg" text:style-name="Internet_20_link" text:visited-style-name="Visited_20_Internet_20_Link">
630_360_15734...</text:a>
"]</text:p>
      <text:p text:style-name="P4">
Tags: ['SpaceX', 'Технології', 'Starlink']</text:p>
      <text:p text:style-name="P4">
Type: Article</text:p>
      <!--METADATA-->
      <text:p text:style-name="P4">
<draw:frame draw:style-name="fr1" draw:name="Image109" text:anchor-type="as-char" svg:width="6.9236in" svg:height="3.956343in" draw:z-index="0">
<draw:image xlink:href="../Images/yкринформ/2023-05-14T11-34-55-03-00/630_360_1573465327-342.jpg" xlink:type="simple" xlink:show="embed" xlink:actuate="onLoad" draw:mime-type="image/jpeg"/>
</draw:frame>
 SpaceXзапустила нову партію широкосмугових супутників Starlink на орбіту вранці унеділю і посадила ракету в море у рамках останньої успішної місії.</text:p>
      <text:p text:style-name="P4">
Як передає Укрінформ, про це повідомляє <text:a xlink:type="simple" xlink:href="http://www.space.com/spacex-starlink-launch-group-5-9" text:style-name="Internet_20_link" text:visited-style-name="Visited_20_Internet_20_Link">
 </text:a>
 .</text:p>
      <text:p text:style-name="P4">
Ракета Falcon 9 із 56-ма космічними супутниками Starlink стартувала ізКосмічного центру імені Кеннеді на мисі Канаверал у Флориді у неділю о 05:03за Гринвічем (08:03 за київським часом).</text:p>
      <text:p text:style-name="P4">
Перший ступінь Falcon 9 повернувся на Землю через 8,5 хвилин після старту іприземлився на безпілотний корабель SpaceX «Просто прочитай інструкцію», якийзнаходився в Атлантичному океані.</text:p>
      <text:p text:style-name="P4">
Це був 11-й запуск і посадка цього ракетоносія.</text:p>
      <text:p text:style-name="P4">
Верхній ступінь ракети переніс 56 супутників на низьку орбіту Землі. Усісупутники Starlink були розгорнуті приблизно за 65 хвилин після запуску.</text:p>
      <text:p text:style-name="P4">
Запуск 14 травня став 29-м польотом ракети Falcon 9 у 2023 році та 31-юорбітальною місією загалом для SpaceX цьогоріч. Наразі компанія <text:a xlink:type="simple" xlink:href="https://www.ukrinform.ua/tag-spacex" text:style-name="Internet_20_link" text:visited-style-name="Visited_20_Internet_20_Link">
</text:a>
 запустила майже 4400 супутників дляStarlink.</text:p>
      <text:p text:style-name="P4">
<text:span text:style-name="T4">
Читайте також:</text:span>
 <text:a xlink:type="simple" xlink:href="https://www.ukrinform.ua/rubric-technology/3702413-spacex-vivela-na-orbitu-dva-suputniki-zvazku-luksemburzkoi-kompanii-ses-sa.html" text:style-name="Internet_20_link" text:visited-style-name="Visited_20_Internet_20_Link">
 <text:span text:style-name="T4">
SpaceX</text:span>
 </text:a>
</text:p>
      <text:p text:style-name="P4">
Як повідомляв Укрінформ, у четвер космічна компанія SpaceX Ілона Маска провелауспішний запуск ракетоносія із 51 супутником мобільного інтернету Starlink.</text:p>
      <text:p text:style-name="P4">
Source: <text:a xlink:type="simple" xlink:href="https://www.ukrinform.ua/rubric-technology/3708974-spacex-zapustila-na-orbitu-56-novih-suputnikiv-starlink.html" text:style-name="Internet_20_link" text:visited-style-name="Visited_20_Internet_20_Link">
https://www.ukrinform.ua/rubric-technology/3708974-spacex-zapustila-na-orbitu-56-novih-suputnikiv-starlink.html</text:a>
</text:p>
      <!--NEWS-->
      <text:h text:style-name="P10" text:outline-level="1">
<text:span text:style-name="T4">
У Бангладеш та М'янмі через потужний циклон евакуювали понад 400 тисяч людей</text:span>
</text:h>
      <text:p text:style-name="P4">
Authors: Ukrinform (Person)</text:p>
      <text:p text:style-name="P4">
Publisher: Укринформ (Organization)</text:p>
      <text:p text:style-name="P4">
Published Time: 2023-05-14T11:42:06+03:00</text:p>
      <text:p text:style-name="P4">
Modified Time: 2023-05-14T11:42:06+03:00</text:p>
      <text:p text:style-name="P4">
Description: Потужний шторм наблизився до узбережжя Бангладеш і М'янми в неділю, змусивши евакуювати сотні тисяч людей у безпечніші місця. — Укрінформ.</text:p>
      <text:p text:style-name="P4">
Images: ["<text:a xlink:type="simple" xlink:href="https://static.ukrinform.com/photos/2023_05/thumb_files/630_360_1684053208-541.jpg" text:style-name="Internet_20_link" text:visited-style-name="Visited_20_Internet_20_Link">
630_360_16840...</text:a>
"]</text:p>
      <text:p text:style-name="P4">
Tags: ['Бангладеш', 'Евакуація', 'Мʼянма', 'Циклон']</text:p>
      <text:p text:style-name="P4">
Type: Article</text:p>
      <!--METADATA-->
      <text:p text:style-name="P4">
<draw:frame draw:style-name="fr1" draw:name="Image110" text:anchor-type="as-char" svg:width="6.9236in" svg:height="3.956343in" draw:z-index="0">
<draw:image xlink:href="../Images/yкринформ/2023-05-14T11-42-06-03-00/630_360_1684053208-541.jpg" xlink:type="simple" xlink:show="embed" xlink:actuate="onLoad" draw:mime-type="image/jpeg"/>
</draw:frame>
 Потужнийшторм наблизився до узбережжя Бангладеш і М'янми в неділю, змусивши евакуюватисотні тисяч людей у безпечніші місця.</text:p>
      <text:p text:style-name="P4">
Як передає Укрінформ, про це повідомляє <text:a xlink:type="simple" xlink:href="http://www.reuters.com/world/asia-pacific/powerful-cyclone-barrels-towards-myanmar-bangladesh-400000-evacuated-2023-05-14/" text:style-name="Internet_20_link" text:visited-style-name="Visited_20_Internet_20_Link">
 </text:a>
 .</text:p>
      <text:p text:style-name="P4">
"Порятунок життів є нашим пріоритетом", - заявив офіційний представник знадання допомоги в справах стихійних лих в Бангладеш Міджанур Рахман. Наразіповідомляється про переміщення близько 300 000 людей з небезпечних регіонівкраїни.</text:p>
      <text:p text:style-name="P4">
Крім того, представники ООН з гуманітарних питань повідомили про щонайменше100 000 людей штату Ракхайн у М'янмі, які переїхали в безпечніші райони.</text:p>
      <text:p text:style-name="P4">
Циклон "Мокка", що несе вітер швидкістю до 210 км/год, може спричинитипідняття рівня моря до 4 метрів, що вплине на понад 2 мільйони людей, якіопиняться безпосередньо на його шляху.</text:p>
      <text:p text:style-name="P4">
Зазначається, що людей з небезпечних регіонів організовано вивозять на човнахта доставляють до освітніх закладів та монастирів, які зараз використовуютьсяяк притулки.</text:p>
      <text:p text:style-name="P4">
<text:span text:style-name="T4">
Читайте також:</text:span>
 <text:a xlink:type="simple" xlink:href="https://www.ukrinform.ua/rubric-world/3687382-na-pivdni-ssa-tornado-zabralo-zitta-23-osib.html" text:style-name="Internet_20_link" text:visited-style-name="Visited_20_Internet_20_Link">
 </text:a>
</text:p>
      <text:p text:style-name="P4">
Як повідомляв Укрінформ, до південно-східного узбережжя Бангладеш і М'янми <text:a xlink:type="simple" xlink:href="https://www.ukrinform.ua/rubric-world/3708710-do-uzberezza-banglades-nablizaetsa-potuznij-ciklon-evakuuvali-tisaci-meskanciv.html" text:style-name="Internet_20_link" text:visited-style-name="Visited_20_Internet_20_Link">
</text:a>
</text:p>
      <text:p text:style-name="P4">
<text:span text:style-name="T5">
Zabed Hasnain Chowdhury / NurPhoto</text:span>
</text:p>
      <text:p text:style-name="P4">
Source: <text:a xlink:type="simple" xlink:href="https://www.ukrinform.ua/rubric-world/3708976-u-banglades-ta-manmi-cerez-potuznij-ciklon-evakuuvali-ponad-400-tisac-ludej.html" text:style-name="Internet_20_link" text:visited-style-name="Visited_20_Internet_20_Link">
https://www.ukrinform.ua/rubric-world/3708976-u-banglades-ta-manmi-cerez-potuznij-ciklon-evakuuvali-ponad-400-tisac-ludej.html</text:a>
</text:p>
      <!--NEWS-->
      <text:h text:style-name="P10" text:outline-level="1">
<text:span text:style-name="T4">
У Херсонській області загинули пʼятеро людей, підірвавшись на вибухівці</text:span>
</text:h>
      <text:p text:style-name="P4">
Authors: Ukrinform (Person)</text:p>
      <text:p text:style-name="P4">
Publisher: Укринформ (Organization)</text:p>
      <text:p text:style-name="P4">
Published Time: 2023-05-14T11:53:00+03:00</text:p>
      <text:p text:style-name="P4">
Modified Time: 2023-05-14T11:53:00+03:00</text:p>
      <text:p text:style-name="P4">
Description: У селі Миролюбівка Нововоронцовської громади Херсонської області від підриву на залишеній російською армією вибухівці загинули пʼятеро людей.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Вибух', 'Загибель']</text:p>
      <text:p text:style-name="P4">
Type: Article</text:p>
      <!--METADATA-->
      <text:p text:style-name="P4">
<draw:frame draw:style-name="fr1" draw:name="Image111" text:anchor-type="as-char" svg:width="6.9236in" svg:height="3.956343in" draw:z-index="0">
<draw:image xlink:href="../Images/yкринформ/2023-05-14T11-53-00-03-00/630_360_1669987737-966.jpg" xlink:type="simple" xlink:show="embed" xlink:actuate="onLoad" draw:mime-type="image/jpeg"/>
</draw:frame>
 У селіМиролюбівка Нововоронцовської громади Херсонської області від підриву назалишеній російською армією вибухівці загинули пʼятеро людей.</text:p>
      <text:p text:style-name="P4">
Як передає Укрінформ, про це повідомив у <text:a xlink:type="simple" xlink:href="http://t.me/ermaka2022/2662" text:style-name="Internet_20_link" text:visited-style-name="Visited_20_Internet_20_Link">
</text:a>
керівник Офісу Президента Андрій Єрмак.</text:p>
      <text:p text:style-name="P4">
“На Херсонщині вибухівка, залишена російською армією, обірвала життя пʼятимирних жителів”, - написав він.</text:p>
      <text:p text:style-name="P4">
За словами Єрмака, трагедія сталася на одному з сільськогосподарськихпідприємств у селі Миролюбівка.</text:p>
      <text:p text:style-name="P4">
“Вибухнув нездетонований снаряд. Наймолодшому загиблому було 27 років,найстаршому – 68”, - підкреслив керівник ОП.</text:p>
      <text:p text:style-name="P4">
<text:span text:style-name="T4">
Читайте також:</text:span>
 <text:a xlink:type="simple" xlink:href="https://www.ukrinform.ua/rubric-regions/3703718-na-harkivsini-pidirvalisa-u-poli-dvoe-mehanizatoriv.html" text:style-name="Internet_20_link" text:visited-style-name="Visited_20_Internet_20_Link">
 <text:span text:style-name="T4">
підірвалися</text:span>
 </text:a>
</text:p>
      <text:p text:style-name="P4">
Як повідомляв Укрінформ, на Херсонщині, у полі поблизу села Благодатне, <text:a xlink:type="simple" xlink:href="https://www.ukrinform.ua/rubric-regions/3707728-na-hersonsini-u-poli-pidirvavsa-na-mini-j-zaginuv-civilnij.html" text:style-name="Internet_20_link" text:visited-style-name="Visited_20_Internet_20_Link">
</text:a>
 місцевий житель, чоловік загинув.</text:p>
      <text:p text:style-name="P4">
Source: <text:a xlink:type="simple" xlink:href="https://www.ukrinform.ua/rubric-regions/3708983-u-hersonskij-oblasti-zaginuli-patero-ludej-pidirvavsis-na-vibuhivci.html" text:style-name="Internet_20_link" text:visited-style-name="Visited_20_Internet_20_Link">
https://www.ukrinform.ua/rubric-regions/3708983-u-hersonskij-oblasti-zaginuli-patero-ludej-pidirvavsis-na-vibuhivci.html</text:a>
</text:p>
      <!--NEWS-->
      <text:h text:style-name="P10" text:outline-level="1">
<text:span text:style-name="T4">
Британська розвідка має сумніви щодо здатності військ рф створити дієздатний мобільний резерв</text:span>
</text:h>
      <text:p text:style-name="P4">
Authors: Ukrinform (Person)</text:p>
      <text:p text:style-name="P4">
Publisher: Укринформ (Organization)</text:p>
      <text:p text:style-name="P4">
Published Time: 2023-05-14T12:01:00+03:00</text:p>
      <text:p text:style-name="P4">
Modified Time: 2023-05-14T12:01:00+03:00</text:p>
      <text:p text:style-name="P4">
Description: У розвідці Великої Британії вважають, що об’єднане угруповання російських військ в Україні навряд чи спроможне створити дієздатний резерв для реагування на нові виклики. — Укрінформ.</text:p>
      <text:p text:style-name="P4">
Images: ["<text:a xlink:type="simple" xlink:href="https://static.ukrinform.com/photos/2022_04/thumb_files/630_360_1650865010-808.jpg" text:style-name="Internet_20_link" text:visited-style-name="Visited_20_Internet_20_Link">
630_360_16508...</text:a>
"]</text:p>
      <text:p text:style-name="P4">
Tags: ['Британія', 'Розвідка', 'Російські військові', 'Війна з росією']</text:p>
      <text:p text:style-name="P4">
Type: Article</text:p>
      <!--METADATA-->
      <text:p text:style-name="P4">
<draw:frame draw:style-name="fr1" draw:name="Image112" text:anchor-type="as-char" svg:width="6.9236in" svg:height="3.956343in" draw:z-index="0">
<draw:image xlink:href="../Images/yкринформ/2023-05-14T12-01-00-03-00/630_360_1650865010-808.jpg" xlink:type="simple" xlink:show="embed" xlink:actuate="onLoad" draw:mime-type="image/jpeg"/>
</draw:frame>
 У розвідціВеликої Британії вважають, що об’єднане угруповання російських військ вУкраїні навряд чи спроможне створити дієздатний резерв для реагування на новівиклики.</text:p>
      <text:p text:style-name="P4">
Про це у <text:a xlink:type="simple" xlink:href="https://twitter.com/DefenceHQ/status/1657643236989517825" text:style-name="Internet_20_link" text:visited-style-name="Visited_20_Internet_20_Link">
 </text:a>
повідомило Міністерство оборони Британії, передає Укрінформ.</text:p>
      <text:p text:style-name="P4">
За даними британських аналітиків, на папері російське об’єднане угрупованнявійськ організоване так само, як сили вторгнення 446 днів тому.</text:p>
      <text:p text:style-name="P4">
«Ймовірно, воно досі складається із понад 200 000 військовослужбовців,організованих у приблизно 70 бойових полків і бригад, розділених на п’ять групвійськ», – зазначають у розвідці.</text:p>
      <text:p text:style-name="P4">
За її даними, угруповання все ще бореться з обмеженою свободою проведенняповітряних операцій.</text:p>
      <text:p text:style-name="P4">
Водночас у британській розвідці зазначають, що у лютому минулого рокуросійське угруповання складалося із <text:a xlink:type="simple" xlink:href="https://www.ukrinform.ua/tag-rosijski-vijskovi" text:style-name="Internet_20_link" text:visited-style-name="Visited_20_Internet_20_Link">
 </text:a>
 , було значною мірою оснащено досить сучасними транспортнимизасобами і проходило регулярні тренування, плануючи складні спільні операції.</text:p>
      <text:p text:style-name="P4">
На сьогодні ж російські сили переважно складаються із погано навченихмобілізованих резервістів і все більше покладаються на застаріле обладнання,причому у багатьох їхніх підрозділах є брак сил. Об’єднане угруповання військрф регулярно проводить лише дуже прості операції на основі піхоти.</text:p>
      <text:p text:style-name="P4">
<text:span text:style-name="T4">
Читайте також:</text:span>
 <text:a xlink:type="simple" xlink:href="https://www.ukrinform.ua/rubric-regions/3708590-na-lugansinu-pribuli-rosijski-vijskovi-z-rozladami-psihiki.html" text:style-name="Internet_20_link" text:visited-style-name="Visited_20_Internet_20_Link">
 <text:span text:style-name="T4">
російські</text:span>
 <text:span text:style-name="T4">
військові</text:span>
</text:a>
</text:p>
      <text:p text:style-name="P4">
«Важливо те, що малоймовірно, що об’єднане угруповання військ змогло бстворити великий дієздатний мобільний резерв для реагування на нові операційнівиклики. Навряд чи така організація зможе ефективно досягти масштабноговійськового ефекту вздовж 1200-кілометрової лінії фронту в умовах стресу», –йдеться у зведенні.</text:p>
      <text:p text:style-name="P4">
Як повідомляв Укрінформ, раніше британська розвідка повідомила, що упродовжостанніх чотирьох днів підрозділи 72-ї окремої мотострілецької бригади (72ОМСБр) рф неорганізовано відійшли зі своїх позицій на південному фланзіБахмутської операції, що <text:a xlink:type="simple" xlink:href="https://www.ukrinform.ua/rubric-ato/3708606-zsu-vdalos-vidtisnuti-voroga-na-pivdni-bahmuta-sonajmense-na-kilometr-rozvidka-britanii.html" text:style-name="Internet_20_link" text:visited-style-name="Visited_20_Internet_20_Link">
 </text:a>
</text:p>
      <text:p text:style-name="P4">
Source: <text:a xlink:type="simple" xlink:href="https://www.ukrinform.ua/rubric-ato/3708986-britanska-rozvidka-sumnivaetsa-u-zdatnosti-vijsk-rf-stvoriti-diezdatnij-mobilnij-rezerv.html" text:style-name="Internet_20_link" text:visited-style-name="Visited_20_Internet_20_Link">
https://www.ukrinform.ua/rubric-ato/3708986-britanska-rozvidka-sumnivaetsa-u-zdatnosti-vijsk-rf-stvoriti-diezdatnij-mobilnij-rezerv.html</text:a>
</text:p>
      <!--NEWS-->
      <text:h text:style-name="P10" text:outline-level="1">
<text:span text:style-name="T4">
росія зменшила кількість ракетоносіїв у Чорному морі до трьох, загальний залп - 18 «Калібрів»</text:span>
</text:h>
      <text:p text:style-name="P4">
Authors: Ukrinform (Person)</text:p>
      <text:p text:style-name="P4">
Publisher: Укринформ (Organization)</text:p>
      <text:p text:style-name="P4">
Published Time: 2023-05-14T12:19:00+03:00</text:p>
      <text:p text:style-name="P4">
Modified Time: 2023-05-14T12:19:00+03:00</text:p>
      <text:p text:style-name="P4">
Description: росія тримає у Чорному морі 11 кораблів, серед них три носії крилатих ракет "Калібр" із загальним залпом до 18 ракет. — Укрінформ.</text:p>
      <text:p text:style-name="P4">
Images: ["<text:a xlink:type="simple" xlink:href="https://static.ukrinform.com/photos/2022_04/thumb_files/630_360_1649589346-626.png" text:style-name="Internet_20_link" text:visited-style-name="Visited_20_Internet_20_Link">
630_360_16495...</text:a>
"]</text:p>
      <text:p text:style-name="P4">
Tags: ['Ракета', ' Чорне море', 'Корабель', 'Війна з росією']</text:p>
      <text:p text:style-name="P4">
Type: Article</text:p>
      <!--METADATA-->
      <text:p text:style-name="P4">
<draw:frame draw:style-name="fr1" draw:name="Image113" text:anchor-type="as-char" svg:width="6.9236in" svg:height="3.956343in" draw:z-index="0">
<draw:image xlink:href="../Images/yкринформ/2023-05-14T12-19-00-03-00/630_360_1649589346-626.png" xlink:type="simple" xlink:show="embed" xlink:actuate="onLoad" draw:mime-type="image/png"/>
</draw:frame>
 росіятримає у Чорному морі 11 кораблів, серед них три носії крилатих ракет "Калібр"із загальним залпом до 18 ракет.</text:p>
      <text:p text:style-name="P4">
Як передає Укрінформ, про це Військово-морські сили Збройних сил Україниповідомляють у <text:a xlink:type="simple" xlink:href="https://t.me/ukrainian_navy/3084" text:style-name="Internet_20_link" text:visited-style-name="Visited_20_Internet_20_Link">
 </text:a>
</text:p>
      <text:p text:style-name="P4">
“У Чорному морі на бойовому чергуванні знаходиться 11 ворожих кораблів, середяких 3 носії крилатих ракет "Калібр", загальний залп до 18 ракет”, - ідеться уповідомленні.</text:p>
      <text:p text:style-name="P4">
В Азовському морі на бойовому чергуванні перебувають два ворожі кораблі, середяких один носій "Калібрів", загальний залп до 8 <text:a xlink:type="simple" xlink:href="https://www.ukrinform.ua/tag-raketa" text:style-name="Internet_20_link" text:visited-style-name="Visited_20_Internet_20_Link">
</text:a>
</text:p>
      <text:p text:style-name="P4">
У Середземному морі - до 5 ворожих кораблів, з них два носії "Калібрів",загальний залп до 20 ракет.</text:p>
      <text:p text:style-name="P4">
<text:span text:style-name="T4">
Читайте також:</text:span>
 <text:a xlink:type="simple" xlink:href="https://www.ukrinform.ua/rubric-ato/3708910-vnoci-sili-oboroni-znisili-25-rosijskih-bezpilotnikiv-ignat.html" text:style-name="Internet_20_link" text:visited-style-name="Visited_20_Internet_20_Link">
 <text:span text:style-name="T4">
Ігнат</text:span>
 </text:a>
</text:p>
      <text:p text:style-name="P4">
Як повідомляв Укрінформ, вранці 14 травня у Чорному морі на бойовомучергуванні російська федерація тримала 10 кораблів, серед яких <text:a xlink:type="simple" xlink:href="https://www.ukrinform.ua/rubric-ato/3708952-u-cornomu-mori-cotiri-rosijski-raketonosii-z-25-kalibrami.html" text:style-name="Internet_20_link" text:visited-style-name="Visited_20_Internet_20_Link">
</text:a>
</text:p>
      <text:p text:style-name="P4">
Source: <text:a xlink:type="simple" xlink:href="https://www.ukrinform.ua/rubric-ato/3708994-rosia-zmensila-kilkist-raketonosiiv-u-cornomu-mori-do-troh-zagalnij-zalp-18-kalibriv.html" text:style-name="Internet_20_link" text:visited-style-name="Visited_20_Internet_20_Link">
https://www.ukrinform.ua/rubric-ato/3708994-rosia-zmensila-kilkist-raketonosiiv-u-cornomu-mori-do-troh-zagalnij-zalp-18-kalibriv.html</text:a>
</text:p>
      <!--NEWS-->
      <text:h text:style-name="P10" text:outline-level="1">
<text:span text:style-name="T4">
Зеленський обговорив зі Штайнмаєром інтенсивну співпрацю між країнами</text:span>
</text:h>
      <text:p text:style-name="P4">
Authors: Ukrinform (Person)</text:p>
      <text:p text:style-name="P4">
Publisher: Укринформ (Organization)</text:p>
      <text:p text:style-name="P4">
Published Time: 2023-05-14T12:21:00+03:00</text:p>
      <text:p text:style-name="P4">
Modified Time: 2023-05-14T12:21:00+03:00</text:p>
      <text:p text:style-name="P4">
Description: Президент Володимир Зеленський обговорив із Федеральним президентом Німеччини Франком-Вальтером Штайнмаєром інтенсивну співпрацю між країнами. — Укрінформ.</text:p>
      <text:p text:style-name="P4">
Images: ["<text:a xlink:type="simple" xlink:href="https://static.ukrinform.com/photos/2023_05/thumb_files/630_360_1684050622-196.jpg" text:style-name="Internet_20_link" text:visited-style-name="Visited_20_Internet_20_Link">
630_360_16840...</text:a>
", "<text:a xlink:type="simple" xlink:href="https://static.ukrinform.com/photos/2023_05/1684050616-390.jpg" text:style-name="Internet_20_link" text:visited-style-name="Visited_20_Internet_20_Link">
1684050616-39...</text:a>
"]</text:p>
      <text:p text:style-name="P4">
Tags: ['Німеччина', 'Штайнмаєр', 'Зеленський']</text:p>
      <text:p text:style-name="P4">
Type: Article</text:p>
      <!--METADATA-->
      <text:p text:style-name="P4">
<draw:frame draw:style-name="fr1" draw:name="Image114" text:anchor-type="as-char" svg:width="6.9236in" svg:height="3.956343in" draw:z-index="0">
<draw:image xlink:href="../Images/yкринформ/2023-05-14T12-21-00-03-00/630_360_1684050622-196.jpg" xlink:type="simple" xlink:show="embed" xlink:actuate="onLoad" draw:mime-type="image/jpeg"/>
</draw:frame>
 ПрезидентВолодимир Зеленський обговорив із Федеральним президентом Німеччини Франком-Вальтером Штайнмаєром інтенсивну співпрацю між країнами.</text:p>
      <text:p text:style-name="P4">
Про це глава Української держави написав у <text:a xlink:type="simple" xlink:href="https://t.me/V_Zelenskiy_official/6221" text:style-name="Internet_20_link" text:visited-style-name="Visited_20_Internet_20_Link">
</text:a>
 , опублікувавши відео зустрічі з німецьким колегою, передаєУкрінформ.</text:p>
      <text:p text:style-name="P4">
"Перший візит до <text:a xlink:type="simple" xlink:href="https://www.ukrinform.ua/tag-nimeccina" text:style-name="Internet_20_link" text:visited-style-name="Visited_20_Internet_20_Link">
 </text:a>
 з початкуповномасштабної російської агресії. Ми обговорили поточну ситуацію таінтенсивну співпрацю між Німеччиною та Україною. Німеччина продовжуватимепідтримувати Україну політично, військово та фінансово доти, доки це буденеобхідно", - написав Зеленський.</text:p>
      <text:p text:style-name="P4">
_Відео:<text:a xlink:type="simple" xlink:href="http://t.me/V_Zelenskiy_official/6221" text:style-name="Internet_20_link" text:visited-style-name="Visited_20_Internet_20_Link">
</text:a>
 _ <draw:frame draw:style-name="fr1" draw:name="Image115" text:anchor-type="as-char" svg:width="6.9236in" svg:height="4.615733in" draw:z-index="0">
<draw:image xlink:href="../Images/yкринформ/2023-05-14T12-21-00-03-00/1684050616-390.jpg" xlink:type="simple" xlink:show="embed" xlink:actuate="onLoad" draw:mime-type="image/jpeg"/>
</draw:frame>
</text:p>
      <text:p text:style-name="P4">
Він також подякував Німеччині "за велику військову, економічну та фінансовупідтримку перед лицем агресивної війни росії".</text:p>
      <text:p text:style-name="P4">
<text:span text:style-name="T4">
Читайте також:</text:span>
 <text:a xlink:type="simple" xlink:href="https://www.ukrinform.ua/rubric-polytics/3708967-zelenskij-pribuv-na-zustric-iz-kanclerom-frn.html" text:style-name="Internet_20_link" text:visited-style-name="Visited_20_Internet_20_Link">
 </text:a>
</text:p>
      <text:p text:style-name="P4">
Як <text:a xlink:type="simple" xlink:href="https://www.ukrinform.ua/rubric-polytics/3708951-zelenskij-rozpocav-vizit-u-nimeccinu-zustriccu-zi-stajnmaerom.html" text:style-name="Internet_20_link" text:visited-style-name="Visited_20_Internet_20_Link">
 </text:a>
 , Президент України ВолодимирЗеленський розпочав візит у Німеччину зустріччю з Федеральним президентомФранком-Вальтером Штайнмаєром у Берліні.</text:p>
      <text:p text:style-name="P4">
<text:span text:style-name="T5">
Фото: @BPrSprecherin</text:span>
</text:p>
      <text:p text:style-name="P4">
Source: <text:a xlink:type="simple" xlink:href="https://www.ukrinform.ua/rubric-polytics/3708995-zelenskij-obgovoriv-zi-stajnmaerom-intensivnu-spivpracu-miz-krainami.html" text:style-name="Internet_20_link" text:visited-style-name="Visited_20_Internet_20_Link">
https://www.ukrinform.ua/rubric-polytics/3708995-zelenskij-obgovoriv-zi-stajnmaerom-intensivnu-spivpracu-miz-krainami.html</text:a>
</text:p>
      <!--NEWS-->
      <text:h text:style-name="P10" text:outline-level="1">
<text:span text:style-name="T4">
До звільнених сіл Луганщини доставили ліки, їжу та засоби гігієни - ОВА</text:span>
</text:h>
      <text:p text:style-name="P4">
Authors: Ukrinform (Person)</text:p>
      <text:p text:style-name="P4">
Publisher: Укринформ (Organization)</text:p>
      <text:p text:style-name="P4">
Published Time: 2023-05-14T12:28:00+03:00</text:p>
      <text:p text:style-name="P4">
Modified Time: 2023-05-14T12:28:00+03:00</text:p>
      <text:p text:style-name="P4">
Description: До звільнених сіл Луганської області доставили ліки, їжу та засоби гігієни. — Укрінформ.</text:p>
      <text:p text:style-name="P4">
Images: ["<text:a xlink:type="simple" xlink:href="https://static.ukrinform.com/photos/2023_05/thumb_files/630_360_1684056753-826.jpeg" text:style-name="Internet_20_link" text:visited-style-name="Visited_20_Internet_20_Link">
630_360_16840...</text:a>
", "<text:a xlink:type="simple" xlink:href="https://static.ukrinform.com/photos/2023_05/1684056633-414.jpeg" text:style-name="Internet_20_link" text:visited-style-name="Visited_20_Internet_20_Link">
1684056633-41...</text:a>
", "<text:a xlink:type="simple" xlink:href="https://static.ukrinform.com/photos/2023_05/1684056654-370.jpeg" text:style-name="Internet_20_link" text:visited-style-name="Visited_20_Internet_20_Link">
1684056654-37...</text:a>
"]</text:p>
      <text:p text:style-name="P4">
Tags: ['Гуманітарна допомога', 'Луганщина']</text:p>
      <text:p text:style-name="P4">
Type: Article</text:p>
      <!--METADATA-->
      <text:p text:style-name="P4">
<draw:frame draw:style-name="fr1" draw:name="Image116" text:anchor-type="as-char" svg:width="6.9236in" svg:height="3.956343in" draw:z-index="0">
<draw:image xlink:href="../Images/yкринформ/2023-05-14T12-28-00-03-00/630_360_1684056753-826.jpeg" xlink:type="simple" xlink:show="embed" xlink:actuate="onLoad" draw:mime-type="image/jpeg"/>
</draw:frame>
 Дозвільнених сіл Луганської області доставили ліки, їжу та засоби гігієни.</text:p>
      <text:p text:style-name="P4">
Про це повідомив начальник ОВА Артем Лисогор у <text:a xlink:type="simple" xlink:href="https://t.me/luhanskaVTSA/10478" text:style-name="Internet_20_link" text:visited-style-name="Visited_20_Internet_20_Link">
</text:a>
 , передає Укрінформ.</text:p>
      <text:p text:style-name="P4">
«До звільнених сіл <text:a xlink:type="simple" xlink:href="https://www.ukrinform.ua/tag-lugansina" text:style-name="Internet_20_link" text:visited-style-name="Visited_20_Internet_20_Link">
 </text:a>
 доставили ліки,їжу та засоби гігієни, через щільні обстріли люди не змогли їх отриматиодразу», - написав Лисогор.</text:p>
      <text:p text:style-name="P4">
За його словами, 13 травня до деокупованих сіл Красноріченської громадидоставили продукти харчування, 100 наборів ліків, засоби гігієни та батарейки.Однак через потужні артилерійські обстріли з боку росіян видачу довелосяперенести на сьогодні.</text:p>
      <text:p text:style-name="P4">
<draw:frame draw:style-name="fr1" draw:name="Image117" text:anchor-type="as-char" svg:width="6.9236in" svg:height="9.260405in" draw:z-index="0">
<draw:image xlink:href="../Images/yкринформ/2023-05-14T12-28-00-03-00/1684056633-414.jpeg" xlink:type="simple" xlink:show="embed" xlink:actuate="onLoad" draw:mime-type="image/jpeg"/>
</draw:frame>
<draw:frame draw:style-name="fr1" draw:name="Image118" text:anchor-type="as-char" svg:width="6.9236in" svg:height="9.260405in" draw:z-index="0">
<draw:image xlink:href="../Images/yкринформ/2023-05-14T12-28-00-03-00/1684056654-370.jpeg" xlink:type="simple" xlink:show="embed" xlink:actuate="onLoad" draw:mime-type="image/jpeg"/>
</draw:frame>
</text:p>
      <text:p text:style-name="P4">
<text:span text:style-name="T4">
Читайте також:</text:span>
 <text:a xlink:type="simple" xlink:href="https://www.ukrinform.ua/rubric-regions/3708297-reintegracia-doneccini-i-lugansini-urad-shvaliv-postanovu-pro-persocergovi-kroki.html" text:style-name="Internet_20_link" text:visited-style-name="Visited_20_Internet_20_Link">
 <text:span text:style-name="T4">
Луганщини</text:span>
 </text:a>
</text:p>
      <text:p text:style-name="P4">
Наразі гуманітарну допомогу вже встигли адресно розвезти 29 мешканцям Макіївкита ще 26 - Невського. Далі все залежитиме від безпекової ситуації.</text:p>
      <text:p text:style-name="P4">
Як повідомлялося, на тимчасово захопленій території Луганської області росіяниввели в дію “закон”, який дозволяє загарбникам звернутися до суду з вимогоюпро визнання права муніципальної власності на безгосподарні будинки, споруди,приміщення, об'єкти незавершеного будівництва.</text:p>
      <text:p text:style-name="P4">
Source: <text:a xlink:type="simple" xlink:href="https://www.ukrinform.ua/rubric-regions/3709002-do-zvilnenih-sil-lugansini-dostavili-liki-izu-ta-zasobi-gigieni-ova.html" text:style-name="Internet_20_link" text:visited-style-name="Visited_20_Internet_20_Link">
https://www.ukrinform.ua/rubric-regions/3709002-do-zvilnenih-sil-lugansini-dostavili-liki-izu-ta-zasobi-gigieni-ova.html</text:a>
</text:p>
      <!--NEWS-->
      <text:h text:style-name="P10" text:outline-level="1">
<text:span text:style-name="T4">
«Євробачення-2023»: Швеція на першому місці, Україна – на шостому</text:span>
</text:h>
      <text:p text:style-name="P4">
Authors: Ukrinform (Person)</text:p>
      <text:p text:style-name="P4">
Publisher: Укринформ (Organization)</text:p>
      <text:p text:style-name="P4">
Published Time: 2023-05-14T12:32:00+03:00</text:p>
      <text:p text:style-name="P4">
Modified Time: 2023-05-14T12:32:00+03:00</text:p>
      <text:p text:style-name="P4">
Description: Завершився 67-й пісенний конкурс «Євробачення-2023», проведений у Великій Британії «від імені України», переможниці Євробачення-2022 — Укрінформ.</text:p>
      <text:p text:style-name="P4">
Images: ["<text:a xlink:type="simple" xlink:href="https://static.ukrinform.com/photos/2023_05/thumb_files/630_360_1684056736-673.jpg" text:style-name="Internet_20_link" text:visited-style-name="Visited_20_Internet_20_Link">
630_360_16840...</text:a>
", "<text:a xlink:type="simple" xlink:href="https://static.ukrinform.com/photos/2023_05/1684056682-816.jpg" text:style-name="Internet_20_link" text:visited-style-name="Visited_20_Internet_20_Link">
1684056682-81...</text:a>
"]</text:p>
      <text:p text:style-name="P4">
Tags: None</text:p>
      <text:p text:style-name="P4">
Type: Article</text:p>
      <!--METADATA-->
      <text:p text:style-name="P4">
<draw:frame draw:style-name="fr1" draw:name="Image119" text:anchor-type="as-char" svg:width="6.9236in" svg:height="3.956343in" draw:z-index="0">
<draw:image xlink:href="../Images/yкринформ/2023-05-14T12-32-00-03-00/630_360_1684056736-673.jpg" xlink:type="simple" xlink:show="embed" xlink:actuate="onLoad" draw:mime-type="image/jpeg"/>
</draw:frame>
 Завершився67-й пісенний конкурс «Євробачення-2023», проведений у Великій Британії «відімені України», переможниці Євробачення-2022<draw:frame draw:style-name="fr1" draw:name="Image120" text:anchor-type="as-char" svg:width="2.333621in" svg:height="10.0in" draw:z-index="0">
<draw:image xlink:href="../Images/yкринформ/2023-05-14T12-32-00-03-00/1684056682-816.jpg" xlink:type="simple" xlink:show="embed" xlink:actuate="onLoad" draw:mime-type="image/jpeg"/>
</draw:frame>
 За інформацією ЗМІ</text:p>
      <text:p text:style-name="P4">
Source: <text:a xlink:type="simple" xlink:href="https://www.ukrinform.ua/rubric-culture/3708998-evrobacenna2023-svecia-na-persomu-misci-ukraina-na-sostomu.html" text:style-name="Internet_20_link" text:visited-style-name="Visited_20_Internet_20_Link">
https://www.ukrinform.ua/rubric-culture/3708998-evrobacenna2023-svecia-na-persomu-misci-ukraina-na-sostomu.html</text:a>
</text:p>
      <!--NEWS-->
      <text:h text:style-name="P10" text:outline-level="1">
<text:span text:style-name="T4">
У Києві рівень води у Дніпрі за добу зменшився на 9 сантиметрів</text:span>
</text:h>
      <text:p text:style-name="P4">
Authors: Ukrinform (Person)</text:p>
      <text:p text:style-name="P4">
Publisher: Укринформ (Organization)</text:p>
      <text:p text:style-name="P4">
Published Time: 2023-05-14T12:41:00+03:00</text:p>
      <text:p text:style-name="P4">
Modified Time: 2023-05-14T12:41:00+03:00</text:p>
      <text:p text:style-name="P4">
Description: У Києві станом на неділю, 14 травня, рівень води у Дніпрі порівняно з попереднім днем зменшився на дев'ять сантиметрів. — Укрінформ.</text:p>
      <text:p text:style-name="P4">
Images: ["<text:a xlink:type="simple" xlink:href="https://static.ukrinform.com/photos/2023_05/thumb_files/630_360_1683447052-872.jpg" text:style-name="Internet_20_link" text:visited-style-name="Visited_20_Internet_20_Link">
630_360_16834...</text:a>
"]</text:p>
      <text:p text:style-name="P4">
Tags: ['Паводок', 'Вода', 'Київ']</text:p>
      <text:p text:style-name="P4">
Type: Article</text:p>
      <!--METADATA-->
      <text:p text:style-name="P4">
<draw:frame draw:style-name="fr1" draw:name="Image121" text:anchor-type="as-char" svg:width="6.9236in" svg:height="3.956343in" draw:z-index="0">
<draw:image xlink:href="../Images/yкринформ/2023-05-14T12-41-00-03-00/630_360_1683447052-872.jpg" xlink:type="simple" xlink:show="embed" xlink:actuate="onLoad" draw:mime-type="image/jpeg"/>
</draw:frame>
 У Києвістаном на неділю, 14 травня, рівень води у Дніпрі порівняно з попереднім днемзменшився на дев'ять сантиметрів.</text:p>
      <text:p text:style-name="P4">
Як передає Укрінформ, про це Київська міська військова адміністраціяповідомила в <text:a xlink:type="simple" xlink:href="http://t.me/VA_Kyiv/1692" text:style-name="Internet_20_link" text:visited-style-name="Visited_20_Internet_20_Link">
 </text:a>
 з посиланням на свого очільникаСергія Попко.</text:p>
      <text:p text:style-name="P4">
"За інформацією Укргідрометцентру, станом на 10:00 14.05.2023 рівень води вр.Дніпро, в Києві біля мосту "Метро" складає 9 254 см (за Балтійською системоювисот). Температура води +15ºС. У порівнянні з попереднім днем, рівеньводопілля в межах столиці зменшився на 9 см", — зазначив керівник КМВА.</text:p>
      <text:p text:style-name="P4">
За його даними, рівень небезпеки гідрологічних явищ залишається – І (жовтий).Станом на цей час аварійні підтоплення по Києву не зафіксовані.</text:p>
      <text:p text:style-name="P4">
Промислові об’єкти та житлові масиви столиці поза загрозою. Вода поступовозвільняє заплаву Дніпра у межах міста – затопленими залишаються менше ніждесять сантиметрів заплави.</text:p>
      <text:p text:style-name="P4">
<text:span text:style-name="T4">
Читайте також:</text:span>
 <text:a xlink:type="simple" xlink:href="https://www.ukrinform.ua/rubric-regions/3707781-na-kiivsini-do-15-travna-utrimaetsa-zatoplenna-zaplavnih-teritorij.html" text:style-name="Internet_20_link" text:visited-style-name="Visited_20_Internet_20_Link">
 </text:a>
</text:p>
      <text:p text:style-name="P4">
Як повідомляв Укрінформ, 13 травня у столиці зафіксоване <text:a xlink:type="simple" xlink:href="https://www.ukrinform.ua/rubric-kyiv/3708648-u-kievi-riven-vodi-v-dnipri-za-dobu-pidnavsa-na-4-santimetri.html" text:style-name="Internet_20_link" text:visited-style-name="Visited_20_Internet_20_Link">
</text:a>
 у Дніпрі на чотири сантиметри, порівняно зпопереднім днем.</text:p>
      <text:p text:style-name="P4">
Source: <text:a xlink:type="simple" xlink:href="https://www.ukrinform.ua/rubric-kyiv/3709003-u-kievi-riven-vodi-u-dnipri-za-dobu-zmensivsa-na-9-santimetriv.html" text:style-name="Internet_20_link" text:visited-style-name="Visited_20_Internet_20_Link">
https://www.ukrinform.ua/rubric-kyiv/3709003-u-kievi-riven-vodi-u-dnipri-za-dobu-zmensivsa-na-9-santimetriv.html</text:a>
</text:p>
      <!--NEWS-->
      <text:h text:style-name="P10" text:outline-level="1">
<text:span text:style-name="T4">
У Судані внаслідок збройних сутичок загинула відома співачка</text:span>
</text:h>
      <text:p text:style-name="P4">
Authors: Ukrinform (Person)</text:p>
      <text:p text:style-name="P4">
Publisher: Укринформ (Organization)</text:p>
      <text:p text:style-name="P4">
Published Time: 2023-05-14T12:59:00+03:00</text:p>
      <text:p text:style-name="P4">
Modified Time: 2023-05-14T12:59:00+03:00</text:p>
      <text:p text:style-name="P4">
Description: Одна з найвідоміших співачок Судану Шаден Гардуд загинула у місті Омдурман унаслідок перестрілки між суданською армією та воєнізованими силами швидкої підтримки (RSF). — Укрінформ.</text:p>
      <text:p text:style-name="P4">
Images: ["<text:a xlink:type="simple" xlink:href="https://static.ukrinform.com/photos/2023_05/thumb_files/630_360_1684058336-328.jpg" text:style-name="Internet_20_link" text:visited-style-name="Visited_20_Internet_20_Link">
630_360_16840...</text:a>
", "<text:a xlink:type="simple" xlink:href="https://static.ukrinform.com/photos/2023_05/1684058366-603.jpg" text:style-name="Internet_20_link" text:visited-style-name="Visited_20_Internet_20_Link">
1684058366-60...</text:a>
"]</text:p>
      <text:p text:style-name="P4">
Tags: ['Судан', 'Загибель', 'Військові', 'Сутички']</text:p>
      <text:p text:style-name="P4">
Type: Article</text:p>
      <!--METADATA-->
      <text:p text:style-name="P4">
<draw:frame draw:style-name="fr1" draw:name="Image122" text:anchor-type="as-char" svg:width="6.9236in" svg:height="3.956343in" draw:z-index="0">
<draw:image xlink:href="../Images/yкринформ/2023-05-14T12-59-00-03-00/630_360_1684058336-328.jpg" xlink:type="simple" xlink:show="embed" xlink:actuate="onLoad" draw:mime-type="image/jpeg"/>
</draw:frame>
 Одна знайвідоміших співачок Судану Шаден Гардуд загинула у місті Омдурман унаслідокперестрілки між суданською армією та воєнізованими силами швидкої підтримки(RSF).</text:p>
      <text:p text:style-name="P4">
Про це повідомляє <text:a xlink:type="simple" xlink:href="http://www.bbc.com/news/world-africa-65585746" text:style-name="Internet_20_link" text:visited-style-name="Visited_20_Internet_20_Link">
 </text:a>
 , передаєУкрінформ.</text:p>
      <text:p text:style-name="P4">
Як зазначається, 37-річна Гардуд жила в районі Аль-Хашмаб, де останніми днямипосилилася присутність RSF. Відомо, що жінка була поранена, а згодом померла.</text:p>
      <text:p text:style-name="P4">
<draw:frame draw:style-name="fr1" draw:name="Image123" text:anchor-type="as-char" svg:width="6.9236in" svg:height="3.894525in" draw:z-index="0">
<draw:image xlink:href="../Images/yкринформ/2023-05-14T12-59-00-03-00/1684058366-603.jpg" xlink:type="simple" xlink:show="embed" xlink:actuate="onLoad" draw:mime-type="image/jpeg"/>
</draw:frame>
</text:p>
      <text:p text:style-name="P4">
<text:span text:style-name="T5">
Фото: Shaden Gardood/FB</text:span>
</text:p>
      <text:p text:style-name="P4">
Це сталось у п'ятницю, коли воюючі угруповання Судану взяли на себезобов'язання захищати цивільне населення, хоч і не домовилися про припиненнявогню.</text:p>
      <text:p text:style-name="P4">
На відео, поширеному у соцмережах, Гардуд сказала, що намагається сховатисявід обстрілу, і попросила 15-річного сина зачинити вікна.</text:p>
      <text:p text:style-name="P4">
Співачка регулярно у прямому ефірі в соцмережах розповідала про сутички таобстріли в її районі, у своїх дописах виступала проти війни.</text:p>
      <text:p text:style-name="P4">
В одному з останніх постів у Фейсбуці вона зазначила: "Ми були замкнені внаших будинках протягом 25 днів... ми голодні і живемо у величезному страху".</text:p>
      <text:p text:style-name="P4">
<text:span text:style-name="T4">
Читайте також:</text:span>
 <text:a xlink:type="simple" xlink:href="https://www.ukrinform.ua/rubric-world/3708397-v-oon-ocikuut-na-svidke-ponovlenna-peregovoriv-pro-pripinenna-vognu-u-sudani.html" text:style-name="Internet_20_link" text:visited-style-name="Visited_20_Internet_20_Link">
 <text:span text:style-name="T4">
Судан</text:span>
 </text:a>
</text:p>
      <text:p text:style-name="P4">
Як повідомлялося, з 15 квітня між армією <text:a xlink:type="simple" xlink:href="https://www.ukrinform.ua/tag-sudan" text:style-name="Internet_20_link" text:visited-style-name="Visited_20_Internet_20_Link">
 </text:a>
 та Силами швидкого реагування в Хартумі точаться бойові дії. Конфліктвиник навколо запропонованого переходу країни до цивільного правління.</text:p>
      <text:p text:style-name="P4">
Source: <text:a xlink:type="simple" xlink:href="https://www.ukrinform.ua/rubric-world/3709007-u-sudani-vnaslidok-zbrojnih-suticok-zaginula-vidoma-spivacka.html" text:style-name="Internet_20_link" text:visited-style-name="Visited_20_Internet_20_Link">
https://www.ukrinform.ua/rubric-world/3709007-u-sudani-vnaslidok-zbrojnih-suticok-zaginula-vidoma-spivacka.html</text:a>
</text:p>
      <!--NEWS-->
      <text:h text:style-name="P10" text:outline-level="1">
<text:span text:style-name="T4">
На окупованій частині Запоріжжя 90% підприємств не працюють - Федоров</text:span>
</text:h>
      <text:p text:style-name="P4">
Authors: Ukrinform (Person)</text:p>
      <text:p text:style-name="P4">
Publisher: Укринформ (Organization)</text:p>
      <text:p text:style-name="P4">
Published Time: 2023-05-14T13:02:00+03:00</text:p>
      <text:p text:style-name="P4">
Modified Time: 2023-05-14T13:02:00+03:00</text:p>
      <text:p text:style-name="P4">
Description: На окупованій території Запорізької області загарбники захопили всі підприємства, 90% з них не працюють. — Укрінформ.</text:p>
      <text:p text:style-name="P4">
Images: ["<text:a xlink:type="simple" xlink:href="https://static.ukrinform.com/photos/2023_04/thumb_files/630_360_1681996461-700.jpg" text:style-name="Internet_20_link" text:visited-style-name="Visited_20_Internet_20_Link">
630_360_16819...</text:a>
"]</text:p>
      <text:p text:style-name="P4">
Tags: ['Економіка', 'Федоров', 'Запоріжжя', 'Єдині новини']</text:p>
      <text:p text:style-name="P4">
Type: Article</text:p>
      <!--METADATA-->
      <text:p text:style-name="P4">
<draw:frame draw:style-name="fr1" draw:name="Image124" text:anchor-type="as-char" svg:width="6.9236in" svg:height="3.956343in" draw:z-index="0">
<draw:image xlink:href="../Images/yкринформ/2023-05-14T13-02-00-03-00/630_360_1681996461-700.jpg" xlink:type="simple" xlink:show="embed" xlink:actuate="onLoad" draw:mime-type="image/jpeg"/>
</draw:frame>
 Наокупованій території Запорізької області загарбники захопили всі підприємства,90% з них не працюють.</text:p>
      <text:p text:style-name="P4">
Про це в ефірі телемарафону "Єдині новини" сказав міський голова МелітополяІван Федоров, передає кореспондент Укрінформу.</text:p>
      <text:p text:style-name="P4">
"90% підприємств на окупованих територіях не працюють. Працюють лише декількапідприємств, захоплених ворогом, на яких ворог розмістив ремонтні бази длясвоєї військової техніки або робить картинку, що начебто все нормально. Всіпідприємства захоплені", - сказав Федоров.</text:p>
      <text:p text:style-name="P4">
За його словами, є випадки розграбування підприємств. Ворог викрадаєустаткування, вивозить складські запаси. Як приклад Федоров навівмашинобудівне та ливарне підприємство у с. Обільному поблизу <text:a xlink:type="simple" xlink:href="https://www.ukrinform.ua/tag-melitopol" text:style-name="Internet_20_link" text:visited-style-name="Visited_20_Internet_20_Link">
</text:a>
 . "Нині воно повністю розграбоване",- сказав він.</text:p>
      <text:p text:style-name="P4">
<text:span text:style-name="T4">
Читайте також:</text:span>
 <text:a xlink:type="simple" xlink:href="https://www.ukrinform.ua/rubric-regions/3705113-na-okupovanih-teritoriah-zaporizza-zaboronili-prodaz-alkogolu.html" text:style-name="Internet_20_link" text:visited-style-name="Visited_20_Internet_20_Link">
 <text:span text:style-name="T4">
Запоріжжя</text:span>
 </text:a>
</text:p>
      <text:p text:style-name="P4">
Як повідомлялося, армія рф за добу обстріляла 18 населених пунктів Запорізькоїобласті, у <text:a xlink:type="simple" xlink:href="https://www.ukrinform.ua/rubric-regions/3708914-na-zaporizzi-armia-rf-obstrilala-18-naselenih-punktiv-poranenij-colovik.html" text:style-name="Internet_20_link" text:visited-style-name="Visited_20_Internet_20_Link">
 </text:a>
 зазнавпоранень 64-річний чоловік.</text:p>
      <text:p text:style-name="P4">
Source: <text:a xlink:type="simple" xlink:href="https://www.ukrinform.ua/rubric-economy/3709009-na-okupovanij-castini-zaporizza-90-pidpriemstv-ne-pracuut-fedorov.html" text:style-name="Internet_20_link" text:visited-style-name="Visited_20_Internet_20_Link">
https://www.ukrinform.ua/rubric-economy/3709009-na-okupovanij-castini-zaporizza-90-pidpriemstv-ne-pracuut-fedorov.html</text:a>
</text:p>
      <!--NEWS-->
      <text:h text:style-name="P10" text:outline-level="1">
<text:span text:style-name="T4">
Donetsk Oblast(19:03). Red Alert: aerial threat. Sirens sounding. Take cover now!</text:span>
</text:h>
      <text:p text:style-name="P4">
Authors: liveuamap (Language: en)</text:p>
      <text:p text:style-name="P4">
Time: 2023-05-14T13:05:00</text:p>
      <text:p text:style-name="P4">
Location: Donetsk Oblast (Latitude:48.72858 Longtitude:37.57692)</text:p>
      <text:p text:style-name="P4">
Videos: []</text:p>
      <text:p text:style-name="P4">
Images: []</text:p>
      <text:p text:style-name="P4">
Tags: ["Europe", "Central and Eastern Europe"]</text:p>
      <text:p text:style-name="P4">
ID: 22562850</text:p>
      <!--METADATA-->
      <text:p text:style-name="P4">
Donetsk Oblast(19:03). Red Alert: aerial threat. Sirens sounding. Take covernow!</text:p>
      <text:p text:style-name="P4">
News Collection Link: <text:a xlink:type="simple" xlink:href="https://liveuamap.com/en/2023/14-may-donetsk-oblast1903-red-alert-aerial-thg" text:style-name="Internet_20_link" text:visited-style-name="Visited_20_Internet_20_Link">
https://liveuamap.com/en/2023/14-may-donetsk-oblast1903-red-alert-aerial-thg</text:a>
</text:p>
      <text:p text:style-name="P4">
Source: <text:a xlink:type="simple" xlink:href="https://t.me/air_alert_ua/45343" text:style-name="Internet_20_link" text:visited-style-name="Visited_20_Internet_20_Link">
https://t.me/air_alert_ua/45343</text:a>
</text:p>
      <!--NEWS-->
      <text:h text:style-name="P10" text:outline-level="1">
<text:span text:style-name="T4">
Марта Костюк зіграє два матчі поспіль на турнірі WTA у Римі</text:span>
</text:h>
      <text:p text:style-name="P4">
Authors: Ukrinform (Person)</text:p>
      <text:p text:style-name="P4">
Publisher: Укринформ (Organization)</text:p>
      <text:p text:style-name="P4">
Published Time: 2023-05-14T13:18:23+03:00</text:p>
      <text:p text:style-name="P4">
Modified Time: 2023-05-14T13:18:23+03:00</text:p>
      <text:p text:style-name="P4">
Description: Перша «ракетка» України Марта Костюк продовжує виступ на грунтовому турнірі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4059494-655.jpg" text:style-name="Internet_20_link" text:visited-style-name="Visited_20_Internet_20_Link">
630_360_16840...</text:a>
"]</text:p>
      <text:p text:style-name="P4">
Tags: ['Теніс', 'Марта Костюк']</text:p>
      <text:p text:style-name="P4">
Type: Article</text:p>
      <!--METADATA-->
      <text:p text:style-name="P4">
<draw:frame draw:style-name="fr1" draw:name="Image125" text:anchor-type="as-char" svg:width="6.9236in" svg:height="3.956343in" draw:z-index="0">
<draw:image xlink:href="../Images/yкринформ/2023-05-14T13-18-23-03-00/630_360_1684059494-655.jpg" xlink:type="simple" xlink:show="embed" xlink:actuate="onLoad" draw:mime-type="image/jpeg"/>
</draw:frame>
 Перша«ракетка» України Марта Костюк продовжує виступ на грунтовому турнірі Жіночоїтенісної асоціації (WTA) - Internazionali BNL d’Italia - у Римі (Італія) зпризовим фондом $3,5 млн.</text:p>
      <text:p text:style-name="P4">
Посіяна під 32-м номером Костюк у третьому колі одиночного розряду сьогоднізійдеться з іспанкою Паулою Бадосою, а у другому раунді парної сітки разом зрумункою Єленою-Габріелою Русе зустрінеться з третім номером «посіву» ДезеріКравчик (США) - Демі Схурс (Нідерланди), передає Укрінформ.</text:p>
      <text:p text:style-name="P4">
Як повідомлялося, Леся Цуренко за вихід до 1/8 фіналу зіграє з першою«ракеткою» світу Ігою Швьонтек з Польщі, а Ангеліна Калініна протистоятимепереможниці матчу білоруски Вікторії Азаренко (14) та американки Медісон Кіз(19).</text:p>
      <text:p text:style-name="P4">
<text:span text:style-name="T4">
Читайте також:</text:span>
 <text:a xlink:type="simple" xlink:href="https://www.ukrinform.ua/rubric-sports/3708381-ukrainka-kostuk-zdolala-lu-u-drugomu-koli-turniru-wta-1000-v-rimi.html" text:style-name="Internet_20_link" text:visited-style-name="Visited_20_Internet_20_Link">
 </text:a>
</text:p>
      <text:p text:style-name="P4">
Турнір в італійській столиці триватиме до 21 травня.</text:p>
      <text:p text:style-name="P4">
Фото: Getty Images/Global Images Ukraine.</text:p>
      <text:p text:style-name="P4">
Source: <text:a xlink:type="simple" xlink:href="https://www.ukrinform.ua/rubric-sports/3709015-marta-kostuk-zigrae-dva-matci-pospil-na-turniri-wta-u-rimi.html" text:style-name="Internet_20_link" text:visited-style-name="Visited_20_Internet_20_Link">
https://www.ukrinform.ua/rubric-sports/3709015-marta-kostuk-zigrae-dva-matci-pospil-na-turniri-wta-u-rimi.html</text:a>
</text:p>
      <!--NEWS-->
      <text:h text:style-name="P10" text:outline-level="1">
<text:span text:style-name="T4">
Шольц оголосив про виділення Україні нового пакета військової допомоги</text:span>
</text:h>
      <text:p text:style-name="P4">
Authors: Ukrinform (Person)</text:p>
      <text:p text:style-name="P4">
Publisher: Укринформ (Organization)</text:p>
      <text:p text:style-name="P4">
Published Time: 2023-05-14T13:19:00+03:00</text:p>
      <text:p text:style-name="P4">
Modified Time: 2023-05-14T13:19:00+03:00</text:p>
      <text:p text:style-name="P4">
Description: Німеччина надає Україні пакет військової допомоги вартістю 2,7 млрд євро, який допоможе українцям ефективно захищатися від агресора. — Укрінформ.</text:p>
      <text:p text:style-name="P4">
Images: ["<text:a xlink:type="simple" xlink:href="https://static.ukrinform.com/photos/2023_05/thumb_files/630_360_1684059939-177.jpg" text:style-name="Internet_20_link" text:visited-style-name="Visited_20_Internet_20_Link">
630_360_16840...</text:a>
"]</text:p>
      <text:p text:style-name="P4">
Tags: ['Україна', 'Зброя', 'Шольц', 'Війна з росією']</text:p>
      <text:p text:style-name="P4">
Type: Article</text:p>
      <!--METADATA-->
      <text:p text:style-name="P4">
<draw:frame draw:style-name="fr1" draw:name="Image126" text:anchor-type="as-char" svg:width="6.9236in" svg:height="3.956343in" draw:z-index="0">
<draw:image xlink:href="../Images/yкринформ/2023-05-14T13-19-00-03-00/630_360_1684059939-177.jpg" xlink:type="simple" xlink:show="embed" xlink:actuate="onLoad" draw:mime-type="image/jpeg"/>
</draw:frame>
 Німеччинанадає Україні пакет військової допомоги вартістю 2,7 млрд євро, який допоможеукраїнцям ефективно захищатися від агресора.</text:p>
      <text:p text:style-name="P4">
Про це заявив Федеральний канцлер ФРН Шольц на спільній з Президентом УкраїниВолодимиром Зеленським пресконференції у Берліні, повідомляє кореспондентУкрінформу.</text:p>
      <text:p text:style-name="P4">
«Ми надаємо дуже сучасні, дуже ефективні, якісні озброєння, які допомагаютьвам захищатися…. Ми не зупиняємося. Щойно ми вирішили надати новий пакет на2,7 млрд євро», - сказав Шольц.</text:p>
      <text:p text:style-name="P4">
Він зазначив, що новий пакет включає додаткові бойові машини піхоти Marder,танки Leopard 1, зенітні комплекси Gepard, комплекси ППО Iris-T тощо.</text:p>
      <text:p text:style-name="P4">
Загалом, за словами канцлера, <text:a xlink:type="simple" xlink:href="https://www.ukrinform.ua/tag-nimeccina" text:style-name="Internet_20_link" text:visited-style-name="Visited_20_Internet_20_Link">
 </text:a>
 відпочатку війни надала Україні підтримку на суму близько 17 млрд євро. Вінзапевнив, що гуманітарна, фінансова, економічна та військова підтримкатриватиме «стільки, скільки буде потрібно».</text:p>
      <text:p text:style-name="P4">
Канцлер додав, що партнери готові підтримувати Україну довго, і це меседж длямоскви.</text:p>
      <text:p text:style-name="P4">
Він підкреслив, що росія має забрати свої війська з території України,підкреслив він.</text:p>
      <text:p text:style-name="P4">
Шольц також заявив, що Німеччина разом з партнерами опікуватимуться тим, щобиросійські агресори постали перед судом.</text:p>
      <text:p text:style-name="P4">
«Винні мають бути притягнуті до відповідальності», - підкреслив канцлер.</text:p>
      <text:p text:style-name="P4">
Він також наголосив, що імперські плани та ідеї президента рф путіна єзагрозою для всіх.</text:p>
      <text:p text:style-name="P4">
_Відео:<text:a xlink:type="simple" xlink:href="https://t.me/V_Zelenskiy_official/6224" text:style-name="Internet_20_link" text:visited-style-name="Visited_20_Internet_20_Link">
 </text:a>
 _</text:p>
      <text:p text:style-name="P4">
Зеленський подякував Німеччині за допомогу.</text:p>
      <text:p text:style-name="P4">
"Дякую Німеччині за найбільший пакет військової допомоги від початкуповномасштабного російського вторгнення. Німецькі системи ППО, артилерія,танки та БМП рятують українські життя й наближають нас до перемоги. Німеччина– надійний союзник. Разом наближаємо мир", - написав Президент у <text:a xlink:type="simple" xlink:href="https://t.me/V_Zelenskiy_official/6222" text:style-name="Internet_20_link" text:visited-style-name="Visited_20_Internet_20_Link">
</text:a>
 .</text:p>
      <text:p text:style-name="P4">
<text:span text:style-name="T4">
Читайте також:</text:span>
 <text:a xlink:type="simple" xlink:href="https://www.ukrinform.ua/rubric-ato/3707970-polsa-peredala-ukraini-vze-14-litakiv-mig29-i-ponad-300-tankiv.html" text:style-name="Internet_20_link" text:visited-style-name="Visited_20_Internet_20_Link">
 </text:a>
</text:p>
      <text:p text:style-name="P4">
Як повідомлялось, Президент України відвідує Німеччину вперше після початкуповномасштабної війни.</text:p>
      <text:p text:style-name="P4">
Source: <text:a xlink:type="simple" xlink:href="https://www.ukrinform.ua/rubric-ato/3709018-solc-ogolosiv-pro-vidilenna-ukraini-novogo-paketa-vijskovoi-dopomogi.html" text:style-name="Internet_20_link" text:visited-style-name="Visited_20_Internet_20_Link">
https://www.ukrinform.ua/rubric-ato/3709018-solc-ogolosiv-pro-vidilenna-ukraini-novogo-paketa-vijskovoi-dopomogi.html</text:a>
</text:p>
      <!--NEWS-->
      <text:h text:style-name="P10" text:outline-level="1">
<text:span text:style-name="T4">
Зеленський про необхідну кількість зброї для контрнаступу: «Ще кілька візитів, і все»</text:span>
</text:h>
      <text:p text:style-name="P4">
Authors: Ukrinform (Person)</text:p>
      <text:p text:style-name="P4">
Publisher: Укринформ (Organization)</text:p>
      <text:p text:style-name="P4">
Published Time: 2023-05-14T13:21:00+03:00</text:p>
      <text:p text:style-name="P4">
Modified Time: 2023-05-14T13:21:00+03:00</text:p>
      <text:p text:style-name="P4">
Description: Президент Володимир Зеленський заявив, що для накопичення необхідної кількості зброї для просування українського війська він має здійснити ще кілька візитів. — Укрінформ.</text:p>
      <text:p text:style-name="P4">
Images: ["<text:a xlink:type="simple" xlink:href="https://static.ukrinform.com/photos/2023_05/thumb_files/630_360_1684060730-893.jpg" text:style-name="Internet_20_link" text:visited-style-name="Visited_20_Internet_20_Link">
630_360_16840...</text:a>
"]</text:p>
      <text:p text:style-name="P4">
Tags: ['Зброя', 'Зеленський', 'Шольц', 'Війна з росією']</text:p>
      <text:p text:style-name="P4">
Type: Article</text:p>
      <!--METADATA-->
      <text:p text:style-name="P4">
<draw:frame draw:style-name="fr1" draw:name="Image127" text:anchor-type="as-char" svg:width="6.9236in" svg:height="3.956343in" draw:z-index="0">
<draw:image xlink:href="../Images/yкринформ/2023-05-14T13-21-00-03-00/630_360_1684060730-893.jpg" xlink:type="simple" xlink:show="embed" xlink:actuate="onLoad" draw:mime-type="image/jpeg"/>
</draw:frame>
 ПрезидентВолодимир Зеленський заявив, що для накопичення необхідної кількості зброї дляпросування українського війська він має здійснити ще кілька візитів.</text:p>
      <text:p text:style-name="P4">
Про це він сказав під час пресконференції з Федеральним канцлером НімеччиниОлафом Шольцом, повідомляє кореспондент Укрінформу.</text:p>
      <text:p text:style-name="P4">
На запитання, чи достатньо Україна отримала <text:a xlink:type="simple" xlink:href="https://www.ukrinform.ua/tag-zbroa" text:style-name="Internet_20_link" text:visited-style-name="Visited_20_Internet_20_Link">
 </text:a>
 для просування армії вперед, глава держави відповів: «Ще кількавізитів, і все».</text:p>
      <text:p text:style-name="P4">
<text:span text:style-name="T4">
Читайте також:</text:span>
 <text:a xlink:type="simple" xlink:href="https://www.ukrinform.ua/rubric-polytics/3708995-zelenskij-obgovoriv-zi-stajnmaerom-intensivnu-spivpracu-miz-krainami.html" text:style-name="Internet_20_link" text:visited-style-name="Visited_20_Internet_20_Link">
 <text:span text:style-name="T4">
Зеленський</text:span>
 </text:a>
</text:p>
      <text:p text:style-name="P4">
Як повідомлялося, Президент <text:a xlink:type="simple" xlink:href="https://www.ukrinform.ua/rubric-polytics/3708875-zelenskij-pribuv-z-vizitom-do-berlina.html" text:style-name="Internet_20_link" text:visited-style-name="Visited_20_Internet_20_Link">
 </text:a>
 Напередодні главадержави відвідав Італію.</text:p>
      <text:p text:style-name="P4">
Source: <text:a xlink:type="simple" xlink:href="https://www.ukrinform.ua/rubric-ato/3709017-zelenskij-pro-neobhidnu-kilkist-zbroi-dla-kontrnastupu-se-kilka-vizitiv-i-vse.html" text:style-name="Internet_20_link" text:visited-style-name="Visited_20_Internet_20_Link">
https://www.ukrinform.ua/rubric-ato/3709017-zelenskij-pro-neobhidnu-kilkist-zbroi-dla-kontrnastupu-se-kilka-vizitiv-i-vse.html</text:a>
</text:p>
      <!--NEWS-->
      <text:h text:style-name="P10" text:outline-level="1">
<text:span text:style-name="T4">
Єрмак обговорив з радником Президента США ситуацію на фронті</text:span>
</text:h>
      <text:p text:style-name="P4">
Authors: Ukrinform (Person)</text:p>
      <text:p text:style-name="P4">
Publisher: Укринформ (Organization)</text:p>
      <text:p text:style-name="P4">
Published Time: 2023-05-14T13:24:00+03:00</text:p>
      <text:p text:style-name="P4">
Modified Time: 2023-05-14T13:24:00+03:00</text:p>
      <text:p text:style-name="P4">
Description: Керівник Офісу Президента Андрій Єрмак провів телефонну розмову з радником Президента Сполучених Штатів Америки з питань національної безпеки Джейком Салліваном, під час якої обговорили поточну ситуацію на фронті та актуальні дії сил оборони України з деокупації територій.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США', 'Єрмак', 'Офіс Президента', 'Війна з росією']</text:p>
      <text:p text:style-name="P4">
Type: Article</text:p>
      <!--METADATA-->
      <text:p text:style-name="P4">
<draw:frame draw:style-name="fr1" draw:name="Image128" text:anchor-type="as-char" svg:width="6.9236in" svg:height="3.956343in" draw:z-index="0">
<draw:image xlink:href="../Images/yкринформ/2023-05-14T13-24-00-03-00/630_360_1678262274-371.jpeg" xlink:type="simple" xlink:show="embed" xlink:actuate="onLoad" draw:mime-type="image/jpeg"/>
</draw:frame>
 КерівникОфісу Президента Андрій Єрмак провів телефонну розмову з радником ПрезидентаСполучених Штатів Америки з питань національної безпеки Джейком Салліваном,під час якої обговорили поточну ситуацію на фронті та актуальні дії силоборони України з деокупації територій.</text:p>
      <text:p text:style-name="P4">
Про це повідомляє <text:a xlink:type="simple" xlink:href="https://www.president.gov.ua/news/u-mezhah-postijnogo-dialogu-iz-soyuznikami-andrij-yermak-u-r-82873" text:style-name="Internet_20_link" text:visited-style-name="Visited_20_Internet_20_Link">
 </text:a>
 , передає Укрінформ.</text:p>
      <text:p text:style-name="P4">
"Перебуваючи в Італії у складі офіційної делегації України, керівник ОфісуПрезидента Андрій Єрмак за дорученням глави держави провів телефонну розмову зрадником Президента <text:a xlink:type="simple" xlink:href="https://www.ukrinform.ua/tag-ssa" text:style-name="Internet_20_link" text:visited-style-name="Visited_20_Internet_20_Link">
 </text:a>
 з питаньнаціональної безпеки Джейком Салліваном. У межах постійного діалогу ізсоюзниками американську сторону було поінформовано про поточну ситуацію наполі бою з російськими загарбниками та про актуальні дії сил оборони України здеокупації наших територій", - йдеться у повідомленні.</text:p>
      <text:p text:style-name="P4">
Сторони також обговорили забезпечення єдності й підтримки України впротистоянні російській агресії під час зустрічі «Групи семи», яка відбудетьсяв середині травня в японському місті Хіросімі.</text:p>
      <text:p text:style-name="P4">
<text:span text:style-name="T4">
Читайте також:</text:span>
 <text:a xlink:type="simple" xlink:href="https://www.ukrinform.ua/rubric-polytics/3705259-ermak-obgovoriv-iz-poslom-aponii-prodovzenna-spivpraci.html" text:style-name="Internet_20_link" text:visited-style-name="Visited_20_Internet_20_Link">
 </text:a>
</text:p>
      <text:p text:style-name="P4">
Єрмак подякував американській стороні за потужне лідерство в підтримці нашоїкраїни та поверненні справедливого миру на Європейський континент.</text:p>
      <text:p text:style-name="P4">
Як <text:a xlink:type="simple" xlink:href="https://www.ukrinform.ua/rubric-polytics/3704059-ermak-obgovoriv-z-italijskim-ministrom-prodovzenna-pidtrimki-ukraini.html" text:style-name="Internet_20_link" text:visited-style-name="Visited_20_Internet_20_Link">
 </text:a>
 , керівник ОфісуПрезидента Андрій Єрмак обговорив з міністром підприємств і виробництва ІталіїАдольфо Урсо розвиток економічної співпраці між країнами.</text:p>
      <text:p text:style-name="P4">
<text:span text:style-name="T5">
Фото: ОП</text:span>
</text:p>
      <text:p text:style-name="P4">
Source: <text:a xlink:type="simple" xlink:href="https://www.ukrinform.ua/rubric-polytics/3709020-ermak-obgovoriv-z-radnikom-prezidenta-ssa-situaciu-na-fronti.html" text:style-name="Internet_20_link" text:visited-style-name="Visited_20_Internet_20_Link">
https://www.ukrinform.ua/rubric-polytics/3709020-ermak-obgovoriv-z-radnikom-prezidenta-ssa-situaciu-na-fronti.html</text:a>
</text:p>
      <!--NEWS-->
      <text:h text:style-name="P10" text:outline-level="1">
<text:span text:style-name="T4">
Терористи обстріляли фермерів у Буркіна-Фасо - 33 загиблих</text:span>
</text:h>
      <text:p text:style-name="P4">
Authors: Ukrinform (Person)</text:p>
      <text:p text:style-name="P4">
Publisher: Укринформ (Organization)</text:p>
      <text:p text:style-name="P4">
Published Time: 2023-05-14T13:35:00+03:00</text:p>
      <text:p text:style-name="P4">
Modified Time: 2023-05-14T13:35:00+03:00</text:p>
      <text:p text:style-name="P4">
Description: Озброєні люди обстріляли фермерів, які вирощують овочі в регіоні Буркіна-Фасо, внаслідок чого загинуло щонайменше 33 особи. — Укрінформ.</text:p>
      <text:p text:style-name="P4">
Images: ["<text:a xlink:type="simple" xlink:href="https://static.ukrinform.com/photos/2023_05/thumb_files/630_360_1684061346-180.jpg" text:style-name="Internet_20_link" text:visited-style-name="Visited_20_Internet_20_Link">
630_360_16840...</text:a>
"]</text:p>
      <text:p text:style-name="P4">
Tags: ['Тероризм', 'Загибель', 'Фермер', 'Буркіна-Фасо ']</text:p>
      <text:p text:style-name="P4">
Type: Article</text:p>
      <!--METADATA-->
      <text:p text:style-name="P4">
<draw:frame draw:style-name="fr1" draw:name="Image129" text:anchor-type="as-char" svg:width="6.9236in" svg:height="3.956343in" draw:z-index="0">
<draw:image xlink:href="../Images/yкринформ/2023-05-14T13-35-00-03-00/630_360_1684061346-180.jpg" xlink:type="simple" xlink:show="embed" xlink:actuate="onLoad" draw:mime-type="image/jpeg"/>
</draw:frame>
 Озброєнілюди обстріляли фермерів, які вирощують овочі в регіоні Буркіна-Фасо,внаслідок чого загинуло щонайменше 33 особи.</text:p>
      <text:p text:style-name="P4">
Як передає Укрінформ, про це повідомляє <text:a xlink:type="simple" xlink:href="https://www.24newshd.tv/14-May-2023/33-civilians-killed-in-burkina-faso-terrorist-attack" text:style-name="Internet_20_link" text:visited-style-name="Visited_20_Internet_20_Link">
</text:a>
 .</text:p>
      <text:p text:style-name="P4">
Губернатор Бабо П'єр Бассінга заявив, що напад на фермерів стався у четверввечері.</text:p>
      <text:p text:style-name="P4">
"Село Юлу в департаменті Шеріба провінції Мухун зазнало боягузливого іварварського терористичного нападу. Нападники обстріляли мирних жителів, якізаймалися сільським господарством вздовж річки. Попередня кількість <text:a xlink:type="simple" xlink:href="https://www.ukrinform.ua/tag-zagibel" text:style-name="Internet_20_link" text:visited-style-name="Visited_20_Internet_20_Link">
</text:a>
 становить 33 людини", - сказав він.</text:p>
      <text:p text:style-name="P4">
Місцеві джерела також повідомили, що озброєні нападники на мотоциклах відкрилихаотичний вогонь по фермерах.</text:p>
      <text:p text:style-name="P4">
<text:span text:style-name="T4">
Читайте також:</text:span>
 <text:a xlink:type="simple" xlink:href="https://www.ukrinform.ua/rubric-world/3696714-u-burkinafaso-napali-na-vijskovih-40-vbitih-i-33-poranenih.html" text:style-name="Internet_20_link" text:visited-style-name="Visited_20_Internet_20_Link">
 <text:span text:style-name="T4">
Буркіна</text:span>
 <text:span text:style-name="T4">
Фасо</text:span>
 </text:a>
</text:p>
      <text:p text:style-name="P4">
Зазначається, що з березня у восьми з 13 регіонів Буркіна-Фасо дієнадзвичайний стан.</text:p>
      <text:p text:style-name="P4">
Як повідомляв <text:a xlink:type="simple" xlink:href="https://www.ukrinform.ua/rubric-world/3702070-u-burkinafaso-vnaslidok-napadu-na-vijskovij-zagin-zaginuli-33-soldati.html" text:style-name="Internet_20_link" text:visited-style-name="Visited_20_Internet_20_Link">
 </text:a>
 , на сходіБуркіна-Фасо внаслідок нападу на військовий пост загинули 33 солдати.</text:p>
      <text:p text:style-name="P4">
<text:span text:style-name="T5">
Фото: DW</text:span>
</text:p>
      <text:p text:style-name="P4">
Source: <text:a xlink:type="simple" xlink:href="https://www.ukrinform.ua/rubric-world/3709031-teroristi-obstrilali-fermeriv-u-burkinafaso-33-zagiblih.html" text:style-name="Internet_20_link" text:visited-style-name="Visited_20_Internet_20_Link">
https://www.ukrinform.ua/rubric-world/3709031-teroristi-obstrilali-fermeriv-u-burkinafaso-33-zagiblih.html</text:a>
</text:p>
      <!--NEWS-->
      <text:h text:style-name="P10" text:outline-level="1">
<text:span text:style-name="T4">
Енергетики повернули світло ще у два населені пункти Херсонщини</text:span>
</text:h>
      <text:p text:style-name="P4">
Authors: Ukrinform (Person)</text:p>
      <text:p text:style-name="P4">
Publisher: Укринформ (Organization)</text:p>
      <text:p text:style-name="P4">
Published Time: 2023-05-14T13:41:00+03:00</text:p>
      <text:p text:style-name="P4">
Modified Time: 2023-05-14T13:41:00+03:00</text:p>
      <text:p text:style-name="P4">
Description: Енергетики відновили електропостачання у двох населених пунктах Бериславського району Херсонської області. — Укрінформ.</text:p>
      <text:p text:style-name="P4">
Images: ["<text:a xlink:type="simple" xlink:href="https://static.ukrinform.com/photos/2023_04/thumb_files/630_360_1682749637-690.jpg" text:style-name="Internet_20_link" text:visited-style-name="Visited_20_Internet_20_Link">
630_360_16827...</text:a>
"]</text:p>
      <text:p text:style-name="P4">
Tags: ['Електроенергія', 'Херсонщина']</text:p>
      <text:p text:style-name="P4">
Type: Article</text:p>
      <!--METADATA-->
      <text:p text:style-name="P4">
<draw:frame draw:style-name="fr1" draw:name="Image130" text:anchor-type="as-char" svg:width="6.9236in" svg:height="3.956343in" draw:z-index="0">
<draw:image xlink:href="../Images/yкринформ/2023-05-14T13-41-00-03-00/630_360_1682749637-690.jpg" xlink:type="simple" xlink:show="embed" xlink:actuate="onLoad" draw:mime-type="image/jpeg"/>
</draw:frame>
 Енергетикивідновили електропостачання у двох населених пунктах Бериславського районуХерсонської області.</text:p>
      <text:p text:style-name="P4">
Про це повідомила Херсонська ОВА у <text:a xlink:type="simple" xlink:href="https://t.me/khersonskaODA/5832" text:style-name="Internet_20_link" text:visited-style-name="Visited_20_Internet_20_Link">
 </text:a>
 ,передає Укрінформ.</text:p>
      <text:p text:style-name="P4">
Як зазначається, у селі Дмитренка до мережі підʼєднали 14 абонентів, уЗеленому Гаю – 23.</text:p>
      <text:p text:style-name="P4">
До робіт були задіяні 75 чоловік та 29 одиниць техніки.</text:p>
      <text:p text:style-name="P4">
За інформацією ОВА, минулої доби енергетики виконували аварійно-відновлювальніроботи на лініях, що живлять Берислав, Благодатівку, Зелений Гай та Посад-Покровське.</text:p>
      <text:p text:style-name="P4">
<text:span text:style-name="T4">
Читайте також:</text:span>
 <text:a xlink:type="simple" xlink:href="https://www.ukrinform.ua/rubric-ato/3708837-rosiani-za-dobu-obstrilali-cotiri-gromadi-sumsini-zagalom-65-vibuhiv.html" text:style-name="Internet_20_link" text:visited-style-name="Visited_20_Internet_20_Link">
 <text:span text:style-name="T4">
Сумщини</text:span>
 </text:a>
</text:p>
      <text:p text:style-name="P4">
Як повідомлялося, російські війська за минулу добу <text:a xlink:type="simple" xlink:href="https://www.ukrinform.ua/rubric-regions/3708904-vijska-rf-za-dobu-90-raziv-obstrilali-hersonsinu-poraneni-sestero-civilnih.html" text:style-name="Internet_20_link" text:visited-style-name="Visited_20_Internet_20_Link">
</text:a>
 з артилерії, РСЗВ,мінометів, танків, безпілотників та авіації.</text:p>
      <text:p text:style-name="P4">
<text:span text:style-name="T5">
Фото: Олег Синєгубов</text:span>
</text:p>
      <text:p text:style-name="P4">
Source: <text:a xlink:type="simple" xlink:href="https://www.ukrinform.ua/rubric-vidbudova/3709028-energetiki-vidnovili-elektropostacanna-se-u-dvoh-naselenih-punktah-hersonsini.html" text:style-name="Internet_20_link" text:visited-style-name="Visited_20_Internet_20_Link">
https://www.ukrinform.ua/rubric-vidbudova/3709028-energetiki-vidnovili-elektropostacanna-se-u-dvoh-naselenih-punktah-hersonsini.html</text:a>
</text:p>
      <!--NEWS-->
      <text:h text:style-name="P10" text:outline-level="1">
<text:span text:style-name="T4">
Уже цьогоріч можна завдати росії незворотної поразки – Зеленський</text:span>
</text:h>
      <text:p text:style-name="P4">
Authors: Ukrinform (Person)</text:p>
      <text:p text:style-name="P4">
Publisher: Укринформ (Organization)</text:p>
      <text:p text:style-name="P4">
Published Time: 2023-05-14T13:43:01+03:00</text:p>
      <text:p text:style-name="P4">
Modified Time: 2023-05-14T13:43:01+03:00</text:p>
      <text:p text:style-name="P4">
Description: Президент Володимир Зеленський заявив, що вже цього року можна зробити поразку росії незворотною. — Укрінформ.</text:p>
      <text:p text:style-name="P4">
Images: ["<text:a xlink:type="simple" xlink:href="https://static.ukrinform.com/photos/2023_05/thumb_files/630_360_1684060752-598.jpg" text:style-name="Internet_20_link" text:visited-style-name="Visited_20_Internet_20_Link">
630_360_16840...</text:a>
"]</text:p>
      <text:p text:style-name="P4">
Tags: ['Зеленський', 'Шольц', 'Війна з росією']</text:p>
      <text:p text:style-name="P4">
Type: Article</text:p>
      <!--METADATA-->
      <text:p text:style-name="P4">
<draw:frame draw:style-name="fr1" draw:name="Image131" text:anchor-type="as-char" svg:width="6.9236in" svg:height="3.956343in" draw:z-index="0">
<draw:image xlink:href="../Images/yкринформ/2023-05-14T13-43-01-03-00/630_360_1684060752-598.jpg" xlink:type="simple" xlink:show="embed" xlink:actuate="onLoad" draw:mime-type="image/jpeg"/>
</draw:frame>
 ПрезидентВолодимир Зеленський заявив, що вже цього року можна зробити поразку росіїнезворотною.</text:p>
      <text:p text:style-name="P4">
Про це він сказав під час спільної пресконференції з Федеральним канцлеромНімеччини Олафом Шольцом, повідомляє кореспондент Укрінформу.</text:p>
      <text:p text:style-name="P4">
«Час для дій саме зараз. Ми всі хочемо, щоб ця війна нарешті закінчилась, алезакінчилась справедливим і чесним миром. Україна і вся Європа мають бутивільними. Наша безпека і територіальна цілісність так само, як і безпека татериторіальна цілісність усіх народів Європи мають бути гарантовані. Самезараз час, щоб ми цього року визначали завершення цієї війни. Вже цього рокуми можемо зробити поразку агресора незворотною», - сказав Президент.</text:p>
      <text:p text:style-name="P4">
Крім того, він подякував Німеччині за допомогу нашій країні.</text:p>
      <text:p text:style-name="P4">
«Чим більше буде співпраці між нами саме заради миру, чим більше Німеччинабуде лідером у захисті саме миру, тим більше буде стабільності у міжнароднихвідносинах», - дода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709018-solc-ogolosiv-pro-vidilenna-ukraini-novogo-paketa-vijskovoi-dopomogi.html" text:style-name="Internet_20_link" text:visited-style-name="Visited_20_Internet_20_Link">
 <text:span text:style-name="T4">
Шольц</text:span>
 </text:a>
</text:p>
      <text:p text:style-name="P4">
Як повідомлялося, Президент Володимир Зеленський 14 травня перебуває з візитому Німеччині. Напередодні глава держави відвідав Італію.</text:p>
      <text:p text:style-name="P4">
Source: <text:a xlink:type="simple" xlink:href="https://www.ukrinform.ua/rubric-ato/3709026-uze-cogoric-mozna-zavdati-rosii-nezvorotnoi-porazki-zelenskij.html" text:style-name="Internet_20_link" text:visited-style-name="Visited_20_Internet_20_Link">
https://www.ukrinform.ua/rubric-ato/3709026-uze-cogoric-mozna-zavdati-rosii-nezvorotnoi-porazki-zelenskij.html</text:a>
</text:p>
      <!--NEWS-->
      <text:h text:style-name="P10" text:outline-level="1">
<text:span text:style-name="T4">
Kharkiv, Kharkivska Oblast(19:47). Red Alert: aerial threat. Sirens sounding. Take cover now!</text:span>
</text:h>
      <text:p text:style-name="P4">
Authors: liveuamap (Language: en)</text:p>
      <text:p text:style-name="P4">
Time: 2023-05-14T13:47:00</text:p>
      <text:p text:style-name="P4">
Location: Kharkiv (Latitude:49.98064 Longtitude:36.25333)</text:p>
      <text:p text:style-name="P4">
Videos: []</text:p>
      <text:p text:style-name="P4">
Images: []</text:p>
      <text:p text:style-name="P4">
Tags: ["Europe", "Central and Eastern Europe"]</text:p>
      <text:p text:style-name="P4">
ID: 22562857</text:p>
      <!--METADATA-->
      <text:p text:style-name="P4">
Kharkiv, Kharkivska Oblast(19:47). Red Alert: aerial threat. Sirens sounding.Take cover now!</text:p>
      <text:p text:style-name="P4">
News Collection Link: <text:a xlink:type="simple" xlink:href="https://liveuamap.com/en/2023/14-may-kharkiv-kharkivska-oblast1947-red-alerg" text:style-name="Internet_20_link" text:visited-style-name="Visited_20_Internet_20_Link">
https://liveuamap.com/en/2023/14-may-kharkiv-kharkivska-oblast1947-red-alerg</text:a>
</text:p>
      <text:p text:style-name="P4">
Source: <text:a xlink:type="simple" xlink:href="https://t.me/air_alert_ua/45345" text:style-name="Internet_20_link" text:visited-style-name="Visited_20_Internet_20_Link">
https://t.me/air_alert_ua/45345</text:a>
</text:p>
      <!--NEWS-->
      <text:h text:style-name="P10" text:outline-level="1">
<text:span text:style-name="T4">
Британія на саміті G7 закликатиме до посилення підтримки України</text:span>
</text:h>
      <text:p text:style-name="P4">
Authors: Ukrinform (Person)</text:p>
      <text:p text:style-name="P4">
Publisher: Укринформ (Organization)</text:p>
      <text:p text:style-name="P4">
Published Time: 2023-05-14T13:50:00+03:00</text:p>
      <text:p text:style-name="P4">
Modified Time: 2023-05-14T13:50:00+03:00</text:p>
      <text:p text:style-name="P4">
Description: Прем’єр-міністр Великої Британії Ріші Сунак під час поїздок наступного тижня до Японії та Ісландії просуватиме, зокрема, посилення підтримки України та розв’язання критичних глобальних викликів, зокрема нелегальної міграції. — Укрінформ.</text:p>
      <text:p text:style-name="P4">
Images: ["<text:a xlink:type="simple" xlink:href="https://static.ukrinform.com/photos/2022_11/thumb_files/630_360_1668506351-613.jpg" text:style-name="Internet_20_link" text:visited-style-name="Visited_20_Internet_20_Link">
630_360_16685...</text:a>
"]</text:p>
      <text:p text:style-name="P4">
Tags: ['Британія', 'Україна', 'Велика сімка', 'Війна з росією']</text:p>
      <text:p text:style-name="P4">
Type: Article</text:p>
      <!--METADATA-->
      <text:p text:style-name="P4">
<draw:frame draw:style-name="fr1" draw:name="Image132" text:anchor-type="as-char" svg:width="6.9236in" svg:height="3.956343in" draw:z-index="0">
<draw:image xlink:href="../Images/yкринформ/2023-05-14T13-50-00-03-00/630_360_1668506351-613.jpg" xlink:type="simple" xlink:show="embed" xlink:actuate="onLoad" draw:mime-type="image/jpeg"/>
</draw:frame>
 Прем’єр-міністр Великої Британії Ріші Сунак під час поїздок наступного тижня до Японіїта Ісландії просуватиме, зокрема, посилення підтримки України та розв’язаннякритичних глобальних викликів, зокрема нелегальної міграції.</text:p>
      <text:p text:style-name="P4">
Про це повідомляється на <text:a xlink:type="simple" xlink:href="https://www.gov.uk/government/news/pm-on-diplomatic-drive-to-push-uk-priorities-on-the-world-stage" text:style-name="Internet_20_link" text:visited-style-name="Visited_20_Internet_20_Link">
 </text:a>
 , передаєУкрінформ.</text:p>
      <text:p text:style-name="P4">
Як зазначається, під час візиту до Ісландії 16 травня <text:a xlink:type="simple" xlink:href="https://www.ukrinform.ua/tag-britania" text:style-name="Internet_20_link" text:visited-style-name="Visited_20_Internet_20_Link">
</text:a>
 прем’єр-міністр візьме участь усаміті Ради Європи, на якому обговорюватиме питання боротьби з нелегальноюміграцією та безпекову загрозу з боку росії.</text:p>
      <text:p text:style-name="P4">
Після цього Сунак вирушить до Японії, де візьме участь у саміті Групи семи(G7) у Хіросімі. Це буде перший візит британського прем’єр-міністра до цьогоміста.</text:p>
      <text:p text:style-name="P4">
<text:span text:style-name="T4">
Читайте також:</text:span>
 <text:a xlink:type="simple" xlink:href="https://www.ukrinform.ua/rubric-ato/3708372-zelenskij-obgovoriv-iz-sunakom-oboronnu-spivpracu-i-podakuvav-za-storm-shadow.html" text:style-name="Internet_20_link" text:visited-style-name="Visited_20_Internet_20_Link">
 <text:span text:style-name="T4">
Сунак</text:span>
 </text:a>
</text:p>
      <text:p text:style-name="P4">
У британському уряді зазначають, що на саміті G7 Сполучене Королівствонаполягатиме на більшій допомозі Україні, яка "готується до ескалаціївійськових дій проти росії".</text:p>
      <text:p text:style-name="P4">
Як повідомляв Укрінформ, держави Групи семи та ЄС планують заборонити імпортросійського газу на тих маршрутах, на яких рф раніше припинила постачання.</text:p>
      <text:p text:style-name="P4">
<text:span text:style-name="T5">
Фото: Getty Images</text:span>
</text:p>
      <text:p text:style-name="P4">
Source: <text:a xlink:type="simple" xlink:href="https://www.ukrinform.ua/rubric-polytics/3709035-britania-na-samiti-g7-zaklikatime-do-posilenna-pidtrimki-ukraini.html" text:style-name="Internet_20_link" text:visited-style-name="Visited_20_Internet_20_Link">
https://www.ukrinform.ua/rubric-polytics/3709035-britania-na-samiti-g7-zaklikatime-do-posilenna-pidtrimki-ukraini.html</text:a>
</text:p>
      <!--NEWS-->
      <text:h text:style-name="P10" text:outline-level="1">
<text:span text:style-name="T4">
Violent explosions reported in Kramatorsk district</text:span>
</text:h>
      <text:p text:style-name="P4">
Authors: liveuamap (Language: en)</text:p>
      <text:p text:style-name="P4">
Time: 2023-05-14T13:53:39</text:p>
      <text:p text:style-name="P4">
Location: Donetsk Oblast (Latitude:48.73355 Longtitude:37.55367)</text:p>
      <text:p text:style-name="P4">
Videos: []</text:p>
      <text:p text:style-name="P4">
Images: []</text:p>
      <text:p text:style-name="P4">
Tags: []</text:p>
      <text:p text:style-name="P4">
ID: 22562859</text:p>
      <!--METADATA-->
      <text:p text:style-name="P4">
Violent explosions reported in Kramatorsk district</text:p>
      <text:p text:style-name="P4">
News Collection Link: <text:a xlink:type="simple" xlink:href="https://liveuamap.com/en/2023/14-may-violent-explosions-reported-in-kramatorsk-district" text:style-name="Internet_20_link" text:visited-style-name="Visited_20_Internet_20_Link">
https://liveuamap.com/en/2023/14-may-violent-explosions-reported-in-kramatorsk-district</text:a>
</text:p>
      <text:p text:style-name="P4">
Source: <text:a xlink:type="simple" xlink:href="https://t.me/Donbas_Operativniy/39094" text:style-name="Internet_20_link" text:visited-style-name="Visited_20_Internet_20_Link">
https://t.me/Donbas_Operativniy/39094</text:a>
</text:p>
      <!--NEWS-->
      <text:h text:style-name="P10" text:outline-level="1">
<text:span text:style-name="T4">
Український дзюдоїст Цуркан виграв литовський етап Кубка Європи серед юніорів</text:span>
</text:h>
      <text:p text:style-name="P4">
Authors: Ukrinform (Person)</text:p>
      <text:p text:style-name="P4">
Publisher: Укринформ (Organization)</text:p>
      <text:p text:style-name="P4">
Published Time: 2023-05-14T13:54:00+03:00</text:p>
      <text:p text:style-name="P4">
Modified Time: 2023-05-14T13:54:00+03:00</text:p>
      <text:p text:style-name="P4">
Description: У Каунасі (Литва) завершився черговий етап Кубка Європи з дзюдо серед юніорів за участю 178 спортсменів із 16 країн. — Укрінформ.</text:p>
      <text:p text:style-name="P4">
Images: ["<text:a xlink:type="simple" xlink:href="https://static.ukrinform.com/photos/2023_05/thumb_files/630_360_1684061618-939.jpeg" text:style-name="Internet_20_link" text:visited-style-name="Visited_20_Internet_20_Link">
630_360_16840...</text:a>
"]</text:p>
      <text:p text:style-name="P4">
Tags: ['Дзюдо']</text:p>
      <text:p text:style-name="P4">
Type: Article</text:p>
      <!--METADATA-->
      <text:p text:style-name="P4">
<draw:frame draw:style-name="fr1" draw:name="Image133" text:anchor-type="as-char" svg:width="6.9236in" svg:height="3.956343in" draw:z-index="0">
<draw:image xlink:href="../Images/yкринформ/2023-05-14T13-54-00-03-00/630_360_1684061618-939.jpeg" xlink:type="simple" xlink:show="embed" xlink:actuate="onLoad" draw:mime-type="image/jpeg"/>
</draw:frame>
 У Каунасі(Литва) завершився черговий етап Кубка Європи з дзюдо серед юніорів за участю178 спортсменів із 16 країн.</text:p>
      <text:p text:style-name="P4">
Як інформує офіційний <text:a xlink:type="simple" xlink:href="https://www.ijf.org/competition/2484/standings" text:style-name="Internet_20_link" text:visited-style-name="Visited_20_Internet_20_Link">
</text:a>
 Міжнародноїфедерації дзюдо (IJF), збірна України здобула 3 нагороди, передає Укрінформ.</text:p>
      <text:p text:style-name="P4">
Переможцем змагань став одесит Ігор Цуркан, який виграв чотири сутички іздобув «золото» у ваговій категорії до 81 кг.</text:p>
      <text:p text:style-name="P4">
Бронзові медалі дісталися Яну Раскіну (66 кг) та Станіславу Корчемлюку (81кг).</text:p>
      <text:p text:style-name="P4">
<text:span text:style-name="T4">
Читайте також:</text:span>
 <text:a xlink:type="simple" xlink:href="https://www.ukrinform.ua/rubric-sports/3705876-ukraina-bojkotue-cempionat-svitu-z-dzudo-cerez-vistup-rosian-ta-bilorusiv.html" text:style-name="Internet_20_link" text:visited-style-name="Visited_20_Internet_20_Link">
 <text:span text:style-name="T4">
дзюдо</text:span>
 </text:a>
</text:p>
      <text:p text:style-name="P4">
Заключний етап Кубка Європи серед юніорів відбудеться 20-21 травня у Малазі(Іспанія).</text:p>
      <text:p text:style-name="P4">
Фото: ukrainejudo.com.</text:p>
      <text:p text:style-name="P4">
Source: <text:a xlink:type="simple" xlink:href="https://www.ukrinform.ua/rubric-sports/3709033-ukrainskij-dzudoist-curkan-vigrav-litovskij-etap-kubka-evropi-sered-unioriv.html" text:style-name="Internet_20_link" text:visited-style-name="Visited_20_Internet_20_Link">
https://www.ukrinform.ua/rubric-sports/3709033-ukrainskij-dzudoist-curkan-vigrav-litovskij-etap-kubka-evropi-sered-unioriv.html</text:a>
</text:p>
      <!--NEWS-->
      <text:h text:style-name="P10" text:outline-level="1">
<text:span text:style-name="T4">
Sumska Oblast, Zaporizka Oblast, Dnipro, Dnipropetrovska Oblast, Poltavska Oblast(19:53). Red...</text:span>
</text:h>
      <text:p text:style-name="P4">
Authors: liveuamap (Language: en)</text:p>
      <text:p text:style-name="P4">
Time: 2023-05-14T13:54:00</text:p>
      <text:p text:style-name="P4">
Location: Sumska Oblast (Latitude:51.00015 Longtitude:33.99897)</text:p>
      <text:p text:style-name="P4">
Videos: []</text:p>
      <text:p text:style-name="P4">
Images: []</text:p>
      <text:p text:style-name="P4">
Tags: ["Europe", "Central and Eastern Europe"]</text:p>
      <text:p text:style-name="P4">
ID: 22562860</text:p>
      <!--METADATA-->
      <text:p text:style-name="P4">
Sumska Oblast, Zaporizka Oblast, Dnipro, Dnipropetrovska Oblast, PoltavskaOblast(19:53). Red Alert: aerial threat. Sirens sounding. Take cover now!</text:p>
      <text:p text:style-name="P4">
News Collection Link: <text:a xlink:type="simple" xlink:href="https://liveuamap.com/en/2023/14-may-sumska-oblast-zaporizka-oblast-dnipro-g" text:style-name="Internet_20_link" text:visited-style-name="Visited_20_Internet_20_Link">
https://liveuamap.com/en/2023/14-may-sumska-oblast-zaporizka-oblast-dnipro-g</text:a>
</text:p>
      <text:p text:style-name="P4">
Source: <text:a xlink:type="simple" xlink:href="https://t.me/air_alert_ua/45349" text:style-name="Internet_20_link" text:visited-style-name="Visited_20_Internet_20_Link">
https://t.me/air_alert_ua/45349</text:a>
</text:p>
      <!--NEWS-->
      <text:h text:style-name="P10" text:outline-level="1">
<text:span text:style-name="T4">
У Північній Македонії вшанували пам’ять українського священника Олексія Моргуля</text:span>
</text:h>
      <text:p text:style-name="P4">
Authors: Ukrinform (Person)</text:p>
      <text:p text:style-name="P4">
Publisher: Укринформ (Organization)</text:p>
      <text:p text:style-name="P4">
Published Time: 2023-05-14T13:56:00+03:00</text:p>
      <text:p text:style-name="P4">
Modified Time: 2023-05-14T13:56:00+03:00</text:p>
      <text:p text:style-name="P4">
Description: Посольство України у Північній Македонії 13 травня долучилося до комеморативних заходів з вшанування пам’яті українського священника Олексія Моргуля (1887-1979), які відбулися у селі Пірава, що в муніципалітеті Валандово. — Укрінформ.</text:p>
      <text:p text:style-name="P4">
Images: ["<text:a xlink:type="simple" xlink:href="https://static.ukrinform.com/photos/2023_05/thumb_files/630_360_1684061411-242.jpg" text:style-name="Internet_20_link" text:visited-style-name="Visited_20_Internet_20_Link">
630_360_16840...</text:a>
", "<text:a xlink:type="simple" xlink:href="https://static.ukrinform.com/photos/2023_05/1684061441-425.jpg" text:style-name="Internet_20_link" text:visited-style-name="Visited_20_Internet_20_Link">
1684061441-42...</text:a>
", "<text:a xlink:type="simple" xlink:href="https://static.ukrinform.com/photos/2023_05/1684061454-368.jpg" text:style-name="Internet_20_link" text:visited-style-name="Visited_20_Internet_20_Link">
1684061454-36...</text:a>
", "<text:a xlink:type="simple" xlink:href="https://static.ukrinform.com/photos/2023_05/1684061717-157.jpg" text:style-name="Internet_20_link" text:visited-style-name="Visited_20_Internet_20_Link">
1684061717-15...</text:a>
", "<text:a xlink:type="simple" xlink:href="https://static.ukrinform.com/photos/2023_05/1684061483-589.jpg" text:style-name="Internet_20_link" text:visited-style-name="Visited_20_Internet_20_Link">
1684061483-58...</text:a>
", "<text:a xlink:type="simple" xlink:href="https://static.ukrinform.com/photos/2023_05/1684061508-937.jpg" text:style-name="Internet_20_link" text:visited-style-name="Visited_20_Internet_20_Link">
1684061508-93...</text:a>
", "<text:a xlink:type="simple" xlink:href="https://static.ukrinform.com/photos/2023_05/1684061684-352.jpg" text:style-name="Internet_20_link" text:visited-style-name="Visited_20_Internet_20_Link">
1684061684-35...</text:a>
"]</text:p>
      <text:p text:style-name="P4">
Tags: ['Церква', 'Діаспора', 'Посольство', 'Північна Македонія']</text:p>
      <text:p text:style-name="P4">
Type: Article</text:p>
      <!--METADATA-->
      <text:p text:style-name="P4">
<draw:frame draw:style-name="fr1" draw:name="Image134" text:anchor-type="as-char" svg:width="6.9236in" svg:height="3.956343in" draw:z-index="0">
<draw:image xlink:href="../Images/yкринформ/2023-05-14T13-56-00-03-00/630_360_1684061411-242.jpg" xlink:type="simple" xlink:show="embed" xlink:actuate="onLoad" draw:mime-type="image/jpeg"/>
</draw:frame>
 ПосольствоУкраїни у Північній Македонії 13 травня долучилося до комеморативних заходів звшанування пам’яті українського священника Олексія Моргуля (1887-1979), яківідбулися у селі Пірава, що в муніципалітеті Валандово.</text:p>
      <text:p text:style-name="P4">
Як передає Укрінформ, про це йдеться на <text:a xlink:type="simple" xlink:href="https://www.facebook.com/100064302084986/posts/pfbid0357t79eSrT6pU2Cq16wvbSK2vfz2SQchY5RGCsTMmpFNoH8R6ArcCpCrJXd7gKd4Yl/" text:style-name="Internet_20_link" text:visited-style-name="Visited_20_Internet_20_Link">
</text:a>
Посольства.</text:p>
      <text:p text:style-name="P4">
<draw:frame draw:style-name="fr1" draw:name="Image135" text:anchor-type="as-char" svg:width="6.9236in" svg:height="5.1927in" draw:z-index="0">
<draw:image xlink:href="../Images/yкринформ/2023-05-14T13-56-00-03-00/1684061441-425.jpg" xlink:type="simple" xlink:show="embed" xlink:actuate="onLoad" draw:mime-type="image/jpeg"/>
</draw:frame>
</text:p>
      <text:p text:style-name="P4">
За повідомленням, посол України Лариса Дір поклала квіти до надгробків ОлексіяМоргуля, який все своє життя присвятив служінню Богові та людям, та йогодружини Текли, а також подякувала отцю Драгі за догляд і утримання місцьпоховань та збереження пам‘яті про українського священника Олексія Моргуля тайого дружини Текли, яка все своє життя лікувала людей.</text:p>
      <text:p text:style-name="P4">
<draw:frame draw:style-name="fr1" draw:name="Image136" text:anchor-type="as-char" svg:width="6.9236in" svg:height="5.1927in" draw:z-index="0">
<draw:image xlink:href="../Images/yкринформ/2023-05-14T13-56-00-03-00/1684061454-368.jpg" xlink:type="simple" xlink:show="embed" xlink:actuate="onLoad" draw:mime-type="image/jpeg"/>
</draw:frame>
</text:p>
      <text:p text:style-name="P4">
У диппредставництві розповіли, що Олексій Моргуль через гоніння та фізичнезнищення українських священнослужителів був вимушений залишити ріднуПолтавщину та з плином часу оселився на македонській землі, де й здійснювавсвою духовну місію.</text:p>
      <text:p text:style-name="P4">
<draw:frame draw:style-name="fr1" draw:name="Image137" text:anchor-type="as-char" svg:width="6.9236in" svg:height="5.1927in" draw:z-index="0">
<draw:image xlink:href="../Images/yкринформ/2023-05-14T13-56-00-03-00/1684061717-157.jpg" xlink:type="simple" xlink:show="embed" xlink:actuate="onLoad" draw:mime-type="image/jpeg"/>
</draw:frame>
</text:p>
      <text:p text:style-name="P4">
З 1961 року до 1979 року він був священником у церкві Святого Георгія, разомзі своєю дружиною Теклою користувалися винятковою повагою не лише жителів селаПірава, але й навколишніх сіл. Пам'ять про цих українців досі живе у серцяхлюдей, які щороку збираються, щоб вшанувати їхню пам‘ять.</text:p>
      <text:p text:style-name="P4">
<draw:frame draw:style-name="fr1" draw:name="Image138" text:anchor-type="as-char" svg:width="6.9236in" svg:height="5.1927in" draw:z-index="0">
<draw:image xlink:href="../Images/yкринформ/2023-05-14T13-56-00-03-00/1684061483-589.jpg" xlink:type="simple" xlink:show="embed" xlink:actuate="onLoad" draw:mime-type="image/jpeg"/>
</draw:frame>
</text:p>
      <text:p text:style-name="P4">
«У церкві Святого Георгія (Македонська православна церква – Охридськоїархієпископії) було проведено молебень за Мир в Україні та панахиду заукраїнськими воїнами, які загинули, боронячи Україну від збройної агресіїдержави-терориста рф», – повідомило Посольство та подякувало отцю Драгі затеплоту серця, велич духу, підтримку України та гостинність.</text:p>
      <text:p text:style-name="P4">
<draw:frame draw:style-name="fr1" draw:name="Image139" text:anchor-type="as-char" svg:width="6.9236in" svg:height="5.1927in" draw:z-index="0">
<draw:image xlink:href="../Images/yкринформ/2023-05-14T13-56-00-03-00/1684061508-937.jpg" xlink:type="simple" xlink:show="embed" xlink:actuate="onLoad" draw:mime-type="image/jpeg"/>
</draw:frame>
</text:p>
      <text:p text:style-name="P4">
Зауважимо, що 2019 році за сприяння Посольства, Повардарської єпархії, церквиу Піраві й особисто отця Драгі в церковному дворі було встановлено меморіальнудошку, присвячену українському священнику Олексію Моргулю.</text:p>
      <text:p text:style-name="P4">
<draw:frame draw:style-name="fr1" draw:name="Image140" text:anchor-type="as-char" svg:width="6.9236in" svg:height="5.1927in" draw:z-index="0">
<draw:image xlink:href="../Images/yкринформ/2023-05-14T13-56-00-03-00/1684061684-352.jpg" xlink:type="simple" xlink:show="embed" xlink:actuate="onLoad" draw:mime-type="image/jpeg"/>
</draw:frame>
</text:p>
      <text:p text:style-name="P4">
Нагадаємо, біля пам’ятника Тарасу Шевченку у центрі Скоп’є <text:a xlink:type="simple" xlink:href="https://www.ukrinform.ua/rubric-diaspora/3690339-diaspora-provela-akciu-u-ricnicu-zvilnenna-buci-bila-pamatnika-sevcenku-u-skope.html" text:style-name="Internet_20_link" text:visited-style-name="Visited_20_Internet_20_Link">
</text:a>
 акція,організована Громадою українців імені Лесі Українки до річниці звільненняЗбройними силами України міста Буча Київської області.</text:p>
      <text:p text:style-name="P4">
<text:span text:style-name="T5">
Фото: Embassy of Ukraine in the Republic of North Macedonia / Фейсбук</text:span>
</text:p>
      <text:p text:style-name="P4">
Source: <text:a xlink:type="simple" xlink:href="https://www.ukrinform.ua/rubric-diaspora/3709030-u-pivnicnij-makedonii-vsanuvanna-pamat-ukrainskogo-svasennika-oleksia-morgula.html" text:style-name="Internet_20_link" text:visited-style-name="Visited_20_Internet_20_Link">
https://www.ukrinform.ua/rubric-diaspora/3709030-u-pivnicnij-makedonii-vsanuvanna-pamat-ukrainskogo-svasennika-oleksia-morgula.html</text:a>
</text:p>
      <!--NEWS-->
      <text:h text:style-name="P10" text:outline-level="1">
<text:span text:style-name="T4">
Kirovohradska Oblast(19:54). Red Alert: aerial threat. Sirens sounding. Take cover now!</text:span>
</text:h>
      <text:p text:style-name="P4">
Authors: liveuamap (Language: en)</text:p>
      <text:p text:style-name="P4">
Time: 2023-05-14T13:56:00</text:p>
      <text:p text:style-name="P4">
Location: Kirovohradska Oblast (Latitude:48.50000000 Longtitude:32.00000000)</text:p>
      <text:p text:style-name="P4">
Videos: []</text:p>
      <text:p text:style-name="P4">
Images: []</text:p>
      <text:p text:style-name="P4">
Tags: ["Europe", "Central and Eastern Europe"]</text:p>
      <text:p text:style-name="P4">
ID: 22562861</text:p>
      <!--METADATA-->
      <text:p text:style-name="P4">
Kirovohradska Oblast(19:54). Red Alert: aerial threat. Sirens sounding. Takecover now!</text:p>
      <text:p text:style-name="P4">
News Collection Link: <text:a xlink:type="simple" xlink:href="https://liveuamap.com/en/2023/14-may-kirovohradska-oblast1954-red-alert-aerg" text:style-name="Internet_20_link" text:visited-style-name="Visited_20_Internet_20_Link">
https://liveuamap.com/en/2023/14-may-kirovohradska-oblast1954-red-alert-aerg</text:a>
</text:p>
      <text:p text:style-name="P4">
Source: <text:a xlink:type="simple" xlink:href="https://t.me/air_alert_ua/45350" text:style-name="Internet_20_link" text:visited-style-name="Visited_20_Internet_20_Link">
https://t.me/air_alert_ua/45350</text:a>
</text:p>
      <!--NEWS-->
      <text:h text:style-name="P10" text:outline-level="1">
<text:span text:style-name="T4">
росія визнала загибель двох своїх полковників під Бахмутом</text:span>
</text:h>
      <text:p text:style-name="P4">
Authors: Ukrinform (Person)</text:p>
      <text:p text:style-name="P4">
Publisher: Укринформ (Organization)</text:p>
      <text:p text:style-name="P4">
Published Time: 2023-05-14T14:00:00+03:00</text:p>
      <text:p text:style-name="P4">
Modified Time: 2023-05-14T14:00:00+03:00</text:p>
      <text:p text:style-name="P4">
Description: міністерство оборони росії визнало ліквідацію українськими Збройними силами під час боїв у районі Бахмута двох полковників зс рф.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Загибель', 'Російські військові', 'Війна з росією']</text:p>
      <text:p text:style-name="P4">
Type: Article</text:p>
      <!--METADATA-->
      <text:p text:style-name="P4">
<draw:frame draw:style-name="fr1" draw:name="Image141" text:anchor-type="as-char" svg:width="6.9236in" svg:height="3.956343in" draw:z-index="0">
<draw:image xlink:href="../Images/yкринформ/2023-05-14T14-00-00-03-00/630_360_1680422407-224.png" xlink:type="simple" xlink:show="embed" xlink:actuate="onLoad" draw:mime-type="image/png"/>
</draw:frame>
міністерство оборони росії визнало ліквідацію українськими Збройними силамипід час боїв у районі Бахмута двох полковників зс рф.</text:p>
      <text:p text:style-name="P4">
Як передає Укрінформ, про це повідомляє російське пропагандистське агентствоРИА Новости у <text:a xlink:type="simple" xlink:href="https://t.me/rian_ru/202691" text:style-name="Internet_20_link" text:visited-style-name="Visited_20_Internet_20_Link">
 </text:a>
 з посиланням на міноборони рф.</text:p>
      <text:p text:style-name="P4">
«Під час відбиття атак (ЗСУ в районі <text:a xlink:type="simple" xlink:href="https://www.ukrinform.ua/tag-bahmut" text:style-name="Internet_20_link" text:visited-style-name="Visited_20_Internet_20_Link">
 </text:a>
, - ред.) загинули командир 4-ї мотострілецької бригади полковник В'ячеславМакаров та замкомандира армійського корпусу з військово-політичної роботиполковник Євген Бровко», - йдеться у повідомленні.</text:p>
      <text:p text:style-name="P4">
<text:span text:style-name="T4">
Читайте також:</text:span>
 <text:a xlink:type="simple" xlink:href="https://www.ukrinform.ua/rubric-ato/3708986-britanska-rozvidka-sumnivaetsa-u-zdatnosti-vijsk-rf-stvoriti-diezdatnij-mobilnij-rezerv.html" text:style-name="Internet_20_link" text:visited-style-name="Visited_20_Internet_20_Link">
 <text:span text:style-name="T4">
Британська</text:span>
 </text:a>
</text:p>
      <text:p text:style-name="P4">
Як повідомляв Укрінформ, українські військові поступово просуваються упередмісті Бахмута Донецької області, при цьому <text:a xlink:type="simple" xlink:href="https://www.ukrinform.ua/rubric-ato/3708819-ukrainski-vijska-postupovo-prosuvautsa-u-peredmisti-bahmuta-e-vzati-u-polon-rosiani-malar.html" text:style-name="Internet_20_link" text:visited-style-name="Visited_20_Internet_20_Link">
</text:a>
</text:p>
      <text:p text:style-name="P4">
Source: <text:a xlink:type="simple" xlink:href="https://www.ukrinform.ua/rubric-ato/3709037-rosia-viznala-zagibel-dvoh-svoih-polkovnikiv-pid-bahmutom.html" text:style-name="Internet_20_link" text:visited-style-name="Visited_20_Internet_20_Link">
https://www.ukrinform.ua/rubric-ato/3709037-rosia-viznala-zagibel-dvoh-svoih-polkovnikiv-pid-bahmutom.html</text:a>
</text:p>
      <!--NEWS-->
      <text:h text:style-name="P10" text:outline-level="1">
<text:span text:style-name="T4">
Україна розраховує на підтримку Німеччиною авіаційної коаліції – Зеленський</text:span>
</text:h>
      <text:p text:style-name="P4">
Authors: Ukrinform (Person)</text:p>
      <text:p text:style-name="P4">
Publisher: Укринформ (Organization)</text:p>
      <text:p text:style-name="P4">
Published Time: 2023-05-14T14:01:00+03:00</text:p>
      <text:p text:style-name="P4">
Modified Time: 2023-05-14T14:01:00+03:00</text:p>
      <text:p text:style-name="P4">
Description: Україна працює над створенням коаліції з надання їй винищувачів і розраховує на підтримку Німеччини у цьому питанні. — Укрінформ.</text:p>
      <text:p text:style-name="P4">
Images: ["<text:a xlink:type="simple" xlink:href="https://static.ukrinform.com/photos/2023_05/thumb_files/630_360_1684062657-154.jpg" text:style-name="Internet_20_link" text:visited-style-name="Visited_20_Internet_20_Link">
630_360_16840...</text:a>
"]</text:p>
      <text:p text:style-name="P4">
Tags: ['Літак', 'Німеччина', 'Зеленський', 'Війна з росією']</text:p>
      <text:p text:style-name="P4">
Type: Article</text:p>
      <!--METADATA-->
      <text:p text:style-name="P4">
<draw:frame draw:style-name="fr1" draw:name="Image142" text:anchor-type="as-char" svg:width="6.9236in" svg:height="3.956343in" draw:z-index="0">
<draw:image xlink:href="../Images/yкринформ/2023-05-14T14-01-00-03-00/630_360_1684062657-154.jpg" xlink:type="simple" xlink:show="embed" xlink:actuate="onLoad" draw:mime-type="image/jpeg"/>
</draw:frame>
 Українапрацює над створенням коаліції з надання їй винищувачів і розраховує напідтримку Німеччини у цьому питанні.</text:p>
      <text:p text:style-name="P4">
Про це заявив Президент Володимир Зеленський на пресконференції з Федеральнимканцлером Німеччини Олафом Шольцом, повідомляє кореспондент Укрінформу.</text:p>
      <text:p text:style-name="P4">
«Ми зараз працюємо над створенням коаліції винищувачів, і частково мої візитиу столиці Європи спрямовані саме на це. Думаю, що у нас буде успіх», - сказавглава держави.</text:p>
      <text:p text:style-name="P4">
<text:a xlink:type="simple" xlink:href="https://www.ukrinform.ua/tag-zelenskij" text:style-name="Internet_20_link" text:visited-style-name="Visited_20_Internet_20_Link">
 </text:a>
 зазначив, що обговорюватиме темувинищувачів з канцлером Шольцом і звертатиметься до німецької сторони попідтримку.</text:p>
      <text:p text:style-name="P4">
Президент наголосив, що йдеться навіть не про перевагу над авіацією росії,завдання України – «бути потужними» в повітряному просторі.</text:p>
      <text:p text:style-name="P4">
<text:span text:style-name="T4">
Читайте також:</text:span>
 <text:a xlink:type="simple" xlink:href="https://www.ukrinform.ua/rubric-ato/3709026-uze-cogoric-mozna-zavdati-rosii-nezvorotnoi-porazki-zelenskij.html" text:style-name="Internet_20_link" text:visited-style-name="Visited_20_Internet_20_Link">
 <text:span text:style-name="T4">
Зеленський</text:span>
 </text:a>
</text:p>
      <text:p text:style-name="P4">
Як повідомлялося, Президент Володимир Зеленський 14 травня перебуває з візитому Німеччині.</text:p>
      <text:p text:style-name="P4">
Source: <text:a xlink:type="simple" xlink:href="https://www.ukrinform.ua/rubric-ato/3709039-ukraina-rozrahovue-na-pidtrimku-nimeccinou-aviacijnoi-koalicii-zelenskij.html" text:style-name="Internet_20_link" text:visited-style-name="Visited_20_Internet_20_Link">
https://www.ukrinform.ua/rubric-ato/3709039-ukraina-rozrahovue-na-pidtrimku-nimeccinou-aviacijnoi-koalicii-zelenskij.html</text:a>
</text:p>
      <!--NEWS-->
      <text:h text:style-name="P10" text:outline-level="1">
<text:span text:style-name="T4">
У Британії українські військові відпрацьовують ведення вогню</text:span>
</text:h>
      <text:p text:style-name="P4">
Authors: Ukrinform (Person)</text:p>
      <text:p text:style-name="P4">
Publisher: Укринформ (Organization)</text:p>
      <text:p text:style-name="P4">
Published Time: 2023-05-14T14:03:00+03:00</text:p>
      <text:p text:style-name="P4">
Modified Time: 2023-05-14T14:03:00+03:00</text:p>
      <text:p text:style-name="P4">
Description: У Великій Британії інструктори Збройних сил Королівства Данії навчають українських військовослужбовців вести вогонь зі стрілецької зброї в оборонному та наступальному бою. — Укрінформ.</text:p>
      <text:p text:style-name="P4">
Images: ["<text:a xlink:type="simple" xlink:href="https://static.ukrinform.com/photos/2023_05/thumb_files/630_360_1684062119-9060.jpeg" text:style-name="Internet_20_link" text:visited-style-name="Visited_20_Internet_20_Link">
630_360_16840...</text:a>
", "<text:a xlink:type="simple" xlink:href="https://static.ukrinform.com/photos/2023_05/thumb_files/630_360_1684062119-7197.jpeg" text:style-name="Internet_20_link" text:visited-style-name="Visited_20_Internet_20_Link">
630_360_16840...</text:a>
", "<text:a xlink:type="simple" xlink:href="https://static.ukrinform.com/photos/2023_05/thumb_files/630_360_1684062119-3514.jpeg" text:style-name="Internet_20_link" text:visited-style-name="Visited_20_Internet_20_Link">
630_360_16840...</text:a>
", "<text:a xlink:type="simple" xlink:href="https://static.ukrinform.com/photos/2023_05/thumb_files/630_360_1684062119-2206.jpeg" text:style-name="Internet_20_link" text:visited-style-name="Visited_20_Internet_20_Link">
630_360_16840...</text:a>
", "<text:a xlink:type="simple" xlink:href="https://static.ukrinform.com/photos/2023_05/thumb_files/630_360_1684062119-9372.jpeg" text:style-name="Internet_20_link" text:visited-style-name="Visited_20_Internet_20_Link">
630_360_16840...</text:a>
", "<text:a xlink:type="simple" xlink:href="https://static.ukrinform.com/photos/2023_05/thumb_files/630_360_1684062119-4890.jpeg" text:style-name="Internet_20_link" text:visited-style-name="Visited_20_Internet_20_Link">
630_360_16840...</text:a>
", "<text:a xlink:type="simple" xlink:href="https://static.ukrinform.com/photos/2023_05/thumb_files/630_360_1684062120-6059.jpeg" text:style-name="Internet_20_link" text:visited-style-name="Visited_20_Internet_20_Link">
630_360_16840...</text:a>
"]</text:p>
      <text:p text:style-name="P4">
Tags: ['Британія', 'Данія', 'Україна', 'Військові']</text:p>
      <text:p text:style-name="P4">
Type: Article</text:p>
      <!--METADATA-->
      <text:p text:style-name="P4">
<draw:frame draw:style-name="fr1" draw:name="Image143" text:anchor-type="as-char" svg:width="6.9236in" svg:height="3.956343in" draw:z-index="0">
<draw:image xlink:href="../Images/yкринформ/2023-05-14T14-03-00-03-00/630_360_1684062119-9060.jpeg" xlink:type="simple" xlink:show="embed" xlink:actuate="onLoad" draw:mime-type="image/jpeg"/>
</draw:frame>
 УВеликій Британії інструктори Збройних сил Королівства Данії навчаютьукраїнських військовослужбовців вести вогонь зі стрілецької зброї в оборонномута наступальному бою.</text:p>
      <text:p text:style-name="P4">
Як передає Укрінформ, про це Генеральний штаб Збройних сил України повідомив у<text:a xlink:type="simple" xlink:href="http://www.facebook.com/GeneralStaff.ua/posts/pfbid0wgq8gwQZcEePJhcfM9aFiiJnLNeHgLM6kixukfqRaHAGhWJy2zmTJkCL6PjMBbU5l" text:style-name="Internet_20_link" text:visited-style-name="Visited_20_Internet_20_Link">
</text:a>
.</text:p>
      <text:p text:style-name="P4">
Зокрема, українські захисники відпрацьовують ведення вогню бойовими двійкамита стрільби у складі відділення.</text:p>
      <text:p text:style-name="P4">
Заняття проходять за програмою базової загальновійськової підготовки особовогоскладу ЗСУ в межах багатонаціональної навчальної операції "Інтерфлекс". Такапідготовка дозволяє оволодіти бойовими навичками, підвищити безпеку та силидій <text:a xlink:type="simple" xlink:href="https://www.ukrinform.ua/tag-zsu" text:style-name="Internet_20_link" text:visited-style-name="Visited_20_Internet_20_Link">
 </text:a>
 , щоб військовослужбовці моглиздобути необхідні тактичні знання для захисту України.</text:p>
      <text:p text:style-name="P4">
"Під експертним керівництвом інструкторів та інструкторок Збройних силКоролівства Данії, новобранці Збройних сил України стають підготовленішими добойових умов", — зауважили в Генштабі.</text:p>
      <text:p text:style-name="P4">
<draw:frame draw:style-name="fr1" draw:name="Image144" text:anchor-type="as-char" svg:width="6.9236in" svg:height="3.956343in" draw:z-index="0">
<draw:image xlink:href="../Images/yкринформ/2023-05-14T14-03-00-03-00/630_360_1684062119-7197.jpeg" xlink:type="simple" xlink:show="embed" xlink:actuate="onLoad" draw:mime-type="image/jpeg"/>
</draw:frame>
 УБританії українські військові відпрацьовують ведення вогню / Фото: Генеральнийштаб ЗСУ  <text:a xlink:type="simple" xlink:href="https://static.ukrinform.com/photos/2023_05/1684062119-7197.jpeg" text:style-name="Internet_20_link" text:visited-style-name="Visited_20_Internet_20_Link">
<draw:frame draw:style-name="fr1" draw:name="Image145" text:anchor-type="as-char" svg:width="6.9236in" svg:height="3.956343in" draw:z-index="0">
<draw:image xlink:href="../Images/yкринформ/2023-05-14T14-03-00-03-00/630_360_1684062119-7197.jpeg" xlink:type="simple" xlink:show="embed" xlink:actuate="onLoad" draw:mime-type="image/jpeg"/>
</draw:frame>
</text:a>
 <text:a xlink:type="simple" xlink:href="https://static.ukrinform.com/photos/2023_05/1684062119-3514.jpeg" text:style-name="Internet_20_link" text:visited-style-name="Visited_20_Internet_20_Link">
<draw:frame draw:style-name="fr1" draw:name="Image146" text:anchor-type="as-char" svg:width="6.9236in" svg:height="3.956343in" draw:z-index="0">
<draw:image xlink:href="../Images/yкринформ/2023-05-14T14-03-00-03-00/630_360_1684062119-3514.jpeg" xlink:type="simple" xlink:show="embed" xlink:actuate="onLoad" draw:mime-type="image/jpeg"/>
</draw:frame>
</text:a>
 <text:a xlink:type="simple" xlink:href="https://static.ukrinform.com/photos/2023_05/1684062119-9060.jpeg" text:style-name="Internet_20_link" text:visited-style-name="Visited_20_Internet_20_Link">
<draw:frame draw:style-name="fr1" draw:name="Image147" text:anchor-type="as-char" svg:width="6.9236in" svg:height="3.956343in" draw:z-index="0">
<draw:image xlink:href="../Images/yкринформ/2023-05-14T14-03-00-03-00/630_360_1684062119-9060.jpeg" xlink:type="simple" xlink:show="embed" xlink:actuate="onLoad" draw:mime-type="image/jpeg"/>
</draw:frame>
</text:a>
 <text:a xlink:type="simple" xlink:href="https://static.ukrinform.com/photos/2023_05/1684062119-2206.jpeg" text:style-name="Internet_20_link" text:visited-style-name="Visited_20_Internet_20_Link">
<draw:frame draw:style-name="fr1" draw:name="Image148" text:anchor-type="as-char" svg:width="6.9236in" svg:height="3.956343in" draw:z-index="0">
<draw:image xlink:href="../Images/yкринформ/2023-05-14T14-03-00-03-00/630_360_1684062119-2206.jpeg" xlink:type="simple" xlink:show="embed" xlink:actuate="onLoad" draw:mime-type="image/jpeg"/>
</draw:frame>
</text:a>
 <text:a xlink:type="simple" xlink:href="https://static.ukrinform.com/photos/2023_05/1684062119-9372.jpeg" text:style-name="Internet_20_link" text:visited-style-name="Visited_20_Internet_20_Link">
<draw:frame draw:style-name="fr1" draw:name="Image149" text:anchor-type="as-char" svg:width="6.9236in" svg:height="3.956343in" draw:z-index="0">
<draw:image xlink:href="../Images/yкринформ/2023-05-14T14-03-00-03-00/630_360_1684062119-9372.jpeg" xlink:type="simple" xlink:show="embed" xlink:actuate="onLoad" draw:mime-type="image/jpeg"/>
</draw:frame>
</text:a>
 <text:a xlink:type="simple" xlink:href="https://static.ukrinform.com/photos/2023_05/1684062119-4890.jpeg" text:style-name="Internet_20_link" text:visited-style-name="Visited_20_Internet_20_Link">
<draw:frame draw:style-name="fr1" draw:name="Image150" text:anchor-type="as-char" svg:width="6.9236in" svg:height="3.956343in" draw:z-index="0">
<draw:image xlink:href="../Images/yкринформ/2023-05-14T14-03-00-03-00/630_360_1684062119-4890.jpeg" xlink:type="simple" xlink:show="embed" xlink:actuate="onLoad" draw:mime-type="image/jpeg"/>
</draw:frame>
</text:a>
 <text:a xlink:type="simple" xlink:href="https://static.ukrinform.com/photos/2023_05/1684062120-6059.jpeg" text:style-name="Internet_20_link" text:visited-style-name="Visited_20_Internet_20_Link">
<draw:frame draw:style-name="fr1" draw:name="Image151" text:anchor-type="as-char" svg:width="6.9236in" svg:height="3.956343in" draw:z-index="0">
<draw:image xlink:href="../Images/yкринформ/2023-05-14T14-03-00-03-00/630_360_1684062120-6059.jpeg" xlink:type="simple" xlink:show="embed" xlink:actuate="onLoad" draw:mime-type="image/jpeg"/>
</draw:frame>
</text:a>
</text:p>
      <text:p text:style-name="P4">
<text:span text:style-name="T4">
Читайте також:</text:span>
 <text:a xlink:type="simple" xlink:href="https://www.ukrinform.ua/rubric-ato/3702778-u-britanii-ukrainski-vijskovi-vidpracovuut-pidgotovku-zahoplenna-ta-utrimanna-pozicij.html" text:style-name="Internet_20_link" text:visited-style-name="Visited_20_Internet_20_Link">
 <text:span text:style-name="T4">
Британії</text:span>
 <text:span text:style-name="T4">
українські</text:span>
 <text:span text:style-name="T4">
військові</text:span>
<text:span text:style-name="T4">
відпрацьовують</text:span>
 <text:span text:style-name="T4">
підготовку</text:span>
 <text:span text:style-name="T4">
захоплення</text:span>
 <text:span text:style-name="T4">
утримання</text:span>
 <text:span text:style-name="T4">
позицій</text:span>
</text:a>
</text:p>
      <text:p text:style-name="P4">
Як повідомляв Укрінформ, понад 10 тисяч українських військовослужбовців уже <text:a xlink:type="simple" xlink:href="https://www.ukrinform.ua/rubric-ato/3672756-u-britanii-projsli-navcanna-ponad-10-tisac-ukrainskih-vijskovih.html" text:style-name="Internet_20_link" text:visited-style-name="Visited_20_Internet_20_Link">
</text:a>
 у Сполученому Королівстві підкерівництвом Сухопутних військ Великої Британії та Збройних сил міжнароднихпартнерів.</text:p>
      <text:p text:style-name="P4">
Source: <text:a xlink:type="simple" xlink:href="https://www.ukrinform.ua/rubric-ato/3709036-u-britanii-ukrainski-vijskovi-vidpracovuut-vedenna-vognu.html" text:style-name="Internet_20_link" text:visited-style-name="Visited_20_Internet_20_Link">
https://www.ukrinform.ua/rubric-ato/3709036-u-britanii-ukrainski-vijskovi-vidpracovuut-vedenna-vognu.html</text:a>
</text:p>
      <!--NEWS-->
      <text:h text:style-name="P10" text:outline-level="1">
<text:span text:style-name="T4">
Україна не атакує російську територію - Президент</text:span>
</text:h>
      <text:p text:style-name="P4">
Authors: Ukrinform (Person)</text:p>
      <text:p text:style-name="P4">
Publisher: Укринформ (Organization)</text:p>
      <text:p text:style-name="P4">
Published Time: 2023-05-14T14:06:00+03:00</text:p>
      <text:p text:style-name="P4">
Modified Time: 2023-05-14T14:06:00+03:00</text:p>
      <text:p text:style-name="P4">
Description: Україна зосереджена на визволенні своєї міжнародно визнаної території від загарбників і не зацікавлена в атаках по території росії. — Укрінформ.</text:p>
      <text:p text:style-name="P4">
Images: ["<text:a xlink:type="simple" xlink:href="https://static.ukrinform.com/photos/2023_05/thumb_files/630_360_1684061385-737.jpg" text:style-name="Internet_20_link" text:visited-style-name="Visited_20_Internet_20_Link">
630_360_16840...</text:a>
"]</text:p>
      <text:p text:style-name="P4">
Tags: ['росія', 'Зеленський', 'Війна з росією', 'Контрнаступ']</text:p>
      <text:p text:style-name="P4">
Type: Article</text:p>
      <!--METADATA-->
      <text:p text:style-name="P4">
<draw:frame draw:style-name="fr1" draw:name="Image152" text:anchor-type="as-char" svg:width="6.9236in" svg:height="3.956343in" draw:z-index="0">
<draw:image xlink:href="../Images/yкринформ/2023-05-14T14-06-00-03-00/630_360_1684061385-737.jpg" xlink:type="simple" xlink:show="embed" xlink:actuate="onLoad" draw:mime-type="image/jpeg"/>
</draw:frame>
 Україназосереджена на визволенні своєї міжнародно визнаної території від загарбниківі не зацікавлена в атаках по території росії.</text:p>
      <text:p text:style-name="P4">
Про це заявив Президент Володимир Зеленський на пресконференції з Федеральнимканцлером Німеччини Олафом Шольцом у Берліні, повідомляє кореспондентУкрінформу.</text:p>
      <text:p text:style-name="P4">
«Що стосується атак російської території, то ми не атакуємо російськутериторію. Ми звільняємо нашу законну землю. Ми в цьому (атаках по територіїрф – ред.) не зацікавлені, у нас немає на це часу, у нас немає на це сил інемає на це зброї», - сказав глава держави.</text:p>
      <text:p text:style-name="P4">
Він підкреслив, що зараз Україна зосереджена на підготовці <text:a xlink:type="simple" xlink:href="https://www.ukrinform.ua/tag-kontrnastup" text:style-name="Internet_20_link" text:visited-style-name="Visited_20_Internet_20_Link">
</text:a>
 задля деокупації своєї територіїзгідно з міжнародним правом і законом.</text:p>
      <text:p text:style-name="P4">
Відповідаючи на запитання щодо «можливого проникнення» на територію рф,Президент наголосив, що якщо він хоче кудись приїхати, то робить це офіційно.</text:p>
      <text:p text:style-name="P4">
«Що стосується проникнення. Я як Президент України, коли хочу кудись приїхати,приїжджаю офіційно й нікуди не "проникаю"», - сказав Зеленський.</text:p>
      <text:p text:style-name="P4">
<text:span text:style-name="T4">
Читайте також:</text:span>
 <text:a xlink:type="simple" xlink:href="https://www.ukrinform.ua/rubric-ato/3709017-zelenskij-pro-neobhidnu-kilkist-zbroi-dla-kontrnastupu-se-kilka-vizitiv-i-vse.html" text:style-name="Internet_20_link" text:visited-style-name="Visited_20_Internet_20_Link">
 <text:span text:style-name="T4">
Зеленський</text:span>
 </text:a>
</text:p>
      <text:p text:style-name="P4">
Раніше The Washington Post опублікувало матеріал, у якому йдеться про те, щоПрезидент Володимир Зеленський нібито пропонував окупувати російськітериторії, щоб отримати важелі впливу на москву, та завдати удару потрубопроводу, який транспортує російську нафту до Угорщини, а також чекатиракет великої дальності, щоб уразити цілі всередині росії.</text:p>
      <text:p text:style-name="P4">
_Відео:<text:a xlink:type="simple" xlink:href="https://t.me/V_Zelenskiy_official/6224" text:style-name="Internet_20_link" text:visited-style-name="Visited_20_Internet_20_Link">
 </text:a>
 _</text:p>
      <text:p text:style-name="P4">
Як повідомлялося, Президент <text:a xlink:type="simple" xlink:href="https://www.ukrinform.ua/rubric-polytics/3708875-zelenskij-pribuv-z-vizitom-do-berlina.html" text:style-name="Internet_20_link" text:visited-style-name="Visited_20_Internet_20_Link">
 </text:a>
 Напередодні вінвідвідав Італію.</text:p>
      <text:p text:style-name="P4">
Source: <text:a xlink:type="simple" xlink:href="https://www.ukrinform.ua/rubric-ato/3709034-ukraina-ne-atakue-rosijsku-teritoriu-prezident.html" text:style-name="Internet_20_link" text:visited-style-name="Visited_20_Internet_20_Link">
https://www.ukrinform.ua/rubric-ato/3709034-ukraina-ne-atakue-rosijsku-teritoriu-prezident.html</text:a>
</text:p>
      <!--NEWS-->
      <text:h text:style-name="P10" text:outline-level="1">
<text:span text:style-name="T4">
Війська рф обстрілюють село поблизу Запоріжжя, поранена жінка</text:span>
</text:h>
      <text:p text:style-name="P4">
Authors: Ukrinform (Person)</text:p>
      <text:p text:style-name="P4">
Publisher: Укринформ (Organization)</text:p>
      <text:p text:style-name="P4">
Published Time: 2023-05-14T14:17:00+03:00</text:p>
      <text:p text:style-name="P4">
Modified Time: 2023-05-14T14:17:00+03:00</text:p>
      <text:p text:style-name="P4">
Description: Ворожа артилерія атакувала село у Запорізькому районі, внаслідок чого постраждала 48-річна жінка. — Укрінформ.</text:p>
      <text:p text:style-name="P4">
Images: ["<text:a xlink:type="simple" xlink:href="https://static.ukrinform.com/photos/2023_05/thumb_files/630_360_1684062810-427.jpeg" text:style-name="Internet_20_link" text:visited-style-name="Visited_20_Internet_20_Link">
630_360_16840...</text:a>
", "<text:a xlink:type="simple" xlink:href="https://static.ukrinform.com/photos/2023_05/1684063106-424.jpeg" text:style-name="Internet_20_link" text:visited-style-name="Visited_20_Internet_20_Link">
1684063106-42...</text:a>
", "<text:a xlink:type="simple" xlink:href="https://static.ukrinform.com/photos/2023_05/1684062860-500.jpeg" text:style-name="Internet_20_link" text:visited-style-name="Visited_20_Internet_20_Link">
1684062860-50...</text:a>
", "<text:a xlink:type="simple" xlink:href="https://static.ukrinform.com/photos/2023_05/1684062837-209.jpeg" text:style-name="Internet_20_link" text:visited-style-name="Visited_20_Internet_20_Link">
1684062837-20...</text:a>
"]</text:p>
      <text:p text:style-name="P4">
Tags: ['Обстріл', 'Поранені', 'Запоріжжя', 'Війна з росією']</text:p>
      <text:p text:style-name="P4">
Type: Article</text:p>
      <!--METADATA-->
      <text:p text:style-name="P4">
<draw:frame draw:style-name="fr1" draw:name="Image153" text:anchor-type="as-char" svg:width="6.9236in" svg:height="3.956343in" draw:z-index="0">
<draw:image xlink:href="../Images/yкринформ/2023-05-14T14-17-00-03-00/630_360_1684062810-427.jpeg" xlink:type="simple" xlink:show="embed" xlink:actuate="onLoad" draw:mime-type="image/jpeg"/>
</draw:frame>
 Ворожаартилерія атакувала село у Запорізькому районі, внаслідок чого постраждала48-річна жінка.</text:p>
      <text:p text:style-name="P4">
Про це у <text:a xlink:type="simple" xlink:href="https://t.me/zoda_gov_ua/18747" text:style-name="Internet_20_link" text:visited-style-name="Visited_20_Internet_20_Link">
 </text:a>
 повідомляє головаЗапорізької обласної військової адміністрації Юрій Малашко, передає Укрінформ.</text:p>
      <text:p text:style-name="P4">
"З ранку ворожа артилерія атакує село Запорізького району. У Новояковлівціударом вщент зруйновано будинок, у якому постраждала 48-річна жінка. Її вжедоправлено в медичний заклад. Крім того, зайнявся сільський магазин,пошкоджено житлові будинки", - йдеться у дописі.</text:p>
      <text:p text:style-name="P4">
<draw:frame draw:style-name="fr1" draw:name="Image154" text:anchor-type="as-char" svg:width="6.9236in" svg:height="9.231467in" draw:z-index="0">
<draw:image xlink:href="../Images/yкринформ/2023-05-14T14-17-00-03-00/1684063106-424.jpeg" xlink:type="simple" xlink:show="embed" xlink:actuate="onLoad" draw:mime-type="image/jpeg"/>
</draw:frame>
<draw:frame draw:style-name="fr1" draw:name="Image155" text:anchor-type="as-char" svg:width="6.9236in" svg:height="9.231467in" draw:z-index="0">
<draw:image xlink:href="../Images/yкринформ/2023-05-14T14-17-00-03-00/1684062860-500.jpeg" xlink:type="simple" xlink:show="embed" xlink:actuate="onLoad" draw:mime-type="image/jpeg"/>
</draw:frame>
</text:p>
      <text:p text:style-name="P4">
<text:span text:style-name="T4">
Читайте також:</text:span>
 <text:a xlink:type="simple" xlink:href="https://www.ukrinform.ua/rubric-ato/3708938-zagarbniki-vnoci-obstrilali-dvi-gromadi-na-sumsini.html" text:style-name="Internet_20_link" text:visited-style-name="Visited_20_Internet_20_Link">
 <text:span text:style-name="T4">
обстріл</text:span>
 </text:a>
</text:p>
      <text:p text:style-name="P4">
<draw:frame draw:style-name="fr1" draw:name="Image156" text:anchor-type="as-char" svg:width="6.9236in" svg:height="9.231467in" draw:z-index="0">
<draw:image xlink:href="../Images/yкринформ/2023-05-14T14-17-00-03-00/1684062837-209.jpeg" xlink:type="simple" xlink:show="embed" xlink:actuate="onLoad" draw:mime-type="image/jpeg"/>
</draw:frame>
</text:p>
      <text:p text:style-name="P4">
<text:a xlink:type="simple" xlink:href="https://www.ukrinform.ua/tag-obstril" text:style-name="Internet_20_link" text:visited-style-name="Visited_20_Internet_20_Link">
 </text:a>
 й досі триває. Інформація пронаслідки уточнюється.</text:p>
      <text:p text:style-name="P4">
Як повідомляв Укрінформ, армія рф за добу обстріляла 18 населених пунктівЗапорізької області, <text:a xlink:type="simple" xlink:href="https://www.ukrinform.ua/rubric-regions/3708914-na-zaporizzi-armia-rf-obstrilala-18-naselenih-punktiv-poranenij-colovik.html" text:style-name="Internet_20_link" text:visited-style-name="Visited_20_Internet_20_Link">
 </text:a>
</text:p>
      <text:p text:style-name="P4">
<text:span text:style-name="T5">
Фото: Телеграм Юрій Малашко / Запорізька обласна військова адміністрація</text:span>
</text:p>
      <text:p text:style-name="P4">
Source: <text:a xlink:type="simple" xlink:href="https://www.ukrinform.ua/rubric-ato/3709042-vijska-rf-atakuvali-selo-poblizu-zaporizza-poranena-zinka.html" text:style-name="Internet_20_link" text:visited-style-name="Visited_20_Internet_20_Link">
https://www.ukrinform.ua/rubric-ato/3709042-vijska-rf-atakuvali-selo-poblizu-zaporizza-poranena-zinka.html</text:a>
</text:p>
      <!--NEWS-->
      <text:h text:style-name="P10" text:outline-level="1">
<text:span text:style-name="T4">
На Херсонщині через ворожий обстріл загинув чоловік</text:span>
</text:h>
      <text:p text:style-name="P4">
Authors: Ukrinform (Person)</text:p>
      <text:p text:style-name="P4">
Publisher: Укринформ (Organization)</text:p>
      <text:p text:style-name="P4">
Published Time: 2023-05-14T14:20:00+03:00</text:p>
      <text:p text:style-name="P4">
Modified Time: 2023-05-14T14:20:00+03:00</text:p>
      <text:p text:style-name="P4">
Description: Унаслідок обстрілу росіянами в неділю села Республіканець на Херсонщині загинув чоловік.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Херсонщина', 'Обстріл', 'Загибель', 'Війна з росією']</text:p>
      <text:p text:style-name="P4">
Type: Article</text:p>
      <!--METADATA-->
      <text:p text:style-name="P4">
<draw:frame draw:style-name="fr1" draw:name="Image157" text:anchor-type="as-char" svg:width="6.9236in" svg:height="3.956343in" draw:z-index="0">
<draw:image xlink:href="../Images/yкринформ/2023-05-14T14-20-00-03-00/630_360_1617451171-445.jpg" xlink:type="simple" xlink:show="embed" xlink:actuate="onLoad" draw:mime-type="image/jpeg"/>
</draw:frame>
 Унаслідокобстрілу росіянами в неділю села Республіканець на Херсонщині загинув чоловік.</text:p>
      <text:p text:style-name="P4">
Про це повідомив начальник Херсонської ОВА Олександр Прокудін у <text:a xlink:type="simple" xlink:href="https://t.me/olexandrprokudin/499" text:style-name="Internet_20_link" text:visited-style-name="Visited_20_Internet_20_Link">
</text:a>
 , передає Укрінформ.</text:p>
      <text:p text:style-name="P4">
«російська артилерія атакувала житловий будинок у селі Республіканець. Через <text:a xlink:type="simple" xlink:href="https://www.ukrinform.ua/tag-obstril" text:style-name="Internet_20_link" text:visited-style-name="Visited_20_Internet_20_Link">
</text:a>
 64-річний чоловік, котрий знаходивсяна власному городі, отримав смертельні поранення», - йдеться у повідомленні.</text:p>
      <text:p text:style-name="P4">
<text:span text:style-name="T4">
Читайте також:</text:span>
 <text:a xlink:type="simple" xlink:href="https://www.ukrinform.ua/rubric-regions/3708529-na-harkivsini-cerez-obstril-zaginuv-pracivnik-fermi-akogo-rosiani-katuvali-pid-cas-okupacii.html" text:style-name="Internet_20_link" text:visited-style-name="Visited_20_Internet_20_Link">
 <text:span text:style-name="T4">
загинув</text:span>
 </text:a>
</text:p>
      <text:p text:style-name="P4">
Як повідомлялося, у селі Миролюбівка Нововоронцовської громади Херсонськоїобласті від підриву на залишеній російською армією вибухівці <text:a xlink:type="simple" xlink:href="https://www.ukrinform.ua/rubric-regions/3708983-u-hersonskij-oblasti-zaginuli-patero-ludej-pidirvavsis-na-vibuhivci.html" text:style-name="Internet_20_link" text:visited-style-name="Visited_20_Internet_20_Link">
</text:a>
 .</text:p>
      <text:p text:style-name="P4">
Source: <text:a xlink:type="simple" xlink:href="https://www.ukrinform.ua/rubric-regions/3709045-na-hersonsini-cerez-vorozij-obstril-zaginuv-colovik.html" text:style-name="Internet_20_link" text:visited-style-name="Visited_20_Internet_20_Link">
https://www.ukrinform.ua/rubric-regions/3709045-na-hersonsini-cerez-vorozij-obstril-zaginuv-colovik.html</text:a>
</text:p>
      <!--NEWS-->
      <text:h text:style-name="P10" text:outline-level="1">
<text:span text:style-name="T4">
Зеленський вірить в успіх контрнаступу: «Ми майже готові до цього»</text:span>
</text:h>
      <text:p text:style-name="P4">
Authors: Ukrinform (Person)</text:p>
      <text:p text:style-name="P4">
Publisher: Укринформ (Organization)</text:p>
      <text:p text:style-name="P4">
Published Time: 2023-05-14T14:30:25+03:00</text:p>
      <text:p text:style-name="P4">
Modified Time: 2023-05-14T14:30:25+03:00</text:p>
      <text:p text:style-name="P4">
Description: Президент Володимир Зеленський вірить в успіх майбутнього контрнаступу українських сил. — Укрінформ.</text:p>
      <text:p text:style-name="P4">
Images: ["<text:a xlink:type="simple" xlink:href="https://static.ukrinform.com/photos/2023_05/thumb_files/630_360_1684061385-737.jpg" text:style-name="Internet_20_link" text:visited-style-name="Visited_20_Internet_20_Link">
630_360_16840...</text:a>
"]</text:p>
      <text:p text:style-name="P4">
Tags: ['Україна', 'Зеленський', 'Війна з росією']</text:p>
      <text:p text:style-name="P4">
Type: Article</text:p>
      <!--METADATA-->
      <text:p text:style-name="P4">
<draw:frame draw:style-name="fr1" draw:name="Image158" text:anchor-type="as-char" svg:width="6.9236in" svg:height="3.956343in" draw:z-index="0">
<draw:image xlink:href="../Images/yкринформ/2023-05-14T14-30-25-03-00/630_360_1684061385-737.jpg" xlink:type="simple" xlink:show="embed" xlink:actuate="onLoad" draw:mime-type="image/jpeg"/>
</draw:frame>
 ПрезидентВолодимир Зеленський вірить в успіх майбутнього контрнаступу українських сил.</text:p>
      <text:p text:style-name="P4">
Про це він сказав на пресконференції з Федеральним канцлером Німеччини ОлафомШольцом, повідомляє кореспондент Укрінформу.</text:p>
      <text:p text:style-name="P4">
За словами глави держави, він вірить у контрнаступ і не думає про «якісь іншіречі».</text:p>
      <text:p text:style-name="P4">
«Віримо в успіх, правда на нашому боці. Підтримка на нашому боці. Мимотивовані. І мені здається, ми майже готові до цього успіху», - підкреслив <text:a xlink:type="simple" xlink:href="https://www.ukrinform.ua/tag-zelenskij" text:style-name="Internet_20_link" text:visited-style-name="Visited_20_Internet_20_Link">
</text:a>
 .</text:p>
      <text:p text:style-name="P4">
Водночас він допускає, що у разі недостатньо успішних наступальних дій деякікраїни, які не надто потужно допомагали Україні, можуть зменшити обороннупідтримку.</text:p>
      <text:p text:style-name="P4">
«Є ризик того, якщо наступальні дії (будуть) не дуже вдалі, що будезменшуватись підтримка, але мені здається, це не загальна думка. Є деякідержави, напевно, які думають про це, але вони були і не дуже сильними, меніздається, упродовж всього цього періоду підтримки України», - зазначив главадержави.</text:p>
      <text:p text:style-name="P4">
<text:span text:style-name="T4">
Читайте також:</text:span>
 <text:a xlink:type="simple" xlink:href="https://www.ukrinform.ua/rubric-ato/3709039-ukraina-rozrahovue-na-pidtrimku-nimeccinou-aviacijnoi-koalicii-zelenskij.html" text:style-name="Internet_20_link" text:visited-style-name="Visited_20_Internet_20_Link">
 <text:span text:style-name="T4">
коаліції</text:span>
 </text:a>
</text:p>
      <text:p text:style-name="P4">
Як повідомлялося, Президент Володимир Зеленський 14 травня перебуває з візитому Німеччині.</text:p>
      <text:p text:style-name="P4">
Source: <text:a xlink:type="simple" xlink:href="https://www.ukrinform.ua/rubric-ato/3709048-zelenskij-virit-v-uspih-kontrnastupu-mi-majze-gotovi-do-cogo.html" text:style-name="Internet_20_link" text:visited-style-name="Visited_20_Internet_20_Link">
https://www.ukrinform.ua/rubric-ato/3709048-zelenskij-virit-v-uspih-kontrnastupu-mi-majze-gotovi-do-cogo.html</text:a>
</text:p>
      <!--NEWS-->
      <text:h text:style-name="P10" text:outline-level="1">
<text:span text:style-name="T4">
NAVI здолали Ninjas in Pyjamas на BLAST Paris Major 2023</text:span>
</text:h>
      <text:p text:style-name="P4">
Authors: Ukrinform (Person)</text:p>
      <text:p text:style-name="P4">
Publisher: Укринформ (Organization)</text:p>
      <text:p text:style-name="P4">
Published Time: 2023-05-14T14:35:06+03:00</text:p>
      <text:p text:style-name="P4">
Modified Time: 2023-05-14T14:35:06+03:00</text:p>
      <text:p text:style-name="P4">
Description: Українська команда Народжені перемогли Ninjas in Pyjamas на турнірі Blast Paris Major 2023. — Укрінформ.</text:p>
      <text:p text:style-name="P4">
Images: ["<text:a xlink:type="simple" xlink:href="https://static.ukrinform.com/photos/2023_05/thumb_files/630_360_1684064044-551.jpg" text:style-name="Internet_20_link" text:visited-style-name="Visited_20_Internet_20_Link">
630_360_16840...</text:a>
"]</text:p>
      <text:p text:style-name="P4">
Tags: ['кіберспорт']</text:p>
      <text:p text:style-name="P4">
Type: Article</text:p>
      <!--METADATA-->
      <text:p text:style-name="P4">
<draw:frame draw:style-name="fr1" draw:name="Image159" text:anchor-type="as-char" svg:width="6.9236in" svg:height="3.956343in" draw:z-index="0">
<draw:image xlink:href="../Images/yкринформ/2023-05-14T14-35-06-03-00/630_360_1684064044-551.jpg" xlink:type="simple" xlink:show="embed" xlink:actuate="onLoad" draw:mime-type="image/jpeg"/>
</draw:frame>
 Українськакоманда Народжені перемогли Ninjas in Pyjamas на турнірі Blast Paris Major2023.</text:p>
      <text:p text:style-name="P4">
Сьогодні, 14 травня, український кіберспортивний клуб NAVI проводить матч урамках третього раунду стадії «Легенд» на BLAST Paris Major 2023, передаєУкрінформ.</text:p>
      <text:p text:style-name="P4">
NAVI перемогли Ninjas in Pyjamas. Українська команда іде з рахунком 2-1, а NiPз українцем «headtr1ck» - 1-2.</text:p>
      <text:p text:style-name="P4">
Maincast проводить офіційну українськомовну трансляцію турніру.</text:p>
      <text:p text:style-name="P4">
Україна посідає третє місце за представниками на етапі «Легенд» на BLAST ParisMajor 2023.</text:p>
      <text:p text:style-name="P4">
Матчі на вибування та вихід далі проходитимуть у форматі best-of-3, решта -best-of-1. 8 найкращих команд вийдуть на стадію «Чемпіонів».</text:p>
      <text:p text:style-name="P4">
<text:span text:style-name="T4">
Читайте також:</text:span>
 <text:a xlink:type="simple" xlink:href="https://www.ukrinform.ua/rubric-sports/3708810-navi-postupilisa-liquid-na-blast-paris-major-2023.html" text:style-name="Internet_20_link" text:visited-style-name="Visited_20_Internet_20_Link">
 <text:span text:style-name="T4">
NAVI</text:span>
 </text:a>
</text:p>
      <text:p text:style-name="P4">
Як повідомлялося, стадія «Легенд» проходитиме з 13 до 16 травня.</text:p>
      <text:p text:style-name="P4">
Фото: NAVI</text:p>
      <text:p text:style-name="P4">
Source: <text:a xlink:type="simple" xlink:href="https://www.ukrinform.ua/rubric-sports/3709049-navi-zdolali-ninjas-in-pyjamas-na-blast-paris-major-2023.html" text:style-name="Internet_20_link" text:visited-style-name="Visited_20_Internet_20_Link">
https://www.ukrinform.ua/rubric-sports/3709049-navi-zdolali-ninjas-in-pyjamas-na-blast-paris-major-2023.html</text:a>
</text:p>
      <!--NEWS-->
      <text:h text:style-name="P10" text:outline-level="1">
<text:span text:style-name="T4">
У США стався витік даних 237 тисяч держслужбовців</text:span>
</text:h>
      <text:p text:style-name="P4">
Authors: Ukrinform (Person)</text:p>
      <text:p text:style-name="P4">
Publisher: Укринформ (Organization)</text:p>
      <text:p text:style-name="P4">
Published Time: 2023-05-14T14:36:00+03:00</text:p>
      <text:p text:style-name="P4">
Modified Time: 2023-05-14T14:36:00+03:00</text:p>
      <text:p text:style-name="P4">
Description: У Департаменті транспорту США (USDOT) стався витік даних, внаслідок чого в Мережу потрапила особиста інформація 237 тисяч нинішніх і колишніх співробітників федерального уряду. — Укрінформ.</text:p>
      <text:p text:style-name="P4">
Images: ["<text:a xlink:type="simple" xlink:href="https://static.ukrinform.com/photos/2023_02/thumb_files/630_360_1676289684-442.jpg" text:style-name="Internet_20_link" text:visited-style-name="Visited_20_Internet_20_Link">
630_360_16762...</text:a>
"]</text:p>
      <text:p text:style-name="P4">
Tags: ['США', 'Транспорт', 'Персональні дані', 'Витік']</text:p>
      <text:p text:style-name="P4">
Type: Article</text:p>
      <!--METADATA-->
      <text:p text:style-name="P4">
<draw:frame draw:style-name="fr1" draw:name="Image160" text:anchor-type="as-char" svg:width="6.9236in" svg:height="3.956343in" draw:z-index="0">
<draw:image xlink:href="../Images/yкринформ/2023-05-14T14-36-00-03-00/630_360_1676289684-442.jpg" xlink:type="simple" xlink:show="embed" xlink:actuate="onLoad" draw:mime-type="image/jpeg"/>
</draw:frame>
 УДепартаменті транспорту США (USDOT) стався витік даних, внаслідок чого вМережу потрапила особиста інформація 237 тисяч нинішніх і колишніхспівробітників федерального уряду.</text:p>
      <text:p text:style-name="P4">
Про це повідомляє <text:a xlink:type="simple" xlink:href="https://www.reuters.com/world/us/data-237000-us-government-employees-breached-2023-05-12/" text:style-name="Internet_20_link" text:visited-style-name="Visited_20_Internet_20_Link">
 </text:a>
 , передає Укрінформ.</text:p>
      <text:p text:style-name="P4">
Злам стосувався системи обробки транзитних пільг TRANServe, яка відшкодовуєдержавним службовцям деякі витрати на проїзд.</text:p>
      <text:p text:style-name="P4">
Наразі неясно, чи була ця інформація використана зі злочинною метою.</text:p>
      <text:p text:style-name="P4">
У Міністерстві транспорту та зв'язку США заявили, що витік не вплинув насистему безпеки <text:a xlink:type="simple" xlink:href="https://www.ukrinform.ua/tag-transport" text:style-name="Internet_20_link" text:visited-style-name="Visited_20_Internet_20_Link">
 </text:a>
 .</text:p>
      <text:p text:style-name="P4">
Хто може нести відповідальність за злам, не повідомляється.</text:p>
      <text:p text:style-name="P4">
USDOT розслідує атаку і заблокувало доступ до системи транзитних пільг доти,доки вона не буде захищена і відновлена.</text:p>
      <text:p text:style-name="P4">
<text:span text:style-name="T4">
Читайте також:</text:span>
 <text:a xlink:type="simple" xlink:href="https://www.ukrinform.ua/rubric-technology/3623702-meta-ostrafuvali-na-277-miljoniv-za-vitik-danih-pro-koristuvaciv.html" text:style-name="Internet_20_link" text:visited-style-name="Visited_20_Internet_20_Link">
 <text:span text:style-name="T4">
витік</text:span>
 <text:span text:style-name="T4">
даних</text:span>
 </text:a>
</text:p>
      <text:p text:style-name="P4">
Як повідомлялося, раніше у соцмережі було злито нібито секретні документи, якістосувалися планів США й НАТО щодо запланованого контрнаступу ЗСУ.</text:p>
      <text:p text:style-name="P4">
13 квітня був затриманий 21-річний службовець ВПС США Джек Тейшейра, якомувисунули обвинувачення у вилученні, зберіганні та переданні секретноїінформації.</text:p>
      <text:p text:style-name="P4">
Source: <text:a xlink:type="simple" xlink:href="https://www.ukrinform.ua/rubric-technology/3709050-u-ssa-stavsa-vitik-danih-237-tisac-derzsluzbovciv.html" text:style-name="Internet_20_link" text:visited-style-name="Visited_20_Internet_20_Link">
https://www.ukrinform.ua/rubric-technology/3709050-u-ssa-stavsa-vitik-danih-237-tisac-derzsluzbovciv.html</text:a>
</text:p>
      <!--NEWS-->
      <text:h text:style-name="P10" text:outline-level="1">
<text:span text:style-name="T4">
Будь-який план щодо миру має базуватися на пропозиціях України – Президент</text:span>
</text:h>
      <text:p text:style-name="P4">
Authors: Ukrinform (Person)</text:p>
      <text:p text:style-name="P4">
Publisher: Укринформ (Organization)</text:p>
      <text:p text:style-name="P4">
Published Time: 2023-05-14T14:37:16+03:00</text:p>
      <text:p text:style-name="P4">
Modified Time: 2023-05-14T14:37:16+03:00</text:p>
      <text:p text:style-name="P4">
Description: Україна зацікавлена в залученості до Формули миру якомога більшої кількості краї, але будь-який мирний план має базуватися на українських пропозиціях. — Укрінформ.</text:p>
      <text:p text:style-name="P4">
Images: ["<text:a xlink:type="simple" xlink:href="https://static.ukrinform.com/photos/2023_05/thumb_files/630_360_1684060752-598.jpg" text:style-name="Internet_20_link" text:visited-style-name="Visited_20_Internet_20_Link">
630_360_16840...</text:a>
"]</text:p>
      <text:p text:style-name="P4">
Tags: ['Переговори', 'Зеленський', 'Війна з росією', 'Формула миру']</text:p>
      <text:p text:style-name="P4">
Type: Article</text:p>
      <!--METADATA-->
      <text:p text:style-name="P4">
<draw:frame draw:style-name="fr1" draw:name="Image161" text:anchor-type="as-char" svg:width="6.9236in" svg:height="3.956343in" draw:z-index="0">
<draw:image xlink:href="../Images/yкринформ/2023-05-14T14-37-16-03-00/630_360_1684060752-598.jpg" xlink:type="simple" xlink:show="embed" xlink:actuate="onLoad" draw:mime-type="image/jpeg"/>
</draw:frame>
 Україназацікавлена в залученості до Формули миру якомога більшої кількості краї, алебудь-який мирний план має базуватися на українських пропозиціях.</text:p>
      <text:p text:style-name="P4">
Про це заявив Президент Володимир Зеленський на пресконференції з Федеральнимканцлером Німеччини Олафом Шольцом, повідомляє кореспондент Укрінформу.</text:p>
      <text:p text:style-name="P4">
«Війна відбувається на території нашої держави, і тому базуватися будь-якийплан щодо миру буде на пропозиціях України. Це наша чітка позиція, це планУкраїни», - сказав глава держави.</text:p>
      <text:p text:style-name="P4">
Він нагадав, що торік на саміті G20 в Індонезії презентував Формулу миру.</text:p>
      <text:p text:style-name="P4">
«Що стосується інших держав, які хочуть проявляти і вже проявляють ті чи іншіініціативи. Нам не потрібно багато різних планів, тому що у нас одна Україна,і війна одна, і вона суто на нашій території. Тому базуватися треба на нашомуплані», - підкреслив Президент.</text:p>
      <text:p text:style-name="P4">
Водночас він зауважив, що Україна зацікавлена у тому, щоб якнайбільше державузяли участь у першому саміті Формули миру, робота над організацією якоготриває.</text:p>
      <text:p text:style-name="P4">
«Ми готові до дискусій, до будь-яких пропозицій, але тільки на нашомумайданчику», - додав Президент.</text:p>
      <text:p text:style-name="P4">
<text:span text:style-name="T4">
Читайте також:</text:span>
 <text:a xlink:type="simple" xlink:href="https://www.ukrinform.ua/rubric-ato/3709026-uze-cogoric-mozna-zavdati-rosii-nezvorotnoi-porazki-zelenskij.html" text:style-name="Internet_20_link" text:visited-style-name="Visited_20_Internet_20_Link">
 <text:span text:style-name="T4">
Зеленський</text:span>
 </text:a>
</text:p>
      <text:p text:style-name="P4">
Як повідомлялося, Президент Володимир Зеленський 14 травня перебуває з візитому Німеччині.</text:p>
      <text:p text:style-name="P4">
У листопаді 2022 року <text:a xlink:type="simple" xlink:href="https://www.ukrinform.ua/tag-zelenskij" text:style-name="Internet_20_link" text:visited-style-name="Visited_20_Internet_20_Link">
 </text:a>
 презентувавУкраїнську формулу миру. Зокрема, йдеться про забезпечення радіаційної,ядерної, продовольчої, енергетичної безпеки, звільнення всіх полонених ідепортованих, виконання Статуту ООН і відновлення територіальної цілісностіУкраїни та світового порядку, виведення російських військ і припинення бойовихдій, повернення справедливості, протидію екоциду, недопущення ескалації,фіксацію закінчення війни.</text:p>
      <text:p text:style-name="P4">
Source: <text:a xlink:type="simple" xlink:href="https://www.ukrinform.ua/rubric-ato/3709051-budakij-plan-sodo-miru-mae-bazuvatisa-na-propoziciah-ukraini-prezident.html" text:style-name="Internet_20_link" text:visited-style-name="Visited_20_Internet_20_Link">
https://www.ukrinform.ua/rubric-ato/3709051-budakij-plan-sodo-miru-mae-bazuvatisa-na-propoziciah-ukraini-prezident.html</text:a>
</text:p>
      <!--NEWS-->
      <text:h text:style-name="P10" text:outline-level="1">
<text:span text:style-name="T4">
лукашенко не з'явився на урочистостях до Дня прапора білорусі</text:span>
</text:h>
      <text:p text:style-name="P4">
Authors: Ukrinform (Person)</text:p>
      <text:p text:style-name="P4">
Publisher: Укринформ (Organization)</text:p>
      <text:p text:style-name="P4">
Published Time: 2023-05-14T14:47:06+03:00</text:p>
      <text:p text:style-name="P4">
Modified Time: 2023-05-14T14:47:06+03:00</text:p>
      <text:p text:style-name="P4">
Description: У білорусі олександр лукашенко на тлі чуток про його хворобу не з'явився на урочистостях з нагоди Дня прапора, герба та гімну. — Укрінформ.</text:p>
      <text:p text:style-name="P4">
Images: ["<text:a xlink:type="simple" xlink:href="https://static.ukrinform.com/photos/2020_06/thumb_files/630_360_1593093042-925.jpg" text:style-name="Internet_20_link" text:visited-style-name="Visited_20_Internet_20_Link">
630_360_15930...</text:a>
"]</text:p>
      <text:p text:style-name="P4">
Tags: ['білорусь', 'лукашенко', 'Свято', "Здоров'я"]</text:p>
      <text:p text:style-name="P4">
Type: Article</text:p>
      <!--METADATA-->
      <text:p text:style-name="P4">
<draw:frame draw:style-name="fr1" draw:name="Image162" text:anchor-type="as-char" svg:width="6.9236in" svg:height="3.956343in" draw:z-index="0">
<draw:image xlink:href="../Images/yкринформ/2023-05-14T14-47-06-03-00/630_360_1593093042-925.jpg" xlink:type="simple" xlink:show="embed" xlink:actuate="onLoad" draw:mime-type="image/jpeg"/>
</draw:frame>
 У білорусіолександр лукашенко на тлі чуток про його хворобу не з'явився на урочистостяхз нагоди Дня прапора, герба та гімну.</text:p>
      <text:p text:style-name="P4">
Про це повідомляє видання <text:a xlink:type="simple" xlink:href="http://z3rk4l0.xyz/news/economics/39094.html" text:style-name="Internet_20_link" text:visited-style-name="Visited_20_Internet_20_Link">
 </text:a>
 ,передає кореспондент Укрінформу.</text:p>
      <text:p text:style-name="P4">
«Сьогодні, 14 травня, влада відзначає День державних прапора, герба та гімну.У мінську відбувся урочистий ритуал вшанування державних символів, алеолександр лукашенко знову не з'явився на публіці», - йдеться у повідомленні.</text:p>
      <text:p text:style-name="P4">
Зазначається, що на церемонії виступив прем'єр-міністр Роман Головченко тазачитав звернення від лукашенка.</text:p>
      <text:p text:style-name="P4">
За інформацією видання, <text:a xlink:type="simple" xlink:href="https://www.ukrinform.ua/tag-lukasenko" text:style-name="Internet_20_link" text:visited-style-name="Visited_20_Internet_20_Link">
 </text:a>
 нез'являється у публічному просторі вже п'ятий день.</text:p>
      <text:p text:style-name="P4">
Про його стан чи місцеперебування нічого не відомо.</text:p>
      <text:p text:style-name="P4">
<text:span text:style-name="T4">
Читайте також:</text:span>
 <text:a xlink:type="simple" xlink:href="https://www.ukrinform.ua/rubric-world/3701674-pare-privitala-order-mks-na-arest-putina-ta-zaklikala-pokarati-takoz-lukasenka.html" text:style-name="Internet_20_link" text:visited-style-name="Visited_20_Internet_20_Link">
 <text:span text:style-name="T4">
лукашенка</text:span>
 </text:a>
</text:p>
      <text:p text:style-name="P4">
Як повідомлялося, 9 травня, невдовзі після параду в День Перемоги у москві, <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Під час параду на його руці можна було побачити бинт. Деякі експерти вважають,що це схоже на пов'язку після застосування катетера.</text:p>
      <text:p text:style-name="P4">
Source: <text:a xlink:type="simple" xlink:href="https://www.ukrinform.ua/rubric-world/3709057-lukasenko-ne-zavivsa-na-urocistostah-do-dna-prapora-bilorusi.html" text:style-name="Internet_20_link" text:visited-style-name="Visited_20_Internet_20_Link">
https://www.ukrinform.ua/rubric-world/3709057-lukasenko-ne-zavivsa-na-urocistostah-do-dna-prapora-bilorusi.html</text:a>
</text:p>
      <!--NEWS-->
      <text:h text:style-name="P10" text:outline-level="1">
<text:span text:style-name="T4">
Польща отримає перші HIMARS 15 травня – Блащак</text:span>
</text:h>
      <text:p text:style-name="P4">
Authors: Ukrinform (Person)</text:p>
      <text:p text:style-name="P4">
Publisher: Укринформ (Organization)</text:p>
      <text:p text:style-name="P4">
Published Time: 2023-05-14T14:53:15+03:00</text:p>
      <text:p text:style-name="P4">
Modified Time: 2023-05-14T14:53:15+03:00</text:p>
      <text:p text:style-name="P4">
Description: Польща отримає перші пускові установки HIMARS 15 травня. — Укрінформ.</text:p>
      <text:p text:style-name="P4">
Images: ["<text:a xlink:type="simple" xlink:href="https://static.ukrinform.com/photos/2022_06/thumb_files/630_360_1654111321-363.jpg" text:style-name="Internet_20_link" text:visited-style-name="Visited_20_Internet_20_Link">
630_360_16541...</text:a>
"]</text:p>
      <text:p text:style-name="P4">
Tags: ['Міноборони', 'Польща', 'HIMARS']</text:p>
      <text:p text:style-name="P4">
Type: Article</text:p>
      <!--METADATA-->
      <text:p text:style-name="P4">
<draw:frame draw:style-name="fr1" draw:name="Image163" text:anchor-type="as-char" svg:width="6.9236in" svg:height="3.956343in" draw:z-index="0">
<draw:image xlink:href="../Images/yкринформ/2023-05-14T14-53-15-03-00/630_360_1654111321-363.jpg" xlink:type="simple" xlink:show="embed" xlink:actuate="onLoad" draw:mime-type="image/jpeg"/>
</draw:frame>
 Польщаотримає перші пускові установки HIMARS 15 травня.</text:p>
      <text:p text:style-name="P4">
Про це в неділю під партійного з’їзду правлячої партії “Право іСправедливість” (PiS) заявив у Варшаві віцепрем’єр, міністр національноїоборони Польщі Маріуш Блащак, передає власний кореспондент Укрінформу.</text:p>
      <text:p text:style-name="P4">
“Завтра перші пускові установки HIMARS будуть в <text:a xlink:type="simple" xlink:href="https://www.ukrinform.ua/tag-polsa" text:style-name="Internet_20_link" text:visited-style-name="Visited_20_Internet_20_Link">
</text:a>
 ”,- заявив Блащак.</text:p>
      <text:p text:style-name="P4">
За повідомленням Міноборони Польщі, офіційна церемонія презентації першихпускових установок HIMARS відбудеться на 1-й базі транспортної авіації уВаршаві.</text:p>
      <text:p text:style-name="P4">
Польща в 2019 році купила у США 20 комплексів HIMARS, зокрема 18 бойових тадва навчальних, за 414 млн дол. Згодом Польща звернулася до США щодо купівліблизько 484 ракет цього типу й отримала від американської сторони згоду.Максимальна вартість закупівлі оцінюється в 10 млрд дол.</text:p>
      <text:p text:style-name="P4">
Перші пускові установки HIMARS потраплять цьогоріч на озброєння 15-їмеханізованої бригади ЗС Польщі, що дислокується на північному сході Польщі,неподалік кордонів із калінінградською областю рф і білоруссю.</text:p>
      <text:p text:style-name="P4">
<text:span text:style-name="T4">
Читайте також:</text:span>
 <text:a xlink:type="simple" xlink:href="https://www.ukrinform.ua/rubric-ato/3700884-hab-dla-remontu-ukrainskih-leopard-2-zapracue-u-polsi-v-travni-blasak.html" text:style-name="Internet_20_link" text:visited-style-name="Visited_20_Internet_20_Link">
 <text:span text:style-name="T4">
Блащак</text:span>
 </text:a>
</text:p>
      <text:p text:style-name="P4">
Як повідомлялося, віцепрем'єр-міністр, міністр національної оборони ПольщіМаріуш Блащак заявив, що цьогоріч у Польщі буде створено центрдообслуговування і виробництва артилерійської системи M142 HIMARS.</text:p>
      <text:p text:style-name="P4">
Source: <text:a xlink:type="simple" xlink:href="https://www.ukrinform.ua/rubric-world/3709059-polsa-otrimae-persi-himars-15-travna-blasak.html" text:style-name="Internet_20_link" text:visited-style-name="Visited_20_Internet_20_Link">
https://www.ukrinform.ua/rubric-world/3709059-polsa-otrimae-persi-himars-15-travna-blasak.html</text:a>
</text:p>
      <!--NEWS-->
      <text:h text:style-name="P10" text:outline-level="1">
<text:span text:style-name="T4">
У Миколаєві комунальники ліквідовують наслідки російських обстрілів</text:span>
</text:h>
      <text:p text:style-name="P4">
Authors: Ukrinform (Person)</text:p>
      <text:p text:style-name="P4">
Publisher: Укринформ (Organization)</text:p>
      <text:p text:style-name="P4">
Published Time: 2023-05-14T14:55:00+03:00</text:p>
      <text:p text:style-name="P4">
Modified Time: 2023-05-14T14:55:00+03:00</text:p>
      <text:p text:style-name="P4">
Description: У Миколаєві комунальники продовжують ліквідовувати наслідки російських обстрілів. — Укрінформ.</text:p>
      <text:p text:style-name="P4">
Images: ["<text:a xlink:type="simple" xlink:href="https://static.ukrinform.com/photos/2023_05/thumb_files/630_360_1684065157-268.jpg" text:style-name="Internet_20_link" text:visited-style-name="Visited_20_Internet_20_Link">
630_360_16840...</text:a>
"]</text:p>
      <text:p text:style-name="P4">
Tags: ['Миколаїв', 'Обстріл', 'Ремонт', 'Відбудова']</text:p>
      <text:p text:style-name="P4">
Type: Article</text:p>
      <!--METADATA-->
      <text:p text:style-name="P4">
<draw:frame draw:style-name="fr1" draw:name="Image164" text:anchor-type="as-char" svg:width="6.9236in" svg:height="3.956343in" draw:z-index="0">
<draw:image xlink:href="../Images/yкринформ/2023-05-14T14-55-00-03-00/630_360_1684065157-268.jpg" xlink:type="simple" xlink:show="embed" xlink:actuate="onLoad" draw:mime-type="image/jpeg"/>
</draw:frame>
 УМиколаєві комунальники продовжують ліквідовувати наслідки російськихобстрілів.</text:p>
      <text:p text:style-name="P4">
Про це повідомив міський голова Олександр Сєнкевич у <text:a xlink:type="simple" xlink:href="https://t.me/senkevichonline/4457" text:style-name="Internet_20_link" text:visited-style-name="Visited_20_Internet_20_Link">
</text:a>
 , передає Укрінформ.</text:p>
      <text:p text:style-name="P4">
«Сьогодні наші комунальники продовжують ліквідовувати наслідки російських <text:a xlink:type="simple" xlink:href="https://www.ukrinform.ua/tag-obstril" text:style-name="Internet_20_link" text:visited-style-name="Visited_20_Internet_20_Link">
</text:a>
 . Бригади КП «Пілот» зашивають вікна учотирьох багатоповерхівках», - написав Сєнкевич.</text:p>
      <text:p text:style-name="P4">
За його словами, працівники КП «Парки» та «ЕЛУ автодоріг» вивезли практичновсе сміття та уламки. Надалі будуть вивозити ті уламки, які люди виносять зісвоїх квартир.</text:p>
      <text:p text:style-name="P4">
За вчорашній день ремонтні бригади використали 150 листів ОСБ-плит та видали1000 м² плівки. До будинків відновили електро- та водопостачання. Лише водному з під’їздів залишається пошкоджена водомережа.</text:p>
      <text:p text:style-name="P4">
<text:span text:style-name="T4">
Читайте також:</text:span>
 <text:a xlink:type="simple" xlink:href="https://www.ukrinform.ua/rubric-vidbudova/3709028-energetiki-vidnovili-elektropostacanna-se-u-dvoh-naselenih-punktah-hersonsini.html" text:style-name="Internet_20_link" text:visited-style-name="Visited_20_Internet_20_Link">
 <text:span text:style-name="T4">
Енергетики</text:span>
 <text:span text:style-name="T4">
повернули</text:span>
 <text:span text:style-name="T4">
світло</text:span>
 <text:span text:style-name="T4">
два</text:span>
<text:span text:style-name="T4">
населені</text:span>
 <text:span text:style-name="T4">
пункти</text:span>
 <text:span text:style-name="T4">
Херсонщини</text:span>
 </text:a>
</text:p>
      <text:p text:style-name="P4">
Також свої ділянки за кілька днів відпрацюють газовики.</text:p>
      <text:p text:style-name="P4">
Як повідомлялося, в ніч на 13 травня <text:a xlink:type="simple" xlink:href="https://www.ukrinform.ua/rubric-ato/3708584-obstril-mikolaeva-zagarbniki-zastosuvali-bezpilotniki-postrazdali-troe-civilnih.html" text:style-name="Internet_20_link" text:visited-style-name="Visited_20_Internet_20_Link">
 </text:a>
 – зруйновано хлібзавод, дитячий садок, пошкоджено 8багатоповерхівок. Троє людей поранено.</text:p>
      <text:p text:style-name="P4">
<text:span text:style-name="T5">
Фото: Олександр Сєнкевич / Телеграм</text:span>
</text:p>
      <text:p text:style-name="P4">
Source: <text:a xlink:type="simple" xlink:href="https://www.ukrinform.ua/rubric-vidbudova/3709060-u-mikolaevi-komunalniki-likvidovuut-naslidki-rosijskih-obstriliv.html" text:style-name="Internet_20_link" text:visited-style-name="Visited_20_Internet_20_Link">
https://www.ukrinform.ua/rubric-vidbudova/3709060-u-mikolaevi-komunalniki-likvidovuut-naslidki-rosijskih-obstriliv.html</text:a>
</text:p>
      <!--NEWS-->
      <text:h text:style-name="P10" text:outline-level="1">
<text:span text:style-name="T4">
УПЛ: «Зоря» розгромила «Металіст», «Львів» поступився «Ворсклі»</text:span>
</text:h>
      <text:p text:style-name="P4">
Authors: Ukrinform (Person)</text:p>
      <text:p text:style-name="P4">
Publisher: Укринформ (Organization)</text:p>
      <text:p text:style-name="P4">
Published Time: 2023-05-14T14:59:00+03:00</text:p>
      <text:p text:style-name="P4">
Modified Time: 2023-05-14T14:59:00+03:00</text:p>
      <text:p text:style-name="P4">
Description: У чемпіонаті України з футболу серед команд Прем'єр-ліги завершилися чергові поєдинки 26-го туру. — Укрінформ.</text:p>
      <text:p text:style-name="P4">
Images: ["<text:a xlink:type="simple" xlink:href="https://static.ukrinform.com/photos/2017_05/thumb_files/630_360_1495778321-5364.jpg" text:style-name="Internet_20_link" text:visited-style-name="Visited_20_Internet_20_Link">
630_360_14957...</text:a>
"]</text:p>
      <text:p text:style-name="P4">
Tags: ['Футбол', "Прем'єр-ліга"]</text:p>
      <text:p text:style-name="P4">
Type: Article</text:p>
      <!--METADATA-->
      <text:p text:style-name="P4">
<draw:frame draw:style-name="fr1" draw:name="Image165" text:anchor-type="as-char" svg:width="6.9236in" svg:height="3.956343in" draw:z-index="0">
<draw:image xlink:href="../Images/yкринформ/2023-05-14T14-59-00-03-00/630_360_1495778321-5364.jpg" xlink:type="simple" xlink:show="embed" xlink:actuate="onLoad" draw:mime-type="image/jpeg"/>
</draw:frame>
 Учемпіонаті України з футболу серед команд Прем'єр-ліги завершилися черговіпоєдинки 26-го туру.</text:p>
      <text:p text:style-name="P4">
Харківський «Металіст» в Ужгороді розгромно програв луганській «Зорі» - 0:5, а«Львів» у паралельному матчі поступився полтавській «Ворсклі» - 0:2, передаєУкрінформ.</text:p>
      <text:p text:style-name="P4">
«Зоря» здобула перемогу завдяки автоголу захисника номінальних господарівОлександр Мізюк на 1-й хвилині та забитим м'ячам Едуардо Гереро (10), ЄвгенаШахова (21), Максима Імерекова (27) та Володимира Бражка (85). На 33-й хвилинізустрічі Сергій Булеца («Зоря») не реалізував пенальті. «Металіст» на 31-йхвилині залишився у меншості через вилучення півзахисника Єгора Демченка.</text:p>
      <text:p text:style-name="P4">
Успіх «Ворсклі» принесли гол із 11-метрової позначки албанського форвардаТауланта Сефері (56) та результативний удар Олександра Скляра (90+1).</text:p>
      <text:p text:style-name="P4">
У неділю також грають рівненський «Верес» та харківський «Металіст 1925»,криворізький «Кривбас» та львівський «Рух».</text:p>
      <text:p text:style-name="P4">
Програму туру у понеділок, 15 травня, завершать поєдинки закарпатського«Миная» та «Дніпра-1» (13.00), ковалівського «Колоса» та «Олександрії»(15.00).</text:p>
      <text:p text:style-name="P4">
<text:span text:style-name="T5">
Результати попередніх матчів туру:</text:span>
</text:p>
      <text:p text:style-name="P4">
«Динамо» (Київ) - «Чорноморець» (Одеса) - 2:3</text:p>
      <text:p text:style-name="P4">
«Інгулець» (Петрове) - «Шахтар» (Донецьк) - 0:2.</text:p>
      <text:p text:style-name="P4">
<text:span text:style-name="T4">
Читайте також:</text:span>
 <text:a xlink:type="simple" xlink:href="https://www.ukrinform.ua/rubric-sports/3708746-dinamo-progralo-cornomorcu-na-stari-26go-turu-upl.html" text:style-name="Internet_20_link" text:visited-style-name="Visited_20_Internet_20_Link">
 </text:a>
</text:p>
      <text:p text:style-name="P4">
У турнірній таблиці УПЛ лідирує «Шахтар», у якого 63 очки (після 26-ти ігор),далі - «Дніпро-1» - 58 (25), «Зоря» - 58 (26), «Динамо» - 50 (26),«Олександрія» - 39 (25), «Ворскла» - 33 (26), «Колос» - 33 (25), «Кривбас» -32 (25)...</text:p>
      <text:p text:style-name="P4">
Source: <text:a xlink:type="simple" xlink:href="https://www.ukrinform.ua/rubric-sports/3709063-upl-zora-rozgromila-metalist-lviv-postupivsa-vorskli.html" text:style-name="Internet_20_link" text:visited-style-name="Visited_20_Internet_20_Link">
https://www.ukrinform.ua/rubric-sports/3709063-upl-zora-rozgromila-metalist-lviv-postupivsa-vorskli.html</text:a>
</text:p>
      <!--NEWS-->
      <text:h text:style-name="P10" text:outline-level="1">
<text:span text:style-name="T4">
У російському Тольятті горів завод</text:span>
</text:h>
      <text:p text:style-name="P4">
Authors: Ukrinform (Person)</text:p>
      <text:p text:style-name="P4">
Publisher: Укринформ (Organization)</text:p>
      <text:p text:style-name="P4">
Published Time: 2023-05-14T15:05:00+03:00</text:p>
      <text:p text:style-name="P4">
Modified Time: 2023-05-14T15:05:00+03:00</text:p>
      <text:p text:style-name="P4">
Description: У російському місті Тольятті Самарської області сталася пожежа на заводі, де виробляються металеві двері. — Укрінформ.</text:p>
      <text:p text:style-name="P4">
Images: ["<text:a xlink:type="simple" xlink:href="https://static.ukrinform.com/photos/2018_05/thumb_files/630_360_1526257016-6927.jpg" text:style-name="Internet_20_link" text:visited-style-name="Visited_20_Internet_20_Link">
630_360_15262...</text:a>
"]</text:p>
      <text:p text:style-name="P4">
Tags: ['Пожежа', 'Завод', 'росія']</text:p>
      <text:p text:style-name="P4">
Type: Article</text:p>
      <!--METADATA-->
      <text:p text:style-name="P4">
<draw:frame draw:style-name="fr1" draw:name="Image166" text:anchor-type="as-char" svg:width="6.9236in" svg:height="3.956343in" draw:z-index="0">
<draw:image xlink:href="../Images/yкринформ/2023-05-14T15-05-00-03-00/630_360_1526257016-6927.jpg" xlink:type="simple" xlink:show="embed" xlink:actuate="onLoad" draw:mime-type="image/jpeg"/>
</draw:frame>
 Уросійському місті Тольятті Самарської області сталася пожежа на заводі, девиробляються металеві двері.</text:p>
      <text:p text:style-name="P4">
Про це повідомляє <text:a xlink:type="simple" xlink:href="https://meduza.io/news/2023/05/14/v-tolyatti-proizoshel-krupnyy-pozhar-na-zavode-po-proizvodstvu-dverey-vlasti-zayavili-chto-kontsentratsiya-vrednyh-veschestv-v-vozduhe-v-norme" text:style-name="Internet_20_link" text:visited-style-name="Visited_20_Internet_20_Link">
 </text:a>
 , передає кореспондентУкрінформу.</text:p>
      <text:p text:style-name="P4">
<text:a xlink:type="simple" xlink:href="https://www.ukrinform.ua/tag-pozeza" text:style-name="Internet_20_link" text:visited-style-name="Visited_20_Internet_20_Link">
 </text:a>
 виникла у фарбувальному цеху пізноввечері 13 травня. Менше ніж за дві години вогонь охопив до 20 тис. квадратнихметрів. Обвалився дах будівлі на площі п'ять тисяч квадратних метрів.</text:p>
      <text:p text:style-name="P4">
За даними регіонального управління МНС, о 6.45 14 травня рятувальникиліквідували відкрите горіння. До гасіння було залучено понад 300 осіб та 69одиниць техніки, у тому числі два пожежні потяги.</text:p>
      <text:p text:style-name="P4">
З цеху евакуювали 13 людей. Про постраждалих чи загиблих не повідомляється.</text:p>
      <text:p text:style-name="P4">
<text:span text:style-name="T4">
Читайте також:</text:span>
 <text:a xlink:type="simple" xlink:href="https://www.ukrinform.ua/rubric-world/3708747-u-centri-moskvi-gorit-gotel-interkontinental.html" text:style-name="Internet_20_link" text:visited-style-name="Visited_20_Internet_20_Link">
 <text:span text:style-name="T4">
готель</text:span>
 </text:a>
</text:p>
      <text:p text:style-name="P4">
Попередньою причиною пожежі називають порушення технологічного процесу.Прокуратура проводить перевірку.</text:p>
      <text:p text:style-name="P4">
Як повідомлялося, 12 травня сталися пожежі в москві та підмосков’ї. <text:a xlink:type="simple" xlink:href="https://www.ukrinform.ua/rubric-world/3708130-u-moskvi-goriv-zavod-de-vigotovlaut-dviguni-dla-migiv.html" text:style-name="Internet_20_link" text:visited-style-name="Visited_20_Internet_20_Link">
</text:a>
 ім. Чернишова, де виготовляють двигуни длявійськових літаків МіГ. У підмосковному місті Дзержинському палав великийсклад просто неба, на якому зібрані використані покришки.</text:p>
      <text:p text:style-name="P4">
Source: <text:a xlink:type="simple" xlink:href="https://www.ukrinform.ua/rubric-world/3709066-u-rosijskomu-tolatti-goriv-zavod.html" text:style-name="Internet_20_link" text:visited-style-name="Visited_20_Internet_20_Link">
https://www.ukrinform.ua/rubric-world/3709066-u-rosijskomu-tolatti-goriv-zavod.html</text:a>
</text:p>
      <!--NEWS-->
      <text:h text:style-name="P10" text:outline-level="1">
<text:span text:style-name="T4">
President of Ukraine Zelensky has arrived in Paris</text:span>
</text:h>
      <text:p text:style-name="P4">
Authors: liveuamap (Language: en)</text:p>
      <text:p text:style-name="P4">
Time: 2023-05-14T15:19:04</text:p>
      <text:p text:style-name="P4">
Location: Paris, Île-de-France (Latitude:48.86578 Longtitude:2.30731)</text:p>
      <text:p text:style-name="P4">
Videos: []</text:p>
      <text:p text:style-name="P4">
Images: []</text:p>
      <text:p text:style-name="P4">
Tags: ["Europe", "France"]</text:p>
      <text:p text:style-name="P4">
ID: 22562866</text:p>
      <!--METADATA-->
      <text:p text:style-name="P4">
President of Ukraine Zelensky has arrived in Paris</text:p>
      <text:p text:style-name="P4">
News Collection Link: <text:a xlink:type="simple" xlink:href="https://liveuamap.com/en/2023/14-may-president-of-ukraine-zelensky-has-arrived-in-paris" text:style-name="Internet_20_link" text:visited-style-name="Visited_20_Internet_20_Link">
https://liveuamap.com/en/2023/14-may-president-of-ukraine-zelensky-has-arrived-in-paris</text:a>
</text:p>
      <text:p text:style-name="P4">
Source: <text:a xlink:type="simple" xlink:href="https://t.me/V_Zelenskiy_official/6227" text:style-name="Internet_20_link" text:visited-style-name="Visited_20_Internet_20_Link">
https://t.me/V_Zelenskiy_official/6227</text:a>
</text:p>
      <!--NEWS-->
      <text:h text:style-name="P10" text:outline-level="1">
<text:span text:style-name="T4">
1 person killed as result of shelling in Primorske village of Zaporizhzhia region, 5 more wou...</text:span>
</text:h>
      <text:p text:style-name="P4">
Authors: liveuamap (Language: en)</text:p>
      <text:p text:style-name="P4">
Time: 2023-05-14T15:22:59</text:p>
      <text:p text:style-name="P4">
Location: Zaporizhia (Latitude:47.62271 Longtitude:35.28566)</text:p>
      <text:p text:style-name="P4">
Videos: []</text:p>
      <text:p text:style-name="P4">
Images: []</text:p>
      <text:p text:style-name="P4">
Tags: ["Europe", "Central and Eastern Europe"]</text:p>
      <text:p text:style-name="P4">
ID: 22562867</text:p>
      <!--METADATA-->
      <text:p text:style-name="P4">
1 person killed as result of shelling in Primorske village of Zaporizhzhiaregion, 5 more wounded</text:p>
      <text:p text:style-name="P4">
News Collection Link: <text:a xlink:type="simple" xlink:href="https://liveuamap.com/en/2023/14-may-1-person-killed-as-result-of-shelling-in-primorske" text:style-name="Internet_20_link" text:visited-style-name="Visited_20_Internet_20_Link">
https://liveuamap.com/en/2023/14-may-1-person-killed-as-result-of-shelling-in-primorske</text:a>
</text:p>
      <text:p text:style-name="P4">
Source: <text:a xlink:type="simple" xlink:href="https://t.me/suspilnenews/20737" text:style-name="Internet_20_link" text:visited-style-name="Visited_20_Internet_20_Link">
https://t.me/suspilnenews/20737</text:a>
</text:p>
      <!--NEWS-->
      <text:h text:style-name="P10" text:outline-level="1">
<text:span text:style-name="T4">
Сійярто вирушив до Китаю, щоб обговорити план урегулювання війни в Україні</text:span>
</text:h>
      <text:p text:style-name="P4">
Authors: Ukrinform (Person)</text:p>
      <text:p text:style-name="P4">
Publisher: Укринформ (Organization)</text:p>
      <text:p text:style-name="P4">
Published Time: 2023-05-14T15:25:00+03:00</text:p>
      <text:p text:style-name="P4">
Modified Time: 2023-05-14T15:25:00+03:00</text:p>
      <text:p text:style-name="P4">
Description: Міністр закордонних справ і зовнішньоекономічних зв'язків Угорщини Петер Сійярто попрямував до Китаю, щоб обговорити план мирного врегулювання ситуації в Україні. — Укрінформ.</text:p>
      <text:p text:style-name="P4">
Images: ["<text:a xlink:type="simple" xlink:href="https://static.ukrinform.com/photos/2015_10/thumb_files/630_360_1443904567-5893.jpg" text:style-name="Internet_20_link" text:visited-style-name="Visited_20_Internet_20_Link">
630_360_14439...</text:a>
"]</text:p>
      <text:p text:style-name="P4">
Tags: ['Китай', 'Угорщина', 'Україна', 'Війна з росією']</text:p>
      <text:p text:style-name="P4">
Type: Article</text:p>
      <!--METADATA-->
      <text:p text:style-name="P4">
<draw:frame draw:style-name="fr1" draw:name="Image167" text:anchor-type="as-char" svg:width="6.9236in" svg:height="3.956343in" draw:z-index="0">
<draw:image xlink:href="../Images/yкринформ/2023-05-14T15-25-00-03-00/630_360_1443904567-5893.jpg" xlink:type="simple" xlink:show="embed" xlink:actuate="onLoad" draw:mime-type="image/jpeg"/>
</draw:frame>
 Міністрзакордонних справ і зовнішньоекономічних зв'язків Угорщини Петер Сійяртопопрямував до Китаю, щоб обговорити план мирного врегулювання ситуації вУкраїні.</text:p>
      <text:p text:style-name="P4">
Про це повідомляє <text:a xlink:type="simple" xlink:href="https://report.az/ru/drugie-strany/glava-mid-vengrii-napravilsya-v-kitaj-obsudit-plan-uregulirovaniya-konflikta-v-ukraine/" text:style-name="Internet_20_link" text:visited-style-name="Visited_20_Internet_20_Link">
 </text:a>
 зпосиланням на допис глави МЗС Угорщини у соцмережах, передає Укрінформ.</text:p>
      <text:p text:style-name="P4">
"По сусідству з нами йде війна, Європа охоплена військовим психозом, томузусилля на підтримку миру мають особливе значення і мають постійнопідкріплюватися", - зазначив Сійярто.</text:p>
      <text:p text:style-name="P4">
Він пояснив, що <text:a xlink:type="simple" xlink:href="https://www.ukrinform.ua/tag-ugorsina" text:style-name="Internet_20_link" text:visited-style-name="Visited_20_Internet_20_Link">
 </text:a>
 підтримуєкитайський мирний план з двох причин: він існує і спрямований на досягненнямиру.</text:p>
      <text:p text:style-name="P4">
Як <text:a xlink:type="simple" xlink:href="https://www.ukrinform.ua/rubric-world/3705472-glava-mzs-ugorsini-poskandaliv-z-poslom-ssa-zvinuvativsi-jogo-v-propagandi-vijni.html" text:style-name="Internet_20_link" text:visited-style-name="Visited_20_Internet_20_Link">
 </text:a>
 ,Угорщина, на відміну від усієї Європи, заграє з рф, зокрема міністрзакордонних справ Угорщини Петер Сіярто звинуватив посла США в Угорщині ДевідаПрессмана в пропаганді війни.</text:p>
      <text:p text:style-name="P4">
У квітні в угорському парламенті прихильники правлячої партії "Фідес" непроголосували за документ, який підтримує арешт та передачу російськогопрезидента володимира путіна Міжнародному кримінальному суду, якщо він приїдедо Угорщини.</text:p>
      <text:p text:style-name="P4">
<text:span text:style-name="T4">
Читайте також:</text:span>
 <text:a xlink:type="simple" xlink:href="https://www.ukrinform.ua/rubric-economy/3700867-ugorsina-viznacila-umovi-tranzitu-zaboronenoi-dla-importu-ukrainskoi-agroprodukcii.html" text:style-name="Internet_20_link" text:visited-style-name="Visited_20_Internet_20_Link">
 <text:span text:style-name="T4">
Угорщина</text:span>
 </text:a>
</text:p>
      <text:p text:style-name="P4">
Прем’єр-міністр Угорщини Віктор Орбан наприкінці лютого на відкритті черговоїсесії парламенту, де озвучив низку суперечливих наративів про війну росіїпроти України. Зокрема, він заявив, війна «погана для українців, росіян,угорського народу, для Європи, і дедалі більш очевидно, що вона погана длявсього світу», але угорці вважають, що мають триматися якомога далі від неї.</text:p>
      <text:p text:style-name="P4">
За словами Орбана, він підтримує "мирний план" Китаю щодо України всуперечпозиції західних лідерів.</text:p>
      <text:p text:style-name="P4">
Орбан також переклав вину за інфляцію в Угорщині на Брюссель, спричиненунібито санкційною політикою ЄС.</text:p>
      <text:p text:style-name="P4">
Source: <text:a xlink:type="simple" xlink:href="https://www.ukrinform.ua/rubric-polytics/3709076-sijarto-virusiv-do-kitau-sob-obgovoriti-plan-ureguluvanna-vijni-v-ukraini.html" text:style-name="Internet_20_link" text:visited-style-name="Visited_20_Internet_20_Link">
https://www.ukrinform.ua/rubric-polytics/3709076-sijarto-virusiv-do-kitau-sob-obgovoriti-plan-ureguluvanna-vijni-v-ukraini.html</text:a>
</text:p>
      <!--NEWS-->
      <text:h text:style-name="P10" text:outline-level="1">
<text:span text:style-name="T4">
Унаслідок ворожого обстрілу Марганецької громади поранені двоє людей</text:span>
</text:h>
      <text:p text:style-name="P4">
Authors: Ukrinform (Person)</text:p>
      <text:p text:style-name="P4">
Publisher: Укринформ (Organization)</text:p>
      <text:p text:style-name="P4">
Published Time: 2023-05-14T15:32:00+03:00</text:p>
      <text:p text:style-name="P4">
Modified Time: 2023-05-14T15:32:00+03:00</text:p>
      <text:p text:style-name="P4">
Description: Вдень росіяни обстріляли Марганецьку громаду на Дніпропетровщині - двох людей госпіталізовано у стані середньої тяжкості.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Дніпропетровщина', 'Обстріл', 'Поранені', 'Війна з росією']</text:p>
      <text:p text:style-name="P4">
Type: Article</text:p>
      <!--METADATA-->
      <text:p text:style-name="P4">
<draw:frame draw:style-name="fr1" draw:name="Image168" text:anchor-type="as-char" svg:width="6.9236in" svg:height="3.956343in" draw:z-index="0">
<draw:image xlink:href="../Images/yкринформ/2023-05-14T15-32-00-03-00/630_360_1654768443-794.jpg" xlink:type="simple" xlink:show="embed" xlink:actuate="onLoad" draw:mime-type="image/jpeg"/>
</draw:frame>
 Вденьросіяни обстріляли Марганецьку громаду на Дніпропетровщині - двох людейгоспіталізовано у стані середньої тяжкості.</text:p>
      <text:p text:style-name="P4">
Про це повідомляє у <text:a xlink:type="simple" xlink:href="https://t.me/dnipropetrovskaODA/4619" text:style-name="Internet_20_link" text:visited-style-name="Visited_20_Internet_20_Link">
 </text:a>
 головаДніпропетровської ОДА Сергій Лисак, передає Укрінформ.</text:p>
      <text:p text:style-name="P4">
«Двох людей <text:a xlink:type="simple" xlink:href="https://www.ukrinform.ua/tag-poraneni" text:style-name="Internet_20_link" text:visited-style-name="Visited_20_Internet_20_Link">
 </text:a>
 ворог у Марганецькійгромаді Нікопольського району. Туди пообіді рашисти поцілили з артилерії», -йдеться в повідомленні.</text:p>
      <text:p text:style-name="P4">
За інформацією Лисака, 38-річні чоловік та жінка отримали мінно-вибуховітравми, контузію та осколкові ураження. Вони госпіталізовані у стані середньоїтяжкості.</text:p>
      <text:p text:style-name="P4">
<text:span text:style-name="T4">
Читайте також:</text:span>
 <text:a xlink:type="simple" xlink:href="https://www.ukrinform.ua/rubric-regions/3709045-na-hersonsini-cerez-vorozij-obstril-zaginuv-colovik.html" text:style-name="Internet_20_link" text:visited-style-name="Visited_20_Internet_20_Link">
 <text:span text:style-name="T4">
обстріл</text:span>
 </text:a>
</text:p>
      <text:p text:style-name="P4">
Наслідки атаки нині уточнюються.</text:p>
      <text:p text:style-name="P4">
Як повідомлялося, в ніч на 14 травня <text:a xlink:type="simple" xlink:href="https://www.ukrinform.ua/rubric-ato/3708899-unoci-vorog-z-vazkoi-artilerii-obstrilav-gromadu-v-nikopolskomu-rajoni.html" text:style-name="Internet_20_link" text:visited-style-name="Visited_20_Internet_20_Link">
 </text:a>
 , внаслідок чого пошкоджень зазнали об'єкт інфраструктури ітранспортне підприємство.</text:p>
      <text:p text:style-name="P4">
Source: <text:a xlink:type="simple" xlink:href="https://www.ukrinform.ua/rubric-ato/3709078-unaslidok-vorozogo-obstrilu-marganeckoi-gromadi-poraneni-dvoe-ludej.html" text:style-name="Internet_20_link" text:visited-style-name="Visited_20_Internet_20_Link">
https://www.ukrinform.ua/rubric-ato/3709078-unaslidok-vorozogo-obstrilu-marganeckoi-gromadi-poraneni-dvoe-ludej.html</text:a>
</text:p>
      <!--NEWS-->
      <text:h text:style-name="P10" text:outline-level="1">
<text:span text:style-name="T4">
Із 1 червня в Україні запрацює електронний лісорубний квиток</text:span>
</text:h>
      <text:p text:style-name="P4">
Authors: Ukrinform (Person)</text:p>
      <text:p text:style-name="P4">
Publisher: Укринформ (Organization)</text:p>
      <text:p text:style-name="P4">
Published Time: 2023-05-14T15:38:00+03:00</text:p>
      <text:p text:style-name="P4">
Modified Time: 2023-05-14T15:38:00+03:00</text:p>
      <text:p text:style-name="P4">
Description: В Україні з 1 червня буде запущено електронний лісорубний квиток та сертифікат про походження деревини. — Укрінформ.</text:p>
      <text:p text:style-name="P4">
Images: ["<text:a xlink:type="simple" xlink:href="https://static.ukrinform.com/photos/2016_11/thumb_files/630_360_1478998706-9112.jpg" text:style-name="Internet_20_link" text:visited-style-name="Visited_20_Internet_20_Link">
630_360_14789...</text:a>
"]</text:p>
      <text:p text:style-name="P4">
Tags: ['Е-квиток', 'Ліс', 'Деревина']</text:p>
      <text:p text:style-name="P4">
Type: Article</text:p>
      <!--METADATA-->
      <text:p text:style-name="P4">
<draw:frame draw:style-name="fr1" draw:name="Image169" text:anchor-type="as-char" svg:width="6.9236in" svg:height="3.956343in" draw:z-index="0">
<draw:image xlink:href="../Images/yкринформ/2023-05-14T15-38-00-03-00/630_360_1478998706-9112.jpg" xlink:type="simple" xlink:show="embed" xlink:actuate="onLoad" draw:mime-type="image/jpeg"/>
</draw:frame>
 В Україніз 1 червня буде запущено електронний лісорубний квиток та сертифікат пропоходження деревини.</text:p>
      <text:p text:style-name="P4">
Про це у <text:a xlink:type="simple" xlink:href="https://www.facebook.com/permalink.php" text:style-name="Internet_20_link" text:visited-style-name="Visited_20_Internet_20_Link">
</text:a>
повідомив генеральний директор ДП «Ліси України» Юрій Болоховець, передаєУкрінформ.</text:p>
      <text:p text:style-name="P4">
«Уряд прийняв постанову про запуск електронного лісорубного квитка тасертифікату про походження <text:a xlink:type="simple" xlink:href="https://www.ukrinform.ua/tag-derevina" text:style-name="Internet_20_link" text:visited-style-name="Visited_20_Internet_20_Link">
 </text:a>
 . Надцими змінами працювала наша команда Держлісагентства два роки», - йдеться вповідомленні.</text:p>
      <text:p text:style-name="P4">
Зміни набувають чинності з 1 червня.</text:p>
      <text:p text:style-name="P4">
За словами очільника держпідприємства, із запровадженням е-лісорубного квиткабудуть мінімізовані корупційні ризики, яких вистачало за часів існуванняпаперового варіанту документа.</text:p>
      <text:p text:style-name="P4">
Електронний квиток надаватиметься на кожну окрему ділянку, де плануєтьсязаготівля, і буде містити інформацію про всі види рубок. Його діяпоширюватиметься на всіх лісокористувачів. ДП “Ліси України” такожзобовʼязується користуватися цією послугою.</text:p>
      <text:p text:style-name="P4">
<text:span text:style-name="T4">
Читайте також:</text:span>
 <text:a xlink:type="simple" xlink:href="https://www.ukrinform.ua/rubric-economy/3707984-v-ukraini-perevikonali-plan-posadki-derev-za-programou-zelena-kraina.html" text:style-name="Internet_20_link" text:visited-style-name="Visited_20_Internet_20_Link">
 </text:a>
</text:p>
      <text:p text:style-name="P4">
Е-лісорубні квитки автоматично вноситимуться на карту сайту ДП«Лісогосподарський інноваційно-аналітичний центр» та в систему електронногообліку деревини, що дозволить створити єдину електронну базу даних.</text:p>
      <text:p text:style-name="P4">
Як підкреслив Болоховець, і лісорубний квиток, і сертифікат про походженнядеревини можна буде отримати онлайн.</text:p>
      <text:p text:style-name="P4">
Як повідомлялося, <text:a xlink:type="simple" xlink:href="https://www.ukrinform.ua/rubric-economy/3708383-kabmin-zaprovadzue-elektronnij-lisorubnij-kvitok.html" text:style-name="Internet_20_link" text:visited-style-name="Visited_20_Internet_20_Link">
 </text:a>
 із запровадження з 1 червня вУкраїні лісорубного квитка в електронній формі.</text:p>
      <text:p text:style-name="P4">
Source: <text:a xlink:type="simple" xlink:href="https://www.ukrinform.ua/rubric-economy/3709081-iz-1-cervna-v-ukraini-zapracue-elektronnij-lisorubnij-kvitok.html" text:style-name="Internet_20_link" text:visited-style-name="Visited_20_Internet_20_Link">
https://www.ukrinform.ua/rubric-economy/3709081-iz-1-cervna-v-ukraini-zapracue-elektronnij-lisorubnij-kvitok.html</text:a>
</text:p>
      <!--NEWS-->
      <text:h text:style-name="P10" text:outline-level="1">
<text:span text:style-name="T4">
President of Ukraine Zelensky met with Chancellor Scholz and visited Ukrainian troops trainin...</text:span>
</text:h>
      <text:p text:style-name="P4">
Authors: liveuamap (Language: en)</text:p>
      <text:p text:style-name="P4">
Time: 2023-05-14T15:41:01</text:p>
      <text:p text:style-name="P4">
Location: Aachen,Nordrhein-Westfalen (Latitude:50.77266 Longtitude:6.0868)</text:p>
      <text:p text:style-name="P4">
Videos: []</text:p>
      <text:p text:style-name="P4">
Images: []</text:p>
      <text:p text:style-name="P4">
Tags: ["Europe", "Germany"]</text:p>
      <text:p text:style-name="P4">
ID: 22562869</text:p>
      <!--METADATA-->
      <text:p text:style-name="P4">
President of Ukraine Zelensky met with Chancellor Scholz and visited Ukrainiantroops training in Aachen</text:p>
      <text:p text:style-name="P4">
News Collection Link: <text:a xlink:type="simple" xlink:href="https://liveuamap.com/en/2023/14-may-president-of-ukraine-zelensky-met-with-chancellor" text:style-name="Internet_20_link" text:visited-style-name="Visited_20_Internet_20_Link">
https://liveuamap.com/en/2023/14-may-president-of-ukraine-zelensky-met-with-chancellor</text:a>
</text:p>
      <text:p text:style-name="P4">
Source: <text:a xlink:type="simple" xlink:href="https://t.me/V_Zelenskiy_official/6228" text:style-name="Internet_20_link" text:visited-style-name="Visited_20_Internet_20_Link">
https://t.me/V_Zelenskiy_official/6228</text:a>
</text:p>
      <!--NEWS-->
      <text:h text:style-name="P10" text:outline-level="1">
<text:span text:style-name="T4">
Zaporizka Oblast(21:42). Red Alert: aerial threat. Sirens sounding. Take cover now!</text:span>
</text:h>
      <text:p text:style-name="P4">
Authors: liveuamap (Language: en)</text:p>
      <text:p text:style-name="P4">
Time: 2023-05-14T15:43:00</text:p>
      <text:p text:style-name="P4">
Location: Zaporizka Oblast (Latitude:47.612541 Longtitude:35.764721)</text:p>
      <text:p text:style-name="P4">
Videos: []</text:p>
      <text:p text:style-name="P4">
Images: []</text:p>
      <text:p text:style-name="P4">
Tags: ["Europe", "Central and Eastern Europe"]</text:p>
      <text:p text:style-name="P4">
ID: 22562870</text:p>
      <!--METADATA-->
      <text:p text:style-name="P4">
Zaporizka Oblast(21:42). Red Alert: aerial threat. Sirens sounding. Take covernow!</text:p>
      <text:p text:style-name="P4">
News Collection Link: <text:a xlink:type="simple" xlink:href="https://liveuamap.com/en/2023/14-may-zaporizka-oblast2142-red-alert-aerial-g" text:style-name="Internet_20_link" text:visited-style-name="Visited_20_Internet_20_Link">
https://liveuamap.com/en/2023/14-may-zaporizka-oblast2142-red-alert-aerial-g</text:a>
</text:p>
      <text:p text:style-name="P4">
Source: <text:a xlink:type="simple" xlink:href="https://t.me/air_alert_ua/45358" text:style-name="Internet_20_link" text:visited-style-name="Visited_20_Internet_20_Link">
https://t.me/air_alert_ua/45358</text:a>
</text:p>
      <!--NEWS-->
      <text:h text:style-name="P10" text:outline-level="1">
<text:span text:style-name="T4">
Сила і безмежна любов матерів зміцнюють дух і наближають перемогу - Князевич</text:span>
</text:h>
      <text:p text:style-name="P4">
Authors: Ukrinform (Person)</text:p>
      <text:p text:style-name="P4">
Publisher: Укринформ (Organization)</text:p>
      <text:p text:style-name="P4">
Published Time: 2023-05-14T15:45:00+03:00</text:p>
      <text:p text:style-name="P4">
Modified Time: 2023-05-14T15:45:00+03:00</text:p>
      <text:p text:style-name="P4">
Description: Любов матері упродовж усього життя супроводжує і оберігає нас, а під час війни сила і стійкість матерів зміцнюють дух і наближають перемогу над ворогом. — Укрінформ.</text:p>
      <text:p text:style-name="P4">
Images: ["<text:a xlink:type="simple" xlink:href="https://static.ukrinform.com/photos/2021_08/thumb_files/630_360_1628524332-395.jpg" text:style-name="Internet_20_link" text:visited-style-name="Visited_20_Internet_20_Link">
630_360_16285...</text:a>
"]</text:p>
      <text:p text:style-name="P4">
Tags: ['День Матері', 'Свято', 'Орден Святого Пантелеймона']</text:p>
      <text:p text:style-name="P4">
Type: Article</text:p>
      <!--METADATA-->
      <text:p text:style-name="P4">
<draw:frame draw:style-name="fr1" draw:name="Image170" text:anchor-type="as-char" svg:width="6.9236in" svg:height="3.956343in" draw:z-index="0">
<draw:image xlink:href="../Images/yкринформ/2023-05-14T15-45-00-03-00/630_360_1628524332-395.jpg" xlink:type="simple" xlink:show="embed" xlink:actuate="onLoad" draw:mime-type="image/jpeg"/>
</draw:frame>
 Любовматері упродовж усього життя супроводжує і оберігає нас, а під час війни силаі стійкість матерів зміцнюють дух і наближають перемогу над ворогом.</text:p>
      <text:p text:style-name="P4">
На цьому наголосив голова Поважної ради відзнаки за професіоналізм тамилосердя «Орден Святого Пантелеймона» Василь Князевич у привітанні з нагодиДня матері, наданому Укрінформу.</text:p>
      <text:p text:style-name="P4">
"Саме з Матері починається кожне життя – з людини, яка нас виношує, плекає іведе у світ. Незалежно від того, маленькі ми чи дорослі, знаходимося поруч чидалеко, материнська любов завжди є для нас незмінним джерелом наснаги тапідтримки. Немає у світі іншого прикладу такої безумовної та непохитноїлюбові, аніж любов матері до своєї дитини. Вона зміцнює нас, оберігає ісупроводжує навіть у найскладніші часи", - зазначив Князевич.</text:p>
      <text:p text:style-name="P4">
Він нагадав, що в Україні мати здавна вважається берегинею роду, уособленнямлюдяності, працьовитості, добра та самовідданості.</text:p>
      <text:p text:style-name="P4">
"Впродовж усієї історії українські матері були рушійною силою і підтримкоюнепересічних особистостей, а їхня любов і турбота сягали далеко за межі їхніхвласних дітей. Під час цієї неспровокованої жорстокої війни українська жінка-мати опинилася в особливому становищі", - заявив Князевич.</text:p>
      <text:p text:style-name="P4">
<text:span text:style-name="T4">
Читайте також:</text:span>
 <text:a xlink:type="simple" xlink:href="https://www.ukrinform.ua/rubric-society/3708939-v-ukraini-vidznacaetsa-den-materi.html" text:style-name="Internet_20_link" text:visited-style-name="Visited_20_Internet_20_Link">
 <text:span text:style-name="T4">
День</text:span>
 <text:span text:style-name="T4">
матері</text:span>
 </text:a>
</text:p>
      <text:p text:style-name="P4">
За його словами, матері захисників і захисниць, військових медиків,правоохоронців, рятувальників і волонтерів живуть з вірою та надією наповернення своїх синів і доньок додому. Багато мам втратили своїх дітей абоїхніх діток поранено під час ракетних атак і бомбардувань. Багато жінокзмушені були покинути свої домівки, часом без визначеного кінцевого пункту,щоб урятувати своїх дітей від вибухів та обстрілів.</text:p>
      <text:p text:style-name="P4">
Голова Поважної ради також відзначив українських військовослужбовиць,військових медиків, які сьогодні поєднують свій материнський обов’язок разомзі служінням країні: "Матері-берегині українського роду, які своїм великимсерцем і любов’ю прагнуть захистити своїх дітей, свою родину, свою домівку ісвою землю".</text:p>
      <text:p text:style-name="P4">
"Особливі слова вдячності та поваги матерям полеглих героїв. Ми надзвичайноцінуємо величезну самопожертву, яку склали військові задля захисту нашоїкраїни, і безмежно вдячні вам за виховання мужніх українських синів і доньок,справжніх патріотів України", - наголосив Князевич.</text:p>
      <text:p text:style-name="P4">
Звертаючись до українських матерів, він підкреслив: "Ваша сила, стійкість,безмежна любов зміцнюють український дух і наближають перемогу над ворогом.Нехай народжуються і зростають українські діти, збільшуються українські родинивсупереч кривавому рашистському агресору. А Українська держава та суспільствоповинні зробити все задля підтримки материнства".</text:p>
      <text:p text:style-name="P4">
<text:span text:style-name="T4">
Читайте також:</text:span>
 <text:a xlink:type="simple" xlink:href="https://www.ukrinform.ua/rubric-society/3709084-naev-privitav-bagatoditnu-oficerku-z-dnem-materi.html" text:style-name="Internet_20_link" text:visited-style-name="Visited_20_Internet_20_Link">
 <text:span text:style-name="T4">
Наєв</text:span>
 </text:a>
</text:p>
      <text:p text:style-name="P4">
Орден святого Пантелеймона – громадська ініціатива, що проводить суспільно-важливі акції на підтримку медиків, щороку визначає кращих медичнихпрацівників, діє з 2009 року. До Поважної ради громадської ініціативи входятьвідомі медики, підприємці, громадські, релігійні та культурні діячі. Головоюради є ексміністр охорони здоров`я Василь Князевич.</text:p>
      <text:p text:style-name="P4">
Відзнака "Орден святого Пантелеймона" має професійно-фахову спрямованість іприсуджується в Україні з 2009 року за гуманістичну й благородну діяльність угалузі охорони здоров’я. Вручення відбувається 9 серпня, в день святоговеликомученика і цілителя Пантелеймона.</text:p>
      <text:p text:style-name="P4">
Source: <text:a xlink:type="simple" xlink:href="https://www.ukrinform.ua/rubric-society/3709086-sila-i-bezmezna-lubov-materiv-zmicnuut-duh-i-nablizaut-peremogu-knazevic.html" text:style-name="Internet_20_link" text:visited-style-name="Visited_20_Internet_20_Link">
https://www.ukrinform.ua/rubric-society/3709086-sila-i-bezmezna-lubov-materiv-zmicnuut-duh-i-nablizaut-peremogu-knazevic.html</text:a>
</text:p>
      <!--NEWS-->
      <text:h text:style-name="P10" text:outline-level="1">
<text:span text:style-name="T4">
Цуренко поступилася першій «ракетці» світу на турнірі WTA у Римі</text:span>
</text:h>
      <text:p text:style-name="P4">
Authors: Ukrinform (Person)</text:p>
      <text:p text:style-name="P4">
Publisher: Укринформ (Organization)</text:p>
      <text:p text:style-name="P4">
Published Time: 2023-05-14T15:51:00+03:00</text:p>
      <text:p text:style-name="P4">
Modified Time: 2023-05-14T15:51:00+03:00</text:p>
      <text:p text:style-name="P4">
Description: Українка Леся Цуренко достроково завершила виступ на престижному грунтовому турнірі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4068610-535.jpg" text:style-name="Internet_20_link" text:visited-style-name="Visited_20_Internet_20_Link">
630_360_16840...</text:a>
"]</text:p>
      <text:p text:style-name="P4">
Tags: ['Цуренко', 'Теніс']</text:p>
      <text:p text:style-name="P4">
Type: Article</text:p>
      <!--METADATA-->
      <text:p text:style-name="P4">
<draw:frame draw:style-name="fr1" draw:name="Image171" text:anchor-type="as-char" svg:width="6.9236in" svg:height="3.956343in" draw:z-index="0">
<draw:image xlink:href="../Images/yкринформ/2023-05-14T15-51-00-03-00/630_360_1684068610-535.jpg" xlink:type="simple" xlink:show="embed" xlink:actuate="onLoad" draw:mime-type="image/jpeg"/>
</draw:frame>
 УкраїнкаЛеся Цуренко достроково завершила виступ на престижному грунтовому турніріЖіночої тенісної асоціації (WTA) - Internazionali BNL d’Italia - у Римі(Італія) з призовим фондом $3,5 млн.</text:p>
      <text:p text:style-name="P4">
У третьому колі змагань Цуренко зазнала поразки від першої «ракетки» світу ІгіШвьонтек з Польщі - 2:6, 0:6, передає Укрінформ.</text:p>
      <text:p text:style-name="P4">
Тенісистки провели на корті 1 годину 20 хвилин.</text:p>
      <text:p text:style-name="P4">
<text:span text:style-name="T4">
Читайте також:</text:span>
 <text:a xlink:type="simple" xlink:href="https://www.ukrinform.ua/rubric-sports/3708640-curenko-uperse-zdobula-ponad-20-peremog-za-sezon-pered-rolan-garros.html" text:style-name="Internet_20_link" text:visited-style-name="Visited_20_Internet_20_Link">
 </text:a>
</text:p>
      <text:p text:style-name="P4">
Турнір у Римі триватиме до 21 травня.</text:p>
      <text:p text:style-name="P4">
Торік Internazionali BNL d’Italia виграла Швьонтек.</text:p>
      <text:p text:style-name="P4">
Фото: Getty Images.</text:p>
      <text:p text:style-name="P4">
Source: <text:a xlink:type="simple" xlink:href="https://www.ukrinform.ua/rubric-sports/3709088-curenko-postupilasa-persij-raketci-svitu-na-turniri-wta-u-rimi.html" text:style-name="Internet_20_link" text:visited-style-name="Visited_20_Internet_20_Link">
https://www.ukrinform.ua/rubric-sports/3709088-curenko-postupilasa-persij-raketci-svitu-na-turniri-wta-u-rimi.html</text:a>
</text:p>
      <!--NEWS-->
      <text:h text:style-name="P10" text:outline-level="1">
<text:span text:style-name="T4">
Методи нацистського режиму тотожні звірствам російських загарбників – МЗС</text:span>
</text:h>
      <text:p text:style-name="P4">
Authors: Ukrinform (Person)</text:p>
      <text:p text:style-name="P4">
Publisher: Укринформ (Organization)</text:p>
      <text:p text:style-name="P4">
Published Time: 2023-05-14T15:56:19+03:00</text:p>
      <text:p text:style-name="P4">
Modified Time: 2023-05-14T15:56:19+03:00</text:p>
      <text:p text:style-name="P4">
Description: Варварські методи, які застосовував нацистський режим під час Другої світової війни, тотожні звірствам, які зараз вчиняють російські загарбники на території України. — Укрінформ.</text:p>
      <text:p text:style-name="P4">
Images: ["<text:a xlink:type="simple" xlink:href="https://static.ukrinform.com/photos/2018_10/thumb_files/630_360_1538641801-667.jpg" text:style-name="Internet_20_link" text:visited-style-name="Visited_20_Internet_20_Link">
630_360_15386...</text:a>
"]</text:p>
      <text:p text:style-name="P4">
Tags: ['МЗС', 'росія', 'Праведники світу']</text:p>
      <text:p text:style-name="P4">
Type: Article</text:p>
      <!--METADATA-->
      <text:p text:style-name="P4">
<draw:frame draw:style-name="fr1" draw:name="Image172" text:anchor-type="as-char" svg:width="6.9236in" svg:height="3.956343in" draw:z-index="0">
<draw:image xlink:href="../Images/yкринформ/2023-05-14T15-56-19-03-00/630_360_1538641801-667.jpg" xlink:type="simple" xlink:show="embed" xlink:actuate="onLoad" draw:mime-type="image/jpeg"/>
</draw:frame>
 Варварськіметоди, які застосовував нацистський режим під час Другої світової війни,тотожні звірствам, які зараз вчиняють російські загарбники на територіїУкраїни.</text:p>
      <text:p text:style-name="P4">
Про це йдеться у <text:a xlink:type="simple" xlink:href="http://mfa.gov.ua/news/komentar-mzs-ukrayini-do-dnya-pamyati-ukrayinciv-yaki-ryatuvali-yevreyiv-pid-chas-drugoyi-svitovoyi-vijni" text:style-name="Internet_20_link" text:visited-style-name="Visited_20_Internet_20_Link">
 </text:a>
Міністерства закордонних справ до Дня пам'яті українців, які рятували євреївпід час Другої світової війни, передає Укрінформ.</text:p>
      <text:p text:style-name="P4">
"За кількістю удостоєних Державою Ізраїль звання Праведника народів світу запорятунок євреїв від Голокосту Україна посідає четверте місце після Польщі,Нідерландів та Франції. Віддаючи шану жертовності та людяності Праведників ітих українців, які врятували від рук нацистських катів сотні єврейськихжиттів, але досі не були удостоєні цього почесного звання, наголошуємо натому, що варварські методи, які застосовував нацистський режим, є тотожнимитим звірствам, що сьогодні вчиняють російські окупанти на українській землі знеприхованою метою знищення українців", - заявили у <text:a xlink:type="simple" xlink:href="https://www.ukrinform.ua/tag-mzs" text:style-name="Internet_20_link" text:visited-style-name="Visited_20_Internet_20_Link">
</text:a>
 .</text:p>
      <text:p text:style-name="P4">
У зовнішньополітичному відомстві наголосили, що на тлі героїчного опоруукраїнців російським загарбникам кремлівські наративи про необхідність«денацифікації» України видаються особливо цинічними.</text:p>
      <text:p text:style-name="P4">
"Ціна міжнародної солідарності, як під час гітлерівської агресії проти вільноїЄвропи, так і сьогодні, на тлі триваючого збройного вторгнення росії вУкраїну, є надзвичайно високою - це майбутнє народів, держав, безпекамільйонів людей. На медалі, якою нагороджують Праведників народів світу,влучно наголошується: «Той, хто рятує одне життя, рятує весь світ».Переконані, що спільними зусиллями всіх і кожного буде забезпечено порятунокцивілізаційних демократичних цінностей від зазіхань агресивного режимукремля", - зазначають в МЗС.</text:p>
      <text:p text:style-name="P4">
<text:span text:style-name="T4">
Читайте також:</text:span>
 <text:a xlink:type="simple" xlink:href="https://www.ukrinform.ua/rubric-regions/3708431-v-odesi-vidznacili-den-pravednikiv-narodiv-svitu.html" text:style-name="Internet_20_link" text:visited-style-name="Visited_20_Internet_20_Link">
 <text:span text:style-name="T4">
Праведників</text:span>
 </text:a>
</text:p>
      <text:p text:style-name="P4">
Українські дипломати закликають міжнародну спільноту докласти максимальнихзусиль задля якнайшвидшого притягнення до відповідальності винних урозв’язанні геноцидної війни проти українського народу, злочинах протилюдяності та воєнних злочинах, скоєних російськими загарбниками на територіїУкраїни.</text:p>
      <text:p text:style-name="P4">
День пам’яті українців, які під час Другої світової війни рятували євреїв,відзначається 14 травня.</text:p>
      <text:p text:style-name="P4">
Source: <text:a xlink:type="simple" xlink:href="https://www.ukrinform.ua/rubric-polytics/3709089-metodi-nacistskogo-rezimu-totozni-zvirstvam-rosijskih-zagarbnikiv-mzs.html" text:style-name="Internet_20_link" text:visited-style-name="Visited_20_Internet_20_Link">
https://www.ukrinform.ua/rubric-polytics/3709089-metodi-nacistskogo-rezimu-totozni-zvirstvam-rosijskih-zagarbnikiv-mzs.html</text:a>
</text:p>
      <!--NEWS-->
      <text:h text:style-name="P10" text:outline-level="1">
<text:span text:style-name="T4">
«Верес» обіграв «Металіст 1925» у матчі футбольної Прем'єр-ліги</text:span>
</text:h>
      <text:p text:style-name="P4">
Authors: Ukrinform (Person)</text:p>
      <text:p text:style-name="P4">
Publisher: Укринформ (Organization)</text:p>
      <text:p text:style-name="P4">
Published Time: 2023-05-14T16:00:00+03:00</text:p>
      <text:p text:style-name="P4">
Modified Time: 2023-05-14T16:00:00+03:00</text:p>
      <text:p text:style-name="P4">
Description: У чемпіонаті України з футболу серед команд Прем'єр-ліги тривають поєдинки 26-го туру. — Укрінформ.</text:p>
      <text:p text:style-name="P4">
Images: ["<text:a xlink:type="simple" xlink:href="https://static.ukrinform.com/photos/2023_05/thumb_files/630_360_1684069319-537.jpg" text:style-name="Internet_20_link" text:visited-style-name="Visited_20_Internet_20_Link">
630_360_16840...</text:a>
"]</text:p>
      <text:p text:style-name="P4">
Tags: ['Футбол', 'Металіст-1925', "Прем'єр-ліга", 'Верес']</text:p>
      <text:p text:style-name="P4">
Type: Article</text:p>
      <!--METADATA-->
      <text:p text:style-name="P4">
<draw:frame draw:style-name="fr1" draw:name="Image173" text:anchor-type="as-char" svg:width="6.9236in" svg:height="3.956343in" draw:z-index="0">
<draw:image xlink:href="../Images/yкринформ/2023-05-14T16-00-00-03-00/630_360_1684069319-537.jpg" xlink:type="simple" xlink:show="embed" xlink:actuate="onLoad" draw:mime-type="image/jpeg"/>
</draw:frame>
 Учемпіонаті України з футболу серед команд Прем'єр-ліги тривають поєдинки 26-готуру.</text:p>
      <text:p text:style-name="P4">
Рівненський «Верес» на своєму полі мінімально переграв харківський «Металіст1925» - 1:0, передає Укрінформ.</text:p>
      <text:p text:style-name="P4">
Вирішальний м'яч на 49-й хвилині забив півзахисник «Вереса» півзахисникГеннадій Пасич.</text:p>
      <text:p text:style-name="P4">
У неділю також грають криворізький «Кривбас» та львівський «Рух».</text:p>
      <text:p text:style-name="P4">
Програму туру у понеділок, 15 травня, завершать поєдинки закарпатського«Миная» та «Дніпра-1» (13.00), ковалівського «Колоса» та «Олександрії»(15.00).</text:p>
      <text:p text:style-name="P4">
<text:span text:style-name="T5">
Результати попередніх матчів туру:</text:span>
</text:p>
      <text:p text:style-name="P4">
«Динамо» (Київ) - «Чорноморець» (Одеса) - 2:3</text:p>
      <text:p text:style-name="P4">
«Інгулець» (Петрове) - «Шахтар» (Донецьк) - 0:2</text:p>
      <text:p text:style-name="P4">
«Металіст» (Харків) - «Зоря» (Луганськ) - 0:5</text:p>
      <text:p text:style-name="P4">
«Львів» - «Ворскла» (Полтава) - 0:2.</text:p>
      <text:p text:style-name="P4">
<text:span text:style-name="T4">
Читайте також:</text:span>
 <text:a xlink:type="simple" xlink:href="https://www.ukrinform.ua/rubric-sports/3708680-futbolnomu-klubu-dinamo-kiiv-vipovnilosa-96-rokiv.html" text:style-name="Internet_20_link" text:visited-style-name="Visited_20_Internet_20_Link">
 <text:span text:style-name="T4">
Футбол</text:span>
 </text:a>
</text:p>
      <text:p text:style-name="P4">
У турнірній таблиці УПЛ лідирує «Шахтар», у якого 63 очки (після 26-ти ігор),далі - «Дніпро-1» - 58 (25), «Зоря» - 58 (26), «Динамо» - 50 (26),«Олександрія» - 39 (25), «Ворскла» - 33 (26), «Колос» - 33 (25), «Кривбас» -32 (25)...</text:p>
      <text:p text:style-name="P4">
Фото: ФК «Верес».</text:p>
      <text:p text:style-name="P4">
Source: <text:a xlink:type="simple" xlink:href="https://www.ukrinform.ua/rubric-sports/3709091-veres-obigrav-metalist-1925-u-matci-futbolnoi-premerligi.html" text:style-name="Internet_20_link" text:visited-style-name="Visited_20_Internet_20_Link">
https://www.ukrinform.ua/rubric-sports/3709091-veres-obigrav-metalist-1925-u-matci-futbolnoi-premerligi.html</text:a>
</text:p>
      <!--NEWS-->
      <text:h text:style-name="P10" text:outline-level="1">
<text:span text:style-name="T4">
Залужний подякував матерям захисників України</text:span>
</text:h>
      <text:p text:style-name="P4">
Authors: Ukrinform (Person)</text:p>
      <text:p text:style-name="P4">
Publisher: Укринформ (Organization)</text:p>
      <text:p text:style-name="P4">
Published Time: 2023-05-14T16:06:59+03:00</text:p>
      <text:p text:style-name="P4">
Modified Time: 2023-05-14T16:06:59+03:00</text:p>
      <text:p text:style-name="P4">
Description: Головнокомандувач Збройних сил України Валерій Залужний з нагоди Дня матері висловив подяку матерям українських захисників. — Укрінформ.</text:p>
      <text:p text:style-name="P4">
Images: ["<text:a xlink:type="simple" xlink:href="https://static.ukrinform.com/photos/2023_02/thumb_files/630_360_1676531523-210.png" text:style-name="Internet_20_link" text:visited-style-name="Visited_20_Internet_20_Link">
630_360_16765...</text:a>
"]</text:p>
      <text:p text:style-name="P4">
Tags: ['День Матері', 'Валерій Залужний']</text:p>
      <text:p text:style-name="P4">
Type: Article</text:p>
      <!--METADATA-->
      <text:p text:style-name="P4">
<draw:frame draw:style-name="fr1" draw:name="Image174" text:anchor-type="as-char" svg:width="6.9236in" svg:height="3.956343in" draw:z-index="0">
<draw:image xlink:href="../Images/yкринформ/2023-05-14T16-06-59-03-00/630_360_1676531523-210.png" xlink:type="simple" xlink:show="embed" xlink:actuate="onLoad" draw:mime-type="image/png"/>
</draw:frame>
Головнокомандувач Збройних сил України Валерій Залужний з нагоди Дня матерівисловив подяку матерям українських захисників.</text:p>
      <text:p text:style-name="P4">
Як передає Укрінформ, про це він написав у <text:a xlink:type="simple" xlink:href="http://t.me/CinCAFU/497" text:style-name="Internet_20_link" text:visited-style-name="Visited_20_Internet_20_Link">
 </text:a>
 .</text:p>
      <text:p text:style-name="P4">
"Я захоплююся героїзмом та силою духу українських матерів. Самовідданістю іготовністю прихилити небо для своїх дітей. Сьогодні ваші віра, любов тапідтримка повсякчас живуть у серцях наших воїнів", — зазначив Залужний.</text:p>
      <text:p text:style-name="P4">
Головнокомандувач <text:a xlink:type="simple" xlink:href="https://www.ukrinform.ua/tag-zsu" text:style-name="Internet_20_link" text:visited-style-name="Visited_20_Internet_20_Link">
 </text:a>
 віддав низький уклін івелику шану українським матерям, чиї сини та доньки захищають Україну.</text:p>
      <text:p text:style-name="P4">
"Дякую за все, що ви робите задля наближення нашої перемоги", — наголосив він.</text:p>
      <text:p text:style-name="P4">
<text:span text:style-name="T4">
Читайте також:</text:span>
 <text:a xlink:type="simple" xlink:href="https://www.ukrinform.ua/rubric-society/3709084-naev-privitav-bagatoditnu-oficerku-z-dnem-materi.html" text:style-name="Internet_20_link" text:visited-style-name="Visited_20_Internet_20_Link">
 <text:span text:style-name="T4">
Наєв</text:span>
 </text:a>
</text:p>
      <text:p text:style-name="P4">
Як повідомляв Укрінформ, в Україні у неділю, 14 травня, відзначають <text:a xlink:type="simple" xlink:href="https://www.ukrinform.ua/rubric-society/3708939-v-ukraini-vidznacaetsa-den-materi.html" text:style-name="Internet_20_link" text:visited-style-name="Visited_20_Internet_20_Link">
</text:a>
 . Свято встановлене згідно з Указом Президента від 10 травня 1999року. Відзначають його кожної другої неділі травня.</text:p>
      <text:p text:style-name="P4">
Source: <text:a xlink:type="simple" xlink:href="https://www.ukrinform.ua/rubric-society/3709094-zaluznij-podakuvav-materam-zahisnikiv-ukraini.html" text:style-name="Internet_20_link" text:visited-style-name="Visited_20_Internet_20_Link">
https://www.ukrinform.ua/rubric-society/3709094-zaluznij-podakuvav-materam-zahisnikiv-ukraini.html</text:a>
</text:p>
      <!--NEWS-->
      <text:h text:style-name="P10" text:outline-level="1">
<text:span text:style-name="T4">
Fire after shelling in Schebekine district</text:span>
</text:h>
      <text:p text:style-name="P4">
Authors: liveuamap (Language: en)</text:p>
      <text:p text:style-name="P4">
Time: 2023-05-14T16:11:29</text:p>
      <text:p text:style-name="P4">
Location: Belgorod (Latitude:50.40633 Longtitude:36.89449)</text:p>
      <text:p text:style-name="P4">
Videos: []</text:p>
      <text:p text:style-name="P4">
Images: ["<text:a xlink:type="simple" xlink:href="https://liveuamap.com/pics/2023/05/14/22562871_0.jpg" text:style-name="Internet_20_link" text:visited-style-name="Visited_20_Internet_20_Link">
22562871_0.jpg</text:a>
"]</text:p>
      <text:p text:style-name="P4">
Tags: ["Russia", "Central and Eastern Europe"]</text:p>
      <text:p text:style-name="P4">
ID: 22562871</text:p>
      <!--METADATA-->
      <text:p text:style-name="P4">
Fire after shelling in Schebekine district</text:p>
      <text:p text:style-name="P4">
<draw:frame draw:style-name="fr1" draw:name="Image175" text:anchor-type="as-char" svg:width="6.9236in" svg:height="5.313863in" draw:z-index="0">
<draw:image xlink:href="../Images/liveuamap/2023-05-14T16-11-29/22562871_0.jpg" xlink:type="simple" xlink:show="embed" xlink:actuate="onLoad" draw:mime-type="image/jpeg"/>
</draw:frame>
</text:p>
      <text:p text:style-name="P4">
News Collection Link: <text:a xlink:type="simple" xlink:href="https://liveuamap.com/en/2023/14-may-fire-after-shelling-in-schebekine-district" text:style-name="Internet_20_link" text:visited-style-name="Visited_20_Internet_20_Link">
https://liveuamap.com/en/2023/14-may-fire-after-shelling-in-schebekine-district</text:a>
</text:p>
      <text:p text:style-name="P4">
Source: <text:a xlink:type="simple" xlink:href="https://t.me/belgorod_informant/4144" text:style-name="Internet_20_link" text:visited-style-name="Visited_20_Internet_20_Link">
https://t.me/belgorod_informant/4144</text:a>
</text:p>
      <!--NEWS-->
      <text:h text:style-name="P10" text:outline-level="1">
<text:span text:style-name="T4">
У Таїланді проходять парламентські вибори</text:span>
</text:h>
      <text:p text:style-name="P4">
Authors: Ukrinform (Person)</text:p>
      <text:p text:style-name="P4">
Publisher: Укринформ (Organization)</text:p>
      <text:p text:style-name="P4">
Published Time: 2023-05-14T16:18:00+03:00</text:p>
      <text:p text:style-name="P4">
Modified Time: 2023-05-14T16:18:00+03:00</text:p>
      <text:p text:style-name="P4">
Description: У Таїланді в неділю, 14 травня, проходить голосування на парламентських виборах. — Укрінформ.</text:p>
      <text:p text:style-name="P4">
Images: ["<text:a xlink:type="simple" xlink:href="https://static.ukrinform.com/photos/2023_05/thumb_files/630_360_1684070177-491.jpg" text:style-name="Internet_20_link" text:visited-style-name="Visited_20_Internet_20_Link">
630_360_16840...</text:a>
", "<text:a xlink:type="simple" xlink:href="https://static.ukrinform.com/photos/2023_05/1684070177-794.jpg" text:style-name="Internet_20_link" text:visited-style-name="Visited_20_Internet_20_Link">
1684070177-79...</text:a>
", "<text:a xlink:type="simple" xlink:href="https://static.ukrinform.com/photos/2023_05/1684070177-809.jpg" text:style-name="Internet_20_link" text:visited-style-name="Visited_20_Internet_20_Link">
1684070177-80...</text:a>
"]</text:p>
      <text:p text:style-name="P4">
Tags: ['Парламент', 'Таїланд', 'Вибори']</text:p>
      <text:p text:style-name="P4">
Type: Article</text:p>
      <!--METADATA-->
      <text:p text:style-name="P4">
<draw:frame draw:style-name="fr1" draw:name="Image176" text:anchor-type="as-char" svg:width="6.9236in" svg:height="3.956343in" draw:z-index="0">
<draw:image xlink:href="../Images/yкринформ/2023-05-14T16-18-00-03-00/630_360_1684070177-491.jpg" xlink:type="simple" xlink:show="embed" xlink:actuate="onLoad" draw:mime-type="image/jpeg"/>
</draw:frame>
 У Таїландів неділю, 14 травня, проходить голосування на парламентських виборах.</text:p>
      <text:p text:style-name="P4">
Про це повідомляє <text:a xlink:type="simple" xlink:href="https://www.bbc.com/news/world-asia-65567781" text:style-name="Internet_20_link" text:visited-style-name="Visited_20_Internet_20_Link">
 </text:a>
 , передаєУкрінформ.</text:p>
      <text:p text:style-name="P4">
Голосування розпочалося о 8-ій ранку за місцевим часом на 95 тис. <text:a xlink:type="simple" xlink:href="https://www.ukrinform.ua/tag-vibori" text:style-name="Internet_20_link" text:visited-style-name="Visited_20_Internet_20_Link">
</text:a>
 дільниць.</text:p>
      <text:p text:style-name="P4">
<draw:frame draw:style-name="fr1" draw:name="Image177" text:anchor-type="as-char" svg:width="6.9236in" svg:height="3.894525in" draw:z-index="0">
<draw:image xlink:href="../Images/yкринформ/2023-05-14T16-18-00-03-00/1684070177-794.jpg" xlink:type="simple" xlink:show="embed" xlink:actuate="onLoad" draw:mime-type="image/jpeg"/>
</draw:frame>
</text:p>
      <text:p text:style-name="P4">
Близько 50 мільйонів виборців мають обрати 500 членів нижньої палатипарламенту. Ще близько двох мільйонів осіб проголосували достроково.</text:p>
      <text:p text:style-name="P4">
<draw:frame draw:style-name="fr1" draw:name="Image178" text:anchor-type="as-char" svg:width="6.9236in" svg:height="3.894525in" draw:z-index="0">
<draw:image xlink:href="../Images/yкринформ/2023-05-14T16-18-00-03-00/1684070177-809.jpg" xlink:type="simple" xlink:show="embed" xlink:actuate="onLoad" draw:mime-type="image/jpeg"/>
</draw:frame>
</text:p>
      <text:p text:style-name="P4">
У виборчих перегонах беруть участь майже 70 партій.</text:p>
      <text:p text:style-name="P4">
Наразі лідирує партія «Для тайців» на чолі з донькою колишнього прем’єр-міністра Таксіна Чинавата, зміщеного у 2006 році внаслідок перевороту.Опоненти звинуватили його у корупції. Усі звинувачення експрем’єр заперечує із 2008 року живе у вигнанні, у Лондоні та Дубаї.</text:p>
      <text:p text:style-name="P4">
<text:span text:style-name="T4">
Читайте також:</text:span>
 <text:a xlink:type="simple" xlink:href="https://www.ukrinform.ua/rubric-world/3708924-u-tureccini-prohodat-prezidentski-j-parlamentski-vibori.html" text:style-name="Internet_20_link" text:visited-style-name="Visited_20_Internet_20_Link">
 <text:span text:style-name="T4">
вибори</text:span>
 </text:a>
</text:p>
      <text:p text:style-name="P4">
У 2019 році у Таїланді відбулися вибори, але за результатами голосування жоднапартія не здобула більшості.</text:p>
      <text:p text:style-name="P4">
Як повідомляв Укрінформ, у неділю у Туреччині проходить голосування на виборахпрезидента та парламенту 28 скликання.</text:p>
      <text:p text:style-name="P4">
<text:span text:style-name="T5">
Фото: GETTY IMAGES</text:span>
</text:p>
      <text:p text:style-name="P4">
Source: <text:a xlink:type="simple" xlink:href="https://www.ukrinform.ua/rubric-world/3709097-u-tailandi-prohodat-parlamentski-vibori.html" text:style-name="Internet_20_link" text:visited-style-name="Visited_20_Internet_20_Link">
https://www.ukrinform.ua/rubric-world/3709097-u-tailandi-prohodat-parlamentski-vibori.html</text:a>
</text:p>
      <!--NEWS-->
      <text:h text:style-name="P10" text:outline-level="1">
<text:span text:style-name="T4">
Загарбники обстріляли село у Запорізькій області, є поранені – Єрмак</text:span>
</text:h>
      <text:p text:style-name="P4">
Authors: Ukrinform (Person)</text:p>
      <text:p text:style-name="P4">
Publisher: Укринформ (Organization)</text:p>
      <text:p text:style-name="P4">
Published Time: 2023-05-14T16:23:00+03:00</text:p>
      <text:p text:style-name="P4">
Modified Time: 2023-05-14T16:23:00+03:00</text:p>
      <text:p text:style-name="P4">
Description: російські війська обстріляли село Приморське Запорізької області. — Укрінформ.</text:p>
      <text:p text:style-name="P4">
Images: ["<text:a xlink:type="simple" xlink:href="https://static.ukrinform.com/photos/2023_05/thumb_files/630_360_1684077431-134.jpg" text:style-name="Internet_20_link" text:visited-style-name="Visited_20_Internet_20_Link">
630_360_16840...</text:a>
"]</text:p>
      <text:p text:style-name="P4">
Tags: ['Обстріл', 'Поранені', 'Єрмак', 'Запоріжжя']</text:p>
      <text:p text:style-name="P4">
Type: Article</text:p>
      <!--METADATA-->
      <text:p text:style-name="P4">
<draw:frame draw:style-name="fr1" draw:name="Image179" text:anchor-type="as-char" svg:width="6.9236in" svg:height="3.956343in" draw:z-index="0">
<draw:image xlink:href="../Images/yкринформ/2023-05-14T16-23-00-03-00/630_360_1684077431-134.jpg" xlink:type="simple" xlink:show="embed" xlink:actuate="onLoad" draw:mime-type="image/jpeg"/>
</draw:frame>
 російськівійська обстріляли село Приморське Запорізької області.</text:p>
      <text:p text:style-name="P4">
Як передає Укрінформ, про це керівник Офісу Президента Андрій Єрмак повідомиву <text:a xlink:type="simple" xlink:href="https://t.me/ermaka2022/2665" text:style-name="Internet_20_link" text:visited-style-name="Visited_20_Internet_20_Link">
 </text:a>
 .</text:p>
      <text:p text:style-name="P4">
«росіяни обстрілюють Запорізьку область. Внаслідок <text:a xlink:type="simple" xlink:href="https://www.ukrinform.ua/tag-obstril" text:style-name="Internet_20_link" text:visited-style-name="Visited_20_Internet_20_Link">
</text:a>
 «Градами» села Приморське постраждавчоловік. Ворог влучив у приватний будинок», - зазначив Єрмак.</text:p>
      <text:p text:style-name="P4">
Також, за його словами, росіяни обстрілюють Приморську середню школу. «Відомо,що поранення отримали троє цивільних та водій швидкої», - заявив керівник ОП.</text:p>
      <text:p text:style-name="P4">
<text:span text:style-name="T4">
Читайте також:</text:span>
 <text:a xlink:type="simple" xlink:href="https://www.ukrinform.ua/rubric-ato/3709042-vijska-rf-atakuvali-selo-poblizu-zaporizza-poranena-zinka.html" text:style-name="Internet_20_link" text:visited-style-name="Visited_20_Internet_20_Link">
 <text:span text:style-name="T4">
поранена</text:span>
 </text:a>
</text:p>
      <text:p text:style-name="P4">
"У результаті атаки по Приморському є постраждалі. Під час прямого влучання убудинок 30-річний чоловік отримав мінно-вибухові травми, зараз у важкомустані. Ще троє отримали поранення, серед них 7-річна дівчинка", - написавголова Запорізької ОВА Юрій Малашко у <text:a xlink:type="simple" xlink:href="https://t.me/zoda_gov_ua/18751" text:style-name="Internet_20_link" text:visited-style-name="Visited_20_Internet_20_Link">
 </text:a>
 .</text:p>
      <text:p text:style-name="P4">
Всі постраждалі оперативно доставлені у медичні заклади обласного центру.</text:p>
      <text:p text:style-name="P4">
Крім того, ворог вдарив по Гуляйполю. Удар прийшовся поруч з медичнимзакладом. Є руйнування.</text:p>
      <text:p text:style-name="P4">
Як повідомляв <text:a xlink:type="simple" xlink:href="https://www.ukrinform.ua/rubric-regions/3708914-na-zaporizzi-armia-rf-obstrilala-18-naselenih-punktiv-poranenij-colovik.html" text:style-name="Internet_20_link" text:visited-style-name="Visited_20_Internet_20_Link">
 </text:a>
 ,армія рф за добу обстріляла 18 населених пунктів Запорізької області, уГуляйполі зазнав поранень 64-річний чоловік.</text:p>
      <text:p text:style-name="P4">
<text:span text:style-name="T5">
Фото: Юрій Малашко / Телеграм</text:span>
</text:p>
      <text:p text:style-name="P4">
Source: <text:a xlink:type="simple" xlink:href="https://www.ukrinform.ua/rubric-ato/3709099-rosiani-obstrilali-selo-u-zaporizkij-oblasti-e-poraneni-ermak.html" text:style-name="Internet_20_link" text:visited-style-name="Visited_20_Internet_20_Link">
https://www.ukrinform.ua/rubric-ato/3709099-rosiani-obstrilali-selo-u-zaporizkij-oblasti-e-poraneni-ermak.html</text:a>
</text:p>
      <!--NEWS-->
      <text:h text:style-name="P10" text:outline-level="1">
<text:span text:style-name="T4">
У кафе окупованого Мелітополя дівчина зірвала російський триколор</text:span>
</text:h>
      <text:p text:style-name="P4">
Authors: Ukrinform (Person)</text:p>
      <text:p text:style-name="P4">
Publisher: Укринформ (Organization)</text:p>
      <text:p text:style-name="P4">
Published Time: 2023-05-14T16:29:00+03:00</text:p>
      <text:p text:style-name="P4">
Modified Time: 2023-05-14T16:29:00+03:00</text:p>
      <text:p text:style-name="P4">
Description: В тимчасово окупованому Мелітополі дівчина зірвала російський триколор. Загарбники змусили її вибачитись. — Укрінформ.</text:p>
      <text:p text:style-name="P4">
Images: ["<text:a xlink:type="simple" xlink:href="https://static.ukrinform.com/photos/2023_05/thumb_files/630_360_1684071850-414.jpg" text:style-name="Internet_20_link" text:visited-style-name="Visited_20_Internet_20_Link">
630_360_16840...</text:a>
"]</text:p>
      <text:p text:style-name="P4">
Tags: ['Мелітополь', 'Прапор', 'Війна з росією', 'Кафе']</text:p>
      <text:p text:style-name="P4">
Type: Article</text:p>
      <!--METADATA-->
      <text:p text:style-name="P4">
<draw:frame draw:style-name="fr1" draw:name="Image180" text:anchor-type="as-char" svg:width="6.9236in" svg:height="3.956343in" draw:z-index="0">
<draw:image xlink:href="../Images/yкринформ/2023-05-14T16-29-00-03-00/630_360_1684071850-414.jpg" xlink:type="simple" xlink:show="embed" xlink:actuate="onLoad" draw:mime-type="image/jpeg"/>
</draw:frame>
 Втимчасово окупованому Мелітополі дівчина зірвала російський триколор.Загарбники змусили її вибачитись.</text:p>
      <text:p text:style-name="P4">
Про це в <text:a xlink:type="simple" xlink:href="https://t.me/ivan_fedorov_melitopol/1967" text:style-name="Internet_20_link" text:visited-style-name="Visited_20_Internet_20_Link">
 </text:a>
 повідомляє міськийголова Мелітополя Іван Федоров, передає Укрінформ.</text:p>
      <text:p text:style-name="P4">
" <text:a xlink:type="simple" xlink:href="https://www.ukrinform.ua/tag-prapor" text:style-name="Internet_20_link" text:visited-style-name="Visited_20_Internet_20_Link">
 </text:a>
 країни-агресора мешканка містазірвала в приміщенні одного з кафе. Посібники окупантів передали запис звідеокамер "куди треба". Дівчину вже змусили вибачатись на камеру тапогрожують тюрмою", - йдеться у дописі.</text:p>
      <text:p text:style-name="P4">
_Відео:<text:a xlink:type="simple" xlink:href="http://t.me/ivan_fedorov_melitopol/1967" text:style-name="Internet_20_link" text:visited-style-name="Visited_20_Internet_20_Link">
 </text:a>
 _</text:p>
      <text:p text:style-name="P4">
Він також оприлюднив відео, як це було.</text:p>
      <text:p text:style-name="P4">
<text:span text:style-name="T4">
Читайте також:</text:span>
 <text:a xlink:type="simple" xlink:href="https://www.ukrinform.ua/rubric-regions/3708417-u-melitopoli-bila-pidizdu-pidirvali-kolaboranta.html" text:style-name="Internet_20_link" text:visited-style-name="Visited_20_Internet_20_Link">
 <text:span text:style-name="T4">
Мелітополі</text:span>
 </text:a>
</text:p>
      <text:p text:style-name="P4">
Федоров додав, що це не перший випадок, коли люди в окупації демонструють своєставлення до символіки рф.</text:p>
      <text:p text:style-name="P4">
Source: <text:a xlink:type="simple" xlink:href="https://www.ukrinform.ua/rubric-regions/3709108-u-kafe-okupovanogo-melitopola-divcina-zirvala-rosijskij-trikolor.html" text:style-name="Internet_20_link" text:visited-style-name="Visited_20_Internet_20_Link">
https://www.ukrinform.ua/rubric-regions/3709108-u-kafe-okupovanogo-melitopola-divcina-zirvala-rosijskij-trikolor.html</text:a>
</text:p>
      <!--NEWS-->
      <text:h text:style-name="P10" text:outline-level="1">
<text:span text:style-name="T4">
росіяни обстріляли село на Харківщині - двоє загиблих</text:span>
</text:h>
      <text:p text:style-name="P4">
Authors: Ukrinform (Person)</text:p>
      <text:p text:style-name="P4">
Publisher: Укринформ (Organization)</text:p>
      <text:p text:style-name="P4">
Published Time: 2023-05-14T16:39:00+03:00</text:p>
      <text:p text:style-name="P4">
Modified Time: 2023-05-14T16:39:00+03:00</text:p>
      <text:p text:style-name="P4">
Description: росіяни обстріляли село на Харківщині, внаслідок чого загинули двоє людей. — Укрінформ.</text:p>
      <text:p text:style-name="P4">
Images: ["<text:a xlink:type="simple" xlink:href="https://static.ukrinform.com/photos/2021_04/thumb_files/630_360_1617451420-842.jpg" text:style-name="Internet_20_link" text:visited-style-name="Visited_20_Internet_20_Link">
630_360_16174...</text:a>
"]</text:p>
      <text:p text:style-name="P4">
Tags: ['Обстріл', 'Загибель', 'Харківщина', 'Війна з росією']</text:p>
      <text:p text:style-name="P4">
Type: Article</text:p>
      <!--METADATA-->
      <text:p text:style-name="P4">
<draw:frame draw:style-name="fr1" draw:name="Image181" text:anchor-type="as-char" svg:width="6.9236in" svg:height="3.956343in" draw:z-index="0">
<draw:image xlink:href="../Images/yкринформ/2023-05-14T16-39-00-03-00/630_360_1617451420-842.jpg" xlink:type="simple" xlink:show="embed" xlink:actuate="onLoad" draw:mime-type="image/jpeg"/>
</draw:frame>
 росіяниобстріляли село на Харківщині, внаслідок чого загинули двоє людей.</text:p>
      <text:p text:style-name="P4">
Про це повідомив начальник Харківської ОВА Олег Синєгубов у <text:a xlink:type="simple" xlink:href="https://t.me/synegubov/6201" text:style-name="Internet_20_link" text:visited-style-name="Visited_20_Internet_20_Link">
</text:a>
 , передає Укрінформ.</text:p>
      <text:p text:style-name="P4">
«Окупанти вкотре <text:a xlink:type="simple" xlink:href="https://www.ukrinform.ua/tag-obstril" text:style-name="Internet_20_link" text:visited-style-name="Visited_20_Internet_20_Link">
 </text:a>
 будинки мирнихжителів Харківщини.</text:p>
      <text:p text:style-name="P4">
Сьогодні під ударом було с. Стариця Чугуївського району. На жаль, унаслідокобстрілу загинуло двоє цивільних людей: 59-річна жінка та 65-річний чоловік»,- йдеться у повідомленні.</text:p>
      <text:p text:style-name="P4">
<text:span text:style-name="T4">
Читайте також:</text:span>
 <text:a xlink:type="simple" xlink:href="https://www.ukrinform.ua/rubric-regions/3709045-na-hersonsini-cerez-vorozij-obstril-zaginuv-colovik.html" text:style-name="Internet_20_link" text:visited-style-name="Visited_20_Internet_20_Link">
 <text:span text:style-name="T4">
обстріл</text:span>
 </text:a>
</text:p>
      <text:p text:style-name="P4">
Як повідомлялося, росіяни завдали удари з РСЗВ «Смерч» по місту Куп'янськ тадвох районах Харківщини.</text:p>
      <text:p text:style-name="P4">
Source: <text:a xlink:type="simple" xlink:href="https://www.ukrinform.ua/rubric-ato/3709103-rosiani-obstrilali-selo-na-harkivsini-dvoe-zagiblih.html" text:style-name="Internet_20_link" text:visited-style-name="Visited_20_Internet_20_Link">
https://www.ukrinform.ua/rubric-ato/3709103-rosiani-obstrilali-selo-na-harkivsini-dvoe-zagiblih.html</text:a>
</text:p>
      <!--NEWS-->
      <text:h text:style-name="P10" text:outline-level="1">
<text:span text:style-name="T4">
Candidate from the opposition party "Shor" Eugenia Hutsul won the election of the head of the...</text:span>
</text:h>
      <text:p text:style-name="P4">
Authors: liveuamap (Language: en)</text:p>
      <text:p text:style-name="P4">
Time: 2023-05-14T16:49:30</text:p>
      <text:p text:style-name="P4">
Location: Gagauzia (Latitude:46.04193 Longtitude:28.83694)</text:p>
      <text:p text:style-name="P4">
Videos: []</text:p>
      <text:p text:style-name="P4">
Images: []</text:p>
      <text:p text:style-name="P4">
Tags: ["Moldova", "Balkans"]</text:p>
      <text:p text:style-name="P4">
ID: 22562872</text:p>
      <!--METADATA-->
      <text:p text:style-name="P4">
Candidate from the opposition party "Shor" Eugenia Hutsul won the election ofthe head of the Gagauz autonomy of Moldova</text:p>
      <text:p text:style-name="P4">
News Collection Link: <text:a xlink:type="simple" xlink:href="https://moldova.liveuamap.com/en/2023/14-may-candidate-from-the-opposition-party-shor-eugenia-hutsul" text:style-name="Internet_20_link" text:visited-style-name="Visited_20_Internet_20_Link">
https://moldova.liveuamap.com/en/2023/14-may-candidate-from-the-opposition-party-shor-eugenia-hutsul</text:a>
</text:p>
      <text:p text:style-name="P4">
Source: <text:a xlink:type="simple" xlink:href="https://t.me/tass_agency/191915" text:style-name="Internet_20_link" text:visited-style-name="Visited_20_Internet_20_Link">
https://t.me/tass_agency/191915</text:a>
</text:p>
      <!--NEWS-->
      <text:h text:style-name="P10" text:outline-level="1">
<text:span text:style-name="T4">
Калініна зіграє з фіналісткою US Open на турнірі WTA в Римі</text:span>
</text:h>
      <text:p text:style-name="P4">
Authors: Ukrinform (Person)</text:p>
      <text:p text:style-name="P4">
Publisher: Укринформ (Organization)</text:p>
      <text:p text:style-name="P4">
Published Time: 2023-05-14T16:51:05+03:00</text:p>
      <text:p text:style-name="P4">
Modified Time: 2023-05-14T16:51:05+03:00</text:p>
      <text:p text:style-name="P4">
Description: Посіяна під 19-м номером американка Медісон Кіз стане суперницею другої «ракетки» України Ангеліни Калініної у четвертому колі престижного грунтового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4/thumb_files/630_360_1681713960-551.jpg" text:style-name="Internet_20_link" text:visited-style-name="Visited_20_Internet_20_Link">
630_360_16817...</text:a>
"]</text:p>
      <text:p text:style-name="P4">
Tags: ['Теніс', 'Ангеліна Калініна']</text:p>
      <text:p text:style-name="P4">
Type: Article</text:p>
      <!--METADATA-->
      <text:p text:style-name="P4">
<draw:frame draw:style-name="fr1" draw:name="Image182" text:anchor-type="as-char" svg:width="6.9236in" svg:height="3.956343in" draw:z-index="0">
<draw:image xlink:href="../Images/yкринформ/2023-05-14T16-51-05-03-00/630_360_1681713960-551.jpg" xlink:type="simple" xlink:show="embed" xlink:actuate="onLoad" draw:mime-type="image/jpeg"/>
</draw:frame>
 Посіянапід 19-м номером американка Медісон Кіз стане суперницею другої «ракетки»України Ангеліни Калініної у четвертому колі престижного грунтового турніруЖіночої тенісної асоціації (WTA) - Internazionali BNL d’Italia - у Римі(Італія) з призовим фондом $3,5 млн.</text:p>
      <text:p text:style-name="P4">
У третьому раунді змагань Кіз здобула технічну перемогу над 14-м номером«посіву» білорускою Вікторією Азаренко, яка відмовилася продовжувати виступ віталійській столиці, передає Укрінформ.</text:p>
      <text:p text:style-name="P4">
Зазначимо, що Кіз 2017 року дійшла до фіналу домашнього US Open у Нью-Йорку.</text:p>
      <text:p text:style-name="P4">
<text:span text:style-name="T4">
Читайте також:</text:span>
 <text:a xlink:type="simple" xlink:href="https://www.ukrinform.ua/rubric-sports/3708015-kalinina-zigrae-z-cempionkou-australian-open-na-turniri-wta-v-rimi.html" text:style-name="Internet_20_link" text:visited-style-name="Visited_20_Internet_20_Link">
 <text:span text:style-name="T4">
Калініна</text:span>
 </text:a>
</text:p>
      <text:p text:style-name="P4">
Турнір у Римі триватиме до 21 травня.</text:p>
      <text:p text:style-name="P4">
На фото: Ангеліна Калініна (Getty Images).</text:p>
      <text:p text:style-name="P4">
Source: <text:a xlink:type="simple" xlink:href="https://www.ukrinform.ua/rubric-sports/3709111-kalinina-zigrae-z-finalistkou-us-open-na-turniri-wta-v-rimi.html" text:style-name="Internet_20_link" text:visited-style-name="Visited_20_Internet_20_Link">
https://www.ukrinform.ua/rubric-sports/3709111-kalinina-zigrae-z-finalistkou-us-open-na-turniri-wta-v-rimi.html</text:a>
</text:p>
      <!--NEWS-->
      <text:h text:style-name="P10" text:outline-level="1">
<text:span text:style-name="T4">
Порт «Чорноморськ» готують до передачі у концесію</text:span>
</text:h>
      <text:p text:style-name="P4">
Authors: Ukrinform (Person)</text:p>
      <text:p text:style-name="P4">
Publisher: Укринформ (Organization)</text:p>
      <text:p text:style-name="P4">
Published Time: 2023-05-14T16:54:22+03:00</text:p>
      <text:p text:style-name="P4">
Modified Time: 2023-05-14T16:54:22+03:00</text:p>
      <text:p text:style-name="P4">
Description: Мінвідновлення готує до передачі у концесію термінали морського торговельного порту «Чорноморськ». — Укрінформ.</text:p>
      <text:p text:style-name="P4">
Images: ["<text:a xlink:type="simple" xlink:href="https://static.ukrinform.com/photos/2018_04/thumb_files/630_360_1523024741-7401.jpg" text:style-name="Internet_20_link" text:visited-style-name="Visited_20_Internet_20_Link">
630_360_15230...</text:a>
"]</text:p>
      <text:p text:style-name="P4">
Tags: ['Концесія', 'Порт «Чорноморськ» ']</text:p>
      <text:p text:style-name="P4">
Type: Article</text:p>
      <!--METADATA-->
      <text:p text:style-name="P4">
<draw:frame draw:style-name="fr1" draw:name="Image183" text:anchor-type="as-char" svg:width="6.9236in" svg:height="3.956343in" draw:z-index="0">
<draw:image xlink:href="../Images/yкринформ/2023-05-14T16-54-22-03-00/630_360_1523024741-7401.jpg" xlink:type="simple" xlink:show="embed" xlink:actuate="onLoad" draw:mime-type="image/jpeg"/>
</draw:frame>
Мінвідновлення готує до передачі у концесію термінали морського торговельногопорту «Чорноморськ».</text:p>
      <text:p text:style-name="P4">
Про це повідомляє пресслужба Міністерства розвитку громад, територій таінфраструктури у <text:a xlink:type="simple" xlink:href="http://www.facebook.com/Ministry.for.restoration/posts/pfbid036fmAdgEULfezo3Z2ZQP6pgUukJgkMEvxYuB74d4qdC7LaeDQDhZjEC3T8kxjR9iRl" text:style-name="Internet_20_link" text:visited-style-name="Visited_20_Internet_20_Link">
</text:a>
, передає Укрінформ.</text:p>
      <text:p text:style-name="P4">
«Портові термінали «Чорноморська» готуються до передачі у концесію. Передати уконцесію планується перший, контейнерний та п’ятий термінали. Процесрозпочався ще до повномасштабного вторгнення <text:a xlink:type="simple" xlink:href="https://www.ukrinform.ua/tag-rosia" text:style-name="Internet_20_link" text:visited-style-name="Visited_20_Internet_20_Link">
 </text:a>
 , зараз міністерство його відновлює», - йдеться в повідомленні.</text:p>
      <text:p text:style-name="P4">
На першому етапі буде розроблено технічно-економічне обґрунтування, якепрофінансує Глобальний інфраструктурний фонд; експертів і консультантівзалучатиме Європейський банк реконструкції та розвитку і Міжнародна фінансовакорпорація.</text:p>
      <text:p text:style-name="P4">
Наступний етап – проведення конкурсу серед охочих отримати в концесіютермінали порту «Чорноморськ».</text:p>
      <text:p text:style-name="P4">
Завдяки передачі порту в управління приватним партнерам, Україна щорокуотримуватиме концесійний внесок та стабільні надходження податків до бюджету.Приватне партнерство призведе до значних інвестицій, дозволить оптимізуватилогістику перевезень та підвищить якість надання послуг.</text:p>
      <text:p text:style-name="P4">
У Мінвідновлення нагадали, що Україна вже має досвід передачі портовоїінфраструктури в концесію. Зокрема, в 2021 році Міністерством інфраструктурита ДП «Адміністрація морських портів України» приватним партнерам держави булопередано державні стивідорні компанії морських портів «Херсон» та «Ольвія».Активній роботі цих об’єктів завадило тільки повномасштабне вторгнення росії.</text:p>
      <text:p text:style-name="P4">
<text:span text:style-name="T4">
Читайте також:</text:span>
 <text:a xlink:type="simple" xlink:href="https://www.ukrinform.ua/rubric-regions/3708500-kim-nazvav-najbilsu-problemu-dla-biznesu-mikolaivsini.html" text:style-name="Internet_20_link" text:visited-style-name="Visited_20_Internet_20_Link">
 </text:a>
</text:p>
      <text:p text:style-name="P4">
Як повідомлялося, розбудова державно-приватного партнерства є однією іззапорук ефективного відновлення економіки України. За словами Прем’єр-міністраДениса Шмигаля, у нас вже ухвалено сучасне законодавство, аби в Україніз’явилися сотні потужних концесійних проєктів.</text:p>
      <text:p text:style-name="P4">
Source: <text:a xlink:type="simple" xlink:href="https://www.ukrinform.ua/rubric-economy/3709112-port-cornomorsk-gotuut-do-peredaci-u-koncesiu.html" text:style-name="Internet_20_link" text:visited-style-name="Visited_20_Internet_20_Link">
https://www.ukrinform.ua/rubric-economy/3709112-port-cornomorsk-gotuut-do-peredaci-u-koncesiu.html</text:a>
</text:p>
      <!--NEWS-->
      <text:h text:style-name="P10" text:outline-level="1">
<text:span text:style-name="T4">
В Україні підготували перший перелік проєктів для відновлення на майже ₴18 мільярдів</text:span>
</text:h>
      <text:p text:style-name="P4">
Authors: Ukrinform (Person)</text:p>
      <text:p text:style-name="P4">
Publisher: Укринформ (Organization)</text:p>
      <text:p text:style-name="P4">
Published Time: 2023-05-14T17:03:00+03:00</text:p>
      <text:p text:style-name="P4">
Modified Time: 2023-05-14T17:03:00+03:00</text:p>
      <text:p text:style-name="P4">
Description: Міжвідомча робоча група склала перелік проєктів з попередньою пріоритезацією для виділення коштів на відновлення з Фонду ліквідації наслідків збройної агресії. — Укрінформ.</text:p>
      <text:p text:style-name="P4">
Images: ["<text:a xlink:type="simple" xlink:href="https://static.ukrinform.com/photos/2021_04/thumb_files/630_360_1617369105-115.jpg" text:style-name="Internet_20_link" text:visited-style-name="Visited_20_Internet_20_Link">
630_360_16173...</text:a>
"]</text:p>
      <text:p text:style-name="P4">
Tags: ['Війна з росією', 'Відбудова']</text:p>
      <text:p text:style-name="P4">
Type: Article</text:p>
      <!--METADATA-->
      <text:p text:style-name="P4">
<draw:frame draw:style-name="fr1" draw:name="Image184" text:anchor-type="as-char" svg:width="6.9236in" svg:height="3.956343in" draw:z-index="0">
<draw:image xlink:href="../Images/yкринформ/2023-05-14T17-03-00-03-00/630_360_1617369105-115.jpg" xlink:type="simple" xlink:show="embed" xlink:actuate="onLoad" draw:mime-type="image/jpeg"/>
</draw:frame>
 Міжвідомчаробоча група склала перелік проєктів з попередньою пріоритезацією длявиділення коштів на відновлення з Фонду ліквідації наслідків збройної агресії.</text:p>
      <text:p text:style-name="P4">
Про це повідомляє пресслужба Міністерства розвитку громад, територій таінфраструктури у <text:a xlink:type="simple" xlink:href="https://www.facebook.com/Ministry.for.restoration/posts/pfbid02UbJ8fKsWwGBvG2kotfKqf9jYpw6dJ4tWXrufQLohF9A2vr4nW55qjHnUEwx5GnV9l" text:style-name="Internet_20_link" text:visited-style-name="Visited_20_Internet_20_Link">
</text:a>
, передає Укрінформ.</text:p>
      <text:p text:style-name="P4">
«Під час засідання Міжвідомча робоча група розглянула 377 перших проєктів ізобсягом фінансування за рахунок фонду ліквідації 17,9 млрд гривень, поданихорганами місцевого самоврядування, а також центральними органами виконавчоївлади на розгляд через Галузеву систему управління відновленнямінфраструктури, яка є складовою частиною цифрової екосистеми DREAM», - йдетьсяв повідомленні.</text:p>
      <text:p text:style-name="P4">
Наголошується, що за результатами розгляду проєктів робоча група склалаперелік проєктів з попередньою пріоритезацією, який буде переданий на розглядКабінету міністрів України. Фінальний перелік проєктів буде затвердженийурядом за результатами доопрацювання заявниками поданої документації.</text:p>
      <text:p text:style-name="P4">
Затверджені проєкти отримають фінансування з Фонду ліквідації наслідківзбройної агресії.</text:p>
      <text:p text:style-name="P4">
Наразі команда Агентства відновлення спільно зі Службами відновлення вобластях, представниками органів виконавчої влади проводять обстеженняоб'єктів, вивчають всю наявну документацію та опрацьовують відповіднімеханізми та строки <text:a xlink:type="simple" xlink:href="https://www.ukrinform.ua/rubric-vidbudova" text:style-name="Internet_20_link" text:visited-style-name="Visited_20_Internet_20_Link">
 </text:a>
</text:p>
      <text:p text:style-name="P4">
Наступні засідання Міжвідомчої робочої групи транслюватимуться в онлайн-режиміі будуть доступні до публічного перегляду.</text:p>
      <text:p text:style-name="P4">
<text:span text:style-name="T4">
Читайте також:</text:span>
 <text:a xlink:type="simple" xlink:href="https://www.ukrinform.ua/rubric-vidbudova/3708336-smigal-doruciv-utvoriti-u-nizci-ministerstv-ta-ova-posadi-zastupnikiv-z-pitan-vidnovlenna.html" text:style-name="Internet_20_link" text:visited-style-name="Visited_20_Internet_20_Link">
 <text:span text:style-name="T4">
відновлення</text:span>
 </text:a>
</text:p>
      <text:p text:style-name="P4">
Як повідомлялося, <text:a xlink:type="simple" xlink:href="https://www.ukrinform.ua/rubric-uarazom/3596484-v-ukraini-stvorat-fond-likvidacii-naslidkiv-zbrojnoi-agresii-rada-uhvalila-zakon.html" text:style-name="Internet_20_link" text:visited-style-name="Visited_20_Internet_20_Link">
 </text:a>
 у складі спеціального фонду державного бюджету.Кошти Фонду пропонується спрямовувати на будівництво громадських будівель,захисних споруд цивільного захисту, реконструкцію, капітальний ремонт об’єктівкритичної інфраструктури та житла внутрішньо переміщеним особам та людям, яківтратили його внаслідок військових дій. На 2023 рік бюджет Фонду ліквідаціїнаслідків збройної агресії затверджений в обсязі 52,5 млрд.</text:p>
      <text:p text:style-name="P4">
Source: <text:a xlink:type="simple" xlink:href="https://www.ukrinform.ua/rubric-vidbudova/3709118-v-ukraini-pidgotuvali-persij-perelik-proektiv-dla-vidnovlenna-na-majze-18-milardiv.html" text:style-name="Internet_20_link" text:visited-style-name="Visited_20_Internet_20_Link">
https://www.ukrinform.ua/rubric-vidbudova/3709118-v-ukraini-pidgotuvali-persij-perelik-proektiv-dla-vidnovlenna-na-majze-18-milardiv.html</text:a>
</text:p>
      <!--NEWS-->
      <text:h text:style-name="P10" text:outline-level="1">
<text:span text:style-name="T4">
Зеленський зустрівся з членами Кабінету з питань безпеки ФРН</text:span>
</text:h>
      <text:p text:style-name="P4">
Authors: Ukrinform (Person)</text:p>
      <text:p text:style-name="P4">
Publisher: Укринформ (Organization)</text:p>
      <text:p text:style-name="P4">
Published Time: 2023-05-14T17:07:00+03:00</text:p>
      <text:p text:style-name="P4">
Modified Time: 2023-05-14T17:07:00+03:00</text:p>
      <text:p text:style-name="P4">
Description: Президент Володимир Зеленський провів зустріч із членами Кабінету з питань безпеки Німеччини. — Укрінформ.</text:p>
      <text:p text:style-name="P4">
Images: ["<text:a xlink:type="simple" xlink:href="https://static.ukrinform.com/photos/2023_05/thumb_files/630_360_1684073196-620.jpeg" text:style-name="Internet_20_link" text:visited-style-name="Visited_20_Internet_20_Link">
630_360_16840...</text:a>
"]</text:p>
      <text:p text:style-name="P4">
Tags: ['Німеччина', 'Зеленський', 'Безпека', 'Війна з росією']</text:p>
      <text:p text:style-name="P4">
Type: Article</text:p>
      <!--METADATA-->
      <text:p text:style-name="P4">
<draw:frame draw:style-name="fr1" draw:name="Image185" text:anchor-type="as-char" svg:width="6.9236in" svg:height="3.956343in" draw:z-index="0">
<draw:image xlink:href="../Images/yкринформ/2023-05-14T17-07-00-03-00/630_360_1684073196-620.jpeg" xlink:type="simple" xlink:show="embed" xlink:actuate="onLoad" draw:mime-type="image/jpeg"/>
</draw:frame>
 ПрезидентВолодимир Зеленський провів зустріч із членами Кабінету з питань безпекиНімеччини.</text:p>
      <text:p text:style-name="P4">
До зустрічі, участь у якій узяв також канцлер Олаф Шольц, долучилисявіцеканцлер, міністр економіки та захисту клімату ФРН Роберт Габек, міністрзакордонних справ Анналена Бербок, міністр оборони Борис Пісторіус, міністрфінансів Крістіан Лінднер, міністр економічного співробітництва та розвиткуСвенья Шульце та міністр внутрішніх справ Німеччини Ненсі Фезер, повідомляєУкрінформ із посиланням на <text:a xlink:type="simple" xlink:href="https://www.president.gov.ua/news/prezident-ukrayini-zustrivsya-z-chlenami-kabinetu-z-pitan-be-82889" text:style-name="Internet_20_link" text:visited-style-name="Visited_20_Internet_20_Link">
 </text:a>
</text:p>
      <text:p text:style-name="P4">
Зеленський наголосив, зокрема, що такий формат зустрічі є унікальним іповністю відповідає високому рівню взаємодії, досягнутому між нашимидержавами.</text:p>
      <text:p text:style-name="P4">
Він висловив подяку німецькому уряду та кожному з присутніх посадовців задієву всебічну допомогу Україні з перших днів повномасштабної російськоїагресії.</text:p>
      <text:p text:style-name="P4">
<text:span text:style-name="T4">
Читайте також:</text:span>
 <text:a xlink:type="simple" xlink:href="https://www.ukrinform.ua/rubric-ato/3709026-uze-cogoric-mozna-zavdati-rosii-nezvorotnoi-porazki-zelenskij.html" text:style-name="Internet_20_link" text:visited-style-name="Visited_20_Internet_20_Link">
 <text:span text:style-name="T4">
Зеленський</text:span>
 </text:a>
</text:p>
      <text:p text:style-name="P4">
Ознайомивши членів Кабінету з питань безпеки ФРН із ситуацією на фронті тапершочерговими потребами українських сил оборони, глава Української державинаголосив на необхідності зняття обмежень і червоних ліній на постачанняУкраїні всіх видів зброї.</text:p>
      <text:p text:style-name="P4">
Звертаючись до Федерального канцлера, <text:a xlink:type="simple" xlink:href="https://www.ukrinform.ua/tag-zelenskij" text:style-name="Internet_20_link" text:visited-style-name="Visited_20_Internet_20_Link">
 </text:a>
 відзначив принципово новий характер двосторонніх відносин.</text:p>
      <text:p text:style-name="P4">
«З 24 лютого минулого року зі «зміною епох», як ви це влучно сформулювали,докорінно змінилися й відносини між нашими державами. Від надання Українігуманітарної допомоги – до отримання найсучасніших засобів ППО, артилерії, БМПта бойових танків», – акцентував він.</text:p>
      <text:p text:style-name="P4">
Зеленський подякував канцлеру за його особисту роль у цих перетвореннях івисловив сподівання на лідерство Німеччини й у формуванні повітряної коаліції.</text:p>
      <text:p text:style-name="P4">
Глава держави також високо оцінив рішення про виділення Федеральним урядомкоштів для закупівлі необхідної Україні військової техніки та обладнання до2032 року на загальну суму 17 мільярдів євро.</text:p>
      <text:p text:style-name="P4">
<text:span text:style-name="T4">
Читайте також:</text:span>
 <text:a xlink:type="simple" xlink:href="https://www.ukrinform.ua/rubric-ato/3709039-ukraina-rozrahovue-na-pidtrimku-nimeccinou-aviacijnoi-koalicii-zelenskij.html" text:style-name="Internet_20_link" text:visited-style-name="Visited_20_Internet_20_Link">
 <text:span text:style-name="T4">
Зеленський</text:span>
 </text:a>
</text:p>
      <text:p text:style-name="P4">
Під час зустрічі було обговорено весь комплекс актуальних питань двосторонньоївзаємодії. Окрему увагу приділили безпековій підтримці України та розвиткупредметної співпраці в цьому напрямі; залученню ФРН до відбудови нашої країни,зокрема ролі приватного сектору в цьому процесі, а також взаємодії на шляхуєвропейської та євроатлантичної інтеграції України.</text:p>
      <text:p text:style-name="P4">
Ішлося про ключові напрями співпраці на міжнародній арені, зокрема прозалучення ФРН до втілення української формули миру та організації Глобальногосаміту миру, сприяння в реалізації Чорноморської зернової ініціативи тагуманітарної програми «Зерно з України».</text:p>
      <text:p text:style-name="P4">
Як повідомлялося, <text:a xlink:type="simple" xlink:href="https://www.ukrinform.ua/rubric-polytics/3708995-zelenskij-obgovoriv-zi-stajnmaerom-intensivnu-spivpracu-miz-krainami.html" text:style-name="Internet_20_link" text:visited-style-name="Visited_20_Internet_20_Link">
 </text:a>
</text:p>
      <text:p text:style-name="P4">
<text:span text:style-name="T5">
Фото: ОП</text:span>
</text:p>
      <text:p text:style-name="P4">
Source: <text:a xlink:type="simple" xlink:href="https://www.ukrinform.ua/rubric-polytics/3709120-zelenskij-zustrivsa-z-clenami-kabinetu-z-pitan-bezpeki-frn.html" text:style-name="Internet_20_link" text:visited-style-name="Visited_20_Internet_20_Link">
https://www.ukrinform.ua/rubric-polytics/3709120-zelenskij-zustrivsa-z-clenami-kabinetu-z-pitan-bezpeki-frn.html</text:a>
</text:p>
      <!--NEWS-->
      <text:h text:style-name="P10" text:outline-level="1">
<text:span text:style-name="T4">
Проєкт документального циклу про воєнну розвідку України бере участь у конкурсі МКІП</text:span>
</text:h>
      <text:p text:style-name="P4">
Authors: Ukrinform (Person)</text:p>
      <text:p text:style-name="P4">
Publisher: Укринформ (Organization)</text:p>
      <text:p text:style-name="P4">
Published Time: 2023-05-14T17:07:46+03:00</text:p>
      <text:p text:style-name="P4">
Modified Time: 2023-05-14T17:07:46+03:00</text:p>
      <text:p text:style-name="P4">
Description: Проєкт документальної кінотрилогії про спецоперації воїнів Головного управління розвідки Міноборони України «Збиті льотчики росії», «Війна на Дніпрі» та «Іноземний легіон» бере участь у мистецькому конкурсі Міністерства культури та інформполітики. — Укрінформ.</text:p>
      <text:p text:style-name="P4">
Images: ["<text:a xlink:type="simple" xlink:href="https://static.ukrinform.com/photos/2022_03/thumb_files/630_360_1646152322-572.jpg" text:style-name="Internet_20_link" text:visited-style-name="Visited_20_Internet_20_Link">
630_360_16461...</text:a>
"]</text:p>
      <text:p text:style-name="P4">
Tags: ['Міноборони', 'Розвідка', 'МКІП ']</text:p>
      <text:p text:style-name="P4">
Type: Article</text:p>
      <!--METADATA-->
      <text:p text:style-name="P4">
<draw:frame draw:style-name="fr1" draw:name="Image186" text:anchor-type="as-char" svg:width="6.9236in" svg:height="3.956343in" draw:z-index="0">
<draw:image xlink:href="../Images/yкринформ/2023-05-14T17-07-46-03-00/630_360_1646152322-572.jpg" xlink:type="simple" xlink:show="embed" xlink:actuate="onLoad" draw:mime-type="image/jpeg"/>
</draw:frame>
 Проєктдокументальної кінотрилогії про спецоперації воїнів Головного управліннярозвідки Міноборони України «Збиті льотчики росії», «Війна на Дніпрі» та«Іноземний легіон» бере участь у мистецькому конкурсі Міністерства культури таінформполітики.</text:p>
      <text:p text:style-name="P4">
Як передає Укрінформ, про це ГУР МОУ повідомляє у <text:a xlink:type="simple" xlink:href="http://t.me/DIUkraine/2308" text:style-name="Internet_20_link" text:visited-style-name="Visited_20_Internet_20_Link">
</text:a>
 .</text:p>
      <text:p text:style-name="P4">
«У «Збитих льотчиках росії» - унікальні кадри повітряних битв під часповномасштабної російсько-української війни. Як ми протистояли авіанаваліагресора та не дозволили московії отримати панування в українському небі? Чомуросійські пілоти-вбивці почувались настільки безкарно?», - ідеться вповідомленні.</text:p>
      <text:p text:style-name="P4">
Як зазначається, враженнями про роботу захисників неба України поділятьсязахоплені у полон ворожі льотчики-офіцери - відео їхніх допитів будутьоприлюднені вперше.</text:p>
      <text:p text:style-name="P4">
У «Війні на Дніпрі» детально продемонструють зухвалі секретні рейдиспецпризначенців ГУР поміж берегами і плавнями величної та символічної дляУкраїни ріки. У документальному фільмі: епізоди бойової роботи на Запоріжжі таХерсонщині; козацький досвід у форсуванні лівого дніпровського берега; екшн-зйомки на воді, під водою та в повітрі.</text:p>
      <text:p text:style-name="P4">
Фільм «Іноземний легіон» розповість історії відважних і вільних людей з усієїпланети, які приїхали до України після 24 лютого 2022 року та стали до зброїразом з українцями.</text:p>
      <text:p text:style-name="P4">
«Хто ці воїни? Скільки їх? Чому вони нам допомагають, ризикуючи власнимжиттям? Яка їхня роль у перемозі України над агресивною росією? Ключовіепізоди створення підрозділу з числа іноземних добровольців та визначні битвиза їхньої участі - у заключній стрічці кінотрилогії про ГУР МО України», -сказано в повідомленні.</text:p>
      <text:p text:style-name="P4">
У ГУР просять громадськість підтримати проєкт документального циклу про воєннурозвідку України за <text:a xlink:type="simple" xlink:href="http://docs.google.com/forms/d/1vIjh0xnQL63dXthHUZdadM2NC6Y_BsFdUDOtylde6p0/viewform" text:style-name="Internet_20_link" text:visited-style-name="Visited_20_Internet_20_Link">
</text:a>
.</text:p>
      <text:p text:style-name="P4">
«Водночас ми наголошуємо, що кожна з воєнних історій, покладених в основуконкурсних кінопроектів, заслуговують на екранізацію заради збереження пам’ятіпро звитяжні дії українського війська у війні за Свободу та Незалежність», -сказано в повідомленні.</text:p>
      <text:p text:style-name="P4">
<text:span text:style-name="T4">
Читайте також:</text:span>
 <text:a xlink:type="simple" xlink:href="https://www.ukrinform.ua/rubric-culture/3685716-v-ukraini-vidbuvsa-pokaz-drugogo-filmu-trilogii-pro-gur-bitva-za-ostriv-zmiinij-more.html" text:style-name="Internet_20_link" text:visited-style-name="Visited_20_Internet_20_Link">
 <text:span text:style-name="T4">
Україні</text:span>
 <text:span text:style-name="T4">
відбувся</text:span>
 <text:span text:style-name="T4">
показ</text:span>
 <text:span text:style-name="T4">
другого</text:span>
 <text:span text:style-name="T4">
фільму</text:span>
<text:span text:style-name="T4">
трилогії</text:span>
 <text:span text:style-name="T4">
про</text:span>
 <text:span text:style-name="T4">
ГУР</text:span>
 <text:span text:style-name="T4">
Битва</text:span>
 <text:span text:style-name="T4">
острів</text:span>
 <text:span text:style-name="T4">
Зміїний</text:span>
 <text:span text:style-name="T4">
Море</text:span>
</text:a>
</text:p>
      <text:p text:style-name="P4">
Як повідомляв Укрінформ, у вільному доступі з’явився фільм «Інтернаціональнийлегіон. Воля без кордонів» <text:a xlink:type="simple" xlink:href="https://www.ukrinform.ua/rubric-ato/3686044-u-vilnomu-dostupi-zavivsa-film-pro-inozemnih-dobrovolciv-u-zsu.html" text:style-name="Internet_20_link" text:visited-style-name="Visited_20_Internet_20_Link">
 </text:a>
 , які після 24 лютого 2022 вступили до Збройних сил України.</text:p>
      <text:p text:style-name="P4">
Source: <text:a xlink:type="simple" xlink:href="https://www.ukrinform.ua/rubric-culture/3709119-proekt-dokumentalnogo-ciklu-pro-voennu-rozvidku-ukraini-bere-ucast-u-konkursi-mkip.html" text:style-name="Internet_20_link" text:visited-style-name="Visited_20_Internet_20_Link">
https://www.ukrinform.ua/rubric-culture/3709119-proekt-dokumentalnogo-ciklu-pro-voennu-rozvidku-ukraini-bere-ucast-u-konkursi-mkip.html</text:a>
</text:p>
      <!--NEWS-->
      <text:h text:style-name="P10" text:outline-level="1">
<text:span text:style-name="T4">
УПЛ: «Кривбас» завдяки пенальті вирвав перемогу над «Рухом»</text:span>
</text:h>
      <text:p text:style-name="P4">
Authors: Ukrinform (Person)</text:p>
      <text:p text:style-name="P4">
Publisher: Укринформ (Organization)</text:p>
      <text:p text:style-name="P4">
Published Time: 2023-05-14T17:15:00+03:00</text:p>
      <text:p text:style-name="P4">
Modified Time: 2023-05-14T17:15:00+03:00</text:p>
      <text:p text:style-name="P4">
Description: У чемпіонаті України з футболу серед команд Прем'єр-ліги тривають поєдинки 26-го туру. — Укрінформ.</text:p>
      <text:p text:style-name="P4">
Images: ["<text:a xlink:type="simple" xlink:href="https://static.ukrinform.com/photos/2023_05/thumb_files/630_360_1684073878-702.jpg" text:style-name="Internet_20_link" text:visited-style-name="Visited_20_Internet_20_Link">
630_360_16840...</text:a>
"]</text:p>
      <text:p text:style-name="P4">
Tags: ['Футбол', "Прем'єр-ліга"]</text:p>
      <text:p text:style-name="P4">
Type: Article</text:p>
      <!--METADATA-->
      <text:p text:style-name="P4">
<draw:frame draw:style-name="fr1" draw:name="Image187" text:anchor-type="as-char" svg:width="6.9236in" svg:height="3.956343in" draw:z-index="0">
<draw:image xlink:href="../Images/yкринформ/2023-05-14T17-15-00-03-00/630_360_1684073878-702.jpg" xlink:type="simple" xlink:show="embed" xlink:actuate="onLoad" draw:mime-type="image/jpeg"/>
</draw:frame>
 Учемпіонаті України з футболу серед команд Прем'єр-ліги тривають поєдинки 26-готуру.</text:p>
      <text:p text:style-name="P4">
Криворізький «Кривбас» наприкінці домашнього матчу з «Рухом» вирвав перемогу ульвів'ян - 1:0, передає Укрінформ.</text:p>
      <text:p text:style-name="P4">
Єдиний м'яч на 90-й хвилині забив з пенальті боснійський півзахисник«Кривбаса» Ріфет Капич.</text:p>
      <text:p text:style-name="P4">
Програму туру у понеділок, 15 травня, завершать поєдинки закарпатського«Миная» та «Дніпра-1» (13.00), ковалівського «Колоса» та «Олександрії»(15.00).</text:p>
      <text:p text:style-name="P4">
<text:span text:style-name="T5">
Результати попередніх матчів туру:</text:span>
</text:p>
      <text:p text:style-name="P4">
«Динамо» (Київ) - «Чорноморець» (Одеса) - 2:3</text:p>
      <text:p text:style-name="P4">
«Інгулець» (Петрове) - «Шахтар» (Донецьк) - 0:2</text:p>
      <text:p text:style-name="P4">
«Металіст» (Харків) - «Зоря» (Луганськ) - 0:5</text:p>
      <text:p text:style-name="P4">
«Львів» - «Ворскла» (Полтава) - 0:2</text:p>
      <text:p text:style-name="P4">
«Верес» (Рівне) - «Металіст 1925» (Харків) - 1:0.</text:p>
      <text:p text:style-name="P4">
<text:span text:style-name="T4">
Читайте також:</text:span>
 <text:a xlink:type="simple" xlink:href="https://www.ukrinform.ua/rubric-sports/3708498-armolenko-dublem-zaversiv-sribnij-sezon-u-cempionati-oae.html" text:style-name="Internet_20_link" text:visited-style-name="Visited_20_Internet_20_Link">
 </text:a>
</text:p>
      <text:p text:style-name="P4">
У турнірній таблиці УПЛ лідирує «Шахтар», у якого 63 очки (після 26-ти ігор),далі - «Дніпро-1» - 58 (25), «Зоря» - 58 (26), «Динамо» - 50 (26),«Олександрія» - 39 (25), «Кривбас» - 35 (26), «Ворскла» - 33 (26), «Колос» -33 (25)...</text:p>
      <text:p text:style-name="P4">
Фото: ФК «Кривбас».</text:p>
      <text:p text:style-name="P4">
Source: <text:a xlink:type="simple" xlink:href="https://www.ukrinform.ua/rubric-sports/3709121-upl-krivbas-zavdaki-penalti-virvav-peremogu-nad-ruhom.html" text:style-name="Internet_20_link" text:visited-style-name="Visited_20_Internet_20_Link">
https://www.ukrinform.ua/rubric-sports/3709121-upl-krivbas-zavdaki-penalti-virvav-peremogu-nad-ruhom.html</text:a>
</text:p>
      <!--NEWS-->
      <text:h text:style-name="P10" text:outline-level="1">
<text:span text:style-name="T4">
Підтримка України і тиск на росію: Київ і Берлін підписали спільну декларацію</text:span>
</text:h>
      <text:p text:style-name="P4">
Authors: Ukrinform (Person)</text:p>
      <text:p text:style-name="P4">
Publisher: Укринформ (Organization)</text:p>
      <text:p text:style-name="P4">
Published Time: 2023-05-14T17:23:22+03:00</text:p>
      <text:p text:style-name="P4">
Modified Time: 2023-05-14T17:23:22+03:00</text:p>
      <text:p text:style-name="P4">
Description: Президент Володимир Зеленський та канцлер Федеративної Республіки Німеччина у Берліні підписали спільну декларацію щодо підтримки України та тиску на російську федерацію. — Укрінформ.</text:p>
      <text:p text:style-name="P4">
Images: ["<text:a xlink:type="simple" xlink:href="https://static.ukrinform.com/photos/2016_07/thumb_files/630_360_1468231008-9837.jpg" text:style-name="Internet_20_link" text:visited-style-name="Visited_20_Internet_20_Link">
630_360_14682...</text:a>
"]</text:p>
      <text:p text:style-name="P4">
Tags: ['Німеччина', 'Україна', 'Війна з росією', 'Формула миру']</text:p>
      <text:p text:style-name="P4">
Type: Article</text:p>
      <!--METADATA-->
      <text:p text:style-name="P4">
<draw:frame draw:style-name="fr1" draw:name="Image188" text:anchor-type="as-char" svg:width="6.9236in" svg:height="3.956343in" draw:z-index="0">
<draw:image xlink:href="../Images/yкринформ/2023-05-14T17-23-22-03-00/630_360_1468231008-9837.jpg" xlink:type="simple" xlink:show="embed" xlink:actuate="onLoad" draw:mime-type="image/jpeg"/>
</draw:frame>
 ПрезидентВолодимир Зеленський та канцлер Федеративної Республіки Німеччина у Берлініпідписали спільну декларацію щодо підтримки України та тиску на російськуфедерацію.</text:p>
      <text:p text:style-name="P4">
Текст документа опубліковано на <text:a xlink:type="simple" xlink:href="http://www.president.gov.ua/news/spilna-deklaraciya-ukrayini-ta-nimechchini-82893" text:style-name="Internet_20_link" text:visited-style-name="Visited_20_Internet_20_Link">
 </text:a>
 , повідомляє Укрінформ.</text:p>
      <text:p text:style-name="P4">
«Німеччина продовжуватиме політичну, фінансову, гуманітарну та військовупідтримку Україні стільки, скільки це буде потрібно, – в індивідуальномупорядку та через міжнародну співпрацю в межах Європейського Союзу, G7, НАТО,ООН та інших форматів», - ідеться в заяві.</text:p>
      <text:p text:style-name="P4">
Також зазначається, що <text:a xlink:type="simple" xlink:href="https://www.ukrinform.ua/tag-nimeccina" text:style-name="Internet_20_link" text:visited-style-name="Visited_20_Internet_20_Link">
 </text:a>
 підтримуєініціативу України щодо справедливого та сталого миру й готова співпрацювати зУкраїною для забезпечення якомога ширшої міжнародної участі в імплементаціїукраїнської формули миру та в Глобальному саміті миру.</text:p>
      <text:p text:style-name="P4">
Україна та Німеччина підкреслили тверду відданість притягненню довідповідальності винних у воєнних злочинах й інших звірствах, скоєних узв’язку з загарбницькою війною росії.</text:p>
      <text:p text:style-name="P4">
Також зазначається про необхідність підтримувати й посилювати колективний тискна росію та тих, хто підтримує її військові зусилля, шляхом подальших санкцій.</text:p>
      <text:p text:style-name="P4">
Крім того, Німеччина задекларувала свою підтримку України в реформуванні та увиконанні вимог, необхідних для початку переговорів про вступ до ЄС.</text:p>
      <text:p text:style-name="P4">
«Німеччина підтримує Комісію Україна – НАТО як платформу для подальшогозміцнення та розширення партнерства між НАТО та Україною на її шляху,визначеному Бухарестською декларацію, у такий спосіб сприяючи нашим спільнимінтересам у забезпеченні євроатлантичного миру, стабільності та безпеки.Україна та Німеччина з нетерпінням очікують на розв’язання цих питань наСаміті НАТО у Вільнюсі в липні 2023 року», - наголошується в декларації.</text:p>
      <text:p text:style-name="P4">
<text:span text:style-name="T4">
Читайте також:</text:span>
 <text:a xlink:type="simple" xlink:href="https://www.ukrinform.ua/rubric-ato/3709039-ukraina-rozrahovue-na-pidtrimku-nimeccinou-aviacijnoi-koalicii-zelenskij.html" text:style-name="Internet_20_link" text:visited-style-name="Visited_20_Internet_20_Link">
 <text:span text:style-name="T4">
Німеччино</text:span>
 </text:a>
</text:p>
      <text:p text:style-name="P4">
Як повідомлялося, Президент Володимир Зеленський 14 травня перебуває з візитому Німеччині.</text:p>
      <text:p text:style-name="P4">
Source: <text:a xlink:type="simple" xlink:href="https://www.ukrinform.ua/rubric-polytics/3709124-pidtrimka-ukraini-i-tisk-na-rosiu-kiiv-i-berlin-pidpisali-spilnu-deklaraciu.html" text:style-name="Internet_20_link" text:visited-style-name="Visited_20_Internet_20_Link">
https://www.ukrinform.ua/rubric-polytics/3709124-pidtrimka-ukraini-i-tisk-na-rosiu-kiiv-i-berlin-pidpisali-spilnu-deklaraciu.html</text:a>
</text:p>
      <!--NEWS-->
      <text:h text:style-name="P10" text:outline-level="1">
<text:span text:style-name="T4">
Нетаньягу заявив, що Ізраїль знищив у Газі всю верхівку «Ісламського джихаду»</text:span>
</text:h>
      <text:p text:style-name="P4">
Authors: Ukrinform (Person)</text:p>
      <text:p text:style-name="P4">
Publisher: Укринформ (Organization)</text:p>
      <text:p text:style-name="P4">
Published Time: 2023-05-14T17:32:00+03:00</text:p>
      <text:p text:style-name="P4">
Modified Time: 2023-05-14T17:32:00+03:00</text:p>
      <text:p text:style-name="P4">
Description: Прем'єр-міністр Ізраїлю Біньямін Нетаньягу в неділю привітав дії сил безпеки країни під час нещодавнього конфлікту з терористичним угрупуванням в секторі Газа, заявивши про ліквідацію верхівки "Ісламського джихаду". — Укрінформ.</text:p>
      <text:p text:style-name="P4">
Images: ["<text:a xlink:type="simple" xlink:href="https://static.ukrinform.com/photos/2019_08/thumb_files/630_360_1566212734-7954.jpeg" text:style-name="Internet_20_link" text:visited-style-name="Visited_20_Internet_20_Link">
630_360_15662...</text:a>
"]</text:p>
      <text:p text:style-name="P4">
Tags: ['Ізраїль', 'Нетаньягу', 'Сектор Гази']</text:p>
      <text:p text:style-name="P4">
Type: Article</text:p>
      <!--METADATA-->
      <text:p text:style-name="P4">
<draw:frame draw:style-name="fr1" draw:name="Image189" text:anchor-type="as-char" svg:width="6.9236in" svg:height="3.956343in" draw:z-index="0">
<draw:image xlink:href="../Images/yкринформ/2023-05-14T17-32-00-03-00/630_360_1566212734-7954.jpeg" xlink:type="simple" xlink:show="embed" xlink:actuate="onLoad" draw:mime-type="image/jpeg"/>
</draw:frame>
 Прем'єр-міністр Ізраїлю Біньямін Нетаньягу в неділю привітав дії сил безпеки країнипід час нещодавнього конфлікту з терористичним угрупуванням в секторі Газа,заявивши про ліквідацію верхівки "Ісламського джихаду".</text:p>
      <text:p text:style-name="P4">
Як передає Укрінформ, про це повідомляє <text:a xlink:type="simple" xlink:href="https://www.timesofisrael.com/well-done-netanyahu-hails-idf-shin-bet-performance-in-gaza-operation/" text:style-name="Internet_20_link" text:visited-style-name="Visited_20_Internet_20_Link">
</text:a>
</text:p>
      <text:p text:style-name="P4">
<text:a xlink:type="simple" xlink:href="https://www.ukrinform.ua/tag-izrail" text:style-name="Internet_20_link" text:visited-style-name="Visited_20_Internet_20_Link">
 </text:a>
 і палестинський "Ісламський джихад"досягли угоди про припинення вогню в суботу ввечері після майже п'яти днівбоїв, під час яких ЦАХАЛ знищив значну частину вищого керівництва Ісламськогоджихаду в результаті серії авіаударів.</text:p>
      <text:p text:style-name="P4">
<text:span text:style-name="T4">
Читайте також:</text:span>
 <text:a xlink:type="simple" xlink:href="https://www.ukrinform.ua/rubric-world/3706635-izrail-znisiv-kilkoh-komandiriv-islamskogo-dzihadu-v-gazi.html" text:style-name="Internet_20_link" text:visited-style-name="Visited_20_Internet_20_Link">
 </text:a>
</text:p>
      <text:p text:style-name="P4">
"Операція була дійсно ідеальною. З повною несподіванкою і постійноюініціативою ми ліквідували всю верхівку Ісламського джихаду в Газі, знищили 17командних центрів Ісламського джихаду, ліквідували десятки терористів, завдалиударів по місцях зберігання ракет, вивели з ладу протитанкові загони і багатоіншого", - сказав Нетаньягу.</text:p>
      <text:p text:style-name="P4">
Як повідомляв Укрінформ, <text:a xlink:type="simple" xlink:href="https://www.ukrinform.ua/rubric-world/3708859-izrail-ta-palestinci-domovilisa-pro-pripinenna-vognu.html" text:style-name="Internet_20_link" text:visited-style-name="Visited_20_Internet_20_Link">
 </text:a>
</text:p>
      <text:p text:style-name="P4">
Source: <text:a xlink:type="simple" xlink:href="https://www.ukrinform.ua/rubric-world/3709125-netanagu-zaaviv-so-izrail-znisiv-u-gazi-vsu-verhivku-islamskogo-dzihadu.html" text:style-name="Internet_20_link" text:visited-style-name="Visited_20_Internet_20_Link">
https://www.ukrinform.ua/rubric-world/3709125-netanagu-zaaviv-so-izrail-znisiv-u-gazi-vsu-verhivku-islamskogo-dzihadu.html</text:a>
</text:p>
      <!--NEWS-->
      <text:h text:style-name="P10" text:outline-level="1">
<text:span text:style-name="T4">
Українську «Мавку» покажуть у кінотеатрах Австрії</text:span>
</text:h>
      <text:p text:style-name="P4">
Authors: Ukrinform (Person)</text:p>
      <text:p text:style-name="P4">
Publisher: Укринформ (Organization)</text:p>
      <text:p text:style-name="P4">
Published Time: 2023-05-14T18:13:00+03:00</text:p>
      <text:p text:style-name="P4">
Modified Time: 2023-05-14T18:13:00+03:00</text:p>
      <text:p text:style-name="P4">
Description: Анімаційний фільм "Мавка. Лісова пісня" можна буде побачити в кінотеатрах Австрії. — Укрінформ.</text:p>
      <text:p text:style-name="P4">
Images: ["<text:a xlink:type="simple" xlink:href="https://static.ukrinform.com/photos/2023_05/thumb_files/630_360_1684077055-424.png" text:style-name="Internet_20_link" text:visited-style-name="Visited_20_Internet_20_Link">
630_360_16840...</text:a>
"]</text:p>
      <text:p text:style-name="P4">
Tags: ['Австрія', 'Кінотеатр', 'Мультфільм «Мавка»']</text:p>
      <text:p text:style-name="P4">
Type: Article</text:p>
      <!--METADATA-->
      <text:p text:style-name="P4">
<draw:frame draw:style-name="fr1" draw:name="Image190" text:anchor-type="as-char" svg:width="6.9236in" svg:height="3.956343in" draw:z-index="0">
<draw:image xlink:href="../Images/yкринформ/2023-05-14T18-13-00-03-00/630_360_1684077055-424.png" xlink:type="simple" xlink:show="embed" xlink:actuate="onLoad" draw:mime-type="image/png"/>
</draw:frame>
Анімаційний фільм "Мавка. Лісова пісня" можна буде побачити в кінотеатрахАвстрії.</text:p>
      <text:p text:style-name="P4">
Як передає власний кореспондент Укрінформу, покази відбуватимуться у другійнайбільшій мережі кінотеатрів Австрії <text:a xlink:type="simple" xlink:href="https://www.megaplex.at/film/gasometer/mavka" text:style-name="Internet_20_link" text:visited-style-name="Visited_20_Internet_20_Link">
</text:a>
.</text:p>
      <text:p text:style-name="P4">
Показ "Мавки" українською мовою вже розпочався у кінотеатрах мережі у Відні(Gasometer та SCN), Санкт-Пьолтені (St. Pölten &amp; IMAX &amp; 4DX), Пашінгу(Pluscity) та Іннсбруку (Metropol Kino). З 8 червня український <text:a xlink:type="simple" xlink:href="https://www.ukrinform.ua/tag-multik" text:style-name="Internet_20_link" text:visited-style-name="Visited_20_Internet_20_Link">
</text:a>
 можна буде побачити німецькою мовою.</text:p>
      <text:p text:style-name="P4">
Як повідомлялося, анімаційний фільм «Мавка. Лісова пісня» створений запідтримки Держкіно та Агентства США з міжнародного розвитку (USAID).Кінотеатральну дистрибуцію в Україні здійснює FILM.UA Distribution таKinomania Film Distribution.</text:p>
      <text:p text:style-name="P4">
В українському прокаті стрічка зібрала понад 141 млн гривень.</text:p>
      <text:p text:style-name="P4">
<text:span text:style-name="T4">
Читайте також:</text:span>
 <text:a xlink:type="simple" xlink:href="https://www.ukrinform.ua/rubric-culture/3702428-u-kievi-prezentuvali-vistavu-mavka-sou-za-motivami-multfilmu.html" text:style-name="Internet_20_link" text:visited-style-name="Visited_20_Internet_20_Link">
 <text:span text:style-name="T4">
Мавка</text:span>
 </text:a>
</text:p>
      <text:p text:style-name="P4">
<text:a xlink:type="simple" xlink:href="https://www.ukrinform.ua/rubric-culture/3707755-mavka-lisova-pisna-stala-odnim-iz-najkrasih-filmiv-tizna-u-rumunskomu-prokati-derzkino.html" text:style-name="Internet_20_link" text:visited-style-name="Visited_20_Internet_20_Link">
 </text:a>
 "Мавка.Лісова пісня" стала одним із найкращих фільмів тижня.</text:p>
      <text:p text:style-name="P4">
У Франції мультфільм <text:a xlink:type="simple" xlink:href="https://www.ukrinform.ua/rubric-culture/3706342-multfilm-mavka-lisova-pisna-zibrav-u-francii-ponad-35-miljona.html" text:style-name="Internet_20_link" text:visited-style-name="Visited_20_Internet_20_Link">
 </text:a>
 .</text:p>
      <text:p text:style-name="P4">
За перший тиждень кінопрокату в Іспанії "Мавка" <text:a xlink:type="simple" xlink:href="https://www.ukrinform.ua/rubric-culture/3703846-v-ispanii-multfilm-mavka-lisova-pisna-za-persij-tizden-prokatu-zibrav-ponad-3215-tisaci.html" text:style-name="Internet_20_link" text:visited-style-name="Visited_20_Internet_20_Link">
</text:a>
 . Стрічкаввійшла до п’ятірки найуспішніших фільмів за вікенд.</text:p>
      <text:p text:style-name="P4">
У травні мультфільм вийде українською мовою на великих екранах <text:a xlink:type="simple" xlink:href="https://www.ukrinform.ua/tag-ssa" text:style-name="Internet_20_link" text:visited-style-name="Visited_20_Internet_20_Link">
</text:a>
 та Канади.</text:p>
      <text:p text:style-name="P4">
Source: <text:a xlink:type="simple" xlink:href="https://www.ukrinform.ua/rubric-culture/3709133-ukrainsku-mavku-pokazut-u-kinoteatrah-avstrii.html" text:style-name="Internet_20_link" text:visited-style-name="Visited_20_Internet_20_Link">
https://www.ukrinform.ua/rubric-culture/3709133-ukrainsku-mavku-pokazut-u-kinoteatrah-avstrii.html</text:a>
</text:p>
      <!--NEWS-->
      <text:h text:style-name="P10" text:outline-level="1">
<text:span text:style-name="T4">
На Бахмутському напрямку українські військові продовжують рухатись вперед – Маляр</text:span>
</text:h>
      <text:p text:style-name="P4">
Authors: Ukrinform (Person)</text:p>
      <text:p text:style-name="P4">
Publisher: Укринформ (Organization)</text:p>
      <text:p text:style-name="P4">
Published Time: 2023-05-14T18:22:14+03:00</text:p>
      <text:p text:style-name="P4">
Modified Time: 2023-05-14T18:22:14+03:00</text:p>
      <text:p text:style-name="P4">
Description: На Бахмутському напрямку в районах передмістя українські військові продовжують рухатись вперед.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Бахмут', 'Міноборони', 'ЗСУ', 'Війна з росією']</text:p>
      <text:p text:style-name="P4">
Type: Article</text:p>
      <!--METADATA-->
      <text:p text:style-name="P4">
<draw:frame draw:style-name="fr1" draw:name="Image191" text:anchor-type="as-char" svg:width="6.9236in" svg:height="3.956343in" draw:z-index="0">
<draw:image xlink:href="../Images/yкринформ/2023-05-14T18-22-14-03-00/630_360_1677152977-764.jpg" xlink:type="simple" xlink:show="embed" xlink:actuate="onLoad" draw:mime-type="image/jpeg"/>
</draw:frame>
 НаБахмутському напрямку в районах передмістя українські військові продовжуютьрухатись вперед.</text:p>
      <text:p text:style-name="P4">
Як передає Укрінформ, про це заступниця міністра оборони Ганна Малярповідомила в <text:a xlink:type="simple" xlink:href="http://t.me/annamaliar/737" text:style-name="Internet_20_link" text:visited-style-name="Visited_20_Internet_20_Link">
 </text:a>
 .</text:p>
      <text:p text:style-name="P4">
«Продовжуємо рухатись вперед на Бахмутському напрямку в районах передмістя.Наші підрозділи за сьогоднішній день захопили більш як десять ворожих позиційна півночі та півдні околиць Бахмута та зачистили значну площу лісового масивув районі Іванівського», - заявила Маляр.</text:p>
      <text:p text:style-name="P4">
Також, за її словами, взято в полон ворожих солдатів з різних частин.</text:p>
      <text:p text:style-name="P4">
«Всупереч всім обставинам. Коли неймовірне ймовірно. Хто знає реальнуобстановку і знаходиться зараз там, розуміє всю гостроту ситуації. Це коли 1метр по складності виконання завдань вартує 10 км. Наші діють на межінадлюдських можливостей. Діють твердо, рішуче і професійно», - зауважилаМаляр.</text:p>
      <text:p text:style-name="P4">
Заступниця міністра наголосила, що в Бахмуті дуже гаряче. «Ворог зібрав тамусі сили і намагається просуватись, знищуючи все на своєму шляху, триваютьзапеклі бої», - зазначила вона.</text:p>
      <text:p text:style-name="P4">
Маляр наголосила, що командувач Сухопутних військ Збройних сил Українигенерал-полковник Олександр Сирський тримає ситуацію під контролем, аналізує,планує, приймає рішення.</text:p>
      <text:p text:style-name="P4">
«Як і мусить бути, справжній бойовий генерал з військом у найгарячіші моменти.Поруч з ним вміло керують підпорядкованими військами бригадні генералиБогомолов і Гнатов. Вони реалізовують загальний замисел операції», - зазначилаМаляр.</text:p>
      <text:p text:style-name="P4">
За її словами, завдяки «продуманому плануванню командування та миттєвійреакції на дії ворога, стійкості та мужності наших воїнів, станом на заразпротивник не може оточити місто та досягти гучної перемоги на цьому напрямку».</text:p>
      <text:p text:style-name="P4">
<text:span text:style-name="T4">
Читайте також:</text:span>
 <text:a xlink:type="simple" xlink:href="https://www.ukrinform.ua/rubric-ato/3709037-rosia-viznala-zagibel-dvoh-svoih-polkovnikiv-pid-bahmutom.html" text:style-name="Internet_20_link" text:visited-style-name="Visited_20_Internet_20_Link">
 <text:span text:style-name="T4">
Бахмут</text:span>
 </text:a>
</text:p>
      <text:p text:style-name="P4">
Як повідомляв Укрінформ, за даними Генерального штабу ЗСУ, на Бахмутськомунапрямку українські захисники ведуть оборонні та наступальні дії.</text:p>
      <text:p text:style-name="P4">
Source: <text:a xlink:type="simple" xlink:href="https://www.ukrinform.ua/rubric-ato/3709135-na-bahmutskomu-napramku-ukrainski-vijskovi-prodovzuut-ruhatis-vpered-malar.html" text:style-name="Internet_20_link" text:visited-style-name="Visited_20_Internet_20_Link">
https://www.ukrinform.ua/rubric-ato/3709135-na-bahmutskomu-napramku-ukrainski-vijskovi-prodovzuut-ruhatis-vpered-malar.html</text:a>
</text:p>
      <!--NEWS-->
      <text:h text:style-name="P10" text:outline-level="1">
<text:span text:style-name="T4">
рф перекинула на кордон із Норвегією та Фінляндією 16 стратегічних бомбардувальників - ЗМІ</text:span>
</text:h>
      <text:p text:style-name="P4">
Authors: Ukrinform (Person)</text:p>
      <text:p text:style-name="P4">
Publisher: Укринформ (Organization)</text:p>
      <text:p text:style-name="P4">
Published Time: 2023-05-14T18:28:00+03:00</text:p>
      <text:p text:style-name="P4">
Modified Time: 2023-05-14T18:28:00+03:00</text:p>
      <text:p text:style-name="P4">
Description: росія розгорнула на авіабазі Оленья, розташованій за 200 кілометрів від Фінляндії та Норвегії, 16 стратегічних бомбардувальників. — Укрінформ.</text:p>
      <text:p text:style-name="P4">
Images: ["<text:a xlink:type="simple" xlink:href="https://static.ukrinform.com/photos/2023_05/thumb_files/630_360_1684077928-897.jpg" text:style-name="Internet_20_link" text:visited-style-name="Visited_20_Internet_20_Link">
630_360_16840...</text:a>
", "<text:a xlink:type="simple" xlink:href="https://static.ukrinform.com/photos/2023_05/1684077928-490.jpeg" text:style-name="Internet_20_link" text:visited-style-name="Visited_20_Internet_20_Link">
1684077928-49...</text:a>
"]</text:p>
      <text:p text:style-name="P4">
Tags: ['Фінляндія', 'Літак', 'Норвегія', 'Російська авіація']</text:p>
      <text:p text:style-name="P4">
Type: Article</text:p>
      <!--METADATA-->
      <text:p text:style-name="P4">
<draw:frame draw:style-name="fr1" draw:name="Image192" text:anchor-type="as-char" svg:width="6.9236in" svg:height="3.956343in" draw:z-index="0">
<draw:image xlink:href="../Images/yкринформ/2023-05-14T18-28-00-03-00/630_360_1684077928-897.jpg" xlink:type="simple" xlink:show="embed" xlink:actuate="onLoad" draw:mime-type="image/jpeg"/>
</draw:frame>
 росіярозгорнула на авіабазі Оленья, розташованій за 200 кілометрів від Фінляндії таНорвегії, 16 стратегічних бомбардувальників.</text:p>
      <text:p text:style-name="P4">
Про це повідомляє <text:a xlink:type="simple" xlink:href="https://thebarentsobserver.com/ru/bezopasnost/2023/05/na-kolskom-poluostrove-razvernuty-16-strategicheskih-bombardirovshchikov" text:style-name="Internet_20_link" text:visited-style-name="Visited_20_Internet_20_Link">
</text:a>
 , повідомляєУкрінформ.</text:p>
      <text:p text:style-name="P4">
Зазначається, що злітно-посадкова смуга довжиною 3500 м зазвичай обслуговуєневеликий парк старих надзвукових бомбардувальників Ту-22М та кількавійськово-транспортних <text:a xlink:type="simple" xlink:href="https://www.ukrinform.ua/tag-litak" text:style-name="Internet_20_link" text:visited-style-name="Visited_20_Internet_20_Link">
 </text:a>
 Ан-12. Протевосени минулого року авіабазі було додано роль передового полігону дальньоїавіації.</text:p>
      <text:p text:style-name="P4">
<draw:frame draw:style-name="fr1" draw:name="Image193" text:anchor-type="as-char" svg:width="6.9236in" svg:height="3.897987in" draw:z-index="0">
<draw:image xlink:href="../Images/yкринформ/2023-05-14T18-28-00-03-00/1684077928-490.jpeg" xlink:type="simple" xlink:show="embed" xlink:actuate="onLoad" draw:mime-type="image/jpeg"/>
</draw:frame>
</text:p>
      <text:p text:style-name="P4">
Перші чотири стратегічні бомбардувальники Ту-160 прибули на авіабазу в серпні,а до жовтня було вже понад десять Ту-95 та Ту-160. Стратегічнібомбардувальники, які зараз розгорнуті у Заполяр'ї, раніше базувалися вЕнгельсі під Саратовом. Але у грудні минулого року розташована за 600кілометрів від кордону з Україною авіабаза показала свою вразливість. Тоді відпередбачуваної атаки безпілотника постраждали два Ту-95.</text:p>
      <text:p text:style-name="P4">
13 травня в Брянській області, приблизно за 40 кілометрів від українськогокордону, розбилися два російські винищувачі. Того ж дня на землю впали двавертольоти Мі-8. Досі невідомо, чи були ці літаки та гелікоптери збиті.</text:p>
      <text:p text:style-name="P4">
Нові супутникові знімки Оленьї, зроблені на цьому тижні, ясно вказують на те,що сили російської стратегічної авіації перебралися на північ не тільки длякороткострокової евакуації від сусідства з Україною. Видання пише, що зайнятівсі стоянки вздовж злітно-посадкової смуги. У південній частині стоять дваТу-160, а 14 Ту-95 займають решту стоянок, придатних для більших літаків.Ту-22М переведено на стоянки у північно-західній частині авіабази.</text:p>
      <text:p text:style-name="P4">
«Літаки можуть піднятися в повітря дуже швидко. Це означає, що у Норвегії таФінляндії буде менше часу на підйом у повітря своїх винищувачів для впізнаннялітаків, що знаходяться поблизу їхнього повітряного простору», - йдеться упублікації.</text:p>
      <text:p text:style-name="P4">
Наприкінці квітня НАТО підняло у повітря два F-35, щоб зустріти групу з семиросійських літаків, серед яких було два Ту-160, що знаходилися в міжнародномуповітряному просторі на північ від норвезького Фіннмарка.</text:p>
      <text:p text:style-name="P4">
<text:span text:style-name="T4">
Читайте також:</text:span>
 <text:a xlink:type="simple" xlink:href="https://www.ukrinform.ua/rubric-world/3698209-amerikanski-vinisuvaci-perehopili-strategicni-bombarduvalniki-rf-bila-alaski.html" text:style-name="Internet_20_link" text:visited-style-name="Visited_20_Internet_20_Link">
 <text:span text:style-name="T4">
бомбардувальник</text:span>
 </text:a>
</text:p>
      <text:p text:style-name="P4">
І Ту-160, і Ту-95 здатні нести ядерні боєзаряди. Центральне російське сховищеядерних зарядів Велике Рамозеро знаходиться за 10 кілометрів від Оленьї.</text:p>
      <text:p text:style-name="P4">
Нещодавно також повідомлялося про те, що стратегічні бомбардувальники, якізараз дислоковані в Оленьї, беруть участь в обстрілах України крилатимиракетами.</text:p>
      <text:p text:style-name="P4">
За повідомленнями радіоспостерігача, який відстежує дії російськоїстратегічної авіації, минулого тижня літаки з Оленьї вилітали майже щодня. Цебули як навчальні польоти у повітряному просторі Мурманської області, так ібойові вильоти із завданням ударів по цілям на території України.</text:p>
      <text:p text:style-name="P4">
Source: <text:a xlink:type="simple" xlink:href="https://www.ukrinform.ua/rubric-world/3709137-rf-perekinula-na-kordon-iz-norvegieu-ta-finlandieu-16-strategicnih-bombarduvalnikiv-zmi.html" text:style-name="Internet_20_link" text:visited-style-name="Visited_20_Internet_20_Link">
https://www.ukrinform.ua/rubric-world/3709137-rf-perekinula-na-kordon-iz-norvegieu-ta-finlandieu-16-strategicnih-bombarduvalnikiv-zmi.html</text:a>
</text:p>
      <!--NEWS-->
      <text:h text:style-name="P10" text:outline-level="1">
<text:span text:style-name="T4">
На Луганщині після вибухів росіяни знову відключають мобільний інтернет</text:span>
</text:h>
      <text:p text:style-name="P4">
Authors: Ukrinform (Person)</text:p>
      <text:p text:style-name="P4">
Publisher: Укринформ (Organization)</text:p>
      <text:p text:style-name="P4">
Published Time: 2023-05-14T18:31:34+03:00</text:p>
      <text:p text:style-name="P4">
Modified Time: 2023-05-14T18:31:34+03:00</text:p>
      <text:p text:style-name="P4">
Description: На Луганщині після "бавовни" російські загарбники знову відключають мобільний інтернет. — Укрінформ.</text:p>
      <text:p text:style-name="P4">
Images: ["<text:a xlink:type="simple" xlink:href="https://static.ukrinform.com/photos/2023_02/thumb_files/630_360_1676289052-114.jpg" text:style-name="Internet_20_link" text:visited-style-name="Visited_20_Internet_20_Link">
630_360_16762...</text:a>
"]</text:p>
      <text:p text:style-name="P4">
Tags: ['Інтернет', 'Луганщина', 'Вибух']</text:p>
      <text:p text:style-name="P4">
Type: Article</text:p>
      <!--METADATA-->
      <text:p text:style-name="P4">
<draw:frame draw:style-name="fr1" draw:name="Image194" text:anchor-type="as-char" svg:width="6.9236in" svg:height="3.956343in" draw:z-index="0">
<draw:image xlink:href="../Images/yкринформ/2023-05-14T18-31-34-03-00/630_360_1676289052-114.jpg" xlink:type="simple" xlink:show="embed" xlink:actuate="onLoad" draw:mime-type="image/jpeg"/>
</draw:frame>
 НаЛуганщині після "бавовни" російські загарбники знову відключають мобільнийінтернет.</text:p>
      <text:p text:style-name="P4">
Про це повідомила Луганська ОВА у <text:a xlink:type="simple" xlink:href="https://t.me/luhanskaVTSA/10490" text:style-name="Internet_20_link" text:visited-style-name="Visited_20_Internet_20_Link">
 </text:a>
 зпосиланням на голову Сєвєродонецкої РВА Романа Власенка, передає Укрінформ.</text:p>
      <text:p text:style-name="P4">
"Після "бавовни" в <text:a xlink:type="simple" xlink:href="https://www.ukrinform.ua/tag-luhansk" text:style-name="Internet_20_link" text:visited-style-name="Visited_20_Internet_20_Link">
 </text:a>
 окупанти зновувідключають мобільний інтернет, бо бояться, що місцеві жителі інформують ЗСУпро місця дислокації російських військових. Але все одно ми інформацію такуотримуємо", - сказав Власенко.</text:p>
      <text:p text:style-name="P4">
Він також зазначив, що у Сєвєродонецьку сміття або не вивозиться, або лише наоколиці міста, крім того, в місті погана ситуація із водою.</text:p>
      <text:p text:style-name="P4">
<text:span text:style-name="T4">
Читайте також:</text:span>
 <text:a xlink:type="simple" xlink:href="https://www.ukrinform.ua/rubric-regions/3708590-na-lugansinu-pribuli-rosijski-vijskovi-z-rozladami-psihiki.html" text:style-name="Internet_20_link" text:visited-style-name="Visited_20_Internet_20_Link">
 <text:span text:style-name="T4">
Луганщину</text:span>
 </text:a>
</text:p>
      <text:p text:style-name="P4">
Як повідомлялося, на тимчасово захопленій території Луганської області росіяниввели в дію “закон”, який дозволяє загарбникам звернутися до суду з вимогоюпро визнання права муніципальної власності на безгосподарні будинки, споруди,приміщення, об'єкти незавершеного будівництва.</text:p>
      <text:p text:style-name="P4">
Source: <text:a xlink:type="simple" xlink:href="https://www.ukrinform.ua/rubric-regions/3709138-na-lugansini-pisla-vibuhiv-rosiani-znovu-vidklucaut-mobilnij-internet.html" text:style-name="Internet_20_link" text:visited-style-name="Visited_20_Internet_20_Link">
https://www.ukrinform.ua/rubric-regions/3709138-na-lugansini-pisla-vibuhiv-rosiani-znovu-vidklucaut-mobilnij-internet.html</text:a>
</text:p>
      <!--NEWS-->
      <text:h text:style-name="P10" text:outline-level="1">
<text:span text:style-name="T4">
Вучич заявив, що залишить пост лідера правлячої Сербської прогресивної партії</text:span>
</text:h>
      <text:p text:style-name="P4">
Authors: Ukrinform (Person)</text:p>
      <text:p text:style-name="P4">
Publisher: Укринформ (Organization)</text:p>
      <text:p text:style-name="P4">
Published Time: 2023-05-14T18:34:00+03:00</text:p>
      <text:p text:style-name="P4">
Modified Time: 2023-05-14T18:34:00+03:00</text:p>
      <text:p text:style-name="P4">
Description: Президент Сербії Александар Вучич заявив журналістам, що незабаром піде у відставку з поста лідера правлячої Сербської прогресивної партії (SPP). — Укрінформ.</text:p>
      <text:p text:style-name="P4">
Images: ["<text:a xlink:type="simple" xlink:href="https://static.ukrinform.com/photos/2023_05/thumb_files/630_360_1684078338-923.jpg" text:style-name="Internet_20_link" text:visited-style-name="Visited_20_Internet_20_Link">
630_360_16840...</text:a>
"]</text:p>
      <text:p text:style-name="P4">
Tags: ['Президент', 'Сербія', 'Відставка', 'Вучич']</text:p>
      <text:p text:style-name="P4">
Type: Article</text:p>
      <!--METADATA-->
      <text:p text:style-name="P4">
<draw:frame draw:style-name="fr1" draw:name="Image195" text:anchor-type="as-char" svg:width="6.9236in" svg:height="3.956343in" draw:z-index="0">
<draw:image xlink:href="../Images/yкринформ/2023-05-14T18-34-00-03-00/630_360_1684078338-923.jpg" xlink:type="simple" xlink:show="embed" xlink:actuate="onLoad" draw:mime-type="image/jpeg"/>
</draw:frame>
 ПрезидентСербії Александар Вучич заявив журналістам, що незабаром піде у відставку зпоста лідера правлячої Сербської прогресивної партії (SPP).</text:p>
      <text:p text:style-name="P4">
Про це повідомляє <text:a xlink:type="simple" xlink:href="https://www.novinite.com/articles/220098/Vucic+announced+that+he+will+Step+Down+as+the+Leader+of+the+ruling+Serbian+Progressive+Party" text:style-name="Internet_20_link" text:visited-style-name="Visited_20_Internet_20_Link">
</text:a>
, передає Укрінформ.</text:p>
      <text:p text:style-name="P4">
Зазначається, що з`їзд партії запланований на 26 травня.</text:p>
      <text:p text:style-name="P4">
«Через кілька днів я вже не буду головою політичної партії... Я все пояснюлюдям на цьому великому з'їзді», - сказав Вучич.</text:p>
      <text:p text:style-name="P4">
За його словами, з`їзд має стати найбільшим в історії <text:a xlink:type="simple" xlink:href="https://www.ukrinform.ua/tag-serbia" text:style-name="Internet_20_link" text:visited-style-name="Visited_20_Internet_20_Link">
</text:a>
 та ухвалити важливі рішення для партіїта країни.</text:p>
      <text:p text:style-name="P4">
<text:span text:style-name="T4">
Читайте також:</text:span>
 <text:a xlink:type="simple" xlink:href="https://www.ukrinform.ua/rubric-world/3704812-pisla-strilanini-u-skoli-prezident-serbii-proponue-kriminalnu-vidpovidalnist-iz-12-rokiv.html" text:style-name="Internet_20_link" text:visited-style-name="Visited_20_Internet_20_Link">
 </text:a>
</text:p>
      <text:p text:style-name="P4">
Вучич очолював Сербську прогресивну партію з 2012 року. У 2014–2017 роках вінобіймав посаду прем'єр-міністра Сербії. Президентом Сербії він є з 2017 року.</text:p>
      <text:p text:style-name="P4">
<text:span text:style-name="T5">
Фото: www.novinite.com</text:span>
</text:p>
      <text:p text:style-name="P4">
Source: <text:a xlink:type="simple" xlink:href="https://www.ukrinform.ua/rubric-world/3709139-vucic-zaaviv-so-zalisit-post-lidera-pravlacoi-serbskoi-progresivnoi-partii.html" text:style-name="Internet_20_link" text:visited-style-name="Visited_20_Internet_20_Link">
https://www.ukrinform.ua/rubric-world/3709139-vucic-zaaviv-so-zalisit-post-lidera-pravlacoi-serbskoi-progresivnoi-partii.html</text:a>
</text:p>
      <!--NEWS-->
      <text:h text:style-name="P10" text:outline-level="1">
<text:span text:style-name="T4">
Костюк завершила виступ в одиночному розряді турніру WTA у Римі</text:span>
</text:h>
      <text:p text:style-name="P4">
Authors: Ukrinform (Person)</text:p>
      <text:p text:style-name="P4">
Publisher: Укринформ (Organization)</text:p>
      <text:p text:style-name="P4">
Published Time: 2023-05-14T18:36:00+03:00</text:p>
      <text:p text:style-name="P4">
Modified Time: 2023-05-14T18:36:00+03:00</text:p>
      <text:p text:style-name="P4">
Description: Українка поступилась іспанці Паулі Бадосі. — Укрінформ.</text:p>
      <text:p text:style-name="P4">
Images: ["<text:a xlink:type="simple" xlink:href="https://static.ukrinform.com/photos/2023_05/thumb_files/630_360_1684078530-721.jpg" text:style-name="Internet_20_link" text:visited-style-name="Visited_20_Internet_20_Link">
630_360_16840...</text:a>
"]</text:p>
      <text:p text:style-name="P4">
Tags: ['Теніс', 'Марта Костюк']</text:p>
      <text:p text:style-name="P4">
Type: Article</text:p>
      <!--METADATA-->
      <text:p text:style-name="P4">
<draw:frame draw:style-name="fr1" draw:name="Image196" text:anchor-type="as-char" svg:width="6.9236in" svg:height="3.956343in" draw:z-index="0">
<draw:image xlink:href="../Images/yкринформ/2023-05-14T18-36-00-03-00/630_360_1684078530-721.jpg" xlink:type="simple" xlink:show="embed" xlink:actuate="onLoad" draw:mime-type="image/jpeg"/>
</draw:frame>
 Українкапоступилась іспанці Паулі Бадосі.</text:p>
      <text:p text:style-name="P4">
Перша ракетка України Марта Костюк (№40 WTA) програла іспанці Паулі Бадосі(№35 WTA) в третьому колі турніру WTA 1000 в Італії - 4:6, 2:6, передаєУкрінформ.</text:p>
      <text:p text:style-name="P4">
Матч тривав 1 годину і 32 хвилини. Костюк одного разу подавала навиліт,зробила 9 подвійних помилок і використала 4/10 брейкпойнтів</text:p>
      <text:p text:style-name="P4">
Бадоса веде в особистих зустрічах із Костюк - 3:0.</text:p>
      <text:p text:style-name="P4">
Українка продовжить виступ у Римі в парному розряді, в якому грає разом ізрумункою Єленою-Габріелою Русе. У другому раунді вони зустрінуться з третімномером «посіву» Дезері Кравчик (США) - Демі Схурс (Нідерланди).</text:p>
      <text:p text:style-name="P4">
<text:span text:style-name="T4">
Читайте також:</text:span>
 <text:a xlink:type="simple" xlink:href="https://www.ukrinform.ua/rubric-sports/3709088-curenko-postupilasa-persij-raketci-svitu-na-turniri-wta-u-rimi.html" text:style-name="Internet_20_link" text:visited-style-name="Visited_20_Internet_20_Link">
 <text:span text:style-name="T4">
Цуренко</text:span>
 </text:a>
</text:p>
      <text:p text:style-name="P4">
Як повідомляв Укрінформ, у третьому колі змагань у Римі Цуренко зазналапоразки від першої «ракетки» світу Іги Швьонтек з Польщі.</text:p>
      <text:p text:style-name="P4">
Фото: btu.org.ua</text:p>
      <text:p text:style-name="P4">
Source: <text:a xlink:type="simple" xlink:href="https://www.ukrinform.ua/rubric-sports/3709140-kostuk-zaversila-vistupi-na-turniri-wta-u-rimi.html" text:style-name="Internet_20_link" text:visited-style-name="Visited_20_Internet_20_Link">
https://www.ukrinform.ua/rubric-sports/3709140-kostuk-zaversila-vistupi-na-turniri-wta-u-rimi.html</text:a>
</text:p>
      <!--NEWS-->
      <text:h text:style-name="P10" text:outline-level="1">
<text:span text:style-name="T4">
«Привиди Бахмута» знищили групу російських військових</text:span>
</text:h>
      <text:p text:style-name="P4">
Authors: Ukrinform (Person)</text:p>
      <text:p text:style-name="P4">
Publisher: Укринформ (Organization)</text:p>
      <text:p text:style-name="P4">
Published Time: 2023-05-14T18:41:00+03:00</text:p>
      <text:p text:style-name="P4">
Modified Time: 2023-05-14T18:41:00+03:00</text:p>
      <text:p text:style-name="P4">
Description: Снайпери Сил спеціальних операцій Збройних сил України ліквідували групу російських загарбників у районі міста Бахмут Донецької області. — Укрінформ.</text:p>
      <text:p text:style-name="P4">
Images: ["<text:a xlink:type="simple" xlink:href="https://static.ukrinform.com/photos/2023_05/thumb_files/630_360_1684078865-830.jpg" text:style-name="Internet_20_link" text:visited-style-name="Visited_20_Internet_20_Link">
630_360_16840...</text:a>
"]</text:p>
      <text:p text:style-name="P4">
Tags: ['Бахмут', 'Снайпер', 'Російські військові', 'Війна з росією']</text:p>
      <text:p text:style-name="P4">
Type: Article</text:p>
      <!--METADATA-->
      <text:p text:style-name="P4">
<draw:frame draw:style-name="fr1" draw:name="Image197" text:anchor-type="as-char" svg:width="6.9236in" svg:height="3.956343in" draw:z-index="0">
<draw:image xlink:href="../Images/yкринформ/2023-05-14T18-41-00-03-00/630_360_1684078865-830.jpg" xlink:type="simple" xlink:show="embed" xlink:actuate="onLoad" draw:mime-type="image/jpeg"/>
</draw:frame>
 СнайпериСил спеціальних операцій Збройних сил України ліквідували групу російськихзагарбників у районі міста Бахмут Донецької області.</text:p>
      <text:p text:style-name="P4">
Як передає Укрінформ, про це пресслужба Сил спецоперацій повідомила в <text:a xlink:type="simple" xlink:href="https://t.me/ukr_sof/544" text:style-name="Internet_20_link" text:visited-style-name="Visited_20_Internet_20_Link">
</text:a>
 .</text:p>
      <text:p text:style-name="P4">
"В районі Бахмута снайперами Сил спеціальних операцій виявлено скупчення <text:a xlink:type="simple" xlink:href="https://www.ukrinform.ua/tag-rosijski-vijskovi" text:style-name="Internet_20_link" text:visited-style-name="Visited_20_Internet_20_Link">
</text:a>
 . В результаті вогневогоураження утилізовано 12 цілей з 15", — зазначили в ССО.</text:p>
      <text:p text:style-name="P4">
<text:span text:style-name="T4">
Читайте також:</text:span>
 <text:a xlink:type="simple" xlink:href="https://www.ukrinform.ua/rubric-ato/3708404-specpriznacenci-sbu-znisili-rosijskij-grad-za-dopomogou-drona.html" text:style-name="Internet_20_link" text:visited-style-name="Visited_20_Internet_20_Link">
 <text:span text:style-name="T4">
знищили</text:span>
 </text:a>
</text:p>
      <text:p text:style-name="P4">
Як повідомляв Укрінформ, за даними Міністерства оборони України, Сили оборонипоступово просуваються у передмісті Бахмута, також захисники взяли в полонросійських військових.</text:p>
      <text:p text:style-name="P4">
Source: <text:a xlink:type="simple" xlink:href="https://www.ukrinform.ua/rubric-ato/3709141-prividi-bahmuta-znisili-grupu-rosijskih-vijskovih.html" text:style-name="Internet_20_link" text:visited-style-name="Visited_20_Internet_20_Link">
https://www.ukrinform.ua/rubric-ato/3709141-prividi-bahmuta-znisili-grupu-rosijskih-vijskovih.html</text:a>
</text:p>
      <!--NEWS-->
      <text:h text:style-name="P10" text:outline-level="1">
<text:span text:style-name="T4">
АПЛ: «Ман Сіті» повернувся в одноосібні лідери, обігравши «Евертон» Миколенка</text:span>
</text:h>
      <text:p text:style-name="P4">
Authors: Ukrinform (Person)</text:p>
      <text:p text:style-name="P4">
Publisher: Укринформ (Organization)</text:p>
      <text:p text:style-name="P4">
Published Time: 2023-05-14T18:49:00+03:00</text:p>
      <text:p text:style-name="P4">
Modified Time: 2023-05-14T18:49:00+03:00</text:p>
      <text:p text:style-name="P4">
Description: В Англійській прем'єр-лізі (АПЛ) відбулися чергові матчі 36-го туру футбольного чемпіонату. — Укрінформ.</text:p>
      <text:p text:style-name="P4">
Images: ["<text:a xlink:type="simple" xlink:href="https://static.ukrinform.com/photos/2023_05/thumb_files/630_360_1684079437-384.jpg" text:style-name="Internet_20_link" text:visited-style-name="Visited_20_Internet_20_Link">
630_360_16840...</text:a>
"]</text:p>
      <text:p text:style-name="P4">
Tags: ['Футбол', 'Манчестер Сіті', 'Віталій Миколенко', 'Евертон']</text:p>
      <text:p text:style-name="P4">
Type: Article</text:p>
      <!--METADATA-->
      <text:p text:style-name="P4">
<draw:frame draw:style-name="fr1" draw:name="Image198" text:anchor-type="as-char" svg:width="6.9236in" svg:height="3.956343in" draw:z-index="0">
<draw:image xlink:href="../Images/yкринформ/2023-05-14T18-49-00-03-00/630_360_1684079437-384.jpg" xlink:type="simple" xlink:show="embed" xlink:actuate="onLoad" draw:mime-type="image/jpeg"/>
</draw:frame>
 ВАнглійській прем'єр-лізі (АПЛ) відбулися чергові матчі 36-го туру футбольногочемпіонату.</text:p>
      <text:p text:style-name="P4">
«Манчестер Сіті» в гостях на «Гудісон Парк» з рахунком 3:0 розгромивліверпульський «Евертон» і повернувся в одноосібні лідери першості, передаєУкрінформ.</text:p>
      <text:p text:style-name="P4">
Перемогу «містянам» принесли дубль Ількая Гюндогана (37, 51-а хвилини) та голЕрлінга Голанда (39).</text:p>
      <text:p text:style-name="P4">
Український захисник Віталій Миколенко не грав через травму внутрішньоїповерхні стегна.</text:p>
      <text:p text:style-name="P4">
<text:span text:style-name="T4">
Читайте також:</text:span>
 <text:a xlink:type="simple" xlink:href="https://www.ukrinform.ua/rubric-sports/3706492-apl-everton-z-mikolenkom-rozgromiv-brajton.html" text:style-name="Internet_20_link" text:visited-style-name="Visited_20_Internet_20_Link">
 <text:span text:style-name="T4">
АПЛ</text:span>
 </text:a>
</text:p>
      <text:p text:style-name="P4">
В активі «Манчестер Сіті» - 85 очок. Другим у турнірній таблиці АПЛ йде«Арсенал« (82), який сьогодні грає з «Брайтоном». «Евертон» (32 очки) - на17-му місці.</text:p>
      <text:p text:style-name="P4">
Фото: AFP.</text:p>
      <text:p text:style-name="P4">
Source: <text:a xlink:type="simple" xlink:href="https://www.ukrinform.ua/rubric-sports/3709143-apl-man-siti-povernuvsa-v-odnoosibni-lideri-obigravsi-everton-mikolenka.html" text:style-name="Internet_20_link" text:visited-style-name="Visited_20_Internet_20_Link">
https://www.ukrinform.ua/rubric-sports/3709143-apl-man-siti-povernuvsa-v-odnoosibni-lideri-obigravsi-everton-mikolenka.html</text:a>
</text:p>
      <!--NEWS-->
      <text:h text:style-name="P10" text:outline-level="1">
<text:span text:style-name="T4">
Жіноча збірна України з фехтування на шаблях – переможець етапу КС</text:span>
</text:h>
      <text:p text:style-name="P4">
Authors: Ukrinform (Person)</text:p>
      <text:p text:style-name="P4">
Publisher: Укринформ (Organization)</text:p>
      <text:p text:style-name="P4">
Published Time: 2023-05-14T18:51:26+03:00</text:p>
      <text:p text:style-name="P4">
Modified Time: 2023-05-14T18:51:26+03:00</text:p>
      <text:p text:style-name="P4">
Description: Це перше з 2016 року «золото» збірної на етапі Кубка світу. — Укрінформ.</text:p>
      <text:p text:style-name="P4">
Images: ["<text:a xlink:type="simple" xlink:href="https://static.ukrinform.com/photos/2023_05/thumb_files/630_360_1684079382-297.jpg" text:style-name="Internet_20_link" text:visited-style-name="Visited_20_Internet_20_Link">
630_360_16840...</text:a>
"]</text:p>
      <text:p text:style-name="P4">
Tags: ['Фехтування', 'Харлан']</text:p>
      <text:p text:style-name="P4">
Type: Article</text:p>
      <!--METADATA-->
      <text:p text:style-name="P4">
<draw:frame draw:style-name="fr1" draw:name="Image199" text:anchor-type="as-char" svg:width="6.9236in" svg:height="3.956343in" draw:z-index="0">
<draw:image xlink:href="../Images/yкринформ/2023-05-14T18-51-26-03-00/630_360_1684079382-297.jpg" xlink:type="simple" xlink:show="embed" xlink:actuate="onLoad" draw:mime-type="image/jpeg"/>
</draw:frame>
 Це перше з2016 року «золото» збірної на етапі Кубка світу.</text:p>
      <text:p text:style-name="P4">
Збірна України у складі Ольги Харлан, Аліни Комащун, Олени Кравацької та ЮліїБакастової виграли етап Кубка світу з фехтування, що відбувся в грузинськомуБатумі, <text:a xlink:type="simple" xlink:href="https://www.nffu.org.ua/competition/2023_14_05_wc_sabre_w_batumi_teamgold/" text:style-name="Internet_20_link" text:visited-style-name="Visited_20_Internet_20_Link">
</text:a>
пресслужба федерації фехтування України, передає Укрінформ.</text:p>
      <text:p text:style-name="P4">
Цей старт був також першим у кваліфікаційному періоді на Олімпіаду-2024.</text:p>
      <text:p text:style-name="P4">
Українська команда здолала чотирьох суперниць на шляху до фіналу – Алжир,перших сіяних Францію, Азербайджан та Італію. У боротьбі за «золото» українкизустрілись із суперницями із США, яких обіграли із рахунком 45:42.</text:p>
      <text:p text:style-name="P4">
Ольга Харлан не програла жодного свого раунду за п'ять матчів, вона у кожномунабрала не менше 5 очок.</text:p>
      <text:p text:style-name="P4">
Жіноча збірна України уперше з січня 2016 року виграла етап Кубка світу зфехтування на шаблях у команді. З того часу українки двічі виходили до фіналу– у листопаді 2016 року та травні 2019 року, двічі програвали італійкам.</text:p>
      <text:p text:style-name="P4">
Україна очолить кваліфікаційний відбір на Олімпіаду-2024 у жіночій команді нашаблях. А в світовому рейтингу підійметься на 11-е місце.</text:p>
      <text:p text:style-name="P4">
<text:span text:style-name="T4">
Читайте також:</text:span>
 <text:a xlink:type="simple" xlink:href="https://www.ukrinform.ua/rubric-sports/3704699-ukrainci-vizmut-ucast-u-dvoh-turnirah-z-fehtuvanna-cerez-nedopusk-atletiv-z-rf-i-bilorusi.html" text:style-name="Internet_20_link" text:visited-style-name="Visited_20_Internet_20_Link">
 </text:a>
</text:p>
      <text:p text:style-name="P4">
Як повідомляв Укрінформ, Харлан зазнала поразки в 1/4 фіналу в особистійпершості, поступившись Анні Мартон з Угорщини – 5:15.</text:p>
      <text:p text:style-name="P4">
Фото: nffu.org.ua</text:p>
      <text:p text:style-name="P4">
Source: <text:a xlink:type="simple" xlink:href="https://www.ukrinform.ua/rubric-sports/3709144-zinoca-zbirna-ukraini-z-fehtuvanna-na-sablah-peremozec-etapu-ks.html" text:style-name="Internet_20_link" text:visited-style-name="Visited_20_Internet_20_Link">
https://www.ukrinform.ua/rubric-sports/3709144-zinoca-zbirna-ukraini-z-fehtuvanna-na-sablah-peremozec-etapu-ks.html</text:a>
</text:p>
      <!--NEWS-->
      <text:h text:style-name="P10" text:outline-level="1">
<text:span text:style-name="T4">
В Естонії розпочинаються навчання НАТО за участі 14 тисяч військових</text:span>
</text:h>
      <text:p text:style-name="P4">
Authors: Ukrinform (Person)</text:p>
      <text:p text:style-name="P4">
Publisher: Укринформ (Organization)</text:p>
      <text:p text:style-name="P4">
Published Time: 2023-05-14T18:52:00+03:00</text:p>
      <text:p text:style-name="P4">
Modified Time: 2023-05-14T18:52:00+03:00</text:p>
      <text:p text:style-name="P4">
Description: В Естонії розпочинаються найбільші щорічні військові навчання НАТО "Spring Storm" ("Весняний шторм") за участю понад 14 тисяч військовослужбовців. — Укрінформ.</text:p>
      <text:p text:style-name="P4">
Images: ["<text:a xlink:type="simple" xlink:href="https://static.ukrinform.com/photos/2023_05/thumb_files/630_360_1684079246-208.jpg" text:style-name="Internet_20_link" text:visited-style-name="Visited_20_Internet_20_Link">
630_360_16840...</text:a>
"]</text:p>
      <text:p text:style-name="P4">
Tags: ['Естонія', 'НАТО', 'Військові навчання']</text:p>
      <text:p text:style-name="P4">
Type: Article</text:p>
      <!--METADATA-->
      <text:p text:style-name="P4">
<draw:frame draw:style-name="fr1" draw:name="Image200" text:anchor-type="as-char" svg:width="6.9236in" svg:height="3.956343in" draw:z-index="0">
<draw:image xlink:href="../Images/yкринформ/2023-05-14T18-52-00-03-00/630_360_1684079246-208.jpg" xlink:type="simple" xlink:show="embed" xlink:actuate="onLoad" draw:mime-type="image/jpeg"/>
</draw:frame>
 В Естоніїрозпочинаються найбільші щорічні військові навчання НАТО "Spring Storm"("Весняний шторм") за участю понад 14 тисяч військовослужбовців.</text:p>
      <text:p text:style-name="P4">
Як передає Укрінформ, про це повідомляється на <text:a xlink:type="simple" xlink:href="http://www.gov.uk/government/news/1500-uk-troops-join-major-nato-exercise-amid-expanded-uk-deployment-to-estonia" text:style-name="Internet_20_link" text:visited-style-name="Visited_20_Internet_20_Link">
</text:a>
 .</text:p>
      <text:p text:style-name="P4">
"Понад 1 500 британських військовослужбовців, разом з тисячамивійськовослужбовців з країн-членів Альянсу НАТО, візьмуть участь у великихнавчаннях в Естонії", - йдеться у повідомленні.</text:p>
      <text:p text:style-name="P4">
Зазначається, що навчання "Spring Storm" є найбільшими щорічними військовимнавчання за участю очолюваної Сполученим Королівством посиленої бойової групипередової присутності НАТО, до складу якої входять британські і французьківійська. Участь у них візьмуть понад 14 тисяч військовослужбовців з 11 країн <text:a xlink:type="simple" xlink:href="https://www.ukrinform.ua/tag-nato" text:style-name="Internet_20_link" text:visited-style-name="Visited_20_Internet_20_Link">
</text:a>
 .</text:p>
      <text:p text:style-name="P4">
У британському міноборони вказали на те, що цьогорічні навчання в Естоніїознаменують "перше розгортання бригадного рівня в Естонії, до якого залученона сотні більше військовослужбовців, ніж під час попередніх розгортань".</text:p>
      <text:p text:style-name="P4">
"Розкидані по складній і різноманітній естонській місцевості, сухопутніпідрозділи будуть проходити реалістичні сценарії бойових дій, у тому числі підчас траншейних атак, розвідувальних місій і тактики легкої піхоти, і включаючиманеври бронетехніки та ведення загальновійськового бою", - повідомили воборонному відомстві.</text:p>
      <text:p text:style-name="P4">
Окрім наземних елементів двотижневих навчань, які розпочнуться 15 травня,військовослужбовці британських ВПС проведуть тренування з розвідки іповітряно-сухопутної взаємодії, а підрозділи морської піхоти тренуватимутьвисадку на берег "для перевірки здатності Великої Британії завдавати морськихударів".</text:p>
      <text:p text:style-name="P4">
Міністр оборони Великої Британії Бен Воллес зазначив, що навчання союзників"Весняний шторм" "демонструють міцність нашої оперативної сумісності зкраїнами-партнерами і нашу спільну відданість Альянсу НАТО".</text:p>
      <text:p text:style-name="P4">
"Поки російська армія продовжує своє незаконне вторгнення в Україну,загрожуючи стабільності в Європі, Велика Британія і наші союзникипродовжуватимуть підтримувати Україну і захищати наші спільні цінності ісвободу", - додав він.</text:p>
      <text:p text:style-name="P4">
<text:span text:style-name="T4">
Читайте також:</text:span>
 <text:a xlink:type="simple" xlink:href="https://www.ukrinform.ua/rubric-world/3708559-u-rumunii-zaversilis-navcanna-nato-dacian-spring-2023.html" text:style-name="Internet_20_link" text:visited-style-name="Visited_20_Internet_20_Link">
 <text:span text:style-name="T4">
навчання</text:span>
 <text:span text:style-name="T4">
НАТО</text:span>
 </text:a>
</text:p>
      <text:p text:style-name="P4">
Як повідомляв Укрінформ, країни НАТО з 12 по 23 червня проведуть найбільші усвоїй історії авіаційні навчання Air Defender 2023. Багатонаціональні навчанняпід керівництвом Німеччини будуть зосереджені на польових тренуванняхоперативного та тактичного рівня, вони проходитимуть переважно у Німеччині зпередовими оперативними пунктами в Чехії, Естонії та Латвії. Метою AirDefender 2023 буде перевірка здатності швидко розгортати та використовуватиавіацію країн НАТО.</text:p>
      <text:p text:style-name="P4">
<text:span text:style-name="T5">
Фото: Міноборони Естонії</text:span>
</text:p>
      <text:p text:style-name="P4">
Source: <text:a xlink:type="simple" xlink:href="https://www.ukrinform.ua/rubric-world/3709145-v-estonii-rozpocinautsa-navcanna-nato-za-ucasti-14-tisac-vijskovih.html" text:style-name="Internet_20_link" text:visited-style-name="Visited_20_Internet_20_Link">
https://www.ukrinform.ua/rubric-world/3709145-v-estonii-rozpocinautsa-navcanna-nato-za-ucasti-14-tisac-vijskovih.html</text:a>
</text:p>
      <!--NEWS-->
      <text:h text:style-name="P10" text:outline-level="1">
<text:span text:style-name="T4">
У музеї в Пирогові відсвяткували День матері</text:span>
</text:h>
      <text:p text:style-name="P4">
Authors: Ukrinform (Person)</text:p>
      <text:p text:style-name="P4">
Publisher: Укринформ (Organization)</text:p>
      <text:p text:style-name="P4">
Published Time: 2023-05-14T19:05:00+03:00</text:p>
      <text:p text:style-name="P4">
Modified Time: 2023-05-14T19:05:00+03:00</text:p>
      <text:p text:style-name="P4">
Description: У Національному музеї народної архітектури та побуту України у Пирогові відбувся культурно-просвітницький захід «Україна – незламна родина», присвячений Дню матері та Дню сім'ї. — Укрінформ.</text:p>
      <text:p text:style-name="P4">
Images: ["<text:a xlink:type="simple" xlink:href="https://static.ukrinform.com/photos/2023_05/thumb_files/630_360_1684080087-3488.jpeg" text:style-name="Internet_20_link" text:visited-style-name="Visited_20_Internet_20_Link">
630_360_16840...</text:a>
", "<text:a xlink:type="simple" xlink:href="https://static.ukrinform.com/photos/2023_05/thumb_files/630_360_1684080085-7846.jpeg" text:style-name="Internet_20_link" text:visited-style-name="Visited_20_Internet_20_Link">
630_360_16840...</text:a>
", "<text:a xlink:type="simple" xlink:href="https://static.ukrinform.com/photos/2023_05/thumb_files/630_360_1684080085-5535.jpeg" text:style-name="Internet_20_link" text:visited-style-name="Visited_20_Internet_20_Link">
630_360_16840...</text:a>
", "<text:a xlink:type="simple" xlink:href="https://static.ukrinform.com/photos/2023_05/thumb_files/630_360_1684080085-7530.jpeg" text:style-name="Internet_20_link" text:visited-style-name="Visited_20_Internet_20_Link">
630_360_16840...</text:a>
", "<text:a xlink:type="simple" xlink:href="https://static.ukrinform.com/photos/2023_05/thumb_files/630_360_1684080085-1712.jpeg" text:style-name="Internet_20_link" text:visited-style-name="Visited_20_Internet_20_Link">
630_360_16840...</text:a>
", "<text:a xlink:type="simple" xlink:href="https://static.ukrinform.com/photos/2023_05/thumb_files/630_360_1684080085-9543.jpeg" text:style-name="Internet_20_link" text:visited-style-name="Visited_20_Internet_20_Link">
630_360_16840...</text:a>
", "<text:a xlink:type="simple" xlink:href="https://static.ukrinform.com/photos/2023_05/thumb_files/630_360_1684080085-6742.jpeg" text:style-name="Internet_20_link" text:visited-style-name="Visited_20_Internet_20_Link">
630_360_16840...</text:a>
", "<text:a xlink:type="simple" xlink:href="https://static.ukrinform.com/photos/2023_05/thumb_files/630_360_1684080087-6223.jpeg" text:style-name="Internet_20_link" text:visited-style-name="Visited_20_Internet_20_Link">
630_360_16840...</text:a>
", "<text:a xlink:type="simple" xlink:href="https://static.ukrinform.com/photos/2023_05/thumb_files/630_360_1684080087-6748.jpeg" text:style-name="Internet_20_link" text:visited-style-name="Visited_20_Internet_20_Link">
630_360_16840...</text:a>
", "<text:a xlink:type="simple" xlink:href="https://static.ukrinform.com/photos/2023_05/thumb_files/630_360_1684080087-4232.jpeg" text:style-name="Internet_20_link" text:visited-style-name="Visited_20_Internet_20_Link">
630_360_16840...</text:a>
", "<text:a xlink:type="simple" xlink:href="https://static.ukrinform.com/photos/2023_05/thumb_files/630_360_1684080088-5964.jpeg" text:style-name="Internet_20_link" text:visited-style-name="Visited_20_Internet_20_Link">
630_360_16840...</text:a>
", "<text:a xlink:type="simple" xlink:href="https://static.ukrinform.com/photos/2023_05/thumb_files/630_360_1684080088-5242.jpeg" text:style-name="Internet_20_link" text:visited-style-name="Visited_20_Internet_20_Link">
630_360_16840...</text:a>
", "<text:a xlink:type="simple" xlink:href="https://static.ukrinform.com/photos/2023_05/thumb_files/630_360_1684080088-6342.jpeg" text:style-name="Internet_20_link" text:visited-style-name="Visited_20_Internet_20_Link">
630_360_16840...</text:a>
"]</text:p>
      <text:p text:style-name="P4">
Tags: ['День Матері', 'Свято', 'Музей у Пирогові']</text:p>
      <text:p text:style-name="P4">
Type: Article</text:p>
      <!--METADATA-->
      <text:p text:style-name="P4">
<draw:frame draw:style-name="fr1" draw:name="Image201" text:anchor-type="as-char" svg:width="6.9236in" svg:height="3.956343in" draw:z-index="0">
<draw:image xlink:href="../Images/yкринформ/2023-05-14T19-05-00-03-00/630_360_1684080087-3488.jpeg" xlink:type="simple" xlink:show="embed" xlink:actuate="onLoad" draw:mime-type="image/jpeg"/>
</draw:frame>
 УНаціональному музеї народної архітектури та побуту України у Пирогові відбувсякультурно-просвітницький захід «Україна – незламна родина», присвячений Днюматері та Дню сім'ї.</text:p>
      <text:p text:style-name="P4">
Про це повідомляє кореспондент Укрінформу.</text:p>
      <text:p text:style-name="P4">
"Цим заходом ми хочемо показати, що <text:a xlink:type="simple" xlink:href="https://www.ukrinform.ua/tag-ukraina" text:style-name="Internet_20_link" text:visited-style-name="Visited_20_Internet_20_Link">
 </text:a>
- це єдина родина, яка поділяє спільні прагнення. І від цієї українськоїродини ми сьогодні підпишемо прапори, які передамо нашим бойовим бригадам,зокрема тим, хто на передовій, з побажаннями, що ми чекаємо на всіх вдома зперемогою, що ми віримо в них та робимо все можливе для підтримки", - сказалаголова Міжнародного жіночого руху "За сімейні цінності" Наталія Федорчук.</text:p>
      <text:p text:style-name="P4">
<draw:frame draw:style-name="fr1" draw:name="Image202" text:anchor-type="as-char" svg:width="6.9236in" svg:height="3.956343in" draw:z-index="0">
<draw:image xlink:href="../Images/yкринформ/2023-05-14T19-05-00-03-00/630_360_1684080085-7846.jpeg" xlink:type="simple" xlink:show="embed" xlink:actuate="onLoad" draw:mime-type="image/jpeg"/>
</draw:frame>
 У музеїв Пирогові відсвяткували День матері / Фото: Тарасов Володимир  <text:a xlink:type="simple" xlink:href="https://static.ukrinform.com/photos/2023_05/1684080085-7846.jpeg" text:style-name="Internet_20_link" text:visited-style-name="Visited_20_Internet_20_Link">
<draw:frame draw:style-name="fr1" draw:name="Image203" text:anchor-type="as-char" svg:width="6.9236in" svg:height="3.956343in" draw:z-index="0">
<draw:image xlink:href="../Images/yкринформ/2023-05-14T19-05-00-03-00/630_360_1684080085-7846.jpeg" xlink:type="simple" xlink:show="embed" xlink:actuate="onLoad" draw:mime-type="image/jpeg"/>
</draw:frame>
</text:a>
 <text:a xlink:type="simple" xlink:href="https://static.ukrinform.com/photos/2023_05/1684080085-5535.jpeg" text:style-name="Internet_20_link" text:visited-style-name="Visited_20_Internet_20_Link">
<draw:frame draw:style-name="fr1" draw:name="Image204" text:anchor-type="as-char" svg:width="6.9236in" svg:height="3.956343in" draw:z-index="0">
<draw:image xlink:href="../Images/yкринформ/2023-05-14T19-05-00-03-00/630_360_1684080085-5535.jpeg" xlink:type="simple" xlink:show="embed" xlink:actuate="onLoad" draw:mime-type="image/jpeg"/>
</draw:frame>
</text:a>
 <text:a xlink:type="simple" xlink:href="https://static.ukrinform.com/photos/2023_05/1684080085-7530.jpeg" text:style-name="Internet_20_link" text:visited-style-name="Visited_20_Internet_20_Link">
<draw:frame draw:style-name="fr1" draw:name="Image205" text:anchor-type="as-char" svg:width="6.9236in" svg:height="3.956343in" draw:z-index="0">
<draw:image xlink:href="../Images/yкринформ/2023-05-14T19-05-00-03-00/630_360_1684080085-7530.jpeg" xlink:type="simple" xlink:show="embed" xlink:actuate="onLoad" draw:mime-type="image/jpeg"/>
</draw:frame>
</text:a>
 <text:a xlink:type="simple" xlink:href="https://static.ukrinform.com/photos/2023_05/1684080085-1712.jpeg" text:style-name="Internet_20_link" text:visited-style-name="Visited_20_Internet_20_Link">
<draw:frame draw:style-name="fr1" draw:name="Image206" text:anchor-type="as-char" svg:width="6.9236in" svg:height="3.956343in" draw:z-index="0">
<draw:image xlink:href="../Images/yкринформ/2023-05-14T19-05-00-03-00/630_360_1684080085-1712.jpeg" xlink:type="simple" xlink:show="embed" xlink:actuate="onLoad" draw:mime-type="image/jpeg"/>
</draw:frame>
</text:a>
 <text:a xlink:type="simple" xlink:href="https://static.ukrinform.com/photos/2023_05/1684080085-9543.jpeg" text:style-name="Internet_20_link" text:visited-style-name="Visited_20_Internet_20_Link">
<draw:frame draw:style-name="fr1" draw:name="Image207" text:anchor-type="as-char" svg:width="6.9236in" svg:height="3.956343in" draw:z-index="0">
<draw:image xlink:href="../Images/yкринформ/2023-05-14T19-05-00-03-00/630_360_1684080085-9543.jpeg" xlink:type="simple" xlink:show="embed" xlink:actuate="onLoad" draw:mime-type="image/jpeg"/>
</draw:frame>
</text:a>
 <text:a xlink:type="simple" xlink:href="https://static.ukrinform.com/photos/2023_05/1684080085-6742.jpeg" text:style-name="Internet_20_link" text:visited-style-name="Visited_20_Internet_20_Link">
<draw:frame draw:style-name="fr1" draw:name="Image208" text:anchor-type="as-char" svg:width="6.9236in" svg:height="3.956343in" draw:z-index="0">
<draw:image xlink:href="../Images/yкринформ/2023-05-14T19-05-00-03-00/630_360_1684080085-6742.jpeg" xlink:type="simple" xlink:show="embed" xlink:actuate="onLoad" draw:mime-type="image/jpeg"/>
</draw:frame>
</text:a>
 <text:a xlink:type="simple" xlink:href="https://static.ukrinform.com/photos/2023_05/1684080087-3488.jpeg" text:style-name="Internet_20_link" text:visited-style-name="Visited_20_Internet_20_Link">
<draw:frame draw:style-name="fr1" draw:name="Image209" text:anchor-type="as-char" svg:width="6.9236in" svg:height="3.956343in" draw:z-index="0">
<draw:image xlink:href="../Images/yкринформ/2023-05-14T19-05-00-03-00/630_360_1684080087-3488.jpeg" xlink:type="simple" xlink:show="embed" xlink:actuate="onLoad" draw:mime-type="image/jpeg"/>
</draw:frame>
</text:a>
 <text:a xlink:type="simple" xlink:href="https://static.ukrinform.com/photos/2023_05/1684080087-6223.jpeg" text:style-name="Internet_20_link" text:visited-style-name="Visited_20_Internet_20_Link">
<draw:frame draw:style-name="fr1" draw:name="Image210" text:anchor-type="as-char" svg:width="6.9236in" svg:height="3.956343in" draw:z-index="0">
<draw:image xlink:href="../Images/yкринформ/2023-05-14T19-05-00-03-00/630_360_1684080087-6223.jpeg" xlink:type="simple" xlink:show="embed" xlink:actuate="onLoad" draw:mime-type="image/jpeg"/>
</draw:frame>
</text:a>
 <text:a xlink:type="simple" xlink:href="https://static.ukrinform.com/photos/2023_05/1684080087-6748.jpeg" text:style-name="Internet_20_link" text:visited-style-name="Visited_20_Internet_20_Link">
<draw:frame draw:style-name="fr1" draw:name="Image211" text:anchor-type="as-char" svg:width="6.9236in" svg:height="3.956343in" draw:z-index="0">
<draw:image xlink:href="../Images/yкринформ/2023-05-14T19-05-00-03-00/630_360_1684080087-6748.jpeg" xlink:type="simple" xlink:show="embed" xlink:actuate="onLoad" draw:mime-type="image/jpeg"/>
</draw:frame>
</text:a>
 <text:a xlink:type="simple" xlink:href="https://static.ukrinform.com/photos/2023_05/1684080087-4232.jpeg" text:style-name="Internet_20_link" text:visited-style-name="Visited_20_Internet_20_Link">
<draw:frame draw:style-name="fr1" draw:name="Image212" text:anchor-type="as-char" svg:width="6.9236in" svg:height="3.956343in" draw:z-index="0">
<draw:image xlink:href="../Images/yкринформ/2023-05-14T19-05-00-03-00/630_360_1684080087-4232.jpeg" xlink:type="simple" xlink:show="embed" xlink:actuate="onLoad" draw:mime-type="image/jpeg"/>
</draw:frame>
</text:a>
 <text:a xlink:type="simple" xlink:href="https://static.ukrinform.com/photos/2023_05/1684080088-5964.jpeg" text:style-name="Internet_20_link" text:visited-style-name="Visited_20_Internet_20_Link">
<draw:frame draw:style-name="fr1" draw:name="Image213" text:anchor-type="as-char" svg:width="6.9236in" svg:height="3.956343in" draw:z-index="0">
<draw:image xlink:href="../Images/yкринформ/2023-05-14T19-05-00-03-00/630_360_1684080088-5964.jpeg" xlink:type="simple" xlink:show="embed" xlink:actuate="onLoad" draw:mime-type="image/jpeg"/>
</draw:frame>
</text:a>
 <text:a xlink:type="simple" xlink:href="https://static.ukrinform.com/photos/2023_05/1684080088-5242.jpeg" text:style-name="Internet_20_link" text:visited-style-name="Visited_20_Internet_20_Link">
<draw:frame draw:style-name="fr1" draw:name="Image214" text:anchor-type="as-char" svg:width="6.9236in" svg:height="3.956343in" draw:z-index="0">
<draw:image xlink:href="../Images/yкринформ/2023-05-14T19-05-00-03-00/630_360_1684080088-5242.jpeg" xlink:type="simple" xlink:show="embed" xlink:actuate="onLoad" draw:mime-type="image/jpeg"/>
</draw:frame>
</text:a>
 <text:a xlink:type="simple" xlink:href="https://static.ukrinform.com/photos/2023_05/1684080088-6342.jpeg" text:style-name="Internet_20_link" text:visited-style-name="Visited_20_Internet_20_Link">
<draw:frame draw:style-name="fr1" draw:name="Image215" text:anchor-type="as-char" svg:width="6.9236in" svg:height="3.956343in" draw:z-index="0">
<draw:image xlink:href="../Images/yкринформ/2023-05-14T19-05-00-03-00/630_360_1684080088-6342.jpeg" xlink:type="simple" xlink:show="embed" xlink:actuate="onLoad" draw:mime-type="image/jpeg"/>
</draw:frame>
</text:a>
</text:p>
      <text:p text:style-name="P4">
Святкування розпочалося з низки майстер-класів "Створи подарунок для мами йтата", у межах якого відвідувачі могли виготовити сонях з фоамірану,розмалювати футболку та опанувати традиційні техніки вишивання та витинанки.</text:p>
      <text:p text:style-name="P4">
"Мені подобається творча атмосфера. Я дуже люблю майстер-класи, бо там можнапередати свої знання. Ба більше, з яким би настроєм люди не ставали до роботи,всі виходять усміхнені, щасливі - це дорогого вартує", - зазначила майстриня звиготовлення фоаміранових квітів Ніна Заводова.</text:p>
      <text:p text:style-name="P4">
Після залучення до творчих ремесел гості музею послухали казку Ірини Мацко"Мамине серденько", яку прочитав актор Остап Ступка під супровід гітаривиконавця SASHKA.</text:p>
      <text:p text:style-name="P4">
<text:span text:style-name="T4">
Читайте також:</text:span>
 <text:a xlink:type="simple" xlink:href="https://www.ukrinform.ua/rubric-society/3709086-sila-i-bezmezna-lubov-materiv-zmicnuut-duh-i-nablizaut-peremogu-knazevic.html" text:style-name="Internet_20_link" text:visited-style-name="Visited_20_Internet_20_Link">
 </text:a>
</text:p>
      <text:p text:style-name="P4">
"Сьогодні я хочу висловити подяку та шану всім тим матеріям, чиї сини зараз насході України захищають нас і нашу можливість бути. Я низько вклоняюся тимматерям, які втратили своїх дітей у цій страшній війні. Я дякую всім матерям,які зараз розуміють ціну того життя, яке вони дали. І я зневажаю тих, хто там,"за порєбриком", дозволив собі фразу "а ми ще нарожаєм" - це нівелює та знищуєпоняття материнства", - наголосила гендиректорка музею в Пирогові ОксанаСтарак-Повякель.</text:p>
      <text:p text:style-name="P4">
Водночас під час заходу стартував флешмоб з руханки #СтаньСильніше. Йогопровели вітчизняні спортсмени - борець вільного стилю Валерій Андрійцев,дзюдоїсти Богдан Ядов та Георгій Зантарая.</text:p>
      <text:p text:style-name="P4">
"Спортивні вправи, за рекомендаціями психологів, покращують настрій та надаютьмотивації. Цю ініціативу підтримали у Київському відділенні національногоолімпійського комітету. Наші олімпійці розробили комплекс вправ, які мизможемо щодня повторювати всією родиною, аби накопичувати сили для святкуванняперемоги. Зранку зроби декілька рухів - і стань сильнішим", - зазначилаФедорчук.</text:p>
      <text:p text:style-name="P4">
<text:span text:style-name="T4">
Читайте також:</text:span>
 <text:a xlink:type="simple" xlink:href="https://www.ukrinform.ua/rubric-society/3709094-zaluznij-podakuvav-materam-zahisnikiv-ukraini.html" text:style-name="Internet_20_link" text:visited-style-name="Visited_20_Internet_20_Link">
 <text:span text:style-name="T4">
Залужний</text:span>
 </text:a>
</text:p>
      <text:p text:style-name="P4">
Захід продовжила концертна програма, у якій взяли участь діти військових тапереселенців з Бахмуту, Запоріжжя й Луганщини, музичні й танцювальніколективи.</text:p>
      <text:p text:style-name="P4">
Організували свято - Національний музей народної архітектури та побуту Україний Міжнародний жіночий рух "За сімейні цінності" за сприяння Київськогоміського відділення Національного олімпійського комітету України й КомітетуВерховної Ради України з питань молоді і спорту.</text:p>
      <text:p text:style-name="P4">
<text:a xlink:type="simple" xlink:href="https://www.ukrinform.ua/rubric-society/3708939-v-ukraini-vidznacaetsa-den-materi.html" text:style-name="Internet_20_link" text:visited-style-name="Visited_20_Internet_20_Link">
 </text:a>
 Це свято встановлено згідно з Указом Президента від 10 травня1999 року і відзначається кожної другої неділі травня. Цього дня вітаютьматерів і вагітних жінок – майбутніх мам.</text:p>
      <text:p text:style-name="P4">
15 травня відзначають Міжнародний день сім’ї.</text:p>
      <text:p text:style-name="P4">
Source: <text:a xlink:type="simple" xlink:href="https://www.ukrinform.ua/rubric-society/3709148-u-muzei-v-pirogovi-vidsvatkuvali-den-materi.html" text:style-name="Internet_20_link" text:visited-style-name="Visited_20_Internet_20_Link">
https://www.ukrinform.ua/rubric-society/3709148-u-muzei-v-pirogovi-vidsvatkuvali-den-materi.html</text:a>
</text:p>
      <!--NEWS-->
      <text:h text:style-name="P10" text:outline-level="1">
<text:span text:style-name="T4">
В опалювальний сезон Україна зайде зі значно меншим запасом міцності – ДТЕК</text:span>
</text:h>
      <text:p text:style-name="P4">
Authors: Ukrinform (Person)</text:p>
      <text:p text:style-name="P4">
Publisher: Укринформ (Organization)</text:p>
      <text:p text:style-name="P4">
Published Time: 2023-05-14T19:06:00+03:00</text:p>
      <text:p text:style-name="P4">
Modified Time: 2023-05-14T19:06:00+03:00</text:p>
      <text:p text:style-name="P4">
Description: У наступний опалювальний сезон українська енергосистема зайде зі значно меншим запасом міцності. Потрібно суттєво пришвидшити темпи ремонтних робіт, аби не повернутися до відключень електроенергії. — Укрінформ.</text:p>
      <text:p text:style-name="P4">
Images: ["<text:a xlink:type="simple" xlink:href="https://static.ukrinform.com/photos/2023_05/thumb_files/630_360_1684080122-846.jpg" text:style-name="Internet_20_link" text:visited-style-name="Visited_20_Internet_20_Link">
630_360_16840...</text:a>
"]</text:p>
      <text:p text:style-name="P4">
Tags: ['ДТЕК', 'Опалення', 'Опалювальний сезон', 'Єдині новини']</text:p>
      <text:p text:style-name="P4">
Type: Article</text:p>
      <!--METADATA-->
      <text:p text:style-name="P4">
<draw:frame draw:style-name="fr1" draw:name="Image216" text:anchor-type="as-char" svg:width="6.9236in" svg:height="3.946335in" draw:z-index="0">
<draw:image xlink:href="../Images/yкринформ/2023-05-14T19-06-00-03-00/630_360_1684080122-846.jpg" xlink:type="simple" xlink:show="embed" xlink:actuate="onLoad" draw:mime-type="image/jpeg"/>
</draw:frame>
 Унаступний опалювальний сезон українська енергосистема зайде зі значно меншимзапасом міцності. Потрібно суттєво пришвидшити темпи ремонтних робіт, аби неповернутися до відключень електроенергії.</text:p>
      <text:p text:style-name="P4">
Як передає Укрінформ, на цьому в ефірі загальнонаціонального марафону «Єдиніновини» наголосив виконавчий директор ДТЕК Дмитро Сахарук.</text:p>
      <text:p text:style-name="P4">
«Зараз триває ремонтна кампанія. Чотири атомні енергоблоки вже у ремонті,п’ятий виходить у ремонт. Тому у червні-липні Україна може стикнутися іздефіцитом <text:a xlink:type="simple" xlink:href="https://www.ukrinform.ua/tag-elektroenergia" text:style-name="Internet_20_link" text:visited-style-name="Visited_20_Internet_20_Link">
 </text:a>
 , якийперекриватиме імпортом з країн ЄС, як це вже було у січні-лютому. Тому ніяких«віялових відключень світла» влітку не буде», - запевнив представник ДТЕК.</text:p>
      <text:p text:style-name="P4">
Натомість він прогнозує можливі проблеми із початком нового опалювальногосезону, у який Україна увійде зі значно меншим обсягом наявних потужностей.</text:p>
      <text:p text:style-name="P4">
«У нас наразі пошкоджено 75% теплової генерації. Лише нашій компанії потрібновідремонтувати 9 енергоблоків загальною потужністю 1,5 гВт. Щодо розподільчихмереж, то знов-таки тільки у нашій компанії пошкоджено майже 12 тис.км лінійелектропередач, майже 4 тис. розподільчих підстанцій потрібно підготувати дозими. Тому можливі відключення не зараз, а взимку», - попередив Сахарук.</text:p>
      <text:p text:style-name="P4">
<text:span text:style-name="T4">
Читайте також:</text:span>
 <text:a xlink:type="simple" xlink:href="https://www.ukrinform.ua/rubric-economy/3697441-za-opaluvalnij-sezon-ukraina-vikoristala-ponad-800-tisac-tonn-vugilla.html" text:style-name="Internet_20_link" text:visited-style-name="Visited_20_Internet_20_Link">
 <text:span text:style-name="T4">
опалювальний</text:span>
 <text:span text:style-name="T4">
сезон</text:span>
</text:a>
</text:p>
      <text:p text:style-name="P4">
Він підкреслив, що вже зараз потрібно значно пришвидшити ремонтні роботи ізбільшити їхнє фінансування, щоб уникнути проблем у майбутньому опалювальномусезоні.</text:p>
      <text:p text:style-name="P4">
«Фінансування ремонтної кампанії - надважливе спільне для влади і компанійзавдання. Я б сказав, критичне завдання. Звичайно, компанії роблять поточніремонти, але обсяги цих робіт колосальні. А темпи напряму залежать від обсягуфінансування. Таких коштів немає у жодної компанії, не тільки у нашої. Нажаль, поки що я не можу сказати, що ми будемо на 100% готові до наступногоопалювального сезону, з огляду на існуючі темпи ремонтних робіт. Потрібноприскорюватися», - сказав Сахарук.</text:p>
      <text:p text:style-name="P4">
Як <text:a xlink:type="simple" xlink:href="https://www.ukrinform.ua/rubric-economy/3704600-ekspert-prognozue-deficit-v-energosistemi-u-lipniserpni.html" text:style-name="Internet_20_link" text:visited-style-name="Visited_20_Internet_20_Link">
 </text:a>
 , у липні - серпні в енергосистеміможе виникнути дефіцит електроенергії, через що Україна буде змушена збільшитиімпорт енергоносіїв.</text:p>
      <text:p text:style-name="P4">
Source: <text:a xlink:type="simple" xlink:href="https://www.ukrinform.ua/rubric-economy/3709149-v-opaluvalnij-sezon-ukraina-zajde-zi-znacno-mensim-zapasom-micnosti-dtek.html" text:style-name="Internet_20_link" text:visited-style-name="Visited_20_Internet_20_Link">
https://www.ukrinform.ua/rubric-economy/3709149-v-opaluvalnij-sezon-ukraina-zajde-zi-znacno-mensim-zapasom-micnosti-dtek.html</text:a>
</text:p>
      <!--NEWS-->
      <text:h text:style-name="P10" text:outline-level="1">
<text:span text:style-name="T4">
Ворог обстріляв Курахове, троє поранених</text:span>
</text:h>
      <text:p text:style-name="P4">
Authors: Ukrinform (Person)</text:p>
      <text:p text:style-name="P4">
Publisher: Укринформ (Organization)</text:p>
      <text:p text:style-name="P4">
Published Time: 2023-05-14T19:09:00+03:00</text:p>
      <text:p text:style-name="P4">
Modified Time: 2023-05-14T19:09:00+03:00</text:p>
      <text:p text:style-name="P4">
Description: У Донецькій області внаслідок обстрілу російськими військами Курахового поранені троє людей. — Укрінформ.</text:p>
      <text:p text:style-name="P4">
Images: ["<text:a xlink:type="simple" xlink:href="https://static.ukrinform.com/photos/2023_05/thumb_files/630_360_1684080512-726.jpg" text:style-name="Internet_20_link" text:visited-style-name="Visited_20_Internet_20_Link">
630_360_16840...</text:a>
"]</text:p>
      <text:p text:style-name="P4">
Tags: ['Донеччина', 'Обстріл', 'Поранені', 'Війна з росією']</text:p>
      <text:p text:style-name="P4">
Type: Article</text:p>
      <!--METADATA-->
      <text:p text:style-name="P4">
<draw:frame draw:style-name="fr1" draw:name="Image217" text:anchor-type="as-char" svg:width="6.9236in" svg:height="3.956343in" draw:z-index="0">
<draw:image xlink:href="../Images/yкринформ/2023-05-14T19-09-00-03-00/630_360_1684080512-726.jpg" xlink:type="simple" xlink:show="embed" xlink:actuate="onLoad" draw:mime-type="image/jpeg"/>
</draw:frame>
 УДонецькій області внаслідок обстрілу російськими військами Курахового пораненітроє людей.</text:p>
      <text:p text:style-name="P4">
Як передає Укрінформ, про це керівник Донецької обласної військовоїадміністрації Павло Кириленко повідомляє у <text:a xlink:type="simple" xlink:href="http://t.me/pavlokyrylenko_donoda/7960" text:style-name="Internet_20_link" text:visited-style-name="Visited_20_Internet_20_Link">
</text:a>
 .</text:p>
      <text:p text:style-name="P4">
«Троє поранених, у тому числі неповнолітній, - наслідок сьогоднішнього <text:a xlink:type="simple" xlink:href="https://www.ukrinform.ua/tag-obstril" text:style-name="Internet_20_link" text:visited-style-name="Visited_20_Internet_20_Link">
</text:a>
 Курахового. Росіяни застосували«Урагани» - пошкоджено 5 багатоповерхівок і 3 приватні будинки. Крім того,перебито мережі теплопостачання», - заявив Кириленко.</text:p>
      <text:p text:style-name="P4">
На місці працюють рятувальники та поліція.</text:p>
      <text:p text:style-name="P4">
«Доки тривають активні бойові дії, всі цивільні повинні покинути Донеччину.Евакуація рятує життя», - заявив Кириленко.</text:p>
      <text:p text:style-name="P4">
<text:span text:style-name="T4">
Читайте також:</text:span>
 <text:a xlink:type="simple" xlink:href="https://www.ukrinform.ua/rubric-ato/3709103-rosiani-obstrilali-selo-na-harkivsini-dvoe-zagiblih.html" text:style-name="Internet_20_link" text:visited-style-name="Visited_20_Internet_20_Link">
 <text:span text:style-name="T4">
обстріл</text:span>
 </text:a>
</text:p>
      <text:p text:style-name="P4">
Як повідомляв Укрінформ, російські загарбники за минулу добу, 13 травня, вбилисімох жителів Донецької області і ще 16-м завдали поранень.</text:p>
      <text:p text:style-name="P4">
Source: <text:a xlink:type="simple" xlink:href="https://www.ukrinform.ua/rubric-ato/3709152-vorog-obstrilav-kurahove-troe-poranenih.html" text:style-name="Internet_20_link" text:visited-style-name="Visited_20_Internet_20_Link">
https://www.ukrinform.ua/rubric-ato/3709152-vorog-obstrilav-kurahove-troe-poranenih.html</text:a>
</text:p>
      <!--NEWS-->
      <text:h text:style-name="P10" text:outline-level="1">
<text:span text:style-name="T4">
Україна може розраховувати на підтримку Європи – Шольц</text:span>
</text:h>
      <text:p text:style-name="P4">
Authors: Ukrinform (Person)</text:p>
      <text:p text:style-name="P4">
Publisher: Укринформ (Organization)</text:p>
      <text:p text:style-name="P4">
Published Time: 2023-05-14T19:15:05+03:00</text:p>
      <text:p text:style-name="P4">
Modified Time: 2023-05-14T19:15:05+03:00</text:p>
      <text:p text:style-name="P4">
Description: Україна – це Європа та може розраховувати на підтримку європейських партнерів. — Укрінформ.</text:p>
      <text:p text:style-name="P4">
Images: ["<text:a xlink:type="simple" xlink:href="https://static.ukrinform.com/photos/2023_05/thumb_files/630_360_1684080599-368.jpg" text:style-name="Internet_20_link" text:visited-style-name="Visited_20_Internet_20_Link">
630_360_16840...</text:a>
"]</text:p>
      <text:p text:style-name="P4">
Tags: ['Премія', 'Україна', 'Зеленський', 'Шольц']</text:p>
      <text:p text:style-name="P4">
Type: Article</text:p>
      <!--METADATA-->
      <text:p text:style-name="P4">
<draw:frame draw:style-name="fr1" draw:name="Image218" text:anchor-type="as-char" svg:width="6.9236in" svg:height="3.956343in" draw:z-index="0">
<draw:image xlink:href="../Images/yкринформ/2023-05-14T19-15-05-03-00/630_360_1684080599-368.jpg" xlink:type="simple" xlink:show="embed" xlink:actuate="onLoad" draw:mime-type="image/jpeg"/>
</draw:frame>
 Україна –це Європа та може розраховувати на підтримку європейських партнерів.</text:p>
      <text:p text:style-name="P4">
Про це заявив канцлер ФРН Олаф Шольц у своїй промові з нагоди врученняМіжнародної премії імені Карла Великого Президенту України ВолодимируЗеленському в місті Аахен 14 травня, повідомляє кореспондент Укрінформу.</text:p>
      <text:p text:style-name="P4">
«Війна засвідчила: Україна – це частина європейської родини», - підкресливШольц. Він запевнив, що обіцянка, дана минулого літа щодо перспективичленства, буде виконана, що Україна може повністю покластися на європейськихдрузів, будь-то гуманітарна, фінансова чи збройна підтримка.</text:p>
      <text:p text:style-name="P4">
Українці і росіяни – не один народ, як стверджує російський президент путін усвоїх імперських промовах, підкреслив Шольц. Українці – народ з неймовірнобагатою культурою, традиціями, ідентичністю. І вони самі визначили своємайбутнє – європейське. Російська війна зміцнила Україну як політичну націю тазробила незворотнім її прагнення стати європейською нацією, сказав канцлер. Зайого словами, якщо путін сподівався відвернути Україну з європейського шляху,то своїми танками, дронами, ракетами він досяг протилежного.</text:p>
      <text:p text:style-name="P4">
Канцлер додав також, що Європа має багато за що дякувати українському народовіта його президенту. Україна відстоює принципи, які відстоює Європа.</text:p>
      <text:p text:style-name="P4">
Відразу після нападу <text:a xlink:type="simple" xlink:href="https://www.ukrinform.ua/tag-rosia" text:style-name="Internet_20_link" text:visited-style-name="Visited_20_Internet_20_Link">
 </text:a>
 на Україну сталозрозумілим, що український народ не схилиться перед російським насильством,він буде боротися та протистояти брутальній російській агресії.</text:p>
      <text:p text:style-name="P4">
«Ми стоїмо разом і наша історія продовжуватиметься спільно… російськаагресивна війна згуртувала ЄС і Україну як ніколи раніше. Солідарно тазгуртовано ми стоїмо на боці України… Європа стоїть разом», - підкреслив він.</text:p>
      <text:p text:style-name="P4">
Шольц назвав дуже розумним рішенням присудження премії Президенту та ціломународу, адже вони діють разом з 24 лютого 2022 року. Європейські демократичнісуспільства захоплюються та схиляють голову перед мужністю українського народута його лідера, підкреслив німецький канцлер, завершився свій виступукраїнською: «Україна тут, Україна – це Європа. Слава Україні!»</text:p>
      <text:p text:style-name="P4">
Не церемонії присутні деякі лауреати цієї премії минулих років, зокрема,експрезидентка Литви Даля Грібаускайте, лідерка білоруської опозиції СвітланаТихановська, ексголова Європарламенту Мартін Шульц та інші.</text:p>
      <text:p text:style-name="P4">
<text:span text:style-name="T4">
Читайте також:</text:span>
 <text:a xlink:type="simple" xlink:href="https://www.ukrinform.ua/rubric-polytics/3709124-pidtrimka-ukraini-i-tisk-na-rosiu-kiiv-i-berlin-pidpisali-spilnu-deklaraciu.html" text:style-name="Internet_20_link" text:visited-style-name="Visited_20_Internet_20_Link">
 </text:a>
</text:p>
      <text:p text:style-name="P4">
Міжнародна премія імені Карла Великого присуджується щороку з 1950 року завеликий внесок в об’єднання Європи. Премія 2023 року була присудженаВолодимиру Зеленському та українському народу.</text:p>
      <text:p text:style-name="P4">
Окрім Шольца з промовами виступили голова Єврокомісії Урсула фон дер Ляєн іпрем’єр Польщі Матеуш Моравецький.</text:p>
      <text:p text:style-name="P4">
На церемонії пролунала музика Мірослава Скорика та Валентина Сільвестрова,поезія Сергія Жадана.</text:p>
      <text:p text:style-name="P4">
Source: <text:a xlink:type="simple" xlink:href="https://www.ukrinform.ua/rubric-polytics/3709154-ukraina-moze-rozrahovuvati-na-pidtrimku-evropi-solc.html" text:style-name="Internet_20_link" text:visited-style-name="Visited_20_Internet_20_Link">
https://www.ukrinform.ua/rubric-polytics/3709154-ukraina-moze-rozrahovuvati-na-pidtrimku-evropi-solc.html</text:a>
</text:p>
      <!--NEWS-->
      <text:h text:style-name="P10" text:outline-level="1">
<text:span text:style-name="T4">
На чотирьох напрямках фронту за добу - близько 30 бойових зіткнень</text:span>
</text:h>
      <text:p text:style-name="P4">
Authors: Ukrinform (Person)</text:p>
      <text:p text:style-name="P4">
Publisher: Укринформ (Organization)</text:p>
      <text:p text:style-name="P4">
Published Time: 2023-05-14T19:16:00+03:00</text:p>
      <text:p text:style-name="P4">
Modified Time: 2023-05-14T19:16:00+03:00</text:p>
      <text:p text:style-name="P4">
Description: На Лиманському, Бахмутському, Авдіївському та Мар’їнському напрямках протягом доби відбулися близько 30 бойових зіткнень. — Укрінформ.</text:p>
      <text:p text:style-name="P4">
Images: ["<text:a xlink:type="simple" xlink:href="https://static.ukrinform.com/photos/2023_05/thumb_files/630_360_1684080577-971.jpg" text:style-name="Internet_20_link" text:visited-style-name="Visited_20_Internet_20_Link">
630_360_16840...</text:a>
"]</text:p>
      <text:p text:style-name="P4">
Tags: ['Бахмут', 'Генштаб', 'ЗСУ', 'Війна з росією']</text:p>
      <text:p text:style-name="P4">
Type: Article</text:p>
      <!--METADATA-->
      <text:p text:style-name="P4">
<draw:frame draw:style-name="fr1" draw:name="Image219" text:anchor-type="as-char" svg:width="6.9236in" svg:height="3.956343in" draw:z-index="0">
<draw:image xlink:href="../Images/yкринформ/2023-05-14T19-16-00-03-00/630_360_1684080577-971.jpg" xlink:type="simple" xlink:show="embed" xlink:actuate="onLoad" draw:mime-type="image/jpeg"/>
</draw:frame>
 НаЛиманському, Бахмутському, Авдіївському та Мар’їнському напрямках протягомдоби відбулися близько 30 бойових зіткнень.</text:p>
      <text:p text:style-name="P4">
Як передає Укрінформ, про це Генеральний штаб Збройних сил України повідомив у<text:a xlink:type="simple" xlink:href="https://www.facebook.com/GeneralStaff.ua/posts/pfbid02ynGiLKQtMwJHCzeQhAuXSv8nG7U2KDiE9RKWvRUpAVD4ARfEQeJRNjQFTz7271Dvl" text:style-name="Internet_20_link" text:visited-style-name="Visited_20_Internet_20_Link">
</text:a>
, оприлюднивши оперативну інформацію станом на 18:00 14 травня.</text:p>
      <text:p text:style-name="P4">
На згаданих напрямках <text:a xlink:type="simple" xlink:href="https://www.ukrinform.ua/tag-rosijski-vijskovi" text:style-name="Internet_20_link" text:visited-style-name="Visited_20_Internet_20_Link">
 </text:a>
продовжують зосереджувати основні зусилля. В епіцентрі бойових дій залишаютьсяБахмут і Мар’їнка Донецької області.</text:p>
      <text:p text:style-name="P4">
Загалом протягом доби загарбники здійснили шість ракетних і 27 авіаційнихударів, а також близько 20 обстрілів з реактивних систем залпового вогню попозиціях Сил оборони та населених пунктах України. Ракетами ворог ударив,зокрема, по Харкову та селищу Золочів Харківської області.</text:p>
      <text:p text:style-name="P4">
Унаслідок ворожих атак постраждали мирні жителі, руйнувань і пошкодженьзазнали приватні житлові будинки, інша цивільна й адміністративнаінфраструктура.</text:p>
      <text:p text:style-name="P4">
У Генштабі наголошують: імовірність здійснення росіянами ракетних і авіаційнихударів по всій території України залишається високою.</text:p>
      <text:p text:style-name="P4">
Українська авіація загалом за добу здійснила 12 ударів по районах зосередженняособового складу та військової техніки армії рф.</text:p>
      <text:p text:style-name="P4">
Також захисниками України протягом поточної доби знищені два ворожірозвідувальні безпілотники типу "Орлан-10" та один — Supercam.</text:p>
      <text:p text:style-name="P4">
<text:span text:style-name="T4">
Читайте також:</text:span>
 <text:a xlink:type="simple" xlink:href="https://www.ukrinform.ua/rubric-ato/3709135-na-bahmutskomu-napramku-ukrainski-vijskovi-prodovzuut-ruhatis-vpered-malar.html" text:style-name="Internet_20_link" text:visited-style-name="Visited_20_Internet_20_Link">
 <text:span text:style-name="T4">
Маляр</text:span>
 </text:a>
</text:p>
      <text:p text:style-name="P4">
Підрозділи ракетних військ й артилерії ЗСУ зі свого боку уразили пунктуправління, шість районів зосередження живої сили, два артилерійськіпідрозділи на вогневих позиціях та ще одну важливу ціль загарбників.</text:p>
      <text:p text:style-name="P4">
На <text:span text:style-name="T4">
Волинському</text:span>
 та <text:span text:style-name="T4">
Поліському</text:span>
 напрямках оперативна обстановка суттєвихзмін не зазнала, ознаки формування наступальних угруповань не виявлені.</text:p>
      <text:p text:style-name="P4">
На <text:span text:style-name="T4">
Сіверському</text:span>
 та <text:span text:style-name="T4">
Слобожанському</text:span>
 напрямках росія продовжує зберігативійськову присутність у прикордонних з Україною районах. Артилерійських імінометних ударів від росіян зазнали Гірськ, Леонівка і Попівка Чернігівськоїобласті, Волфине і Садки Сумської області, Олександрівка і Стариця Харківськоїобласті.</text:p>
      <text:p text:style-name="P4">
На <text:span text:style-name="T4">
Куп’янському</text:span>
 напрямку ворог вів безуспішні наступальні дії в районахМасютівки та Синьківки. З авіації загарбники били поблизу Вільшаної таКислівки, з артилерії і мінометів — по Кам'янці, Тополях, Красному Першому,Фиголівці, Новомлинську, Дворічній, Западному, Кіндрашівці й ТабаївціХарківської області та по Стельмахівці Луганської області.</text:p>
      <text:p text:style-name="P4">
На <text:span text:style-name="T4">
Лиманському</text:span>
 напрямку протягом доби наступальних дій війська рф непроводили, натомість завдавали ударів з авіації по районах Ямполя,Білогорівки, Верхньокам'янського та Спірного. Від артилерійського вогню ворогапотерпали Макіївка Луганської області, Білогорівка, Верхньокам’янське, Спірнета Берестове Донецької області.</text:p>
      <text:p text:style-name="P4">
На <text:span text:style-name="T4">
Бахмутському</text:span>
 напрямку російська армія продовжує вести наступальні дії,тривають важкі бої за місто Бахмут. Безуспішні наступальні дії протягом добиросіяни вели в напрямку Григорівки, Богданівки й Предтечиного.</text:p>
      <text:p text:style-name="P4">
З авіації загарбники били по районах Іванівського і Ступочків. Від ворожихобстрілів постраждали Григорівка, Богданівка, Бахмут, Іванівське, Часів Яр,Червоне, Костянтинівка, Дружба, Північне, Торецьк і Шуми Донецької області.</text:p>
      <text:p text:style-name="P4">
На <text:span text:style-name="T4">
Авдіївському</text:span>
 напрямку війська рф завдали авіаційних ударів по районахНовокалинового та Авдіївки, обстріляли Степове, Ласточкине, Авдіївку,Тоненьке, Нетайлове, Первомайське і Карлівка Донецької області.</text:p>
      <text:p text:style-name="P4">
На <text:span text:style-name="T4">
Мар’їнському</text:span>
 напрямку підрозділи Сил оборони відбили численні атакиросіян у районі міста Мар’їнка. Ворожих обстрілів зазнали Красногорівка,Георгіївка, Мар’їнка, Побєда й Новомихайлівка Донецької області.</text:p>
      <text:p text:style-name="P4">
На <text:span text:style-name="T4">
Шахтарському</text:span>
 напрямку протягом доби наступальних дій російська армія непроводила, натомість завдавала ударів по Вугледару, Новоукраїнці таПречистівці.</text:p>
      <text:p text:style-name="P4">
На <text:span text:style-name="T4">
Запорізькому</text:span>
 і <text:span text:style-name="T4">
Херсонському</text:span>
 напрямках війська рф продовжують вестиоборонні дії. З авіації ворог бив по районах Кізомиса і Станіслава Херсонськоїобласті. Водночас загарбники обстріляли близько 30 населених пунктів.</text:p>
      <text:p text:style-name="P4">
Зокрема, під ворожим вогнем опинилися Времівка і Новопіль Донецької області,Гуляйполе, Залізничне, Білогір'я, Мала Токмачка та Кам’янське Запорізькоїобласті, Нікополь Дніпропетровської області, Херсон, Золота Балка, Веселе,Львове, Антонівка, Дніпровське й Кізомис Херсонської області.</text:p>
      <text:p text:style-name="P4">
Встановлено, що міністерство оборони росії продовжує вживати заходів дляінтеграції незаконних збройних формувань терористичного утворення "днр" довласних збройних сил.</text:p>
      <text:p text:style-name="P4">
<text:span text:style-name="T4">
Читайте також:</text:span>
 <text:a xlink:type="simple" xlink:href="https://www.ukrinform.ua/rubric-ato/3709141-prividi-bahmuta-znisili-grupu-rosijskih-vijskovih.html" text:style-name="Internet_20_link" text:visited-style-name="Visited_20_Internet_20_Link">
 <text:span text:style-name="T4">
Привиди</text:span>
 </text:a>
</text:p>
      <text:p text:style-name="P4">
За інформацією Генштабу, до всього особового складу однієї з бригад 1-гоармійського корпусу російських збройних сил доведене розпорядження, згідно зяким колишнім бойовикам "днр" поставлена обов’язкова умова — замінити їхнівійськові квитки на відповідні документи збройних сил рф, а такожперепідписати контракти з російським міноборони на мінімальний термінвійськової служби тривалістю два роки.</text:p>
      <text:p text:style-name="P4">
Тих, хто відмовиться, відправлятимуть на найнебезпечніші ділянки фронту дляучасті у штурмових діях у складі передових підрозділів.</text:p>
      <text:p text:style-name="P4">
Як повідомляв <text:a xlink:type="simple" xlink:href="https://www.ukrinform.ua/rubric-ato/3708931-droni-kalibri-z-cornogo-mora-raketi-z-litakiv-povitrani-sili-rozpovili-pro-nicnu-ataku-rf.html" text:style-name="Internet_20_link" text:visited-style-name="Visited_20_Internet_20_Link">
 </text:a>
 , у ніч на 14 травня російські загарбники атакували Україну з різнихнапрямків ударними дронами Shahed-136/131, а також ракетами "Калібр" таХ-101/Х-555/Х-55.</text:p>
      <text:p text:style-name="P4">
Повітряними силами ЗСУ за ніч знищені три ракети і 25 безпілотних літальнихапаратів ворога.</text:p>
      <text:p text:style-name="P4">
Source: <text:a xlink:type="simple" xlink:href="https://www.ukrinform.ua/rubric-ato/3709155-na-cotiroh-napramkah-frontu-za-dobu-blizko-30-bojovih-zitknen.html" text:style-name="Internet_20_link" text:visited-style-name="Visited_20_Internet_20_Link">
https://www.ukrinform.ua/rubric-ato/3709155-na-cotiroh-napramkah-frontu-za-dobu-blizko-30-bojovih-zitknen.html</text:a>
</text:p>
      <!--NEWS-->
      <text:h text:style-name="P10" text:outline-level="1">
<text:span text:style-name="T4">
Терлюга виграла етап Прем’єр-ліги з карате</text:span>
</text:h>
      <text:p text:style-name="P4">
Authors: Ukrinform (Person)</text:p>
      <text:p text:style-name="P4">
Publisher: Укринформ (Organization)</text:p>
      <text:p text:style-name="P4">
Published Time: 2023-05-14T19:17:01+03:00</text:p>
      <text:p text:style-name="P4">
Modified Time: 2023-05-14T19:17:01+03:00</text:p>
      <text:p text:style-name="P4">
Description: Ще одна українка здобула «бронзу». — Укрінформ.</text:p>
      <text:p text:style-name="P4">
Images: ["<text:a xlink:type="simple" xlink:href="https://static.ukrinform.com/photos/2023_05/thumb_files/630_360_1684080918-356.jpg" text:style-name="Internet_20_link" text:visited-style-name="Visited_20_Internet_20_Link">
630_360_16840...</text:a>
"]</text:p>
      <text:p text:style-name="P4">
Tags: ['карате']</text:p>
      <text:p text:style-name="P4">
Type: Article</text:p>
      <!--METADATA-->
      <text:p text:style-name="P4">
<draw:frame draw:style-name="fr1" draw:name="Image220" text:anchor-type="as-char" svg:width="6.9236in" svg:height="3.956343in" draw:z-index="0">
<draw:image xlink:href="../Images/yкринформ/2023-05-14T19-17-01-03-00/630_360_1684080918-356.jpg" xlink:type="simple" xlink:show="embed" xlink:actuate="onLoad" draw:mime-type="image/jpeg"/>
</draw:frame>
 Ще однаукраїнка здобула «бронзу».</text:p>
      <text:p text:style-name="P4">
Терлюга уперше в 2023 році виграла етап Прем’єр-ліги з карате, передаєУкрінформ.</text:p>
      <text:p text:style-name="P4">
У вирішальній сутичці у ваговій категорії до 55 кг українка перемогла зрахунком 2:1 американку Трініті Аллен.</text:p>
      <text:p text:style-name="P4">
У першому раунді Анжеліка з однаковим рахунком 4:0 перемогла італійку АнітуПаццаглію та представницю Йорданії Мансур Лін, вигравши таким чином своюгрупу. Чвертьфінальний поєдинок проти японки Шіми Аірі завершився безрезультативних дій (0:0), однак Терлюга пройшла далі за рішенням суддів. Упівфіналі українка здолала суперницю з Китайського Тайбею Цуй-Пінг Ку 6:0.</text:p>
      <text:p text:style-name="P4">
Для Терлюги це був 19-й фінал турніру Прем’єр-ліги в кар’єрі.</text:p>
      <text:p text:style-name="P4">
Ще одну медаль для України принесла Еліна Селємєнєва – у вазі до 68 кг здобулабронзу. У поєдинку за третє місце вона здолала Садіа Бечирович з Хорватії(4:0).</text:p>
      <text:p text:style-name="P4">
Для Селємєнєвої, яка народилася у 2003 році, це друга в кар’єрі медальтурнірів Karate 1 Premier League.</text:p>
      <text:p text:style-name="P4">
<text:span text:style-name="T4">
Читайте також:</text:span>
 <text:a xlink:type="simple" xlink:href="https://www.ukrinform.ua/rubric-sports/3691216-ukrainci-zibrali-vagomu-kolekciu-nagorod-evropejskih-persostej-z-karate.html" text:style-name="Internet_20_link" text:visited-style-name="Visited_20_Internet_20_Link">
 <text:span text:style-name="T4">
карате</text:span>
 </text:a>
</text:p>
      <text:p text:style-name="P4">
Як повідомляв Укрінформ, збірна України здобула 10 золотих, 5 срібних та 9бронзових нагород на етапі Молодіжної Ліги (Karate 1 Youth League).</text:p>
      <text:p text:style-name="P4">
Фото: Getty Images</text:p>
      <text:p text:style-name="P4">
Source: <text:a xlink:type="simple" xlink:href="https://www.ukrinform.ua/rubric-sports/3709156-terluga-vigrala-etap-premerligi-z-karate.html" text:style-name="Internet_20_link" text:visited-style-name="Visited_20_Internet_20_Link">
https://www.ukrinform.ua/rubric-sports/3709156-terluga-vigrala-etap-premerligi-z-karate.html</text:a>
</text:p>
      <!--NEWS-->
      <text:h text:style-name="P10" text:outline-level="1">
<text:span text:style-name="T4">
Зеленський вважає, що Україні немає сенсу вести переговори з колективом під назвою «путін»</text:span>
</text:h>
      <text:p text:style-name="P4">
Authors: Ukrinform (Person)</text:p>
      <text:p text:style-name="P4">
Publisher: Укринформ (Organization)</text:p>
      <text:p text:style-name="P4">
Published Time: 2023-05-14T19:26:00+03:00</text:p>
      <text:p text:style-name="P4">
Modified Time: 2023-05-14T19:26:00+03:00</text:p>
      <text:p text:style-name="P4">
Description: Президент України Володимир Зеленський заявив, що з російським президентом володимиром путіним та його оточенням неможливо домовитися, тому немає сенсу вести переговори з ними. — Укрінформ.</text:p>
      <text:p text:style-name="P4">
Images: ["<text:a xlink:type="simple" xlink:href="https://static.ukrinform.com/photos/2023_05/thumb_files/630_360_1684081333-734.jpg" text:style-name="Internet_20_link" text:visited-style-name="Visited_20_Internet_20_Link">
630_360_16840...</text:a>
"]</text:p>
      <text:p text:style-name="P4">
Tags: ['Переговори', 'путін', 'Зеленський', 'Війна з росією']</text:p>
      <text:p text:style-name="P4">
Type: Article</text:p>
      <!--METADATA-->
      <text:p text:style-name="P4">
<draw:frame draw:style-name="fr1" draw:name="Image221" text:anchor-type="as-char" svg:width="6.9236in" svg:height="3.956343in" draw:z-index="0">
<draw:image xlink:href="../Images/yкринформ/2023-05-14T19-26-00-03-00/630_360_1684081333-734.jpg" xlink:type="simple" xlink:show="embed" xlink:actuate="onLoad" draw:mime-type="image/jpeg"/>
</draw:frame>
 ПрезидентУкраїни Володимир Зеленський заявив, що з російським президентом володимиромпутіним та його оточенням неможливо домовитися, тому немає сенсу вестипереговори з ними.</text:p>
      <text:p text:style-name="P4">
Про це він сказав в інтерв'ю <text:a xlink:type="simple" xlink:href="https://www.washingtonpost.com/world/2023/05/13/zelensky-washington-post-interview-transcript/" text:style-name="Internet_20_link" text:visited-style-name="Visited_20_Internet_20_Link">
</text:a>
 .</text:p>
      <text:p text:style-name="P4">
«Дивіться, ми мали справу з різними путіними. Це зовсім інший набір рис урізні періоди. путін не один, у путіна є оточення. Вони прийняли відповіднірішення. У 2019 році їх колективний організм — кремль на чолі з путіним —сказав, що "так, можливо, ми знайдемо дипломатичне рішення". Я цього дужехотів. У 2020 чи 2021 році весь цей колективний розум ще щось вигадував усвоїх головах, але не пішов з нами на діалог і не зробив усе те, про що ми зними домовилися у 2019 році», — сказав Зеленський.</text:p>
      <text:p text:style-name="P4">
За його словами, не можна сказати, що <text:a xlink:type="simple" xlink:href="https://www.ukrinform.ua/tag-putin" text:style-name="Internet_20_link" text:visited-style-name="Visited_20_Internet_20_Link">
 </text:a>
сам почав повномасштабну війну проти України, його оточення так само несевідповідальність за це.</text:p>
      <text:p text:style-name="P4">
«Вони (оточення путіна – ред.) несуть за це велику колективнувідповідальність. І тому я просто не готовий з ним говорити. Я не готовийговорити з цим колективом. Не тому, що хтось упертий, а тому, що вони обралишлях знищення України — повномасштабну війну. Тому ми не можемо нікогозвільнити від відповідальності. Є колектив, і він відповідальний зазагарбницьку війну — повномасштабну, добре продуману війну з бажанням знищитивсе живе», — зазначив Зеленський.</text:p>
      <text:p text:style-name="P4">
Він наголосив, що путін і його оточення запевняли не тільки Україну, а й усіхлідерів, що вторгнення не буде.</text:p>
      <text:p text:style-name="P4">
<text:span text:style-name="T4">
Читайте також:</text:span>
 <text:a xlink:type="simple" xlink:href="https://www.ukrinform.ua/rubric-ato/3708845-akso-putin-zastosue-adernu-zbrou-nastupnogo-dna-jogo-ne-bude-zelenskij.html" text:style-name="Internet_20_link" text:visited-style-name="Visited_20_Internet_20_Link">
 <text:span text:style-name="T4">
путін</text:span>
 </text:a>
</text:p>
      <text:p text:style-name="P4">
«Вони обіцяли — і не тільки Україні, а всім лідерам — що не вторгнуться. Тобтоми маємо справу з людьми, з якими, з одного боку, неможливо домовитися, тому,що вони не будуть домовленості виконувати. Немає сенсу. А з іншого боку, ці жлюди є вбивцями й терористами, тому не можна просто піддаватися їхнім вимогам.Так було на початку війни, коли нам ставили ультиматуми. Це все. Я вважаю, щоУкраїні немає сенсу вести переговори з цим колективом під назвою "путін"», —сказав Президент.</text:p>
      <text:p text:style-name="P4">
Як <text:a xlink:type="simple" xlink:href="https://www.ukrinform.ua/rubric-ato/3708844-zelenskij-poserednictva-z-putinim-ne-moze-buti-vin-ubivca.html" text:style-name="Internet_20_link" text:visited-style-name="Visited_20_Internet_20_Link">
 </text:a>
 , днями Володимир Зеленськийнаголошував, що для настання справедливого миру в Україні потрібно розробитиплан дій, однак без участі росії.</text:p>
      <text:p text:style-name="P4">
<text:span text:style-name="T5">
Фото: Ed Ram for The Washington Post</text:span>
</text:p>
      <text:p text:style-name="P4">
Source: <text:a xlink:type="simple" xlink:href="https://www.ukrinform.ua/rubric-polytics/3709163-zelenskij-vvazae-so-ukraini-nemae-sensu-vesti-peregovori-z-kolektivom-pid-nazvou-putin.html" text:style-name="Internet_20_link" text:visited-style-name="Visited_20_Internet_20_Link">
https://www.ukrinform.ua/rubric-polytics/3709163-zelenskij-vvazae-so-ukraini-nemae-sensu-vesti-peregovori-z-kolektivom-pid-nazvou-putin.html</text:a>
</text:p>
      <!--NEWS-->
      <text:h text:style-name="P10" text:outline-level="1">
<text:span text:style-name="T4">
Президент України сьогодні може прибути до Франції – ЗМІ</text:span>
</text:h>
      <text:p text:style-name="P4">
Authors: Ukrinform (Person)</text:p>
      <text:p text:style-name="P4">
Publisher: Укринформ (Organization)</text:p>
      <text:p text:style-name="P4">
Published Time: 2023-05-14T19:40:00+03:00</text:p>
      <text:p text:style-name="P4">
Modified Time: 2023-05-14T19:40:00+03:00</text:p>
      <text:p text:style-name="P4">
Description: Президент України Володимир Зеленський у неділю після завершення візиту до Німеччини, як повідомляють французькі ЗМІ, може прибути до Парижа.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Франція', 'Президент', 'Візит', 'Зеленський']</text:p>
      <text:p text:style-name="P4">
Type: Article</text:p>
      <!--METADATA-->
      <text:p text:style-name="P4">
<draw:frame draw:style-name="fr1" draw:name="Image222" text:anchor-type="as-char" svg:width="6.9236in" svg:height="3.956343in" draw:z-index="0">
<draw:image xlink:href="../Images/yкринформ/2023-05-14T19-40-00-03-00/630_360_1682063024-559.jpeg" xlink:type="simple" xlink:show="embed" xlink:actuate="onLoad" draw:mime-type="image/jpeg"/>
</draw:frame>
 ПрезидентУкраїни Володимир Зеленський у неділю після завершення візиту до Німеччини, якповідомляють французькі ЗМІ, може прибути до Парижа.</text:p>
      <text:p text:style-name="P4">
Про це повідомляє Укрінформ з посиланням на <text:a xlink:type="simple" xlink:href="https://www.france24.com/en/europe/20230514-%F0%9F%94%B4-live-zelensky-in-berlin-to-meet-german-leaders-discuss-arms-deliveries" text:style-name="Internet_20_link" text:visited-style-name="Visited_20_Internet_20_Link">
</text:a>
 .</text:p>
      <text:p text:style-name="P4">
"Очікується, що Президент України Володимир Зеленський прибуде до Парижапізніше в неділю. Про це поінформували BFM TV, Le Figaro та Agence FrancePresse", - йдеться у повідомленні.</text:p>
      <text:p text:style-name="P4">
Відповідно до Le Figaro, в аеропорту Зеленського зустрічатимуть прем'єр-міністр <text:a xlink:type="simple" xlink:href="https://www.ukrinform.ua/tag-francia" text:style-name="Internet_20_link" text:visited-style-name="Visited_20_Internet_20_Link">
 </text:a>
 Елізабет Борн та міністрзакордонних справ Франції Катрін Колонна. За повідомленнями медіа, у Парижіпройде зустріч глави Української держави з президентом Франції ЕммануелемМакроном.</text:p>
      <text:p text:style-name="P4">
У офісі президента Франції офіційно не прокоментували повідомлення ЗМІ провізит Зеленського.</text:p>
      <text:p text:style-name="P4">
Як повідомляв <text:a xlink:type="simple" xlink:href="https://www.ukrinform.ua/rubric-polytics/3708875-zelenskij-pribuv-z-vizitom-do-berlina.html" text:style-name="Internet_20_link" text:visited-style-name="Visited_20_Internet_20_Link">
 </text:a>
 , Президент України Володимир Зеленськийрозпочав у неділю вночі візит у німецьку столицю, куди він прибув з Італії.</text:p>
      <text:p text:style-name="P4">
<text:span text:style-name="T5">
Фото: ОП</text:span>
</text:p>
      <text:p text:style-name="P4">
Source: <text:a xlink:type="simple" xlink:href="https://www.ukrinform.ua/rubric-polytics/3709166-prezident-ukraini-sogodni-moze-pributi-do-francii-zmi.html" text:style-name="Internet_20_link" text:visited-style-name="Visited_20_Internet_20_Link">
https://www.ukrinform.ua/rubric-polytics/3709166-prezident-ukraini-sogodni-moze-pributi-do-francii-zmi.html</text:a>
</text:p>
      <!--NEWS-->
      <text:h text:style-name="P10" text:outline-level="1">
<text:span text:style-name="T4">
Немає жодної раціональної причини, чому наші воїни досі не в НАТО - Зеленський</text:span>
</text:h>
      <text:p text:style-name="P4">
Authors: Ukrinform (Person)</text:p>
      <text:p text:style-name="P4">
Publisher: Укринформ (Organization)</text:p>
      <text:p text:style-name="P4">
Published Time: 2023-05-14T20:00:00+03:00</text:p>
      <text:p text:style-name="P4">
Modified Time: 2023-05-14T20:00:00+03:00</text:p>
      <text:p text:style-name="P4">
Description: Президент Володимир Зеленський переконаний, що наразі немає жодних раціональних причин відмови у членстві України в НАТО, та наполягає на прийнятті алгоритму вступу до Альянсу. — Укрінформ.</text:p>
      <text:p text:style-name="P4">
Images: ["<text:a xlink:type="simple" xlink:href="https://static.ukrinform.com/photos/2023_04/thumb_files/630_360_1680700924-201.jpg" text:style-name="Internet_20_link" text:visited-style-name="Visited_20_Internet_20_Link">
630_360_16807...</text:a>
"]</text:p>
      <text:p text:style-name="P4">
Tags: ['НАТО', 'Військові', 'Зеленський', 'Війна з росією']</text:p>
      <text:p text:style-name="P4">
Type: Article</text:p>
      <!--METADATA-->
      <text:p text:style-name="P4">
<draw:frame draw:style-name="fr1" draw:name="Image223" text:anchor-type="as-char" svg:width="6.9236in" svg:height="3.956343in" draw:z-index="0">
<draw:image xlink:href="../Images/yкринформ/2023-05-14T20-00-00-03-00/630_360_1680700924-201.jpg" xlink:type="simple" xlink:show="embed" xlink:actuate="onLoad" draw:mime-type="image/jpeg"/>
</draw:frame>
 ПрезидентВолодимир Зеленський переконаний, що наразі немає жодних раціональних причинвідмови у членстві України в НАТО, та наполягає на прийнятті алгоритму вступудо Альянсу.</text:p>
      <text:p text:style-name="P4">
Про це він заявив під час виступу на церемонії вручення главі держави таукраїнському народові Міжнародної премії імені Карла Великого в Аахені,повідомляє кореспондент Укрінформу.</text:p>
      <text:p text:style-name="P4">
«Не існує жодної раціональної причини, чому наші воїни, які так героїчно йуспішно б’ються заради нашої спільної свободи, заради наших спільних цінностейдосі не в одній організації з усіма іншими воїнами <text:a xlink:type="simple" xlink:href="https://www.ukrinform.ua/tag-nato" text:style-name="Internet_20_link" text:visited-style-name="Visited_20_Internet_20_Link">
</text:a>
 . Якщо судити по плодах наших дій,Україна вже в Альянсі, але де-юре рішення поки що не ухвалене. Варто ухвалитице рішення, варто визначити алгоритм – це мотивує наших воїнів і це важливо»,- сказав Зеленський.</text:p>
      <text:p text:style-name="P4">
<text:span text:style-name="T5">
Відео:<text:a xlink:type="simple" xlink:href="https://t.me/verkhovnaradaukrainy/50593" text:style-name="Internet_20_link" text:visited-style-name="Visited_20_Internet_20_Link">
 </text:a>
 _ _Відео: ОП</text:span>
</text:p>
      <text:p text:style-name="P4">
Президент наголосив, що, окрім посилення всієї Євроатлантики сміливістюукраїнців, приєднання України до Альянсу дасть ще один історичний результат.</text:p>
      <text:p text:style-name="P4">
«Прапори НАТО поруч із прапорами України на нашому східному кордоні станутьтим замком, потужним замком, який триматиме російський імперіалізм в минуломузавжди. Минулому, яке не повернути, бо без контролю над Україною російськихімперіалізм гине», - підкреслив глава держави.</text:p>
      <text:p text:style-name="P4">
<text:span text:style-name="T4">
Читайте також:</text:span>
 <text:a xlink:type="simple" xlink:href="https://www.ukrinform.ua/rubric-world/3709145-v-estonii-rozpocinautsa-navcanna-nato-za-ucasti-14-tisac-vijskovih.html" text:style-name="Internet_20_link" text:visited-style-name="Visited_20_Internet_20_Link">
 <text:span text:style-name="T4">
НАТО</text:span>
 </text:a>
</text:p>
      <text:p text:style-name="P4">
Водночас він додав, що Європа не може бути «довершеною» без членства України вЄС.</text:p>
      <text:p text:style-name="P4">
Як <text:a xlink:type="simple" xlink:href="https://www.ukrinform.ua/rubric-polytics/3708875-zelenskij-pribuv-z-vizitom-do-berlina.html" text:style-name="Internet_20_link" text:visited-style-name="Visited_20_Internet_20_Link">
 </text:a>
 , Президент Володимир Зеленський 14 травня перебуваєз візитом у Німеччині.</text:p>
      <text:p text:style-name="P4">
<text:span text:style-name="T5">
Фото: ОП</text:span>
</text:p>
      <text:p text:style-name="P4">
Source: <text:a xlink:type="simple" xlink:href="https://www.ukrinform.ua/rubric-polytics/3709172-nemae-zodnoi-racionalnoi-pricini-comu-nasi-voini-dosi-ne-v-nato-zelenskij.html" text:style-name="Internet_20_link" text:visited-style-name="Visited_20_Internet_20_Link">
https://www.ukrinform.ua/rubric-polytics/3709172-nemae-zodnoi-racionalnoi-pricini-comu-nasi-voini-dosi-ne-v-nato-zelenskij.html</text:a>
</text:p>
      <!--NEWS-->
      <text:h text:style-name="P10" text:outline-level="1">
<text:span text:style-name="T4">
«Полісся» вперше в історії вийшло в УПЛ</text:span>
</text:h>
      <text:p text:style-name="P4">
Authors: Ukrinform (Person)</text:p>
      <text:p text:style-name="P4">
Publisher: Укринформ (Organization)</text:p>
      <text:p text:style-name="P4">
Published Time: 2023-05-14T20:03:23+03:00</text:p>
      <text:p text:style-name="P4">
Modified Time: 2023-05-14T20:03:23+03:00</text:p>
      <text:p text:style-name="P4">
Description: Команда підвищилася у класі. — Укрінформ.</text:p>
      <text:p text:style-name="P4">
Images: ["<text:a xlink:type="simple" xlink:href="https://static.ukrinform.com/photos/2023_05/thumb_files/630_360_1684083709-113.jpg" text:style-name="Internet_20_link" text:visited-style-name="Visited_20_Internet_20_Link">
630_360_16840...</text:a>
"]</text:p>
      <text:p text:style-name="P4">
Tags: ['Футбол', "Прем'єр-ліга", 'перша ліга', 'Полісся']</text:p>
      <text:p text:style-name="P4">
Type: Article</text:p>
      <!--METADATA-->
      <text:p text:style-name="P4">
<draw:frame draw:style-name="fr1" draw:name="Image224" text:anchor-type="as-char" svg:width="6.9236in" svg:height="3.956343in" draw:z-index="0">
<draw:image xlink:href="../Images/yкринформ/2023-05-14T20-03-23-03-00/630_360_1684083709-113.jpg" xlink:type="simple" xlink:show="embed" xlink:actuate="onLoad" draw:mime-type="image/jpeg"/>
</draw:frame>
 Командапідвищилася у класі.</text:p>
      <text:p text:style-name="P4">
Команда Першої ліги «Полісся» у матчі чемпіонської групи розгромила «Кремінь»з рахунком 5:0 та гарантувала собі вихід до УПЛ, передає Укрінформ.</text:p>
      <text:p text:style-name="P4">
Тепер перевага над третім місцем становить 9 очок за 2 тури до фінішу. КомандаЮрія Калитвинцева вже не опуститься нижче за другу позицію.</text:p>
      <text:p text:style-name="P4">
Для житомирського клубу це дебютне потрапляння в елітний дивізіон країни. Дозмагань на професійному рівні «Полісся» повернулося у 2017 році після того, яку 2005-му команда була розформована.</text:p>
      <text:p text:style-name="P4">
У боротьбі за 3-4 позиції та перехідні матчі за вихід до УПЛ залишаються ЛНЗ(19 очок), «Металург» Запоріжжя (17), «Карпати» (17) та «Епіцентр» (12).</text:p>
      <text:p text:style-name="P4">
<text:span text:style-name="T4">
Читайте також:</text:span>
 <text:a xlink:type="simple" xlink:href="https://www.ukrinform.ua/rubric-sports/3708949-persa-liga-obolon-zigrae-u-ternopoli-polissa-prijmae-kremin.html" text:style-name="Internet_20_link" text:visited-style-name="Visited_20_Internet_20_Link">
 <text:span text:style-name="T4">
Оболонь</text:span>
 </text:a>
</text:p>
      <text:p text:style-name="P4">
Як повідомляв Укрінформ раніше, місце в УПЛ собі гарантувала «Оболонь».</text:p>
      <text:p text:style-name="P4">
Фото: polissyafc.com</text:p>
      <text:p text:style-name="P4">
Source: <text:a xlink:type="simple" xlink:href="https://www.ukrinform.ua/rubric-sports/3709173-polissa-vperse-v-istorii-vijslo-v-upl.html" text:style-name="Internet_20_link" text:visited-style-name="Visited_20_Internet_20_Link">
https://www.ukrinform.ua/rubric-sports/3709173-polissa-vperse-v-istorii-vijslo-v-upl.html</text:a>
</text:p>
      <!--NEWS-->
      <text:h text:style-name="P10" text:outline-level="1">
<text:span text:style-name="T4">
Завацька перемогла росіянку у кваліфікації турніру ITF у Мадриді</text:span>
</text:h>
      <text:p text:style-name="P4">
Authors: Ukrinform (Person)</text:p>
      <text:p text:style-name="P4">
Publisher: Укринформ (Organization)</text:p>
      <text:p text:style-name="P4">
Published Time: 2023-05-14T20:09:11+03:00</text:p>
      <text:p text:style-name="P4">
Modified Time: 2023-05-14T20:09:11+03:00</text:p>
      <text:p text:style-name="P4">
Description: Українка віддала суперниці лише два гейми. — Укрінформ.</text:p>
      <text:p text:style-name="P4">
Images: ["<text:a xlink:type="simple" xlink:href="https://static.ukrinform.com/photos/2023_05/thumb_files/630_360_1684084089-379.jpg" text:style-name="Internet_20_link" text:visited-style-name="Visited_20_Internet_20_Link">
630_360_16840...</text:a>
"]</text:p>
      <text:p text:style-name="P4">
Tags: ['Теніс']</text:p>
      <text:p text:style-name="P4">
Type: Article</text:p>
      <!--METADATA-->
      <text:p text:style-name="P4">
<draw:frame draw:style-name="fr1" draw:name="Image225" text:anchor-type="as-char" svg:width="6.9236in" svg:height="3.956343in" draw:z-index="0">
<draw:image xlink:href="../Images/yкринформ/2023-05-14T20-09-11-03-00/630_360_1684084089-379.jpg" xlink:type="simple" xlink:show="embed" xlink:actuate="onLoad" draw:mime-type="image/jpeg"/>
</draw:frame>
 Українкавіддала суперниці лише два гейми.</text:p>
      <text:p text:style-name="P4">
Українська теніситка Катаріна Завацька (№287 WTA) виграла перший матчкваліфікації на ґрунтовому 100-тисячнику ITF у Мадриді, передає Укрінформ.</text:p>
      <text:p text:style-name="P4">
У стартовому поєдинку відбору українка, яка отримала третій номер посіву відорганізаторів, розібралася з Анною Семеновою - 6:2, 6:0.</text:p>
      <text:p text:style-name="P4">
У наступному раунді відбору Завацька змагатиметься проти 11-ї сіяної ЕміліЕпплтон із Великої Британії (№420 WTA).</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text:p>
      <text:p text:style-name="P4">
Як повідомляв Укрінформ, Костюк у парі з румункою Єленою-Габріелою Русе зіграєу другому раунді парного розряду турніру у Римі проти третього номеру «посіву»Дезері Кравчик (США) - Демі Схурс (Нідерланди).</text:p>
      <text:p text:style-name="P4">
Фото: btu.org.ua</text:p>
      <text:p text:style-name="P4">
Source: <text:a xlink:type="simple" xlink:href="https://www.ukrinform.ua/rubric-sports/3709174-zavacka-peremogla-rosianku-u-kvalifikacii-turniru-itf-u-madridi.html" text:style-name="Internet_20_link" text:visited-style-name="Visited_20_Internet_20_Link">
https://www.ukrinform.ua/rubric-sports/3709174-zavacka-peremogla-rosianku-u-kvalifikacii-turniru-itf-u-madridi.html</text:a>
</text:p>
      <!--NEWS-->
      <text:h text:style-name="P10" text:outline-level="1">
<text:span text:style-name="T4">
Материнська любов є джерелом усього доброго і чистого – Зеленський</text:span>
</text:h>
      <text:p text:style-name="P4">
Authors: Ukrinform (Person)</text:p>
      <text:p text:style-name="P4">
Publisher: Укринформ (Organization)</text:p>
      <text:p text:style-name="P4">
Published Time: 2023-05-14T20:10:00+03:00</text:p>
      <text:p text:style-name="P4">
Modified Time: 2023-05-14T20:10:00+03:00</text:p>
      <text:p text:style-name="P4">
Description: Материнська любов є джерелом усього доброго і чистого, що існує у світі.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День Матері', 'Свято', 'Зеленський']</text:p>
      <text:p text:style-name="P4">
Type: Article</text:p>
      <!--METADATA-->
      <text:p text:style-name="P4">
<draw:frame draw:style-name="fr1" draw:name="Image226" text:anchor-type="as-char" svg:width="6.9236in" svg:height="3.956343in" draw:z-index="0">
<draw:image xlink:href="../Images/yкринформ/2023-05-14T20-10-00-03-00/630_360_1677220159-612.png" xlink:type="simple" xlink:show="embed" xlink:actuate="onLoad" draw:mime-type="image/png"/>
</draw:frame>
Материнська любов є джерелом усього доброго і чистого, що існує у світі.</text:p>
      <text:p text:style-name="P4">
Як передає Укрінформ, про це Президент Володимир Зеленський написав у <text:a xlink:type="simple" xlink:href="https://t.me/V_Zelenskiy_official/6226" text:style-name="Internet_20_link" text:visited-style-name="Visited_20_Internet_20_Link">
</text:a>
 .</text:p>
      <text:p text:style-name="P4">
«Сьогодні ми вітаємо всіх матерів планети за наше життя і майбутнє. Вони вартіуваги не лише сьогодні, а кожного дня. За те, що наповнювали нас силою, ідавали поштовх нашим найсміливішим мріям та найамбітнішим цілям», - зазначивЗеленський.</text:p>
      <text:p text:style-name="P4">
Президент також наголосив, що «материнська любов - безумовна, і вона єджерелом усього доброго і чистого, що існує у світі. Кожна мати - заслуговуєшани. Сьогодні і завжди».</text:p>
      <text:p text:style-name="P4">
Як повідомляв Укрінформ, в Україні цього року у неділю, 14 травня,відзначається <text:a xlink:type="simple" xlink:href="https://www.ukrinform.ua/rubric-society/3708939-v-ukraini-vidznacaetsa-den-materi.html" text:style-name="Internet_20_link" text:visited-style-name="Visited_20_Internet_20_Link">
 </text:a>
 .</text:p>
      <text:p text:style-name="P4">
<text:span text:style-name="T4">
Читайте також:</text:span>
 <text:a xlink:type="simple" xlink:href="https://www.ukrinform.ua/rubric-society/3709094-zaluznij-podakuvav-materam-zahisnikiv-ukraini.html" text:style-name="Internet_20_link" text:visited-style-name="Visited_20_Internet_20_Link">
 <text:span text:style-name="T4">
Залужний</text:span>
 <text:span text:style-name="T4">
подякував</text:span>
 <text:span text:style-name="T4">
матерям</text:span>
 <text:span text:style-name="T4">
захисників</text:span>
<text:span text:style-name="T4">
України</text:span>
 </text:a>
</text:p>
      <text:p text:style-name="P4">
Це свято встановлене згідно з Указом Президента від 10 травня 1999 року івідзначається кожної другої неділі травня.</text:p>
      <text:p text:style-name="P4">
<text:span text:style-name="T5">
Фото: ОП</text:span>
</text:p>
      <text:p text:style-name="P4">
Source: <text:a xlink:type="simple" xlink:href="https://www.ukrinform.ua/rubric-society/3709175-materinska-lubov-e-dzerelom-usogo-dobrogo-i-cistogo-zelenskij.html" text:style-name="Internet_20_link" text:visited-style-name="Visited_20_Internet_20_Link">
https://www.ukrinform.ua/rubric-society/3709175-materinska-lubov-e-dzerelom-usogo-dobrogo-i-cistogo-zelenskij.html</text:a>
</text:p>
      <!--NEWS-->
      <text:h text:style-name="P10" text:outline-level="1">
<text:span text:style-name="T4">
Президент розповів про підготовку України до контрнаступу</text:span>
</text:h>
      <text:p text:style-name="P4">
Authors: Ukrinform (Person)</text:p>
      <text:p text:style-name="P4">
Publisher: Укринформ (Organization)</text:p>
      <text:p text:style-name="P4">
Published Time: 2023-05-14T20:16:00+03:00</text:p>
      <text:p text:style-name="P4">
Modified Time: 2023-05-14T20:16:00+03:00</text:p>
      <text:p text:style-name="P4">
Description: Президент Володимир Зеленський сказав, що Україна буде готова розпочати контрнаступ після завершення поставок озброєння та сприятливих погодних умов. — Укрінформ.</text:p>
      <text:p text:style-name="P4">
Images: ["<text:a xlink:type="simple" xlink:href="https://static.ukrinform.com/photos/2023_02/thumb_files/630_360_1675430025-335.jpeg" text:style-name="Internet_20_link" text:visited-style-name="Visited_20_Internet_20_Link">
630_360_16754...</text:a>
"]</text:p>
      <text:p text:style-name="P4">
Tags: ['ЗСУ', 'Зеленський', 'Війна з росією', 'Контрнаступ']</text:p>
      <text:p text:style-name="P4">
Type: Article</text:p>
      <!--METADATA-->
      <text:p text:style-name="P4">
<draw:frame draw:style-name="fr1" draw:name="Image227" text:anchor-type="as-char" svg:width="6.9236in" svg:height="3.956343in" draw:z-index="0">
<draw:image xlink:href="../Images/yкринформ/2023-05-14T20-16-00-03-00/630_360_1675430025-335.jpeg" xlink:type="simple" xlink:show="embed" xlink:actuate="onLoad" draw:mime-type="image/jpeg"/>
</draw:frame>
 ПрезидентВолодимир Зеленський сказав, що Україна буде готова розпочати контрнаступпісля завершення поставок озброєння та сприятливих погодних умов.</text:p>
      <text:p text:style-name="P4">
Про це він сказав в інтерв'ю <text:a xlink:type="simple" xlink:href="https://www.washingtonpost.com/world/2023/05/13/zelensky-washington-post-interview-transcript/" text:style-name="Internet_20_link" text:visited-style-name="Visited_20_Internet_20_Link">
</text:a>
 .</text:p>
      <text:p text:style-name="P4">
«Перш за все, ми не плануємо контрнаступ місяцями. Для нас це пріоритетнепитання, тому ми повинні були заздалегідь підготуватися з нашими планами... Єпитання по ряду напрямків. Перше питання – це, звичайно, боєприпаси. Я кажупро це як про пріоритет не тому, що хочу поскаржитися, а тому, що це ресурс,без якого контрнаступ неможливий. Але я хочу чітко сказати, що без цьогоресурсу неможлива оборона держави», - сказав він.</text:p>
      <text:p text:style-name="P4">
Зеленський наголосив, що це не просто питання контрнаступу. Питання в тому,щоб провести контрнаступ і не втратити ті території, які ми маємо.</text:p>
      <text:p text:style-name="P4">
«Попри те, що ми сильніші – я думаю, що ми більш вмотивовані, ніж <text:a xlink:type="simple" xlink:href="https://www.ukrinform.ua/tag-rosia" text:style-name="Internet_20_link" text:visited-style-name="Visited_20_Internet_20_Link">
</text:a>
 . Але, тим не менше, ми повинні всепідготувати, бути забезпечені зброєю і мотивованими людьми, щоб не втратитисвоїх людей. Тому найголовніше, що нам потрібно, – це ресурси для тих планів,які вже складені. Чесно кажучи, на це впливає і погода. Це абсолютний факт,тому що, скажімо так, земля має бути придатною для нашої зброї. У нас не такийширокий спектр бронетехніки», - розповів Зеленський.</text:p>
      <text:p text:style-name="P4">
За його словами, для військово-політичного командування України одним зпріоритетних завдань є мінімізація людських втрат. «Наша головна тактика зсамого початку війни і навіть до війни — тоді це була не тактика, а моєставлення до людей — ми повинні контролювати всю свою територію, але миповинні врятувати стільки людей, скільки можливо. Під час війни наша тактикане змінилася… Ми розуміємо, що попри контрнаступ — і ми це зробимо — миповинні максимально мінімізувати втрати. І тому, коли ми говоримо, що нампотрібно, то нам потрібно все, що дає нам змогу захистити людей —артилерійські системи і далекобійна артилерія», – сказав Президент.</text:p>
      <text:p text:style-name="P4">
Він додав, що Україна буде готова до контрнаступу після того, як завершитьсяпоставка озброєння. «Як тільки завершиться поставка озброєння, про яку мидомовилися з нашими партнерами, ми будемо готові до контрнаступу, звичайно, зурахуванням зміни погоди. А мета незмінна — деокупація нашої території», –наголосив Зеленський.</text:p>
      <text:p text:style-name="P4">
Щодо сумнівів стосовно передачі іншими країнами далекобійних ракет черезпобоювання, що ЗСУ почне бити по території росії, Зеленський запевнив, щоУкраїну територія агресора не цікавить. «Я завжди казав нашим партнерам:"Слухайте, наше завдання — деокупувати нашу територію... У нас є першочерговаціль, на яку ми витрачаємо той пакет боєприпасів, який є. І ми їх витрачаємона деокупацію суто українських територій". Але нам потрібно було б зробити цеза допомогою ракет і систем великої дальності. Тому я зараз не зовсім розумію,я вам відверто скажу, чому ми не можемо отримати далекобійну артилерію. Томущо мета далекобійної артилерії – точно не використовувати її на територіїросії. І я вірю, що ми впораємося з цим дефіцитом», – сказав він.</text:p>
      <text:p text:style-name="P4">
<text:span text:style-name="T4">
Читайте також:</text:span>
 <text:a xlink:type="simple" xlink:href="https://www.ukrinform.ua/rubric-polytics/3709172-nemae-zodnoi-racionalnoi-pricini-comu-nasi-voini-dosi-ne-v-nato-zelenskij.html" text:style-name="Internet_20_link" text:visited-style-name="Visited_20_Internet_20_Link">
 <text:span text:style-name="T4">
НАТО</text:span>
 </text:a>
</text:p>
      <text:p text:style-name="P4">
Також він наголосив на необхідності сучасної авіації для повного звільненнятериторій України. «Зараз ми губимося в небі. Ми завжди говоримо, що силанашого народу переважує силу рф. Я вважаю, що за мотивацією ми також сильнішіза росію. На полі бою, на землі ми показали, на що здатні. Але ми абсолютнорозумні люди. Якщо вони мають абсолютну перевагу в небі, то так тому і бути.Щоб вирішити таку проблему, треба її визнати. І щоб це зробили наші партнеритакож. Ми хотіли б отримати їхню підтримку, щоб надати нам винищувачізахідного зразка, звичайно F-16. Є й інші винищувачі, Eurofighter`и тощо. Єрізні назви. Ми працюємо з усіма, щоб отримати щось у цій сфері», – зазначивЗеленський.</text:p>
      <text:p text:style-name="P4">
Як повідомляв <text:a xlink:type="simple" xlink:href="https://www.ukrinform.ua/rubric-ato/3709048-zelenskij-virit-v-uspih-kontrnastupu-mi-majze-gotovi-do-cogo.html" text:style-name="Internet_20_link" text:visited-style-name="Visited_20_Internet_20_Link">
 </text:a>
 , на пресконференції зФедеральним канцлером Німеччини Олафом Шольцом Президент Володимир Зеленськийзаявив, що вірить в успіх майбутнього контрнаступу українських сил.</text:p>
      <text:p text:style-name="P4">
<text:span text:style-name="T5">
Фото: ОП</text:span>
</text:p>
      <text:p text:style-name="P4">
Source: <text:a xlink:type="simple" xlink:href="https://www.ukrinform.ua/rubric-ato/3709177-prezident-rozpoviv-pro-pidgotovku-ukraini-do-kontrnastupu.html" text:style-name="Internet_20_link" text:visited-style-name="Visited_20_Internet_20_Link">
https://www.ukrinform.ua/rubric-ato/3709177-prezident-rozpoviv-pro-pidgotovku-ukraini-do-kontrnastupu.html</text:a>
</text:p>
      <!--NEWS-->
      <text:h text:style-name="P10" text:outline-level="1">
<text:span text:style-name="T4">
У Туреччині почали оприлюднювати результати президентських перегонів</text:span>
</text:h>
      <text:p text:style-name="P4">
Authors: Ukrinform (Person)</text:p>
      <text:p text:style-name="P4">
Publisher: Укринформ (Organization)</text:p>
      <text:p text:style-name="P4">
Published Time: 2023-05-14T20:22:00+03:00</text:p>
      <text:p text:style-name="P4">
Modified Time: 2023-05-14T20:22:00+03:00</text:p>
      <text:p text:style-name="P4">
Description: Станом на 19.30 за місцевим часом відкрито 30,15% виборчих скринь, за президента Туреччини Реджепа Таїпа Ердогана проголосували 53,62% виборців, лідер опозиції Кемаль Кілічдароглу поки що набирає 40,42%, за кандидата від правого Альянсу предків Сінана Огана проголосували 5,4%. — Укрінформ.</text:p>
      <text:p text:style-name="P4">
Images: ["<text:a xlink:type="simple" xlink:href="https://static.ukrinform.com/photos/2023_05/thumb_files/630_360_1684055025-294.jpg" text:style-name="Internet_20_link" text:visited-style-name="Visited_20_Internet_20_Link">
630_360_16840...</text:a>
"]</text:p>
      <text:p text:style-name="P4">
Tags: ['Ердоган', 'Туреччина', 'Вибори Президента']</text:p>
      <text:p text:style-name="P4">
Type: Article</text:p>
      <!--METADATA-->
      <text:p text:style-name="P4">
<draw:frame draw:style-name="fr1" draw:name="Image228" text:anchor-type="as-char" svg:width="6.9236in" svg:height="3.956343in" draw:z-index="0">
<draw:image xlink:href="../Images/yкринформ/2023-05-14T20-22-00-03-00/630_360_1684055025-294.jpg" xlink:type="simple" xlink:show="embed" xlink:actuate="onLoad" draw:mime-type="image/jpeg"/>
</draw:frame>
 Станом на19.30 за місцевим часом відкрито 30,15% виборчих скринь, за президентаТуреччини Реджепа Таїпа Ердогана проголосували 53,62% виборців, лідер опозиціїКемаль Кілічдароглу поки що набирає 40,42%, за кандидата від правого Альянсупредків Сінана Огана проголосували 5,4%.</text:p>
      <text:p text:style-name="P4">
Про це повідомляє Укрінформ з посиланням на дані Вищої виборчої ради, якіотримує <text:a xlink:type="simple" xlink:href="https://secim.aa.com.tr/" text:style-name="Internet_20_link" text:visited-style-name="Visited_20_Internet_20_Link">
 </text:a>
 в онлайн-режимі.</text:p>
      <text:p text:style-name="P4">
Вказується, що президент <text:a xlink:type="simple" xlink:href="https://www.ukrinform.ua/tag-erdogan" text:style-name="Internet_20_link" text:visited-style-name="Visited_20_Internet_20_Link">
 </text:a>
 перемагає в54 провінціях (здебільшого це центральна, північна частина країни, частковопівденні та західні провінції), Киличдароглу у 27 провінціях (на сході, заходіта частково на півдні).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8140-trimajte-ruki-podali-vid-tureccini-golovnij-supernik-erdogana-zvernuvsa-do-rosian.html" text:style-name="Internet_20_link" text:visited-style-name="Visited_20_Internet_20_Link">
 <text:span text:style-name="T4">
Ердоган</text:span>
 </text:a>
</text:p>
      <text:p text:style-name="P4">
Як повідомляв <text:a xlink:type="simple" xlink:href="https://www.ukrinform.ua/rubric-world/3708924-u-tureccini-prohodat-prezidentski-j-parlamentski-vibori.html" text:style-name="Internet_20_link" text:visited-style-name="Visited_20_Internet_20_Link">
 </text:a>
 , у Туреччині проходитьголосування на президентських та парламентських виборах, виборчі дільницівідкрилися о 8-й ранку, голосування тривало до 17-ї. Оприлюднення результатівв режимі онлайн у міру відкриття виборчих скринь почали о 18.30.</text:p>
      <text:p text:style-name="P4">
<text:span text:style-name="T5">
Фото: АА</text:span>
</text:p>
      <text:p text:style-name="P4">
Source: <text:a xlink:type="simple" xlink:href="https://www.ukrinform.ua/rubric-world/3709178-u-tureccini-pocali-opriludnuvati-rezultati-prezidentskih-peregoniv.html" text:style-name="Internet_20_link" text:visited-style-name="Visited_20_Internet_20_Link">
https://www.ukrinform.ua/rubric-world/3709178-u-tureccini-pocali-opriludnuvati-rezultati-prezidentskih-peregoniv.html</text:a>
</text:p>
      <!--NEWS-->
      <text:h text:style-name="P10" text:outline-level="1">
<text:span text:style-name="T4">
росія геополітично вже програла війну - Макрон</text:span>
</text:h>
      <text:p text:style-name="P4">
Authors: Ukrinform (Person)</text:p>
      <text:p text:style-name="P4">
Publisher: Укринформ (Organization)</text:p>
      <text:p text:style-name="P4">
Published Time: 2023-05-14T20:31:00+03:00</text:p>
      <text:p text:style-name="P4">
Modified Time: 2023-05-14T20:31:00+03:00</text:p>
      <text:p text:style-name="P4">
Description: Президент Франції Еммануель Макрон вважає, що росія вже «геополітично програла» війну в Україні та перетворюється на державу-васала Китаю. — Укрінформ.</text:p>
      <text:p text:style-name="P4">
Images: ["<text:a xlink:type="simple" xlink:href="https://static.ukrinform.com/photos/2022_04/thumb_files/630_360_1650825731-530.jpg" text:style-name="Internet_20_link" text:visited-style-name="Visited_20_Internet_20_Link">
630_360_16508...</text:a>
"]</text:p>
      <text:p text:style-name="P4">
Tags: ['Китай', 'Макрон', 'Україна', 'Війна з росією']</text:p>
      <text:p text:style-name="P4">
Type: Article</text:p>
      <!--METADATA-->
      <text:p text:style-name="P4">
<draw:frame draw:style-name="fr1" draw:name="Image229" text:anchor-type="as-char" svg:width="6.9236in" svg:height="3.956343in" draw:z-index="0">
<draw:image xlink:href="../Images/yкринформ/2023-05-14T20-31-00-03-00/630_360_1650825731-530.jpg" xlink:type="simple" xlink:show="embed" xlink:actuate="onLoad" draw:mime-type="image/jpeg"/>
</draw:frame>
 ПрезидентФранції Еммануель Макрон вважає, що росія вже «геополітично програла» війну вУкраїні та перетворюється на державу-васала Китаю.</text:p>
      <text:p text:style-name="P4">
Про це повідомляє <text:a xlink:type="simple" xlink:href="https://www.theguardian.com/world/live/2023/may/14/russia-ukraine-war-live-zelenskiy-arrives-in-berlin-after-germany-announces-further-27bn-of-military-aid#top-of-blog" text:style-name="Internet_20_link" text:visited-style-name="Visited_20_Internet_20_Link">
</text:a>
 , передає Укрінформ.</text:p>
      <text:p text:style-name="P4">
«Де-факто вона увійшла у форму підпорядкування Китаю та втратила доступ доБалтії, що було критично важливим, оскільки це спонукало Швецію та Фінляндіюдо рішення приєднатися до НАТО… Це було неможливо уявити ще два роки тому.Тому це вже геополітична поразка», — сказав Макрон в інтерв`ю газеті Opinion.</text:p>
      <text:p text:style-name="P4">
Він наголосив, що для того, щоб <text:a xlink:type="simple" xlink:href="https://www.ukrinform.ua/tag-rosia" text:style-name="Internet_20_link" text:visited-style-name="Visited_20_Internet_20_Link">
 </text:a>
програла війну, Україні потрібно допомогти у майбутньому контрнаступі.</text:p>
      <text:p text:style-name="P4">
«Давайте прояснимо, росія не повинна виграти цю війну військовим шляхом. Томувід нас залежить, як допомогти українцям у їхньому контрнаступі, якпідготувати питання гарантій безпеки на переговорах, які неминучевідбудуться», – сказав він.</text:p>
      <text:p text:style-name="P4">
Також Макрон зазначив, що європейська архітектура безпеки повинна будеповністю захищати Україну.</text:p>
      <text:p text:style-name="P4">
<text:span text:style-name="T4">
Читайте також:</text:span>
 <text:a xlink:type="simple" xlink:href="https://www.ukrinform.ua/rubric-world/3707343-kitaj-mae-dati-rosii-zrozumiti-so-vona-zajsla-u-gluhij-kut-glava-mzs-francii.html" text:style-name="Internet_20_link" text:visited-style-name="Visited_20_Internet_20_Link">
 </text:a>
</text:p>
      <text:p text:style-name="P4">
«Я завжди казав, що зрештою європейська архітектура безпеки повинна будеповністю захищати Україну. Але вона також повинна передбачати неконфронтацію зросією та відновлення стійкого балансу сил», – додав він, сказавши: «Але щебагато кроків потрібно зробити, перш ніж ми дійдемо до цього».</text:p>
      <text:p text:style-name="P4">
Як повідомляв <text:a xlink:type="simple" xlink:href="https://www.ukrinform.ua/rubric-polytics/3709166-prezident-ukraini-sogodni-moze-pributi-do-francii-zmi.html" text:style-name="Internet_20_link" text:visited-style-name="Visited_20_Internet_20_Link">
 </text:a>
 , раніше французькі ЗМІписали, що Президент України Володимир Зеленський у неділю після завершеннявізиту до Німеччини може прибути до Парижа.</text:p>
      <text:p text:style-name="P4">
Source: <text:a xlink:type="simple" xlink:href="https://www.ukrinform.ua/rubric-polytics/3709179-rosia-geopoliticno-vze-prograla-vijnu-makron.html" text:style-name="Internet_20_link" text:visited-style-name="Visited_20_Internet_20_Link">
https://www.ukrinform.ua/rubric-polytics/3709179-rosia-geopoliticno-vze-prograla-vijnu-makron.html</text:a>
</text:p>
      <!--NEWS-->
      <text:h text:style-name="P10" text:outline-level="1">
<text:span text:style-name="T4">
Зеленський закликав Європу бути рішучою у допомозі Україні зброєю</text:span>
</text:h>
      <text:p text:style-name="P4">
Authors: Ukrinform (Person)</text:p>
      <text:p text:style-name="P4">
Publisher: Укринформ (Organization)</text:p>
      <text:p text:style-name="P4">
Published Time: 2023-05-14T20:39:00+03:00</text:p>
      <text:p text:style-name="P4">
Modified Time: 2023-05-14T20:39:00+03:00</text:p>
      <text:p text:style-name="P4">
Description: Президент Володимир Зеленський вважає, що нині вирішується, яким буде завершення розв’язаної росією війни, та закликав європейців бути твердими і рішучими в наданні зброї Україні. — Укрінформ.</text:p>
      <text:p text:style-name="P4">
Images: ["<text:a xlink:type="simple" xlink:href="https://static.ukrinform.com/photos/2023_02/thumb_files/630_360_1676391357-711.jpeg" text:style-name="Internet_20_link" text:visited-style-name="Visited_20_Internet_20_Link">
630_360_16763...</text:a>
"]</text:p>
      <text:p text:style-name="P4">
Tags: ['Європа', 'Україна', 'Зброя', 'Зеленський']</text:p>
      <text:p text:style-name="P4">
Type: Article</text:p>
      <!--METADATA-->
      <text:p text:style-name="P4">
<draw:frame draw:style-name="fr1" draw:name="Image230" text:anchor-type="as-char" svg:width="6.9236in" svg:height="3.956343in" draw:z-index="0">
<draw:image xlink:href="../Images/yкринформ/2023-05-14T20-39-00-03-00/630_360_1676391357-711.jpeg" xlink:type="simple" xlink:show="embed" xlink:actuate="onLoad" draw:mime-type="image/jpeg"/>
</draw:frame>
 ПрезидентВолодимир Зеленський вважає, що нині вирішується, яким буде завершеннярозв’язаної росією війни, та закликав європейців бути твердими і рішучими внаданні зброї Україні.</text:p>
      <text:p text:style-name="P4">
Про це він заявив під час виступу на церемонії вручення йому та всьомуукраїнському народові Міжнародної премії імені Карла Великого в Аахені,повідомляє кореспондент Укрінформу.</text:p>
      <text:p text:style-name="P4">
«Я мрію, щоб Європа стала переможцем. Я знаю, що українці можуть перемогти. Язакликаю усіх вас стати переможцями разом з нами, разом з українцями. Наставцей час і саме зараз вирішується, яким буде завершення цієї війни та чи дійсноце остання агресія в <text:a xlink:type="simple" xlink:href="https://www.ukrinform.ua/tag-evropa" text:style-name="Internet_20_link" text:visited-style-name="Visited_20_Internet_20_Link">
 </text:a>
 . Усе залежитьвід нашої з вами єдності, від нашої з вами швидкості, від нашої з ваминалаштованості на перемоги. Тож моє головне звернення до вас сьогодні? Будьтедостойними характеру Карла Великого, перемагайте!», - сказав Зеленський.</text:p>
      <text:p text:style-name="P4">
<text:span text:style-name="T5">
Відео:<text:a xlink:type="simple" xlink:href="https://t.me/verkhovnaradaukrainy/50593" text:style-name="Internet_20_link" text:visited-style-name="Visited_20_Internet_20_Link">
 </text:a>
 _ _Відео: ОП</text:span>
</text:p>
      <text:p text:style-name="P4">
Він наголосив, що українці здатні перемогти і вже наближають цю перемогу, авсюди, куди на звільнену землю повертається синьо-жовтий стяг, повертається іЄвропа.</text:p>
      <text:p text:style-name="P4">
<text:span text:style-name="T4">
Читайте також:</text:span>
 <text:a xlink:type="simple" xlink:href="https://www.ukrinform.ua/rubric-polytics/3709172-nemae-zodnoi-racionalnoi-pricini-comu-nasi-voini-dosi-ne-v-nato-zelenskij.html" text:style-name="Internet_20_link" text:visited-style-name="Visited_20_Internet_20_Link">
 <text:span text:style-name="T4">
НАТО</text:span>
 </text:a>
</text:p>
      <text:p text:style-name="P4">
Водночас Президент підкреслив, що Україна потребує зброї.</text:p>
      <text:p text:style-name="P4">
«Це факт, що свобода для наших людей, яких росія намагалась поневолити,забезпечується відвагою наших воїнів та зброєю, зокрема вашою – усіх, хтодопомагає нам оборонятися. І зараз лише зброя зупинить цю смерть. Ось чомутреба бути твердими та рішучими в допомозі зброєю українським воїнам», -зазначив Зеленський.</text:p>
      <text:p text:style-name="P4">
Як <text:a xlink:type="simple" xlink:href="https://www.ukrinform.ua/rubric-polytics/3708875-zelenskij-pribuv-z-vizitom-do-berlina.html" text:style-name="Internet_20_link" text:visited-style-name="Visited_20_Internet_20_Link">
 </text:a>
 , Президент Володимир Зеленський 14 травня перебуваєз візитом у Німеччині.</text:p>
      <text:p text:style-name="P4">
<text:span text:style-name="T5">
Фото: ОП</text:span>
</text:p>
      <text:p text:style-name="P4">
Source: <text:a xlink:type="simple" xlink:href="https://www.ukrinform.ua/rubric-ato/3709181-zelenskij-zaklikav-evropu-buti-risucimi-u-dopomozi-ukraini-zbroeu.html" text:style-name="Internet_20_link" text:visited-style-name="Visited_20_Internet_20_Link">
https://www.ukrinform.ua/rubric-ato/3709181-zelenskij-zaklikav-evropu-buti-risucimi-u-dopomozi-ukraini-zbroeu.html</text:a>
</text:p>
      <!--NEWS-->
      <text:h text:style-name="P10" text:outline-level="1">
<text:span text:style-name="T4">
У держдумі рф підтвердили проблеми зі здоров'ям лукашенка</text:span>
</text:h>
      <text:p text:style-name="P4">
Authors: Ukrinform (Person)</text:p>
      <text:p text:style-name="P4">
Publisher: Укринформ (Organization)</text:p>
      <text:p text:style-name="P4">
Published Time: 2023-05-14T20:50:00+03:00</text:p>
      <text:p text:style-name="P4">
Modified Time: 2023-05-14T20:50:00+03:00</text:p>
      <text:p text:style-name="P4">
Description: Перший заступник голови комітету державної думи росії у справах СНД костянтин затулін заявив, що президент білорусі олександр лукашенко хворіє. — Укрінформ.</text:p>
      <text:p text:style-name="P4">
Images: ["<text:a xlink:type="simple" xlink:href="https://static.ukrinform.com/photos/2023_05/thumb_files/630_360_1684086380-208.jpg" text:style-name="Internet_20_link" text:visited-style-name="Visited_20_Internet_20_Link">
630_360_16840...</text:a>
"]</text:p>
      <text:p text:style-name="P4">
Tags: ['білорусь', 'лукашенко', 'Держдума РФ', 'Хвороба']</text:p>
      <text:p text:style-name="P4">
Type: Article</text:p>
      <!--METADATA-->
      <text:p text:style-name="P4">
<draw:frame draw:style-name="fr1" draw:name="Image231" text:anchor-type="as-char" svg:width="6.9236in" svg:height="3.946452in" draw:z-index="0">
<draw:image xlink:href="../Images/yкринформ/2023-05-14T20-50-00-03-00/630_360_1684086380-208.jpg" xlink:type="simple" xlink:show="embed" xlink:actuate="onLoad" draw:mime-type="image/jpeg"/>
</draw:frame>
 Першийзаступник голови комітету державної думи росії у справах СНД костянтин затулінзаявив, що президент білорусі олександр лукашенко хворіє.</text:p>
      <text:p text:style-name="P4">
Про це Затулін повідомив <text:a xlink:type="simple" xlink:href="https://t.me/pdmnews/59236" text:style-name="Internet_20_link" text:visited-style-name="Visited_20_Internet_20_Link">
 </text:a>
 , передає Укрінформ.</text:p>
      <text:p text:style-name="P4">
Затулін сказав, що йому відомо, на що хворіє <text:a xlink:type="simple" xlink:href="https://www.ukrinform.ua/tag-lukasenko" text:style-name="Internet_20_link" text:visited-style-name="Visited_20_Internet_20_Link">
 </text:a>
 , але діагноз не назвав.</text:p>
      <text:p text:style-name="P4">
«Там нічого такого надприродного немає, це не ковід. Просто людина захворіла.Незважаючи на те, що людина захворіла, він вважав за свій обов'язок приїхатидо москви, а потім увечері того ж дня проводив заходи в мінську. Напевно,потребує певного відпочинку — от і все», — сказав депутат.</text:p>
      <text:p text:style-name="P4">
Востаннє на публіці лукашенко з'являвся 9 травня - вранці був на параді накрасній площі в москві і поспішно повернувся у мінськ. Білоруські медіазвернули увагу на нездоровий вигляд лукашенка та його нездатність дійти пішкидо Олександрівського саду: на покладання квітів його повезли автомобілем.</text:p>
      <text:p text:style-name="P4">
Невдовзі після параду в 9 травня у москві, <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text:span text:style-name="T4">
Читайте також:</text:span>
 <text:a xlink:type="simple" xlink:href="https://www.ukrinform.ua/rubric-world/3703882-putina-lukasenka-ta-insih-diktatoriv-ne-zaprosili-na-koronaciu-carlza-iii-zmi.html" text:style-name="Internet_20_link" text:visited-style-name="Visited_20_Internet_20_Link">
 <text:span text:style-name="T4">
лукашенка</text:span>
 </text:a>
</text:p>
      <text:p text:style-name="P4">
Під час параду на його руці можна було побачити бинт. Деякі експерти вважають,що це схоже на пов'язку після застосування катетера.</text:p>
      <text:p text:style-name="P4">
14 травня на тлі чуток про хворобу <text:a xlink:type="simple" xlink:href="https://www.ukrinform.ua/rubric-world/3709057-lukasenko-ne-zavivsa-na-urocistostah-do-dna-prapora-bilorusi.html" text:style-name="Internet_20_link" text:visited-style-name="Visited_20_Internet_20_Link">
 </text:a>
 , герба та гімну.</text:p>
      <text:p text:style-name="P4">
Таким чином, лукашенко не з'являється у публічному просторі вже п'ятий день.Про його стан чи місцеперебування нічого не відомо.</text:p>
      <text:p text:style-name="P4">
Source: <text:a xlink:type="simple" xlink:href="https://www.ukrinform.ua/rubric-world/3709184-u-derzdumi-rf-pidtverdili-problemi-zi-zdorovam-lukasenka.html" text:style-name="Internet_20_link" text:visited-style-name="Visited_20_Internet_20_Link">
https://www.ukrinform.ua/rubric-world/3709184-u-derzdumi-rf-pidtverdili-problemi-zi-zdorovam-lukasenka.html</text:a>
</text:p>
      <!--NEWS-->
      <text:h text:style-name="P10" text:outline-level="1">
<text:span text:style-name="T4">
На Херсонщині ППО знищила три російські безпілотники</text:span>
</text:h>
      <text:p text:style-name="P4">
Authors: Ukrinform (Person)</text:p>
      <text:p text:style-name="P4">
Publisher: Укринформ (Organization)</text:p>
      <text:p text:style-name="P4">
Published Time: 2023-05-14T20:53:00+03:00</text:p>
      <text:p text:style-name="P4">
Modified Time: 2023-05-14T20:53:00+03:00</text:p>
      <text:p text:style-name="P4">
Description: У Херсонській області у неділю, 14 травня, сили протиповітряної оборони знищили три російські безпілотні літальні апарати. — Укрінформ.</text:p>
      <text:p text:style-name="P4">
Images: ["<text:a xlink:type="simple" xlink:href="https://static.ukrinform.com/photos/2019_06/thumb_files/630_360_1560689258-427.jpg" text:style-name="Internet_20_link" text:visited-style-name="Visited_20_Internet_20_Link">
630_360_15606...</text:a>
"]</text:p>
      <text:p text:style-name="P4">
Tags: ['Безпілотник', 'Херсонщина', 'Війна з росією', 'ППО']</text:p>
      <text:p text:style-name="P4">
Type: Article</text:p>
      <!--METADATA-->
      <text:p text:style-name="P4">
<draw:frame draw:style-name="fr1" draw:name="Image232" text:anchor-type="as-char" svg:width="6.9236in" svg:height="3.956343in" draw:z-index="0">
<draw:image xlink:href="../Images/yкринформ/2023-05-14T20-53-00-03-00/630_360_1560689258-427.jpg" xlink:type="simple" xlink:show="embed" xlink:actuate="onLoad" draw:mime-type="image/jpeg"/>
</draw:frame>
 УХерсонській області у неділю, 14 травня, сили протиповітряної оборони знищилитри російські безпілотні літальні апарати.</text:p>
      <text:p text:style-name="P4">
Як передає Укрінформ, про це повітряне командування "Південь" повідомляє у <text:a xlink:type="simple" xlink:href="https://www.facebook.com/PvKPivden/posts/pfbid0bUTfiXy3Q9apyLxuwab9Thbbj1pJ2r2vyaMjF7vrDUCbuUFvWdZYpd4v5d6JZCbvl" text:style-name="Internet_20_link" text:visited-style-name="Visited_20_Internet_20_Link">
</text:a>
.</text:p>
      <text:p text:style-name="P4">
"14 травня 2023 року на Херсонщині силами та засобами протиповітряної оборониповітряного командування "Південь" знищено 3 російські <text:a xlink:type="simple" xlink:href="https://www.ukrinform.ua/tag-bezpilotnik" text:style-name="Internet_20_link" text:visited-style-name="Visited_20_Internet_20_Link">
</text:a>
 : 2 розвідувальні БпЛА "Орлан-10"та один безпілотник типу "ZALA", - ідеться в повідомленні.</text:p>
      <text:p text:style-name="P4">
<text:span text:style-name="T4">
Читайте також:</text:span>
 <text:a xlink:type="simple" xlink:href="https://www.ukrinform.ua/rubric-ato/3708910-vnoci-sili-oboroni-znisili-25-rosijskih-bezpilotnikiv-ignat.html" text:style-name="Internet_20_link" text:visited-style-name="Visited_20_Internet_20_Link">
 <text:span text:style-name="T4">
безпілотник</text:span>
 </text:a>
</text:p>
      <text:p text:style-name="P4">
Як повідомляв <text:a xlink:type="simple" xlink:href="https://www.ukrinform.ua/rubric-ato/3708931-droni-kalibri-z-cornogo-mora-raketi-z-litakiv-povitrani-sili-rozpovili-pro-nicnu-ataku-rf.html" text:style-name="Internet_20_link" text:visited-style-name="Visited_20_Internet_20_Link">
 </text:a>
 , у ніч на 14 травня російські загарбники атакували Україну з різнихнапрямків ударними дронами Shahed-136/131, ракетами "Калібр" із кораблів уЧорному морі, крилатими ракетами Х-101/Х-555/Х-55 із літаків стратегічноїавіації Ту-95мс.</text:p>
      <text:p text:style-name="P4">
Source: <text:a xlink:type="simple" xlink:href="https://www.ukrinform.ua/rubric-ato/3709187-na-hersonsini-ppo-znisila-tri-rosijski-bezpilotniki.html" text:style-name="Internet_20_link" text:visited-style-name="Visited_20_Internet_20_Link">
https://www.ukrinform.ua/rubric-ato/3709187-na-hersonsini-ppo-znisila-tri-rosijski-bezpilotniki.html</text:a>
</text:p>
      <!--NEWS-->
      <text:h text:style-name="P10" text:outline-level="1">
<text:span text:style-name="T4">
Після відкриття половини виборчих скринь у президентських перегонах лідирує Ердоган</text:span>
</text:h>
      <text:p text:style-name="P4">
Authors: Ukrinform (Person)</text:p>
      <text:p text:style-name="P4">
Publisher: Укринформ (Organization)</text:p>
      <text:p text:style-name="P4">
Published Time: 2023-05-14T20:57:00+03:00</text:p>
      <text:p text:style-name="P4">
Modified Time: 2023-05-14T20:57:00+03:00</text:p>
      <text:p text:style-name="P4">
Description: Станом на 20.30 за місцевим часом (однаковий з київським) відкрито половину виборчих скринь, за президента Туреччини Реджепа Таїпа Ердогана проголосували 52,03% виборців, за лідера опозиції Кемаля Кілічдароглу - 42,11%, за кандидата від правого Альянсу предків Сінана Огана - 5,33%. — Укрінформ.</text:p>
      <text:p text:style-name="P4">
Images: ["<text:a xlink:type="simple" xlink:href="https://static.ukrinform.com/photos/2022_08/thumb_files/630_360_1660844667-375.jpg" text:style-name="Internet_20_link" text:visited-style-name="Visited_20_Internet_20_Link">
630_360_16608...</text:a>
"]</text:p>
      <text:p text:style-name="P4">
Tags: ['Ердоган', 'Туреччина', 'Вибори Президента']</text:p>
      <text:p text:style-name="P4">
Type: Article</text:p>
      <!--METADATA-->
      <text:p text:style-name="P4">
<draw:frame draw:style-name="fr1" draw:name="Image233" text:anchor-type="as-char" svg:width="6.9236in" svg:height="3.956343in" draw:z-index="0">
<draw:image xlink:href="../Images/yкринформ/2023-05-14T20-57-00-03-00/630_360_1660844667-375.jpg" xlink:type="simple" xlink:show="embed" xlink:actuate="onLoad" draw:mime-type="image/jpeg"/>
</draw:frame>
 Станом на20.30 за місцевим часом (однаковий з київським) відкрито половину виборчихскринь, за президента Туреччини Реджепа Таїпа Ердогана проголосували 52,03%виборців, за лідера опозиції Кемаля Кілічдароглу - 42,11%, за кандидата відправого Альянсу предків Сінана Огана - 5,33%.</text:p>
      <text:p text:style-name="P4">
Про це повідомляє Укрінформ з посиланням на дані Вищої виборчої ради, якіотримує агентство “ <text:a xlink:type="simple" xlink:href="https://secim.aa.com.tr/" text:style-name="Internet_20_link" text:visited-style-name="Visited_20_Internet_20_Link">
 </text:a>
 ” в онлайн-режимі.</text:p>
      <text:p text:style-name="P4">
Вказується, що президент <text:a xlink:type="simple" xlink:href="https://www.ukrinform.ua/tag-erdogan" text:style-name="Internet_20_link" text:visited-style-name="Visited_20_Internet_20_Link">
 </text:a>
 перемагає в54 провінціях (здебільшого це центральна, північна частина країни, частковопівденні та західні провінції), Кілічдароглу в 27 провінціях (на сході, заходіта частково на півдні).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span text:style-name="T4">
Туреччині</text:span>
 </text:a>
</text:p>
      <text:p text:style-name="P4">
Як повідомляв <text:a xlink:type="simple" xlink:href="https://www.ukrinform.ua/rubric-world/3708924-u-tureccini-prohodat-prezidentski-j-parlamentski-vibori.html" text:style-name="Internet_20_link" text:visited-style-name="Visited_20_Internet_20_Link">
 </text:a>
 , у Туреччині проходитьголосування на президентських та парламентських виборах, виборчі дільницівідкрилися о 8-й ранку, голосування тривало до 17-ї. Оприлюднення результатівв режимі онлайн у міру відкриття виборчих скринь почали о 18.30.</text:p>
      <text:p text:style-name="P4">
Source: <text:a xlink:type="simple" xlink:href="https://www.ukrinform.ua/rubric-world/3709188-pisla-vidkritta-polovini-viborcih-skrin-u-prezidentskih-peregonah-lidirue-erdogan.html" text:style-name="Internet_20_link" text:visited-style-name="Visited_20_Internet_20_Link">
https://www.ukrinform.ua/rubric-world/3709188-pisla-vidkritta-polovini-viborcih-skrin-u-prezidentskih-peregonah-lidirue-erdogan.html</text:a>
</text:p>
      <!--NEWS-->
      <text:h text:style-name="P10" text:outline-level="1">
<text:span text:style-name="T4">
АПЛ: «Арсенал» розгромно поступився «Брайтону»</text:span>
</text:h>
      <text:p text:style-name="P4">
Authors: Ukrinform (Person)</text:p>
      <text:p text:style-name="P4">
Publisher: Укринформ (Organization)</text:p>
      <text:p text:style-name="P4">
Published Time: 2023-05-14T21:01:29+03:00</text:p>
      <text:p text:style-name="P4">
Modified Time: 2023-05-14T21:01:29+03:00</text:p>
      <text:p text:style-name="P4">
Description: Зінченко не потрапив до заявки на гру. — Укрінформ.</text:p>
      <text:p text:style-name="P4">
Images: ["<text:a xlink:type="simple" xlink:href="https://static.ukrinform.com/photos/2023_05/thumb_files/630_360_1684086854-506.jpg" text:style-name="Internet_20_link" text:visited-style-name="Visited_20_Internet_20_Link">
630_360_16840...</text:a>
"]</text:p>
      <text:p text:style-name="P4">
Tags: ['Арсенал', 'Футбол', 'АПЛ']</text:p>
      <text:p text:style-name="P4">
Type: Article</text:p>
      <!--METADATA-->
      <text:p text:style-name="P4">
<draw:frame draw:style-name="fr1" draw:name="Image234" text:anchor-type="as-char" svg:width="6.9236in" svg:height="3.956343in" draw:z-index="0">
<draw:image xlink:href="../Images/yкринформ/2023-05-14T21-01-29-03-00/630_360_1684086854-506.jpg" xlink:type="simple" xlink:show="embed" xlink:actuate="onLoad" draw:mime-type="image/jpeg"/>
</draw:frame>
 Зінченконе потрапив до заявки на гру.</text:p>
      <text:p text:style-name="P4">
«Арсенал» в домашньому матчі 36-го туру АПЛ програв «Брайтону» – 0:3, передаєУкрінформ.</text:p>
      <text:p text:style-name="P4">
Гості всі голи провели у другому таймі. На 51-й хвилині зустрічі забив Енкісо,а підбили підсумок протистояння м’яч у виконанні Ундава, який вийшов назаміну, і гол Еступіньяна в компенсований час.</text:p>
      <text:p text:style-name="P4">
Зінченко не потрапив до заявки на гру, раніше захиснику діагностувалипошкодження, яке не дозволить українцю зіграти до кінця сезону.</text:p>
      <text:p text:style-name="P4">
«Каноніри» йдуть на другому місці в АПЛ: відставання від лідера «МанчестерСіті» складає чотири очки. При цьому перемога «Містян» у наступному туріавтоматично принесе «Сіті» чемпіонський титул. «Брайтон» піднявся на шостемісце.</text:p>
      <text:p text:style-name="P4">
«Арсенал» 20 травня зіграє на виїзді з «Ноттінгем Форест». «Брайтон» двомаднями раніше проведе матч проти «Ньюкасла».</text:p>
      <text:p text:style-name="P4">
<text:span text:style-name="T4">
Читайте також:</text:span>
 <text:a xlink:type="simple" xlink:href="https://www.ukrinform.ua/rubric-sports/3709143-apl-man-siti-povernuvsa-v-odnoosibni-lideri-obigravsi-everton-mikolenka.html" text:style-name="Internet_20_link" text:visited-style-name="Visited_20_Internet_20_Link">
 </text:a>
</text:p>
      <text:p text:style-name="P4">
Як повідомляв Укрінформ, «Манчестер Сіті» в гостях на «Гудісон Парк» зрахунком 3:0 розгромив ліверпульський «Евертон».</text:p>
      <text:p text:style-name="P4">
Фото: Getty Images</text:p>
      <text:p text:style-name="P4">
Source: <text:a xlink:type="simple" xlink:href="https://www.ukrinform.ua/rubric-sports/3709189-apl-arsenal-rozgromno-postupivsa-brajtonu.html" text:style-name="Internet_20_link" text:visited-style-name="Visited_20_Internet_20_Link">
https://www.ukrinform.ua/rubric-sports/3709189-apl-arsenal-rozgromno-postupivsa-brajtonu.html</text:a>
</text:p>
      <!--NEWS-->
      <text:h text:style-name="P10" text:outline-level="1">
<text:span text:style-name="T4">
Моравецький: Європа буде повністю об’єднана лише з Україною як повноправним членом ЄС</text:span>
</text:h>
      <text:p text:style-name="P4">
Authors: Ukrinform (Person)</text:p>
      <text:p text:style-name="P4">
Publisher: Укринформ (Organization)</text:p>
      <text:p text:style-name="P4">
Published Time: 2023-05-14T21:07:00+03:00</text:p>
      <text:p text:style-name="P4">
Modified Time: 2023-05-14T21:07:00+03:00</text:p>
      <text:p text:style-name="P4">
Description: Європа буде повністю об’єднаною лише у випадку приєднання України до ЄС. Україна зараз бореться за європейські цінності і стоїть на боці добра, відтак Європа повинна беззастережно підтримати українців у війні з росією. — Укрінформ.</text:p>
      <text:p text:style-name="P4">
Images: ["<text:a xlink:type="simple" xlink:href="https://static.ukrinform.com/photos/2021_09/thumb_files/630_360_1632404103-972.jpg" text:style-name="Internet_20_link" text:visited-style-name="Visited_20_Internet_20_Link">
630_360_16324...</text:a>
"]</text:p>
      <text:p text:style-name="P4">
Tags: ['Європа', 'Премія', 'Моравецький', 'Зеленський']</text:p>
      <text:p text:style-name="P4">
Type: Article</text:p>
      <!--METADATA-->
      <text:p text:style-name="P4">
<draw:frame draw:style-name="fr1" draw:name="Image235" text:anchor-type="as-char" svg:width="6.9236in" svg:height="3.956343in" draw:z-index="0">
<draw:image xlink:href="../Images/yкринформ/2023-05-14T21-07-00-03-00/630_360_1632404103-972.jpg" xlink:type="simple" xlink:show="embed" xlink:actuate="onLoad" draw:mime-type="image/jpeg"/>
</draw:frame>
 Європабуде повністю об’єднаною лише у випадку приєднання України до ЄС. Україназараз бореться за європейські цінності і стоїть на боці добра, відтак Європаповинна беззастережно підтримати українців у війні з росією.</text:p>
      <text:p text:style-name="P4">
На цьому під час вручення Президентові України Володимиру Зеленському таукраїнському народові премії Карла Великого за європейські заслуги внімецькому Аахені заявив в неділю прем’єр-міністр Польщі Матеуш Моравецький,передає власний кореспондент Укрінформу.</text:p>
      <text:p text:style-name="P4">
“Сьогоднішня церемонія є черговим символом поступового зближенняєвроінтеграції України з європейською родиною. <text:a xlink:type="simple" xlink:href="https://www.ukrinform.ua/tag-evropa" text:style-name="Internet_20_link" text:visited-style-name="Visited_20_Internet_20_Link">
</text:a>
 буде повністю об’єднаною тоді, колиУкраїна стане її повноправним членом”,- підкреслив Моравецький.</text:p>
      <text:p text:style-name="P4">
<text:span text:style-name="T5">
Відео: ОП</text:span>
</text:p>
      <text:p text:style-name="P4">
Він наголосив: “так довго як Україна б’ється за нашу свободу, так довгоб’ється серце Європи”.</text:p>
      <text:p text:style-name="P4">
За словами польського прем’єра, європейський гуманізм часто йде в парі ізкомпромісом, замиренням, “а навіть пактом із дияволом”.</text:p>
      <text:p text:style-name="P4">
“Це погане рішення, оскільки воно лише продовжує страждання людей, якіперебувають під тиском диктатора. Так було колись із Гітлером, так зараз є зпутінbм – спочатку у випадку з Грузією, потім із Кримом у 2014 році і зараз”,- наголосив Моравецький.</text:p>
      <text:p text:style-name="P4">
Він підкреслив, що Європа й надалі є великою і може досягати консенсусу, непіддаючись на шантаж російської неоімперії.</text:p>
      <text:p text:style-name="P4">
російську агресію в Україні польський прем’єр назвав “черговим проявомзіткнення добра зі злом, де добро має вигляд Володимира Зеленського і всіхзахисників України”.</text:p>
      <text:p text:style-name="P4">
Він підкреслив, що ЄС має протидіяти росії, оскільки вона заперечує Європу ієвропейські цінності.</text:p>
      <text:p text:style-name="P4">
Глава польського уряду нагадав, що тисячі українських дітей були викраденіросіянами і про них не можна забувати.</text:p>
      <text:p text:style-name="P4">
Він підкреслив, що зараз Євросоюз “складає тест” і повинен пам’ятати проскладні лекції історії, "поки не стало пізно".</text:p>
      <text:p text:style-name="P4">
“Даймо сьогоднішньому лауреату щось більше ніж нагороду – даймо Володимирунашу повну підтримку. Лише таким чином ми зміцнимо мир і безпеку в Європі”,-наголосив Моравецький.</text:p>
      <text:p text:style-name="P4">
Як зазначив польський прем’єр, російська агресія проти України - це також івійна Європи, хоча багато хто боїться визнати, що ця війна стосується усіхєвропейців.</text:p>
      <text:p text:style-name="P4">
“Вона матиме вирішальний вплив на те, в якій Європі житимуть наші діти: чи цебуде Європа, яка втратила весь доробок свободи, чи Європа, яка відновиласвітовий лад. Можливо, це одне з найважливіших завдань і перевірок у нашомужитті”,- наголосив Моравецький.</text:p>
      <text:p text:style-name="P4">
Він закликав усіх європейських лідерів підтримати Україну діями “тут і зараз”.</text:p>
      <text:p text:style-name="P4">
“Станьмо на їх захист, підтримаймо свободу, Україну, Європу”, - резюмувавМоравецький під оплески присутніх.</text:p>
      <text:p text:style-name="P4">
Як передавало агентство, на церемонії були присутні деякі лауреати цієї преміїминулих років, зокрема, експрезидентка Литви Даля Грібаускайте, лідеркабілоруської опозиції Світлана Тихановська, ексголова Європарламенту МартінШульц тощо.</text:p>
      <text:p text:style-name="P4">
<text:span text:style-name="T4">
Читайте також:</text:span>
 <text:a xlink:type="simple" xlink:href="https://www.ukrinform.ua/rubric-ato/3709181-zelenskij-zaklikav-evropu-buti-risucimi-u-dopomozi-ukraini-zbroeu.html" text:style-name="Internet_20_link" text:visited-style-name="Visited_20_Internet_20_Link">
 <text:span text:style-name="T4">
Європу</text:span>
 </text:a>
</text:p>
      <text:p text:style-name="P4">
Міжнародна премія імені Карла Великого присуджується щороку з 1950 року завеликий внесок в об’єднання Європи. Премія 2023 року була присудженаВолодимиру Зеленському та українському народу.</text:p>
      <text:p text:style-name="P4">
Окрім Моравецького, з промовами виступили голова Єврокомісії Урсула фон дерЛяєн і канцлер ФРН Олаф Шольц.</text:p>
      <text:p text:style-name="P4">
На церемонії пролунала музика українського композитора Мирослава Скорика таВалентина Сільвестрова, прозвучала поезія Сергія Жадана.</text:p>
      <text:p text:style-name="P4">
<text:span text:style-name="T5">
Фото: PAP</text:span>
</text:p>
      <text:p text:style-name="P4">
Source: <text:a xlink:type="simple" xlink:href="https://www.ukrinform.ua/rubric-polytics/3709190-moraveckij-evropa-bude-povnistu-obednana-lise-z-ukrainou-ak-povnopravnim-clenom-es.html" text:style-name="Internet_20_link" text:visited-style-name="Visited_20_Internet_20_Link">
https://www.ukrinform.ua/rubric-polytics/3709190-moraveckij-evropa-bude-povnistu-obednana-lise-z-ukrainou-ak-povnopravnim-clenom-es.html</text:a>
</text:p>
      <!--NEWS-->
      <text:h text:style-name="P10" text:outline-level="1">
<text:span text:style-name="T4">
Подоляк прогнозує катастрофічні події для російської армії</text:span>
</text:h>
      <text:p text:style-name="P4">
Authors: Ukrinform (Person)</text:p>
      <text:p text:style-name="P4">
Publisher: Укринформ (Organization)</text:p>
      <text:p text:style-name="P4">
Published Time: 2023-05-14T21:29:00+03:00</text:p>
      <text:p text:style-name="P4">
Modified Time: 2023-05-14T21:29:00+03:00</text:p>
      <text:p text:style-name="P4">
Description: Радник голови Офісу Президента Михайло Подоляк переконаний, що на російську армію чекають «катастрофічні події» і прогнозує гарячий весняно-літній сезон.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Російські військові', 'Подоляк', 'Війна з росією', 'Контрнаступ']</text:p>
      <text:p text:style-name="P4">
Type: Article</text:p>
      <!--METADATA-->
      <text:p text:style-name="P4">
<draw:frame draw:style-name="fr1" draw:name="Image236" text:anchor-type="as-char" svg:width="6.9236in" svg:height="3.956343in" draw:z-index="0">
<draw:image xlink:href="../Images/yкринформ/2023-05-14T21-29-00-03-00/630_360_1669378255-230.jpg" xlink:type="simple" xlink:show="embed" xlink:actuate="onLoad" draw:mime-type="image/jpeg"/>
</draw:frame>
 Радникголови Офісу Президента Михайло Подоляк переконаний, що на російську арміючекають «катастрофічні події» і прогнозує гарячий весняно-літній сезон.</text:p>
      <text:p text:style-name="P4">
Про це він заявив в інтерв’ю німецькому виданню <text:a xlink:type="simple" xlink:href="http://www.bild.de/bild-plus/politik/ausland/politik-inland/selenskyj-vertrauter-erklaert-ukraine-offensive-katastrophale-ereignisse-kommen-83915520.bild.html" text:style-name="Internet_20_link" text:visited-style-name="Visited_20_Internet_20_Link">
 </text:a>
 , передаєУкрінформ.</text:p>
      <text:p text:style-name="P4">
«Я думаю, що ми побачимо катастрофічні події, які уразять російську армію.Вона буде змушена покинути окуповану територію дуже швидко», – сказав Подоляк.</text:p>
      <text:p text:style-name="P4">
Він нагадав, що з деяких тимчасово захоплених територій вже почали евакуюватимісцеві адміністрації.</text:p>
      <text:p text:style-name="P4">
«На мій погляд, це буде гарячий весняно-літній сезон. Міф про силу російськоїармії, який так довго лякав Європу і Німеччину, нарешті руйнується», -зазначив радник голови ОП.</text:p>
      <text:p text:style-name="P4">
Відповідаючи на запитання про ситуацію в Бахмуті та очікуваний великийконтрнаступ ЗСУ, <text:a xlink:type="simple" xlink:href="https://www.ukrinform.ua/tag-podolak" text:style-name="Internet_20_link" text:visited-style-name="Visited_20_Internet_20_Link">
 </text:a>
 пояснив, що Українавзяла ініціативу. Однак це не означає, що завтра буде визволено Бахмут. Засловами Подоляка, точитимуться важкі бої і триватиме знищення боєздатностіросії. Він уточнив, що очікуваний усіма контрнаступ — це не один захід, якийпочався сьогодні і закінчиться завтра, а «безліч акцій, десятки і сотні акцій,декотрі з яких вже проводяться».</text:p>
      <text:p text:style-name="P4">
<text:span text:style-name="T4">
Читайте також:</text:span>
 <text:a xlink:type="simple" xlink:href="https://www.ukrinform.ua/rubric-ato/3709048-zelenskij-virit-v-uspih-kontrnastupu-mi-majze-gotovi-do-cogo.html" text:style-name="Internet_20_link" text:visited-style-name="Visited_20_Internet_20_Link">
 <text:span text:style-name="T4">
контрнаст</text:span>
 </text:a>
</text:p>
      <text:p text:style-name="P4">
Як приклад він навів збільшення інтенсивності обстрілів російського тиловогозабезпечення, а також невеликі локальні просування в різних частинах Донецькоїобласті.</text:p>
      <text:p text:style-name="P4">
Цілями великого українського наступу представник ОП назвав необхідністьздобути кілька тактичних перемог на місцевому рівні, які поступово приведутьдо більшої мети: повного визволення всіх підконтрольних поки що росіїтериторій України.</text:p>
      <text:p text:style-name="P4">
«Будь-яка частина України, що залишається під контролем росії, означає двіречі: через деякий час війна відновиться, якщо рф накопичить нові ресурси. По-друге, в самій росії не буде оновлення політичних еліт. Настрої реваншизму,експансіонізму та шовінізму продовжуватимуть процвітати та розвиватися. Томуми звільнимо всю нашу територію», - підкреслив Подоляк.</text:p>
      <text:p text:style-name="P4">
<text:span text:style-name="T4">
Читайте також:</text:span>
 <text:a xlink:type="simple" xlink:href="https://www.ukrinform.ua/rubric-polytics/3706486-rosia-otrimae-sans-na-zmini-tilki-v-razi-porazki-podolak.html" text:style-name="Internet_20_link" text:visited-style-name="Visited_20_Internet_20_Link">
 <text:span text:style-name="T4">
Подоляк</text:span>
 </text:a>
</text:p>
      <text:p text:style-name="P4">
Він подякував Німеччині, яка взяла на себе зрештою ініціативу в наданніпідтримки Україні та високо оцінив оголошений пакет військової допомоги насуму 2,7 млрд євро.</text:p>
      <text:p text:style-name="P4">
«Цей пакет показує, що відбулася фундаментальна зміна в уявленні про те,наскільки небезпечним є російський режим для всього світу і як ця війна маєзакінчитися», - зауважив радник керівника ОП. Він додав, що заяви про майбутнюпідтримку України свідчать про те, що Німеччина та інші партнери «обрали своюстратегію».</text:p>
      <text:p text:style-name="P4">
Нагадаємо, сьогодні канцлер ФРН Олаф Шольц оголосив про новий пакет військовоїдопомоги під час пресконференції з Президентом України Володимиром Зеленськимпісля переговорів у Берліні.</text:p>
      <text:p text:style-name="P4">
Source: <text:a xlink:type="simple" xlink:href="https://www.ukrinform.ua/rubric-ato/3709194-podolak-prognozue-katastroficni-podii-dla-rosijskoi-armii.html" text:style-name="Internet_20_link" text:visited-style-name="Visited_20_Internet_20_Link">
https://www.ukrinform.ua/rubric-ato/3709194-podolak-prognozue-katastroficni-podii-dla-rosijskoi-armii.html</text:a>
</text:p>
      <!--NEWS-->
      <text:h text:style-name="P10" text:outline-level="1">
<text:span text:style-name="T4">
В офісі президента Франції підтвердили візит Зеленського</text:span>
</text:h>
      <text:p text:style-name="P4">
Authors: Ukrinform (Person)</text:p>
      <text:p text:style-name="P4">
Publisher: Укринформ (Organization)</text:p>
      <text:p text:style-name="P4">
Published Time: 2023-05-14T21:41:00+03:00</text:p>
      <text:p text:style-name="P4">
Modified Time: 2023-05-14T21:41:00+03:00</text:p>
      <text:p text:style-name="P4">
Description: В офісі президента Франції Еммануеля Макрона підтвердили візит українського лідера Володимира Зеленського. — Укрінформ.</text:p>
      <text:p text:style-name="P4">
Images: ["<text:a xlink:type="simple" xlink:href="https://static.ukrinform.com/photos/2023_02/thumb_files/630_360_1675929931-588.jpg" text:style-name="Internet_20_link" text:visited-style-name="Visited_20_Internet_20_Link">
630_360_16759...</text:a>
"]</text:p>
      <text:p text:style-name="P4">
Tags: ['Франція', 'Макрон', 'Візит', 'Зеленський']</text:p>
      <text:p text:style-name="P4">
Type: Article</text:p>
      <!--METADATA-->
      <text:p text:style-name="P4">
<draw:frame draw:style-name="fr1" draw:name="Image237" text:anchor-type="as-char" svg:width="6.9236in" svg:height="3.956343in" draw:z-index="0">
<draw:image xlink:href="../Images/yкринформ/2023-05-14T21-41-00-03-00/630_360_1675929931-588.jpg" xlink:type="simple" xlink:show="embed" xlink:actuate="onLoad" draw:mime-type="image/jpeg"/>
</draw:frame>
 В офісіпрезидента Франції Еммануеля Макрона підтвердили візит українського лідераВолодимира Зеленського.</text:p>
      <text:p text:style-name="P4">
Про це повідомляє <text:a xlink:type="simple" xlink:href="http://edition.cnn.com/europe/live-news/russia-ukraine-war-news-05-14-23/h_5f44cce8656fded3e33c77b04de910af" text:style-name="Internet_20_link" text:visited-style-name="Visited_20_Internet_20_Link">
 </text:a>
 з посиланням на заявуЄлисейського палацу, передає Укрінформ.</text:p>
      <text:p text:style-name="P4">
Зазначається, що Зеленський у неділю відвідає Париж, де в Єлисейськомупалаці.відбудеться робоча вечеря з Еммануелем Макроном.</text:p>
      <text:p text:style-name="P4">
"Цей обмін думками дасть їм змогу продовжити і поглибити діалог довіри післязустрічі 8 лютого у Парижі та регулярних телефонних обмінів відтоді", -йдеться у заяві.</text:p>
      <text:p text:style-name="P4">
Зазначається, що в ході зустрічі <text:a xlink:type="simple" xlink:href="https://www.ukrinform.ua/tag-makron" text:style-name="Internet_20_link" text:visited-style-name="Visited_20_Internet_20_Link">
 </text:a>
"підтвердить незмінну підтримку Франції та Європи у справі відновленнязаконних прав України та захисту її фундаментальних інтересів".</text:p>
      <text:p text:style-name="P4">
"Тому дискусія цього вечора буде зосереджена на підтримці, яку Франціяпродовжує надавати у відповідь на невідкладні військові та гуманітарні потребиУкраїни. Два президенти також обговорять довгострокові перспективи поверненнямиру в Європу, зокрема, на основі Мирного плану, запропонованого президентомЗеленським, який підтримує Франція", - вказують в Єлисейському палаці.</text:p>
      <text:p text:style-name="P4">
<text:span text:style-name="T4">
Читайте також:</text:span>
 <text:a xlink:type="simple" xlink:href="https://www.ukrinform.ua/rubric-polytics/3709179-rosia-geopoliticno-vze-prograla-vijnu-makron.html" text:style-name="Internet_20_link" text:visited-style-name="Visited_20_Internet_20_Link">
 <text:span text:style-name="T4">
Макрон</text:span>
 </text:a>
</text:p>
      <text:p text:style-name="P4">
Як повідомляв Укрінформ, французькі ЗМІ писали, що Володимир Зеленський унеділю після завершення візиту до Німеччини може прибути до Парижа.</text:p>
      <text:p text:style-name="P4">
За даними Le Figaro, в аеропорту Президента України зустрічатимуть прем'єр-міністр Франції Елізабет Борн та міністр закордонних справ Катрін Колонна.</text:p>
      <text:p text:style-name="P4">
<text:span text:style-name="T5">
Фото: ОП</text:span>
</text:p>
      <text:p text:style-name="P4">
Source: <text:a xlink:type="simple" xlink:href="https://www.ukrinform.ua/rubric-polytics/3709198-v-ofisi-prezidenta-francii-pidtverdili-vizit-zelenskogo.html" text:style-name="Internet_20_link" text:visited-style-name="Visited_20_Internet_20_Link">
https://www.ukrinform.ua/rubric-polytics/3709198-v-ofisi-prezidenta-francii-pidtverdili-vizit-zelenskogo.html</text:a>
</text:p>
      <!--NEWS-->
      <text:h text:style-name="P10" text:outline-level="1">
<text:span text:style-name="T4">
Потяги через Вінницю, Хмельницький та Тернопіль поки курсуватимуть в об'їзд</text:span>
</text:h>
      <text:p text:style-name="P4">
Authors: Ukrinform (Person)</text:p>
      <text:p text:style-name="P4">
Publisher: Укринформ (Organization)</text:p>
      <text:p text:style-name="P4">
Published Time: 2023-05-14T21:48:00+03:00</text:p>
      <text:p text:style-name="P4">
Modified Time: 2023-05-14T21:48:00+03:00</text:p>
      <text:p text:style-name="P4">
Description: Поки тривають роботи по ліквідації наслідків обстрілів Подільського регіону, поїзди, які прямували через Вінницю, Хмельницький та Тернопіль, курсуватимуть в об'їзд. — Укрінформ.</text:p>
      <text:p text:style-name="P4">
Images: ["<text:a xlink:type="simple" xlink:href="https://static.ukrinform.com/photos/2023_03/thumb_files/630_360_1678016225-648.jpg" text:style-name="Internet_20_link" text:visited-style-name="Visited_20_Internet_20_Link">
630_360_16780...</text:a>
"]</text:p>
      <text:p text:style-name="P4">
Tags: ['Обстріл', 'Потяг', 'Транспорт', 'Укрзалізниця']</text:p>
      <text:p text:style-name="P4">
Type: Article</text:p>
      <!--METADATA-->
      <text:p text:style-name="P4">
<draw:frame draw:style-name="fr1" draw:name="Image238" text:anchor-type="as-char" svg:width="6.9236in" svg:height="3.956343in" draw:z-index="0">
<draw:image xlink:href="../Images/yкринформ/2023-05-14T21-48-00-03-00/630_360_1678016225-648.jpg" xlink:type="simple" xlink:show="embed" xlink:actuate="onLoad" draw:mime-type="image/jpeg"/>
</draw:frame>
 Покитривають роботи по ліквідації наслідків обстрілів Подільського регіону,поїзди, які прямували через Вінницю, Хмельницький та Тернопіль, курсуватимутьв об'їзд.</text:p>
      <text:p text:style-name="P4">
Про це повідомляє пресслужба АТ «Укрзалізниця» в <text:a xlink:type="simple" xlink:href="https://t.me/UkrzalInfo/4423" text:style-name="Internet_20_link" text:visited-style-name="Visited_20_Internet_20_Link">
</text:a>
 , передає Укрінформ.</text:p>
      <text:p text:style-name="P4">
«Станом на вечір 14 травня, рейси <text:a xlink:type="simple" xlink:href="https://www.ukrinform.ua/tag-ukrzaliznica" text:style-name="Internet_20_link" text:visited-style-name="Visited_20_Internet_20_Link">
 </text:a>
 , що традиційно прямували подільським регіоном через Вінницю,Хмельницький та Тернопіль, продовжують курсувати в об'їзд внаслідок робіт поліквідації наслідків суботніх обстрілів у регіоні», - йдеться в повідомленні.</text:p>
      <text:p text:style-name="P4">
Відновлення сполучення відбудеться, як тільки Хмельницька обласна військоваадміністрація надасть відповідний дозвіл. Наразі ремонт колії завершено.</text:p>
      <text:p text:style-name="P4">
Для доставки пасажирів на дільниці Вінниця — Хмельницький — Тернопільорганізовано шатловий рух приміськими поїздами, які курсують орієнтовно раз надві години.</text:p>
      <text:p text:style-name="P4">
<text:span text:style-name="T4">
Читайте також:</text:span>
 <text:a xlink:type="simple" xlink:href="https://www.ukrinform.ua/rubric-regions/3708964-ukrzaliznica-zaversila-remont-poskodzenoi-obstrilom-rf-kolii-na-hmelniccini.html" text:style-name="Internet_20_link" text:visited-style-name="Visited_20_Internet_20_Link">
 <text:span text:style-name="T4">
Укрзалізниця</text:span>
 </text:a>
</text:p>
      <text:p text:style-name="P4">
У разі неможливості дістатися свого рейсу з причини зміни маршруту квитокможна здати у будь-якій касі.</text:p>
      <text:p text:style-name="P4">
Як повідомлялося, уночі 13 травня росіяни обстріляли Хмельниччину.Укрзалізниця і Хмельницька обласна військова адміністрація <text:a xlink:type="simple" xlink:href="https://www.ukrinform.ua/rubric-regions/3708624-ukrzaliznica-zapustila-satli-i-avtobusi-u-mista-poizdi-do-akih-zapiznuutsa-cerez-ataku-droniv.html" text:style-name="Internet_20_link" text:visited-style-name="Visited_20_Internet_20_Link">
</text:a>
 упункти призначення, куди запізнювалися потяги.</text:p>
      <text:p text:style-name="P4">
Source: <text:a xlink:type="simple" xlink:href="https://www.ukrinform.ua/rubric-regions/3709208-potagi-cerez-vinnicu-hmelnickij-ta-ternopil-poki-kursuvatimut-v-obizd.html" text:style-name="Internet_20_link" text:visited-style-name="Visited_20_Internet_20_Link">
https://www.ukrinform.ua/rubric-regions/3709208-potagi-cerez-vinnicu-hmelnickij-ta-ternopil-poki-kursuvatimut-v-obizd.html</text:a>
</text:p>
      <!--NEWS-->
      <text:h text:style-name="P10" text:outline-level="1">
<text:span text:style-name="T4">
У Запоріжжі в лікарні помер чоловік, який постраждав від ворожого обстрілу</text:span>
</text:h>
      <text:p text:style-name="P4">
Authors: Ukrinform (Person)</text:p>
      <text:p text:style-name="P4">
Publisher: Укринформ (Organization)</text:p>
      <text:p text:style-name="P4">
Published Time: 2023-05-14T22:01:00+03:00</text:p>
      <text:p text:style-name="P4">
Modified Time: 2023-05-14T22:01:00+03:00</text:p>
      <text:p text:style-name="P4">
Description: У результаті обстрілу села Приморське, що неподалік Запоріжжя, травмовано 6 людей. Один чоловік помер в лікарні.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Обстріл', 'Смерть', 'Запоріжжя', 'Війна з росією']</text:p>
      <text:p text:style-name="P4">
Type: Article</text:p>
      <!--METADATA-->
      <text:p text:style-name="P4">
<draw:frame draw:style-name="fr1" draw:name="Image239" text:anchor-type="as-char" svg:width="6.9236in" svg:height="3.956343in" draw:z-index="0">
<draw:image xlink:href="../Images/yкринформ/2023-05-14T22-01-00-03-00/630_360_1572005821-673.jpg" xlink:type="simple" xlink:show="embed" xlink:actuate="onLoad" draw:mime-type="image/jpeg"/>
</draw:frame>
 Урезультаті обстрілу села Приморське, що неподалік Запоріжжя, травмовано 6людей. Один чоловік помер в лікарні.</text:p>
      <text:p text:style-name="P4">
Про це в <text:a xlink:type="simple" xlink:href="https://t.me/zoda_gov_ua/18759" text:style-name="Internet_20_link" text:visited-style-name="Visited_20_Internet_20_Link">
 </text:a>
 повідомляє голова Запорізької ОВАЮрій Малашко, передає Укрінформ.</text:p>
      <text:p text:style-name="P4">
"В результаті ворожих обстрілів постраждало 6 місцевих жителів, серед нихмалолітня дитина. 24-річний хлопець у вкрай важкому стані <text:a xlink:type="simple" xlink:href="https://www.ukrinform.ua/tag-smert" text:style-name="Internet_20_link" text:visited-style-name="Visited_20_Internet_20_Link">
</text:a>
 у лікарні", - написав він.</text:p>
      <text:p text:style-name="P4">
За інформацією голови ОВА, також 30-річний чоловік досі у важкому стані. Троє,у тому числі дитина - середньої важкості. Одному постраждалому надали допомогуамбулаторно.</text:p>
      <text:p text:style-name="P4">
<text:span text:style-name="T4">
Читайте також:</text:span>
 <text:a xlink:type="simple" xlink:href="https://www.ukrinform.ua/rubric-regions/3709045-na-hersonsini-cerez-vorozij-obstril-zaginuv-colovik.html" text:style-name="Internet_20_link" text:visited-style-name="Visited_20_Internet_20_Link">
 <text:span text:style-name="T4">
загинув</text:span>
 </text:a>
</text:p>
      <text:p text:style-name="P4">
Раніше <text:a xlink:type="simple" xlink:href="https://www.ukrinform.ua/rubric-ato/3709099-rosiani-obstrilali-selo-u-zaporizkij-oblasti-e-poraneni-ermak.html" text:style-name="Internet_20_link" text:visited-style-name="Visited_20_Internet_20_Link">
 </text:a>
 , що ворог вдарив по селу з"Градів". Серед постраждалих є водій швидкої допомоги.</text:p>
      <text:p text:style-name="P4">
Source: <text:a xlink:type="simple" xlink:href="https://www.ukrinform.ua/rubric-regions/3709203-u-zaporizzi-v-likarni-pomer-colovik-akij-postrazdav-vid-vorozogo-obstrilu.html" text:style-name="Internet_20_link" text:visited-style-name="Visited_20_Internet_20_Link">
https://www.ukrinform.ua/rubric-regions/3709203-u-zaporizzi-v-likarni-pomer-colovik-akij-postrazdav-vid-vorozogo-obstrilu.html</text:a>
</text:p>
      <!--NEWS-->
      <text:h text:style-name="P10" text:outline-level="1">
<text:span text:style-name="T4">
Надія Кіченок не змогла пробитися в парний чвертьфінал турніру WTA у Римі</text:span>
</text:h>
      <text:p text:style-name="P4">
Authors: Ukrinform (Person)</text:p>
      <text:p text:style-name="P4">
Publisher: Укринформ (Organization)</text:p>
      <text:p text:style-name="P4">
Published Time: 2023-05-14T22:02:00+03:00</text:p>
      <text:p text:style-name="P4">
Modified Time: 2023-05-14T22:02:00+03:00</text:p>
      <text:p text:style-name="P4">
Description: Українка завершила боротьбу в другому раунді. — Укрінформ.</text:p>
      <text:p text:style-name="P4">
Images: ["<text:a xlink:type="simple" xlink:href="https://static.ukrinform.com/photos/2023_05/thumb_files/630_360_1684090873-674.jpg" text:style-name="Internet_20_link" text:visited-style-name="Visited_20_Internet_20_Link">
630_360_16840...</text:a>
"]</text:p>
      <text:p text:style-name="P4">
Tags: ['Теніс']</text:p>
      <text:p text:style-name="P4">
Type: Article</text:p>
      <!--METADATA-->
      <text:p text:style-name="P4">
<draw:frame draw:style-name="fr1" draw:name="Image240" text:anchor-type="as-char" svg:width="6.9236in" svg:height="3.956343in" draw:z-index="0">
<draw:image xlink:href="../Images/yкринформ/2023-05-14T22-02-00-03-00/630_360_1684090873-674.jpg" xlink:type="simple" xlink:show="embed" xlink:actuate="onLoad" draw:mime-type="image/jpeg"/>
</draw:frame>
 Українказавершила боротьбу в другому раунді.</text:p>
      <text:p text:style-name="P4">
Українська тенісистка Надія Кіченок завершила виступи в парному розряді наґрунтовому турнірі серії WTA 1000 у Римі (Італія), передає Укрінформ.</text:p>
      <text:p text:style-name="P4">
У другому колі змагань українка разом із Кімберлі Циммерманн (Бельгія)програла тандему Марія Боузкова / Бетані Маттек-Сендс (Чехія / США), - 4:6,2:6. Матч тривав 1 годину 19 хвилин. Українсько-бельгійський дует віддавопоненткам чотири свої подачі за всю гру.</text:p>
      <text:p text:style-name="P4">
Боузкова і Маттек-Сендс у наступному раунді змагатимуться з переможницямиматчу Людмила Кіченок / Альона Остапенко – Магда Лінетт / Маркета Вондроушова.</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text:p>
      <text:p text:style-name="P4">
Як повідомляв Укрінформ, за вихід до третього кола парного розряду у ціхвилини бореться Марта Костюк, у дуеті з румункою Єленою-Габріелою Русе, вонипротистоять третьому номеру «посіву» Дезері Кравчик (США) - Демі Схурс(Нідерланди).</text:p>
      <text:p text:style-name="P4">
Фото: btu.org.ua</text:p>
      <text:p text:style-name="P4">
Source: <text:a xlink:type="simple" xlink:href="https://www.ukrinform.ua/rubric-sports/3709202-nadia-kicenok-ne-zmogla-probitisa-v-parnij-cvertfinal-turniru-wta-u-rimi.html" text:style-name="Internet_20_link" text:visited-style-name="Visited_20_Internet_20_Link">
https://www.ukrinform.ua/rubric-sports/3709202-nadia-kicenok-ne-zmogla-probitisa-v-parnij-cvertfinal-turniru-wta-u-rimi.html</text:a>
</text:p>
      <!--NEWS-->
      <text:h text:style-name="P10" text:outline-level="1">
<text:span text:style-name="T4">
Зеленський - про зустріч із Макроном: Обговоримо найважливіші пункти двосторонніх відносин</text:span>
</text:h>
      <text:p text:style-name="P4">
Authors: Ukrinform (Person)</text:p>
      <text:p text:style-name="P4">
Publisher: Укринформ (Organization)</text:p>
      <text:p text:style-name="P4">
Published Time: 2023-05-14T22:12:00+03:00</text:p>
      <text:p text:style-name="P4">
Modified Time: 2023-05-14T22:12:00+03:00</text:p>
      <text:p text:style-name="P4">
Description: Президенти України та Франції під час зустрічі в Парижі обговорять найважливіші питання двосторонніх відносин. — Укрінформ.</text:p>
      <text:p text:style-name="P4">
Images: ["<text:a xlink:type="simple" xlink:href="https://static.ukrinform.com/photos/2023_02/thumb_files/630_360_1675929931-702.jpg" text:style-name="Internet_20_link" text:visited-style-name="Visited_20_Internet_20_Link">
630_360_16759...</text:a>
"]</text:p>
      <text:p text:style-name="P4">
Tags: ['Франція', 'Макрон', 'Переговори', 'Візит', 'Зеленський']</text:p>
      <text:p text:style-name="P4">
Type: Article</text:p>
      <!--METADATA-->
      <text:p text:style-name="P4">
<draw:frame draw:style-name="fr1" draw:name="Image241" text:anchor-type="as-char" svg:width="6.9236in" svg:height="3.956343in" draw:z-index="0">
<draw:image xlink:href="../Images/yкринформ/2023-05-14T22-12-00-03-00/630_360_1675929931-702.jpg" xlink:type="simple" xlink:show="embed" xlink:actuate="onLoad" draw:mime-type="image/jpeg"/>
</draw:frame>
 ПрезидентиУкраїни та Франції під час зустрічі в Парижі обговорять найважливіші питаннядвосторонніх відносин.</text:p>
      <text:p text:style-name="P4">
Як передає Укрінформ, про це Володимир Зеленський повідомив у <text:a xlink:type="simple" xlink:href="http://t.me/V_Zelenskiy_official/6227" text:style-name="Internet_20_link" text:visited-style-name="Visited_20_Internet_20_Link">
</text:a>
 .</text:p>
      <text:p text:style-name="P4">
«Париж. Із кожним візитом оборонні та наступальні можливості Українизбільшуються. Звʼязок із <text:a xlink:type="simple" xlink:href="https://www.ukrinform.ua/tag-evropa" text:style-name="Internet_20_link" text:visited-style-name="Visited_20_Internet_20_Link">
 </text:a>
 міцнішає, атиск на росію зростає. Зустрінуся з моїм другом Емманюелем. Обговоримонайважливіші пункти двосторонніх відносин», - зазначив Президент України.</text:p>
      <text:p text:style-name="P4">
<text:span text:style-name="T4">
Читайте також:</text:span>
 <text:a xlink:type="simple" xlink:href="https://www.ukrinform.ua/rubric-polytics/3709179-rosia-geopoliticno-vze-prograla-vijnu-makron.html" text:style-name="Internet_20_link" text:visited-style-name="Visited_20_Internet_20_Link">
 <text:span text:style-name="T4">
Макрон</text:span>
 </text:a>
</text:p>
      <text:p text:style-name="P4">
Як повідомляв Укрінформ, в офісі президента Франції <text:a xlink:type="simple" xlink:href="http://www.ukrinform.ua/rubric-polytics/3709198-v-ofisi-prezidenta-francii-pidtverdili-vizit-zelenskogo.html" text:style-name="Internet_20_link" text:visited-style-name="Visited_20_Internet_20_Link">
</text:a>
 українського лідера Володимира Зеленського.</text:p>
      <text:p text:style-name="P4">
<text:span text:style-name="T5">
Фото: ОП</text:span>
</text:p>
      <text:p text:style-name="P4">
Source: <text:a xlink:type="simple" xlink:href="https://www.ukrinform.ua/rubric-polytics/3709205-zelenskij-pro-zustric-z-makronom-obgovorimo-najvazlivisi-punkti-dvostoronnih-vidnosin.html" text:style-name="Internet_20_link" text:visited-style-name="Visited_20_Internet_20_Link">
https://www.ukrinform.ua/rubric-polytics/3709205-zelenskij-pro-zustric-z-makronom-obgovorimo-najvazlivisi-punkti-dvostoronnih-vidnosin.html</text:a>
</text:p>
      <!--NEWS-->
      <text:h text:style-name="P10" text:outline-level="1">
<text:span text:style-name="T4">
Через обстріли Подільського регіону затримуються чотири поїзди</text:span>
</text:h>
      <text:p text:style-name="P4">
Authors: Ukrinform (Person)</text:p>
      <text:p text:style-name="P4">
Publisher: Укринформ (Organization)</text:p>
      <text:p text:style-name="P4">
Published Time: 2023-05-14T22:15:00+03:00</text:p>
      <text:p text:style-name="P4">
Modified Time: 2023-05-14T22:15:00+03:00</text:p>
      <text:p text:style-name="P4">
Description: Станом на 21:00 продовжують затримуватися чотири з 78 рейсів Укрзалізниці, які прямують через Подільський регіон. — Укрінформ.</text:p>
      <text:p text:style-name="P4">
Images: ["<text:a xlink:type="simple" xlink:href="https://static.ukrinform.com/photos/2018_09/thumb_files/630_360_1538046946-1722.jpeg" text:style-name="Internet_20_link" text:visited-style-name="Visited_20_Internet_20_Link">
630_360_15380...</text:a>
"]</text:p>
      <text:p text:style-name="P4">
Tags: ['Обстріл', 'Потяг', 'Транспорт', 'Укрзалізниця']</text:p>
      <text:p text:style-name="P4">
Type: Article</text:p>
      <!--METADATA-->
      <text:p text:style-name="P4">
<draw:frame draw:style-name="fr1" draw:name="Image242" text:anchor-type="as-char" svg:width="6.9236in" svg:height="3.956343in" draw:z-index="0">
<draw:image xlink:href="../Images/yкринформ/2023-05-14T22-15-00-03-00/630_360_1538046946-1722.jpeg" xlink:type="simple" xlink:show="embed" xlink:actuate="onLoad" draw:mime-type="image/jpeg"/>
</draw:frame>
 Станомна 21:00 продовжують затримуватися чотири з 78 рейсів Укрзалізниці, якіпрямують через Подільський регіон.</text:p>
      <text:p text:style-name="P4">
Як передає Укрінформ, про це повідомляє пресслужба АТ «Укрзалізниця» в <text:a xlink:type="simple" xlink:href="https://t.me/UkrzalInfo/4423" text:style-name="Internet_20_link" text:visited-style-name="Visited_20_Internet_20_Link">
</text:a>
 .</text:p>
      <text:p text:style-name="P4">
«Станом на 21:00 у неділю, окрім вже традиційної затримки <text:a xlink:type="simple" xlink:href="https://www.ukrinform.ua/tag-potag" text:style-name="Internet_20_link" text:visited-style-name="Visited_20_Internet_20_Link">
</text:a>
 з Будапешта з причини масштабнихреконструкцій в Угорщині, затримуються на понад годину лише 4 рейси з 78», -йдеться в повідомленні.</text:p>
      <text:p text:style-name="P4">
За інформацією УЗ, наразі спостерігається затримка наступних рейсів:</text:p>
      <text:p text:style-name="P4">
№59/60 Чоп — Київ (+3:41);</text:p>
      <text:p text:style-name="P4">
№57/58 Ворохта — Київ (+2:26);</text:p>
      <text:p text:style-name="P4">
№55/56 Київ — Яремче (+2:00);</text:p>
      <text:p text:style-name="P4">
№85/86 Львів — Запоріжжя (+1:31).</text:p>
      <text:p text:style-name="P4">
Час затримки рейсу №749/750 Будапешт – Келеті – Київ-Пас. становить вже майже12 годин.</text:p>
      <text:p text:style-name="P4">
<text:span text:style-name="T4">
Читайте також:</text:span>
 <text:a xlink:type="simple" xlink:href="https://www.ukrinform.ua/rubric-regions/3708964-ukrzaliznica-zaversila-remont-poskodzenoi-obstrilom-rf-kolii-na-hmelniccini.html" text:style-name="Internet_20_link" text:visited-style-name="Visited_20_Internet_20_Link">
 <text:span text:style-name="T4">
Укрзалізниця</text:span>
 </text:a>
</text:p>
      <text:p text:style-name="P4">
Слідкувати за оперативною інформацію щодо руху поїздів можна на <text:a xlink:type="simple" xlink:href="https://uz-vezemo.uz.gov.ua/delayform" text:style-name="Internet_20_link" text:visited-style-name="Visited_20_Internet_20_Link">
</text:a>
 .</text:p>
      <text:p text:style-name="P4">
Як повідомлялося, уночі 13 травня росіяни обстріляли Хмельниччину.Укрзалізниця і Хмельницька обласна військова адміністрація запустили <text:a xlink:type="simple" xlink:href="https://www.ukrinform.ua/rubric-regions/3708624-ukrzaliznica-zapustila-satli-i-avtobusi-u-mista-poizdi-do-akih-zapiznuutsa-cerez-ataku-droniv.html" text:style-name="Internet_20_link" text:visited-style-name="Visited_20_Internet_20_Link">
</text:a>
 .</text:p>
      <text:p text:style-name="P4">
Source: <text:a xlink:type="simple" xlink:href="https://www.ukrinform.ua/rubric-regions/3709206-vnaslidok-obstriliv-podilskogo-regionu-zatrimuutsa-cotiri-poizdi.html" text:style-name="Internet_20_link" text:visited-style-name="Visited_20_Internet_20_Link">
https://www.ukrinform.ua/rubric-regions/3709206-vnaslidok-obstriliv-podilskogo-regionu-zatrimuutsa-cotiri-poizdi.html</text:a>
</text:p>
      <!--NEWS-->
      <text:h text:style-name="P10" text:outline-level="1">
<text:span text:style-name="T4">
Президент України прилетів до Франції</text:span>
</text:h>
      <text:p text:style-name="P4">
Authors: Ukrinform (Person)</text:p>
      <text:p text:style-name="P4">
Publisher: Укринформ (Organization)</text:p>
      <text:p text:style-name="P4">
Published Time: 2023-05-14T22:27:00+03:00</text:p>
      <text:p text:style-name="P4">
Modified Time: 2023-05-14T22:27:00+03:00</text:p>
      <text:p text:style-name="P4">
Description: Літак із Президентом України Володимиром Зеленський приземлився у Франції. — Укрінформ.</text:p>
      <text:p text:style-name="P4">
Images: ["<text:a xlink:type="simple" xlink:href="https://static.ukrinform.com/photos/2023_05/thumb_files/630_360_1684099642-863.jpg" text:style-name="Internet_20_link" text:visited-style-name="Visited_20_Internet_20_Link">
630_360_16840...</text:a>
"]</text:p>
      <text:p text:style-name="P4">
Tags: ['Франція', 'Візит', 'Зеленський']</text:p>
      <text:p text:style-name="P4">
Type: Article</text:p>
      <!--METADATA-->
      <text:p text:style-name="P4">
<draw:frame draw:style-name="fr1" draw:name="Image243" text:anchor-type="as-char" svg:width="6.9236in" svg:height="3.956343in" draw:z-index="0">
<draw:image xlink:href="../Images/yкринформ/2023-05-14T22-27-00-03-00/630_360_1684099642-863.jpg" xlink:type="simple" xlink:show="embed" xlink:actuate="onLoad" draw:mime-type="image/jpeg"/>
</draw:frame>
 Літак ізПрезидентом України Володимиром Зеленський приземлився у Франції.</text:p>
      <text:p text:style-name="P4">
Про це повідомляє Franceinfo у <text:a xlink:type="simple" xlink:href="https://twitter.com/franceinfo" text:style-name="Internet_20_link" text:visited-style-name="Visited_20_Internet_20_Link">
 </text:a>
 , передаєУкрінформ.</text:p>
      <text:p text:style-name="P4">
«Через три місяці після першого візиту Володимир Зеленський повернувся доФранції», - йдеться в дописі.</text:p>
      <text:p text:style-name="P4">
Зазначається, що літак із Президентом України приземлився в аеропортуВіллакубле.</text:p>
      <text:p text:style-name="P4">
_Відео:<text:a xlink:type="simple" xlink:href="https://www.president.gov.ua/" text:style-name="Internet_20_link" text:visited-style-name="Visited_20_Internet_20_Link">
 </text:a>
 _</text:p>
      <text:p text:style-name="P4">
Як повідомляв Укрінформ, в офісі президента Франції Еммануеля Макронапідтвердили візит українського лідера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polytics/3709205-zelenskij-pro-zustric-z-makronom-obgovorimo-najvazlivisi-punkti-dvostoronnih-vidnosin.html" text:style-name="Internet_20_link" text:visited-style-name="Visited_20_Internet_20_Link">
 <text:span text:style-name="T4">
Макрон</text:span>
 </text:a>
</text:p>
      <text:p text:style-name="P4">
Очікується, що в Єлисейському палаці відбудеться робоча вечеря за участіВолодимира Зеленського й Еммануеля Макрона.</text:p>
      <text:p text:style-name="P4">
<text:span text:style-name="T5">
Фото: ОП</text:span>
</text:p>
      <text:p text:style-name="P4">
Source: <text:a xlink:type="simple" xlink:href="https://www.ukrinform.ua/rubric-polytics/3709210-prezident-ukraini-priletiv-do-francii.html" text:style-name="Internet_20_link" text:visited-style-name="Visited_20_Internet_20_Link">
https://www.ukrinform.ua/rubric-polytics/3709210-prezident-ukraini-priletiv-do-francii.html</text:a>
</text:p>
      <!--NEWS-->
      <text:h text:style-name="P10" text:outline-level="1">
<text:span text:style-name="T4">
У Німеччині Зеленський відвідав військову базу в Аахені, де тренують українських бійців</text:span>
</text:h>
      <text:p text:style-name="P4">
Authors: Ukrinform (Person)</text:p>
      <text:p text:style-name="P4">
Publisher: Укринформ (Organization)</text:p>
      <text:p text:style-name="P4">
Published Time: 2023-05-14T22:42:00+03:00</text:p>
      <text:p text:style-name="P4">
Modified Time: 2023-05-14T22:42:00+03:00</text:p>
      <text:p text:style-name="P4">
Description: Під час перебування в Німеччині Президент Володимир Зеленський відвідав військову базу, де проходять підготовку українські військовослужбовці. — Укрінформ.</text:p>
      <text:p text:style-name="P4">
Images: ["<text:a xlink:type="simple" xlink:href="https://static.ukrinform.com/photos/2023_05/thumb_files/630_360_1684093280-488.jpeg" text:style-name="Internet_20_link" text:visited-style-name="Visited_20_Internet_20_Link">
630_360_16840...</text:a>
", "<text:a xlink:type="simple" xlink:href="https://static.ukrinform.com/photos/2023_05/1684093281-835.jpeg" text:style-name="Internet_20_link" text:visited-style-name="Visited_20_Internet_20_Link">
1684093281-83...</text:a>
"]</text:p>
      <text:p text:style-name="P4">
Tags: ['Німеччина', 'Візит', 'Військові', 'Зеленський']</text:p>
      <text:p text:style-name="P4">
Type: Article</text:p>
      <!--METADATA-->
      <text:p text:style-name="P4">
<draw:frame draw:style-name="fr1" draw:name="Image244" text:anchor-type="as-char" svg:width="6.9236in" svg:height="3.956343in" draw:z-index="0">
<draw:image xlink:href="../Images/yкринформ/2023-05-14T22-42-00-03-00/630_360_1684093280-488.jpeg" xlink:type="simple" xlink:show="embed" xlink:actuate="onLoad" draw:mime-type="image/jpeg"/>
</draw:frame>
 Під часперебування в Німеччині Президент Володимир Зеленський відвідав військовубазу, де проходять підготовку українські військовослужбовці.</text:p>
      <text:p text:style-name="P4">
Як передає Укрінформ, про це повідомляє <text:a xlink:type="simple" xlink:href="https://www.president.gov.ua/news/volodimir-zelenskij-vidvidav-vijskovu-bazu-v-nimechchini-ta-82905" text:style-name="Internet_20_link" text:visited-style-name="Visited_20_Internet_20_Link">
</text:a>
 .</text:p>
      <text:p text:style-name="P4">
«У межах офіційного візиту до Німеччини Президент України Володимир Зеленськийвідвідав військову базу в місті Аахен, де проходять навчання українські <text:a xlink:type="simple" xlink:href="https://www.ukrinform.ua/tag-vijskovi" text:style-name="Internet_20_link" text:visited-style-name="Visited_20_Internet_20_Link">
</text:a>
 .</text:p>
      <text:p text:style-name="P4">
Глава держави та Федеральний канцлер Німеччини Олаф Шольц поспілкувалися зукраїнськими воїнами, які навчаються в Бундесвері», - йдеться в повідомленні.</text:p>
      <text:p text:style-name="P4">
<draw:frame draw:style-name="fr1" draw:name="Image245" text:anchor-type="as-char" svg:width="6.9236in" svg:height="4.617948in" draw:z-index="0">
<draw:image xlink:href="../Images/yкринформ/2023-05-14T22-42-00-03-00/1684093281-835.jpeg" xlink:type="simple" xlink:show="embed" xlink:actuate="onLoad" draw:mime-type="image/jpeg"/>
</draw:frame>
</text:p>
      <text:p text:style-name="P4">
Як наголошують в Офісі Президента, Зеленський та Шольц ознайомилися зелементами навчання, а також оглянули зразки німецької військової техніки, наякій тренуються українські військовослужбовці і яка постачається до України.</text:p>
      <text:p text:style-name="P4">
Президент подякував Федеральному канцлеру Німеччини за підтримку тренувальноїмісії для українських військових.</text:p>
      <text:p text:style-name="P4">
<text:span text:style-name="T4">
Читайте також:</text:span>
 <text:a xlink:type="simple" xlink:href="https://www.ukrinform.ua/rubric-ato/3709181-zelenskij-zaklikav-evropu-buti-risucimi-u-dopomozi-ukraini-zbroeu.html" text:style-name="Internet_20_link" text:visited-style-name="Visited_20_Internet_20_Link">
 <text:span text:style-name="T4">
Зеленський</text:span>
 </text:a>
</text:p>
      <text:p text:style-name="P4">
Крім того, Володимир Зеленський нагородив українських воїнів орденами «Замужність» III ступеня.</text:p>
      <text:p text:style-name="P4">
Як <text:a xlink:type="simple" xlink:href="https://www.ukrinform.ua/rubric-polytics/3708875-zelenskij-pribuv-z-vizitom-do-berlina.html" text:style-name="Internet_20_link" text:visited-style-name="Visited_20_Internet_20_Link">
 </text:a>
 , Президент Володимир Зеленський 14 травня перебувавз візитом у Німеччині. Напередодні глава держави відвідав Італію.</text:p>
      <text:p text:style-name="P4">
<text:span text:style-name="T5">
Фото: ОП</text:span>
</text:p>
      <text:p text:style-name="P4">
Source: <text:a xlink:type="simple" xlink:href="https://www.ukrinform.ua/rubric-ato/3709211-zelenskij-vidvidav-vijskovu-bazu-v-nimeckomu-aaheni-de-trenuut-ukrainskih-bijciv.html" text:style-name="Internet_20_link" text:visited-style-name="Visited_20_Internet_20_Link">
https://www.ukrinform.ua/rubric-ato/3709211-zelenskij-vidvidav-vijskovu-bazu-v-nimeckomu-aaheni-de-trenuut-ukrainskih-bijciv.html</text:a>
</text:p>
      <!--NEWS-->
      <text:h text:style-name="P10" text:outline-level="1">
<text:span text:style-name="T4">
Костюк завершила боротьбу в парному розряді турніру WTA у Римі</text:span>
</text:h>
      <text:p text:style-name="P4">
Authors: Ukrinform (Person)</text:p>
      <text:p text:style-name="P4">
Publisher: Укринформ (Organization)</text:p>
      <text:p text:style-name="P4">
Published Time: 2023-05-14T23:01:00+03:00</text:p>
      <text:p text:style-name="P4">
Modified Time: 2023-05-14T23:01:00+03:00</text:p>
      <text:p text:style-name="P4">
Description: Українка не змогла вийти в парний чвертьфінал. — Укрінформ.</text:p>
      <text:p text:style-name="P4">
Images: ["<text:a xlink:type="simple" xlink:href="https://static.ukrinform.com/photos/2023_05/thumb_files/630_360_1684094450-278.jpg" text:style-name="Internet_20_link" text:visited-style-name="Visited_20_Internet_20_Link">
630_360_16840...</text:a>
"]</text:p>
      <text:p text:style-name="P4">
Tags: ['Теніс', 'Марта Костюк']</text:p>
      <text:p text:style-name="P4">
Type: Article</text:p>
      <!--METADATA-->
      <text:p text:style-name="P4">
<draw:frame draw:style-name="fr1" draw:name="Image246" text:anchor-type="as-char" svg:width="6.9236in" svg:height="3.956343in" draw:z-index="0">
<draw:image xlink:href="../Images/yкринформ/2023-05-14T23-01-00-03-00/630_360_1684094450-278.jpg" xlink:type="simple" xlink:show="embed" xlink:actuate="onLoad" draw:mime-type="image/jpeg"/>
</draw:frame>
 Українкане змогла вийти в парний чвертьфінал.</text:p>
      <text:p text:style-name="P4">
Українська тенісистка Марта Костюк завершила виступи в парному розряді наґрунтовому турнірі серії WTA 1000 у Римі (Італія), передає Укрінформ.</text:p>
      <text:p text:style-name="P4">
У другому раунді змагань українка разом з Єленою-Габріелою Русе з Румуніїпрограла тандему Дезіре Кравчик / Демі Схюрс (США / Нідерланди), 0:6, 1:6.Матч тривав 1 годину 7 хвилин.</text:p>
      <text:p text:style-name="P4">
Дезіре Кравчик і Демі Схюрс у наступному раунді зіграють проти переможницьматчу Нікулеску / Ніномія – Ейкері / Като.</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text:p>
      <text:p text:style-name="P4">
Як повідомляв Укрінформ, сьогодні, 14 травня, Марта завершила виступи натурнірі WTA 1000 у Римі в одиночному розряді – у третьому раунді основиукраїнка програла Паулі Бадосі з Іспанії.</text:p>
      <text:p text:style-name="P4">
Фото: btu.org.ua</text:p>
      <text:p text:style-name="P4">
Source: <text:a xlink:type="simple" xlink:href="https://www.ukrinform.ua/rubric-sports/3709216-kostuk-zaversila-borotbu-v-parnomu-rozradi-turniru-wta-v-rimi.html" text:style-name="Internet_20_link" text:visited-style-name="Visited_20_Internet_20_Link">
https://www.ukrinform.ua/rubric-sports/3709216-kostuk-zaversila-borotbu-v-parnomu-rozradi-turniru-wta-v-rimi.html</text:a>
</text:p>
      <!--NEWS-->
      <text:h text:style-name="P10" text:outline-level="1">
<text:span text:style-name="T4">
Лідери Азербайджану й Вірменії погодилися відновити переговори про кордони</text:span>
</text:h>
      <text:p text:style-name="P4">
Authors: Ukrinform (Person)</text:p>
      <text:p text:style-name="P4">
Publisher: Укринформ (Organization)</text:p>
      <text:p text:style-name="P4">
Published Time: 2023-05-14T23:06:00+03:00</text:p>
      <text:p text:style-name="P4">
Modified Time: 2023-05-14T23:06:00+03:00</text:p>
      <text:p text:style-name="P4">
Description: Під час зустрічі у Брюсселі, яка відбулася за посередництва ЄС, лідери Азербайджану й Вірменії погодилися відновити переговори про делімітацію кордонів та продовжувати пошук шляхів для нормалізації двосторонніх відносин. — Укрінформ.</text:p>
      <text:p text:style-name="P4">
Images: ["<text:a xlink:type="simple" xlink:href="https://static.ukrinform.com/photos/2023_05/thumb_files/630_360_1684095176-373.jpg" text:style-name="Internet_20_link" text:visited-style-name="Visited_20_Internet_20_Link">
630_360_16840...</text:a>
"]</text:p>
      <text:p text:style-name="P4">
Tags: ['Алієв', 'Азербайджан', 'Вірменія', 'Пашинян', 'Мішель']</text:p>
      <text:p text:style-name="P4">
Type: Article</text:p>
      <!--METADATA-->
      <text:p text:style-name="P4">
<draw:frame draw:style-name="fr1" draw:name="Image247" text:anchor-type="as-char" svg:width="6.9236in" svg:height="3.956343in" draw:z-index="0">
<draw:image xlink:href="../Images/yкринформ/2023-05-14T23-06-00-03-00/630_360_1684095176-373.jpg" xlink:type="simple" xlink:show="embed" xlink:actuate="onLoad" draw:mime-type="image/jpeg"/>
</draw:frame>
 Під часзустрічі у Брюсселі, яка відбулася за посередництва ЄС, лідери Азербайджану йВірменії погодилися відновити переговори про делімітацію кордонів тапродовжувати пошук шляхів для нормалізації двосторонніх відносин.</text:p>
      <text:p text:style-name="P4">
Як повідомляє Укрінформ, про це за підсумками зустрічі <text:a xlink:type="simple" xlink:href="http://www.consilium.europa.eu/en/press/press-releases/2023/05/14/press-remarks-by-president-charles-michel-following-the-trilateral-meeting-with-president-aliyev-of-azerbaijan-and-prime-minister-pashinyan-of-armenia/" text:style-name="Internet_20_link" text:visited-style-name="Visited_20_Internet_20_Link">
</text:a>
президент Європейської Ради Шарль Мішель.</text:p>
      <text:p text:style-name="P4">
«Я був радий приймати сьогодні президента Алієва та прем’єр-міністра Пашинянав рамках п’ятої зустрічі в Брюсселі. Наш обмін (думками) був відвертим,відкритим та орієнтованим на результат. Вони зосередили увагу на прогресі нашляху до нормалізації відносин між Вірменією і Азербайджаном. Лідери висловилиспільне бажання досягти миру на Північному Кавказі», - зазначив він.</text:p>
      <text:p text:style-name="P4">
За словами президента ЄР, позитивні результати мирних переговорів, що булипроведені сторонами в Сполучених Штатах, зараз мають отримати новий імпульс,аби Вірменія та Азербайджан могли підписати широку мирну угоду.</text:p>
      <text:p text:style-name="P4">
У питанні кордонів дві країни домовилися про подальші кроки для їхделімітації, зокрема, поновити двосторонні переговори з цього питання. Сторонипідтвердили визнання так званої Алматинської декларації, яка підтверджуєтериторіальну цілісність Вірменії (29 800 кв. км) та Азербайджану (86 600 кв.км). Уточнена делімітація кордонів буде визначена шляхом переговорів.</text:p>
      <text:p text:style-name="P4">
<text:span text:style-name="T4">
Читайте також:</text:span>
 <text:a xlink:type="simple" xlink:href="https://www.ukrinform.ua/rubric-world/3702605-virmenia-ta-azerbajdzan-provedut-peregovori-sodo-mirnogo-vreguluvanna-u-vasingtoni.html" text:style-name="Internet_20_link" text:visited-style-name="Visited_20_Internet_20_Link">
 </text:a>
</text:p>
      <text:p text:style-name="P4">
Учасник перемовин також обговорили питання розблокування транспортногосполучення та економічних зв’язків у регіоні, зокрема, поновлення залізничногоруху через місто Нахічевань. Лідери Вірменії та Азербайджану погодилисястворити спільну робочу групу для визначення умов та термінів поновленнятакого сполучення. Вони також погодилися прийняти допомогу Всесвітньої митноїорганізації у цій роботі.</text:p>
      <text:p text:style-name="P4">
Сторони обговорили й низку гуманітарних проблем, зокрема, пошуку людей, щозникли безвісти, а також ставлення до військовослужбовців, які випадковопотрапили на територію однієї зі сторін, та кроки для їх швидкого звільнення.</text:p>
      <text:p text:style-name="P4">
«Ми продовжили обмін думками у питанні прав та безпеки вірмен, які живуть уколишній Нагірно-Карабаській автономній області. Я закликав <text:a xlink:type="simple" xlink:href="https://www.ukrinform.ua/tag-azerbajdzan" text:style-name="Internet_20_link" text:visited-style-name="Visited_20_Internet_20_Link">
</text:a>
 долучитися до розробки позитивногопорядку денного з метою гарантувати права та безпеку цього населення, у тіснійвзаємодії із міжнародним співтовариством», - написав Мішель.</text:p>
      <text:p text:style-name="P4">
<text:span text:style-name="T4">
Читайте також:</text:span>
 <text:a xlink:type="simple" xlink:href="https://www.ukrinform.ua/rubric-world/3697703-pasinan-zaaviv-so-gotovij-viznati-nagirnij-karabah-teritorieu-azerbajdzanu.html" text:style-name="Internet_20_link" text:visited-style-name="Visited_20_Internet_20_Link">
 <text:span text:style-name="T4">
Карабах</text:span>
 </text:a>
</text:p>
      <text:p text:style-name="P4">
Він закликав сторони утримуватися від ворожої риторики, виявити добру волю талідерство у досягнення рішень, що будуть взаємно прийнятними для обох сторін.</text:p>
      <text:p text:style-name="P4">
Наступна така зустріч, як передбачається, відбудеться у Брюсселі у липні.</text:p>
      <text:p text:style-name="P4">
Як відомо, територіальний конфлікт між Вірменією та Азербайджаном навколоНагірного Карабаху триває уже кілька десятиліть. Востаннє масштабні збройнісутички сталися у вересні 2020-го року, у листопаді того ж року була погодженаугода про перемир’я.</text:p>
      <text:p text:style-name="P4">
<text:span text:style-name="T5">
Фото: media.az</text:span>
</text:p>
      <text:p text:style-name="P4">
Source: <text:a xlink:type="simple" xlink:href="https://www.ukrinform.ua/rubric-world/3709218-lideri-azerbajdzanu-j-virmenii-pogodilisa-vidnoviti-peregovori-pro-kordoni.html" text:style-name="Internet_20_link" text:visited-style-name="Visited_20_Internet_20_Link">
https://www.ukrinform.ua/rubric-world/3709218-lideri-azerbajdzanu-j-virmenii-pogodilisa-vidnoviti-peregovori-pro-kordoni.html</text:a>
</text:p>
      <!--NEWS-->
      <text:h text:style-name="P10" text:outline-level="1">
<text:span text:style-name="T4">
«Феєнорд» достроково став чемпіоном Нідерландів</text:span>
</text:h>
      <text:p text:style-name="P4">
Authors: Ukrinform (Person)</text:p>
      <text:p text:style-name="P4">
Publisher: Укринформ (Organization)</text:p>
      <text:p text:style-name="P4">
Published Time: 2023-05-14T23:10:39+03:00</text:p>
      <text:p text:style-name="P4">
Modified Time: 2023-05-14T23:10:39+03:00</text:p>
      <text:p text:style-name="P4">
Description: Цей титул – 16-й в історії клубу. — Укрінформ.</text:p>
      <text:p text:style-name="P4">
Images: ["<text:a xlink:type="simple" xlink:href="https://static.ukrinform.com/photos/2023_05/thumb_files/630_360_1684094974-996.jpg" text:style-name="Internet_20_link" text:visited-style-name="Visited_20_Internet_20_Link">
630_360_16840...</text:a>
"]</text:p>
      <text:p text:style-name="P4">
Tags: ['Футбол']</text:p>
      <text:p text:style-name="P4">
Type: Article</text:p>
      <!--METADATA-->
      <text:p text:style-name="P4">
<draw:frame draw:style-name="fr1" draw:name="Image248" text:anchor-type="as-char" svg:width="6.9236in" svg:height="3.956343in" draw:z-index="0">
<draw:image xlink:href="../Images/yкринформ/2023-05-14T23-10-39-03-00/630_360_1684094974-996.jpg" xlink:type="simple" xlink:show="embed" xlink:actuate="onLoad" draw:mime-type="image/jpeg"/>
</draw:frame>
 Цей титул– 16-й в історії клубу.</text:p>
      <text:p text:style-name="P4">
«Феєнорд» вдома у матчі 32-го туру Ередівізі розгромив «Гоу Ехед Іглз» – 3:0,передає Укрінформ.</text:p>
      <text:p text:style-name="P4">
Перемогу господарям принесли голи Ідріссі, Хіменеса та Ігора Пайшау.</text:p>
      <text:p text:style-name="P4">
«Феєнорд» став чемпіоном країни за два тури до кінця сезону. Загалом цей титул– 16-й в історії клубу і лише другий у XXI столітті (після чемпіонства усезоні 2016/17).</text:p>
      <text:p text:style-name="P4">
«Феєнорд» випереджає «ПСВ» на 8 очок. Завершить сезон команда Арне Слотаматчами з «Емменом» та «Вітессом».</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text:span>
 </text:a>
</text:p>
      <text:p text:style-name="P4">
Як повідомляв Укрінформ, «Арсенал» в домашньому матчі 36-го туру АПЛ програв«Брайтону»</text:p>
      <text:p text:style-name="P4">
Фото: Getty Images</text:p>
      <text:p text:style-name="P4">
Source: <text:a xlink:type="simple" xlink:href="https://www.ukrinform.ua/rubric-sports/3709217-feenord-dostrokovo-stav-cempionom-niderlandiv.html" text:style-name="Internet_20_link" text:visited-style-name="Visited_20_Internet_20_Link">
https://www.ukrinform.ua/rubric-sports/3709217-feenord-dostrokovo-stav-cempionom-niderlandiv.html</text:a>
</text:p>
      <!--NEWS-->
      <text:h text:style-name="P10" text:outline-level="1">
<text:span text:style-name="T4">
Ворог за день вісім разів обстріляв прикордоння Сумщини, загалом 109 «прильотів»</text:span>
</text:h>
      <text:p text:style-name="P4">
Authors: Ukrinform (Person)</text:p>
      <text:p text:style-name="P4">
Publisher: Укринформ (Organization)</text:p>
      <text:p text:style-name="P4">
Published Time: 2023-05-14T23:31:00+03:00</text:p>
      <text:p text:style-name="P4">
Modified Time: 2023-05-14T23:31:00+03:00</text:p>
      <text:p text:style-name="P4">
Description: російські війська у неділю, 14 травня, вчинили вісім обстрілів прикордонних громад Сумської області.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249" text:anchor-type="as-char" svg:width="6.9236in" svg:height="3.956343in" draw:z-index="0">
<draw:image xlink:href="../Images/yкринформ/2023-05-14T23-31-00-03-00/630_360_1479558145-5682.jpg" xlink:type="simple" xlink:show="embed" xlink:actuate="onLoad" draw:mime-type="image/jpeg"/>
</draw:frame>
 російськівійська у неділю, 14 травня, вчинили вісім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t.me/Sumy_news_ODA/16174" text:style-name="Internet_20_link" text:visited-style-name="Visited_20_Internet_20_Link">
 </text:a>
 .</text:p>
      <text:p text:style-name="P4">
«Протягом дня росіяни здійснили 8 обстрілів прикордонних громад. Зафіксовано109 вибухів. Обстрілів зазнали населені пункти Юнаківської та Білопільськоїгромад», - ідеться в повідомленні.</text:p>
      <text:p text:style-name="P4">
По Білопільській громаді ворог із мінометів випустив 32 міни. Також громадазазнала <text:a xlink:type="simple" xlink:href="https://www.ukrinform.ua/tag-obstril" text:style-name="Internet_20_link" text:visited-style-name="Visited_20_Internet_20_Link">
 </text:a>
 з гранатометів – зафіксовано59 вибухів.</text:p>
      <text:p text:style-name="P4">
<text:span text:style-name="T4">
Читайте також:</text:span>
 <text:a xlink:type="simple" xlink:href="https://www.ukrinform.ua/rubric-ato/3708007-vprodovz-dna-rosiani-zdijsnili-17-obstriliv-prikordonnih-gromad-sumsini-ova.html" text:style-name="Internet_20_link" text:visited-style-name="Visited_20_Internet_20_Link">
 <text:span text:style-name="T4">
Сумщини</text:span>
 </text:a>
</text:p>
      <text:p text:style-name="P4">
Юнаківську громаду росіяни обстріляли з артилерії (десять вибухів) та зміномета (вісім «прильотів»).</text:p>
      <text:p text:style-name="P4">
«Попередньо – без втрат», - зазначили в ОВА.</text:p>
      <text:p text:style-name="P4">
Як повідомляв Укрінформ, армія рф уночі <text:a xlink:type="simple" xlink:href="http://www.ukrinform.ua/rubric-ato/3708938-zagarbniki-vnoci-obstrilali-dvi-gromadi-na-sumsini.html" text:style-name="Internet_20_link" text:visited-style-name="Visited_20_Internet_20_Link">
 </text:a>
 уСумській області, внаслідок чого пошкоджено лінію електропередачі та ЦНАП.</text:p>
      <text:p text:style-name="P4">
Source: <text:a xlink:type="simple" xlink:href="https://www.ukrinform.ua/rubric-ato/3709220-vorog-za-den-visim-raziv-obstrilav-prikordonna-sumsini-zagalom-109-prilotiv.html" text:style-name="Internet_20_link" text:visited-style-name="Visited_20_Internet_20_Link">
https://www.ukrinform.ua/rubric-ato/3709220-vorog-za-den-visim-raziv-obstrilav-prikordonna-sumsini-zagalom-109-prilotiv.html</text:a>
</text:p>
      <!--NEWS-->
      <text:h text:style-name="P10" text:outline-level="1">
<text:span text:style-name="T4">
Зеленський зустрічається з Макроном у Єлисейському палаці</text:span>
</text:h>
      <text:p text:style-name="P4">
Authors: Ukrinform (Person)</text:p>
      <text:p text:style-name="P4">
Publisher: Укринформ (Organization)</text:p>
      <text:p text:style-name="P4">
Published Time: 2023-05-14T23:42:00+03:00</text:p>
      <text:p text:style-name="P4">
Modified Time: 2023-05-14T23:42:00+03:00</text:p>
      <text:p text:style-name="P4">
Description: Володимир Зеленський проводить зустріч із президентом Франції Еммануелем Макроном. — Укрінформ.</text:p>
      <text:p text:style-name="P4">
Images: ["<text:a xlink:type="simple" xlink:href="https://static.ukrinform.com/photos/2023_05/thumb_files/630_360_1684098093-903.jpg" text:style-name="Internet_20_link" text:visited-style-name="Visited_20_Internet_20_Link">
630_360_16840...</text:a>
", "<text:a xlink:type="simple" xlink:href="https://static.ukrinform.com/photos/2023_05/thumb_files/630_360_1684099860-4823.jpeg" text:style-name="Internet_20_link" text:visited-style-name="Visited_20_Internet_20_Link">
630_360_16840...</text:a>
", "<text:a xlink:type="simple" xlink:href="https://static.ukrinform.com/photos/2023_05/thumb_files/630_360_1684099860-3793.jpeg" text:style-name="Internet_20_link" text:visited-style-name="Visited_20_Internet_20_Link">
630_360_16840...</text:a>
", "<text:a xlink:type="simple" xlink:href="https://static.ukrinform.com/photos/2023_05/thumb_files/630_360_1684099860-2329.jpeg" text:style-name="Internet_20_link" text:visited-style-name="Visited_20_Internet_20_Link">
630_360_16840...</text:a>
", "<text:a xlink:type="simple" xlink:href="https://static.ukrinform.com/photos/2023_05/thumb_files/630_360_1684099860-6703.jpeg" text:style-name="Internet_20_link" text:visited-style-name="Visited_20_Internet_20_Link">
630_360_16840...</text:a>
", "<text:a xlink:type="simple" xlink:href="https://static.ukrinform.com/photos/2023_05/thumb_files/630_360_1684099860-9861.jpeg" text:style-name="Internet_20_link" text:visited-style-name="Visited_20_Internet_20_Link">
630_360_16840...</text:a>
", "<text:a xlink:type="simple" xlink:href="https://static.ukrinform.com/photos/2023_05/thumb_files/630_360_1684099860-4362.jpeg" text:style-name="Internet_20_link" text:visited-style-name="Visited_20_Internet_20_Link">
630_360_16840...</text:a>
", "<text:a xlink:type="simple" xlink:href="https://static.ukrinform.com/photos/2023_05/thumb_files/630_360_1684099861-3760.jpeg" text:style-name="Internet_20_link" text:visited-style-name="Visited_20_Internet_20_Link">
630_360_16840...</text:a>
", "<text:a xlink:type="simple" xlink:href="https://static.ukrinform.com/photos/2023_05/thumb_files/630_360_1684099861-1188.jpeg" text:style-name="Internet_20_link" text:visited-style-name="Visited_20_Internet_20_Link">
630_360_16840...</text:a>
"]</text:p>
      <text:p text:style-name="P4">
Tags: ['Франція', 'Макрон', 'Візит', 'Зеленський']</text:p>
      <text:p text:style-name="P4">
Type: Article</text:p>
      <!--METADATA-->
      <text:p text:style-name="P4">
<draw:frame draw:style-name="fr1" draw:name="Image250" text:anchor-type="as-char" svg:width="6.9236in" svg:height="3.956343in" draw:z-index="0">
<draw:image xlink:href="../Images/yкринформ/2023-05-14T23-42-00-03-00/630_360_1684098093-903.jpg" xlink:type="simple" xlink:show="embed" xlink:actuate="onLoad" draw:mime-type="image/jpeg"/>
</draw:frame>
 ВолодимирЗеленський проводить зустріч із президентом Франції Еммануелем Макроном.</text:p>
      <text:p text:style-name="P4">
Як передає Укрінформ, відео прибуття українського лідера до Єлисейськогопалацу опублікував у <text:a xlink:type="simple" xlink:href="https://twitter.com/BFMTV/status/1657831170208415747" text:style-name="Internet_20_link" text:visited-style-name="Visited_20_Internet_20_Link">
 </text:a>
французький телеканал BFM TV.</text:p>
      <text:p text:style-name="P4">
"Еммануель Макрон прийняв Президента України Володимира Зеленського уЄлисейському палаці", - йдеться у дописі.</text:p>
      <text:p text:style-name="P4">
_Відео:<text:a xlink:type="simple" xlink:href="https://www.president.gov.ua/" text:style-name="Internet_20_link" text:visited-style-name="Visited_20_Internet_20_Link">
 </text:a>
 _</text:p>
      <text:p text:style-name="P4">
Володимир Зеленський у Телеграмі зазначив: "Україна та Франція разом захищаютьсвободу й безпеку Європи! Щодня ми наближаємо мир для всіх українців таєвропейців".</text:p>
      <text:p text:style-name="P4">
<draw:frame draw:style-name="fr1" draw:name="Image251" text:anchor-type="as-char" svg:width="6.9236in" svg:height="3.956343in" draw:z-index="0">
<draw:image xlink:href="../Images/yкринформ/2023-05-14T23-42-00-03-00/630_360_1684099860-4823.jpeg" xlink:type="simple" xlink:show="embed" xlink:actuate="onLoad" draw:mime-type="image/jpeg"/>
</draw:frame>
Зеленський прибув з візитом до Франції / Фото: Офіс Президента  <text:a xlink:type="simple" xlink:href="https://static.ukrinform.com/photos/2023_05/1684099860-4823.jpeg" text:style-name="Internet_20_link" text:visited-style-name="Visited_20_Internet_20_Link">
<draw:frame draw:style-name="fr1" draw:name="Image252" text:anchor-type="as-char" svg:width="6.9236in" svg:height="3.956343in" draw:z-index="0">
<draw:image xlink:href="../Images/yкринформ/2023-05-14T23-42-00-03-00/630_360_1684099860-4823.jpeg" xlink:type="simple" xlink:show="embed" xlink:actuate="onLoad" draw:mime-type="image/jpeg"/>
</draw:frame>
</text:a>
 <text:a xlink:type="simple" xlink:href="https://static.ukrinform.com/photos/2023_05/1684099860-3793.jpeg" text:style-name="Internet_20_link" text:visited-style-name="Visited_20_Internet_20_Link">
<draw:frame draw:style-name="fr1" draw:name="Image253" text:anchor-type="as-char" svg:width="6.9236in" svg:height="3.956343in" draw:z-index="0">
<draw:image xlink:href="../Images/yкринформ/2023-05-14T23-42-00-03-00/630_360_1684099860-3793.jpeg" xlink:type="simple" xlink:show="embed" xlink:actuate="onLoad" draw:mime-type="image/jpeg"/>
</draw:frame>
</text:a>
 <text:a xlink:type="simple" xlink:href="https://static.ukrinform.com/photos/2023_05/1684099860-2329.jpeg" text:style-name="Internet_20_link" text:visited-style-name="Visited_20_Internet_20_Link">
<draw:frame draw:style-name="fr1" draw:name="Image254" text:anchor-type="as-char" svg:width="6.9236in" svg:height="3.956343in" draw:z-index="0">
<draw:image xlink:href="../Images/yкринформ/2023-05-14T23-42-00-03-00/630_360_1684099860-2329.jpeg" xlink:type="simple" xlink:show="embed" xlink:actuate="onLoad" draw:mime-type="image/jpeg"/>
</draw:frame>
</text:a>
 <text:a xlink:type="simple" xlink:href="https://static.ukrinform.com/photos/2023_05/1684099860-6703.jpeg" text:style-name="Internet_20_link" text:visited-style-name="Visited_20_Internet_20_Link">
<draw:frame draw:style-name="fr1" draw:name="Image255" text:anchor-type="as-char" svg:width="6.9236in" svg:height="3.956343in" draw:z-index="0">
<draw:image xlink:href="../Images/yкринформ/2023-05-14T23-42-00-03-00/630_360_1684099860-6703.jpeg" xlink:type="simple" xlink:show="embed" xlink:actuate="onLoad" draw:mime-type="image/jpeg"/>
</draw:frame>
</text:a>
 <text:a xlink:type="simple" xlink:href="https://static.ukrinform.com/photos/2023_05/1684099860-9861.jpeg" text:style-name="Internet_20_link" text:visited-style-name="Visited_20_Internet_20_Link">
<draw:frame draw:style-name="fr1" draw:name="Image256" text:anchor-type="as-char" svg:width="6.9236in" svg:height="3.956343in" draw:z-index="0">
<draw:image xlink:href="../Images/yкринформ/2023-05-14T23-42-00-03-00/630_360_1684099860-9861.jpeg" xlink:type="simple" xlink:show="embed" xlink:actuate="onLoad" draw:mime-type="image/jpeg"/>
</draw:frame>
</text:a>
 <text:a xlink:type="simple" xlink:href="https://static.ukrinform.com/photos/2023_05/1684099860-4362.jpeg" text:style-name="Internet_20_link" text:visited-style-name="Visited_20_Internet_20_Link">
<draw:frame draw:style-name="fr1" draw:name="Image257" text:anchor-type="as-char" svg:width="6.9236in" svg:height="3.956343in" draw:z-index="0">
<draw:image xlink:href="../Images/yкринформ/2023-05-14T23-42-00-03-00/630_360_1684099860-4362.jpeg" xlink:type="simple" xlink:show="embed" xlink:actuate="onLoad" draw:mime-type="image/jpeg"/>
</draw:frame>
</text:a>
 <text:a xlink:type="simple" xlink:href="https://static.ukrinform.com/photos/2023_05/1684099861-3760.jpeg" text:style-name="Internet_20_link" text:visited-style-name="Visited_20_Internet_20_Link">
<draw:frame draw:style-name="fr1" draw:name="Image258" text:anchor-type="as-char" svg:width="6.9236in" svg:height="3.956343in" draw:z-index="0">
<draw:image xlink:href="../Images/yкринформ/2023-05-14T23-42-00-03-00/630_360_1684099861-3760.jpeg" xlink:type="simple" xlink:show="embed" xlink:actuate="onLoad" draw:mime-type="image/jpeg"/>
</draw:frame>
</text:a>
 <text:a xlink:type="simple" xlink:href="https://static.ukrinform.com/photos/2023_05/1684099861-1188.jpeg" text:style-name="Internet_20_link" text:visited-style-name="Visited_20_Internet_20_Link">
<draw:frame draw:style-name="fr1" draw:name="Image259" text:anchor-type="as-char" svg:width="6.9236in" svg:height="3.956343in" draw:z-index="0">
<draw:image xlink:href="../Images/yкринформ/2023-05-14T23-42-00-03-00/630_360_1684099861-1188.jpeg" xlink:type="simple" xlink:show="embed" xlink:actuate="onLoad" draw:mime-type="image/jpeg"/>
</draw:frame>
</text:a>
</text:p>
      <text:p text:style-name="P4">
Як повідомлялося, Президент Зеленський у неділю прибув з Німеччини до Парижа,де має відбутися робоча вечеря з Емманюелем Макроном.</text:p>
      <text:p text:style-name="P4">
<text:span text:style-name="T4">
Читайте також:</text:span>
 <text:a xlink:type="simple" xlink:href="https://www.ukrinform.ua/rubric-polytics/3709205-zelenskij-pro-zustric-z-makronom-obgovorimo-najvazlivisi-punkti-dvostoronnih-vidnosin.html" text:style-name="Internet_20_link" text:visited-style-name="Visited_20_Internet_20_Link">
 <text:span text:style-name="T4">
Зеленський</text:span>
 </text:a>
</text:p>
      <text:p text:style-name="P4">
У Єлисейському палаці повідомили, що у ході зустрічі <text:a xlink:type="simple" xlink:href="https://www.ukrinform.ua/tag-makron" text:style-name="Internet_20_link" text:visited-style-name="Visited_20_Internet_20_Link">
</text:a>
 "підтвердить незмінну підтримку Франціїта Європи у справі відновлення законних прав України та захисту їїфундаментальних інтересів".</text:p>
      <text:p text:style-name="P4">
З огляду на це розмова двох лідерів буде зосереджена "на підтримці, якуФранція продовжує надавати у відповідь на невідкладні військові та гуманітарніпотреби України".</text:p>
      <text:p text:style-name="P4">
<text:span text:style-name="T5">
Фото: ОП</text:span>
</text:p>
      <text:p text:style-name="P4">
Source: <text:a xlink:type="simple" xlink:href="https://www.ukrinform.ua/rubric-polytics/3709222-zelenskij-zustrivsa-z-makronom-u-elisejskomu-palaci.html" text:style-name="Internet_20_link" text:visited-style-name="Visited_20_Internet_20_Link">
https://www.ukrinform.ua/rubric-polytics/3709222-zelenskij-zustrivsa-z-makronom-u-elisejskomu-palaci.html</text:a>
</text:p>
      <!--NEWS-->
      <text:h text:style-name="P10" text:outline-level="1">
<text:span text:style-name="T4">
Чинний Президент рф ізолює свою країну своєю присутністю в кремлі — Володимир Зеленський</text:span>
</text:h>
      <text:p text:style-name="P4">
Author: ['АРМІЯINFORM']</text:p>
      <text:p text:style-name="P4">
Time: 2023-05-14T33:00:00-04:00</text:p>
      <text:p text:style-name="P4">
Description: Президент України Володимир Зеленський переконаний, що чинний лідер держави-агрес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a4f67fb00603a221ac625cbbc0d3b6d_1684009913_extra_large.jpeg" text:style-name="Internet_20_link" text:visited-style-name="Visited_20_Internet_20_Link">
aa4f67fb00603a221ac625cbbc0d3b6d_1684009913_extra_large.jpeg</text:a>
']</text:p>
      <text:p text:style-name="P4">
Tags: ['ВОЛОДИМИР ЗЕЛЕНСЬКИЙ', 'ІТАЛІЯ']</text:p>
      <text:p text:style-name="P4">
Category: News</text:p>
      <!--METADATA-->
      <text:p text:style-name="P4">
<draw:frame draw:style-name="fr1" draw:name="Image260" text:anchor-type="as-char" svg:width="6.9236in" svg:height="4.617948in" draw:z-index="0">
<draw:image xlink:href="../Images/AРМІЯINFORM/2023-05-14T33-00-00-04-00/aa4f67fb00603a221ac625cbbc0d3b6d_1684009913_extra_large.jpeg" xlink:type="simple" xlink:show="embed" xlink:actuate="onLoad" draw:mime-type="image/jpeg"/>
</draw:frame>
</text:p>
      <text:p text:style-name="P4">
Президент України Володимир Зеленський переконаний, що чинний лідер держави-агресора Володимир Путін своїм перебуванням на посаді Президента йпродовженням своєї політики дедалі більше ізолює російську федерацію відцивілізованого світу. Про це Глава Української держави сказав в інтерв’юпредставникам італійських ЗМІ під час офіційного візиту до Італії.</text:p>
      <text:p text:style-name="P4">
«Він точно тепер далеко від тієї росії, у якої були зв’язки із цивілізованимсвітом. Сьогодні він ізольований. Своєю присутністю у Кремлі він ізолює людей,свою економіку, свою історію, свою мову. Все, що в них було накопичено, вінстер. І стер наші відносини, тому що прийшов до нас зі своєю агресією,неспровокованою війною», — зазначив Володимир Зеленський.</text:p>
      <text:p text:style-name="P4">
Президент України висловив переконання, що російському лідеру байдужі люди —не лише українці, а й громадяни його країни, — тому російські війська, якіприйшли на українську землю, демотивовані із самого початку цієї загарбницькоївійни.</text:p>
      <text:p text:style-name="P4">
«У нього немає сильної армії. У нього є мільйони людей, яких він кидає підтанки. І в нього було багато радянської техніки», — сказав Глава держави.</text:p>
      <text:p text:style-name="P4">
Володимир Зеленський зазначив, що очільник кремля має дедалі менше виправданьдля своїх дій в Україні. У нинішнього Президента росії дедалі менше віритьйого суспільство, бізнес і навіть оточення.</text:p>
      <text:p text:style-name="P4">
«Він обіцяв їм швидку перемогу, а перемоги й близько немає. Все ценекомфортно, із цими людьми вже ніхто не спілкується, серйозний бізнесвиходить з рф, бізнеси на території Європи та світу, де є партнерство росії,не хочуть мати спільних контрактів. Усе це впливає на велику кількість людей,і вони цього не хочуть, бо щодня в них складнощі… Це і є ізоляція», — розповівГлава держави.</text:p>
      <text:p text:style-name="P4">
Водночас, на переконання Володимира Зеленського, російське суспільство заразне таке закрите, як було при Радянському Союзі, і не готове знову жити візоляції, тому тиснутиме на Президента рф.</text:p>
      <text:p text:style-name="P4">
«Щоденно настрій там, усередині держави, погіршується. Вони тиснутимуть нанього», — зазначив Президент України.</text:p>
      <text:p text:style-name="P4">
Глава держави наголосив, що Україна наближається до перемоги, щоднявиштовхуючи ворога зі своєї території. Зокрема, він зауважив, що наша країнанадзвичайно ґрунтовно готується до контрнаступу.</text:p>
      <text:p text:style-name="P4">
«Ми дуже серйозно готуємося. І дуже серйозні кроки будуть обов’язково. Я знаю,що ми всі мотивовані — не тільки ті, хто знає весь цей задум, а й наш народ»,— додав Володимир Зеленський.</text:p>
      <text:p text:style-name="P4">
Він зазначив, що не може назвати точної дати початку контрнаступу, але коли цестанеться, «ви точно це побачите, а росія це точно відчує».</text:p>
      <text:p text:style-name="P4">
Президент акцентував, що український народ вірить у перемогу, а перші важливікроки будуть незабаром.</text:p>
      <text:p text:style-name="P4">
<text:span text:style-name="T4">
Джерело:</text:span>
 <text:a xlink:type="simple" xlink:href="https://armyinform.com.ua/reformator/president.gov.ua/news/chinnij-prezident-rf-izolyuye-svoyu-krayinu-svoyeyu-prisutni-82861" text:style-name="Internet_20_link" text:visited-style-name="Visited_20_Internet_20_Link">
Офіс ПрезидентаУкраїни</text:a>
</text:p>
      <text:p text:style-name="P4">
Source: <text:a xlink:type="simple" xlink:href="https://armyinform.com.ua/2023/05/14/chynnyj-prezydent-rf-izolyuye-svoyu-krayinu-svoyeyu-prysutnistyu-v-kremli-volodymyr-zelenskyj/" text:style-name="Internet_20_link" text:visited-style-name="Visited_20_Internet_20_Link">
https://armyinform.com.ua/2023/05/14/chynnyj-prezydent-rf-izolyuye-svoyu-krayinu-svoyeyu-prysutnistyu-v-kremli-volodymyr-zelenskyj/</text:a>
</text:p>
      <!--NEWS-->
      <text:h text:style-name="P10" text:outline-level="1">
<text:span text:style-name="T4">
В київському Будинку кіно відбулася творча зустріч з українською поетесою та захисницею Валерією Суботіною</text:span>
</text:h>
      <text:p text:style-name="P4">
Author: ['Оксана Іванець']</text:p>
      <text:p text:style-name="P4">
Time: 2023-05-14T34:00:00-04:00</text:p>
      <text:p text:style-name="P4">
Description: 10 квітня захисниця Азовсталі й Маріуполя Валерія Суботіна (Карпиленко) на псевдо «Н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4773273645993931_y.jpg" text:style-name="Internet_20_link" text:visited-style-name="Visited_20_Internet_20_Link">
photo_5404773273645993931_y.jpg</text:a>
', '<text:a xlink:type="simple" xlink:href="https://armyinform.com.ua/wp-content/uploads/2023/05/photo_5404773273645993933_y-150x150.jpg" text:style-name="Internet_20_link" text:visited-style-name="Visited_20_Internet_20_Link">
photo_5404773273645993933_y-150x150.jpg</text:a>
', '<text:a xlink:type="simple" xlink:href="https://armyinform.com.ua/wp-content/uploads/2023/05/photo_5404773273645993934_y-150x150.jpg" text:style-name="Internet_20_link" text:visited-style-name="Visited_20_Internet_20_Link">
photo_5404773273645993934_y-150x150.jpg</text:a>
', '<text:a xlink:type="simple" xlink:href="https://armyinform.com.ua/wp-content/uploads/2023/05/photo_5404773273645993935_y-150x150.jpg" text:style-name="Internet_20_link" text:visited-style-name="Visited_20_Internet_20_Link">
photo_5404773273645993935_y-150x150.jpg</text:a>
', '<text:a xlink:type="simple" xlink:href="https://armyinform.com.ua/wp-content/uploads/2023/05/photo_5404773273645993936_y-150x150.jpg" text:style-name="Internet_20_link" text:visited-style-name="Visited_20_Internet_20_Link">
photo_5404773273645993936_y-150x150.jpg</text:a>
', '<text:a xlink:type="simple" xlink:href="https://armyinform.com.ua/wp-content/uploads/2023/05/photo_5404773273645993937_y-150x150.jpg" text:style-name="Internet_20_link" text:visited-style-name="Visited_20_Internet_20_Link">
photo_5404773273645993937_y-150x150.jpg</text:a>
', '<text:a xlink:type="simple" xlink:href="https://armyinform.com.ua/wp-content/uploads/2023/05/photo_5404773273645993938_y-150x150.jpg" text:style-name="Internet_20_link" text:visited-style-name="Visited_20_Internet_20_Link">
photo_5404773273645993938_y-150x150.jpg</text:a>
', '<text:a xlink:type="simple" xlink:href="https://armyinform.com.ua/wp-content/uploads/2023/05/photo_5404773273645993939_y-150x150.jpg" text:style-name="Internet_20_link" text:visited-style-name="Visited_20_Internet_20_Link">
photo_5404773273645993939_y-150x150.jpg</text:a>
', '<text:a xlink:type="simple" xlink:href="https://armyinform.com.ua/wp-content/uploads/2023/05/photo_5404773273645993940_y-150x150.jpg" text:style-name="Internet_20_link" text:visited-style-name="Visited_20_Internet_20_Link">
photo_5404773273645993940_y-150x150.jpg</text:a>
', '<text:a xlink:type="simple" xlink:href="https://armyinform.com.ua/wp-content/uploads/2023/05/photo_5404773273645993933_y-1-150x150.jpg" text:style-name="Internet_20_link" text:visited-style-name="Visited_20_Internet_20_Link">
photo_5404773273645993933_y-1-150x150.jpg</text:a>
']</text:p>
      <text:p text:style-name="P4">
Tags: ['ЗУСТРІЧ']</text:p>
      <text:p text:style-name="P4">
Category: News</text:p>
      <!--METADATA-->
      <text:p text:style-name="P4">
<draw:frame draw:style-name="fr1" draw:name="Image261" text:anchor-type="as-char" svg:width="6.9236in" svg:height="3.900295in" draw:z-index="0">
<draw:image xlink:href="../Images/AРМІЯINFORM/2023-05-14T34-00-00-04-00/photo_5404773273645993931_y.jpg" xlink:type="simple" xlink:show="embed" xlink:actuate="onLoad" draw:mime-type="image/jpeg"/>
</draw:frame>
</text:p>
      <text:p text:style-name="P4">
10 квітня захисниця Азовсталі й Маріуполя Валерія Суботіна (Карпиленко) напсевдо «Нава» повернулася на Батьківщину з російського полону під час обмінувійськовополоненими. За російськими гратами жінка-військовослужбовець полку«Азов» пробула 327 днів.</text:p>
      <text:p text:style-name="P4">
Сьогодні поетеса вперше вийшла на публіку, аби поспілкуватися з читачами. Їїтворчий вечір був присвячений поверненню Валерії з полону, а також збірціпоезій «Квіти і зброя», наклад якої згорів в тимчасово окупованому Маріуполіта був перевиданий свекрухою дівчини — Людмилою Суботіною.</text:p>
      <text:p text:style-name="P4">
На заході були присутні друзі, знайомі, посестри і побратими поетеси. Зі сценивони ділилися життєвими історіями, які їх поєднують з Навою, а такождекламували її вірші зі збірки є. Були і ті, хто присвячував Валерії і їїчоловікові, офіцеру Держприкордонслужби України Андрію Суботіну, який загинувв боях за столицю Приазов’я, власні твори — кохання цієї пари стало натхненнямдля багатьох митців.</text:p>
      <text:p text:style-name="P4">
<text:a xlink:type="simple" xlink:href="https://armyinform.com.ua/wp-content/uploads/2023/05/photo_5404773273645993933_y.jpg" text:style-name="Internet_20_link" text:visited-style-name="Visited_20_Internet_20_Link">
<draw:frame draw:style-name="fr1" draw:name="Image262" text:anchor-type="as-char" svg:width="6.9236in" svg:height="6.9236in" draw:z-index="0">
<draw:image xlink:href="../Images/AРМІЯINFORM/2023-05-14T34-00-00-04-00/photo_5404773273645993933_y-150x150.jpg" xlink:type="simple" xlink:show="embed" xlink:actuate="onLoad" draw:mime-type="image/jpeg"/>
</draw:frame>
</text:a>
</text:p>
      <text:p text:style-name="P4">
<text:a xlink:type="simple" xlink:href="https://armyinform.com.ua/wp-content/uploads/2023/05/photo_5404773273645993934_y.jpg" text:style-name="Internet_20_link" text:visited-style-name="Visited_20_Internet_20_Link">
<draw:frame draw:style-name="fr1" draw:name="Image263" text:anchor-type="as-char" svg:width="6.9236in" svg:height="6.9236in" draw:z-index="0">
<draw:image xlink:href="../Images/AРМІЯINFORM/2023-05-14T34-00-00-04-00/photo_5404773273645993934_y-150x150.jpg" xlink:type="simple" xlink:show="embed" xlink:actuate="onLoad" draw:mime-type="image/jpeg"/>
</draw:frame>
</text:a>
</text:p>
      <text:p text:style-name="P4">
<text:a xlink:type="simple" xlink:href="https://armyinform.com.ua/wp-content/uploads/2023/05/photo_5404773273645993935_y.jpg" text:style-name="Internet_20_link" text:visited-style-name="Visited_20_Internet_20_Link">
<draw:frame draw:style-name="fr1" draw:name="Image264" text:anchor-type="as-char" svg:width="6.9236in" svg:height="6.9236in" draw:z-index="0">
<draw:image xlink:href="../Images/AРМІЯINFORM/2023-05-14T34-00-00-04-00/photo_5404773273645993935_y-150x150.jpg" xlink:type="simple" xlink:show="embed" xlink:actuate="onLoad" draw:mime-type="image/jpeg"/>
</draw:frame>
</text:a>
</text:p>
      <text:p text:style-name="P4">
<text:a xlink:type="simple" xlink:href="https://armyinform.com.ua/wp-content/uploads/2023/05/photo_5404773273645993936_y.jpg" text:style-name="Internet_20_link" text:visited-style-name="Visited_20_Internet_20_Link">
<draw:frame draw:style-name="fr1" draw:name="Image265" text:anchor-type="as-char" svg:width="6.9236in" svg:height="6.9236in" draw:z-index="0">
<draw:image xlink:href="../Images/AРМІЯINFORM/2023-05-14T34-00-00-04-00/photo_5404773273645993936_y-150x150.jpg" xlink:type="simple" xlink:show="embed" xlink:actuate="onLoad" draw:mime-type="image/jpeg"/>
</draw:frame>
</text:a>
</text:p>
      <text:p text:style-name="P4">
<text:a xlink:type="simple" xlink:href="https://armyinform.com.ua/wp-content/uploads/2023/05/photo_5404773273645993937_y.jpg" text:style-name="Internet_20_link" text:visited-style-name="Visited_20_Internet_20_Link">
<draw:frame draw:style-name="fr1" draw:name="Image266" text:anchor-type="as-char" svg:width="6.9236in" svg:height="6.9236in" draw:z-index="0">
<draw:image xlink:href="../Images/AРМІЯINFORM/2023-05-14T34-00-00-04-00/photo_5404773273645993937_y-150x150.jpg" xlink:type="simple" xlink:show="embed" xlink:actuate="onLoad" draw:mime-type="image/jpeg"/>
</draw:frame>
</text:a>
</text:p>
      <text:p text:style-name="P4">
<text:a xlink:type="simple" xlink:href="https://armyinform.com.ua/wp-content/uploads/2023/05/photo_5404773273645993938_y.jpg" text:style-name="Internet_20_link" text:visited-style-name="Visited_20_Internet_20_Link">
<draw:frame draw:style-name="fr1" draw:name="Image267" text:anchor-type="as-char" svg:width="6.9236in" svg:height="6.9236in" draw:z-index="0">
<draw:image xlink:href="../Images/AРМІЯINFORM/2023-05-14T34-00-00-04-00/photo_5404773273645993938_y-150x150.jpg" xlink:type="simple" xlink:show="embed" xlink:actuate="onLoad" draw:mime-type="image/jpeg"/>
</draw:frame>
</text:a>
</text:p>
      <text:p text:style-name="P4">
<text:a xlink:type="simple" xlink:href="https://armyinform.com.ua/wp-content/uploads/2023/05/photo_5404773273645993939_y.jpg" text:style-name="Internet_20_link" text:visited-style-name="Visited_20_Internet_20_Link">
<draw:frame draw:style-name="fr1" draw:name="Image268" text:anchor-type="as-char" svg:width="6.9236in" svg:height="6.9236in" draw:z-index="0">
<draw:image xlink:href="../Images/AРМІЯINFORM/2023-05-14T34-00-00-04-00/photo_5404773273645993939_y-150x150.jpg" xlink:type="simple" xlink:show="embed" xlink:actuate="onLoad" draw:mime-type="image/jpeg"/>
</draw:frame>
</text:a>
</text:p>
      <text:p text:style-name="P4">
<text:a xlink:type="simple" xlink:href="https://armyinform.com.ua/wp-content/uploads/2023/05/photo_5404773273645993940_y.jpg" text:style-name="Internet_20_link" text:visited-style-name="Visited_20_Internet_20_Link">
<draw:frame draw:style-name="fr1" draw:name="Image269" text:anchor-type="as-char" svg:width="6.9236in" svg:height="6.9236in" draw:z-index="0">
<draw:image xlink:href="../Images/AРМІЯINFORM/2023-05-14T34-00-00-04-00/photo_5404773273645993940_y-150x150.jpg" xlink:type="simple" xlink:show="embed" xlink:actuate="onLoad" draw:mime-type="image/jpeg"/>
</draw:frame>
</text:a>
</text:p>
      <text:p text:style-name="P4">
<text:a xlink:type="simple" xlink:href="https://armyinform.com.ua/wp-content/uploads/2023/05/photo_5404773273645993933_y-1.jpg" text:style-name="Internet_20_link" text:visited-style-name="Visited_20_Internet_20_Link">
<draw:frame draw:style-name="fr1" draw:name="Image270" text:anchor-type="as-char" svg:width="6.9236in" svg:height="6.9236in" draw:z-index="0">
<draw:image xlink:href="../Images/AРМІЯINFORM/2023-05-14T34-00-00-04-00/photo_5404773273645993933_y-1-150x150.jpg" xlink:type="simple" xlink:show="embed" xlink:actuate="onLoad" draw:mime-type="image/jpeg"/>
</draw:frame>
</text:a>
</text:p>
      <text:p text:style-name="P4">
Також на заході пісні на вірші Нави виконав актор-військовослужбовець ДмитроЛінартович, композиції на твори Григорія Сковороди та Василя Стуса — лірник ібандурист Тарас Компаніченко, а пісні «Поцілуй мене на прощання», «Повернисьживим» та «Перемога» заспівала народна артистка України Марія Бурмака.</text:p>
      <text:p text:style-name="P4">
Сама Валерія зачитала три власні поезії. Одну — про Маріуполь, другу, яка буланаписана напередодні ввечері, дівчина присвятила побратимам, які наразіперебувають у російському полоні. Третій вірш був присвячений пам’яті про їїчоловіка, з яким Валерія побралася торік 5 травня. За два дні, 7 травня 2022року капітан Андрій Суботін не повернувся з бойового завдання. Його тіло ще неповернуто для гідного поховання…</text:p>
      <text:p text:style-name="P4">
Наприкінці вечора Валерія Суботіна наголосила, що українське суспільствомусить пам’ятати про тих, хто ще знаходиться в російському полоні та робитивсе можливе, аби витягнути їх звідти.</text:p>
      <text:p text:style-name="P4">
— У полоні ти відрізаний від будь-якої інформації. Тож неможливо точно знати,чи за тебе борються, чи на тебе чекають. Але всі, хто довго перебувають уполоні, усвідомлюють: скільки ти там би не знаходився, Україна не могла тебепокинути, як і друзі, і рідні. Але як важливо вийти звідти і впевнитися, щотак воно і є! — сказала поетеса.</text:p>
      <text:p text:style-name="P4">
Source: <text:a xlink:type="simple" xlink:href="https://armyinform.com.ua/2023/05/14/v-kyyivskomu-budynku-kino-vidbulasya-tvorcha-zustrich-z-ukrayinskoyu-poetesoyu-ta-zahysnyczeyu-valeriyeyu-subotinoyu/" text:style-name="Internet_20_link" text:visited-style-name="Visited_20_Internet_20_Link">
https://armyinform.com.ua/2023/05/14/v-kyyivskomu-budynku-kino-vidbulasya-tvorcha-zustrich-z-ukrayinskoyu-poetesoyu-ta-zahysnyczeyu-valeriyeyu-subotinoyu/</text:a>
</text:p>
      <!--NEWS-->
      <text:h text:style-name="P10" text:outline-level="1">
<text:span text:style-name="T4">
СБУ оголосила про підозру колишньому окупаційному «коменданту» Балаклії, який катував мешканців міста</text:span>
</text:h>
      <text:p text:style-name="P4">
Author: ['АРМІЯINFORM']</text:p>
      <text:p text:style-name="P4">
Time: 2023-05-14T35:00:00-04:00</text:p>
      <text:p text:style-name="P4">
Description: Служба безпеки системно викриває російських окупантів, які вчиняли воєнні зло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ПІДОЗРА', 'СБУ']</text:p>
      <text:p text:style-name="P4">
Category: News</text:p>
      <!--METADATA-->
      <text:p text:style-name="P4">
<draw:frame draw:style-name="fr1" draw:name="Image271" text:anchor-type="as-char" svg:width="6.9236in" svg:height="3.952222in" draw:z-index="0">
<draw:image xlink:href="../ConvertedIMGs/AРМІЯINFORM/2023-05-14T35-00-00-04-00/i75_articleimage_203629.png" xlink:type="simple" xlink:show="embed" xlink:actuate="onLoad" draw:mime-type="image/png"/>
</draw:frame>
 Ілюстративне фото</text:p>
      <text:p text:style-name="P4">
Служба безпеки системно викриває російських окупантів, які вчиняли воєннізлочини у тимчасово захоплених районах України.</text:p>
      <text:p text:style-name="P4">
У результаті слідчих дій встановлено особу ще одного загарбника, причетного домасових репресій проти мирних жителів під час окупації частини Харківщини.</text:p>
      <text:p text:style-name="P4">
Фігурантом є військовий комендант Калінінградського гарнізону зс рф ізпозивним «Граніт», який на початку повномасштабного вторгнення ввійшов доскладу окупаційних угруповань на східному фронті.</text:p>
      <text:p text:style-name="P4">
У березні минулого року він приїхав до захопленої на той час Балаклії, дезаймався координацією спільних дій російських військових та бойовиків «л/днр»у поширенні кремлівського режиму в місті.</text:p>
      <text:p text:style-name="P4">
Згодом його призначили там «комендантом». На цій «посаді» окупанторганізовував незаконні затримання місцевих жителів.</text:p>
      <text:p text:style-name="P4">
За наказом «Граніта» українців звозили до створеної агресором катівні, якуоблаштували у захопленій будівлі райвідділу поліції.</text:p>
      <text:p text:style-name="P4">
Там людей піддавали жорстоким тортурам, а також тривалий час тримали без їжіта води. Деякі з потерпілих й досі вважаються зниклими безвісті.</text:p>
      <text:p text:style-name="P4">
Задокументовано, що «Граніт» особисто допитував незаконно ув’язнених,застосовуючи до них психологічне та фізичне насильство, погрожував вбивством,а також примусовою депортацією їхніх родичів до рф.</text:p>
      <text:p text:style-name="P4">
Під час звільнення міста окупаційний «комендант» втік до рф, де переховуєтьсявід правосуддя.</text:p>
      <text:p text:style-name="P4">
На підставі зібраних доказів слідчі Служби безпеки повідомили йому про підозруза ч. 2 ст. 28 та ч. 1 ст. 438 Кримінального кодексу України (порушеннязаконів і звичаїв війни, вчинене за попередньою змовою групою осіб).</text:p>
      <text:p text:style-name="P4">
Тривають комплексні заходи для притягнення зловмисника до відповідальності.</text:p>
      <text:p text:style-name="P4">
Розслідування проводили співробітники СБУ в Харківській області запроцесуального керівництва обласної прокуратури.</text:p>
      <text:p text:style-name="P4">
<text:span text:style-name="T4">
Джерело:</text:span>
 <text:a xlink:type="simple" xlink:href="https://ssu.gov.ua/novyny/sbu-oholosyla-pro-pidozru-kolyshnomu-okupatsiinomu-komendantu-balaklii-yakyi-katuvav-meshkantsiv-mista" text:style-name="Internet_20_link" text:visited-style-name="Visited_20_Internet_20_Link">
Служба безпеки України</text:a>
</text:p>
      <text:p text:style-name="P4">
Source: <text:a xlink:type="simple" xlink:href="https://armyinform.com.ua/2023/05/14/sbu-ogolosyla-pro-pidozru-kolyshnomu-okupaczijnomu-komendantu-balakliyi-yakyj-katuvav-meshkancziv-mista/" text:style-name="Internet_20_link" text:visited-style-name="Visited_20_Internet_20_Link">
https://armyinform.com.ua/2023/05/14/sbu-ogolosyla-pro-pidozru-kolyshnomu-okupaczijnomu-komendantu-balakliyi-yakyj-katuvav-meshkancziv-mista/</text:a>
</text:p>
      <!--NEWS-->
      <text:h text:style-name="P10" text:outline-level="1">
<text:span text:style-name="T4">
105 БПЛА отримають українські розвідники від німецького уряду</text:span>
</text:h>
      <text:p text:style-name="P4">
Author: ['АРМІЯINFORM']</text:p>
      <text:p text:style-name="P4">
Time: 2023-05-14T36:00:00-04:00</text:p>
      <text:p text:style-name="P4">
Description: Українські розвідники отримають 105 безпілотників Vector у межах контракту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131-01.jpg" text:style-name="Internet_20_link" text:visited-style-name="Visited_20_Internet_20_Link">
20230131-01.jpg</text:a>
']</text:p>
      <text:p text:style-name="P4">
Tags: ['STOPRUSSIA', 'АГРЕСІЯ РФ', 'ВТОРГНЕННЯ РФ', 'ГОЛОВНЕ УПРАВЛІННЯ РОЗВІДКИ МО УКРАЇНИ', 'ГУР МО УКРАЇНИ']</text:p>
      <text:p text:style-name="P4">
Category: News</text:p>
      <!--METADATA-->
      <text:p text:style-name="P4">
<draw:frame draw:style-name="fr1" draw:name="Image272" text:anchor-type="as-char" svg:width="6.9236in" svg:height="3.892602in" draw:z-index="0">
<draw:image xlink:href="../Images/AРМІЯINFORM/2023-05-14T36-00-00-04-00/20230131-01.jpg" xlink:type="simple" xlink:show="embed" xlink:actuate="onLoad" draw:mime-type="image/jpeg"/>
</draw:frame>
</text:p>
      <text:p text:style-name="P4">
Українські розвідники отримають 105 безпілотників Vector у межах контрактуМіністерства оборони України з німецькою компанією-виробником БПЛА Quantum-Systems GmbH.</text:p>
      <text:p text:style-name="P4">
Про це <text:a xlink:type="simple" xlink:href="https://gur.gov.ua/content/105-bpla-zi-shtuchnym-intelektom-dlia-voiennoi-rozvidky-ukrainy.html" text:style-name="Internet_20_link" text:visited-style-name="Visited_20_Internet_20_Link">
повідомляє</text:a>
 Головне управління розвідкиМіністерства оборони України.</text:p>
      <text:p text:style-name="P4">
«Це вже друга партія дронів Vector для української армії, профінансованаурядом Федеративної Республіки Німеччина. У серпні 2022 року Україна замовилата отримала 33 німецькі БПЛА цієї ж моделі, і вони засвідчили свою високуефективність на полі бою. Для початку роботи з безпілотником Vector достатньодвох хвилин: „пташка“ у зібраному вигляді має розмах крил 2,8 метра тазапускається з руки.</text:p>
      <text:p text:style-name="P4">
БПЛА Vector оснащений електрооптичним та інфрачервоним сенсорами, що дозволяєцілодобово виявляти ворожі цілі, а міцна конструкція безпілотника нівелюєвплив погодних факторів. Швидкість — до 72 км/год. Тривалість одного польоту —120 хвилин. Завдяки захищеним каналам передачі даних Vector під час бойовихмісій здатен у режимі реального часу транслювати відео на наземні станції.Безпілотник оснащений розширеними можливостями штучного інтелекту для аналізуданих: вбудовані алгоритми дозволяють автоматично ідентифікувати об’єкти йодразу передавати критично важливу розвідувальну інформацію на землю», —йдеться у повідомленні.</text:p>
      <text:p text:style-name="P4">
Воїни Головного управління розвідки Міністерства оборони України висловлюютьвдячність німецькому народу за черговий важливий внесок, що зміцнюєтехнологічну перевагу української армії та наближає перемогу України надагресивною російською тиранією.</text:p>
      <text:p text:style-name="P4">
Source: <text:a xlink:type="simple" xlink:href="https://armyinform.com.ua/2023/05/14/105-bpla-otrymayut-ukrayinski-rozvidnyky-vid-nimeczkogo-uryadu/" text:style-name="Internet_20_link" text:visited-style-name="Visited_20_Internet_20_Link">
https://armyinform.com.ua/2023/05/14/105-bpla-otrymayut-ukrayinski-rozvidnyky-vid-nimeczkogo-uryadu/</text:a>
</text:p>
      <!--NEWS-->
      <text:h text:style-name="P10" text:outline-level="1">
<text:span text:style-name="T4">
Перемога України — це не лише звільнення всіх окупованих територій, а й справедливі вироки всім убивцям — Президент України</text:span>
</text:h>
      <text:p text:style-name="P4">
Author: ['АРМІЯINFORM']</text:p>
      <text:p text:style-name="P4">
Time: 2023-05-14T37:00:00-04:00</text:p>
      <text:p text:style-name="P4">
Description: Перемога для України — це не лише звільнення від російських окупантів усіх свої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f14b6f60f69bd113570e3de4b455a49_1684009913_extra_large.jpeg" text:style-name="Internet_20_link" text:visited-style-name="Visited_20_Internet_20_Link">
df14b6f60f69bd113570e3de4b455a49_1684009913_extra_large.jpeg</text:a>
']</text:p>
      <text:p text:style-name="P4">
Tags: ['ВОЛОДИМИР ЗЕЛЕНСЬКИЙ', 'ІТАЛІЯ']</text:p>
      <text:p text:style-name="P4">
Category: News</text:p>
      <!--METADATA-->
      <text:p text:style-name="P4">
<draw:frame draw:style-name="fr1" draw:name="Image273" text:anchor-type="as-char" svg:width="6.9236in" svg:height="4.617948in" draw:z-index="0">
<draw:image xlink:href="../Images/AРМІЯINFORM/2023-05-14T37-00-00-04-00/df14b6f60f69bd113570e3de4b455a49_1684009913_extra_large.jpeg" xlink:type="simple" xlink:show="embed" xlink:actuate="onLoad" draw:mime-type="image/jpeg"/>
</draw:frame>
</text:p>
      <text:p text:style-name="P4">
Перемога для України — це не лише звільнення від російських окупантів усіхсвоїх територій, а й притягнення до справедливої відповідальності всіх винниху злочині агресії проти нашої держави. Про це заявив Президент ВолодимирЗеленський в інтерв’ю представникам італійських ЗМІ під час офіційного візитудо Італії.</text:p>
      <text:p text:style-name="P4">
Відповідаючи на запитання, Глава Української держави зазначив, що однієї лишедеокупації українських територій буде недостатньо для тих наших громадян, якіна війні втратили своїх дітей.</text:p>
      <text:p text:style-name="P4">
«Я знаю людей, які казали, звертаючись до мене, — я нагороджував їхніх дітейпосмертно… Вони говорили: „Ми вас дуже просимо: не тільки наша рідна земля. Непробачайте. Ті, хто віддавав накази, повинні відповісти. Ми хочемо суду. Наммало божого суду — ми хочемо реальної справедливості. Ми вимагаємо її, ми незможемо заснути“. Це старі люди, які ховали своїх молодих дітей, які пішли навійну й загинули заради держави», — розповів він.</text:p>
      <text:p text:style-name="P4">
Тому, за словами Володимир Зеленського, і для цих людей, і для нього якПрезидента України перемога — це не лише повернення територій.</text:p>
      <text:p text:style-name="P4">
«Ми — цивілізована держава й хочемо миру, але справедливого миру. Ісправедливих, чесних вироків убивцям», — наголосив Президент.</text:p>
      <text:p text:style-name="P4">
Він також зазначив, що агресія з боку рф може бути різною — не лише у виглядіракет, а й шантажу, зокрема енергетичного. Глава держави висловивзастереження, що у разі програшу України у війні російська агресія піде далі йпошириться на країни НАТО і Європейського Союзу, і тоді вже суспільствамєвропейських держав доведеться відправляти своїх дітей, батьків на війну.</text:p>
      <text:p text:style-name="P4">
«Я готовий до прагматичної розмови. Я вважаю, ваше суспільство має бути готовей має знати: краще допомагати Україні», — сказав Володимир Зеленський.</text:p>
      <text:p text:style-name="P4">
<text:span text:style-name="T4">
Джерело:</text:span>
 <text:a xlink:type="simple" xlink:href="https://www.president.gov.ua/news/peremoga-ukrayini-ce-ne-lishe-zvilnennya-vsih-okupovanih-ter-82865" text:style-name="Internet_20_link" text:visited-style-name="Visited_20_Internet_20_Link">
Офіс ПрезидентаУкраїни</text:a>
</text:p>
      <text:p text:style-name="P4">
Source: <text:a xlink:type="simple" xlink:href="https://armyinform.com.ua/2023/05/14/peremoga-ukrayiny-cze-ne-lyshe-zvilnennya-vsih-okupovanyh-terytorij-a-j-spravedlyvi-vyroky-vsim-ubyvczyam-prezydent-ukrayiny/" text:style-name="Internet_20_link" text:visited-style-name="Visited_20_Internet_20_Link">
https://armyinform.com.ua/2023/05/14/peremoga-ukrayiny-cze-ne-lyshe-zvilnennya-vsih-okupovanyh-terytorij-a-j-spravedlyvi-vyroky-vsim-ubyvczyam-prezydent-ukrayiny/</text:a>
</text:p>
      <!--NEWS-->
      <text:h text:style-name="P10" text:outline-level="1">
<text:span text:style-name="T4">
Чи впливає зміна місця реєстрації через «Дію» на грошову допомогу ВПО</text:span>
</text:h>
      <text:p text:style-name="P4">
Author: ['Іветта Василенко']</text:p>
      <text:p text:style-name="P4">
Time: 2023-05-14T38:00:00-04:00</text:p>
      <text:p text:style-name="P4">
Description: Внутрішньо переміщені особи, попри зміну місця реєстрації через портал «Дія», й над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5ncmojeg50czm07tphknalblebeajfzo-968x500-1-1.jpg" text:style-name="Internet_20_link" text:visited-style-name="Visited_20_Internet_20_Link">
5ncmojeg50czm07tphknalblebeajfzo-968x500-1-1.jpg</text:a>
']</text:p>
      <text:p text:style-name="P4">
Tags: ['ВПО', 'ГРОШОВА ДОПОМОГА']</text:p>
      <text:p text:style-name="P4">
Category: News</text:p>
      <!--METADATA-->
      <text:p text:style-name="P4">
<draw:frame draw:style-name="fr1" draw:name="Image274" text:anchor-type="as-char" svg:width="6.9236in" svg:height="3.57624in" draw:z-index="0">
<draw:image xlink:href="../Images/AРМІЯINFORM/2023-05-14T38-00-00-04-00/5ncmojeg50czm07tphknalblebeajfzo-968x500-1-1.jpg" xlink:type="simple" xlink:show="embed" xlink:actuate="onLoad" draw:mime-type="image/jpeg"/>
</draw:frame>
Ілюстративне фото</text:p>
      <text:p text:style-name="P4">
Внутрішньо переміщені особи, попри зміну місця реєстрації через портал «Дія»,й надалі отримуватимуть щомісячну грошову допомогу. Що важливо, переселенцямне потрібно звертатися до органів соцзахисту. Такі<text:a xlink:type="simple" xlink:href="https://www.facebook.com/MLSP.gov.ua/posts/pfbid0cL9biaAzcQivSg1dpz8ZBhqE8JRxcXT1D796kqTBT2hJwq1KnhZjx3PQEvJ31kt3l" text:style-name="Internet_20_link" text:visited-style-name="Visited_20_Internet_20_Link">
роз’яснення</text:a>
надали в Мінсоцполітики.</text:p>
      <text:p text:style-name="P4">
Про що, власне, йдеться? У випадку, якщо громадянин України отримує грошовудопомогу для внутрішньо переміщених осіб від держави та подав заяву на змінуфактичного місця проживання через застосунок «Дія», його виплати зберігаютьсяі жодних додаткових процесів верифікації не передбачено.</text:p>
      <text:p text:style-name="P4">
Така допомога надалі продовжуватиметься без додаткового звернення до органівсоціального захисту населення. У випадку, якщо у громадянина виникли додатковізапитання щодо нарахування виплат, тоді, звісно, треба звернутися до органівсоцзахисту за адресою нового місця проживання.</text:p>
      <text:p text:style-name="P4">
Нагадаємо, що станом на кінець січня 2023 року на обліку перебуває близько 5мільйонів внутрішньо переміщених осіб.</text:p>
      <text:p text:style-name="P4">
Право на отримання грошової допомоги мають такі категорії громадян:</text:p>
      <text:p text:style-name="P4">
— особи, які виїхали з населених пунктів, що включені до Переліку територій,на яких ведуться (велися) бойові дії або тимчасово окупованих рф;</text:p>
      <text:p text:style-name="P4">
— особи, які мають непридатне для проживання або зруйноване житло і подали до20 травня 2022 року заявку на відшкодування відповідних втрат, зокрема черезпортал «Дія»;</text:p>
      <text:p text:style-name="P4">
— особи, які мають документальне підтвердження від органів місцевогосамоврядування факту пошкодження або знищення нерухомого майна через бойовідії, терористичні акти, диверсії, спричинені агресією рф;</text:p>
      <text:p text:style-name="P4">
— особи, які отримували щомісячну адресну допомогу ВПО для покриття витрат напроживання станом на 24 лютого 2022 року;</text:p>
      <text:p text:style-name="P4">
— особи, які повторно перемістились із тимчасово окупованих територій аботериторій, на яких ведуться бойові дії після 24 лютого 2022 року.</text:p>
      <text:p text:style-name="P4">
Отримати довідку ВПО та подати заяву на виплату грошової допомоги напроживання можна за допомогою застосунку «Дія». Також внутрішньо переміщеніособи можуть звертатися до органів соцзахисту населення, в ЦНАП або доуповноваженої особи виконавчого органу сільської, селищної, міської ради.</text:p>
      <text:p text:style-name="P4">
Виплати щомісячної грошової допомоги для переселенців від держави становлять:3 тис. гривень для дітей та осіб з інвалідністю й 2 тис. гривень для всіхінших осіб.</text:p>
      <text:p text:style-name="P4">
<text:span text:style-name="T5">
Фото ілюстративне</text:span>
</text:p>
      <text:p text:style-name="P4">
Source: <text:a xlink:type="simple" xlink:href="https://armyinform.com.ua/2023/05/14/chy-vplyvaye-zmina-misczya-reyestracziyi-cherez-diyu-na-groshovu-dopomogu-vpo/" text:style-name="Internet_20_link" text:visited-style-name="Visited_20_Internet_20_Link">
https://armyinform.com.ua/2023/05/14/chy-vplyvaye-zmina-misczya-reyestracziyi-cherez-diyu-na-groshovu-dopomogu-vpo/</text:a>
</text:p>
      <!--NEWS-->
      <text:h text:style-name="P10" text:outline-level="1">
<text:span text:style-name="T4">
На Міжнародному військовому паломництві вперше молилися українською мовою — Ганна Маляр</text:span>
</text:h>
      <text:p text:style-name="P4">
Author: ['АРМІЯINFORM']</text:p>
      <text:p text:style-name="P4">
Time: 2023-05-14T39:00:00-04:00</text:p>
      <text:p text:style-name="P4">
Description: Уперше військові капелани Збройних Сил України отець Ростислав Височан та отець Васи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4413510005410340.jpg" text:style-name="Internet_20_link" text:visited-style-name="Visited_20_Internet_20_Link">
photo_5404413510005410340.jpg</text:a>
']</text:p>
      <text:p text:style-name="P4">
Tags: ['ВІЙСЬКОВІ КАПЕЛАНИ', 'ГАННА МАЛЯР']</text:p>
      <text:p text:style-name="P4">
Category: News</text:p>
      <!--METADATA-->
      <text:p text:style-name="P4">
<draw:frame draw:style-name="fr1" draw:name="Image275" text:anchor-type="as-char" svg:width="6.9236in" svg:height="4.370522in" draw:z-index="0">
<draw:image xlink:href="../Images/AРМІЯINFORM/2023-05-14T39-00-00-04-00/photo_5404413510005410340.jpg" xlink:type="simple" xlink:show="embed" xlink:actuate="onLoad" draw:mime-type="image/jpeg"/>
</draw:frame>
</text:p>
      <text:p text:style-name="P4">
Уперше військові капелани Збройних Сил України отець Ростислав Височан таотець Василь Боднар під час меси 63-го Міжнародного військового паломництвачитали молитву «Богородице, Діво»… українською мовою. Про це<text:a xlink:type="simple" xlink:href="https://t.me/annamaliar/735" text:style-name="Internet_20_link" text:visited-style-name="Visited_20_Internet_20_Link">
йдеться</text:a>
 в Телеграм-каналі Ганни Маляр.</text:p>
      <text:p text:style-name="P4">
Зараз у французькому місті Люрд триває меса за участю 14 тисячвійськовослужбовців та військових капеланів із 38 країн.</text:p>
      <text:p text:style-name="P4">
Source: <text:a xlink:type="simple" xlink:href="https://armyinform.com.ua/2023/05/14/na-mizhnarodnomu-vijskovomu-palomnycztvi-vpershe-molylysya-ukrayinskoyu-movoyu-ganna-malyar/" text:style-name="Internet_20_link" text:visited-style-name="Visited_20_Internet_20_Link">
https://armyinform.com.ua/2023/05/14/na-mizhnarodnomu-vijskovomu-palomnycztvi-vpershe-molylysya-ukrayinskoyu-movoyu-ganna-malyar/</text:a>
</text:p>
      <!--NEWS-->
      <text:h text:style-name="P10" text:outline-level="1">
<text:span text:style-name="T4">
Окупант, який відбував покарання в місцях позбавлення волі, бідкається, що за нього підписали контракт — ГУР</text:span>
</text:h>
      <text:p text:style-name="P4">
Author: ['АРМІЯINFORM']</text:p>
      <text:p text:style-name="P4">
Time: 2023-05-14T40:00:00-04:00</text:p>
      <text:p text:style-name="P4">
Description: https://youtu.be/vKRDBY9157w  Громадянин рф, який проходив покарання у місцях позбав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text:p>
      <text:p text:style-name="P4">
Category: News</text:p>
      <!--METADATA-->
      <text:p text:style-name="P4">
Громадянин рф, який проходив покарання у місцях позбавлення волі на територіїрф, був мобілізований та залучається до ведення збройної агресії проти Українина Авдіївському напрямку.</text:p>
      <text:p text:style-name="P4">
«Российский ОССИЙСКИЙ *БАНЫЙ КОНТРАКТ, ПОДПИСАЛ, А ТЕПЕРЬ ВЫЛЕЗТИ НЕ МОГУ. ОНИАВТОМАТИЧЕСКИ ПОДПИСАЛИ ЗА МЕНЯ», — бідкається окупант.</text:p>
      <text:p text:style-name="P4">
Також, він розповідає про те, що як тільки набереться 300 тисяч мобілізованих,одразу розпочнеться реальна війна, а не так звана спеціальна операція. Окупантбідкається, що хотів зовсім не такого життя та не думав, що його можуть вбити.</text:p>
      <text:p text:style-name="P4">
Джерело: <text:a xlink:type="simple" xlink:href="https://gur.gov.ua/content/kontrakt-podpysal-a-teper-vylezty-ne-mohu.html" text:style-name="Internet_20_link" text:visited-style-name="Visited_20_Internet_20_Link">
Головне управління розвідки Міністерства оборониУкраїни</text:a>
</text:p>
      <text:p text:style-name="P4">
Source: <text:a xlink:type="simple" xlink:href="https://armyinform.com.ua/2023/05/14/okupant-yakyj-prohodyv-pokarannya-u-misczyah-pozbavlennya-voli-bidkayetsya-shho-za-nogo-pidpysaly-kontrakt-gur/" text:style-name="Internet_20_link" text:visited-style-name="Visited_20_Internet_20_Link">
https://armyinform.com.ua/2023/05/14/okupant-yakyj-prohodyv-pokarannya-u-misczyah-pozbavlennya-voli-bidkayetsya-shho-za-nogo-pidpysaly-kontrakt-gur/</text:a>
</text:p>
      <!--NEWS-->
      <text:h text:style-name="P10" text:outline-level="1">
<text:span text:style-name="T4">
Українське радіо і ТБ для мешканців прифронтових територій Запоріжжя</text:span>
</text:h>
      <text:p text:style-name="P4">
Author: ['АРМІЯINFORM']</text:p>
      <text:p text:style-name="P4">
Time: 2023-05-14T41:00:00-04:00</text:p>
      <text:p text:style-name="P4">
Description: Розповідаємо про українське телебачення та радіо на прифронтових територіях Запоріжж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zd0uhje67d26ikgjc6s.w695.jpg" text:style-name="Internet_20_link" text:visited-style-name="Visited_20_Internet_20_Link">
tzd0uhje67d26ikgjc6s.w695.jpg</text:a>
']</text:p>
      <text:p text:style-name="P4">
Tags: ['ЗАПОРІЖЖЯ', 'РАДІО', 'ТЕЛЕБАЧЕННЯ']</text:p>
      <text:p text:style-name="P4">
Category: News</text:p>
      <!--METADATA-->
      <text:p text:style-name="P4">
<draw:frame draw:style-name="fr1" draw:name="Image276" text:anchor-type="as-char" svg:width="6.9236in" svg:height="3.885186in" draw:z-index="0">
<draw:image xlink:href="../Images/AРМІЯINFORM/2023-05-14T41-00-00-04-00/tzd0uhje67d26ikgjc6s.w695.jpg" xlink:type="simple" xlink:show="embed" xlink:actuate="onLoad" draw:mime-type="image/jpeg"/>
</draw:frame>
 Ілюстративне фото</text:p>
      <text:p text:style-name="P4">
Розповідаємо про українське телебачення та радіо на прифронтових територіяхЗапоріжжя. Про це <text:a xlink:type="simple" xlink:href="https://minre.gov.ua/2023/05/13/ukrayinske-radio-i-tb-dlya-meshkancziv-pryfrontovyh-terytorij-zaporizhzhya/" text:style-name="Internet_20_link" text:visited-style-name="Visited_20_Internet_20_Link">
повідомляє</text:a>
 Міністерствоз питань реінтеграції тимчасово окупованих територій України.</text:p>
      <text:p text:style-name="P4">
Сигнал телебачення T2 надходить від передавальних станцій у Запоріжжі (радіусдії — 55 км) та Новомиколаївці (радіус 25 км).</text:p>
      <text:p text:style-name="P4">
У радіусі 50 км від Запоріжжя можна слухати: Радіо Еммануїл (69,92 МГц), РадіоМарія (71,5 МГц), Культура (87,8 МГц), Армія FM (91,2 МГц), Радіо П’ятниця(94,1 МГц), Радіо НВ (102,7 МГц), Українське радіо (103,7 МГц), Промінь (106,2МГц), Формат (88,3 МГц), Ретро FM (107 МГц).</text:p>
      <text:p text:style-name="P4">
У Новомиколаївці й прилеглих районах у радіусі 25 км можна приймати сигналрадіостанції Українське радіо (103,7 МГц).</text:p>
      <text:p text:style-name="P4">
Source: <text:a xlink:type="simple" xlink:href="https://armyinform.com.ua/2023/05/14/ukrayinske-radio-i-tb-dlya-meshkancziv-pryfrontovyh-terytorij-zaporizhzhya/" text:style-name="Internet_20_link" text:visited-style-name="Visited_20_Internet_20_Link">
https://armyinform.com.ua/2023/05/14/ukrayinske-radio-i-tb-dlya-meshkancziv-pryfrontovyh-terytorij-zaporizhzhya/</text:a>
</text:p>
      <!--NEWS-->
      <text:h text:style-name="P10" text:outline-level="1">
<text:span text:style-name="T4">
Фінляндія передала 12 мобільних будиночків для проживання соціально вразливих груп населення</text:span>
</text:h>
      <text:p text:style-name="P4">
Author: ['АРМІЯINFORM']</text:p>
      <text:p text:style-name="P4">
Time: 2023-05-14T42:00:00-04:00</text:p>
      <text:p text:style-name="P4">
Description: Фінляндія за сприяння Міністерства розвитку громад, територій та інфраструктур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fztcfnhx0aaijgg.jpg" text:style-name="Internet_20_link" text:visited-style-name="Visited_20_Internet_20_Link">
fztcfnhx0aaijgg.jpg</text:a>
']</text:p>
      <text:p text:style-name="P4">
Tags: ['МОДУЛЬНІ БУДИНОЧКИ', 'ФІНЛЯНДІЯ']</text:p>
      <text:p text:style-name="P4">
Category: News</text:p>
      <!--METADATA-->
      <text:p text:style-name="P4">
<draw:frame draw:style-name="fr1" draw:name="Image277" text:anchor-type="as-char" svg:width="6.9236in" svg:height="3.894525in" draw:z-index="0">
<draw:image xlink:href="../Images/AРМІЯINFORM/2023-05-14T42-00-00-04-00/fztcfnhx0aaijgg.jpg" xlink:type="simple" xlink:show="embed" xlink:actuate="onLoad" draw:mime-type="image/jpeg"/>
</draw:frame>
</text:p>
      <text:p text:style-name="P4">
Фінляндія за сприяння Міністерства розвитку громад, територій таінфраструктури України передала місту Ірпінь Київської області 12 мобільнихбудиночків. Про це <text:a xlink:type="simple" xlink:href="https://www.kmu.gov.ua/news/finliandiia-peredala-12-mobilnykh-budynochkiv-dlia-prozhyvannia-sotsialno-vrazlyvykh-hrup-naselennia" text:style-name="Internet_20_link" text:visited-style-name="Visited_20_Internet_20_Link">
повідомляє</text:a>
 Урядовий портал.</text:p>
      <text:p text:style-name="P4">
У них зможуть проживати багатодітні сім’ї, сім’ї загиблих, особи зінвалідністю, соціальні працівники, родини військових та інші соціальновразливі групи населення.</text:p>
      <text:p text:style-name="P4">
«Забезпечення українців, які втратили житло, умовами для проживання є одним ізголовних пріоритетів нашого Міністерства. Тут працюємо разом з міжнароднимипартнерами як над тимчасовими рішеннями, так і довгостроковим забезпеченнямлюдей житлом. У тому числі через програми відновлення житла на кшталтєВідновлення. Дякую партнерам з Фінляндії за допомогу, розраховуємо тількипосилювати нашу співпрацю», — прокоментував Віце-прем’єр-міністр з відновленняУкраїни — Міністр розвитку громад, територій та інфраструктури ОлександрКубраков.</text:p>
      <text:p text:style-name="P4">
Кожен будиночок розрахований на 3 квартири, площа кожної з яких складає 27-28кв. метрів. У них можна поселити по 4 людини в кожну. Загальна ж кількістьлюдей для заселення складає 144 особи.</text:p>
      <text:p text:style-name="P4">
У кожній квартирі передбачені передпокій, ванна кімната, кухня, дві житловікімнати.</text:p>
      <text:p text:style-name="P4">
До кожного будинку підключена вода та світло. Також містечко забезпеченоальтернативним джерелом електроенергії — 2 генераторами.</text:p>
      <text:p text:style-name="P4">
Самі ж мобільні споруди розташовані на території одного санаторію в пішійдоступності до школи, інших важливих соціальних об’єктів та до автобуснихліній до Києва.</text:p>
      <text:p text:style-name="P4">
Source: <text:a xlink:type="simple" xlink:href="https://armyinform.com.ua/2023/05/14/finlyandiya-peredala-12-mobilnyh-budynochkiv-dlya-prozhyvannya-soczialno-vrazlyvyh-grup-naselennya/" text:style-name="Internet_20_link" text:visited-style-name="Visited_20_Internet_20_Link">
https://armyinform.com.ua/2023/05/14/finlyandiya-peredala-12-mobilnyh-budynochkiv-dlya-prozhyvannya-soczialno-vrazlyvyh-grup-naselennya/</text:a>
</text:p>
      <!--NEWS-->
      <text:h text:style-name="P10" text:outline-level="1">
<text:span text:style-name="T4">
Наші захисники знищили 18 БПЛА Shahed-136/131</text:span>
</text:h>
      <text:p text:style-name="P4">
Author: ['АРМІЯINFORM']</text:p>
      <text:p text:style-name="P4">
Time: 2023-05-14T43:00:00-04:00</text:p>
      <text:p text:style-name="P4">
Description: Минулої доби російська федерація завдала чергового масованого удару по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geran-1.jpg" text:style-name="Internet_20_link" text:visited-style-name="Visited_20_Internet_20_Link">
shahed-geran-1.jpg</text:a>
']</text:p>
      <text:p text:style-name="P4">
Tags: ['STOPRUSSIA', 'АГРЕСІЯ РФ', 'БПЛА', 'ВТОРГНЕННЯ РФ', 'ХРОНІКА ОБОРОНИ', 'ШАХЕДИ']</text:p>
      <text:p text:style-name="P4">
Category: News</text:p>
      <!--METADATA-->
      <text:p text:style-name="P4">
<draw:frame draw:style-name="fr1" draw:name="Image278" text:anchor-type="as-char" svg:width="6.9236in" svg:height="4.260133in" draw:z-index="0">
<draw:image xlink:href="../Images/AРМІЯINFORM/2023-05-14T43-00-00-04-00/shahed-geran-1.jpg" xlink:type="simple" xlink:show="embed" xlink:actuate="onLoad" draw:mime-type="image/jpeg"/>
</draw:frame>
<text:span text:style-name="T4">
🔥 Ситуація щодо російського вторгнення</text:span>
</text:p>
      <text:p text:style-name="P4">
Минулої доби російська федерація завдала чергового масованого удару потериторії України, застосувавши іранські ударні БПЛА Shahed-136/131..</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Генеральний штаб ЗСУ.</text:p>
      <text:p text:style-name="P4">
«За уточненою інформацією 18 із 23 було знищено нашими захисниками. Внаслідоквлучань вибуховими хвилями пошкоджено близько 50 багатоповерхівок, приватнихбудинків, культурних та медичних закладів.</text:p>
      <text:p text:style-name="P4">
Є більш як 30 поранених серед цивільних осіб», — йдеться в повідомленні.</text:p>
      <text:p text:style-name="P4">
Зазначається, що протягом минулої доби противник завдав 4 ракетних удари,зокрема по містах Тернопіль та Миколаїв, внаслідок чого є поранені середцивільних громадян, пошкоджено багатоповерховий будинок та інша цивільнаінфраструктура.</text:p>
      <text:p text:style-name="P4">
Source: <text:a xlink:type="simple" xlink:href="https://armyinform.com.ua/2023/05/14/nashi-zahysnyky-znyshhyly-18-bpla-shahed-136-131/" text:style-name="Internet_20_link" text:visited-style-name="Visited_20_Internet_20_Link">
https://armyinform.com.ua/2023/05/14/nashi-zahysnyky-znyshhyly-18-bpla-shahed-136-131/</text:a>
</text:p>
      <!--NEWS-->
      <text:h text:style-name="P10" text:outline-level="1">
<text:span text:style-name="T4">
Сили оборони завдали 10 ударів по районах зосередження окупантів</text:span>
</text:h>
      <text:p text:style-name="P4">
Author: ['АРМІЯINFORM']</text:p>
      <text:p text:style-name="P4">
Time: 2023-05-14T44:00:00-04:00</text:p>
      <text:p text:style-name="P4">
Description: Про це повідомляє Генеральний штаб ЗСУ у своєму ранковому зведенні.  «Авіація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41886_zsu_generalstaff.ua_.png" text:style-name="Internet_20_link" text:visited-style-name="Visited_20_Internet_20_Link">
241886_zsu_generalstaff.ua_.png</text:a>
']</text:p>
      <text:p text:style-name="P4">
Tags: ['STOPRUSSIA', 'АГРЕСІЯ РФ', 'ВІЙНА', 'ВТОРГНЕННЯ РФ']</text:p>
      <text:p text:style-name="P4">
Category: News</text:p>
      <!--METADATA-->
      <text:p text:style-name="P4">
<draw:frame draw:style-name="fr1" draw:name="Image279" text:anchor-type="as-char" svg:width="6.9236in" svg:height="3.606042in" draw:z-index="0">
<draw:image xlink:href="../Images/AРМІЯINFORM/2023-05-14T44-00-00-04-00/241886_zsu_generalstaff.ua_.png" xlink:type="simple" xlink:show="embed" xlink:actuate="onLoad" draw:mime-type="image/png"/>
</draw:frame>
 <text:span text:style-name="T4">
🔥 Ситуація щодоросійського вторгнення</text:span>
</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Генеральний штаб ЗСУ у своєму ранковому зведенні.</text:p>
      <text:p text:style-name="P4">
«Авіація Сил оборони за добу завдала 10 ударів по районах зосередженняособового складу та військової техніки противника та 4 удари по ворожихзенітно-ракетних комплексах. Також нашими захисниками збито 3 ворожихрозвідувальних БПЛА типу «Орлан-10», знищено 2 розвідувальних дрони типу Zala,4 баражуючих боєприпаси «Ланцет» та ще 5 — невстановленого типу», — йдеться вповідомленні.</text:p>
      <text:p text:style-name="P4">
Зазначається, що підрозділи ракетних військ і артилерії уразили 4 районизосередження живої сили, реактивну систему залпового вогню на вогневійпозиції, 2 засоби протиповітряної оборони, 2 склади боєприпасів, а також 2станції радіоелектронної боротьби противника.</text:p>
      <text:p text:style-name="P4">
Source: <text:a xlink:type="simple" xlink:href="https://armyinform.com.ua/2023/05/14/syly-oborony-zavdaly-10-udariv-po-rajonah-zoseredzhennya-okupantiv-ta-znyshhyly-2-rozviduvalnyh-bpla/" text:style-name="Internet_20_link" text:visited-style-name="Visited_20_Internet_20_Link">
https://armyinform.com.ua/2023/05/14/syly-oborony-zavdaly-10-udariv-po-rajonah-zoseredzhennya-okupantiv-ta-znyshhyly-2-rozviduvalnyh-bpla/</text:a>
</text:p>
      <!--NEWS-->
      <text:h text:style-name="P10" text:outline-level="1">
<text:span text:style-name="T4">
57 бойових зіткнень відбулося на Лиманському, Бахмутському, Авдіївському та Мар’їнському напрямках</text:span>
</text:h>
      <text:p text:style-name="P4">
Author: ['АРМІЯINFORM']</text:p>
      <text:p text:style-name="P4">
Time: 2023-05-14T45:00:00-04:00</text:p>
      <text:p text:style-name="P4">
Description: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su.jpg" text:style-name="Internet_20_link" text:visited-style-name="Visited_20_Internet_20_Link">
zsu.jpg</text:a>
']</text:p>
      <text:p text:style-name="P4">
Tags: ['STOPRUSSIA', 'БАХМУТ', 'ВІЙНА', 'ВТОРГНЕННЯ РФ']</text:p>
      <text:p text:style-name="P4">
Category: News</text:p>
      <!--METADATA-->
      <text:p text:style-name="P4">
<draw:frame draw:style-name="fr1" draw:name="Image280" text:anchor-type="as-char" svg:width="6.9236in" svg:height="3.894525in" draw:z-index="0">
<draw:image xlink:href="../Images/AРМІЯINFORM/2023-05-14T45-00-00-04-00/zsu.jpg" xlink:type="simple" xlink:show="embed" xlink:actuate="onLoad" draw:mime-type="image/jpeg"/>
</draw:frame>
</text:p>
      <text:p text:style-name="P4">
<text:span text:style-name="T4">
🔥 Ситуація щодо російського вторгнення</text:span>
</text:p>
      <text:p text:style-name="P4">
Противник продовжує зосереджувати основні зусилля на Лиманському,Бахмутському, Авдіївському та Мар’їнському напрямках. Загалом протягом минулоїдоби відбулось 57 бойових зіткнень на зазначених ділянках фронту, в епіцентрібойових дій залишаються Бахмут та Мар’їнка.</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Генеральний штаб ЗСУ.</text:p>
      <text:p text:style-name="P4">
«На Бахмутському напрямку ворог продовжує вести наступальні дії. Триваютьважкі бої за місто Бахмут. До того ж протягом доби противник вів безуспішнінаступальні дії у напрямку населених пунктів Григорівка, Богданівка, Хромове,Бахмут та Біла Гора. Ворог завдав авіаударів по районах населених пунктівВасютинське, Новомаркове, Григорівка, Бахмут, Іванівське, Курдюмівка таПівнічне. Від ворожих обстрілів постраждали Васюківка, Федорівка Друга,Оріхово-Василівка, Богданівка, Бахмут, Іванівське, Часів Яр, Біла Гора,Дружба, Північне, Південне, Торецьк, Донецької області», — йдеться вповідомленні.</text:p>
      <text:p text:style-name="P4">
Зазначається, що на Мар’їнському напрямку підрозділи сил оборони відбиличисленні атаки противника в районі міста Мар’їнка. Водночас ворожих обстрілівзазнали Георгіївка та Побєда Донецької області.</text:p>
      <text:p text:style-name="P4">
Source: <text:a xlink:type="simple" xlink:href="https://armyinform.com.ua/2023/05/14/57-bojovyh-zitknen-vidbulosya-na-lymanskomu-bahmutskomu-avdiyivskomu-ta-maryinskomu-napryamkah/" text:style-name="Internet_20_link" text:visited-style-name="Visited_20_Internet_20_Link">
https://armyinform.com.ua/2023/05/14/57-bojovyh-zitknen-vidbulosya-na-lymanskomu-bahmutskomu-avdiyivskomu-ta-maryinskomu-napryamkah/</text:a>
</text:p>
      <!--NEWS-->
      <text:h text:style-name="P10" text:outline-level="1">
<text:span text:style-name="T4">
На Луганщині окупанти організували підготовку ще 800 новобранців з числа ув’язнених осіб з рф</text:span>
</text:h>
      <text:p text:style-name="P4">
Author: ['АРМІЯINFORM']</text:p>
      <text:p text:style-name="P4">
Time: 2023-05-14T46:00:00-04:00</text:p>
      <text:p text:style-name="P4">
Description: Про це повідомляє Генеральний штаб ЗСУ.  «Противник і надалі намагається поповню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text:p>
      <text:p text:style-name="P4">
Category: News</text:p>
      <!--METADATA-->
      <text:p text:style-name="P4">
<draw:frame draw:style-name="fr1" draw:name="Image281" text:anchor-type="as-char" svg:width="6.9236in" svg:height="4.33302in" draw:z-index="0">
<draw:image xlink:href="../Images/AРМІЯINFORM/2023-05-14T46-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Генеральний штаб ЗСУ.</text:p>
      <text:p text:style-name="P4">
«Противник і надалі намагається поповнювати свої втрати в живій силі зарахунок ув’язнених осіб з російської федерації. Нещодавно відзначено прибуттяблизько 200 таких осіб до одного із польових таборів противника в тимчасовоокупованому Роговому Луганської області для проходження 4-тижневого курсузагальновійськової підготовки. До кінця місяця очікується прибуття ще до 250засуджених осіб .</text:p>
      <text:p text:style-name="P4">
Також у районі населеного пункту Можняківка Луганської області окупантиорганізували підготовку до 800 новоприбулих російських в’язнів.</text:p>
      <text:p text:style-name="P4">
Водночас у районі населеного пункту Новопетрівка Запорізької області натериторію полігона для військової підготовки нещодавно прибуло близько 400найманців із складу російських в’язнів, завербованих ПВК „вагнер“», — йдетьсяв повідомленні.</text:p>
      <text:p text:style-name="P4">
Зазначається, що підготовка засуджених триватиме декілька тижнів. Найближчимчасом для військової підготовки очікується прибуття ще 400 найманців із складуросійських засуджених.</text:p>
      <text:p text:style-name="P4">
Source: <text:a xlink:type="simple" xlink:href="https://armyinform.com.ua/2023/05/14/na-luganshhyni-okupanty-organizuvaly-pidgotovku-shhe-800-novobrancziv-z-chysla-uvyaznenyh-osib-z-rf/" text:style-name="Internet_20_link" text:visited-style-name="Visited_20_Internet_20_Link">
https://armyinform.com.ua/2023/05/14/na-luganshhyni-okupanty-organizuvaly-pidgotovku-shhe-800-novobrancziv-z-chysla-uvyaznenyh-osib-z-rf/</text:a>
</text:p>
      <!--NEWS-->
      <text:h text:style-name="P10" text:outline-level="1">
<text:span text:style-name="T4">
Втрати ворога за добу: ліквідовано понад 600 окупантів, знищено 21 артсистему і 31 БПЛА</text:span>
</text:h>
      <text:p text:style-name="P4">
Author: ['АРМІЯINFORM']</text:p>
      <text:p text:style-name="P4">
Time: 2023-05-14T47:00:00-04:00</text:p>
      <text:p text:style-name="P4">
Description: Загальні бойові втрати противника з 24.02.22 по 14.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08-07-38-scaled.jpg" text:style-name="Internet_20_link" text:visited-style-name="Visited_20_Internet_20_Link">
photo_2023-05-14_08-07-38-scaled.jpg</text:a>
']</text:p>
      <text:p text:style-name="P4">
Tags: ['STOPRUSSIA', 'ВТОРГНЕННЯ РФ', 'ВТРАТИ ВОРОГА', 'ГЕНЕРАЛЬНИЙ ШТАБ ЗС УКРАЇНИ']</text:p>
      <text:p text:style-name="P4">
Category: News</text:p>
      <!--METADATA-->
      <text:p text:style-name="P4">
<draw:frame draw:style-name="fr1" draw:name="Image282" text:anchor-type="as-char" svg:width="6.9236in" svg:height="6.992836in" draw:z-index="0">
<draw:image xlink:href="../Images/AРМІЯINFORM/2023-05-14T47-00-00-04-00/photo_2023-05-14_08-07-38-scaled.jpg" xlink:type="simple" xlink:show="embed" xlink:actuate="onLoad" draw:mime-type="image/jpeg"/>
</draw:frame>
</text:p>
      <text:p text:style-name="P4">
Загальні бойові втрати противника з 24.02.22 по 14.05.23 орієнтовностановлять:</text:p>
      <ul>
        <li>
<text:span text:style-name="T4">
особового складу</text:span>
 ‒ 198880 (+620) осіб ліквідовано  * <text:span text:style-name="T4">
танків</text:span>
 ‒ 3756 (+5) од,  * <text:span text:style-name="T4">
бойових броньованих машин</text:span>
 ‒ 7325 (+18)  * <text:span text:style-name="T4">
артилерійських систем</text:span>
 – 3116 (+21)  * <text:span text:style-name="T4">
РСЗВ</text:span>
 – 562 (+1)  * <text:span text:style-name="T4">
засоби ППО</text:span>
 ‒ 314 (+0)  * <text:span text:style-name="T4">
літаків</text:span>
 – 308 (+0)  * <text:span text:style-name="T4">
гелікоптерів</text:span>
 – 294 (+0)  * <text:span text:style-name="T4">
БПЛА оперативно-тактичного рівня</text:span>
 – 2696 (+31)  * <text:span text:style-name="T4">
крилаті ракети</text:span>
 ‒ 970 (+0)  * <text:span text:style-name="T4">
кораблі /катери</text:span>
 ‒ 18 (+0)  * <text:span text:style-name="T4">
автомобільної техніки та автоцистерн</text:span>
 – 6018 (+7)  * <text:span text:style-name="T4">
спеціальна техніка</text:span>
 ‒ 404 (+2)</li>
      </ul>
      <text:p text:style-name="P4">
<text:span text:style-name="T4">
Джерело:</text:span>
 <text:span text:style-name="T5">
<text:a xlink:type="simple" xlink:href="https://www.facebook.com/GeneralStaff.ua/posts/pfbid0ZQDjFQ1BGE5nm1f1YyLSW89nNDiDZUqta7PFd5mbREM66hoDKPM7L4Wgpv5YgGYhl" text:style-name="Internet_20_link" text:visited-style-name="Visited_20_Internet_20_Link">
Генеральний штаб Збройних Сил України станом на14.05.23.</text:a>
</text:span>
</text:p>
      <text:p text:style-name="P4">
Source: <text:a xlink:type="simple" xlink:href="https://armyinform.com.ua/2023/05/14/vtraty-voroga-za-dobu-likvidovano-bvlshe-600-okupantiv-znyshheno-21-artsystemu-i-31-bpla/" text:style-name="Internet_20_link" text:visited-style-name="Visited_20_Internet_20_Link">
https://armyinform.com.ua/2023/05/14/vtraty-voroga-za-dobu-likvidovano-bvlshe-600-okupantiv-znyshheno-21-artsystemu-i-31-bpla/</text:a>
</text:p>
      <!--NEWS-->
      <text:h text:style-name="P10" text:outline-level="1">
<text:span text:style-name="T4">
Окупанти використовують тактику розсіювання уваги нашої протиповітряної оборони — Наталія Гуменюк</text:span>
</text:h>
      <text:p text:style-name="P4">
Author: ['Віктор Шубец']</text:p>
      <text:p text:style-name="P4">
Time: 2023-05-14T48:00:00-04:00</text:p>
      <text:p text:style-name="P4">
Description: — Ворог нарощував присутність ракетоносіїв у Чорному морі, збільшивши кільк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nataliya-gumenyuk-herson-2.jpg" text:style-name="Internet_20_link" text:visited-style-name="Visited_20_Internet_20_Link">
nataliya-gumenyuk-herson-2.jpg</text:a>
']</text:p>
      <text:p text:style-name="P4">
Tags: ['STOPRUSSIA', 'АГРЕСІЯ РФ', 'ВТОРГНЕННЯ РФ', 'НАТАЛІЯ ГУМЕНЮК', 'ТЕЛЕМАРАФОН "ЄДИНІ НОВИНИ"']</text:p>
      <text:p text:style-name="P4">
Category: News</text:p>
      <!--METADATA-->
      <text:p text:style-name="P4">
<draw:frame draw:style-name="fr1" draw:name="Image283" text:anchor-type="as-char" svg:width="6.9236in" svg:height="3.896563in" draw:z-index="0">
<draw:image xlink:href="../Images/AРМІЯINFORM/2023-05-14T48-00-00-04-00/nataliya-gumenyuk-herson-2.jpg" xlink:type="simple" xlink:show="embed" xlink:actuate="onLoad" draw:mime-type="image/jpeg"/>
</draw:frame>
</text:p>
      <text:p text:style-name="P4">
— Ворог нарощував присутність ракетоносіїв у Чорному морі, збільшившикількість ракетоносіїв до чотирьох, один із яких підводний. Це означає, що вЧорному морі нині готові до застосування близько 28 «Калібрів», — розповіла вефірі телемарафону «<text:a xlink:type="simple" xlink:href="https://youtu.be/WY8sDvZdWEA" text:style-name="Internet_20_link" text:visited-style-name="Visited_20_Internet_20_Link">
Єдині новин</text:a>
и» начальникОб’єднаного координаційного пресцентру Сил оборони півдня України капітан 1рангу Наталія Гуменюк.</text:p>
      <text:p text:style-name="P4">
Також вона зауважила, що окупанти використовують тактику розсіювання увагинашої протиповітряної оборони, намагаючись застосовувати і повітряні, іморські ракетоносії, і дрони-камікадзе, та дрони-розвідники. Часті повітряніатаки ворога пов’язані з нашою активністю на фронті та невдачами рашистів унаступальних діях.</text:p>
      <text:p text:style-name="P4">
Source: <text:a xlink:type="simple" xlink:href="https://armyinform.com.ua/2023/05/14/okupanty-vykorystovuyut-taktyku-rozsiyuvannya-uvagy-nashoyi-protypovitryanoyi-oborony-nataliya-gumenyuk/" text:style-name="Internet_20_link" text:visited-style-name="Visited_20_Internet_20_Link">
https://armyinform.com.ua/2023/05/14/okupanty-vykorystovuyut-taktyku-rozsiyuvannya-uvagy-nashoyi-protypovitryanoyi-oborony-nataliya-gumenyuk/</text:a>
</text:p>
      <!--NEWS-->
      <text:h text:style-name="P10" text:outline-level="1">
<text:span text:style-name="T4">
В Україні хвилина мовчання</text:span>
</text:h>
      <text:p text:style-name="P4">
Author: ['АРМІЯINFORM']</text:p>
      <text:p text:style-name="P4">
Time: 2023-05-14T4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84" text:anchor-type="as-char" svg:width="6.9236in" svg:height="3.895992in" draw:z-index="0">
<draw:image xlink:href="../Images/AРМІЯINFORM/2023-05-14T4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4/v-ukrayini-hvylyna-movchannya/" text:style-name="Internet_20_link" text:visited-style-name="Visited_20_Internet_20_Link">
https://armyinform.com.ua/2023/05/14/v-ukrayini-hvylyna-movchannya/</text:a>
</text:p>
      <!--NEWS-->
      <text:h text:style-name="P10" text:outline-level="1">
<text:span text:style-name="T4">
Вночі росіяни завдали ударів по цивільних об’єктах на Тернопільщині</text:span>
</text:h>
      <text:p text:style-name="P4">
Author: ['АРМІЯINFORM']</text:p>
      <text:p text:style-name="P4">
Time: 2023-05-14T50:00:00-04:00</text:p>
      <text:p text:style-name="P4">
Description: Вночі 14 травня окупанти атакували цивільні об’єкти Тернопільщи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2-10-18-raketnyj-obstril-zhytomyra.jpg" text:style-name="Internet_20_link" text:visited-style-name="Visited_20_Internet_20_Link">
2022-10-18-raketnyj-obstril-zhytomyra.jpg</text:a>
']</text:p>
      <text:p text:style-name="P4">
Tags: ['STOPRUSSIA', 'ВОЄННІ ЗЛОЧИНИ ЗС РФ', 'ВТОРГНЕННЯ РФ', 'ТЕРНОПІЛЬ']</text:p>
      <text:p text:style-name="P4">
Category: News</text:p>
      <!--METADATA-->
      <text:p text:style-name="P4">
<draw:frame draw:style-name="fr1" draw:name="Image285" text:anchor-type="as-char" svg:width="6.9236in" svg:height="3.893007in" draw:z-index="0">
<draw:image xlink:href="../Images/AРМІЯINFORM/2023-05-14T50-00-00-04-00/2022-10-18-raketnyj-obstril-zhytomyra.jpg" xlink:type="simple" xlink:show="embed" xlink:actuate="onLoad" draw:mime-type="image/jpeg"/>
</draw:frame>
</text:p>
      <text:p text:style-name="P4">
Вночі 14 травня окупанти атакували цивільні об’єкти Тернопільщини.</text:p>
      <text:p text:style-name="P4">
Про це <text:a xlink:type="simple" xlink:href="https://t.me/ternopilskaODA/3432" text:style-name="Internet_20_link" text:visited-style-name="Visited_20_Internet_20_Link">
повідомив </text:a>
очільник ТернопільськоїОВА Володимир Труш.</text:p>
      <text:p text:style-name="P4">
За його словами, «приліт» зафіксовано 0 5:00.</text:p>
      <text:p text:style-name="P4">
«Спеціалісти прибули на місце події та зафіксували руйнацію двох тапошкодження дванадцяти дачних будинків. Пожежу, яка виникла на місці, одразуліквідували. Також уламками ракет пошкоджено цивільні торгові та господарськіобʼєкти та 9 вантажних автомобілів», — поінформував він.</text:p>
      <text:p text:style-name="P4">
Чиновник також повідомив, що наразі постраждалих немає.</text:p>
      <text:p text:style-name="P4">
«На місці події працюють спеціалісти. Прошу не підходити до пошкодженихобʼєктів до остаточних висновків», — додав він.</text:p>
      <text:p text:style-name="P4">
Source: <text:a xlink:type="simple" xlink:href="https://armyinform.com.ua/2023/05/14/vnochi-rosiyany-zavdaly-udariv-po-czyvilnym-obyektam-na-ternopilshhyni/" text:style-name="Internet_20_link" text:visited-style-name="Visited_20_Internet_20_Link">
https://armyinform.com.ua/2023/05/14/vnochi-rosiyany-zavdaly-udariv-po-czyvilnym-obyektam-na-ternopilshhyni/</text:a>
</text:p>
      <!--NEWS-->
      <text:h text:style-name="P10" text:outline-level="1">
<text:span text:style-name="T4">
Знищено 25 БПЛА та три крилаті ракети противника — ГШ ЗСУ</text:span>
</text:h>
      <text:p text:style-name="P4">
Author: ['АРМІЯINFORM']</text:p>
      <text:p text:style-name="P4">
Time: 2023-05-14T51:00:00-04:00</text:p>
      <text:p text:style-name="P4">
Description: Протягом нічної атаки 14 травня знищено три крилаті ракети та 25 безпілотних літа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 '<text:a xlink:type="simple" xlink:href="https://armyinform.com.ua/wp-content/uploads/2023/05/347086780_758870325646225_2450440937850483061_n-1.jpg" text:style-name="Internet_20_link" text:visited-style-name="Visited_20_Internet_20_Link">
347086780_758870325646225_2450440937850483061_n-1.jpg</text:a>
']</text:p>
      <text:p text:style-name="P4">
Tags: ['STOPRUSSIA', 'ВОЄННІ ЗЛОЧИНИ ЗС РФ', 'ВТОРГНЕННЯ РФ', 'ГЕНЕРАЛЬНИЙ ШТАБ ЗСУ']</text:p>
      <text:p text:style-name="P4">
Category: News</text:p>
      <!--METADATA-->
      <text:p text:style-name="P4">
<draw:frame draw:style-name="fr1" draw:name="Image286" text:anchor-type="as-char" svg:width="6.9236in" svg:height="3.893007in" draw:z-index="0">
<draw:image xlink:href="../Images/AРМІЯINFORM/2023-05-14T51-00-00-04-00/raketnyj-udar.jpg" xlink:type="simple" xlink:show="embed" xlink:actuate="onLoad" draw:mime-type="image/jpeg"/>
</draw:frame>
</text:p>
      <text:p text:style-name="P4">
Протягом нічної атаки 14 травня знищено три крилаті ракети та 25 безпілотнихлітальних апаратів проивника.</text:p>
      <text:p text:style-name="P4">
Про це<text:a xlink:type="simple" xlink:href="https://www.facebook.com/GeneralStaff.ua/posts/pfbid0uoWcW4vAJqE1h6ZNGVDL8VdxenNicJzFMkvaS246JJLkdKL5N3DsCAdLidZVzunXl" text:style-name="Internet_20_link" text:visited-style-name="Visited_20_Internet_20_Link">
повідомляє</text:a>
Генеральний штаб ЗСУ.</text:p>
      <text:p text:style-name="P4">
У повідомленні зазначається: «У ніч на 14 травня 2023 року російські окупантиатакували Україну з різних напрямків ударними дронами Shahed-136/131, ракетами«Калібр» з кораблів у Чорному морі, крилатими ракетами Х-101/Х-555/Х-55 злітаків стратегічної авіації Ту-95МС.</text:p>
      <text:p text:style-name="P4">
Протягом нічної атаки знищено три крилаті ракети та 25 безпілотних літальнихапаратів:</text:p>
      <text:p text:style-name="P4">
– 18 ударних дронів типу Shahed-136/131;</text:p>
      <text:p text:style-name="P4">
– один ударний БПЛА типу «Ланцет»;</text:p>
      <text:p text:style-name="P4">
– два БПЛА оперативно-тактичного рівня «Орлан-10»;</text:p>
      <text:p text:style-name="P4">
– чотири БПЛА (тип уточнюється);</text:p>
      <text:p text:style-name="P4">
– три крилаті ракети Х-101/Х-555/Х-55.</text:p>
      <text:p text:style-name="P4">
Протягом доби 13 травня та на початок доби 14 травня тактична авіаціяПовітряних Сил здійснила до півсотні літаковильотів на вогневе ураження ворогата винищувальне авіаційне прикриття».</text:p>
      <text:p text:style-name="P4">
<draw:frame draw:style-name="fr1" draw:name="Image287" text:anchor-type="as-char" svg:width="6.9236in" svg:height="6.9236in" draw:z-index="0">
<draw:image xlink:href="../Images/AРМІЯINFORM/2023-05-14T51-00-00-04-00/347086780_758870325646225_2450440937850483061_n-1.jpg" xlink:type="simple" xlink:show="embed" xlink:actuate="onLoad" draw:mime-type="image/jpeg"/>
</draw:frame>
</text:p>
      <text:p text:style-name="P4">
Source: <text:a xlink:type="simple" xlink:href="https://armyinform.com.ua/2023/05/14/znyshheno-25-bpla-ta-try-krylati-rakety-protyvnyka-gsh-zsu/" text:style-name="Internet_20_link" text:visited-style-name="Visited_20_Internet_20_Link">
https://armyinform.com.ua/2023/05/14/znyshheno-25-bpla-ta-try-krylati-rakety-protyvnyka-gsh-zsu/</text:a>
</text:p>
      <!--NEWS-->
      <text:h text:style-name="P10" text:outline-level="1">
<text:span text:style-name="T4">
Сьогодні в Україні відзначають День матері</text:span>
</text:h>
      <text:p text:style-name="P4">
Author: ['Антон Печерський']</text:p>
      <text:p text:style-name="P4">
Time: 2023-05-14T52:00:00-04:00</text:p>
      <text:p text:style-name="P4">
Description: Мама. Це просте коротке слово сповнене теплотою, ніжністю і любов’ю.    З першого подих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11-48-21.jpg" text:style-name="Internet_20_link" text:visited-style-name="Visited_20_Internet_20_Link">
photo_2023-05-14_11-48-21.jpg</text:a>
', '<text:a xlink:type="simple" xlink:href="https://armyinform.com.ua/wp-content/uploads/2023/05/photo_2023-05-14_11-48-21-2.jpg" text:style-name="Internet_20_link" text:visited-style-name="Visited_20_Internet_20_Link">
photo_2023-05-14_11-48-21-2.jpg</text:a>
']</text:p>
      <text:p text:style-name="P4">
Tags: ['ДЕНЬ МАТЕРІ', 'ЗБРОЙНІ СИЛИ УКРАЇНИ']</text:p>
      <text:p text:style-name="P4">
Category: News</text:p>
      <!--METADATA-->
      <text:p text:style-name="P4">
<draw:frame draw:style-name="fr1" draw:name="Image288" text:anchor-type="as-char" svg:width="6.9236in" svg:height="4.332834in" draw:z-index="0">
<draw:image xlink:href="../Images/AРМІЯINFORM/2023-05-14T52-00-00-04-00/photo_2023-05-14_11-48-21.jpg" xlink:type="simple" xlink:show="embed" xlink:actuate="onLoad" draw:mime-type="image/jpeg"/>
</draw:frame>
</text:p>
      <text:p text:style-name="P4">
Мама. Це просте коротке слово сповнене теплотою, ніжністю і любов’ю.</text:p>
      <text:p text:style-name="P4">
З першого подиху, з першого погляду, з першого слова і першого кроку Мама —найближча, найрідніша, найдорожча людина в усьому світі в кожному житті.</text:p>
      <text:p text:style-name="P4">
Мама — найперший помічник. Мама — наймудріший порадник. Мама — найкращий друг.</text:p>
      <text:p text:style-name="P4">
<draw:frame draw:style-name="fr1" draw:name="Image289" text:anchor-type="as-char" svg:width="6.9236in" svg:height="3.893377in" draw:z-index="0">
<draw:image xlink:href="../Images/AРМІЯINFORM/2023-05-14T52-00-00-04-00/photo_2023-05-14_11-48-21-2.jpg" xlink:type="simple" xlink:show="embed" xlink:actuate="onLoad" draw:mime-type="image/jpeg"/>
</draw:frame>
</text:p>
      <text:p text:style-name="P4">
Усім найкращим у собі ми завдячуємо своїй Мамі, які подарувала нам життя,виховала і навчила найголовнішому.</text:p>
      <text:p text:style-name="P4">
У День матері і повсякчас — любимо, шануємо і дякуємо.</text:p>
      <text:p text:style-name="P4">
Я дуже дякую тобі за те, що я вмію.  І дякую тобі за те, що я розумію  Ті речі, яких не пояснюють навіть в книжках.</text:p>
      <text:p text:style-name="P4">
Хай буде біля тебе завжди ангел-хранитель  І я десь тут поряд буду також бродити… ( <text:span text:style-name="T5">
Кузьма Скрябін</text:span>
 )</text:p>
      <text:p text:style-name="P4">
Source: <text:a xlink:type="simple" xlink:href="https://armyinform.com.ua/2023/05/14/sogodni-v-ukrayini-vidznachayut-den-materi/" text:style-name="Internet_20_link" text:visited-style-name="Visited_20_Internet_20_Link">
https://armyinform.com.ua/2023/05/14/sogodni-v-ukrayini-vidznachayut-den-materi/</text:a>
</text:p>
      <!--NEWS-->
      <text:h text:style-name="P10" text:outline-level="1">
<text:span text:style-name="T4">
На росії вчора був «Чорний день авіації» — Юрій Ігнат</text:span>
</text:h>
      <text:p text:style-name="P4">
Author: ['Андрій Агєєв']</text:p>
      <text:p text:style-name="P4">
Time: 2023-05-14T53:00:00-04:00</text:p>
      <text:p text:style-name="P4">
Description: «Чорним днем російської авіації» назвали 13 травня росіяни у свої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hoto_2023-02-11_15-50-42.jpg" text:style-name="Internet_20_link" text:visited-style-name="Visited_20_Internet_20_Link">
photo_2023-02-11_15-50-42.jpg</text:a>
']</text:p>
      <text:p text:style-name="P4">
Tags: ['STOPRUSSIA', 'ВТОРГНЕННЯ РФ', 'ВТРАТИ ВОЄННОЇ ТЕХНІКИ ЗС РФ', 'ЮРІЙ ІГНАТ']</text:p>
      <text:p text:style-name="P4">
Category: News</text:p>
      <!--METADATA-->
      <text:p text:style-name="P4">
<draw:frame draw:style-name="fr1" draw:name="Image290" text:anchor-type="as-char" svg:width="6.9236in" svg:height="4.869599in" draw:z-index="0">
<draw:image xlink:href="../Images/AРМІЯINFORM/2023-05-14T53-00-00-04-00/photo_2023-02-11_15-50-42.jpg" xlink:type="simple" xlink:show="embed" xlink:actuate="onLoad" draw:mime-type="image/jpeg"/>
</draw:frame>
</text:p>
      <text:p text:style-name="P4">
«Чорним днем російської авіації» назвали 13 травня росіяни у своїх численнихпабліках через падіння у Брянській області п’яти бойових літаків ігелікоптерів, зазначив у прямому ефірі телемарафону «Єдині новини» речникПовітряних Сил ЗС України полковник Юрій Ігнат.</text:p>
      <text:p text:style-name="P4">
— Ударна група бойових літаків і гелікоптерів піднялись у повітря з аеродромув Брянській області і мала намір виконати бомбардування північних регіонівУкраїни. Проте своє бойове завдання вони не виконали і на аеродром базуванняне повернулися. Наразі в росії паніка і вони шукають винних у такому «жестідоброї волі», — підкреслив Ігнат.</text:p>
      <text:p text:style-name="P4">
Стосовно надходження для української авіації і застосування по ворогу крилатихракет класу «повітря-земля» Storm Shadow/SCALP EG, то він зазначив, щоукраїнські льотчики мають успішний досвід застосування протирадіолокаційнихAGM-88 HARM, інших авіаційних ракет, і зі Storm Shadow українські ПовітряніСили ефективно нищитимуть ворога.</text:p>
      <text:p text:style-name="P4">
— У ніч на 14 травня 2023 року російські окупанти атакували Україну з різнихнапрямків ударними дронами Shahed-136/131, ракетами «Калібр» з кораблів уЧорному морі, крилатими ракетами Х-101/Х-555/Х-55 з літаків стратегічноїавіації Ту-95МС. Протягом цієї нічної атаки знищено три крилаті ракети та 25безпілотних літальних апаратів, — констатував Юрій Ігнат і додав, що упродовждоби 13 травня та на початок доби 14 травня тактична авіація Повітряних Силздійснила до пів сотні літаковильотів на вогневе ураження ворога тавинищувальне авіаційне прикриття.</text:p>
      <text:p text:style-name="P4">
Source: <text:a xlink:type="simple" xlink:href="https://armyinform.com.ua/2023/05/14/na-rosiyi-vchora-buv-chornyj-den-aviacziyi-yurij-ignat/" text:style-name="Internet_20_link" text:visited-style-name="Visited_20_Internet_20_Link">
https://armyinform.com.ua/2023/05/14/na-rosiyi-vchora-buv-chornyj-den-aviacziyi-yurij-ignat/</text:a>
</text:p>
      <!--NEWS-->
      <text:h text:style-name="P10" text:outline-level="1">
<text:span text:style-name="T4">
481 дитина загинула в Україні внаслідок збройної агресії рф</text:span>
</text:h>
      <text:p text:style-name="P4">
Author: ['АРМІЯINFORM']</text:p>
      <text:p text:style-name="P4">
Time: 2023-05-14T54:00:00-04:00</text:p>
      <text:p text:style-name="P4">
Description: Станом на ранок 14 травня 2023 року більше ніж 1452 дитини постраждали в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01586_1959750521057006_2897514003909729962_n.jpg" text:style-name="Internet_20_link" text:visited-style-name="Visited_20_Internet_20_Link">
347001586_1959750521057006_2897514003909729962_n.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291" text:anchor-type="as-char" svg:width="6.9236in" svg:height="4.661891in" draw:z-index="0">
<draw:image xlink:href="../Images/AРМІЯINFORM/2023-05-14T54-00-00-04-00/347001586_1959750521057006_2897514003909729962_n.jpg" xlink:type="simple" xlink:show="embed" xlink:actuate="onLoad" draw:mime-type="image/jpeg"/>
</draw:frame>
</text:p>
      <text:p text:style-name="P4">
Станом на ранок 14 травня 2023 року більше ніж 1452 дитини постраждали вУкраїні внаслідок повномасштабної збройної агресії рф.</text:p>
      <text:p text:style-name="P4">
Про це<text:a xlink:type="simple" xlink:href="https://www.facebook.com/pgo.gov.ua/posts/pfbid0DGyvQ3ks1ceya2thrBc8ceTPSH2jbhG38dLbfU9Z4M1yMWcTUY48pHErgRVnAy7Sl" text:style-name="Internet_20_link" text:visited-style-name="Visited_20_Internet_20_Link">
інформує</text:a>
Офіс Генерального прокурора.</text:p>
      <text:p text:style-name="P4">
«За офіційною інформацією ювенальних прокурорів 481 дитина загинула та понад971 отримали поранення різного ступеню тяжкості. Ці цифри не остаточні. Триваєробота з їх встановлення в місцях ведення бойових дій, на тимчасово окупованихта звільнених територіях», – йдеться у повідомленні.</text:p>
      <text:p text:style-name="P4">
Також зазначається, що найбільше постраждало дітей у Донецькій області - 458,Харківській - 277, Київській - 128, Херсонській - 97, Запорізькій - 89,Миколаївській - 89, Чернігівській - 70, Дніпропетровській - 69, Луганській -66.</text:p>
      <text:p text:style-name="P4">
Правоохоронці також повідомляють, що 13 травня внаслідок обстрілу ворогом м.Костянтинівка Донецької області загинула 15-річна дівчина. Двоє дітей віком 15та 16 років отримали поранення. 13 травня через обстріл с. Хатнє Харківськоїобласті травмовано 16-річного хлопця.</text:p>
      <text:p text:style-name="P4">
Source: <text:a xlink:type="simple" xlink:href="https://armyinform.com.ua/2023/05/14/481-dytyna-zagynula-v-ukrayini-vnaslidok-zbrojnoyi-agresiyi-rf/" text:style-name="Internet_20_link" text:visited-style-name="Visited_20_Internet_20_Link">
https://armyinform.com.ua/2023/05/14/481-dytyna-zagynula-v-ukrayini-vnaslidok-zbrojnoyi-agresiyi-rf/</text:a>
</text:p>
      <!--NEWS-->
      <text:h text:style-name="P10" text:outline-level="1">
<text:span text:style-name="T4">
Прокуратура фіксує наслідки нічного обстрілу Харкова рашистами</text:span>
</text:h>
      <text:p text:style-name="P4">
Author: ['АРМІЯINFORM']</text:p>
      <text:p text:style-name="P4">
Time: 2023-05-14T55:00:00-04:00</text:p>
      <text:p text:style-name="P4">
Description: Правоохоронці Харківської обласної прокуратури розпочали досудове розслідування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09-40-22.jpg" text:style-name="Internet_20_link" text:visited-style-name="Visited_20_Internet_20_Link">
photo_2023-05-14_09-40-22.jpg</text:a>
', '<text:a xlink:type="simple" xlink:href="https://armyinform.com.ua/wp-content/uploads/2023/05/photo_2023-05-14_09-40-23-150x150.jpg" text:style-name="Internet_20_link" text:visited-style-name="Visited_20_Internet_20_Link">
photo_2023-05-14_09-40-23-150x150.jpg</text:a>
', '<text:a xlink:type="simple" xlink:href="https://armyinform.com.ua/wp-content/uploads/2023/05/photo_2023-05-14_09-40-24-150x150.jpg" text:style-name="Internet_20_link" text:visited-style-name="Visited_20_Internet_20_Link">
photo_2023-05-14_09-40-24-150x150.jpg</text:a>
', '<text:a xlink:type="simple" xlink:href="https://armyinform.com.ua/wp-content/uploads/2023/05/photo_2023-05-14_09-40-25-150x150.jpg" text:style-name="Internet_20_link" text:visited-style-name="Visited_20_Internet_20_Link">
photo_2023-05-14_09-40-25-150x150.jpg</text:a>
', '<text:a xlink:type="simple" xlink:href="https://armyinform.com.ua/wp-content/uploads/2023/05/photo_2023-05-14_09-40-26-150x150.jpg" text:style-name="Internet_20_link" text:visited-style-name="Visited_20_Internet_20_Link">
photo_2023-05-14_09-40-26-150x150.jpg</text:a>
']</text:p>
      <text:p text:style-name="P4">
Tags: ['STOPRUSSIA', 'ВОЄННІ ЗЛОЧИНИ ЗС РФ', 'ВТОРГНЕННЯ РФ', 'ХАРКІВ']</text:p>
      <text:p text:style-name="P4">
Category: News</text:p>
      <!--METADATA-->
      <text:p text:style-name="P4">
<draw:frame draw:style-name="fr1" draw:name="Image292" text:anchor-type="as-char" svg:width="6.9236in" svg:height="5.971605in" draw:z-index="0">
<draw:image xlink:href="../Images/AРМІЯINFORM/2023-05-14T55-00-00-04-00/photo_2023-05-14_09-40-22.jpg" xlink:type="simple" xlink:show="embed" xlink:actuate="onLoad" draw:mime-type="image/jpeg"/>
</draw:frame>
</text:p>
      <text:p text:style-name="P4">
Правоохоронці Харківської обласної прокуратури розпочали досудоверозслідування у кримінальному провадженні за наслідками нічного ворожого ударупо Харкову, здійсненого 14 травня.</text:p>
      <text:p text:style-name="P4">
Про це<text:a xlink:type="simple" xlink:href="https://t.me/prokuratura_kharkiv/9055" text:style-name="Internet_20_link" text:visited-style-name="Visited_20_Internet_20_Link">
 повідомляє</text:a>
 Харківська обласнапрокуратура.</text:p>
      <text:p text:style-name="P4">
«Правоохоронці задокументували наслідки нічного ворожого удару по Харкову. Запроцесуального керівництва Новобаварської окружної прокуратури м. Харковарозпочато досудове розслідування у кримінальному провадженні за фактомпорушення законів та звичаїв війни (ч. 1 ст. 438 КК України)», — йдеться уповідомленні.</text:p>
      <text:p text:style-name="P4">
<text:a xlink:type="simple" xlink:href="https://armyinform.com.ua/wp-content/uploads/2023/05/photo_2023-05-14_09-40-23.jpg" text:style-name="Internet_20_link" text:visited-style-name="Visited_20_Internet_20_Link">
<draw:frame draw:style-name="fr1" draw:name="Image293" text:anchor-type="as-char" svg:width="6.9236in" svg:height="6.9236in" draw:z-index="0">
<draw:image xlink:href="../Images/AРМІЯINFORM/2023-05-14T55-00-00-04-00/photo_2023-05-14_09-40-23-150x150.jpg" xlink:type="simple" xlink:show="embed" xlink:actuate="onLoad" draw:mime-type="image/jpeg"/>
</draw:frame>
</text:a>
</text:p>
      <text:p text:style-name="P4">
<text:a xlink:type="simple" xlink:href="https://armyinform.com.ua/wp-content/uploads/2023/05/photo_2023-05-14_09-40-24.jpg" text:style-name="Internet_20_link" text:visited-style-name="Visited_20_Internet_20_Link">
<draw:frame draw:style-name="fr1" draw:name="Image294" text:anchor-type="as-char" svg:width="6.9236in" svg:height="6.9236in" draw:z-index="0">
<draw:image xlink:href="../Images/AРМІЯINFORM/2023-05-14T55-00-00-04-00/photo_2023-05-14_09-40-24-150x150.jpg" xlink:type="simple" xlink:show="embed" xlink:actuate="onLoad" draw:mime-type="image/jpeg"/>
</draw:frame>
</text:a>
</text:p>
      <text:p text:style-name="P4">
<text:a xlink:type="simple" xlink:href="https://armyinform.com.ua/wp-content/uploads/2023/05/photo_2023-05-14_09-40-25.jpg" text:style-name="Internet_20_link" text:visited-style-name="Visited_20_Internet_20_Link">
<draw:frame draw:style-name="fr1" draw:name="Image295" text:anchor-type="as-char" svg:width="6.9236in" svg:height="6.9236in" draw:z-index="0">
<draw:image xlink:href="../Images/AРМІЯINFORM/2023-05-14T55-00-00-04-00/photo_2023-05-14_09-40-25-150x150.jpg" xlink:type="simple" xlink:show="embed" xlink:actuate="onLoad" draw:mime-type="image/jpeg"/>
</draw:frame>
</text:a>
</text:p>
      <text:p text:style-name="P4">
<text:a xlink:type="simple" xlink:href="https://armyinform.com.ua/wp-content/uploads/2023/05/photo_2023-05-14_09-40-26.jpg" text:style-name="Internet_20_link" text:visited-style-name="Visited_20_Internet_20_Link">
<draw:frame draw:style-name="fr1" draw:name="Image296" text:anchor-type="as-char" svg:width="6.9236in" svg:height="6.9236in" draw:z-index="0">
<draw:image xlink:href="../Images/AРМІЯINFORM/2023-05-14T55-00-00-04-00/photo_2023-05-14_09-40-26-150x150.jpg" xlink:type="simple" xlink:show="embed" xlink:actuate="onLoad" draw:mime-type="image/jpeg"/>
</draw:frame>
</text:a>
</text:p>
      <text:p text:style-name="P4">
За даними слідства, в ніч на 14 травня російські військові завдали ракетнийудар по Новобаварському району м. Харкова. Пошкоджено приватний житловийбудинок, гуртожиток та об‘єкт транспортної інфраструктури. Зазначається, щонаслідки збройної агресії рф фіксували прокурори спільно зі слідчими ВП № 1ХРУП № 3 ГУНП в Харківській області.</text:p>
      <text:p text:style-name="P4">
Source: <text:a xlink:type="simple" xlink:href="https://armyinform.com.ua/2023/05/14/prokuratura-fiksuye-naslidky-nichnogo-obstrilu-harkova-rashystamy/" text:style-name="Internet_20_link" text:visited-style-name="Visited_20_Internet_20_Link">
https://armyinform.com.ua/2023/05/14/prokuratura-fiksuye-naslidky-nichnogo-obstrilu-harkova-rashystamy/</text:a>
</text:p>
      <!--NEWS-->
      <text:h text:style-name="P10" text:outline-level="1">
<text:span text:style-name="T4">
На Півдні знищено 5 БПЛА, самохідний міномет «Тюльпан» та 5 ББМ противника</text:span>
</text:h>
      <text:p text:style-name="P4">
Author: ['АРМІЯINFORM']</text:p>
      <text:p text:style-name="P4">
Time: 2023-05-14T56:00:00-04:00</text:p>
      <text:p text:style-name="P4">
Description: За добу на Півдні Сили оборони України знищили 16 окупантів, 5 БПЛА, самохідний міноме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yleriya.jpg" text:style-name="Internet_20_link" text:visited-style-name="Visited_20_Internet_20_Link">
artyleriya.jpg</text:a>
']</text:p>
      <text:p text:style-name="P4">
Tags: ['STOPRUSSIA', 'ВОЄННІ ЗЛОЧИНИ ЗС РФ', 'ВТОРГНЕННЯ РФ', 'ОК «ПІВДЕНЬ»']</text:p>
      <text:p text:style-name="P4">
Category: News</text:p>
      <!--METADATA-->
      <text:p text:style-name="P4">
<draw:frame draw:style-name="fr1" draw:name="Image297" text:anchor-type="as-char" svg:width="6.9236in" svg:height="4.615733in" draw:z-index="0">
<draw:image xlink:href="../Images/AРМІЯINFORM/2023-05-14T56-00-00-04-00/artyleriya.jpg" xlink:type="simple" xlink:show="embed" xlink:actuate="onLoad" draw:mime-type="image/jpeg"/>
</draw:frame>
</text:p>
      <text:p text:style-name="P4">
За добу на Півдні Сили оборони України знищили 16 окупантів, 5 БПЛА,самохідний міномет «Тюльпан» та іншу техніку ворога.</text:p>
      <text:p text:style-name="P4">
Про це<text:a xlink:type="simple" xlink:href="https://www.facebook.com/OperationalCommandSouth/posts/pfbid0zifB1EXiHEfhhWDZ7KYmh1ufWXzrBJDXwAPy7gyy9uKDpB2osyRBrZ3LzvRNRNygl" text:style-name="Internet_20_link" text:visited-style-name="Visited_20_Internet_20_Link">
повідомляє</text:a>
ОК «Південь».</text:p>
      <text:p text:style-name="P4">
«Виконання вогневих завдань нашими ракетно-артилерійськими підрозділамипризвело до втрат ворога в особовому складі — 16 рашистів, 5 безпілотнихлітальних апаратів ударного та оперативно-тактичного типів, 5 бойовихброньованих машин, самохідний міномет „Тюльпан“, 2 крупнокаліберні гармати, ще4 одиниці автотехніки. Крім того, знищено 4 польових пункти боєприпасів і2камери відеоспостереження», — йдеться в повідомленні.</text:p>
      <text:p text:style-name="P4">
Зазначається, що ворог не відмовляється від атак як по прифронтовихтериторіях, так і по глибоко тилових регіонах. Зокрема, «вночі знов атакованіКізомис і Станіслав 4 керованими авіаційними бомбами. Без людських втрат. Урайон Чорнобаївки був спрямований ударний безпілотник. Люди не постраждали.Вчора вдень 3 такі ж „Ланцети“ атакували Токарівку. Без втрат».</text:p>
      <text:p text:style-name="P4">
«86 разів ворог атакував артилерією, мінометами і РСЗВ, знов повернувся дотактики атаки розривними гранатами з дронів. Випустив по мирних людях понад390 снарядів. Внаслідок обстрілів поранено 5 і вбито 1 цивільну людину,пошкоджено об’єкт критичної інфраструктури в Очаківській громаді, вздовжатакованого Правобережжя Херсонщини зруйновано і пошкоджено до десятиприватних подвір’їв, ліцей, постраждали й багатоквартирні будинки в обласномуцентрі», — інформують у ОК «Південь».</text:p>
      <text:p text:style-name="P4">
Також повідомляється, що нашою авіацією завдано удару по зосередженню живоїсили ворога в Каховському районі.</text:p>
      <text:p text:style-name="P4">
Source: <text:a xlink:type="simple" xlink:href="https://armyinform.com.ua/2023/05/14/na-pivdni-znyshheno-5-bpla-samohidnyj-minomet-tyulpan-ta-5-bbm-protyvnyka/" text:style-name="Internet_20_link" text:visited-style-name="Visited_20_Internet_20_Link">
https://armyinform.com.ua/2023/05/14/na-pivdni-znyshheno-5-bpla-samohidnyj-minomet-tyulpan-ta-5-bbm-protyvnyka/</text:a>
</text:p>
      <!--NEWS-->
      <text:h text:style-name="P10" text:outline-level="1">
<text:span text:style-name="T4">
Генерал-лейтенант Наєв привітав українців із Днем матері</text:span>
</text:h>
      <text:p text:style-name="P4">
Author: ['АРМІЯINFORM']</text:p>
      <text:p text:style-name="P4">
Time: 2023-05-14T57:00:00-04:00</text:p>
      <text:p text:style-name="P4">
Description: Мама... Це — найдорожча та найцінніша у світі людина для кожного з нас. Де б ми не б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vyatogirsk-golovna.jpg" text:style-name="Internet_20_link" text:visited-style-name="Visited_20_Internet_20_Link">
svyatogirsk-golovna.jpg</text:a>
']</text:p>
      <text:p text:style-name="P4">
Tags: ['ДЕНЬ МАТЕРІ', 'КОМАНДУВАЧ ОБ’ЄДНАНИХ СИЛ ЗС УКРАЇНИ', 'СЕРГІЙ НАЄВ']</text:p>
      <text:p text:style-name="P4">
Category: News</text:p>
      <!--METADATA-->
      <text:p text:style-name="P4">
<draw:frame draw:style-name="fr1" draw:name="Image298" text:anchor-type="as-char" svg:width="6.9236in" svg:height="4.615733in" draw:z-index="0">
<draw:image xlink:href="../Images/AРМІЯINFORM/2023-05-14T57-00-00-04-00/svyatogirsk-golovna.jpg" xlink:type="simple" xlink:show="embed" xlink:actuate="onLoad" draw:mime-type="image/jpeg"/>
</draw:frame>
</text:p>
      <text:p text:style-name="P4">
Мама… Це — найдорожча та найцінніша у світі людина для кожного з нас. Де б мине були та що б не робили, куди б не закинула нас доля і що б з нами нетрапилося — ми розуміємо, що материнське серце все відчуває і про все знає.Велика вдячність матерям, які виплекали справжніх, вірних синів та доньоксвоєї Батьківщини, що сьогодні зі зброєю в руках мужньо захищають рідну землювід російського агресора. Низько вклоняюсь вам за переживання та недоспаніночі, за те, що виховуєте патріотів, які неймовірними зусиллями й навіть ціноювласного життя, творять новітню історію нашої країни. Турбота про вас — нашобов’язок та справа честі.</text:p>
      <text:p text:style-name="P4">
Джерело: <text:a xlink:type="simple" xlink:href="https://armyinform.com.ua/reformator/script%20async%20src=%22https:/telegram.org/js/telegram-widget.js" text:style-name="Internet_20_link" text:visited-style-name="Visited_20_Internet_20_Link">
Командувач Об’єднаних Сил ЗСУкраїни</text:a>
</text:p>
      <text:p text:style-name="P4">
Source: <text:a xlink:type="simple" xlink:href="https://armyinform.com.ua/2023/05/14/general-lejtenant-nayev-pryvitav-ukrayincziv-iz-dnem-materi/" text:style-name="Internet_20_link" text:visited-style-name="Visited_20_Internet_20_Link">
https://armyinform.com.ua/2023/05/14/general-lejtenant-nayev-pryvitav-ukrayincziv-iz-dnem-materi/</text:a>
</text:p>
      <!--NEWS-->
      <text:h text:style-name="P10" text:outline-level="1">
<text:span text:style-name="T4">
У Чорному морі перебувають 4 ракетоносії зс рф, один з яких — підводний</text:span>
</text:h>
      <text:p text:style-name="P4">
Author: ['АРМІЯINFORM']</text:p>
      <text:p text:style-name="P4">
Time: 2023-05-14T58:00:00-04:00</text:p>
      <text:p text:style-name="P4">
Description: У Чорному морі перебувають 4 ракетоносії зс рф, один з яких підводний, максималь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osijskyj-korabel-raketonosij.jpg" text:style-name="Internet_20_link" text:visited-style-name="Visited_20_Internet_20_Link">
rosijskyj-korabel-raketonosij.jpg</text:a>
']</text:p>
      <text:p text:style-name="P4">
Tags: ['STOPRUSSIA', 'ВТОРГНЕННЯ РФ', 'КАЛІБР', 'ОК «ПІВДЕНЬ»', 'ЧОРНЕ МОРЕ']</text:p>
      <text:p text:style-name="P4">
Category: News</text:p>
      <!--METADATA-->
      <text:p text:style-name="P4">
<draw:frame draw:style-name="fr1" draw:name="Image299" text:anchor-type="as-char" svg:width="6.9236in" svg:height="4.615733in" draw:z-index="0">
<draw:image xlink:href="../Images/AРМІЯINFORM/2023-05-14T58-00-00-04-00/rosijskyj-korabel-raketonosij.jpg" xlink:type="simple" xlink:show="embed" xlink:actuate="onLoad" draw:mime-type="image/jpeg"/>
</draw:frame>
 Ілюстративне фото</text:p>
      <text:p text:style-name="P4">
У Чорному морі перебувають 4 ракетоносії зс рф, один з яких підводний,максимальне спорядження — до 25 «Калібрів».</text:p>
      <text:p text:style-name="P4">
Про це<text:a xlink:type="simple" xlink:href="https://www.facebook.com/OperationalCommandSouth/posts/pfbid0zifB1EXiHEfhhWDZ7KYmh1ufWXzrBJDXwAPy7gyy9uKDpB2osyRBrZ3LzvRNRNygl" text:style-name="Internet_20_link" text:visited-style-name="Visited_20_Internet_20_Link">
повідомляє</text:a>
ОК «Південь».</text:p>
      <text:p text:style-name="P4">
«У Чорному морі корабельне угруповання з 10 одиниць продовжує маневри міжмисом Тарханкут і новоросійськом. Напоготові 4 ракетоносії, один з якихпідводний, максимальне спорядження до 25 «Калібрів». Частину ракет ворогвипустив під час нічної ракетної атаки», — йдеться в повідомленні.</text:p>
      <text:p text:style-name="P4">
«Отже, рівень ракетної загрози залишається високим. Не нехтуйте попередженнямипро повітряну тривогу, будьте зосереджені і відповідальні», — закликають у ОК«Південь».</text:p>
      <text:p text:style-name="P4">
Source: <text:a xlink:type="simple" xlink:href="https://armyinform.com.ua/2023/05/14/u-chornomu-mori-perebuvaye-4-raketonosiyi-zs-rf-odyn-z-yakyh-pidvodnyj/" text:style-name="Internet_20_link" text:visited-style-name="Visited_20_Internet_20_Link">
https://armyinform.com.ua/2023/05/14/u-chornomu-mori-perebuvaye-4-raketonosiyi-zs-rf-odyn-z-yakyh-pidvodnyj/</text:a>
</text:p>
      <!--NEWS-->
      <text:h text:style-name="P10" text:outline-level="1">
<text:span text:style-name="T4">
Вночі окупанти двічі вдарили по Тернополю, фахівці ДСНС ліквідовують наслідки</text:span>
</text:h>
      <text:p text:style-name="P4">
Author: ['АРМІЯINFORM']</text:p>
      <text:p text:style-name="P4">
Time: 2023-05-14T59:00:00-04:00</text:p>
      <text:p text:style-name="P4">
Description: До ліквідації наслідків нічного удару по Тернополю залучено  18 одиниць техніки та 8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71739_940603923939216_8864485436782146926_n.jpg" text:style-name="Internet_20_link" text:visited-style-name="Visited_20_Internet_20_Link">
346071739_940603923939216_8864485436782146926_n.jpg</text:a>
', '<text:a xlink:type="simple" xlink:href="https://armyinform.com.ua/wp-content/uploads/2023/05/346316249_912733429916064_3771481107971183910_n-150x150.jpg" text:style-name="Internet_20_link" text:visited-style-name="Visited_20_Internet_20_Link">
346316249_912733429916064_3771481107971183910_n-150x150.jpg</text:a>
', '<text:a xlink:type="simple" xlink:href="https://armyinform.com.ua/wp-content/uploads/2023/05/346653206_100552243049964_5595821437646297035_n-150x150.jpg" text:style-name="Internet_20_link" text:visited-style-name="Visited_20_Internet_20_Link">
346653206_100552243049964_5595821437646297035_n-150x150.jpg</text:a>
', '<text:a xlink:type="simple" xlink:href="https://armyinform.com.ua/wp-content/uploads/2023/05/346796102_1645180732614738_4578044341893978678_n-150x150.jpg" text:style-name="Internet_20_link" text:visited-style-name="Visited_20_Internet_20_Link">
346796102_1645180732614738_4578044341893978678_n-150x150.jpg</text:a>
', '<text:a xlink:type="simple" xlink:href="https://armyinform.com.ua/wp-content/uploads/2023/05/346804332_1968810153483524_3462814059379221754_n-150x150.jpg" text:style-name="Internet_20_link" text:visited-style-name="Visited_20_Internet_20_Link">
346804332_1968810153483524_3462814059379221754_n-150x150.jpg</text:a>
', '<text:a xlink:type="simple" xlink:href="https://armyinform.com.ua/wp-content/uploads/2023/05/346806400_926726551873205_1415366446130015983_n-150x150.jpg" text:style-name="Internet_20_link" text:visited-style-name="Visited_20_Internet_20_Link">
346806400_926726551873205_1415366446130015983_n-150x150.jpg</text:a>
', '<text:a xlink:type="simple" xlink:href="https://armyinform.com.ua/wp-content/uploads/2023/05/346808973_766786915168995_6446662109483230152_n-150x150.jpg" text:style-name="Internet_20_link" text:visited-style-name="Visited_20_Internet_20_Link">
346808973_766786915168995_6446662109483230152_n-150x150.jpg</text:a>
', '<text:a xlink:type="simple" xlink:href="https://armyinform.com.ua/wp-content/uploads/2023/05/346853583_981943649787737_7300415386471275613_n-150x150.jpg" text:style-name="Internet_20_link" text:visited-style-name="Visited_20_Internet_20_Link">
346853583_981943649787737_7300415386471275613_n-150x150.jpg</text:a>
', '<text:a xlink:type="simple" xlink:href="https://armyinform.com.ua/wp-content/uploads/2023/05/346858570_271362765235301_5287471805605931833_n-150x150.jpg" text:style-name="Internet_20_link" text:visited-style-name="Visited_20_Internet_20_Link">
346858570_271362765235301_5287471805605931833_n-150x150.jpg</text:a>
', '<text:a xlink:type="simple" xlink:href="https://armyinform.com.ua/wp-content/uploads/2023/05/346870236_639414784669190_8830317918431735576_n-150x150.jpg" text:style-name="Internet_20_link" text:visited-style-name="Visited_20_Internet_20_Link">
346870236_639414784669190_8830317918431735576_n-150x150.jpg</text:a>
', '<text:a xlink:type="simple" xlink:href="https://armyinform.com.ua/wp-content/uploads/2023/05/346960929_761520555524528_5186334052444647791_n-150x150.jpg" text:style-name="Internet_20_link" text:visited-style-name="Visited_20_Internet_20_Link">
346960929_761520555524528_5186334052444647791_n-150x150.jpg</text:a>
']</text:p>
      <text:p text:style-name="P4">
Tags: ['STOPRUSSIA', 'ВОЄННІ ЗЛОЧИНИ ЗС РФ', 'ВТОРГНЕННЯ РФ', 'ДСНС', 'ТЕРНОПІЛЬЩИНА']</text:p>
      <text:p text:style-name="P4">
Category: News</text:p>
      <!--METADATA-->
      <text:p text:style-name="P4">
<draw:frame draw:style-name="fr1" draw:name="Image300" text:anchor-type="as-char" svg:width="6.9236in" svg:height="4.615733in" draw:z-index="0">
<draw:image xlink:href="../Images/AРМІЯINFORM/2023-05-14T59-00-00-04-00/346071739_940603923939216_8864485436782146926_n.jpg" xlink:type="simple" xlink:show="embed" xlink:actuate="onLoad" draw:mime-type="image/jpeg"/>
</draw:frame>
</text:p>
      <text:p text:style-name="P4">
До ліквідації наслідків нічного удару по Тернополю залучено 18 одиниць технікита 80 осіб особового складу ДСНС.</text:p>
      <text:p text:style-name="P4">
Про це<text:a xlink:type="simple" xlink:href="https://www.facebook.com/DSNSTERNOPIL/posts/pfbid02MmX3NriGXSz5LiVh61B68wt3LStRDochcTPHEWtbtLMa19u9h4z35MWtFjmW4sU4l" text:style-name="Internet_20_link" text:visited-style-name="Visited_20_Internet_20_Link">
повідомляє</text:a>
Головне управління ДСНС України в Тернопільській області</text:p>
      <text:p text:style-name="P4">
«Вчора, 13 травня, орієнтовно о 22:35, російські терористи завдали ракетногоудару по місту Тернопіль. Попередньо відбулося влучання уламків крилатоїракети в складські приміщення, яке призвело до пожежі. У місцях падіннязафіксовано 2 осередки горіння», — йдеться в повідомленні.</text:p>
      <text:p text:style-name="P4">
Зазначається, що на місці події працюють сили та засоби Тернопільськогогарнізону по підвищеному номеру виклику. Загалом для гасіння пожеж залучено 18одиниць техніки та 80 осіб особового складу.</text:p>
      <text:p text:style-name="P4">
<text:a xlink:type="simple" xlink:href="https://armyinform.com.ua/wp-content/uploads/2023/05/346316249_912733429916064_3771481107971183910_n.jpg" text:style-name="Internet_20_link" text:visited-style-name="Visited_20_Internet_20_Link">
<draw:frame draw:style-name="fr1" draw:name="Image301" text:anchor-type="as-char" svg:width="6.9236in" svg:height="6.9236in" draw:z-index="0">
<draw:image xlink:href="../Images/AРМІЯINFORM/2023-05-14T59-00-00-04-00/346316249_912733429916064_3771481107971183910_n-150x150.jpg" xlink:type="simple" xlink:show="embed" xlink:actuate="onLoad" draw:mime-type="image/jpeg"/>
</draw:frame>
</text:a>
</text:p>
      <text:p text:style-name="P4">
<text:a xlink:type="simple" xlink:href="https://armyinform.com.ua/wp-content/uploads/2023/05/346653206_100552243049964_5595821437646297035_n.jpg" text:style-name="Internet_20_link" text:visited-style-name="Visited_20_Internet_20_Link">
<draw:frame draw:style-name="fr1" draw:name="Image302" text:anchor-type="as-char" svg:width="6.9236in" svg:height="6.9236in" draw:z-index="0">
<draw:image xlink:href="../Images/AРМІЯINFORM/2023-05-14T59-00-00-04-00/346653206_100552243049964_5595821437646297035_n-150x150.jpg" xlink:type="simple" xlink:show="embed" xlink:actuate="onLoad" draw:mime-type="image/jpeg"/>
</draw:frame>
</text:a>
</text:p>
      <text:p text:style-name="P4">
<text:a xlink:type="simple" xlink:href="https://armyinform.com.ua/wp-content/uploads/2023/05/346796102_1645180732614738_4578044341893978678_n.jpg" text:style-name="Internet_20_link" text:visited-style-name="Visited_20_Internet_20_Link">
<draw:frame draw:style-name="fr1" draw:name="Image303" text:anchor-type="as-char" svg:width="6.9236in" svg:height="6.9236in" draw:z-index="0">
<draw:image xlink:href="../Images/AРМІЯINFORM/2023-05-14T59-00-00-04-00/346796102_1645180732614738_4578044341893978678_n-150x150.jpg" xlink:type="simple" xlink:show="embed" xlink:actuate="onLoad" draw:mime-type="image/jpeg"/>
</draw:frame>
</text:a>
</text:p>
      <text:p text:style-name="P4">
<text:a xlink:type="simple" xlink:href="https://armyinform.com.ua/wp-content/uploads/2023/05/346804332_1968810153483524_3462814059379221754_n.jpg" text:style-name="Internet_20_link" text:visited-style-name="Visited_20_Internet_20_Link">
<draw:frame draw:style-name="fr1" draw:name="Image304" text:anchor-type="as-char" svg:width="6.9236in" svg:height="6.9236in" draw:z-index="0">
<draw:image xlink:href="../Images/AРМІЯINFORM/2023-05-14T59-00-00-04-00/346804332_1968810153483524_3462814059379221754_n-150x150.jpg" xlink:type="simple" xlink:show="embed" xlink:actuate="onLoad" draw:mime-type="image/jpeg"/>
</draw:frame>
</text:a>
</text:p>
      <text:p text:style-name="P4">
<text:a xlink:type="simple" xlink:href="https://armyinform.com.ua/wp-content/uploads/2023/05/346806400_926726551873205_1415366446130015983_n.jpg" text:style-name="Internet_20_link" text:visited-style-name="Visited_20_Internet_20_Link">
<draw:frame draw:style-name="fr1" draw:name="Image305" text:anchor-type="as-char" svg:width="6.9236in" svg:height="6.9236in" draw:z-index="0">
<draw:image xlink:href="../Images/AРМІЯINFORM/2023-05-14T59-00-00-04-00/346806400_926726551873205_1415366446130015983_n-150x150.jpg" xlink:type="simple" xlink:show="embed" xlink:actuate="onLoad" draw:mime-type="image/jpeg"/>
</draw:frame>
</text:a>
</text:p>
      <text:p text:style-name="P4">
<text:a xlink:type="simple" xlink:href="https://armyinform.com.ua/wp-content/uploads/2023/05/346808973_766786915168995_6446662109483230152_n.jpg" text:style-name="Internet_20_link" text:visited-style-name="Visited_20_Internet_20_Link">
<draw:frame draw:style-name="fr1" draw:name="Image306" text:anchor-type="as-char" svg:width="6.9236in" svg:height="6.9236in" draw:z-index="0">
<draw:image xlink:href="../Images/AРМІЯINFORM/2023-05-14T59-00-00-04-00/346808973_766786915168995_6446662109483230152_n-150x150.jpg" xlink:type="simple" xlink:show="embed" xlink:actuate="onLoad" draw:mime-type="image/jpeg"/>
</draw:frame>
</text:a>
</text:p>
      <text:p text:style-name="P4">
<text:a xlink:type="simple" xlink:href="https://armyinform.com.ua/wp-content/uploads/2023/05/346853583_981943649787737_7300415386471275613_n.jpg" text:style-name="Internet_20_link" text:visited-style-name="Visited_20_Internet_20_Link">
<draw:frame draw:style-name="fr1" draw:name="Image307" text:anchor-type="as-char" svg:width="6.9236in" svg:height="6.9236in" draw:z-index="0">
<draw:image xlink:href="../Images/AРМІЯINFORM/2023-05-14T59-00-00-04-00/346853583_981943649787737_7300415386471275613_n-150x150.jpg" xlink:type="simple" xlink:show="embed" xlink:actuate="onLoad" draw:mime-type="image/jpeg"/>
</draw:frame>
</text:a>
</text:p>
      <text:p text:style-name="P4">
<text:a xlink:type="simple" xlink:href="https://armyinform.com.ua/wp-content/uploads/2023/05/346858570_271362765235301_5287471805605931833_n.jpg" text:style-name="Internet_20_link" text:visited-style-name="Visited_20_Internet_20_Link">
<draw:frame draw:style-name="fr1" draw:name="Image308" text:anchor-type="as-char" svg:width="6.9236in" svg:height="6.9236in" draw:z-index="0">
<draw:image xlink:href="../Images/AРМІЯINFORM/2023-05-14T59-00-00-04-00/346858570_271362765235301_5287471805605931833_n-150x150.jpg" xlink:type="simple" xlink:show="embed" xlink:actuate="onLoad" draw:mime-type="image/jpeg"/>
</draw:frame>
</text:a>
</text:p>
      <text:p text:style-name="P4">
<text:a xlink:type="simple" xlink:href="https://armyinform.com.ua/wp-content/uploads/2023/05/346870236_639414784669190_8830317918431735576_n.jpg" text:style-name="Internet_20_link" text:visited-style-name="Visited_20_Internet_20_Link">
<draw:frame draw:style-name="fr1" draw:name="Image309" text:anchor-type="as-char" svg:width="6.9236in" svg:height="6.9236in" draw:z-index="0">
<draw:image xlink:href="../Images/AРМІЯINFORM/2023-05-14T59-00-00-04-00/346870236_639414784669190_8830317918431735576_n-150x150.jpg" xlink:type="simple" xlink:show="embed" xlink:actuate="onLoad" draw:mime-type="image/jpeg"/>
</draw:frame>
</text:a>
</text:p>
      <text:p text:style-name="P4">
<text:a xlink:type="simple" xlink:href="https://armyinform.com.ua/wp-content/uploads/2023/05/346960929_761520555524528_5186334052444647791_n.jpg" text:style-name="Internet_20_link" text:visited-style-name="Visited_20_Internet_20_Link">
<draw:frame draw:style-name="fr1" draw:name="Image310" text:anchor-type="as-char" svg:width="6.9236in" svg:height="6.9236in" draw:z-index="0">
<draw:image xlink:href="../Images/AРМІЯINFORM/2023-05-14T59-00-00-04-00/346960929_761520555524528_5186334052444647791_n-150x150.jpg" xlink:type="simple" xlink:show="embed" xlink:actuate="onLoad" draw:mime-type="image/jpeg"/>
</draw:frame>
</text:a>
</text:p>
      <text:p text:style-name="P4">
На жаль, внаслідок події травмувалися 2 особи. Попередньо осколкові пораненнята опіки. Потерпілі перебувають у лікарняних закладах. Їм надається усянеобхідна допомога.</text:p>
      <text:p text:style-name="P4">
«О 01:52 локалізована пожежа першого осередку, а о 02:28 — пожежа другого.Наразі ліквідація пожежі триває», — уточнили рятувальники.</text:p>
      <text:p text:style-name="P4">
«Близько о 5 годині ранку 14 травня наше місто було вдруге атаковано ворогом.Унаслідок вибухів, ймовірно від уламків ракети, були пошкоджені цивільнібудівлі та автомобілі. Наразі немає інформації про постраждалих. На місціподій працюють представники Головного управління ДСНС України в Тернопільськоїобласті, ГУ НП, СБУ, органи місцевої влади», — поінформували у ДСНСТернопільщини.</text:p>
      <text:p text:style-name="P4">
Source: <text:a xlink:type="simple" xlink:href="https://armyinform.com.ua/2023/05/14/vnochi-okupanty-dvichi-vdaryly-po-ternopolyu-fahivczi-dsns-likvidovuyut-naslidky/" text:style-name="Internet_20_link" text:visited-style-name="Visited_20_Internet_20_Link">
https://armyinform.com.ua/2023/05/14/vnochi-okupanty-dvichi-vdaryly-po-ternopolyu-fahivczi-dsns-likvidovuyut-naslidky/</text:a>
</text:p>
      <!--NEWS-->
      <text:h text:style-name="P10" text:outline-level="1">
<text:span text:style-name="T4">
У рф падає виробництво сталі через кризи у виробництві – розвідка</text:span>
</text:h>
      <text:p text:style-name="P4">
Author: ['АРМІЯINFORM']</text:p>
      <text:p text:style-name="P4">
Time: 2023-05-14T60:00:00-04:00</text:p>
      <text:p text:style-name="P4">
Description: Використання сталі на росії у першому кварталі зменшилось у середньому на 3 % чер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ankcziyi.jpg" text:style-name="Internet_20_link" text:visited-style-name="Visited_20_Internet_20_Link">
sankcziyi.jpg</text:a>
']</text:p>
      <text:p text:style-name="P4">
Tags: ['STOPRUSSIA', 'ВТОРГНЕННЯ РФ', 'РОЗВІДКА', 'САНКЦІЇ']</text:p>
      <text:p text:style-name="P4">
Category: News</text:p>
      <!--METADATA-->
      <text:p text:style-name="P4">
<draw:frame draw:style-name="fr1" draw:name="Image311" text:anchor-type="as-char" svg:width="6.9236in" svg:height="3.62968in" draw:z-index="0">
<draw:image xlink:href="../Images/AРМІЯINFORM/2023-05-14T60-00-00-04-00/sankcziyi.jpg" xlink:type="simple" xlink:show="embed" xlink:actuate="onLoad" draw:mime-type="image/jpeg"/>
</draw:frame>
Ілюстративне зображення</text:p>
      <text:p text:style-name="P4">
Використання сталі на росії у першому кварталі зменшилось у середньому на 3 %через зменшення попиту.</text:p>
      <text:p text:style-name="P4">
Про це<text:a xlink:type="simple" xlink:href="https://www.facebook.com/SZRUkraine/posts/pfbid0YcMM33NjWTADpNDtAnAH812q75yYhvmSKaBpEtXdGf5BSAsLkn6LQraLvFjXBduXl" text:style-name="Internet_20_link" text:visited-style-name="Visited_20_Internet_20_Link">
повідомляє</text:a>
Служба зовнішньої розвідки України.</text:p>
      <text:p text:style-name="P4">
«Використання сталі на росії у першому кварталі зменшилось у середньому на 3%, найбільше (на 11 %) – у машинобудуванні через кризу у виробництвіавтомобілів. Також на тлі падіння експорту газу «газпром» суттєво знизивзакупівлі труб. Загалом на рф спостерігається зменшення як у виробництвісталі, так і в експорті. У паливно-енергетичному комплексі – на 9 % череззменшення попиту на труби великого діаметра для нафтогазового сектору», –йдеться у повідомленні.</text:p>
      <text:p text:style-name="P4">
Крім того, за даними росімущєства, кількість федеральних державних унітарнихпідприємств скоротилась майже в чотири рази – до 150, ще 30 перебувають упроцесі реорганізації та 100 – у процедурі банкрутства.</text:p>
      <text:p text:style-name="P4">
Своєю чергою, голова слєдствєнного комітєта росії бастрикін заявив, що заради«економічної безпеки в умовах війни» росії потрібно піти шляхом націоналізаціїосновних галузей економіки.</text:p>
      <text:p text:style-name="P4">
Source: <text:a xlink:type="simple" xlink:href="https://armyinform.com.ua/2023/05/14/u-rf-padaye-vyrobnycztvo-stali-cherez-kryzy-u-vyrobnycztvi-rozvidka/" text:style-name="Internet_20_link" text:visited-style-name="Visited_20_Internet_20_Link">
https://armyinform.com.ua/2023/05/14/u-rf-padaye-vyrobnycztvo-stali-cherez-kryzy-u-vyrobnycztvi-rozvidka/</text:a>
</text:p>
      <!--NEWS-->
      <text:h text:style-name="P10" text:outline-level="1">
<text:span text:style-name="T4">
Як українські захисники проходять навчання із вогневої підготовки у Великій Британії</text:span>
</text:h>
      <text:p text:style-name="P4">
Author: ['АРМІЯINFORM']</text:p>
      <text:p text:style-name="P4">
Time: 2023-05-14T61:00:00-04:00</text:p>
      <text:p text:style-name="P4">
Description: Військові інструктори та інструкторки Збройних Сил Королівства Данії Forsvaret у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477931_633930292085970_6390914198692683133_n.jpg" text:style-name="Internet_20_link" text:visited-style-name="Visited_20_Internet_20_Link">
346477931_633930292085970_6390914198692683133_n.jpg</text:a>
', '<text:a xlink:type="simple" xlink:href="https://armyinform.com.ua/wp-content/uploads/2023/05/346952311_772627964236139_5773444764894882018_n-150x150.jpg" text:style-name="Internet_20_link" text:visited-style-name="Visited_20_Internet_20_Link">
346952311_772627964236139_5773444764894882018_n-150x150.jpg</text:a>
', '<text:a xlink:type="simple" xlink:href="https://armyinform.com.ua/wp-content/uploads/2023/05/346471598_1205742933455547_1797559283790746016_n-150x150.jpg" text:style-name="Internet_20_link" text:visited-style-name="Visited_20_Internet_20_Link">
346471598_1205742933455547_1797559283790746016_n-150x150.jpg</text:a>
', '<text:a xlink:type="simple" xlink:href="https://armyinform.com.ua/wp-content/uploads/2023/05/346862688_633502988685435_1288159380044959565_n-150x150.jpg" text:style-name="Internet_20_link" text:visited-style-name="Visited_20_Internet_20_Link">
346862688_633502988685435_1288159380044959565_n-150x150.jpg</text:a>
', '<text:a xlink:type="simple" xlink:href="https://armyinform.com.ua/wp-content/uploads/2023/05/346651077_952107965994516_3746030364253032056_n-150x150.jpg" text:style-name="Internet_20_link" text:visited-style-name="Visited_20_Internet_20_Link">
346651077_952107965994516_3746030364253032056_n-150x150.jpg</text:a>
', '<text:a xlink:type="simple" xlink:href="https://armyinform.com.ua/wp-content/uploads/2023/05/346890316_947318623083169_6572293948135915785_n-150x150.jpg" text:style-name="Internet_20_link" text:visited-style-name="Visited_20_Internet_20_Link">
346890316_947318623083169_6572293948135915785_n-150x150.jpg</text:a>
', '<text:a xlink:type="simple" xlink:href="https://armyinform.com.ua/wp-content/uploads/2023/05/346878835_907119103711546_8069227141478971814_n-150x150.jpg" text:style-name="Internet_20_link" text:visited-style-name="Visited_20_Internet_20_Link">
346878835_907119103711546_8069227141478971814_n-150x150.jpg</text:a>
']</text:p>
      <text:p text:style-name="P4">
Tags: ['STOPRUSSIA', 'АГРЕСІЯ РФ', 'ВЕЛИКОБРИТАНІЯ', 'ВТОРГНЕННЯ РФ', 'ДАНІЯ', 'НАВЧАННЯ ЗА КОРДОНОМ']</text:p>
      <text:p text:style-name="P4">
Category: News</text:p>
      <!--METADATA-->
      <text:p text:style-name="P4">
<draw:frame draw:style-name="fr1" draw:name="Image312" text:anchor-type="as-char" svg:width="6.9236in" svg:height="4.615733in" draw:z-index="0">
<draw:image xlink:href="../Images/AРМІЯINFORM/2023-05-14T61-00-00-04-00/346477931_633930292085970_6390914198692683133_n.jpg" xlink:type="simple" xlink:show="embed" xlink:actuate="onLoad" draw:mime-type="image/jpeg"/>
</draw:frame>
</text:p>
      <text:p text:style-name="P4">
Військові інструктори та інструкторки Збройних Сил Королівства Данії Forsvaretу рамках багатонаціональної навчальної операції «Інтерфлекс» з базовоїзагальновійськової підготовки особового складу Збройних Сил України у ВеликійБританії відпрацьовують з українськими воїнами заняття з ведення вогнюбойовими двійками зі стрілецької зброї в оборонному та наступальному бою тавиконуть вправи стрільб із ведення вогню у складі відділення.</text:p>
      <text:p text:style-name="P4">
Про це<text:a xlink:type="simple" xlink:href="https://www.facebook.com/GeneralStaff.ua/posts/pfbid0wgq8gwQZcEePJhcfM9aFiiJnLNeHgLM6kixukfqRaHAGhWJy2zmTJkCL6PjMBbU5l" text:style-name="Internet_20_link" text:visited-style-name="Visited_20_Internet_20_Link">
повідомляє</text:a>
Генеральний штаб ЗС України.</text:p>
      <text:p text:style-name="P4">
— Ця підготовка дає змогу оволодіти бойовими навичками, підвищити безпеку тасили дій Збройних Сил України, щоб військовослужбовці могли оволодітинеобхідними тактичними знаннями для захисту України, — йдеться у повідомленні.</text:p>
      <text:p text:style-name="P4">
<text:a xlink:type="simple" xlink:href="https://armyinform.com.ua/wp-content/uploads/2023/05/346952311_772627964236139_5773444764894882018_n.jpg" text:style-name="Internet_20_link" text:visited-style-name="Visited_20_Internet_20_Link">
<draw:frame draw:style-name="fr1" draw:name="Image313" text:anchor-type="as-char" svg:width="6.9236in" svg:height="6.9236in" draw:z-index="0">
<draw:image xlink:href="../Images/AРМІЯINFORM/2023-05-14T61-00-00-04-00/346952311_772627964236139_5773444764894882018_n-150x150.jpg" xlink:type="simple" xlink:show="embed" xlink:actuate="onLoad" draw:mime-type="image/jpeg"/>
</draw:frame>
</text:a>
</text:p>
      <text:p text:style-name="P4">
<text:a xlink:type="simple" xlink:href="https://armyinform.com.ua/wp-content/uploads/2023/05/346471598_1205742933455547_1797559283790746016_n.jpg" text:style-name="Internet_20_link" text:visited-style-name="Visited_20_Internet_20_Link">
<draw:frame draw:style-name="fr1" draw:name="Image314" text:anchor-type="as-char" svg:width="6.9236in" svg:height="6.9236in" draw:z-index="0">
<draw:image xlink:href="../Images/AРМІЯINFORM/2023-05-14T61-00-00-04-00/346471598_1205742933455547_1797559283790746016_n-150x150.jpg" xlink:type="simple" xlink:show="embed" xlink:actuate="onLoad" draw:mime-type="image/jpeg"/>
</draw:frame>
</text:a>
</text:p>
      <text:p text:style-name="P4">
<text:a xlink:type="simple" xlink:href="https://armyinform.com.ua/wp-content/uploads/2023/05/346862688_633502988685435_1288159380044959565_n.jpg" text:style-name="Internet_20_link" text:visited-style-name="Visited_20_Internet_20_Link">
<draw:frame draw:style-name="fr1" draw:name="Image315" text:anchor-type="as-char" svg:width="6.9236in" svg:height="6.9236in" draw:z-index="0">
<draw:image xlink:href="../Images/AРМІЯINFORM/2023-05-14T61-00-00-04-00/346862688_633502988685435_1288159380044959565_n-150x150.jpg" xlink:type="simple" xlink:show="embed" xlink:actuate="onLoad" draw:mime-type="image/jpeg"/>
</draw:frame>
</text:a>
</text:p>
      <text:p text:style-name="P4">
<text:a xlink:type="simple" xlink:href="https://armyinform.com.ua/wp-content/uploads/2023/05/346651077_952107965994516_3746030364253032056_n.jpg" text:style-name="Internet_20_link" text:visited-style-name="Visited_20_Internet_20_Link">
<draw:frame draw:style-name="fr1" draw:name="Image316" text:anchor-type="as-char" svg:width="6.9236in" svg:height="6.9236in" draw:z-index="0">
<draw:image xlink:href="../Images/AРМІЯINFORM/2023-05-14T61-00-00-04-00/346651077_952107965994516_3746030364253032056_n-150x150.jpg" xlink:type="simple" xlink:show="embed" xlink:actuate="onLoad" draw:mime-type="image/jpeg"/>
</draw:frame>
</text:a>
</text:p>
      <text:p text:style-name="P4">
<text:a xlink:type="simple" xlink:href="https://armyinform.com.ua/wp-content/uploads/2023/05/346890316_947318623083169_6572293948135915785_n.jpg" text:style-name="Internet_20_link" text:visited-style-name="Visited_20_Internet_20_Link">
<draw:frame draw:style-name="fr1" draw:name="Image317" text:anchor-type="as-char" svg:width="6.9236in" svg:height="6.9236in" draw:z-index="0">
<draw:image xlink:href="../Images/AРМІЯINFORM/2023-05-14T61-00-00-04-00/346890316_947318623083169_6572293948135915785_n-150x150.jpg" xlink:type="simple" xlink:show="embed" xlink:actuate="onLoad" draw:mime-type="image/jpeg"/>
</draw:frame>
</text:a>
</text:p>
      <text:p text:style-name="P4">
<text:a xlink:type="simple" xlink:href="https://armyinform.com.ua/wp-content/uploads/2023/05/346878835_907119103711546_8069227141478971814_n.jpg" text:style-name="Internet_20_link" text:visited-style-name="Visited_20_Internet_20_Link">
<draw:frame draw:style-name="fr1" draw:name="Image318" text:anchor-type="as-char" svg:width="6.9236in" svg:height="6.9236in" draw:z-index="0">
<draw:image xlink:href="../Images/AРМІЯINFORM/2023-05-14T61-00-00-04-00/346878835_907119103711546_8069227141478971814_n-150x150.jpg" xlink:type="simple" xlink:show="embed" xlink:actuate="onLoad" draw:mime-type="image/jpeg"/>
</draw:frame>
</text:a>
</text:p>
      <text:p text:style-name="P4">
Під експертним керівництвом інструкторів та інструкторок Збройних СилКоролівства Данії, новобранці Збройних Сил України стають підготовленішими добойових умов.</text:p>
      <text:p text:style-name="P4">
Як зазначається, Данія і Велика Британія продовжують підтримувати народУкраїни та невпинно співпрацюють з нашими міжнародними партнерами, щобнадавати постійну підтримку Україні у відповідь на триваючі порушення росієюміжнародного права.</text:p>
      <text:p text:style-name="P4">
Водночас народ України продовжує боротися за своє право жити в суверенній,незалежній і демократичній державі.</text:p>
      <text:p text:style-name="P4">
Прибувши до Сполученого Королівства в 2022 року, контингентвійськовослужбовців Збройних Сил Королівства Данії приєднався до країн-партнерів у програмі підготовки українських новобранців під керівництвомВеликої Британії.</text:p>
      <text:p text:style-name="P4">
Source: <text:a xlink:type="simple" xlink:href="https://armyinform.com.ua/2023/05/14/yak-ukrayinski-zahysnyky-prohodyat-navchannya-iz-vognevoyi-pidgotovky-u-velykij-brytaniyi/" text:style-name="Internet_20_link" text:visited-style-name="Visited_20_Internet_20_Link">
https://armyinform.com.ua/2023/05/14/yak-ukrayinski-zahysnyky-prohodyat-navchannya-iz-vognevoyi-pidgotovky-u-velykij-brytaniyi/</text:a>
</text:p>
      <!--NEWS-->
      <text:h text:style-name="P10" text:outline-level="1">
<text:span text:style-name="T4">
14 травня — День пам’яті українців, які рятували євреїв під час Другої світової війни</text:span>
</text:h>
      <text:p text:style-name="P4">
Author: ['Сергій Зятьєв']</text:p>
      <text:p text:style-name="P4">
Time: 2023-05-14T62:00:00-04:00</text:p>
      <text:p text:style-name="P4">
Description: Напередодні 9 травня на російському ТБ щодня відбувалися так звані ток-шоу, присвяч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2.jpg" text:style-name="Internet_20_link" text:visited-style-name="Visited_20_Internet_20_Link">
golovne-2.jpg</text:a>
', '<text:a xlink:type="simple" xlink:href="https://armyinform.com.ua/wp-content/uploads/2023/05/foto-2-12.jpg" text:style-name="Internet_20_link" text:visited-style-name="Visited_20_Internet_20_Link">
foto-2-12.jpg</text:a>
', '<text:a xlink:type="simple" xlink:href="https://armyinform.com.ua/wp-content/uploads/2023/05/foto-3-11.jpg" text:style-name="Internet_20_link" text:visited-style-name="Visited_20_Internet_20_Link">
foto-3-11.jpg</text:a>
']</text:p>
      <text:p text:style-name="P4">
Tags: ['ДРУГА СВІТОВА ВІЙНА', 'ЄВРЕЇ']</text:p>
      <text:p text:style-name="P4">
Category: News</text:p>
      <!--METADATA-->
      <text:p text:style-name="P4">
<draw:frame draw:style-name="fr1" draw:name="Image319" text:anchor-type="as-char" svg:width="6.9236in" svg:height="3.894525in" draw:z-index="0">
<draw:image xlink:href="../Images/AРМІЯINFORM/2023-05-14T62-00-00-04-00/golovne-2.jpg" xlink:type="simple" xlink:show="embed" xlink:actuate="onLoad" draw:mime-type="image/jpeg"/>
</draw:frame>
</text:p>
      <text:p text:style-name="P4">
<text:span text:style-name="T4">
<text:span text:style-name="T5">
Напередодні 9 травня на російському ТБ щодня відбувалися так звані ток-шоу,присвячені «великій перемозі великого русского народу у великій вітчизнянійвійні». Про що і як там говорили — не переповідатиму, оскільки й так усезрозуміло. Скажу лише, що кремлівські пропагандисти не обійшли й таку чутливутему, як винищення в роки війни єврейського населення. Особливо на теренахУкраїни, де, як стверджували пропагандисти, «євреїв було дуже й дуже багато».Дійсно, їх на теренах України проживало чимало.</text:span>
</text:span>
</text:p>
      <text:h text:style-name="P12" text:outline-level="3">
<text:span text:style-name="T4">
<text:span text:style-name="T4">
«За порятунок євреїв розстрілювали і немовлят…»</text:span>
</text:span>
</text:h>
      <text:p text:style-name="P4">
Під час Голокосту Україна втратила 1,5 мільйона євреїв — це чверть відзнищених 6 мільйонів євреїв Європи. Рятівниками євреїв були не тільки етнічніукраїнці, а й представники інших національностей, що проживали в Україні:поляки, росіяни, білоруси, кримські татари, вірмени, греки, німці,представники різних релігійних конфесій. Ці люди виявляли людяність попри те,що за надання допомоги євреям смертна кара загрожувала не тільки самимрятівникам, але і їхнім дітям, членам їхніх родин.</text:p>
      <text:p text:style-name="P4">
Проте, з виступів учасників цих ток-шоу, саме українці «вирізнялися звірячоюжорстокістю щодо цього древнього народу, не лише здаючи людей німцям, а ймасово власноруч їх розстрілюючи». Маячня? Ще й яка! Але покидьки відполітики, журналістики, якщо вона існує в росії, ці слова зустрічалиаплодисментами. Словом, московити звинувачують українців у всіх страшнихгріхах, вигадуючи ці «гріхи» у своїх хворих головах. Але ж будь-яка притомналюдина знає, що українці масово рятували євреїв від смерті. І не лишеукраїнці: в інших окупованих країнах люди теж усіляко допомагали їм вберегтисявід смерті. Але на окупованій території України допомога євреям була набагатонебезпечнішою, аніж в країнах Західної Європи, окупованих нацистськоюНімеччиною, оскільки гітлерівці знищували не тільки ту людину, яка допомагала,але й усю її родину.</text:p>
      <text:p text:style-name="P4">
<draw:frame draw:style-name="fr1" draw:name="Image320" text:anchor-type="as-char" svg:width="6.9236in" svg:height="3.891564in" draw:z-index="0">
<draw:image xlink:href="../Images/AРМІЯINFORM/2023-05-14T62-00-00-04-00/foto-2-12.jpg" xlink:type="simple" xlink:show="embed" xlink:actuate="onLoad" draw:mime-type="image/jpeg"/>
</draw:frame>
</text:p>
      <text:p text:style-name="P4">
Чимало євреїв були врятовані священнослужителями та вірянами різних церков. Втому числі і Української греко-католицької церкви, яка тривалий час булазаборонена компартійним режимом срср. Її, до речі, і сьогодні російськіприхвосні від політики і пропаганди вважають «слугою нацистського режиму, якапереслідувала єврейське населення». Насамперед на теренах Західної України. Несперечатимемось з ними. Натомість нагадаємо, що, за даними польськихдослідників, 34 монастирі й римо-католицькі організації Західної України бралиучасть в операціях з порятунку євреїв. Так, ченці ордена Святої Марії уЛьвові, Самборі та Долині врятували 47 єврейських дітей. Керівництво римо-католицької парафії Буковини неодноразово зверталося до румунської влади зпроханням полегшити долю хрещених євреїв і, врешті-решт, добилося того, що всередині 1942 р. їх припинили переслідувати.</text:p>
      <text:p text:style-name="P4">
Незважаючи на антисемітські настрої серед частини церковнослужителів, євреїврятувало чимало православних священників. Особливе місце в історії порятункуєвреїв займає сім'я православного священника Олексія Глаголєва, завдяки якійдесятки євреїв уникли загибелі. З початку трагедії Бабиного Яру в Києвірятівним ковчегом для багатьох єврейських сімей стали будинок Глаголєвих наПодолі і Варваринська церква.</text:p>
      <text:p text:style-name="P4">
Українці Барабач Ігнат і Лутій Микола переховували у Золочеві свого знайомогоГельфера Соломона.</text:p>
      <text:p text:style-name="P4">
Про митрополита Андрея Шептицького росіяни знають лише як про «вірногоприслужника німецьких фашистів, який благословляв гітлерівців на масовівбивства мирного населення і військовополонених». Але навіть дослідники йогожиття, яких вкрай важко звинуватити в симпатіях до цієї людини, заперечують цюмаячню. Натомість визнають той факт, що він особисто зі своїм братомКлиментієм врятували сотні євреїв, ховаючи їх по монастирях і забезпечуючидокументами, які підтверджували їхнє українське походження.</text:p>
      <text:p text:style-name="P4">
<draw:frame draw:style-name="fr1" draw:name="Image321" text:anchor-type="as-char" svg:width="6.9236in" svg:height="4.569576in" draw:z-index="0">
<draw:image xlink:href="../Images/AРМІЯINFORM/2023-05-14T62-00-00-04-00/foto-3-11.jpg" xlink:type="simple" xlink:show="embed" xlink:actuate="onLoad" draw:mime-type="image/jpeg"/>
</draw:frame>
</text:p>
      <text:p text:style-name="P4">
Ізраїльський Кнесет ще в 1953 році ухвалив закон «Про увічнення пам’ятімучеників та героїв», наслідком якого був створений меморіал «Яд Вашем», а в1963 році були визначені критерії надання звання Праведника народів світу. При«Яд Вашем» діє спеціальна комісія, яка на основі документів, свідчень вцілілихосіб та очевидців ретельно вивчає кожний випадок, відтак ухвалює рішення, чивідповідає він суворим критеріям. Комісія складається з істориків, юристів тауцілілих жертв Голокосту.</text:p>
      <text:p text:style-name="P4">
Звання Праведника народів світу надається за дотриманням певних умов: особу,яка може отримати почесну відзнаку, рекомендують лише єврейські організації;особа не має бути етнічним євреєм, яка сповідує християнство; допомога, яканадавалась євреям, мала бути безкорисною, тривалою та вагомою; особа, якапереховувала євреїв, піддавалась реальній небезпеці для свого життя або життясвоєї родини; порятунок мав бути усвідомленою дією. Люди, яких визналиПраведниками народів світу, отримують іменну медаль, почесний сертифікат іправо вписати своє ім'я на Стіні Честі в Саду Праведників у Єрусалимі. Згідноіз законом, Праведники народів світу отримують почесне громадянство Ізраїлю, ау випадку їхньої смерті — пам'ятне громадянство.</text:p>
      <text:p text:style-name="P4">
Україна після Польщі, Нідерландів та Франції посідає 4-те місце у світі закількістю Праведників народів світу. Цього звання удостоєні понад 2,6 тисячіосіб.</text:p>
      <text:p text:style-name="P4">
Source: <text:a xlink:type="simple" xlink:href="https://armyinform.com.ua/2023/05/14/14-travnya-den-pamyati-ukrayincziv-yaki-ryatuvaly-yevreyiv-pid-chas-drugoyi-svitovoyi-vijny/" text:style-name="Internet_20_link" text:visited-style-name="Visited_20_Internet_20_Link">
https://armyinform.com.ua/2023/05/14/14-travnya-den-pamyati-ukrayincziv-yaki-ryatuvaly-yevreyiv-pid-chas-drugoyi-svitovoyi-vijny/</text:a>
</text:p>
      <!--NEWS-->
      <text:h text:style-name="P10" text:outline-level="1">
<text:span text:style-name="T4">
Ми маємо розробити план дій щодо справедливого миру в Україні — Глава держави</text:span>
</text:h>
      <text:p text:style-name="P4">
Author: ['АРМІЯINFORM']</text:p>
      <text:p text:style-name="P4">
Time: 2023-05-14T63:00:00-04:00</text:p>
      <text:p text:style-name="P4">
Description: Президент України Володимир Зеленський наголошує, що немає сенсу у спробах тих чи ін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967d3bc1714f4620026e161b21accc_1684009913_extra_large.jpeg" text:style-name="Internet_20_link" text:visited-style-name="Visited_20_Internet_20_Link">
be967d3bc1714f4620026e161b21accc_1684009913_extra_large.jpeg</text:a>
']</text:p>
      <text:p text:style-name="P4">
Tags: ['STOPRUSSIA', 'АГРЕСІЯ РФ', 'ВОЛОДИМИР ЗЕЛЕНСЬКИЙ', 'ВТОРГНЕННЯ РФ']</text:p>
      <text:p text:style-name="P4">
Category: News</text:p>
      <!--METADATA-->
      <text:p text:style-name="P4">
<draw:frame draw:style-name="fr1" draw:name="Image322" text:anchor-type="as-char" svg:width="6.9236in" svg:height="4.617948in" draw:z-index="0">
<draw:image xlink:href="../Images/AРМІЯINFORM/2023-05-14T63-00-00-04-00/be967d3bc1714f4620026e161b21accc_1684009913_extra_large.jpeg" xlink:type="simple" xlink:show="embed" xlink:actuate="onLoad" draw:mime-type="image/jpeg"/>
</draw:frame>
</text:p>
      <text:p text:style-name="P4">
Президент України Володимир Зеленський наголошує, що немає сенсу у спробах тихчи інших країн або впливових особистостей стати посередником між Україною таросією для припинення війни, але наша держава зацікавлена у пропозиціях, щоможуть сприяти досягненню справедливого миру, насамперед на основі українськоїформули миру.</text:p>
      <text:p text:style-name="P4">
Про це <text:a xlink:type="simple" xlink:href="https://president.gov.ua/news/u-poserednictvi-z-agresorom-nemaye-neobhidnosti-vodnochas-uk-82869" text:style-name="Internet_20_link" text:visited-style-name="Visited_20_Internet_20_Link">
повідомляє </text:a>
ОфісПрезидента України</text:p>
      <text:p text:style-name="P4">
«росія почала війну. Життя забрала росія. Війна — на нашій землі. Ми знаємовсі кризи, які були, виклики: ядерні, екологічні, продовольчі, енергетичні.Лише ми знаємо, як це. Ми запропонували не штучний план — ми запропонували, якможна вийти із цієї ситуації, закінчити війну — за законом, поважаючи СтатутООН, міжнародне право, людей, цінності», — зазначив Володимир Зеленський.</text:p>
      <text:p text:style-name="P4">
За його словами, Україна вітає пропозиції третіх сторін стосовно допомоги вподоланні спровокованих війною криз і в завершенні війни. Як наголосив Главадержави, українська формула миру полягає в тому, щоб залучити ті країни, якісправді хочуть досягти миру у Європі.</text:p>
      <text:p text:style-name="P4">
Зокрема, акцентував Президент, у розв’язанні питання ядерної безпеки Українадуже зацікавлена у допомозі ядерних держав, адже вони є й гарантамиБудапештського меморандуму.</text:p>
      <text:p text:style-name="P4">
«Нехай вони прийдуть на цей майданчик, і ми проговоримо, як це вирішити. Ми нехочемо нічого нав’язувати, ми хочемо просто розуміння, що не може бути зброї,бойовиків на АЕС. Не може атомна станція не працювати, не можна їїзатоплювати, не можна погрожувати знову всьому Європейському континенту„Чорнобилем“, тільки в шість разів більшим», — сказав він.</text:p>
      <text:p text:style-name="P4">
Водночас Володимир Зеленський наголосив: не потрібні посередники між Україноюта агресором, який захопив наші території, тому що українці добре пам’ятають,чим закінчилося посередництво з президентом рф володимиром путіним у межахНормандського формату.</text:p>
      <text:p text:style-name="P4">
«Ми маємо розробити план дій щодо справедливого миру в Україні. І ось тут мизапрошуємо — я це сказав Його Святості — і Ватикан як одного з лідерів доцього формату», — розповів він.</text:p>
      <text:p text:style-name="P4">
Source: <text:a xlink:type="simple" xlink:href="https://armyinform.com.ua/2023/05/14/my-mayemo-rozrobyty-plan-dij-shhodo-spravedlyvogo-myru-v-ukrayini-glava-derzhavy/" text:style-name="Internet_20_link" text:visited-style-name="Visited_20_Internet_20_Link">
https://armyinform.com.ua/2023/05/14/my-mayemo-rozrobyty-plan-dij-shhodo-spravedlyvogo-myru-v-ukrayini-glava-derzhavy/</text:a>
</text:p>
      <!--NEWS-->
      <text:h text:style-name="P10" text:outline-level="1">
<text:span text:style-name="T4">
Міста Донеччини росіяни обстріляли з «Градів» і «Смерчів», убито двоє людей</text:span>
</text:h>
      <text:p text:style-name="P4">
Author: ['АРМІЯINFORM']</text:p>
      <text:p text:style-name="P4">
Time: 2023-05-14T64:00:00-04:00</text:p>
      <text:p text:style-name="P4">
Description: Минулої доби окупаційні війська здійснили 26 атак на цивільне населення Донеччини, с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67436_260172669831392_7951435681596103579_n.jpg" text:style-name="Internet_20_link" text:visited-style-name="Visited_20_Internet_20_Link">
345567436_260172669831392_7951435681596103579_n.jpg</text:a>
', '<text:a xlink:type="simple" xlink:href="https://armyinform.com.ua/wp-content/uploads/2023/05/345454236_611370480920769_7861248557169789685_n-150x150.jpg" text:style-name="Internet_20_link" text:visited-style-name="Visited_20_Internet_20_Link">
345454236_611370480920769_7861248557169789685_n-150x150.jpg</text:a>
', '<text:a xlink:type="simple" xlink:href="https://armyinform.com.ua/wp-content/uploads/2023/05/345618867_961502975092884_6535080147225199153_n-150x150.jpg" text:style-name="Internet_20_link" text:visited-style-name="Visited_20_Internet_20_Link">
345618867_961502975092884_6535080147225199153_n-150x150.jpg</text:a>
', '<text:a xlink:type="simple" xlink:href="https://armyinform.com.ua/wp-content/uploads/2023/05/345641330_589083106338956_3483149146148649799_n-150x150.jpg" text:style-name="Internet_20_link" text:visited-style-name="Visited_20_Internet_20_Link">
345641330_589083106338956_3483149146148649799_n-150x150.jpg</text:a>
', '<text:a xlink:type="simple" xlink:href="https://armyinform.com.ua/wp-content/uploads/2023/05/345651462_777698380753687_6674918631086090516_n-150x150.jpg" text:style-name="Internet_20_link" text:visited-style-name="Visited_20_Internet_20_Link">
345651462_777698380753687_6674918631086090516_n-150x150.jpg</text:a>
', '<text:a xlink:type="simple" xlink:href="https://armyinform.com.ua/wp-content/uploads/2023/05/346060517_965714994860905_8489570100513921597_n-150x150.jpg" text:style-name="Internet_20_link" text:visited-style-name="Visited_20_Internet_20_Link">
346060517_965714994860905_8489570100513921597_n-150x150.jpg</text:a>
', '<text:a xlink:type="simple" xlink:href="https://armyinform.com.ua/wp-content/uploads/2023/05/346097489_1909460306101583_3756987973415366311_n-150x150.jpg" text:style-name="Internet_20_link" text:visited-style-name="Visited_20_Internet_20_Link">
346097489_1909460306101583_3756987973415366311_n-150x150.jpg</text:a>
', '<text:a xlink:type="simple" xlink:href="https://armyinform.com.ua/wp-content/uploads/2023/05/346661797_218427740936301_2092255979217540867_n-150x150.jpg" text:style-name="Internet_20_link" text:visited-style-name="Visited_20_Internet_20_Link">
346661797_218427740936301_2092255979217540867_n-150x150.jpg</text:a>
']</text:p>
      <text:p text:style-name="P4">
Tags: ['STOPRUSSIA', 'ВОЄННІ ЗЛОЧИНИ ЗС РФ', 'ВТОРГНЕННЯ РФ', 'НАЦІОНАЛЬНА ПОЛІЦІЯ УКРАЇНИ']</text:p>
      <text:p text:style-name="P4">
Category: News</text:p>
      <!--METADATA-->
      <text:p text:style-name="P4">
<draw:frame draw:style-name="fr1" draw:name="Image323" text:anchor-type="as-char" svg:width="6.9236in" svg:height="5.1927in" draw:z-index="0">
<draw:image xlink:href="../Images/AРМІЯINFORM/2023-05-14T64-00-00-04-00/345567436_260172669831392_7951435681596103579_n.jpg" xlink:type="simple" xlink:show="embed" xlink:actuate="onLoad" draw:mime-type="image/jpeg"/>
</draw:frame>
</text:p>
      <text:p text:style-name="P4">
Минулої доби окупаційні війська здійснили 26 атак на цивільне населенняДонеччини, серед вбитих і поранених — діти. Поліцейські задокументувалинаслідки російського терору в 12 населених пунктах.</text:p>
      <text:p text:style-name="P4">
Про цеп<text:a xlink:type="simple" xlink:href="https://www.facebook.com/UA.National.Police/posts/pfbid0q6QL2iuTEQL8mZLsLQBzXqqbMh4ZPTBneBakpt3XkixWiPm6Dg8mokRCm8CzRyVl" text:style-name="Internet_20_link" text:visited-style-name="Visited_20_Internet_20_Link">
овідомляє</text:a>
департамент комунікацій Нацполіції.</text:p>
      <text:p text:style-name="P4">
«Костянтинівку російські війська накрили вогнем зі „Смерчів“ та артилерії,вбили 2 людей, 10 поранили. Серед загиблих — 15-річна дівчина, ще двоєпідлітків отримали травми. Руйнувань зазнали 15 будинків та інфраструктура», —йдеться у повідомленні.</text:p>
      <text:p text:style-name="P4">
Як зазначається, ворог також обстріляв міста Авдіївка, Бахмут, Дружківка,Костянтинівка, Курахове, Торецьк, смт Велика Новосілка, Нью-Йорк і Північне,села Богоявленка, Вовченка, Времівка.</text:p>
      <text:p text:style-name="P4">
<text:a xlink:type="simple" xlink:href="https://armyinform.com.ua/wp-content/uploads/2023/05/345454236_611370480920769_7861248557169789685_n.jpg" text:style-name="Internet_20_link" text:visited-style-name="Visited_20_Internet_20_Link">
<draw:frame draw:style-name="fr1" draw:name="Image324" text:anchor-type="as-char" svg:width="6.9236in" svg:height="6.9236in" draw:z-index="0">
<draw:image xlink:href="../Images/AРМІЯINFORM/2023-05-14T64-00-00-04-00/345454236_611370480920769_7861248557169789685_n-150x150.jpg" xlink:type="simple" xlink:show="embed" xlink:actuate="onLoad" draw:mime-type="image/jpeg"/>
</draw:frame>
</text:a>
</text:p>
      <text:p text:style-name="P4">
<text:a xlink:type="simple" xlink:href="https://armyinform.com.ua/wp-content/uploads/2023/05/345618867_961502975092884_6535080147225199153_n.jpg" text:style-name="Internet_20_link" text:visited-style-name="Visited_20_Internet_20_Link">
<draw:frame draw:style-name="fr1" draw:name="Image325" text:anchor-type="as-char" svg:width="6.9236in" svg:height="6.9236in" draw:z-index="0">
<draw:image xlink:href="../Images/AРМІЯINFORM/2023-05-14T64-00-00-04-00/345618867_961502975092884_6535080147225199153_n-150x150.jpg" xlink:type="simple" xlink:show="embed" xlink:actuate="onLoad" draw:mime-type="image/jpeg"/>
</draw:frame>
</text:a>
</text:p>
      <text:p text:style-name="P4">
<text:a xlink:type="simple" xlink:href="https://armyinform.com.ua/wp-content/uploads/2023/05/345641330_589083106338956_3483149146148649799_n.jpg" text:style-name="Internet_20_link" text:visited-style-name="Visited_20_Internet_20_Link">
<draw:frame draw:style-name="fr1" draw:name="Image326" text:anchor-type="as-char" svg:width="6.9236in" svg:height="6.9236in" draw:z-index="0">
<draw:image xlink:href="../Images/AРМІЯINFORM/2023-05-14T64-00-00-04-00/345641330_589083106338956_3483149146148649799_n-150x150.jpg" xlink:type="simple" xlink:show="embed" xlink:actuate="onLoad" draw:mime-type="image/jpeg"/>
</draw:frame>
</text:a>
</text:p>
      <text:p text:style-name="P4">
<text:a xlink:type="simple" xlink:href="https://armyinform.com.ua/wp-content/uploads/2023/05/345651462_777698380753687_6674918631086090516_n.jpg" text:style-name="Internet_20_link" text:visited-style-name="Visited_20_Internet_20_Link">
<draw:frame draw:style-name="fr1" draw:name="Image327" text:anchor-type="as-char" svg:width="6.9236in" svg:height="6.9236in" draw:z-index="0">
<draw:image xlink:href="../Images/AРМІЯINFORM/2023-05-14T64-00-00-04-00/345651462_777698380753687_6674918631086090516_n-150x150.jpg" xlink:type="simple" xlink:show="embed" xlink:actuate="onLoad" draw:mime-type="image/jpeg"/>
</draw:frame>
</text:a>
</text:p>
      <text:p text:style-name="P4">
<text:a xlink:type="simple" xlink:href="https://armyinform.com.ua/wp-content/uploads/2023/05/346060517_965714994860905_8489570100513921597_n.jpg" text:style-name="Internet_20_link" text:visited-style-name="Visited_20_Internet_20_Link">
<draw:frame draw:style-name="fr1" draw:name="Image328" text:anchor-type="as-char" svg:width="6.9236in" svg:height="6.9236in" draw:z-index="0">
<draw:image xlink:href="../Images/AРМІЯINFORM/2023-05-14T64-00-00-04-00/346060517_965714994860905_8489570100513921597_n-150x150.jpg" xlink:type="simple" xlink:show="embed" xlink:actuate="onLoad" draw:mime-type="image/jpeg"/>
</draw:frame>
</text:a>
</text:p>
      <text:p text:style-name="P4">
<text:a xlink:type="simple" xlink:href="https://armyinform.com.ua/wp-content/uploads/2023/05/346097489_1909460306101583_3756987973415366311_n.jpg" text:style-name="Internet_20_link" text:visited-style-name="Visited_20_Internet_20_Link">
<draw:frame draw:style-name="fr1" draw:name="Image329" text:anchor-type="as-char" svg:width="6.9236in" svg:height="6.9236in" draw:z-index="0">
<draw:image xlink:href="../Images/AРМІЯINFORM/2023-05-14T64-00-00-04-00/346097489_1909460306101583_3756987973415366311_n-150x150.jpg" xlink:type="simple" xlink:show="embed" xlink:actuate="onLoad" draw:mime-type="image/jpeg"/>
</draw:frame>
</text:a>
</text:p>
      <text:p text:style-name="P4">
<text:a xlink:type="simple" xlink:href="https://armyinform.com.ua/wp-content/uploads/2023/05/346661797_218427740936301_2092255979217540867_n.jpg" text:style-name="Internet_20_link" text:visited-style-name="Visited_20_Internet_20_Link">
<draw:frame draw:style-name="fr1" draw:name="Image330" text:anchor-type="as-char" svg:width="6.9236in" svg:height="6.9236in" draw:z-index="0">
<draw:image xlink:href="../Images/AРМІЯINFORM/2023-05-14T64-00-00-04-00/346661797_218427740936301_2092255979217540867_n-150x150.jpg" xlink:type="simple" xlink:show="embed" xlink:actuate="onLoad" draw:mime-type="image/jpeg"/>
</draw:frame>
</text:a>
</text:p>
      <text:p text:style-name="P4">
За даними Нацполіції, армія рф гатила з авіації, РСЗВ «Смерч», «Ураган» і«Град», артилерії, танків, мінометів. Знищено та пошкоджено 86 цивільнихоб’єктів — 61 житловий будинок, з них 19 — багатоквартирні, школу, аптеку,завод, автовокзал, музей, кафе, магазини, ринки, АЗС, склад, автомобілі, ЛЕП,газопроводи, а також службове авто.</text:p>
      <text:p text:style-name="P4">
Source: <text:a xlink:type="simple" xlink:href="https://armyinform.com.ua/2023/05/14/mista-donechchyny-rosiyany-obstrilyaly-gradamy-i-smerchamy-ubyto-dvoye-lyudej/" text:style-name="Internet_20_link" text:visited-style-name="Visited_20_Internet_20_Link">
https://armyinform.com.ua/2023/05/14/mista-donechchyny-rosiyany-obstrilyaly-gradamy-i-smerchamy-ubyto-dvoye-lyudej/</text:a>
</text:p>
      <!--NEWS-->
      <text:h text:style-name="P10" text:outline-level="1">
<text:span text:style-name="T4">
Ми повинні бути готові до протидії російській армії в усіх вимірах — генерал Крістофер Каволі</text:span>
</text:h>
      <text:p text:style-name="P4">
Author: ['Єгор Брайлян']</text:p>
      <text:p text:style-name="P4">
Time: 2023-05-14T65:00:00-04:00</text:p>
      <text:p text:style-name="P4">
Description: Про це заявив генерал армії США, голова Європейського командування Збройних сил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en-christopher-g-cavoli-qhi0p1-1.jpg" text:style-name="Internet_20_link" text:visited-style-name="Visited_20_Internet_20_Link">
gen-christopher-g-cavoli-qhi0p1-1.jpg</text:a>
']</text:p>
      <text:p text:style-name="P4">
Tags: ['STOPRUSSIA', 'ВТОРГНЕННЯ РФ', 'ДОПОМОГА ПАРТНЕРІВ', 'ЕСТОНІЯ', 'НАТО', 'СВІТ ПІДТРИМУЄ УКРАЇНУ', 'США']</text:p>
      <text:p text:style-name="P4">
Category: News</text:p>
      <!--METADATA-->
      <text:p text:style-name="P4">
<draw:frame draw:style-name="fr1" draw:name="Image331" text:anchor-type="as-char" svg:width="6.9236in" svg:height="6.409442in" draw:z-index="0">
<draw:image xlink:href="../Images/AРМІЯINFORM/2023-05-14T65-00-00-04-00/gen-christopher-g-cavoli-qhi0p1-1.jpg" xlink:type="simple" xlink:show="embed" xlink:actuate="onLoad" draw:mime-type="image/jpeg"/>
</draw:frame>
</text:p>
      <text:p text:style-name="P4">
<text:span text:style-name="T4">
Про це заявив генерал армії США, голова Європейського командування Збройнихсил США та Верховний головнокомандувач Об’єднаних збройних сил НАТО в Європіпід час 16-ї Конференції Леннарт Мері, повідомляє кореспондент Армія</text:span>
<text:span text:style-name="T4">
Inform</text:span>
 <text:span text:style-name="T4">
з Таллінна.</text:span>
</text:p>
      <text:p text:style-name="P4">
Генерал Крістофер Каволі наголосив на тому, чому важливо більше досліджуватиширокомасштабну російську агресію проти України з точки зору поразок.</text:p>
      <text:p text:style-name="P4">
— Обов’язок військових — колективно захищати наші країни та НАТО. Знищенняросійської армії — це те, що потрібно вивчати дуже уважно. Сухопутні військарф мали великі проблеми в Україні. Вони втратили багато бойової техніки таобладнання. Наприклад, було знищено не менше як 100 російських літаків, хочазалишилося ще 1000. Ми повинні бути готові до протидії російської армії в усіхсферах, — відзначив генерал Крістофер Каволі.</text:p>
      <text:p text:style-name="P4">
Нині виділяють 5 вимірів (доменів) війни: повітря, суходіл, вода,кіберпростір, космос. Очікується затвердження нових оборонних планів НАТО насаміті Альянсу у Вільнюсі в липні.</text:p>
      <text:p text:style-name="P4">
— Зараз НАТО успішно здійснює ядерне стримування. Водночас ми можемо робити цеще краще.</text:p>
      <text:p text:style-name="P4">
Є плани щодо дислокації військових сил, які нам знадобляться в майбутньому зточки зору спроможності та готовності. Естонія була серед лідерів у посиленняколективної оборони НАТО, — резюмував генерал Крістофер Каволі.</text:p>
      <text:p text:style-name="P4">
Source: <text:a xlink:type="simple" xlink:href="https://armyinform.com.ua/2023/05/14/my-povynni-buty-gotovi-do-protydiyi-rosijskij-armiyi-v-usih-vymirah-general-kristofer-kavoli/" text:style-name="Internet_20_link" text:visited-style-name="Visited_20_Internet_20_Link">
https://armyinform.com.ua/2023/05/14/my-povynni-buty-gotovi-do-protydiyi-rosijskij-armiyi-v-usih-vymirah-general-kristofer-kavoli/</text:a>
</text:p>
      <!--NEWS-->
      <text:h text:style-name="P10" text:outline-level="1">
<text:span text:style-name="T4">
У Харкові відбувся великий боксерський турнір на честь героїв оборони міста</text:span>
</text:h>
      <text:p text:style-name="P4">
Author: ['Дмитро Горбунов']</text:p>
      <text:p text:style-name="P4">
Time: 2023-05-14T66:00:00-04:00</text:p>
      <text:p text:style-name="P4">
Description: Двадцять найкращих боксерів України билися за чемпіонські титули під час боксер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2-2.jpg" text:style-name="Internet_20_link" text:visited-style-name="Visited_20_Internet_20_Link">
golovna-2-2.jpg</text:a>
', '<text:a xlink:type="simple" xlink:href="https://armyinform.com.ua/wp-content/uploads/2023/05/harkiv-boks-7-150x150.jpg" text:style-name="Internet_20_link" text:visited-style-name="Visited_20_Internet_20_Link">
harkiv-boks-7-150x150.jpg</text:a>
', '<text:a xlink:type="simple" xlink:href="https://armyinform.com.ua/wp-content/uploads/2023/05/harkiv-boks-6-150x150.jpg" text:style-name="Internet_20_link" text:visited-style-name="Visited_20_Internet_20_Link">
harkiv-boks-6-150x150.jpg</text:a>
', '<text:a xlink:type="simple" xlink:href="https://armyinform.com.ua/wp-content/uploads/2023/05/harkiv-boks-2-s.melnyk-150x150.jpg" text:style-name="Internet_20_link" text:visited-style-name="Visited_20_Internet_20_Link">
harkiv-boks-2-s.melnyk-150x150.jpg</text:a>
', '<text:a xlink:type="simple" xlink:href="https://armyinform.com.ua/wp-content/uploads/2023/05/harkiv-boks-3-150x150.jpg" text:style-name="Internet_20_link" text:visited-style-name="Visited_20_Internet_20_Link">
harkiv-boks-3-150x150.jpg</text:a>
', '<text:a xlink:type="simple" xlink:href="https://armyinform.com.ua/wp-content/uploads/2023/05/harkiv-boks-8-150x150.jpg" text:style-name="Internet_20_link" text:visited-style-name="Visited_20_Internet_20_Link">
harkiv-boks-8-150x150.jpg</text:a>
', '<text:a xlink:type="simple" xlink:href="https://armyinform.com.ua/wp-content/uploads/2023/05/harkiv-boks-11-150x150.jpg" text:style-name="Internet_20_link" text:visited-style-name="Visited_20_Internet_20_Link">
harkiv-boks-11-150x150.jpg</text:a>
']</text:p>
      <text:p text:style-name="P4">
Tags: ['АГРЕСІЯ РФ', 'БОКСЕРСЬКИЙ ТУРНІР', 'ХАРКІВ']</text:p>
      <text:p text:style-name="P4">
Category: News</text:p>
      <!--METADATA-->
      <text:p text:style-name="P4">
<draw:frame draw:style-name="fr1" draw:name="Image332" text:anchor-type="as-char" svg:width="6.9236in" svg:height="4.604194in" draw:z-index="0">
<draw:image xlink:href="../Images/AРМІЯINFORM/2023-05-14T66-00-00-04-00/golovna-2-2.jpg" xlink:type="simple" xlink:show="embed" xlink:actuate="onLoad" draw:mime-type="image/jpeg"/>
</draw:frame>
</text:p>
      <text:p text:style-name="P4">
<text:span text:style-name="T4">
<text:span text:style-name="T5">
Двадцять найкращих боксерів України билися за чемпіонські титули під часбоксерського турніру на честь героїв оборони Харкова. У десятьох двобоях потри раунди кожний зійшлися чоловіча збірна України з боксу проти чоловічоїзбірної міста Харків. Через дії окупантів захід відбувся на станціїметрополітену. Аби якомога більше людей змогли спостерігати за поєдинками, вобласному центрі розмістили кілька моніторів.</text:span>
</text:span>
</text:p>
      <text:p text:style-name="P4">
Організатори заходу — Міністерство молоді та спорту України, НОК України,Харківська обласна військова адміністрація, Федерація боксу України, а такожнизка благодійних організацій.</text:p>
      <text:p text:style-name="P4">
<text:a xlink:type="simple" xlink:href="https://armyinform.com.ua/wp-content/uploads/2023/05/harkiv-boks-7.jpg" text:style-name="Internet_20_link" text:visited-style-name="Visited_20_Internet_20_Link">
<draw:frame draw:style-name="fr1" draw:name="Image333" text:anchor-type="as-char" svg:width="6.9236in" svg:height="6.9236in" draw:z-index="0">
<draw:image xlink:href="../Images/AРМІЯINFORM/2023-05-14T66-00-00-04-00/harkiv-boks-7-150x150.jpg" xlink:type="simple" xlink:show="embed" xlink:actuate="onLoad" draw:mime-type="image/jpeg"/>
</draw:frame>
</text:a>
</text:p>
      <text:p text:style-name="P4">
<text:a xlink:type="simple" xlink:href="https://armyinform.com.ua/wp-content/uploads/2023/05/harkiv-boks-6.jpg" text:style-name="Internet_20_link" text:visited-style-name="Visited_20_Internet_20_Link">
<draw:frame draw:style-name="fr1" draw:name="Image334" text:anchor-type="as-char" svg:width="6.9236in" svg:height="6.9236in" draw:z-index="0">
<draw:image xlink:href="../Images/AРМІЯINFORM/2023-05-14T66-00-00-04-00/harkiv-boks-6-150x150.jpg" xlink:type="simple" xlink:show="embed" xlink:actuate="onLoad" draw:mime-type="image/jpeg"/>
</draw:frame>
</text:a>
</text:p>
      <text:p text:style-name="P4">
— Основна ідея цього заходу — це вклонитися нашим захисникам, які дають намможливість тренуватися, проводити змагання, жити вільним життям. Вітаю всіх ізцим справжнім святом сили й непереможного духу, — зауважив віцепрезидентфедерації боксу України Олександр Манчак.</text:p>
      <text:p text:style-name="P4">
На початку заходу представників усіх військових частин і окремих підрозділів,які брали участь в обороні Харкова, заохочено рішенням Харківської обласноївійськової адміністрації та харківської міської ради.</text:p>
      <text:p text:style-name="P4">
<text:a xlink:type="simple" xlink:href="https://armyinform.com.ua/wp-content/uploads/2023/05/harkiv-boks-2-s.melnyk.jpg" text:style-name="Internet_20_link" text:visited-style-name="Visited_20_Internet_20_Link">
<draw:frame draw:style-name="fr1" draw:name="Image335" text:anchor-type="as-char" svg:width="6.9236in" svg:height="6.9236in" draw:z-index="0">
<draw:image xlink:href="../Images/AРМІЯINFORM/2023-05-14T66-00-00-04-00/harkiv-boks-2-s.melnyk-150x150.jpg" xlink:type="simple" xlink:show="embed" xlink:actuate="onLoad" draw:mime-type="image/jpeg"/>
</draw:frame>
</text:a>
</text:p>
      <text:p text:style-name="P4">
Начальник Харківського гарнізону бригадний генерал Сергій Мельник</text:p>
      <text:p text:style-name="P4">
<text:a xlink:type="simple" xlink:href="https://armyinform.com.ua/wp-content/uploads/2023/05/harkiv-boks-3.jpg" text:style-name="Internet_20_link" text:visited-style-name="Visited_20_Internet_20_Link">
<draw:frame draw:style-name="fr1" draw:name="Image336" text:anchor-type="as-char" svg:width="6.9236in" svg:height="6.9236in" draw:z-index="0">
<draw:image xlink:href="../Images/AРМІЯINFORM/2023-05-14T66-00-00-04-00/harkiv-boks-3-150x150.jpg" xlink:type="simple" xlink:show="embed" xlink:actuate="onLoad" draw:mime-type="image/jpeg"/>
</draw:frame>
</text:a>
</text:p>
      <text:p text:style-name="P4">
— Уперше від початку повномасштабної війни спорт повертається до Харкова.Після 2014-го тисячі спортсменів пішли захищати Україну й сьогодні середучасників змагань також є такі патріоти, — зауважив начальник Харківськогогарнізону бригадний генерал Сергій Мельник.</text:p>
      <text:p text:style-name="P4">
Варто сказати, що боксери обох команд добре підготувалися до турніру та булиприблизно на одному рівні майстерності. Жодного нокдауну не було. Томусуддівській колегії було вкрай важко визначати переможців.</text:p>
      <text:p text:style-name="P4">
<text:a xlink:type="simple" xlink:href="https://armyinform.com.ua/wp-content/uploads/2023/05/harkiv-boks-8.jpg" text:style-name="Internet_20_link" text:visited-style-name="Visited_20_Internet_20_Link">
<draw:frame draw:style-name="fr1" draw:name="Image337" text:anchor-type="as-char" svg:width="6.9236in" svg:height="6.9236in" draw:z-index="0">
<draw:image xlink:href="../Images/AРМІЯINFORM/2023-05-14T66-00-00-04-00/harkiv-boks-8-150x150.jpg" xlink:type="simple" xlink:show="embed" xlink:actuate="onLoad" draw:mime-type="image/jpeg"/>
</draw:frame>
</text:a>
</text:p>
      <text:p text:style-name="P4">
<text:a xlink:type="simple" xlink:href="https://armyinform.com.ua/wp-content/uploads/2023/05/harkiv-boks-11.jpg" text:style-name="Internet_20_link" text:visited-style-name="Visited_20_Internet_20_Link">
<draw:frame draw:style-name="fr1" draw:name="Image338" text:anchor-type="as-char" svg:width="6.9236in" svg:height="6.9236in" draw:z-index="0">
<draw:image xlink:href="../Images/AРМІЯINFORM/2023-05-14T66-00-00-04-00/harkiv-boks-11-150x150.jpg" xlink:type="simple" xlink:show="embed" xlink:actuate="onLoad" draw:mime-type="image/jpeg"/>
</draw:frame>
</text:a>
</text:p>
      <text:p text:style-name="P4">
У результаті більшість двобоїв завершувалися внічию. Українським спортсменам,окрім чемпіонських титулів, вручали ще призи й від організаторів заходу. Тожусі 20 боксерів отримали заслужені нагороди.</text:p>
      <text:p text:style-name="P4">
— Дуже вдячний нашим спортсменам, які виборюють нагороди на всіх аренах світу.Ми показуємо всім, що ми нічого й нікого не боїмося, і дозволяємо собіпроводити такі спортивні змагання максимально наближено до кордону з рф. Нашанація непереможна. Так було, є і завжди буде, — насамкінець зауважив бригаднийгенерал Сергій Мельник.</text:p>
      <text:p text:style-name="P4">
<text:span text:style-name="T5">
Фото автора</text:span>
</text:p>
      <text:p text:style-name="P4">
Source: <text:a xlink:type="simple" xlink:href="https://armyinform.com.ua/2023/05/14/u-harkovi-vidbuvsya-velykyj-bokserskyj-turnir-na-chest-geroyiv-oborony-mista/" text:style-name="Internet_20_link" text:visited-style-name="Visited_20_Internet_20_Link">
https://armyinform.com.ua/2023/05/14/u-harkovi-vidbuvsya-velykyj-bokserskyj-turnir-na-chest-geroyiv-oborony-mista/</text:a>
</text:p>
      <!--NEWS-->
      <text:h text:style-name="P10" text:outline-level="1">
<text:span text:style-name="T4">
Зрадники тікають з окупованого Півдня до рф</text:span>
</text:h>
      <text:p text:style-name="P4">
Author: ['АРМІЯINFORM']</text:p>
      <text:p text:style-name="P4">
Time: 2023-05-14T67:00:00-04:00</text:p>
      <text:p text:style-name="P4">
Description: Посіпаки окупантів з тимчасово окупованих територій Запорізької та Херсонської м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026244-ccc891e-452a41c-gettyimages-1238916845-1-1-.jpg" text:style-name="Internet_20_link" text:visited-style-name="Visited_20_Internet_20_Link">
9026244-ccc891e-452a41c-gettyimages-1238916845-1-1-.jpg</text:a>
']</text:p>
      <text:p text:style-name="P4">
Tags: ['STOPRUSSIA', 'ВТОРГНЕННЯ РФ', 'ЗРАДНИКИ', 'ПІВДЕНЬ']</text:p>
      <text:p text:style-name="P4">
Category: News</text:p>
      <!--METADATA-->
      <text:p text:style-name="P4">
<draw:frame draw:style-name="fr1" draw:name="Image339" text:anchor-type="as-char" svg:width="6.9236in" svg:height="3.893271in" draw:z-index="0">
<draw:image xlink:href="../Images/AРМІЯINFORM/2023-05-14T67-00-00-04-00/9026244-ccc891e-452a41c-gettyimages-1238916845-1-1-.jpg" xlink:type="simple" xlink:show="embed" xlink:actuate="onLoad" draw:mime-type="image/jpeg"/>
</draw:frame>
</text:p>
      <text:p text:style-name="P4">
Посіпаки окупантів з тимчасово окупованих територій Запорізької та Херсонськоїмасово втікають до РФ.</text:p>
      <text:p text:style-name="P4">
Про це повідомляє <text:a xlink:type="simple" xlink:href="https://sprotyv.mod.gov.ua/kolaboranty-vtikayut-z-tot-pivdnya-ukrayiny/" text:style-name="Internet_20_link" text:visited-style-name="Visited_20_Internet_20_Link">
Центр національногоспротиву</text:a>
.</text:p>
      <text:p text:style-name="P4">
«Серед зрадників на ТОТ поширюються панічні настрої, і чимало з них вжевиїхало з території України. При цьому керівництво окупаційних адміністраційзаборонило виїжджати значній частині колаборантів, але ті все одно шукаютьспосіб обійти заборону, сидять на валізах та вивозять свої сім’ї», — йдеться вповідомленні.</text:p>
      <text:p text:style-name="P4">
Source: <text:a xlink:type="simple" xlink:href="https://armyinform.com.ua/2023/05/14/zradnyky-tikayut-z-okupovanogo-pivdnya-do-rf/" text:style-name="Internet_20_link" text:visited-style-name="Visited_20_Internet_20_Link">
https://armyinform.com.ua/2023/05/14/zradnyky-tikayut-z-okupovanogo-pivdnya-do-rf/</text:a>
</text:p>
      <!--NEWS-->
      <text:h text:style-name="P10" text:outline-level="1">
<text:span text:style-name="T4">
Володимир Зеленський подякував Німеччині за найбільший оборонний пакет від початку широкомасштабного вторгнення зс рф</text:span>
</text:h>
      <text:p text:style-name="P4">
Author: ['АРМІЯINFORM']</text:p>
      <text:p text:style-name="P4">
Time: 2023-05-14T68:00:00-04:00</text:p>
      <text:p text:style-name="P4">
Description: Президент України Володимир Зеленський у межах візиту до Німеччини провів перегово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ca69434f1a672b258e660d4121a69f3_1684050266_extra_large.jpeg" text:style-name="Internet_20_link" text:visited-style-name="Visited_20_Internet_20_Link">
6ca69434f1a672b258e660d4121a69f3_1684050266_extra_large.jpeg</text:a>
']</text:p>
      <text:p text:style-name="P4">
Tags: ['ВОЛОДИМИР ЗЕЛЕНСЬКИЙ', 'ПРЕЗИДЕНТ УКРАЇНИ', 'ФРАНКОМ-ВАЛЬТЕР ШТАЙНМАЄР', 'ФРН']</text:p>
      <text:p text:style-name="P4">
Category: News</text:p>
      <!--METADATA-->
      <text:p text:style-name="P4">
<draw:frame draw:style-name="fr1" draw:name="Image340" text:anchor-type="as-char" svg:width="6.9236in" svg:height="4.617948in" draw:z-index="0">
<draw:image xlink:href="../Images/AРМІЯINFORM/2023-05-14T68-00-00-04-00/6ca69434f1a672b258e660d4121a69f3_1684050266_extra_large.jpeg" xlink:type="simple" xlink:show="embed" xlink:actuate="onLoad" draw:mime-type="image/jpeg"/>
</draw:frame>
</text:p>
      <text:p text:style-name="P4">
Президент України Володимир Зеленський у межах візиту до Німеччини провівпереговори з Федеральним президентом ФРН Франком-Вальтером Штайнмаєром.Зустріч відбулася у форматі віч-на-віч та у складі делегацій. ГлаваУкраїнської держави подякував Німеччині за всебічну політичну, фінансову,гуманітарну та військову підтримку України з початку повномасштабноїросійської агресії, а також за вагомий внесок ФРН у зміцнення міжнародноїкоаліції на захист нашої країни.</text:p>
      <text:p text:style-name="P4">
Президент України високо оцінив новий, найбільший із початку повномасштабноїагресії оборонний пакет допомоги, оголошений урядом ФРН.</text:p>
      <text:p text:style-name="P4">
Глава держави висловив подяку Німеччині за прийом громадян України, які булизмушені залишити свої домівки через повномасштабне російське вторгнення.</text:p>
      <text:p text:style-name="P4">
Володимир Зеленський наголосив на важливості притягнення до відповідальностівинних у воєнних злочинах та інших звірствах, скоєних російським агресором.</text:p>
      <text:p text:style-name="P4">
Сторони окремо зупинилися на спільній роботі з просування української формулимиру та організації Глобального саміту миру за участю максимальної кількостідержав, зокрема країн Глобального Півдня.</text:p>
      <text:p text:style-name="P4">
Окрему увагу було приділено питанням європейської та євроатлантичноїінтеграції України.</text:p>
      <text:p text:style-name="P4">
Глава Української держави зазначив, що наша країна розраховує на дієвесприяння Німеччини в підтримці заявки на приєднання до НАТО.</text:p>
      <text:p text:style-name="P4">
Акцентуючи на важливості продовження комплексного тиску на агресора, ПрезидентУкраїни висловив сподівання на провідну роль ФРН в ухваленні ЄС черговогосанкційного пакету.</text:p>
      <text:p text:style-name="P4">
Під час перемовин ішлося про участь ФРН у відновленні України. Цьому сприяє,зокрема, встановлений минулого року двома президентами спільний патронат надмуніципальними й регіональними партнерствами України та Німеччини.</text:p>
      <text:p text:style-name="P4">
<text:span text:style-name="T5">
<text:span text:style-name="T4">
Джерело:</text:span>
 <text:a xlink:type="simple" xlink:href="https://www.president.gov.ua/news/u-berlini-vidbulasya-zustrich-prezidenta-ukrayini-ta-federal-82877" text:style-name="Internet_20_link" text:visited-style-name="Visited_20_Internet_20_Link">
Офіційне Інтернет-представництво ПрезидентаУкраїни</text:a>
</text:span>
</text:p>
      <text:p text:style-name="P4">
Source: <text:a xlink:type="simple" xlink:href="https://armyinform.com.ua/2023/05/14/volodymyr-zelenskyj-podyakuvav-nimechchyni-za-najbilshyj-oboronnyj-paket-vid-pochatku-shyrokomasshtabnogo-vtorgnennya-zs-rf/" text:style-name="Internet_20_link" text:visited-style-name="Visited_20_Internet_20_Link">
https://armyinform.com.ua/2023/05/14/volodymyr-zelenskyj-podyakuvav-nimechchyni-za-najbilshyj-oboronnyj-paket-vid-pochatku-shyrokomasshtabnogo-vtorgnennya-zs-rf/</text:a>
</text:p>
      <!--NEWS-->
      <text:h text:style-name="P10" text:outline-level="1">
<text:span text:style-name="T4">
П’ятьох мешканців Херсонщини убили росіяни, розпочато розслідування</text:span>
</text:h>
      <text:p text:style-name="P4">
Author: ['АРМІЯINFORM']</text:p>
      <text:p text:style-name="P4">
Time: 2023-05-14T69:00:00-04:00</text:p>
      <text:p text:style-name="P4">
Description: За процесуального керівництва Бериславської окруж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13-45-56.jpg" text:style-name="Internet_20_link" text:visited-style-name="Visited_20_Internet_20_Link">
photo_2023-05-14_13-45-56.jpg</text:a>
', '<text:a xlink:type="simple" xlink:href="https://armyinform.com.ua/wp-content/uploads/2023/05/photo_2023-05-14_13-45-57-150x150.jpg" text:style-name="Internet_20_link" text:visited-style-name="Visited_20_Internet_20_Link">
photo_2023-05-14_13-45-57-150x150.jpg</text:a>
', '<text:a xlink:type="simple" xlink:href="https://armyinform.com.ua/wp-content/uploads/2023/05/photo_2023-05-14_13-45-58-150x150.jpg" text:style-name="Internet_20_link" text:visited-style-name="Visited_20_Internet_20_Link">
photo_2023-05-14_13-45-58-150x150.jpg</text:a>
', '<text:a xlink:type="simple" xlink:href="https://armyinform.com.ua/wp-content/uploads/2023/05/photo_2023-05-14_13-45-59-150x150.jpg" text:style-name="Internet_20_link" text:visited-style-name="Visited_20_Internet_20_Link">
photo_2023-05-14_13-45-59-150x150.jpg</text:a>
']</text:p>
      <text:p text:style-name="P4">
Tags: ['STOPRUSSIA', 'ВТОРГНЕННЯ РФ', 'ОФІС ГЕНЕРАЛЬНОГО ПРОКУРОРА', 'ХЕРСОНЩИНА']</text:p>
      <text:p text:style-name="P4">
Category: News</text:p>
      <!--METADATA-->
      <text:p text:style-name="P4">
<draw:frame draw:style-name="fr1" draw:name="Image341" text:anchor-type="as-char" svg:width="6.9236in" svg:height="5.1927in" draw:z-index="0">
<draw:image xlink:href="../Images/AРМІЯINFORM/2023-05-14T69-00-00-04-00/photo_2023-05-14_13-45-56.jpg" xlink:type="simple" xlink:show="embed" xlink:actuate="onLoad" draw:mime-type="image/jpeg"/>
</draw:frame>
</text:p>
      <text:p text:style-name="P4">
За процесуального керівництва Бериславської окружної прокуратури розпочатодосудове розслідування за фактом порушення законів та звичаїв війни,поєднаного з умисним вбивством (ч. 2 ст. 438 КК України),<text:a xlink:type="simple" xlink:href="https://t.me/pgo_gov_ua/12134" text:style-name="Internet_20_link" text:visited-style-name="Visited_20_Internet_20_Link">
інформує</text:a>
 Офіс Генерального прокурора.</text:p>
      <text:p text:style-name="P4">
«За даними слідства, 14 травня у Нововоронцовській громаді на територіїмісцевого сільського господарства здетонував невідомий вибуховий пристрій,залишений російськими військовими під час окупації. Загинуло п’ять цивільних —працівників господарства», — йдеться у повідомленні.</text:p>
      <text:p text:style-name="P4">
<text:a xlink:type="simple" xlink:href="https://armyinform.com.ua/wp-content/uploads/2023/05/photo_2023-05-14_13-45-57.jpg" text:style-name="Internet_20_link" text:visited-style-name="Visited_20_Internet_20_Link">
<draw:frame draw:style-name="fr1" draw:name="Image342" text:anchor-type="as-char" svg:width="6.9236in" svg:height="6.9236in" draw:z-index="0">
<draw:image xlink:href="../Images/AРМІЯINFORM/2023-05-14T69-00-00-04-00/photo_2023-05-14_13-45-57-150x150.jpg" xlink:type="simple" xlink:show="embed" xlink:actuate="onLoad" draw:mime-type="image/jpeg"/>
</draw:frame>
</text:a>
</text:p>
      <text:p text:style-name="P4">
<text:a xlink:type="simple" xlink:href="https://armyinform.com.ua/wp-content/uploads/2023/05/photo_2023-05-14_13-45-58.jpg" text:style-name="Internet_20_link" text:visited-style-name="Visited_20_Internet_20_Link">
<draw:frame draw:style-name="fr1" draw:name="Image343" text:anchor-type="as-char" svg:width="6.9236in" svg:height="6.9236in" draw:z-index="0">
<draw:image xlink:href="../Images/AРМІЯINFORM/2023-05-14T69-00-00-04-00/photo_2023-05-14_13-45-58-150x150.jpg" xlink:type="simple" xlink:show="embed" xlink:actuate="onLoad" draw:mime-type="image/jpeg"/>
</draw:frame>
</text:a>
</text:p>
      <text:p text:style-name="P4">
<text:a xlink:type="simple" xlink:href="https://armyinform.com.ua/wp-content/uploads/2023/05/photo_2023-05-14_13-45-59.jpg" text:style-name="Internet_20_link" text:visited-style-name="Visited_20_Internet_20_Link">
<draw:frame draw:style-name="fr1" draw:name="Image344" text:anchor-type="as-char" svg:width="6.9236in" svg:height="6.9236in" draw:z-index="0">
<draw:image xlink:href="../Images/AРМІЯINFORM/2023-05-14T69-00-00-04-00/photo_2023-05-14_13-45-59-150x150.jpg" xlink:type="simple" xlink:show="embed" xlink:actuate="onLoad" draw:mime-type="image/jpeg"/>
</draw:frame>
</text:a>
</text:p>
      <text:p text:style-name="P4">
На місці працює слідчо-оперативна група для з’ясування обставин події. Такожокупанти обстріляли село у Милівській громаді. Ворожий снаряд влучив натериторію приватного будинку. У цей час на городі порався господар. Відотриманої мінно вибухової травми він загинув.</text:p>
      <text:p text:style-name="P4">
Прокурори продовжують вживати всі належні та можливі заходи для документуваннявоєнних злочинів, вчинених представниками збройних сил рф.</text:p>
      <text:p text:style-name="P4">
Source: <text:a xlink:type="simple" xlink:href="https://armyinform.com.ua/2023/05/14/pyatoh-meshkancziv-hersonshhyny-ubyly-rosiyany-rozpochato-rozsliduvannya/" text:style-name="Internet_20_link" text:visited-style-name="Visited_20_Internet_20_Link">
https://armyinform.com.ua/2023/05/14/pyatoh-meshkancziv-hersonshhyny-ubyly-rosiyany-rozpochato-rozsliduvannya/</text:a>
</text:p>
      <!--NEWS-->
      <text:h text:style-name="P10" text:outline-level="1">
<text:span text:style-name="T4">
Як українські військові відпрацьовують бойові дії під керівництвом інструкторів Heimevernet</text:span>
</text:h>
      <text:p text:style-name="P4">
Author: ['АРМІЯINFORM']</text:p>
      <text:p text:style-name="P4">
Time: 2023-05-14T70:00:00-04:00</text:p>
      <text:p text:style-name="P4">
Description: «Сильне враження справляє зустріч із деякими з тих, хто незабаром піде воювати, що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37652_951520769605561_8224673224865492612_n.jpg" text:style-name="Internet_20_link" text:visited-style-name="Visited_20_Internet_20_Link">
347137652_951520769605561_8224673224865492612_n.jpg</text:a>
', '<text:a xlink:type="simple" xlink:href="https://armyinform.com.ua/wp-content/uploads/2023/05/346485719_2734747686667432_2398294162855626898_n-150x150.jpg" text:style-name="Internet_20_link" text:visited-style-name="Visited_20_Internet_20_Link">
346485719_2734747686667432_2398294162855626898_n-150x150.jpg</text:a>
', '<text:a xlink:type="simple" xlink:href="https://armyinform.com.ua/wp-content/uploads/2023/05/347016971_217103834400975_5751651303068293593_n-150x150.jpg" text:style-name="Internet_20_link" text:visited-style-name="Visited_20_Internet_20_Link">
347016971_217103834400975_5751651303068293593_n-150x150.jpg</text:a>
', '<text:a xlink:type="simple" xlink:href="https://armyinform.com.ua/wp-content/uploads/2023/05/347080991_710199667528105_7599419647856962045_n-150x150.jpg" text:style-name="Internet_20_link" text:visited-style-name="Visited_20_Internet_20_Link">
347080991_710199667528105_7599419647856962045_n-150x150.jpg</text:a>
', '<text:a xlink:type="simple" xlink:href="https://armyinform.com.ua/wp-content/uploads/2023/05/347104489_735914714888190_3822262365092776937_n-150x150.jpg" text:style-name="Internet_20_link" text:visited-style-name="Visited_20_Internet_20_Link">
347104489_735914714888190_3822262365092776937_n-150x150.jpg</text:a>
', '<text:a xlink:type="simple" xlink:href="https://armyinform.com.ua/wp-content/uploads/2023/05/346468596_198248813091396_5234527643515208218_n-150x150.jpg" text:style-name="Internet_20_link" text:visited-style-name="Visited_20_Internet_20_Link">
346468596_198248813091396_5234527643515208218_n-150x150.jpg</text:a>
', '<text:a xlink:type="simple" xlink:href="https://armyinform.com.ua/wp-content/uploads/2023/05/346483039_804326741317614_9004813816187819550_n-150x150.jpg" text:style-name="Internet_20_link" text:visited-style-name="Visited_20_Internet_20_Link">
346483039_804326741317614_9004813816187819550_n-150x150.jpg</text:a>
']</text:p>
      <text:p text:style-name="P4">
Tags: ['STOPRUSSIA', 'БЙОРН АРІЛЬД ГРАМ', 'ВТОРГНЕННЯ РФ', 'НОРВЕГІЯ']</text:p>
      <text:p text:style-name="P4">
Category: News</text:p>
      <!--METADATA-->
      <text:p text:style-name="P4">
<draw:frame draw:style-name="fr1" draw:name="Image345" text:anchor-type="as-char" svg:width="6.9236in" svg:height="4.615733in" draw:z-index="0">
<draw:image xlink:href="../Images/AРМІЯINFORM/2023-05-14T70-00-00-04-00/347137652_951520769605561_8224673224865492612_n.jpg" xlink:type="simple" xlink:show="embed" xlink:actuate="onLoad" draw:mime-type="image/jpeg"/>
</draw:frame>
</text:p>
      <text:p text:style-name="P4">
«Сильне враження справляє зустріч із деякими з тих, хто незабаром підевоювати, щоб захищати свою Батьківщину та свої цінності від російськоговторгнення. Війна наближається, коли ми зустрічаємо воїнів з бойових дій, якітренуються тут і повертаються на війну. Це потужне нагадування про те, щосвобода не приходить сама по собі. Ми підтримували Україну як матеріально, такі навчанням, і будемо підтримувати, скільки буде потрібно.» — наголосивМіністр оборони Королівства Норвегії Бйорн Арільд Грам, відвідавши тренуваннябільше сотні українських військовослужбовців, разом із виконувачем обов’язкиначальника МВС Мортенем Еггенем на одному із полігонів Норвегії, <text:a xlink:type="simple" xlink:href="https://www.facebook.com/GeneralStaff.ua/posts/pfbid0rGxhwhwPK4em81Q6iSQiCkVcxYTBLDVeia1o3cMDF4cWUs9YtM1Z6yNwCsdC1zNkl" text:style-name="Internet_20_link" text:visited-style-name="Visited_20_Internet_20_Link">
повідомляє</text:a>
Генеральний штаб ЗС України.</text:p>
      <text:p text:style-name="P4">
«Це важливо не тільки для них, але й для нас. Тому я радий, що ми можемозробити такий внесок, навчаючи солдатів», — додає Міністр оборони КоролівстваНорвегії Бйорн Арільд Грам.</text:p>
      <text:p text:style-name="P4">
<text:a xlink:type="simple" xlink:href="https://armyinform.com.ua/wp-content/uploads/2023/05/346485719_2734747686667432_2398294162855626898_n.jpg" text:style-name="Internet_20_link" text:visited-style-name="Visited_20_Internet_20_Link">
<draw:frame draw:style-name="fr1" draw:name="Image346" text:anchor-type="as-char" svg:width="6.9236in" svg:height="6.9236in" draw:z-index="0">
<draw:image xlink:href="../Images/AРМІЯINFORM/2023-05-14T70-00-00-04-00/346485719_2734747686667432_2398294162855626898_n-150x150.jpg" xlink:type="simple" xlink:show="embed" xlink:actuate="onLoad" draw:mime-type="image/jpeg"/>
</draw:frame>
</text:a>
</text:p>
      <text:p text:style-name="P4">
<text:a xlink:type="simple" xlink:href="https://armyinform.com.ua/wp-content/uploads/2023/05/347016971_217103834400975_5751651303068293593_n.jpg" text:style-name="Internet_20_link" text:visited-style-name="Visited_20_Internet_20_Link">
<draw:frame draw:style-name="fr1" draw:name="Image347" text:anchor-type="as-char" svg:width="6.9236in" svg:height="6.9236in" draw:z-index="0">
<draw:image xlink:href="../Images/AРМІЯINFORM/2023-05-14T70-00-00-04-00/347016971_217103834400975_5751651303068293593_n-150x150.jpg" xlink:type="simple" xlink:show="embed" xlink:actuate="onLoad" draw:mime-type="image/jpeg"/>
</draw:frame>
</text:a>
</text:p>
      <text:p text:style-name="P4">
<text:a xlink:type="simple" xlink:href="https://armyinform.com.ua/wp-content/uploads/2023/05/347080991_710199667528105_7599419647856962045_n.jpg" text:style-name="Internet_20_link" text:visited-style-name="Visited_20_Internet_20_Link">
<draw:frame draw:style-name="fr1" draw:name="Image348" text:anchor-type="as-char" svg:width="6.9236in" svg:height="6.9236in" draw:z-index="0">
<draw:image xlink:href="../Images/AРМІЯINFORM/2023-05-14T70-00-00-04-00/347080991_710199667528105_7599419647856962045_n-150x150.jpg" xlink:type="simple" xlink:show="embed" xlink:actuate="onLoad" draw:mime-type="image/jpeg"/>
</draw:frame>
</text:a>
</text:p>
      <text:p text:style-name="P4">
<text:a xlink:type="simple" xlink:href="https://armyinform.com.ua/wp-content/uploads/2023/05/347104489_735914714888190_3822262365092776937_n.jpg" text:style-name="Internet_20_link" text:visited-style-name="Visited_20_Internet_20_Link">
<draw:frame draw:style-name="fr1" draw:name="Image349" text:anchor-type="as-char" svg:width="6.9236in" svg:height="6.9236in" draw:z-index="0">
<draw:image xlink:href="../Images/AРМІЯINFORM/2023-05-14T70-00-00-04-00/347104489_735914714888190_3822262365092776937_n-150x150.jpg" xlink:type="simple" xlink:show="embed" xlink:actuate="onLoad" draw:mime-type="image/jpeg"/>
</draw:frame>
</text:a>
</text:p>
      <text:p text:style-name="P4">
Учасники візиту побачили, як українські військовослужбовці відпрацьовуютьбойові дії в окопі та надання першої медичної допомоги на полі бою підкерівництвом норвезьких інструкторів та інструкторок Норвезької національноїгвардії Heimevernet.</text:p>
      <text:p text:style-name="P4">
Збройні Сили Королівства Норвегії Forsvaret планують навчити близько 3200українських військових протягом 2023 року як на території Норвегії, так і закордоном.</text:p>
      <text:p text:style-name="P4">
Нагадаємо, що з кінця квітня Інструктори Норвезької національної гвардіїHeimevernet розпочали чотиритижневе інтенсивне навчання більше стовійськовослужбовців Збройних Сил України військовій медицині, вогневійпідготовці та командному лідерству.</text:p>
      <text:p text:style-name="P4">
Це перший з кількох курсів, де норвезькі інструктори Норвезької національноїгвардії навчатимуть українців у Норвегії.</text:p>
      <text:p text:style-name="P4">
«Тепер вони зустрічаються з професійними та кваліфікованими інструкторами зНорвезької національної гвардії та решти Збройних Сил Норвегії для якісноїпрофесійної підготовки», — каже полковник Єнс, який набирав інструкторів іпідготував все необхідне для навчання протягом кількох напружених тижнів.</text:p>
      <text:p text:style-name="P4">
«Ми підтримуватимемо підготовку та навчання українських кадрів як у Норвегії,так і в інших країнах. Така підтримка ставатиме все важливішою, оскількиУкраїна використовує все більше західних матеріалів. Це також продовжить ізбільшить перевагу України над росією, коли справа дійде до відправки добревмотивованих і добре підготовлених військових на поле бою», — каже Міністроборони Королівства Норвегії Бйорн Арільд Грам.</text:p>
      <text:p text:style-name="P4">
«Цілком природно, що Норвегія бере участь у цій підтримці. Нам, як маленькійкраїні, важливо, щоб міждержавні конфлікти вирішувалися мирним шляхом. Каміньза каменем, ми робимо внесок у розбудову безпеки в Європі з 1945 року. Це далонам найдовший період миру та розвитку в нашій частині світу, поки росія неприпинила це брутальним вторгнення в Україну», — наголошує Міністр оборониКоролівства Норвегії Бйорн Арільд Грам.</text:p>
      <text:p text:style-name="P4">
<text:a xlink:type="simple" xlink:href="https://armyinform.com.ua/wp-content/uploads/2023/05/346468596_198248813091396_5234527643515208218_n.jpg" text:style-name="Internet_20_link" text:visited-style-name="Visited_20_Internet_20_Link">
<draw:frame draw:style-name="fr1" draw:name="Image350" text:anchor-type="as-char" svg:width="6.9236in" svg:height="6.9236in" draw:z-index="0">
<draw:image xlink:href="../Images/AРМІЯINFORM/2023-05-14T70-00-00-04-00/346468596_198248813091396_5234527643515208218_n-150x150.jpg" xlink:type="simple" xlink:show="embed" xlink:actuate="onLoad" draw:mime-type="image/jpeg"/>
</draw:frame>
</text:a>
</text:p>
      <text:p text:style-name="P4">
<text:a xlink:type="simple" xlink:href="https://armyinform.com.ua/wp-content/uploads/2023/05/346483039_804326741317614_9004813816187819550_n.jpg" text:style-name="Internet_20_link" text:visited-style-name="Visited_20_Internet_20_Link">
<draw:frame draw:style-name="fr1" draw:name="Image351" text:anchor-type="as-char" svg:width="6.9236in" svg:height="6.9236in" draw:z-index="0">
<draw:image xlink:href="../Images/AРМІЯINFORM/2023-05-14T70-00-00-04-00/346483039_804326741317614_9004813816187819550_n-150x150.jpg" xlink:type="simple" xlink:show="embed" xlink:actuate="onLoad" draw:mime-type="image/jpeg"/>
</draw:frame>
</text:a>
</text:p>
      <text:p text:style-name="P4">
«Ми будемо не тільки навчати цих солдатів, ми також будемо добре піклуватисяпро них і виявляти їм гарну гостинність. У місці навчання вже готові місця дляпроживання та поселення. Кухня орієнтована на українські страви, а натренувальному полі створене відповідне бойове середовище — окопи та опорніпункти.» — підсумував полковник Єнс.</text:p>
      <text:p text:style-name="P4">
Раніше Арміяinform <text:a xlink:type="simple" xlink:href="https://armyinform.com.ua/2023/05/14/yak-ukrayinski-zahysnyky-prohodyat-navchannya-iz-vognevoyi-pidgotovky-u-velykij-brytaniyi/" text:style-name="Internet_20_link" text:visited-style-name="Visited_20_Internet_20_Link">
повідомляло</text:a>
, як українські захисники проходять навчання із вогневої підготовкиу Великій Британії.</text:p>
      <text:p text:style-name="P4">
Source: <text:a xlink:type="simple" xlink:href="https://armyinform.com.ua/2023/05/14/yak-ukrayinski-vijskovi-vidpraczovuyut-bojovi-kerivnycztvom-instruktoriv-heimevernet/" text:style-name="Internet_20_link" text:visited-style-name="Visited_20_Internet_20_Link">
https://armyinform.com.ua/2023/05/14/yak-ukrayinski-vijskovi-vidpraczovuyut-bojovi-kerivnycztvom-instruktoriv-heimevernet/</text:a>
</text:p>
      <!--NEWS-->
      <text:h text:style-name="P10" text:outline-level="1">
<text:span text:style-name="T4">
Через путінську мобілізацію росіяни забрали з банків ще $ 3,6 млрд</text:span>
</text:h>
      <text:p text:style-name="P4">
Author: ['АРМІЯINFORM']</text:p>
      <text:p text:style-name="P4">
Time: 2023-05-14T71:00:00-04:00</text:p>
      <text:p text:style-name="P4">
Description: Лише у березні 2023 року налякані мобілізацією  росіяни забрали з банків $ 3,6 млр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8/sanctions-1-840x500-1.jpg" text:style-name="Internet_20_link" text:visited-style-name="Visited_20_Internet_20_Link">
sanctions-1-840x500-1.jpg</text:a>
']</text:p>
      <text:p text:style-name="P4">
Tags: ['STOPRUSSIA', 'ВТОРГНЕННЯ РФ', 'РОЗВІДКА', 'САНКЦІЇ', 'СЗР']</text:p>
      <text:p text:style-name="P4">
Category: News</text:p>
      <!--METADATA-->
      <text:p text:style-name="P4">
<draw:frame draw:style-name="fr1" draw:name="Image352" text:anchor-type="as-char" svg:width="6.9236in" svg:height="4.12119in" draw:z-index="0">
<draw:image xlink:href="../Images/AРМІЯINFORM/2023-05-14T71-00-00-04-00/sanctions-1-840x500-1.jpg" xlink:type="simple" xlink:show="embed" xlink:actuate="onLoad" draw:mime-type="image/jpeg"/>
</draw:frame>
</text:p>
      <text:p text:style-name="P4">
Лише у березні 2023 року налякані мобілізацією росіяни забрали з банків $ 3,6млрд вкладень.</text:p>
      <text:p text:style-name="P4">
Про це<text:a xlink:type="simple" xlink:href="https://www.facebook.com/SZRUkraine/posts/pfbid0YcMM33NjWTADpNDtAnAH812q75yYhvmSKaBpEtXdGf5BSAsLkn6LQraLvFjXBduXl" text:style-name="Internet_20_link" text:visited-style-name="Visited_20_Internet_20_Link">
повідомляє</text:a>
Служба зовнішньої розвідки України.</text:p>
      <text:p text:style-name="P4">
«росіяни продовжують активно скорочувати валютні вклади у банках: у березнірахунки та депозити фізосіб зменшились іще на $ 3,6 млрд, або 275 млрд рублів.Це найбільший показник з вересня минулого року, коли путін оголосив першу запонад 80 років мобілізацію, викликавши масову втечу населення за кордон. 51,8% валюти, яку росіяни забрали з банків, переведено до іноземних кредитнихорганізацій», – йдеться у повідомленні.</text:p>
      <text:p text:style-name="P4">
Тим часом, путін розпорядився «створити умови» для зниження міграції населенняросії за кордон, оскільки у 2022–2023 роках вона прискорилась, як зазначаєтьсяв офіційному повідомленні, «під впливом соціально-економічних умов, щозмінились».</text:p>
      <text:p text:style-name="P4">
Source: <text:a xlink:type="simple" xlink:href="https://armyinform.com.ua/2023/05/14/cherez-putinsku-mobilizacziyu-rosiyany-zabraly-z-bankiv-shhe-36-mlrd/" text:style-name="Internet_20_link" text:visited-style-name="Visited_20_Internet_20_Link">
https://armyinform.com.ua/2023/05/14/cherez-putinsku-mobilizacziyu-rosiyany-zabraly-z-bankiv-shhe-36-mlrd/</text:a>
</text:p>
      <!--NEWS-->
      <text:h text:style-name="P10" text:outline-level="1">
<text:span text:style-name="T4">
рф надалі ігнорує Міжнародну конвенцію з охорони людського життя на морі</text:span>
</text:h>
      <text:p text:style-name="P4">
Author: ['АРМІЯINFORM']</text:p>
      <text:p text:style-name="P4">
Time: 2023-05-14T72:00:00-04:00</text:p>
      <text:p text:style-name="P4">
Description: «рф продовжує порушувати Міжнародну конвенцію з охорони людського життя на морі 1974 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25054_645987300683203_8002900693764602578_n.jpg" text:style-name="Internet_20_link" text:visited-style-name="Visited_20_Internet_20_Link">
347025054_645987300683203_8002900693764602578_n.jpg</text:a>
']</text:p>
      <text:p text:style-name="P4">
Tags: ['STOPRUSSIA', 'АГРЕСІЯ РФ', 'ВМС ЗС УКРАЇНИ']</text:p>
      <text:p text:style-name="P4">
Category: News</text:p>
      <!--METADATA-->
      <text:p text:style-name="P4">
<draw:frame draw:style-name="fr1" draw:name="Image353" text:anchor-type="as-char" svg:width="6.9236in" svg:height="8.6545in" draw:z-index="0">
<draw:image xlink:href="../Images/AРМІЯINFORM/2023-05-14T72-00-00-04-00/347025054_645987300683203_8002900693764602578_n.jpg" xlink:type="simple" xlink:show="embed" xlink:actuate="onLoad" draw:mime-type="image/jpeg"/>
</draw:frame>
</text:p>
      <text:p text:style-name="P4">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 — йдеться у<text:a xlink:type="simple" xlink:href="https://www.facebook.com/navy.mil.gov.ua/posts/pfbid02g6ThefBpBqQyZRQ2AM3JorLfEH48Fj9QPAiijcc79npjinmjKugraeim2YukTg4il" text:style-name="Internet_20_link" text:visited-style-name="Visited_20_Internet_20_Link">
повідомленні</text:a>
ВМС ЗС України.</text:p>
      <text:p text:style-name="P4">
Також зазначається, що станом на 11:30 14.05.2023:</text:p>
      <text:p text:style-name="P4">
в Чорному морі на бойовому чергуванні знаходиться 11 ворожих кораблів, середяких 3 носії крилатих ракет «Калібр», загальний залп до 18 ракет;</text:p>
      <text:p text:style-name="P4">
в Азовському морі — 2 ворожих кораблі,серед яких 1 носій крилатих ракет«Калібр», загальний залп до 8 ракет;</text:p>
      <text:p text:style-name="P4">
в Середземному морі на бойовому чергуванні знаходиться до 5 ворожих кораблі, зних 2 носії крилатих ракет «Калібр», загальний залп до 20 ракет;</text:p>
      <text:p text:style-name="P4">
за добу, в інтересах рф, прохід Керч-Єнікальською протокою здійснили: доАзовського моря — 21 судно, з них 3 рухалось у напрямку протоки Босфор;</text:p>
      <text:p text:style-name="P4">
до Чорного моря — 27 суден, з них 7 продовжили рух у напрямку протоки Босфор.</text:p>
      <text:p text:style-name="P4">
Source: <text:a xlink:type="simple" xlink:href="https://armyinform.com.ua/2023/05/14/rf-nadali-ignoruye-mizhnarodnu-konvencziyu-z-ohorony-lyudskogo-zhyttya-na-mori/" text:style-name="Internet_20_link" text:visited-style-name="Visited_20_Internet_20_Link">
https://armyinform.com.ua/2023/05/14/rf-nadali-ignoruye-mizhnarodnu-konvencziyu-z-ohorony-lyudskogo-zhyttya-na-mori/</text:a>
</text:p>
      <!--NEWS-->
      <text:h text:style-name="P10" text:outline-level="1">
<text:span text:style-name="T4">
Для удару по Харкову і Золочеву ворог використав ЗРК С-300</text:span>
</text:h>
      <text:p text:style-name="P4">
Author: ['АРМІЯINFORM']</text:p>
      <text:p text:style-name="P4">
Time: 2023-05-14T73:00:00-04:00</text:p>
      <text:p text:style-name="P4">
Description: Під час масованої атаки по Україні у неділю вночі, 14 травня, російські окупанти зав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23237_786862052705600_1314604358681138544_n.jpg" text:style-name="Internet_20_link" text:visited-style-name="Visited_20_Internet_20_Link">
345623237_786862052705600_1314604358681138544_n.jpg</text:a>
', '<text:a xlink:type="simple" xlink:href="https://armyinform.com.ua/wp-content/uploads/2023/05/345277712_146885128254074_4194781524631367207_n-150x150.jpg" text:style-name="Internet_20_link" text:visited-style-name="Visited_20_Internet_20_Link">
345277712_146885128254074_4194781524631367207_n-150x150.jpg</text:a>
', '<text:a xlink:type="simple" xlink:href="https://armyinform.com.ua/wp-content/uploads/2023/05/345614291_548083734064933_1513901264689380245_n-150x150.jpg" text:style-name="Internet_20_link" text:visited-style-name="Visited_20_Internet_20_Link">
345614291_548083734064933_1513901264689380245_n-150x150.jpg</text:a>
', '<text:a xlink:type="simple" xlink:href="https://armyinform.com.ua/wp-content/uploads/2023/05/345936520_987337785629110_5639844903732793090_n-150x150.jpg" text:style-name="Internet_20_link" text:visited-style-name="Visited_20_Internet_20_Link">
345936520_987337785629110_5639844903732793090_n-150x150.jpg</text:a>
', '<text:a xlink:type="simple" xlink:href="https://armyinform.com.ua/wp-content/uploads/2023/05/346078620_1542458406277497_567585280578647991_n-150x150.jpg" text:style-name="Internet_20_link" text:visited-style-name="Visited_20_Internet_20_Link">
346078620_1542458406277497_567585280578647991_n-150x150.jpg</text:a>
', '<text:a xlink:type="simple" xlink:href="https://armyinform.com.ua/wp-content/uploads/2023/05/346289421_1662293277565421_6721547457311429100_n-150x150.jpg" text:style-name="Internet_20_link" text:visited-style-name="Visited_20_Internet_20_Link">
346289421_1662293277565421_6721547457311429100_n-150x150.jpg</text:a>
', '<text:a xlink:type="simple" xlink:href="https://armyinform.com.ua/wp-content/uploads/2023/05/346858012_4306518406240267_3369635996401620202_n-150x150.jpg" text:style-name="Internet_20_link" text:visited-style-name="Visited_20_Internet_20_Link">
346858012_4306518406240267_3369635996401620202_n-150x150.jpg</text:a>
']</text:p>
      <text:p text:style-name="P4">
Tags: ['STOPRUSSIA', 'ВОЄННІ ЗЛОЧИНИ ЗС РФ', 'ВТОРГНЕННЯ РФ', 'НАЦПОЛІЦІЯ', 'ХАРКІВЩИНА']</text:p>
      <text:p text:style-name="P4">
Category: News</text:p>
      <!--METADATA-->
      <text:p text:style-name="P4">
<draw:frame draw:style-name="fr1" draw:name="Image354" text:anchor-type="as-char" svg:width="6.9236in" svg:height="5.1927in" draw:z-index="0">
<draw:image xlink:href="../Images/AРМІЯINFORM/2023-05-14T73-00-00-04-00/345623237_786862052705600_1314604358681138544_n.jpg" xlink:type="simple" xlink:show="embed" xlink:actuate="onLoad" draw:mime-type="image/jpeg"/>
</draw:frame>
</text:p>
      <text:p text:style-name="P4">
Під час масованої атаки по Україні у неділю вночі, 14 травня, російськіокупанти завдали ракетних ударів і по Харкову та смт Золочів Богодухівськогорайону Харківської області,<text:a xlink:type="simple" xlink:href="https://www.facebook.com/UA.National.Police/posts/pfbid037K7S7kiHzuabxNJNazrPnranjvgFmGCkeoAmJ2smHC1ibe5qTb8uLXNmRPSzLFNDl" text:style-name="Internet_20_link" text:visited-style-name="Visited_20_Internet_20_Link">
інформує</text:a>
Національна поліція України.</text:p>
      <text:p text:style-name="P4">
Зазначається, що внаслідок завданих ударів пошкоджені об’єкти інфраструктури,гуртожиток, приватні будинки і гаражі, є постраждалі серед цивільногонаселення. «Попередньо, били з зенітно-ракетного комплексу С-300», —відзначають правоохоронці.</text:p>
      <text:p text:style-name="P4">
За інформацією правоохоронців у Новобаварському районі Харкова пошкодженіінфраструктурні об’єкти, будівля гуртожитку та багатоквартирний будинок.</text:p>
      <text:p text:style-name="P4">
<text:a xlink:type="simple" xlink:href="https://armyinform.com.ua/wp-content/uploads/2023/05/345277712_146885128254074_4194781524631367207_n.jpg" text:style-name="Internet_20_link" text:visited-style-name="Visited_20_Internet_20_Link">
<draw:frame draw:style-name="fr1" draw:name="Image355" text:anchor-type="as-char" svg:width="6.9236in" svg:height="6.9236in" draw:z-index="0">
<draw:image xlink:href="../Images/AРМІЯINFORM/2023-05-14T73-00-00-04-00/345277712_146885128254074_4194781524631367207_n-150x150.jpg" xlink:type="simple" xlink:show="embed" xlink:actuate="onLoad" draw:mime-type="image/jpeg"/>
</draw:frame>
</text:a>
</text:p>
      <text:p text:style-name="P4">
<text:a xlink:type="simple" xlink:href="https://armyinform.com.ua/wp-content/uploads/2023/05/345614291_548083734064933_1513901264689380245_n.jpg" text:style-name="Internet_20_link" text:visited-style-name="Visited_20_Internet_20_Link">
<draw:frame draw:style-name="fr1" draw:name="Image356" text:anchor-type="as-char" svg:width="6.9236in" svg:height="6.9236in" draw:z-index="0">
<draw:image xlink:href="../Images/AРМІЯINFORM/2023-05-14T73-00-00-04-00/345614291_548083734064933_1513901264689380245_n-150x150.jpg" xlink:type="simple" xlink:show="embed" xlink:actuate="onLoad" draw:mime-type="image/jpeg"/>
</draw:frame>
</text:a>
</text:p>
      <text:p text:style-name="P4">
<text:a xlink:type="simple" xlink:href="https://armyinform.com.ua/wp-content/uploads/2023/05/345936520_987337785629110_5639844903732793090_n.jpg" text:style-name="Internet_20_link" text:visited-style-name="Visited_20_Internet_20_Link">
<draw:frame draw:style-name="fr1" draw:name="Image357" text:anchor-type="as-char" svg:width="6.9236in" svg:height="6.9236in" draw:z-index="0">
<draw:image xlink:href="../Images/AРМІЯINFORM/2023-05-14T73-00-00-04-00/345936520_987337785629110_5639844903732793090_n-150x150.jpg" xlink:type="simple" xlink:show="embed" xlink:actuate="onLoad" draw:mime-type="image/jpeg"/>
</draw:frame>
</text:a>
</text:p>
      <text:p text:style-name="P4">
<text:a xlink:type="simple" xlink:href="https://armyinform.com.ua/wp-content/uploads/2023/05/346078620_1542458406277497_567585280578647991_n.jpg" text:style-name="Internet_20_link" text:visited-style-name="Visited_20_Internet_20_Link">
<draw:frame draw:style-name="fr1" draw:name="Image358" text:anchor-type="as-char" svg:width="6.9236in" svg:height="6.9236in" draw:z-index="0">
<draw:image xlink:href="../Images/AРМІЯINFORM/2023-05-14T73-00-00-04-00/346078620_1542458406277497_567585280578647991_n-150x150.jpg" xlink:type="simple" xlink:show="embed" xlink:actuate="onLoad" draw:mime-type="image/jpeg"/>
</draw:frame>
</text:a>
</text:p>
      <text:p text:style-name="P4">
<text:a xlink:type="simple" xlink:href="https://armyinform.com.ua/wp-content/uploads/2023/05/346289421_1662293277565421_6721547457311429100_n.jpg" text:style-name="Internet_20_link" text:visited-style-name="Visited_20_Internet_20_Link">
<draw:frame draw:style-name="fr1" draw:name="Image359" text:anchor-type="as-char" svg:width="6.9236in" svg:height="6.9236in" draw:z-index="0">
<draw:image xlink:href="../Images/AРМІЯINFORM/2023-05-14T73-00-00-04-00/346289421_1662293277565421_6721547457311429100_n-150x150.jpg" xlink:type="simple" xlink:show="embed" xlink:actuate="onLoad" draw:mime-type="image/jpeg"/>
</draw:frame>
</text:a>
</text:p>
      <text:p text:style-name="P4">
<text:a xlink:type="simple" xlink:href="https://armyinform.com.ua/wp-content/uploads/2023/05/346858012_4306518406240267_3369635996401620202_n.jpg" text:style-name="Internet_20_link" text:visited-style-name="Visited_20_Internet_20_Link">
<draw:frame draw:style-name="fr1" draw:name="Image360" text:anchor-type="as-char" svg:width="6.9236in" svg:height="6.9236in" draw:z-index="0">
<draw:image xlink:href="../Images/AРМІЯINFORM/2023-05-14T73-00-00-04-00/346858012_4306518406240267_3369635996401620202_n-150x150.jpg" xlink:type="simple" xlink:show="embed" xlink:actuate="onLoad" draw:mime-type="image/jpeg"/>
</draw:frame>
</text:a>
</text:p>
      <text:p text:style-name="P4">
«Також минулої доби ворог обстрілював населені пункти Куп’янського,Чугуївського та Харківського районів області. По місту Куп’янськ росіянизавдали удари з РСЗВ „Смерч“. Пошкоджене приватне домоволодіння. У селі ХатнєКуп’янського району пошкоджені приватні будинки. До шпиталю доставлена43-річна жінка. У селі Огірцеве Чугуївського району також пошкоджений будинок.Постраждав 61-річний чоловік. Він госпіталізований до лікарні. Від обстрілів умісті Вовчанськ Чугуївського району пошкоджені житлові будинки», — інформуютьправоохоронці.</text:p>
      <text:p text:style-name="P4">
На місцях подій працювали слідчо-оперативні групи, експерти та вибухотехніки.За фактами порушення законів та звичаїв війни слідчі відкрили кримінальніпровадження за ст. 438 Кримінального кодексу України.</text:p>
      <text:p text:style-name="P4">
Source: <text:a xlink:type="simple" xlink:href="https://armyinform.com.ua/2023/05/14/dlya-udaru-po-harkovu-i-zolochivu-vorog-vykorystav-zrk-s-300/" text:style-name="Internet_20_link" text:visited-style-name="Visited_20_Internet_20_Link">
https://armyinform.com.ua/2023/05/14/dlya-udaru-po-harkovu-i-zolochivu-vorog-vykorystav-zrk-s-300/</text:a>
</text:p>
      <!--NEWS-->
      <text:h text:style-name="P10" text:outline-level="1">
<text:span text:style-name="T4">
Внаслідок обстрілів зс рф за добу на Донеччині виникло 24 пожежі</text:span>
</text:h>
      <text:p text:style-name="P4">
Author: ['АРМІЯINFORM']</text:p>
      <text:p text:style-name="P4">
Time: 2023-05-14T74:00:00-04:00</text:p>
      <text:p text:style-name="P4">
Description: Протягом 13 травня Донеччина потерпала від ворожих обстрілів, через які виникло 2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494951_967548197616829_1922434142435745077_n.jpg" text:style-name="Internet_20_link" text:visited-style-name="Visited_20_Internet_20_Link">
346494951_967548197616829_1922434142435745077_n.jpg</text:a>
', '<text:a xlink:type="simple" xlink:href="https://armyinform.com.ua/wp-content/uploads/2023/05/346955519_926415948648113_2366462931425994033_n-150x150.jpg" text:style-name="Internet_20_link" text:visited-style-name="Visited_20_Internet_20_Link">
346955519_926415948648113_2366462931425994033_n-150x150.jpg</text:a>
', '<text:a xlink:type="simple" xlink:href="https://armyinform.com.ua/wp-content/uploads/2023/05/347079852_103745129393325_2436857451840682219_n-150x150.jpg" text:style-name="Internet_20_link" text:visited-style-name="Visited_20_Internet_20_Link">
347079852_103745129393325_2436857451840682219_n-150x150.jpg</text:a>
', '<text:a xlink:type="simple" xlink:href="https://armyinform.com.ua/wp-content/uploads/2023/05/347231172_1438894570274774_2444383015123668570_n-150x150.jpg" text:style-name="Internet_20_link" text:visited-style-name="Visited_20_Internet_20_Link">
347231172_1438894570274774_2444383015123668570_n-150x150.jpg</text:a>
']</text:p>
      <text:p text:style-name="P4">
Tags: ['STOPRUSSIA', 'ВОЄННІ ЗЛОЧИНИ ЗС РФ', 'ВТОРГНЕННЯ РФ', 'ДОНЕЧЧИНА', 'ДСНС']</text:p>
      <text:p text:style-name="P4">
Category: News</text:p>
      <!--METADATA-->
      <text:p text:style-name="P4">
<draw:frame draw:style-name="fr1" draw:name="Image361" text:anchor-type="as-char" svg:width="6.9236in" svg:height="5.1927in" draw:z-index="0">
<draw:image xlink:href="../Images/AРМІЯINFORM/2023-05-14T74-00-00-04-00/346494951_967548197616829_1922434142435745077_n.jpg" xlink:type="simple" xlink:show="embed" xlink:actuate="onLoad" draw:mime-type="image/jpeg"/>
</draw:frame>
</text:p>
      <text:p text:style-name="P4">
Протягом 13 травня Донеччина потерпала від ворожих обстрілів, через яківиникло 24 пожежі, рятувальники Торецького гарнізону ліквідували 19 пожеж,і<text:a xlink:type="simple" xlink:href="https://www.facebook.com/DSNSDon/posts/pfbid02hRzySZ3oL4gg57DLinjwPKD49jGAahg36FQeBhqbgPMzHwY1svb4vidkbdB1WPgQl" text:style-name="Internet_20_link" text:visited-style-name="Visited_20_Internet_20_Link">
нформує</text:a>
Головне управління ДСНС України у Донецькій області</text:p>
      <text:p text:style-name="P4">
«Вчора пообіді внаслідок масованого обстрілу міста Торецьк Бахмутського районувиникли пожежі у квартирах дев'ятиповерхових житлових будинків. На місце подіївиїжджали підрозділи 22-го державного пожежно-рятувального загону. Під часрозвідки та гасіння пожеж в квартирах житлових будинків надзвичайникиврятували жінку та чоловіка», – йдеться у повідомленні.</text:p>
      <text:p text:style-name="P4">
<text:a xlink:type="simple" xlink:href="https://armyinform.com.ua/wp-content/uploads/2023/05/346955519_926415948648113_2366462931425994033_n.jpg" text:style-name="Internet_20_link" text:visited-style-name="Visited_20_Internet_20_Link">
<draw:frame draw:style-name="fr1" draw:name="Image362" text:anchor-type="as-char" svg:width="6.9236in" svg:height="6.9236in" draw:z-index="0">
<draw:image xlink:href="../Images/AРМІЯINFORM/2023-05-14T74-00-00-04-00/346955519_926415948648113_2366462931425994033_n-150x150.jpg" xlink:type="simple" xlink:show="embed" xlink:actuate="onLoad" draw:mime-type="image/jpeg"/>
</draw:frame>
</text:a>
</text:p>
      <text:p text:style-name="P4">
<text:a xlink:type="simple" xlink:href="https://armyinform.com.ua/wp-content/uploads/2023/05/347079852_103745129393325_2436857451840682219_n.jpg" text:style-name="Internet_20_link" text:visited-style-name="Visited_20_Internet_20_Link">
<draw:frame draw:style-name="fr1" draw:name="Image363" text:anchor-type="as-char" svg:width="6.9236in" svg:height="6.9236in" draw:z-index="0">
<draw:image xlink:href="../Images/AРМІЯINFORM/2023-05-14T74-00-00-04-00/347079852_103745129393325_2436857451840682219_n-150x150.jpg" xlink:type="simple" xlink:show="embed" xlink:actuate="onLoad" draw:mime-type="image/jpeg"/>
</draw:frame>
</text:a>
</text:p>
      <text:p text:style-name="P4">
<text:a xlink:type="simple" xlink:href="https://armyinform.com.ua/wp-content/uploads/2023/05/347231172_1438894570274774_2444383015123668570_n.jpg" text:style-name="Internet_20_link" text:visited-style-name="Visited_20_Internet_20_Link">
<draw:frame draw:style-name="fr1" draw:name="Image364" text:anchor-type="as-char" svg:width="6.9236in" svg:height="6.9236in" draw:z-index="0">
<draw:image xlink:href="../Images/AРМІЯINFORM/2023-05-14T74-00-00-04-00/347231172_1438894570274774_2444383015123668570_n-150x150.jpg" xlink:type="simple" xlink:show="embed" xlink:actuate="onLoad" draw:mime-type="image/jpeg"/>
</draw:frame>
</text:a>
</text:p>
      <text:p text:style-name="P4">
Того ж дня рятувальники 22-го державного пожежно-рятувального загону наавтомобілі швидкої медичної допомоги здійснили транспортування з м. Торецьк долікувального закладу в м. Костянтинівка двох постраждалих осіб, які отрималитравми внаслідок обстрілу та потребували невідкладної медичної допомоги.</text:p>
      <text:p text:style-name="P4">
Зазначається, що протягом минулої доби рятувальники Торецького гарнізонуліквідували 19 пожеж, які виникли внаслідок безжалісних ворожих обстрілів.</text:p>
      <text:p text:style-name="P4">
Source: <text:a xlink:type="simple" xlink:href="https://armyinform.com.ua/2023/05/14/vnaslidok-obstriliv-zs-rf-za-dobu-na-donechchyni-vynyklo-24-pozhezhi/" text:style-name="Internet_20_link" text:visited-style-name="Visited_20_Internet_20_Link">
https://armyinform.com.ua/2023/05/14/vnaslidok-obstriliv-zs-rf-za-dobu-na-donechchyni-vynyklo-24-pozhezhi/</text:a>
</text:p>
      <!--NEWS-->
      <text:h text:style-name="P10" text:outline-level="1">
<text:span text:style-name="T4">
Ми працюємо над створенням коаліції винищувачів — Президент України</text:span>
</text:h>
      <text:p text:style-name="P4">
Author: ['АРМІЯINFORM']</text:p>
      <text:p text:style-name="P4">
Time: 2023-05-14T75:00:00-04:00</text:p>
      <text:p text:style-name="P4">
Description: Президент України Володимир Зеленський повідомив, що його закордонні візити, с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00a23a4d5523fdadf6c8d68558ba7c1_1684066644_extra_large.jpeg" text:style-name="Internet_20_link" text:visited-style-name="Visited_20_Internet_20_Link">
600a23a4d5523fdadf6c8d68558ba7c1_1684066644_extra_large.jpeg</text:a>
']</text:p>
      <text:p text:style-name="P4">
Tags: ['STOPRUSSIA', 'ВОЛОДИМИР ЗЕЛЕНСЬКИЙ', 'ВТОРГНЕННЯ РФ', 'ПРЕЗИДЕНТ УКРАЇНИ']</text:p>
      <text:p text:style-name="P4">
Category: News</text:p>
      <!--METADATA-->
      <text:p text:style-name="P4">
<draw:frame draw:style-name="fr1" draw:name="Image365" text:anchor-type="as-char" svg:width="6.9236in" svg:height="4.617948in" draw:z-index="0">
<draw:image xlink:href="../Images/AРМІЯINFORM/2023-05-14T75-00-00-04-00/600a23a4d5523fdadf6c8d68558ba7c1_1684066644_extra_large.jpeg" xlink:type="simple" xlink:show="embed" xlink:actuate="onLoad" draw:mime-type="image/jpeg"/>
</draw:frame>
</text:p>
      <text:p text:style-name="P4">
Президент України Володимир Зеленський повідомив, що його закордонні візити,серед іншого, присвячені створенню коаліції країн-партнерів, у межах якоїнашій державі будуть надані винищувачі західного зразка. Про це він заявив підчас спілкування з представниками ЗМІ за результатами переговорів ізФедеральним канцлером Німеччини Олафом Шольцом у Берліні.</text:p>
      <text:p text:style-name="P4">
«Ми зараз працюємо над створенням коаліції винищувачів, і частково мої візитиу столиці Європи спрямовані саме на це. Я думаю, що в нас буде успіх», —сказав Президент, відповідаючи на запитання журналістів.</text:p>
      <text:p text:style-name="P4">
Глава держави зазначив, що продовжить обговорювати це питання з Олафом Шольцомі звертатиметься, зокрема, до німецької сторони, щоб вона підтримала Україну.</text:p>
      <text:p text:style-name="P4">
«Сьогодні в українському небі — перевага Росії. Але наше завдання — бутипотужними в цьому просторі», — заявив Володимир Зеленський.</text:p>
      <text:p text:style-name="P4">
Зі свого боку Олаф Шольц зазначив, що німецька підтримка спрямована напосилення спроможностей України захищати свої території, щоб змусити Росіювідступити й покинути українську землю.</text:p>
      <text:p text:style-name="P4">
Джерело: <text:a xlink:type="simple" xlink:href="https://www.president.gov.ua/news/mi-pracyuyemo-nad-stvorennyam-koaliciyi-vinishuvachiv-prezid-82885" text:style-name="Internet_20_link" text:visited-style-name="Visited_20_Internet_20_Link">
<text:span text:style-name="T5">
Офіс Президента України</text:span>
</text:a>
</text:p>
      <text:p text:style-name="P4">
Source: <text:a xlink:type="simple" xlink:href="https://armyinform.com.ua/2023/05/14/my-praczyuyemo-nad-stvorennyam-koalicziyi-vynyshhuvachiv-prezydent-ukrayiny/" text:style-name="Internet_20_link" text:visited-style-name="Visited_20_Internet_20_Link">
https://armyinform.com.ua/2023/05/14/my-praczyuyemo-nad-stvorennyam-koalicziyi-vynyshhuvachiv-prezydent-ukrayiny/</text:a>
</text:p>
      <!--NEWS-->
      <text:h text:style-name="P10" text:outline-level="1">
<text:span text:style-name="T4">
Сергій Наєв привітав із Днем матері багатодітну військовослужбовицю</text:span>
</text:h>
      <text:p text:style-name="P4">
Author: ['АРМІЯINFORM']</text:p>
      <text:p text:style-name="P4">
Time: 2023-05-14T76:00:00-04:00</text:p>
      <text:p text:style-name="P4">
Description: Командувач Обʼєднаних Сил ЗС України генерал-лейтенант Сергій Наєв привітав багатодіт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35791_1308038729834074_5325592311062387417_n.jpg" text:style-name="Internet_20_link" text:visited-style-name="Visited_20_Internet_20_Link">
347135791_1308038729834074_5325592311062387417_n.jpg</text:a>
', '<text:a xlink:type="simple" xlink:href="https://armyinform.com.ua/wp-content/uploads/2023/05/347092227_261656669644412_4248799037148635635_n.jpg" text:style-name="Internet_20_link" text:visited-style-name="Visited_20_Internet_20_Link">
347092227_261656669644412_4248799037148635635_n.jpg</text:a>
']</text:p>
      <text:p text:style-name="P4">
Tags: ['STOPRUSSIA', 'АГРЕСІЯ РФ', 'ВТОРГНЕННЯ РФ', 'ДЕНЬ МАТЕРІ', 'СЕРГІЙ НАЄВ']</text:p>
      <text:p text:style-name="P4">
Category: News</text:p>
      <!--METADATA-->
      <text:p text:style-name="P4">
<draw:frame draw:style-name="fr1" draw:name="Image366" text:anchor-type="as-char" svg:width="6.9236in" svg:height="4.615733in" draw:z-index="0">
<draw:image xlink:href="../Images/AРМІЯINFORM/2023-05-14T76-00-00-04-00/347135791_1308038729834074_5325592311062387417_n.jpg" xlink:type="simple" xlink:show="embed" xlink:actuate="onLoad" draw:mime-type="image/jpeg"/>
</draw:frame>
</text:p>
      <text:p text:style-name="P4">
Командувач Обʼєднаних Сил ЗС України генерал-лейтенант Сергій Наєв привітавбагатодітну жінку, офіцера Командування майора Тетяну Копець зі святом — Днемматері.</text:p>
      <text:p text:style-name="P4">
Тетяна минулого року народила трійню хлопчиків і сталося це 8 липня — у деньнародження Головнокомандувача ЗС України генерала Валерія Залужного.</text:p>
      <text:p text:style-name="P4">
Про це<text:a xlink:type="simple" xlink:href="https://www.facebook.com/JointForcesCommandAFU/posts/pfbid02fKMgYxUtmezd9hc7gaMJ1mV1sMbUs7EnM2MEDM4oj4JW5FTLVSg2ZURbpHWnXzCnl" text:style-name="Internet_20_link" text:visited-style-name="Visited_20_Internet_20_Link">
повідомляє</text:a>
Командування Об’єднаних Сил ЗС України.</text:p>
      <text:p text:style-name="P4">
— В Україні жінка споконвіку асоціювалася з берегинею сім’ї й величезну роль увихованні дітей відіграє перша, найрідніша у світі людина — мама. Саме від неїзалежить виховання дітей і саме вона прищеплює любов до рідної землі.Материнська любов надає нам сил і натхнення, які допомагають долати труднощі,досягати успіху і здобувати нові перемоги, — підкреслив у вітанні генерал-лейтенант Сергій Наєв.</text:p>
      <text:p text:style-name="P4">
<draw:frame draw:style-name="fr1" draw:name="Image367" text:anchor-type="as-char" svg:width="6.9236in" svg:height="4.615733in" draw:z-index="0">
<draw:image xlink:href="../Images/AРМІЯINFORM/2023-05-14T76-00-00-04-00/347092227_261656669644412_4248799037148635635_n.jpg" xlink:type="simple" xlink:show="embed" xlink:actuate="onLoad" draw:mime-type="image/jpeg"/>
</draw:frame>
</text:p>
      <text:p text:style-name="P4">
Командувач додав, що унікальною цінністю та надзвичайною гордістю нашої країниє багатодітні родини. Виростити своїх дітей здоровими фізично і морально,добрими та сильними — нелегка й дуже відповідальна праця.</text:p>
      <text:p text:style-name="P4">
— Дякую Вам за те, що попри нелегкі будні, недоспані ночі, ви дали дорогу вжиття майбутньому нашої нації. Бажаю вам і вашій родині щасливої долі, Божогоблагословення і найскорішої Перемоги, — наголосив генерал-лейтенант СергійНаєв.</text:p>
      <text:p text:style-name="P4">
Водночас Тетяна Копець з чоловіком Юрієм, який також є військовим і проходитьслужбу у Командуванні Об’єднаних Сил ЗСУ, зауважили, що вони прагнутьвиростити своїх дітей справжніми патріотами й мріють, щоб у майбутньомухлопчаки стали захисниками Батьківщини.</text:p>
      <text:p text:style-name="P4">
Source: <text:a xlink:type="simple" xlink:href="https://armyinform.com.ua/2023/05/14/sergij-nayev-pryvitav-z-dnem-materi-bagatoditnu-zhinku-vijskovosluzhbovyczyu/" text:style-name="Internet_20_link" text:visited-style-name="Visited_20_Internet_20_Link">
https://armyinform.com.ua/2023/05/14/sergij-nayev-pryvitav-z-dnem-materi-bagatoditnu-zhinku-vijskovosluzhbovyczyu/</text:a>
</text:p>
      <!--NEWS-->
      <text:h text:style-name="P10" text:outline-level="1">
<text:span text:style-name="T4">
Я захоплююся героїзмом та силою духу українських матерів — Головнокомандувач ЗСУ</text:span>
</text:h>
      <text:p text:style-name="P4">
Author: ['АРМІЯINFORM']</text:p>
      <text:p text:style-name="P4">
Time: 2023-05-14T77:00:00-04:00</text:p>
      <text:p text:style-name="P4">
Description: Головнокомандувач Збройних Сил України генерал Валерій Залужний привітав із Днем мат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19492_720999346449317_4283040153631889847_n.jpg" text:style-name="Internet_20_link" text:visited-style-name="Visited_20_Internet_20_Link">
347219492_720999346449317_4283040153631889847_n.jpg</text:a>
']</text:p>
      <text:p text:style-name="P4">
Tags: ['STOPRUSSIA', 'АГРЕСІЯ РФ', 'ВАЛЕРІЙ ЗАЛУЖНИЙ', 'ВТОРГНЕННЯ РФ', 'ДЕНЬ МАТЕРІ']</text:p>
      <text:p text:style-name="P4">
Category: News</text:p>
      <!--METADATA-->
      <text:p text:style-name="P4">
<draw:frame draw:style-name="fr1" draw:name="Image368" text:anchor-type="as-char" svg:width="6.9236in" svg:height="6.9236in" draw:z-index="0">
<draw:image xlink:href="../Images/AРМІЯINFORM/2023-05-14T77-00-00-04-00/347219492_720999346449317_4283040153631889847_n.jpg" xlink:type="simple" xlink:show="embed" xlink:actuate="onLoad" draw:mime-type="image/jpeg"/>
</draw:frame>
</text:p>
      <text:p text:style-name="P4">
Головнокомандувач Збройних Сил України генерал Валерій Залужний<text:a xlink:type="simple" xlink:href="https://www.facebook.com/CinCAFU/posts/pfbid02JEroSHyibqmniqVD86FvxqQ41jdhA2kQrFMFRATPzta6FkC6sM9fhj3Wz4e92vKcl" text:style-name="Internet_20_link" text:visited-style-name="Visited_20_Internet_20_Link">
привітав</text:a>
із Днем матері українських жінок та подякував тим, чиї діти стоять на оборонінаших кордонів.</text:p>
      <text:p text:style-name="P4">
— Я захоплююся героїзмом та силою духу українських матерів. Самовідданістю іготовністю прихилити небо для своїх дітей. Сьогодні ваші віра, любов тапідтримка повсякчас живуть у серцях наших воїнів. Низький уклін та велика шанаукраїнським матерям, чиї сини та доньки захищають Україну. Дякую за все, що виробите задля наближення нашої Перемоги, — написав генерал.</text:p>
      <text:p text:style-name="P4">
Source: <text:a xlink:type="simple" xlink:href="https://armyinform.com.ua/2023/05/14/ya-zahoplyuyusya-geroyizmom-ta-syloyu-duhu-ukrayinskyh-materiv-golovnokomanduvach-zsu/" text:style-name="Internet_20_link" text:visited-style-name="Visited_20_Internet_20_Link">
https://armyinform.com.ua/2023/05/14/ya-zahoplyuyusya-geroyizmom-ta-syloyu-duhu-ukrayinskyh-materiv-golovnokomanduvach-zsu/</text:a>
</text:p>
      <!--NEWS-->
      <text:h text:style-name="P10" text:outline-level="1">
<text:span text:style-name="T4">
Бойовому льотчику, який знищив сотні одиниць ворожої техніки, на роковини загибелі відкрили стелу</text:span>
</text:h>
      <text:p text:style-name="P4">
Author: ['Анастасія Олехнович']</text:p>
      <text:p text:style-name="P4">
Time: 2023-05-14T78:00:00-04:00</text:p>
      <text:p text:style-name="P4">
Description: Сьогодні, 14 травня, у Вінниці на Алеї Слави центрального кладовища відкрили стелу Гер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1-3-scaled.jpg" text:style-name="Internet_20_link" text:visited-style-name="Visited_20_Internet_20_Link">
golovna-1-3-scaled.jpg</text:a>
', '<text:a xlink:type="simple" xlink:href="https://armyinform.com.ua/wp-content/uploads/2023/05/5z3a9984-1-150x150.jpg" text:style-name="Internet_20_link" text:visited-style-name="Visited_20_Internet_20_Link">
5z3a9984-1-150x150.jpg</text:a>
', '<text:a xlink:type="simple" xlink:href="https://armyinform.com.ua/wp-content/uploads/2023/05/5z3a9977-1-150x150.jpg" text:style-name="Internet_20_link" text:visited-style-name="Visited_20_Internet_20_Link">
5z3a9977-1-150x150.jpg</text:a>
', '<text:a xlink:type="simple" xlink:href="https://armyinform.com.ua/wp-content/uploads/2023/05/5z3a0024-1-150x150.jpg" text:style-name="Internet_20_link" text:visited-style-name="Visited_20_Internet_20_Link">
5z3a0024-1-150x150.jpg</text:a>
']</text:p>
      <text:p text:style-name="P4">
Tags: ['STOPRUSSIA', 'АГРЕСІЯ РФ', 'ВТОРГНЕННЯ РФ', 'ГЕРОЙ УКРАЇНИ СЕРГІЙ ПАРХОМЕНКО']</text:p>
      <text:p text:style-name="P4">
Category: News</text:p>
      <!--METADATA-->
      <text:p text:style-name="P4">
<draw:frame draw:style-name="fr1" draw:name="Image369" text:anchor-type="as-char" svg:width="6.9236in" svg:height="4.615733in" draw:z-index="0">
<draw:image xlink:href="../Images/AРМІЯINFORM/2023-05-14T78-00-00-04-00/golovna-1-3-scaled.jpg" xlink:type="simple" xlink:show="embed" xlink:actuate="onLoad" draw:mime-type="image/jpeg"/>
</draw:frame>
</text:p>
      <text:p text:style-name="P4">
Сьогодні, 14 травня, у Вінниці на Алеї Слави центрального кладовища відкрилистелу Герою України Сергію Пархоменку, який рівно рік тому загинув наЗапоріжжі. На ній — молодий усміхнений пілот поряд із літаком Су-25, на якомувін здійснив понад 40 бойових вильотів у складних умовах протидії ворожихзасобів ППО і винищувальної авіації окупантів… А це за найскромнішимипідрахунками — десятки знищених ворожих танків, більше ніж пів сотніброньованих машин та транспортних засобів, сотні окупантів, а головне — тисячіврятованих життів українців…</text:p>
      <text:p text:style-name="P4">
Відкривали стелу бойові пілоти — батько та молодший брат загиблого Героя.Батько — повний лицар ордена Богдана Хмельницького. Коли Сергій вступав дольотного вишу у 2014-му — батько виконував бойові завдання в АТО. Коли у2022-му юний пілот нищив на «Сушці» ворожу авіацію, тато літав поряд… Молодшийбрат також пішов стопами рідних і нині захищає українське небо…</text:p>
      <text:p text:style-name="P4">
<text:a xlink:type="simple" xlink:href="https://armyinform.com.ua/wp-content/uploads/2023/05/5z3a9984-1-scaled.jpg" text:style-name="Internet_20_link" text:visited-style-name="Visited_20_Internet_20_Link">
<draw:frame draw:style-name="fr1" draw:name="Image370" text:anchor-type="as-char" svg:width="6.9236in" svg:height="6.9236in" draw:z-index="0">
<draw:image xlink:href="../Images/AРМІЯINFORM/2023-05-14T78-00-00-04-00/5z3a9984-1-150x150.jpg" xlink:type="simple" xlink:show="embed" xlink:actuate="onLoad" draw:mime-type="image/jpeg"/>
</draw:frame>
</text:a>
</text:p>
      <text:p text:style-name="P4">
<text:a xlink:type="simple" xlink:href="https://armyinform.com.ua/wp-content/uploads/2023/05/5z3a9977-1-scaled.jpg" text:style-name="Internet_20_link" text:visited-style-name="Visited_20_Internet_20_Link">
<draw:frame draw:style-name="fr1" draw:name="Image371" text:anchor-type="as-char" svg:width="6.9236in" svg:height="6.9236in" draw:z-index="0">
<draw:image xlink:href="../Images/AРМІЯINFORM/2023-05-14T78-00-00-04-00/5z3a9977-1-150x150.jpg" xlink:type="simple" xlink:show="embed" xlink:actuate="onLoad" draw:mime-type="image/jpeg"/>
</draw:frame>
</text:a>
</text:p>
      <text:p text:style-name="P4">
<text:a xlink:type="simple" xlink:href="https://armyinform.com.ua/wp-content/uploads/2023/05/5z3a0024-1-scaled.jpg" text:style-name="Internet_20_link" text:visited-style-name="Visited_20_Internet_20_Link">
<draw:frame draw:style-name="fr1" draw:name="Image372" text:anchor-type="as-char" svg:width="6.9236in" svg:height="6.9236in" draw:z-index="0">
<draw:image xlink:href="../Images/AРМІЯINFORM/2023-05-14T78-00-00-04-00/5z3a0024-1-150x150.jpg" xlink:type="simple" xlink:show="embed" xlink:actuate="onLoad" draw:mime-type="image/jpeg"/>
</draw:frame>
</text:a>
</text:p>
      <text:p text:style-name="P4">
Вшанувати пам’ять пілота зібрались рідні, командири та наставники пілота.Згадували, як 25-річний пілот раз по раз здійснював бойові вильоти, як був вінсправжньою душею авіаційного підрозділу й точно гідним нащадком батька тадідуся.</text:p>
      <text:p text:style-name="P4">
Сергій Пархоменко, що лише кілька років тому закінчив ХНУПС, неодноразовоуміло виводив українську авіацію з-під ракетних ударів ворога та рвався в бійтак затято, що дивувались навіть досвідчені побратими… А ще він був люблячимчоловіком та батьком.</text:p>
      <text:p text:style-name="P4">
«Це — твій тато! Він — справжній Герой!» — кажуть маляті друзі Сергія.Хлопчик, який знає татка лиш із фотографій, уважно дивиться на стелу. Хоч іпоки що не до кінця усвідомлює, НАСКІЛЬКИ відважним був його молодий батько.Мати ж дитини намагається триматися та мріє, аби син перейняв від батька гетьусе…</text:p>
      <text:p text:style-name="P4">
Source: <text:a xlink:type="simple" xlink:href="https://armyinform.com.ua/2023/05/14/bojovomu-lotchyku-yakyj-znyshhyv-sotni-odynycz-vorozhoyi-tehniky-na-rokovyny-zagybeli-vidkryly-stelu/" text:style-name="Internet_20_link" text:visited-style-name="Visited_20_Internet_20_Link">
https://armyinform.com.ua/2023/05/14/bojovomu-lotchyku-yakyj-znyshhyv-sotni-odynycz-vorozhoyi-tehniky-na-rokovyny-zagybeli-vidkryly-stelu/</text:a>
</text:p>
      <!--NEWS-->
      <text:h text:style-name="P10" text:outline-level="1">
<text:span text:style-name="T4">
За нашими новинами стежать всі – Ганна Маляр про зустріч із духовенством у Люрді</text:span>
</text:h>
      <text:p text:style-name="P4">
Author: ['АРМІЯINFORM']</text:p>
      <text:p text:style-name="P4">
Time: 2023-05-14T79:00:00-04:00</text:p>
      <text:p text:style-name="P4">
Description: Найсвіжіші новини з фронту відстежують і добре знають у Франції.    Про це повідом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3_18-52-54.jpg" text:style-name="Internet_20_link" text:visited-style-name="Visited_20_Internet_20_Link">
photo_2023-05-13_18-52-54.jpg</text:a>
']</text:p>
      <text:p text:style-name="P4">
Tags: ['STOPRUSSIA', 'ВТОРГНЕННЯ РФ', 'ГАННА МАЛЯР', 'ЛЮРД', 'ФРАНЦІЯ']</text:p>
      <text:p text:style-name="P4">
Category: News</text:p>
      <!--METADATA-->
      <text:p text:style-name="P4">
<draw:frame draw:style-name="fr1" draw:name="Image373" text:anchor-type="as-char" svg:width="6.9236in" svg:height="4.608521in" draw:z-index="0">
<draw:image xlink:href="../Images/AРМІЯINFORM/2023-05-14T79-00-00-04-00/photo_2023-05-13_18-52-54.jpg" xlink:type="simple" xlink:show="embed" xlink:actuate="onLoad" draw:mime-type="image/jpeg"/>
</draw:frame>
</text:p>
      <text:p text:style-name="P4">
Найсвіжіші новини з фронту відстежують і добре знають у Франції.</text:p>
      <text:p text:style-name="P4">
Про це<text:a xlink:type="simple" xlink:href="https://t.me/annamaliar/736" text:style-name="Internet_20_link" text:visited-style-name="Visited_20_Internet_20_Link">
 повідомила</text:a>
 заступник Міністра оборониУкраїни Ганна Маляр.</text:p>
      <text:p text:style-name="P4">
«За нашими новинами стежать всі. Зустріч з французьким католицькимдуховенством почалась з уточнення подій у Бахмуті та обговорення найсвіжішихновин з фронту, які вони відстежують і добре знають. А вже потім ми перейшлидо робочих моментів - обміну досвідом щодо розвитку військового капеланства»,– написала вона.</text:p>
      <text:p text:style-name="P4">
Нагадаємо, зараз у<text:a xlink:type="simple" xlink:href="https://armyinform.com.ua/2023/05/14/na-mizhnarodnomu-vijskovomu-palomnycztvi-vpershe-molylysya-ukrayinskoyu-movoyu-ganna-malyar/" text:style-name="Internet_20_link" text:visited-style-name="Visited_20_Internet_20_Link">
 французькому</text:a>
 місті Люрд триває меса за участю 14 тисяч військовослужбовцівта військових капеланів із 38 країн. Ганна Маляр<text:a xlink:type="simple" xlink:href="https://armyinform.com.ua/2023/05/13/ganna-malyar-ocholyla-delegacziyu-nashyh-vijskovyh-kapelaniv-na-mizhnarodnomu-palomnycztvi-u-francziyi/" text:style-name="Internet_20_link" text:visited-style-name="Visited_20_Internet_20_Link">
очолила</text:a>
 делегацію наших військових капеланів на Міжнародному паломництві уФранції.</text:p>
      <text:p text:style-name="P4">
Source: <text:a xlink:type="simple" xlink:href="https://armyinform.com.ua/2023/05/14/za-nashymy-novynamy-stezhat-vsi-ganna-malyar-pro-zustrich-z-duhovenstvom-u-lyurdi/" text:style-name="Internet_20_link" text:visited-style-name="Visited_20_Internet_20_Link">
https://armyinform.com.ua/2023/05/14/za-nashymy-novynamy-stezhat-vsi-ganna-malyar-pro-zustrich-z-duhovenstvom-u-lyurdi/</text:a>
</text:p>
      <!--NEWS-->
      <text:h text:style-name="P10" text:outline-level="1">
<text:span text:style-name="T4">
Глава держави зустрівся з членами Кабінету з питань безпеки ФРН</text:span>
</text:h>
      <text:p text:style-name="P4">
Author: ['АРМІЯINFORM']</text:p>
      <text:p text:style-name="P4">
Time: 2023-05-14T80:00:00-04:00</text:p>
      <text:p text:style-name="P4">
Description: У межах офіційного візиту до Німеччини Президент України Володимир Зеленський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59ae4c5e482a419d8b76ef5dff08e5_1684066648_extra_large.jpeg" text:style-name="Internet_20_link" text:visited-style-name="Visited_20_Internet_20_Link">
2859ae4c5e482a419d8b76ef5dff08e5_1684066648_extra_large.jpeg</text:a>
', '<text:a xlink:type="simple" xlink:href="https://armyinform.com.ua/wp-content/uploads/2023/05/c14f85c2b858a1af13b573733ea535fe_1684072153_extra_large.jpeg" text:style-name="Internet_20_link" text:visited-style-name="Visited_20_Internet_20_Link">
c14f85c2b858a1af13b573733ea535fe_1684072153_extra_large.jpeg</text:a>
']</text:p>
      <text:p text:style-name="P4">
Tags: ['STOPRUSSIA', 'АГРЕСІЯ РФ', 'ВОЛОДИМИР ЗЕЛЕНСЬКИЙ', 'ВТОРГНЕННЯ РФ']</text:p>
      <text:p text:style-name="P4">
Category: News</text:p>
      <!--METADATA-->
      <text:p text:style-name="P4">
<draw:frame draw:style-name="fr1" draw:name="Image374" text:anchor-type="as-char" svg:width="6.9236in" svg:height="4.617948in" draw:z-index="0">
<draw:image xlink:href="../Images/AРМІЯINFORM/2023-05-14T80-00-00-04-00/2859ae4c5e482a419d8b76ef5dff08e5_1684066648_extra_large.jpeg" xlink:type="simple" xlink:show="embed" xlink:actuate="onLoad" draw:mime-type="image/jpeg"/>
</draw:frame>
</text:p>
      <text:p text:style-name="P4">
У межах офіційного візиту до Німеччини Президент України Володимир Зеленськийпровів зустріч із членами Кабінету з питань безпеки ФРН.</text:p>
      <text:p text:style-name="P4">
До зустрічі, участь у якій узяв також Федеральний канцлер Німеччини ОлафШольц, долучилися віцеканцлер, міністр економіки та захисту клімату ФРН РобертГабек, міністр закордонних справ Анналена Бербок, міністр оборони БорисПісторіус, міністр фінансів Крістіан Лінднер, міністр економічногоспівробітництва та розвитку Свенья Шульце та міністр внутрішніх справНімеччини Ненсі Фезер.</text:p>
      <text:p text:style-name="P4">
Володимир Зеленський наголосив, що такий формат зустрічі є унікальним іповністю відповідає високому рівню взаємодії, досягнутому між нашимидержавами. Він висловив подяку німецькому уряду та кожному з присутніхпосадовців за дієву всебічну допомогу Україні з перших днів повномасштабноїросійської агресії.</text:p>
      <text:p text:style-name="P4">
Ознайомивши членів Кабінету з питань безпеки ФРН із ситуацією на фронті тапершочерговими потребами українських сил оборони, Глава Української державинаголосив на необхідності зняття обмежень і червоних ліній на постачанняУкраїні всіх видів зброї.</text:p>
      <text:p text:style-name="P4">
<draw:frame draw:style-name="fr1" draw:name="Image375" text:anchor-type="as-char" svg:width="6.9236in" svg:height="3.894525in" draw:z-index="0">
<draw:image xlink:href="../Images/AРМІЯINFORM/2023-05-14T80-00-00-04-00/c14f85c2b858a1af13b573733ea535fe_1684072153_extra_large.jpeg" xlink:type="simple" xlink:show="embed" xlink:actuate="onLoad" draw:mime-type="image/jpeg"/>
</draw:frame>
</text:p>
      <text:p text:style-name="P4">
Звертаючись до Федерального канцлера, Президент відзначив принципово новийхарактер двосторонніх взаємин.</text:p>
      <text:p text:style-name="P4">
«З 24 лютого минулого року зі „зміною епох“, як ви це влучно сформулювали,докорінно змінилися й відносини між нашими державами. Від надання Українігуманітарної допомоги — до отримання найсучасніших засобів ППО, артилерії, БМПта бойових танків», — акцентував він.</text:p>
      <text:p text:style-name="P4">
Володимир Зеленський подякував канцлеру за його особисту роль у цихперетвореннях і висловив сподівання на лідерство Німеччини й у формуванніповітряної коаліції.</text:p>
      <text:p text:style-name="P4">
Глава держави високо оцінив рішення про виділення Федеральним урядом коштівдля закупівлі необхідної Україні військової техніки та обладнання до 2032 рокуна загальну суму 17 мільярдів євро.</text:p>
      <text:p text:style-name="P4">
Під час зустрічі було обговорено весь комплекс актуальних питань двосторонньоївзаємодії. Окрему увагу приділили безпековій підтримці України та розвиткупредметної співпраці в цьому напрямі; залученню ФРН до відбудови нашої країни,зокрема ролі приватного сектору в цьому процесі, а також взаємодії на шляхуєвропейської та євроатлантичної інтеграції України.</text:p>
      <text:p text:style-name="P4">
Ішлося про ключові напрями співпраці на міжнародній арені, зокрема прозалучення ФРН до втілення української формули миру та організації Глобальногосаміту миру, сприяння в реалізації Чорноморської зернової ініціативи тагуманітарної програми «Зерно з України».</text:p>
      <text:p text:style-name="P4">
<text:span text:style-name="T4">
Джерело:</text:span>
 <text:span text:style-name="T5">
<text:a xlink:type="simple" xlink:href="https://president.gov.ua/news/prezident-ukrayini-zustrivsya-z-chlenami-kabinetu-z-pitan-be-82889" text:style-name="Internet_20_link" text:visited-style-name="Visited_20_Internet_20_Link">
Офіс ПрезидентаУкраїни</text:a>
</text:span>
</text:p>
      <text:p text:style-name="P4">
Source: <text:a xlink:type="simple" xlink:href="https://armyinform.com.ua/2023/05/14/glava-derzhavy-zustrivsya-z-chlenamy-kabinetu-z-pytan-bezpeky-frn/" text:style-name="Internet_20_link" text:visited-style-name="Visited_20_Internet_20_Link">
https://armyinform.com.ua/2023/05/14/glava-derzhavy-zustrivsya-z-chlenamy-kabinetu-z-pytan-bezpeky-frn/</text:a>
</text:p>
      <!--NEWS-->
      <text:h text:style-name="P10" text:outline-level="1">
<text:span text:style-name="T4">
На півночі та півдні околиць Бахмута наші підрозділи захопили понад десять ворожих позицій — Ганна Маляр</text:span>
</text:h>
      <text:p text:style-name="P4">
Author: ['АРМІЯINFORM']</text:p>
      <text:p text:style-name="P4">
Time: 2023-05-14T81:00:00-04:00</text:p>
      <text:p text:style-name="P4">
Description: Протягом сьогоднішнього дня Сили оборони України захопили більш ніж десять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1.jpg" text:style-name="Internet_20_link" text:visited-style-name="Visited_20_Internet_20_Link">
bahmut-1.jpg</text:a>
']</text:p>
      <text:p text:style-name="P4">
Tags: ['STOPRUSSIA', 'БАХМУТ', 'ВТОРГНЕННЯ РФ', 'ГАННА МАЛЯР']</text:p>
      <text:p text:style-name="P4">
Category: News</text:p>
      <!--METADATA-->
      <text:p text:style-name="P4">
<draw:frame draw:style-name="fr1" draw:name="Image376" text:anchor-type="as-char" svg:width="6.9236in" svg:height="5.592494in" draw:z-index="0">
<draw:image xlink:href="../Images/AРМІЯINFORM/2023-05-14T81-00-00-04-00/bahmut-1.jpg" xlink:type="simple" xlink:show="embed" xlink:actuate="onLoad" draw:mime-type="image/jpeg"/>
</draw:frame>
 Фото:Getty Images</text:p>
      <text:p text:style-name="P4">
Протягом сьогоднішнього дня Сили оборони України захопили більш ніж десятьворожих позицій у Бахмуті.</text:p>
      <text:p text:style-name="P4">
Про це <text:a xlink:type="simple" xlink:href="https://t.me/annamaliar/737" text:style-name="Internet_20_link" text:visited-style-name="Visited_20_Internet_20_Link">
повідомила</text:a>
 заступник Міністра оборониУкраїни Ганна Маляр.</text:p>
      <text:p text:style-name="P4">
У своєму телеграм-каналі вона написала наступне:</text:p>
      <text:p text:style-name="P4">
«Продовжуємо рухатись вперед на Бахмутському напрямку в районах передмістя.Наші підрозділи за сьогоднішній день захопили більше десяти ворожих позицій напівночі та півдні околиць Бахмута та зачистили значну площу лісового масиву врайоні Іванівського. Взято в полон ворожих солдат з різних частин.</text:p>
      <text:p text:style-name="P4">
Всупереч всім обставинам. Коли неймовірне ймовірно.</text:p>
      <text:p text:style-name="P4">
Хто знає реальную обстановку і знаходиться зараз там, розуміє всю гостротуситуації.</text:p>
      <text:p text:style-name="P4">
Це коли 1 метр по складності виконання завдань вартує 10 км.</text:p>
      <text:p text:style-name="P4">
Наші діють на межі надлюдських можливостей. Діють твердо, рішуче і професійно.</text:p>
      <text:p text:style-name="P4">
В самому Бахмуті дуже гаряче. Ворог зібрав там усі сили і намагаєтьсяпросуватись, знищуючи все на своєму шляху. Тривають запеклі бої.</text:p>
      <text:p text:style-name="P4">
Командувач Сирський тримає ситуацію під контролем. Аналізує, планує, приймаєрішення. Як і мусить бути, справжній бойовий генерал з військом у найгарячішімоменти.</text:p>
      <text:p text:style-name="P4">
Поруч з ним вміло керують підпорядкованими військами бригадні генералиБогомолов і Гнатов. Вони реалізовують загальний замисел операції.</text:p>
      <text:p text:style-name="P4">
Завдяки продуманому плануванню командування та миттєвій реакції на дії ворога,стійкості та мужності наших воїнів, станом на зараз противник не може оточитимісто та досягти гучної перемоги на цьому напрямку».</text:p>
      <text:p text:style-name="P4">
Source: <text:a xlink:type="simple" xlink:href="https://armyinform.com.ua/2023/05/14/na-pivnochi-ta-pivdni-okolycz-bahmuta-nashi-pidrozdily-zahopyly-bilshe-desyaty-vorozhyh-pozyczij-ganna-malyar/" text:style-name="Internet_20_link" text:visited-style-name="Visited_20_Internet_20_Link">
https://armyinform.com.ua/2023/05/14/na-pivnochi-ta-pivdni-okolycz-bahmuta-nashi-pidrozdily-zahopyly-bilshe-desyaty-vorozhyh-pozyczij-ganna-malyar/</text:a>
</text:p>
      <!--NEWS-->
      <text:h text:style-name="P10" text:outline-level="1">
<text:span text:style-name="T4">
Наша авіація завдала 12 ударів по противнику</text:span>
</text:h>
      <text:p text:style-name="P4">
Author: ['АРМІЯINFORM']</text:p>
      <text:p text:style-name="P4">
Time: 2023-05-14T82:00:00-04:00</text:p>
      <text:p text:style-name="P4">
Description: Про це повідомляє ГШ ЗС України у вечірньому зведенні.    —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ВІАЦІЯ', 'ВТОРГНЕННЯ РФ', 'ГШ ЗС УКРАЇНИ']</text:p>
      <text:p text:style-name="P4">
Category: News</text:p>
      <!--METADATA-->
      <text:p text:style-name="P4">
<draw:frame draw:style-name="fr1" draw:name="Image377" text:anchor-type="as-char" svg:width="6.9236in" svg:height="4.501139in" draw:z-index="0">
<draw:image xlink:href="../Images/AРМІЯINFORM/2023-05-14T82-00-00-04-00/war-1.jp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2ynGiLKQtMwJHCzeQhAuXSv8nG7U2KDiE9RKWvRUpAVD4ARfEQeJRNjQFTz7271Dvl" text:style-name="Internet_20_link" text:visited-style-name="Visited_20_Internet_20_Link">
повідомляє</text:a>
ГШ ЗС України у вечірньому зведенні.</text:p>
      <text:p text:style-name="P4">
— Авіація Сил оборони за добу завдала 12 ударів по районах зосередженняособового складу та військової техніки противника. Крім того, протягом цієїдоби наші захисники знищили 3 розвідувальні БПЛА, 2 з них — типу «Орлан-10» та1 — Supercam. Підрозділи ракетних військ і артилерії вразили 1 пунктуправління, 6 районів зосередження живої сили, 2 артилерійські підрозділи навогневих позиціях та ще 1 важливу ціль противника, — йдеться в повідомленні.</text:p>
      <text:p text:style-name="P4">
Source: <text:a xlink:type="simple" xlink:href="https://armyinform.com.ua/2023/05/14/nasha-aviacziya-zavdala-12-udariv-po-protyvnyku/" text:style-name="Internet_20_link" text:visited-style-name="Visited_20_Internet_20_Link">
https://armyinform.com.ua/2023/05/14/nasha-aviacziya-zavdala-12-udariv-po-protyvnyku/</text:a>
</text:p>
      <!--NEWS-->
      <text:h text:style-name="P10" text:outline-level="1">
<text:span text:style-name="T4">
На Донеччині відбулося 30 бойових зіткнень з противником, Бахмут і Мар’їнка — в епіцентрі боїв</text:span>
</text:h>
      <text:p text:style-name="P4">
Author: ['АРМІЯINFORM']</text:p>
      <text:p text:style-name="P4">
Time: 2023-05-14T83:00:00-04:00</text:p>
      <text:p text:style-name="P4">
Description: Про це повідомляє ГШ ЗС України у вечірньому зведенн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55218_999564801412778_7679389571857173614_n.jpg" text:style-name="Internet_20_link" text:visited-style-name="Visited_20_Internet_20_Link">
347255218_999564801412778_7679389571857173614_n.jpg</text:a>
']</text:p>
      <text:p text:style-name="P4">
Tags: ['STOPRUSSIA', 'БАХМУТ', 'ВТОРГНЕННЯ РФ', 'ГШ ЗС УКРАЇНИ', 'МАР’ЇНКА', 'ХРОНІКА ОБОРОНИ']</text:p>
      <text:p text:style-name="P4">
Category: News</text:p>
      <!--METADATA-->
      <text:p text:style-name="P4">
<draw:frame draw:style-name="fr1" draw:name="Image378" text:anchor-type="as-char" svg:width="6.9236in" svg:height="4.615733in" draw:z-index="0">
<draw:image xlink:href="../Images/AРМІЯINFORM/2023-05-14T83-00-00-04-00/347255218_999564801412778_7679389571857173614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ynGiLKQtMwJHCzeQhAuXSv8nG7U2KDiE9RKWvRUpAVD4ARfEQeJRNjQFTz7271Dvl" text:style-name="Internet_20_link" text:visited-style-name="Visited_20_Internet_20_Link">
повідомляє</text:a>
ГШ ЗС України у вечірньому зведенні.</text:p>
      <text:p text:style-name="P4">
«Противник продовжує зосереджувати основні зусилля на Лиманському,Бахмутському, Авдіївському та Мар’їнському напрямках. Загалом, протягом доби,відбулось близько 30 бойових зіткнень на зазначених ділянках фронту, вепіцентрі бойових дій залишаються Бахмут та Мар’їнка», — йдеться уповідомленні.</text:p>
      <text:p text:style-name="P4">
Зазначається, що ворог продовжує вести наступальні дії на Бахмутськомунапрямку, а у самому Бахмуті тривають важкі бої. До того ж, протягом доби,противник вів безуспішні наступальні дії у напрямку населених пунктівГригорівка, Богданівка та Предтечине. Завдав авіаційних ударів в районахнаселених пунктів Іванівське та Ступочки. Від ворожих обстрілів постраждалиГригорівка, Богданівка, Бахмут, Іванівське, Часів Яр, Червоне, Костянтинівка,Дружба, Північне, Торецьк, Шуми Донецької області.</text:p>
      <text:p text:style-name="P4">
Також на Авдіївському напрямку противник завдав авіаційних ударів у районахНовокалинового та Авдіївки, здійснив обстріли населених пунктів Степове,Ласточкине, Авдіївка, Тоненьке, Нетайлове, Первомайське та Карлівка Донецькоїобласті.</text:p>
      <text:p text:style-name="P4">
Крім того, на Мар’їнському напрямку підрозділи Сил оборони відбили численніатаки противника в районі міста Мар’їнка. Водночас ворожих обстрілів зазналинаселені пункти Красногорівка, Георгіївка, Мар’їнка, Побєда та НовомихайлівкаДонецької області.</text:p>
      <text:p text:style-name="P4">
Source: <text:a xlink:type="simple" xlink:href="https://armyinform.com.ua/2023/05/14/na-donechchyni-vidbulosya-30-bojovyh-zitknen-z-protyvnykom-bahmut-i-maryinka-v-epiczentri-boyiv/" text:style-name="Internet_20_link" text:visited-style-name="Visited_20_Internet_20_Link">
https://armyinform.com.ua/2023/05/14/na-donechchyni-vidbulosya-30-bojovyh-zitknen-z-protyvnykom-bahmut-i-maryinka-v-epiczentri-boyiv/</text:a>
</text:p>
      <!--NEWS-->
      <text:h text:style-name="P10" text:outline-level="1">
<text:span text:style-name="T4">
Серед призовників на службу за контрактом у Харкові побільшало молоді</text:span>
</text:h>
      <text:p text:style-name="P4">
Author: ['Дмитро Горбунов']</text:p>
      <text:p text:style-name="P4">
Time: 2023-05-14T84:00:00-04:00</text:p>
      <text:p text:style-name="P4">
Description: На Харківщині в усіх куточках триває комплексна робота з кандидатами для прох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4-1.jpg" text:style-name="Internet_20_link" text:visited-style-name="Visited_20_Internet_20_Link">
golovna-4-1.jpg</text:a>
', '<text:a xlink:type="simple" xlink:href="https://armyinform.com.ua/wp-content/uploads/2023/05/harkiv-kontrakt-4.jpg" text:style-name="Internet_20_link" text:visited-style-name="Visited_20_Internet_20_Link">
harkiv-kontrakt-4.jpg</text:a>
', '<text:a xlink:type="simple" xlink:href="https://armyinform.com.ua/wp-content/uploads/2023/05/harkiv-kontrakt-2-daryna.jpg" text:style-name="Internet_20_link" text:visited-style-name="Visited_20_Internet_20_Link">
harkiv-kontrakt-2-daryna.jpg</text:a>
']</text:p>
      <text:p text:style-name="P4">
Tags: []</text:p>
      <text:p text:style-name="P4">
Category: News</text:p>
      <!--METADATA-->
      <text:p text:style-name="P4">
<draw:frame draw:style-name="fr1" draw:name="Image379" text:anchor-type="as-char" svg:width="6.9236in" svg:height="4.604194in" draw:z-index="0">
<draw:image xlink:href="../Images/AРМІЯINFORM/2023-05-14T84-00-00-04-00/golovna-4-1.jpg" xlink:type="simple" xlink:show="embed" xlink:actuate="onLoad" draw:mime-type="image/jpeg"/>
</draw:frame>
</text:p>
      <text:p text:style-name="P4">
На Харківщині в усіх куточках триває комплексна робота з кандидатами дляпроходження служби за контрактом у Збройних Силах України. За словамикомандування Харківського обласного ТЦК та СП, представники підпорядкованихрайонних установ разом із представниками військових частин проводять зустрічіз трудовими колективами чи працюють у центрах зайнятості. Аби розмова булабільш ґрунтовною, перед потенційними воїнами-контрактниками здебільшоговиступають учасники бойових дій. Останні вміють розвіяти російські міфи чилякалки про наше військо та доносять лише правду.</text:p>
      <text:p text:style-name="P4">
— На власних прикладах ми розказуємо про всі переваги служби на професійнійоснові, — пояснює офіцер Харківського обласного ТЦК та СП підполковник АндрійКотенко. — У результаті наших старань від початку 2023-го сотні патріотівдобровільно пішли захищати свою державу. До цього часу ми на 100% виконали всіцьогорічні плани-завдання, визначені в Генеральному штабі ЗСУ, і працюємо далів цьому напрямку.</text:p>
      <text:p text:style-name="P4">
<draw:frame draw:style-name="fr1" draw:name="Image380" text:anchor-type="as-char" svg:width="6.9236in" svg:height="4.604194in" draw:z-index="0">
<draw:image xlink:href="../Images/AРМІЯINFORM/2023-05-14T84-00-00-04-00/harkiv-kontrakt-4.jpg" xlink:type="simple" xlink:show="embed" xlink:actuate="onLoad" draw:mime-type="image/jpeg"/>
</draw:frame>
</text:p>
      <text:p text:style-name="P4">
Він додав, що у квітні до армії було направлено необхідну кількість чоловіківта жінок. При цьому, як порівняти з попередніми місяцями, до них прийшлозначно більше молодих українців.</text:p>
      <text:p text:style-name="P4">
— Середній вік усіх тих, кого ми призвали впродовж останнього місяця, становив25 років. Враховуючи їхнє бажання та відмінний фізичний стан, найбільшукількість ми направили до частин ДШВ та Морської піхоти. Також чимало осібобрали службу в Сухопутних військах. Окрема механізована бригада імені ІванаСірка є тут певним лідером, — уточнив підполковник Андрій Котенко.</text:p>
      <text:p text:style-name="P4">
До речі, серед призваних у квітні був і громадянин Грузії Давит, який ще у2008-му бився з росіянами у своїй країні. Згодом він одружився з українкою тапереїхав до Харкова. Аби його точно взяли служити в ЗСУ, чоловік останнімісяці активно займався спортом. Тому прийшов до свого РТЦК та СП добрепідготовленим.</text:p>
      <text:p text:style-name="P4">
Днями до фінальної крапки свого призову дісталася мешканка Лозової Дарина. Всередині травня вона принесла останній необхідний документ. Тож у думках уже«носить» погони військовослужбовиці ЗСУ.</text:p>
      <text:p text:style-name="P4">
<draw:frame draw:style-name="fr1" draw:name="Image381" text:anchor-type="as-char" svg:width="6.9236in" svg:height="4.431104in" draw:z-index="0">
<draw:image xlink:href="../Images/AРМІЯINFORM/2023-05-14T84-00-00-04-00/harkiv-kontrakt-2-daryna.jpg" xlink:type="simple" xlink:show="embed" xlink:actuate="onLoad" draw:mime-type="image/jpeg"/>
</draw:frame>
Мешканка міста Лозова Дарина</text:p>
      <text:p text:style-name="P4">
— Я довго йшла до цього важливого кроку, — говорить жінка. — Після школитривалий час працювала на залізниці провідницею пасажирського вагона. Томувідрядженнями мене не налякати. Знаю, що в армії буде важко, але морально тафізично готова до цього. Після опанування військової науки в навчальномуцентрі служитиму стрільцем у механізованій бригаді імені Івана Сірка. Вдома намене чекатиме 11-річна донечка Єва. Вона досить доросла, і зрозуміла мійвибір. Вона буде з бабусею, поки я захищатиму їх та рідну Україну.</text:p>
      <text:p text:style-name="P4">
Як зазначили в Харківському ОТЦК та СП, з підбором кандидатів для служби законтрактом їм дуже допомагають фахівці Харківського офісу сприянняобороноздатності країни.</text:p>
      <text:p text:style-name="P4">
— Проводячи консультації з питань проведення мобілізації в державі,співробітники офісу на анонімній основі розказують і про умови добровільногопризову на військову службу. Тому всім патріотам, яких хвилює майбутнє нашоїдержави, раджу звернутися до найближчого РТЦК та СП чи зателефонувати до Офісусприяння обороноздатності країни за номером 0-800-300-441, — насамкінецьзауважив підполковник Андрій Котенко.</text:p>
      <text:p text:style-name="P4">
<text:span text:style-name="T5">
Фото автора</text:span>
</text:p>
      <text:p text:style-name="P4">
Source: <text:a xlink:type="simple" xlink:href="https://armyinform.com.ua/2023/05/14/sered-pryzovnykiv-na-sluzhbu-za-kontraktom-u-harkovi-pobilshalo-molodi/" text:style-name="Internet_20_link" text:visited-style-name="Visited_20_Internet_20_Link">
https://armyinform.com.ua/2023/05/14/sered-pryzovnykiv-na-sluzhbu-za-kontraktom-u-harkovi-pobilshalo-molodi/</text:a>
</text:p>
      <!--NEWS-->
      <text:h text:style-name="P10" text:outline-level="1">
<text:span text:style-name="T4">
На Півдні загарбники обстріляли близько 30 населених пунктів</text:span>
</text:h>
      <text:p text:style-name="P4">
Author: ['АРМІЯINFORM']</text:p>
      <text:p text:style-name="P4">
Time: 2023-05-14T85:00:00-04:00</text:p>
      <text:p text:style-name="P4">
Description: Про це повідомляє ГШ ЗС України у вечірньому зведенні.    «На Запоріз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harkiv-obstrid-2022.jpg" text:style-name="Internet_20_link" text:visited-style-name="Visited_20_Internet_20_Link">
harkiv-obstrid-2022.jpg</text:a>
']</text:p>
      <text:p text:style-name="P4">
Tags: ['STOPRUSSIA', 'ВТОРГНЕННЯ РФ', 'ГШ ЗС УКРАЇНИ', 'ХЕРСОН']</text:p>
      <text:p text:style-name="P4">
Category: News</text:p>
      <!--METADATA-->
      <text:p text:style-name="P4">
<draw:frame draw:style-name="fr1" draw:name="Image382" text:anchor-type="as-char" svg:width="6.9236in" svg:height="5.160921in" draw:z-index="0">
<draw:image xlink:href="../Images/AРМІЯINFORM/2023-05-14T85-00-00-04-00/harkiv-obstrid-2022.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ynGiLKQtMwJHCzeQhAuXSv8nG7U2KDiE9RKWvRUpAVD4ARfEQeJRNjQFTz7271Dvl" text:style-name="Internet_20_link" text:visited-style-name="Visited_20_Internet_20_Link">
повідомляє</text:a>
ГШ ЗС України у вечірньому зведенні.</text:p>
      <text:p text:style-name="P4">
«На Запорізькому та Херсонському напрямках противник продовжує вести обороннідії. Завдав авіаційних ударів в районах населених пунктів Кізомис, СтаніславХерсонської області. Поміж тим, здійснив обстріли близько 30 населенихпунктів. Серед них - Времівка, Новопіль Донецької області; Гуляйполе,Залізничне, Білогір'я, Мала Токмачка та Кам’янське Запорізької області;Нікополь Дніпропетровської області; Золота Балка, Веселе, Львове, Антонівка,Дніпровське, Кізомис Херсонської області та місто Херсон»,— йдеться уповідомленні.</text:p>
      <text:p text:style-name="P4">
Source: <text:a xlink:type="simple" xlink:href="https://armyinform.com.ua/2023/05/14/na-pivdni-zagarbnyky-obstrilyaly-blyzko-30-naselenyh-punktiv/" text:style-name="Internet_20_link" text:visited-style-name="Visited_20_Internet_20_Link">
https://armyinform.com.ua/2023/05/14/na-pivdni-zagarbnyky-obstrilyaly-blyzko-30-naselenyh-punktiv/</text:a>
</text:p>
      <!--NEWS-->
      <text:h text:style-name="P10" text:outline-level="1">
<text:span text:style-name="T4">
У боях під Бахмутом загинув відомий хокеїст і тренер, воїн ЗСУ Олександр Хміль</text:span>
</text:h>
      <text:p text:style-name="P4">
Author: ['АРМІЯINFORM']</text:p>
      <text:p text:style-name="P4">
Time: 2023-05-14T86:00:00-04:00</text:p>
      <text:p text:style-name="P4">
Description: Хокейну сім’ю сколихнула страшна звістка: в боях під Бахмутом на Донеччині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jpg" text:style-name="Internet_20_link" text:visited-style-name="Visited_20_Internet_20_Link">
f1.jpg</text:a>
', '<text:a xlink:type="simple" xlink:href="https://armyinform.com.ua/wp-content/uploads/2023/05/f2-.jpg" text:style-name="Internet_20_link" text:visited-style-name="Visited_20_Internet_20_Link">
f2-.jpg</text:a>
', '<text:a xlink:type="simple" xlink:href="https://armyinform.com.ua/wp-content/uploads/2023/05/f3-1.jpg" text:style-name="Internet_20_link" text:visited-style-name="Visited_20_Internet_20_Link">
f3-1.jpg</text:a>
']</text:p>
      <text:p text:style-name="P4">
Tags: ['STOPRUSSIA', 'ВТОРГНЕННЯ РФ', 'ОЛЕКСАНДР ХМІЛЬ', 'ФЕДЕРАЦІЯ ХОКЕЮ УКРАЇНИ']</text:p>
      <text:p text:style-name="P4">
Category: News</text:p>
      <!--METADATA-->
      <text:p text:style-name="P4">
<draw:frame draw:style-name="fr1" draw:name="Image383" text:anchor-type="as-char" svg:width="6.9236in" svg:height="4.586885in" draw:z-index="0">
<draw:image xlink:href="../Images/AРМІЯINFORM/2023-05-14T86-00-00-04-00/f1.jpg" xlink:type="simple" xlink:show="embed" xlink:actuate="onLoad" draw:mime-type="image/jpeg"/>
</draw:frame>
</text:p>
      <text:p text:style-name="P4">
Хокейну сім’ю сколихнула страшна звістка: в боях під Бахмутом на Донеччині підчас виконання бойового завдання загинув іменитий у недалекому минулому хокеїсті тренер, 42-річний Олександр Хміль, <text:a xlink:type="simple" xlink:href="https://fhu.com.ua/news/pid-bahmutom-zagynuv-chempion-ukrayiny-2007-oleksandr-hmil/" text:style-name="Internet_20_link" text:visited-style-name="Visited_20_Internet_20_Link">
повідомила</text:a>
 Федерація хокеюУкраїни.</text:p>
      <text:p text:style-name="P4">
Олександр народився 6 грудня 1980 року в Броварах на Київщині. На професійномурівні почав виступати з 1997 року в складі київського «Беркута». Гравецькакар’єра Хміля тривала 18 років. Він виступав за київські «Сокіл» (1998–999,2003) і «Крижинку» (2000); російські «Спутнік» з Нижнього Таґіла (2000–2001),«Спартак» з Санкт-Петербурга (2001), «Капітан» зі Ступіно (2002); «Київ»(2002–2004), «Дніпровських Вовків» (2004-2006), київські АТЕК (2006–2009),«Беркут» (2009–2010), «Компаньйон» (2010), «Поділ» (2011), «Галицьких Левів»(2011–2013) і київських «Генералів» (2013–2015).</text:p>
      <text:p text:style-name="P4">
<draw:frame draw:style-name="fr1" draw:name="Image384" text:anchor-type="as-char" svg:width="6.9236in" svg:height="5.083076in" draw:z-index="0">
<draw:image xlink:href="../Images/AРМІЯINFORM/2023-05-14T86-00-00-04-00/f2-.jpg" xlink:type="simple" xlink:show="embed" xlink:actuate="onLoad" draw:mime-type="image/jpeg"/>
</draw:frame>
</text:p>
      <text:p text:style-name="P4">
У 2007-му Хміль став чемпіоном України у складі АТЕКа, у 2005-му він ставсрібним призером національного чемпіонату з «Дніпровськими Вовками», у 2006-муі 2009-му вигравав бронзу.</text:p>
      <text:p text:style-name="P4">
У 1998-му Хміль представляв Україну на юнацькому чемпіонаті світу (6 матчів, 2голи), а в 2000-му — на молодіжному чемпіонаті світу (7 матчів, 1 гол + 1пас). 2005-го Олександр у лавах студентської збірної України виступав наВсесвітній універсіаді (6 матчів, 2+3).</text:p>
      <text:p text:style-name="P4">
Після завершення гравецької кар’єри Олександр продовжував виступати нааматорському рівні за київські «Автомобіліст» і «Спарту», а також працювавголовним тренером у київському «Рапіді» (2015–2016), броварських «Вовках»(2017/2018) та жіночій «Україночці» (2019–2020).</text:p>
      <text:p text:style-name="P4">
<draw:frame draw:style-name="fr1" draw:name="Image385" text:anchor-type="as-char" svg:width="6.9236in" svg:height="4.752574in" draw:z-index="0">
<draw:image xlink:href="../Images/AРМІЯINFORM/2023-05-14T86-00-00-04-00/f3-1.jpg" xlink:type="simple" xlink:show="embed" xlink:actuate="onLoad" draw:mime-type="image/jpeg"/>
</draw:frame>
</text:p>
      <text:p text:style-name="P4">
На війні Олександр Хміль — з перших днів повномасштабного вторгненняросійських окупантів. Спершу він захищав столицю у загоні київськоїтериторіальної оборони, а потім у статусі військовослужбовця Збройних силУкраїни виконував бойові завдання в гарячих точках в інших регіонах нашоїдержави.</text:p>
      <text:p text:style-name="P4">
«Одного дня я побачив у себе під вікном жінку зі зброєю і мені відверто сталосоромно, просто на шматки рвало совість. Та мить стала своєрідним „свистком“,коли я вирішив будь-що змінити ключку на автомат», — говорив Олександр Хміль уторішньому <text:a xlink:type="simple" xlink:href="https://armyinform.com.ua/2022/03/18/zminyv-klyuchku-na-avtomat/" text:style-name="Internet_20_link" text:visited-style-name="Visited_20_Internet_20_Link">
інтерв’ю</text:a>
 АрміяInform.</text:p>
      <text:p text:style-name="P4">
«Федерація хокею України сумує разом з рідними і близькими Олександра Хміля.Вічна слава Герою. Смерть російським окупантам», — заявили у професійномуоб’єднанні спортсменів.</text:p>
      <text:p text:style-name="P4">
У Федерації також нагадали, що Олександр Хміль став другим українськимхокеїстом, який загинув на цій війні. <text:a xlink:type="simple" xlink:href="https://fhu.com.ua/news/na-vijni-zagynuv-vyhovanecz-kyyivskoyi-kryzhynky/" text:style-name="Internet_20_link" text:visited-style-name="Visited_20_Internet_20_Link">
Раніше</text:a>
, 8 грудня 2022-го в боях заУкраїну поліг 26-річний вихованець «Крижинки» Ярослав Гаркавко.</text:p>
      <text:p text:style-name="P4">
Source: <text:a xlink:type="simple" xlink:href="https://armyinform.com.ua/2023/05/14/v-boyah-pid-bahmutom-zagynuv-vidomyj-hokeyist-i-trener-voyin-zsu-oleksandr-hmil/" text:style-name="Internet_20_link" text:visited-style-name="Visited_20_Internet_20_Link">
https://armyinform.com.ua/2023/05/14/v-boyah-pid-bahmutom-zagynuv-vidomyj-hokeyist-i-trener-voyin-zsu-oleksandr-hmil/</text:a>
</text:p>
      <!--NEWS-->
      <text:h text:style-name="P10" text:outline-level="1">
<text:span text:style-name="T4">
Окупанти обстріляли з гармат село Подоли на Харківщині</text:span>
</text:h>
      <text:p text:style-name="P4">
Author: ['АРМІЯINFORM']</text:p>
      <text:p text:style-name="P4">
Time: 2023-05-14T87:00:00-04:00</text:p>
      <text:p text:style-name="P4">
Description: 14 травня близько 12:00 стався черговий обстріл прифронтового села Подоли Куп’я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14-58-48-2.jpg" text:style-name="Internet_20_link" text:visited-style-name="Visited_20_Internet_20_Link">
photo_2023-05-14_14-58-48-2.jpg</text:a>
', '<text:a xlink:type="simple" xlink:href="https://armyinform.com.ua/wp-content/uploads/2023/05/photo_2023-05-14_14-58-48-150x150.jpg" text:style-name="Internet_20_link" text:visited-style-name="Visited_20_Internet_20_Link">
photo_2023-05-14_14-58-48-150x150.jpg</text:a>
', '<text:a xlink:type="simple" xlink:href="https://armyinform.com.ua/wp-content/uploads/2023/05/photo_2023-05-14_14-58-49-2-150x150.jpg" text:style-name="Internet_20_link" text:visited-style-name="Visited_20_Internet_20_Link">
photo_2023-05-14_14-58-49-2-150x150.jpg</text:a>
', '<text:a xlink:type="simple" xlink:href="https://armyinform.com.ua/wp-content/uploads/2023/05/photo_2023-05-14_14-58-49-150x150.jpg" text:style-name="Internet_20_link" text:visited-style-name="Visited_20_Internet_20_Link">
photo_2023-05-14_14-58-49-150x150.jpg</text:a>
']</text:p>
      <text:p text:style-name="P4">
Tags: ['STOPRUSSIA', 'ВОЄННІ ЗЛОЧИНИ ЗС РФ', 'ВТОРГНЕННЯ РФ', 'ХАРКІВЩИНА']</text:p>
      <text:p text:style-name="P4">
Category: News</text:p>
      <!--METADATA-->
      <text:p text:style-name="P4">
<draw:frame draw:style-name="fr1" draw:name="Image386" text:anchor-type="as-char" svg:width="6.9236in" svg:height="5.1927in" draw:z-index="0">
<draw:image xlink:href="../Images/AРМІЯINFORM/2023-05-14T87-00-00-04-00/photo_2023-05-14_14-58-48-2.jpg" xlink:type="simple" xlink:show="embed" xlink:actuate="onLoad" draw:mime-type="image/jpeg"/>
</draw:frame>
</text:p>
      <text:p text:style-name="P4">
14 травня близько 12:00 стався черговий обстріл прифронтового села ПодолиКуп’янського району.</text:p>
      <text:p text:style-name="P4">
Про це<text:a xlink:type="simple" xlink:href="https://t.me/DSNS_Kharkiv/3641" text:style-name="Internet_20_link" text:visited-style-name="Visited_20_Internet_20_Link">
 повідомляє</text:a>
 ДСНС Харківської області.</text:p>
      <text:p text:style-name="P4">
<text:a xlink:type="simple" xlink:href="https://armyinform.com.ua/wp-content/uploads/2023/05/photo_2023-05-14_14-58-48.jpg" text:style-name="Internet_20_link" text:visited-style-name="Visited_20_Internet_20_Link">
<draw:frame draw:style-name="fr1" draw:name="Image387" text:anchor-type="as-char" svg:width="6.9236in" svg:height="6.9236in" draw:z-index="0">
<draw:image xlink:href="../Images/AРМІЯINFORM/2023-05-14T87-00-00-04-00/photo_2023-05-14_14-58-48-150x150.jpg" xlink:type="simple" xlink:show="embed" xlink:actuate="onLoad" draw:mime-type="image/jpeg"/>
</draw:frame>
</text:a>
</text:p>
      <text:p text:style-name="P4">
<text:a xlink:type="simple" xlink:href="https://armyinform.com.ua/wp-content/uploads/2023/05/photo_2023-05-14_14-58-49-2.jpg" text:style-name="Internet_20_link" text:visited-style-name="Visited_20_Internet_20_Link">
<draw:frame draw:style-name="fr1" draw:name="Image388" text:anchor-type="as-char" svg:width="6.9236in" svg:height="6.9236in" draw:z-index="0">
<draw:image xlink:href="../Images/AРМІЯINFORM/2023-05-14T87-00-00-04-00/photo_2023-05-14_14-58-49-2-150x150.jpg" xlink:type="simple" xlink:show="embed" xlink:actuate="onLoad" draw:mime-type="image/jpeg"/>
</draw:frame>
</text:a>
</text:p>
      <text:p text:style-name="P4">
<text:a xlink:type="simple" xlink:href="https://armyinform.com.ua/wp-content/uploads/2023/05/photo_2023-05-14_14-58-49.jpg" text:style-name="Internet_20_link" text:visited-style-name="Visited_20_Internet_20_Link">
<draw:frame draw:style-name="fr1" draw:name="Image389" text:anchor-type="as-char" svg:width="6.9236in" svg:height="6.9236in" draw:z-index="0">
<draw:image xlink:href="../Images/AРМІЯINFORM/2023-05-14T87-00-00-04-00/photo_2023-05-14_14-58-49-150x150.jpg" xlink:type="simple" xlink:show="embed" xlink:actuate="onLoad" draw:mime-type="image/jpeg"/>
</draw:frame>
</text:a>
</text:p>
      <text:p text:style-name="P4">
«Ворог бив з артилерії. Снаряди влучили на територію 2-х приватнихдомоволодінь. В одному з них пошкоджено гараж, літню кухню і покрівлю будинку.В гаражі зайнялось перекриття на площі 4 кв.м. Загоряння ліквідували місцевіза допомогою підручних засобів. В іншому домоволодінні пошкоджень зазнавжитловий будинок. На щастя, обійшлось без жертв і постраждалих», — йдеться вповідомленні.</text:p>
      <text:p text:style-name="P4">
Source: <text:a xlink:type="simple" xlink:href="https://armyinform.com.ua/2023/05/14/okupanty-obstrilyaly-z-garmat-selo-podoly-na-harkivshhyni/" text:style-name="Internet_20_link" text:visited-style-name="Visited_20_Internet_20_Link">
https://armyinform.com.ua/2023/05/14/okupanty-obstrilyaly-z-garmat-selo-podoly-na-harkivshhyni/</text:a>
</text:p>
      <!--NEWS-->
      <text:h text:style-name="P10" text:outline-level="1">
<text:span text:style-name="T4">
рашисти завдали 6 ракетних та 27 авіаційних ударів за добу</text:span>
</text:h>
      <text:p text:style-name="P4">
Author: ['АРМІЯINFORM']</text:p>
      <text:p text:style-name="P4">
Time: 2023-05-14T88:00:00-04:00</text:p>
      <text:p text:style-name="P4">
Description: Про це повідомляє ГШ ЗС України у вечірньому зведенні.    «Противник не припин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riginal-1.jpg" text:style-name="Internet_20_link" text:visited-style-name="Visited_20_Internet_20_Link">
original-1.jpg</text:a>
']</text:p>
      <text:p text:style-name="P4">
Tags: ['STOPRUSSIA', 'ВТОРГНЕННЯ РФ', 'ГШ ЗС УКРАЇНИ', 'ХАРКІВ']</text:p>
      <text:p text:style-name="P4">
Category: News</text:p>
      <!--METADATA-->
      <text:p text:style-name="P4">
<draw:frame draw:style-name="fr1" draw:name="Image390" text:anchor-type="as-char" svg:width="6.9236in" svg:height="4.454183in" draw:z-index="0">
<draw:image xlink:href="../Images/AРМІЯINFORM/2023-05-14T88-00-00-04-00/original-1.jp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2ynGiLKQtMwJHCzeQhAuXSv8nG7U2KDiE9RKWvRUpAVD4ARfEQeJRNjQFTz7271Dvl" text:style-name="Internet_20_link" text:visited-style-name="Visited_20_Internet_20_Link">
повідомляє</text:a>
ГШ ЗС України у вечірньому зведенні.</text:p>
      <text:p text:style-name="P4">
«Противник не припиняє завдавати ударів, здійснювати обстріли не лишевійськових, а й цивільних об’єктів. Протягом доби противник завдав 6 ракетнихударів, зокрема по місту Харків та селищу Золочів. Крім того, завдав 27авіаційних ударів та здійснив близько 20 обстрілів з реактивних системзалпового вогню по позиціях наших військ та населених пунктах. Постраждалимирні мешканці, зруйновано та пошкоджено приватні житлові будинки, іншацивільна та адміністративна інфраструктура», – йдеться у повідомленні.</text:p>
      <text:p text:style-name="P4">
У ГШ ЗСУ застерігають, що ймовірність завдавання ракетних та авіаційних ударівпо всій території України залишається високою.</text:p>
      <text:p text:style-name="P4">
Source: <text:a xlink:type="simple" xlink:href="https://armyinform.com.ua/2023/05/14/rashysty-zavdaly-6-raketnyh-ta-27-aviaczijnyh-udariv-za-dobu/" text:style-name="Internet_20_link" text:visited-style-name="Visited_20_Internet_20_Link">
https://armyinform.com.ua/2023/05/14/rashysty-zavdaly-6-raketnyh-ta-27-aviaczijnyh-udariv-za-dobu/</text:a>
</text:p>
      <!--NEWS-->
      <text:h text:style-name="P10" text:outline-level="1">
<text:span text:style-name="T4">
Майбутнє України та її народу — у Європі: Київ і Берлін підписали спільну декларацію</text:span>
</text:h>
      <text:p text:style-name="P4">
Author: ['АРМІЯINFORM']</text:p>
      <text:p text:style-name="P4">
Time: 2023-05-14T89:00:00-04:00</text:p>
      <text:p text:style-name="P4">
Description: Президент Володимир Зеленський та канцлер Федеративної Республіки Німеччина у Берлі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912d03-4e8f1ac246362b4b91e78c337c7d74794e950a92.jpg.jpg" text:style-name="Internet_20_link" text:visited-style-name="Visited_20_Internet_20_Link">
f912d03-4e8f1ac246362b4b91e78c337c7d74794e950a92.jpg.jpg</text:a>
']</text:p>
      <text:p text:style-name="P4">
Tags: ['STOPRUSSIA', 'ВОЛОДИМИР ЗЕЛЕНСЬКИЙ', 'ВТОРГНЕННЯ РФ', 'НАТО', 'НІМЕЧЧИНА']</text:p>
      <text:p text:style-name="P4">
Category: News</text:p>
      <!--METADATA-->
      <text:p text:style-name="P4">
<draw:frame draw:style-name="fr1" draw:name="Image391" text:anchor-type="as-char" svg:width="6.9236in" svg:height="3.883237in" draw:z-index="0">
<draw:image xlink:href="../Images/AРМІЯINFORM/2023-05-14T89-00-00-04-00/f912d03-4e8f1ac246362b4b91e78c337c7d74794e950a92.jpg.jpg" xlink:type="simple" xlink:show="embed" xlink:actuate="onLoad" draw:mime-type="image/jpeg"/>
</draw:frame>
</text:p>
      <text:p text:style-name="P4">
Президент Володимир Зеленський та канцлер Федеративної Республіки Німеччина уБерліні підписали спільну декларацію щодо підтримки України та тиску наросійську федерацію.</text:p>
      <text:p text:style-name="P4">
Текст документа опубліковано на <text:a xlink:type="simple" xlink:href="http://www.president.gov.ua/news/spilna-deklaraciya-ukrayini-ta-nimechchini-82893" text:style-name="Internet_20_link" text:visited-style-name="Visited_20_Internet_20_Link">
сайті глави Українськоїдержави</text:a>
. У ньому зазначається наступне:</text:p>
      <text:p text:style-name="P4">
«Під час зустрічі в Берліні 14 травня 2023 року Президент України та КанцлерФедеративної Республіки Німеччина виступили з такою заявою:</text:p>
      <text:p text:style-name="P4">
1. Президент України та Канцлер Федеративної Республіки Німеччина підтвердилисвоє однозначне засудження тривалої загарбницької війни Росії проти України.Україна продемонструвала надзвичайну рішучість у здійсненні свого невід’ємногоправа на самооборону від цього незаконного та неспровокованого нападу, якомунемає виправдання. Росія повинна негайно, повністю та без жодних умов вивестивсі свої війська з території України в межах її міжнародно визнаних кордонів.</text:p>
      <text:p text:style-name="P4">
2. Німеччина залишається непохитною у своїй відданості незалежності,суверенітету та територіальній цілісності України. Німеччина високо оцінюєрішучість і мужність українського народу та його Збройних Сил у захисті відросійської агресії та забезпеченні вільного демократичного майбутньогоУкраїни. Німеччина продовжуватиме політичну, фінансову, гуманітарну тавійськову підтримку Україні стільки, скільки це буде потрібно, — віндивідуальному порядку та через міжнародну співпрацю в межах ЄвропейськогоСоюзу, G7, НАТО, ООН та інших форматів.</text:p>
      <text:p text:style-name="P4">
3. Німеччина зробила безпрецедентний, істотний і потужний внесок у військовудопомогу Україні, передавши з власних запасів чи придбавши різноманітнісистеми озброєння, включно з цінними й ефективними ракетними таартилерійськими системами протиповітряної оборони, основними бойовими танкамиLeopard 1 і 2, бойовими машинами піхоти Marder, броньованими бойовимимашинами, артилерійськими системами, радіолокаційними системами авіаційногоспостереження та контрбатарейними радарами, а також із тоннами боєприпасів дотанків, артилерії, протиповітряної оборони і вогнепальної зброї. У тіснійспівпраці з партнерами Німеччина також створила центри технічної підтримки таобслуговування поставлених систем. Крім того, Німеччина зарезервувала загаломпонад 11 мільярдів євро на 2023 і подальші роки для продовження військовоїпідтримки України. Німеччина продовжуватиме підтримувати Україну в зміцненніїї обороноздатності, надаючи спеціалізовані пакети нового військовогообладнання. Контактна група з питань оборони України у форматі «Рамштайн» — цеважливий майданчик для координації військової та оборонної допомоги Україні.</text:p>
      <text:p text:style-name="P4">
4. Німеччина активно сприяє заходам Європейського Союзу щодо військовоїдопомоги Україні через Європейський фонд миру. У його межах Євросоюз наразівиділив 5,5 мільярда євро на військову допомогу Україні. На національномурівні та через Військову допоміжну місію ЄС Німеччина разом із партнерамиробить значний внесок у посилення спроможності українських Збройних Сил,зокрема через Командування спеціалізованої підготовки в Німеччині.</text:p>
      <text:p text:style-name="P4">
5. Окрім військової допомоги, Німеччина надає Україні всебічну допомогуцивільного характеру, зокрема фінансову та гуманітарну підтримку, а такожпідтримку в надзвичайних ситуаціях, включно з підтримкою у відновленніпошкодженої цивільної інфраструктури, доріг і мостів, а також із допомогоюУкраїні в ремонті й відновленні пошкодженої енергетичної та водноїінфраструктури. У солідарності з Україною Німеччина надала дім та укриттяпонад 1 млн українських біженців, а також соціальні виплати тим, хто їхпотребує.</text:p>
      <text:p text:style-name="P4">
Із 24 лютого 2022 року загальна безпосередня підтримка України з бокуНімеччини становить 17 мільярдів євро. Вона ґрунтована на багаторічнійспівпраці та відбувається на доповнення до підтримки через європейські йбагатосторонні канали та інституції. Німеччина рішуче налаштована підтримуватиУкраїну стільки, скільки це буде потрібно.</text:p>
      <text:p text:style-name="P4">
6. Жодна країна не хоче миру більше за Україну. Німеччина підтримуєініціативу України щодо справедливого та сталого миру відповідно до СтатутуООН та на основі суверенітету й територіальної цілісності України, як цепередбачено формулою миру Президента Зеленського, що є основоположною дляподальшої дискусії. Німеччина готова співпрацювати з Україною для забезпеченняякомога ширшої міжнародної участі в імплементації української формули миру тав Глобальному саміті миру.</text:p>
      <text:p text:style-name="P4">
7. Україна та Німеччина підкреслюють свою тверду відданість притягненню довідповідальності винних у воєнних злочинах й інших звірствах, скоєних узв’язку з загарбницькою війною Росії проти України. Німеччина вітає триваліміжнародні зусилля із залученням України щодо забезпечення міжнародно-правовоївідповідальності шляхом створення належного механізму правосуддя длязабезпечення ефективної відповідальності за злочин агресії, що є предметомтурботи міжнародної спільноти загалом. Широка міжнародна підтримка є ключовоюв цьому зв’язку.</text:p>
      <text:p text:style-name="P4">
Україна та Німеччина підтверджують свою підтримку розслідувань прокурораМіжнародного кримінального суду та взяли до уваги судові ордери на арешт.</text:p>
      <text:p text:style-name="P4">
8. Україна та Німеччина погоджуються з необхідністю підтримувати й посилюватинаш колективний тиск на Росію та тих, хто підтримує її військові зусилля,шляхом подальших санкцій із метою послаблення здатності Росії продовжуватинезаконну загарбницьку війну. Мають бути збільшені зусилля щодо забезпеченняефективного впровадження санкцій, запобігання та протидії їх обходу. Крімтого, разом із європейськими та міжнародними партнерами Німеччина вживаєзаходів для протидії негативним наслідкам загарбницької війни Росії в усьомусвіті, з особливою увагою до найбільш уразливих груп світу.</text:p>
      <text:p text:style-name="P4">
9. Україна та Німеччина продовжуватимуть разом з іншими партнерами працюватинад розробкою механізмів надання компенсацій за втрати, шкоду та збитки,завдані російською агресією. Міжнародний реєстр збитків, який будепредставлено на саміті Ради Європи в Рейк’явіку 16–17 травня 2023 року, єважливою віхою на цьому шляху. Буде продовжено наші зусилля з вивченняналежних варіантів використання заморожених і знерухомлених російських активівдля підтримання відновлення України та на репараційні цілі відповідно до нашихправових систем, а також до європейського та міжнародного права.</text:p>
      <text:p text:style-name="P4">
10. Німеччина разом із міжнародними організаціями та європейськими йміжнародними партнерами віддана участі у відновленні та відбудові України. Ужетепер важливо закласти основу для амбітної та довгострокової співпраці, щостворить можливості та дасть українському народові змогу відновити свою країнуна основі прозорої та інклюзивної національної архітектури відбудови. Ключовимдля забезпечення процвітаючого майбутнього України є залучення до процесу всіхдотичних партнерів, зокрема приватного сектору, а також національних іміжнародних організацій та фінансових установ, із метою забезпеченнянеобхідного рівня фінансової підтримки, інвестицій і знань. У цьому зв’язкуНімеччина залишається повністю відданою долученню до роботи Міжвідомчоїплатформи координації донорів для України, що була створена під часголовування Німеччини в G7 у 2022 році.</text:p>
      <text:p text:style-name="P4">
11. Україна та Німеччина заявляють свою готовність надалі зміцнюватидвосторонні економічні відносини в усіх сферах. Німецькі компанії залишаютьсяактивними в Україні, деякі з них планують збільшити виробництво в Україні.Німецькі підприємства готові підтримати зусилля з відбудови за допомогою ноу-хау та технологій. Крім того, Німеччина активно підтримує модернізацію тареконструкцію українського енергетичного сектору, включно з енергетичноюінфраструктурою, через двостороннє енергетичне партнерство.</text:p>
      <text:p text:style-name="P4">
12. Майбутнє України та її народу — у Європі. Європейський Союз визнавєвропейську перспективу України та надав Україні статусу країни-кандидата.Німеччина рішуче підтримує Україну в її зусиллях з реформування та у виконаннівимог, необхідних для початку переговорів про вступ, а також із нетерпіннямочікує на звіт Європейської комісії в межах пакета заходів щодо розширеннявосени 2023 року.</text:p>
      <text:p text:style-name="P4">
13. Німеччина підтримує Комісію Україна — НАТО як платформу для подальшогозміцнення та розширення партнерства між НАТО та Україною на її шляху,визначеному Бухарестською декларацію, у такий спосіб сприяючи нашим спільнимінтересам у забезпеченні євроатлантичного миру, стабільності та безпеки.Україна та Німеччина з нетерпінням очікують на розв’язання цих питань наСаміті НАТО у Вільнюсі в липні 2023 року».</text:p>
      <text:p text:style-name="P4">
Source: <text:a xlink:type="simple" xlink:href="https://armyinform.com.ua/2023/05/14/majbutnye-ukrayiny-ta-yiyi-narodu-u-yevropi-kyyiv-i-berlin-pidpysaly-spilnu-deklaracziyu/" text:style-name="Internet_20_link" text:visited-style-name="Visited_20_Internet_20_Link">
https://armyinform.com.ua/2023/05/14/majbutnye-ukrayiny-ta-yiyi-narodu-u-yevropi-kyyiv-i-berlin-pidpysaly-spilnu-deklaracziyu/</text:a>
</text:p>
      <!--NEWS-->
      <text:h text:style-name="P10" text:outline-level="1">
<text:span text:style-name="T4">
Вбивча майстерність: «Привиди Бахмута» утилізували 12 цілей з 15</text:span>
</text:h>
      <text:p text:style-name="P4">
Author: ['АРМІЯINFORM']</text:p>
      <text:p text:style-name="P4">
Time: 2023-05-14T90:00:00-04:00</text:p>
      <text:p text:style-name="P4">
Description: Снайпери Сил спеціальних операцій знищили в Бахмуті 12 окупантів.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36906546_720407756503101_3827610297161782197_n.jpg" text:style-name="Internet_20_link" text:visited-style-name="Visited_20_Internet_20_Link">
336906546_720407756503101_3827610297161782197_n.jpg</text:a>
']</text:p>
      <text:p text:style-name="P4">
Tags: ['STOPRUSSIA', 'БАХМУТ', 'ВТОРГНЕННЯ РФ', 'ССО']</text:p>
      <text:p text:style-name="P4">
Category: News</text:p>
      <!--METADATA-->
      <text:p text:style-name="P4">
<draw:frame draw:style-name="fr1" draw:name="Image392" text:anchor-type="as-char" svg:width="6.9236in" svg:height="6.9236in" draw:z-index="0">
<draw:image xlink:href="../Images/AРМІЯINFORM/2023-05-14T90-00-00-04-00/336906546_720407756503101_3827610297161782197_n.jpg" xlink:type="simple" xlink:show="embed" xlink:actuate="onLoad" draw:mime-type="image/jpeg"/>
</draw:frame>
</text:p>
      <text:p text:style-name="P4">
Снайпери Сил спеціальних операцій знищили в Бахмуті 12 окупантів.</text:p>
      <text:p text:style-name="P4">
Про це<text:a xlink:type="simple" xlink:href="https://www.facebook.com/usofcom/videos/2785916248218284" text:style-name="Internet_20_link" text:visited-style-name="Visited_20_Internet_20_Link">
 повідомляє</text:a>
Командування ССО ЗС України.</text:p>
      <text:p text:style-name="P4">
«„Привиди Бахмута“ знищили 12 одиниць живої сили противника. У районі БАХМУТАснайпери Сил спеціальних операцій виявили скупчення окупантів. В результатівогневого ураження утилізовано 12 цілей з 15», — йдеться в повідомленні.</text:p>
      <text:p text:style-name="P4">
Source: <text:a xlink:type="simple" xlink:href="https://armyinform.com.ua/2023/05/14/vbyvcha-majsternist-pryvydy-bahmutu-utylizovaly12-czilej-z-15/" text:style-name="Internet_20_link" text:visited-style-name="Visited_20_Internet_20_Link">
https://armyinform.com.ua/2023/05/14/vbyvcha-majsternist-pryvydy-bahmutu-utylizovaly12-czilej-z-15/</text:a>
</text:p>
      <!--NEWS-->
      <text:h text:style-name="P10" text:outline-level="1">
<text:span text:style-name="T4">
На Херсонщині знищено три ворожих БПЛА</text:span>
</text:h>
      <text:p text:style-name="P4">
Author: ['АРМІЯINFORM']</text:p>
      <text:p text:style-name="P4">
Time: 2023-05-14T91:00:00-04:00</text:p>
      <text:p text:style-name="P4">
Description: Силами та засобами ППО на Херсонщині знищено три ворожих безпілотник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6-13.jpg" text:style-name="Internet_20_link" text:visited-style-name="Visited_20_Internet_20_Link">
86-13.jpg</text:a>
', '<text:a xlink:type="simple" xlink:href="https://armyinform.com.ua/wp-content/uploads/2023/05/346864723_6243626955712787_4904447501733965177_n.jpg" text:style-name="Internet_20_link" text:visited-style-name="Visited_20_Internet_20_Link">
346864723_6243626955712787_4904447501733965177_n.jpg</text:a>
']</text:p>
      <text:p text:style-name="P4">
Tags: ['STOPRUSSIA', 'ZALA', 'ВТОРГНЕННЯ РФ', 'ОК «ПІВДЕНЬ»', 'ХЕРСОН']</text:p>
      <text:p text:style-name="P4">
Category: News</text:p>
      <!--METADATA-->
      <text:p text:style-name="P4">
<draw:frame draw:style-name="fr1" draw:name="Image393" text:anchor-type="as-char" svg:width="6.9236in" svg:height="4.615733in" draw:z-index="0">
<draw:image xlink:href="../Images/AРМІЯINFORM/2023-05-14T91-00-00-04-00/86-13.jpg" xlink:type="simple" xlink:show="embed" xlink:actuate="onLoad" draw:mime-type="image/jpeg"/>
</draw:frame>
Ілюстративне фото</text:p>
      <text:p text:style-name="P4">
Силами та засобами ППО на Херсонщині знищено три ворожих безпілотники.</text:p>
      <text:p text:style-name="P4">
Про це<text:a xlink:type="simple" xlink:href="https://www.facebook.com/PvKPivden/posts/pfbid0bUTfiXy3Q9apyLxuwab9Thbbj1pJ2r2vyaMjF7vrDUCbuUFvWdZYpd4v5d6JZCbvl" text:style-name="Internet_20_link" text:visited-style-name="Visited_20_Internet_20_Link">
повідомляє</text:a>
Служба зв’язків з громадськістю повітряного командування «Південь».</text:p>
      <text:p text:style-name="P4">
«14 травня 2023 року, на Херсонщині, силами та засобами протиповітряноїоборони повітряного командування „Південь“ знищено 3 російських безпілотнихлітальних апарати: 2 розвідувальні БПЛА „Орлан-10“ та один безпілотник типу„ZALA“», — йдеться у повідомленні.</text:p>
      <text:p text:style-name="P4">
<draw:frame draw:style-name="fr1" draw:name="Image394" text:anchor-type="as-char" svg:width="6.9236in" svg:height="6.9236in" draw:z-index="0">
<draw:image xlink:href="../Images/AРМІЯINFORM/2023-05-14T91-00-00-04-00/346864723_6243626955712787_4904447501733965177_n.jpg" xlink:type="simple" xlink:show="embed" xlink:actuate="onLoad" draw:mime-type="image/jpeg"/>
</draw:frame>
</text:p>
      <text:p text:style-name="P4">
Source: <text:a xlink:type="simple" xlink:href="https://armyinform.com.ua/2023/05/14/na-hersonshhyni-znyshheno-try-vorozhyh-bpla/" text:style-name="Internet_20_link" text:visited-style-name="Visited_20_Internet_20_Link">
https://armyinform.com.ua/2023/05/14/na-hersonshhyni-znyshheno-try-vorozhyh-bpla/</text:a>
</text:p>
      <!--NEWS-->
      <text:h text:style-name="P10" text:outline-level="1">
<text:span text:style-name="T4">
Учасники Міжнародного паломництва до Люрду бажають перемоги захисникам України</text:span>
</text:h>
      <text:p text:style-name="P4">
Author: ['АРМІЯINFORM']</text:p>
      <text:p text:style-name="P4">
Time: 2023-05-14T92:00:00-04:00</text:p>
      <text:p text:style-name="P4">
Description: Учасники Міжнародного паломництва військовослужбовців та військових капеланів до Люр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15549_163954416637639_5156277718200382051_n.jpg" text:style-name="Internet_20_link" text:visited-style-name="Visited_20_Internet_20_Link">
347115549_163954416637639_5156277718200382051_n.jpg</text:a>
']</text:p>
      <text:p text:style-name="P4">
Tags: ['STOPRUSSIA', 'ВТОРГНЕННЯ РФ', 'ГАННА МАЛЯР', 'ЛЮРД', 'ФРАНЦІЯ']</text:p>
      <text:p text:style-name="P4">
Category: News</text:p>
      <!--METADATA-->
      <text:p text:style-name="P4">
<draw:frame draw:style-name="fr1" draw:name="Image395" text:anchor-type="as-char" svg:width="6.9236in" svg:height="5.1927in" draw:z-index="0">
<draw:image xlink:href="../Images/AРМІЯINFORM/2023-05-14T92-00-00-04-00/347115549_163954416637639_5156277718200382051_n.jpg" xlink:type="simple" xlink:show="embed" xlink:actuate="onLoad" draw:mime-type="image/jpeg"/>
</draw:frame>
</text:p>
      <text:p text:style-name="P4">
Учасники Міжнародного паломництва військовослужбовців та військових капеланівдо Люрду бажають перемоги захисникам України.</text:p>
      <text:p text:style-name="P4">
Про це написала у<text:a xlink:type="simple" xlink:href="https://www.facebook.com/ganna.maliar/posts/pfbid02Sw5jr1bAtEThJv4ZGqRfkz8ruhycVwwX6Ws4ohBeRRn4EG1uGAX52tJ1AZRTxk8rl" text:style-name="Internet_20_link" text:visited-style-name="Visited_20_Internet_20_Link">
Фейсбук</text:a>
заступниця Міністра оборони України Ганна Маляр.</text:p>
      <text:p text:style-name="P4">
«Українське військове капеланство, як і всі ми, загартовується війною. Нащорічному міжнародному паломництві військовослужбовців та військових капеланіву французькому Люрді нашій делегації була особлива увага. Ми від усіх чулизахоплення нашими військовими і побажання перемоги», – зазначила вона.</text:p>
      <text:p text:style-name="P4">
Ганна Маляр також оприлюднила світлину з представниками військових капеланомЗСУ, котрі беруть участь у Міжнародному військовому паломництві.</text:p>
      <text:p text:style-name="P4">
«З Владикою Михаілом Колтуном керівником департаменту військового капеланстваУГКЦ та військовим капеланом ЗСУ о. Ростиславом Височаном, який вчора уфранцузькому місті Люрд під час меси 63-го Міжнародного військовогопаломництва читав молитву «Богородице, Діво»… українською мовою», – написалавона.</text:p>
      <text:p text:style-name="P4">
Нагадаємо, зараз у<text:a xlink:type="simple" xlink:href="https://armyinform.com.ua/2023/05/14/na-mizhnarodnomu-vijskovomu-palomnycztvi-vpershe-molylysya-ukrayinskoyu-movoyu-ganna-malyar/" text:style-name="Internet_20_link" text:visited-style-name="Visited_20_Internet_20_Link">
 французькому</text:a>
 місті Люрд триває меса за участю 14 тисяч військовослужбовцівта військових капеланів із 38 країн. Ганна Маляр<text:a xlink:type="simple" xlink:href="https://armyinform.com.ua/2023/05/13/ganna-malyar-ocholyla-delegacziyu-nashyh-vijskovyh-kapelaniv-na-mizhnarodnomu-palomnycztvi-u-francziyi/" text:style-name="Internet_20_link" text:visited-style-name="Visited_20_Internet_20_Link">
очолила</text:a>
 делегацію наших військових капеланів на Міжнародному паломництві уФранції.</text:p>
      <text:p text:style-name="P4">
Source: <text:a xlink:type="simple" xlink:href="https://armyinform.com.ua/2023/05/14/na-mizhnarodnomu-palomnycztvi-do-lyurdu-ukrayinskij-delegacziyi-prydilyayut-osoblyvu-uvagu/" text:style-name="Internet_20_link" text:visited-style-name="Visited_20_Internet_20_Link">
https://armyinform.com.ua/2023/05/14/na-mizhnarodnomu-palomnycztvi-do-lyurdu-ukrayinskij-delegacziyi-prydilyayut-osoblyvu-uvagu/</text:a>
</text:p>
      <!--NEWS-->
      <text:h text:style-name="P10" text:outline-level="1">
<text:span text:style-name="T4">
Олексій Резніков подякував Німеччині за потужний пакет допомоги у сфері безпеки</text:span>
</text:h>
      <text:p text:style-name="P4">
Author: ['АРМІЯINFORM']</text:p>
      <text:p text:style-name="P4">
Time: 2023-05-14T93:00:00-04:00</text:p>
      <text:p text:style-name="P4">
Description: Міністр оборони України Олексій Резніков відреагував на величезний вклад Німеч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STOPRUSSIA', 'АГРЕСІЯ РФ', 'БОРИС ПІСТОРІУС', 'ВТОРГНЕННЯ РФ', 'НІМЕЧЧИНА', 'ОЛЕКСІЙ РЕЗНІКОВ']</text:p>
      <text:p text:style-name="P4">
Category: News</text:p>
      <!--METADATA-->
      <text:p text:style-name="P4">
<draw:frame draw:style-name="fr1" draw:name="Image396" text:anchor-type="as-char" svg:width="6.9236in" svg:height="4.32725in" draw:z-index="0">
<draw:image xlink:href="../Images/AРМІЯINFORM/2023-05-14T93-00-00-04-00/reznikovvv.jpeg" xlink:type="simple" xlink:show="embed" xlink:actuate="onLoad" draw:mime-type="image/jpeg"/>
</draw:frame>
</text:p>
      <text:p text:style-name="P4">
Міністр оборони України Олексій Резніков відреагував на величезний вкладНімеччини у безпекову оборонну України та висловив вдячність німецькомуміністру оборони Борису Пісторіусу за підтримку.</text:p>
      <text:p text:style-name="P4">
Про це він<text:a xlink:type="simple" xlink:href="https://twitter.com/oleksiireznikov/status/1657754589989416960" text:style-name="Internet_20_link" text:visited-style-name="Visited_20_Internet_20_Link">
написав</text:a>
у твіттері.</text:p>
      <text:p text:style-name="P4">
— Німеччина стоїть поруч з Україною, а відважні українські воїни борються замир і стабільність не лише в нашій країні, а й у всій Європі. Дякую моємудорогому колезі Борису Пісторіусу і німецькому народу за потужний пакетдопомоги у сфері безпеки, — написав Олексій Резніков.</text:p>
      <text:p text:style-name="P4">
Цей пакет допомоги включатиме техніку та озброєння на рекордну суму в 2,7мільярда євро.</text:p>
      <text:p text:style-name="P4">
Source: <text:a xlink:type="simple" xlink:href="https://armyinform.com.ua/2023/05/14/oleksij-reznikov-podyakuvav-nimechchyni-za-potuzhnyj-paket-dopomogy-u-sferi-bezpeky/" text:style-name="Internet_20_link" text:visited-style-name="Visited_20_Internet_20_Link">
https://armyinform.com.ua/2023/05/14/oleksij-reznikov-podyakuvav-nimechchyni-za-potuzhnyj-paket-dopomogy-u-sferi-bezpeky/</text:a>
</text:p>
      <!--NEWS-->
      <text:h text:style-name="P10" text:outline-level="1">
<text:span text:style-name="T4">
Ворог не має «снарядного голоду» на Бахмутському напрямку, натомість є суттєва проблема з живою силою — Сергій Череватий</text:span>
</text:h>
      <text:p text:style-name="P4">
Author: ['Андрій Агєєв']</text:p>
      <text:p text:style-name="P4">
Time: 2023-05-14T94:00:00-04:00</text:p>
      <text:p text:style-name="P4">
Description: Місто Бахмут залишається епіцентром бойових дій і однією із пріоритетних цілей воро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1-1.jpg" text:style-name="Internet_20_link" text:visited-style-name="Visited_20_Internet_20_Link">
cherevatyj-1-1.jpg</text:a>
']</text:p>
      <text:p text:style-name="P4">
Tags: ['STOPRUSSIA', 'БАХМУТ', 'ВТОРГНЕННЯ РФ', 'СЕРГІЙ ЧЕРЕВАТИЙ']</text:p>
      <text:p text:style-name="P4">
Category: News</text:p>
      <!--METADATA-->
      <text:p text:style-name="P4">
<draw:frame draw:style-name="fr1" draw:name="Image397" text:anchor-type="as-char" svg:width="6.9236in" svg:height="4.615733in" draw:z-index="0">
<draw:image xlink:href="../Images/AРМІЯINFORM/2023-05-14T94-00-00-04-00/cherevatyj-1-1.jpg" xlink:type="simple" xlink:show="embed" xlink:actuate="onLoad" draw:mime-type="image/jpeg"/>
</draw:frame>
</text:p>
      <text:p text:style-name="P4">
Місто Бахмут залишається епіцентром бойових дій і однією із пріоритетних цілейворога на східному напрямку російсько-української війни.</text:p>
      <text:p text:style-name="P4">
Речник Східного угруповання військ Збройних Сил України полковник СергійЧереватий спеціально для <text:a xlink:type="simple" xlink:href="https://armyinform.com.ua/" text:style-name="Internet_20_link" text:visited-style-name="Visited_20_Internet_20_Link">
«АрміяInform»</text:a>
повідомив, що за цю добу окупанти більше 300 разів обстріляли підрозділи Силоборони на цьому відтинку фронту. Відбулось 30 бойових зіткнень, 11 авіаційнихударів, 181 окупанта було знищено, 194 поранено, чотирьох наші захисники взялиу полон.</text:p>
      <text:p text:style-name="P4">
— На різних ділянках наші підрозділи просунулись в глиб захоплених ворогомпозицій на відстань від 150 до 600 метрів. Незважаючи на це, ворог не полишаєспроб захопити саме місто Бахмут, що призводить до значних його втрат у живійсилі і техніці. Наші мужні воїни знищили танк Т-80, бойову машину піхоти,реактивну систему залпового вогню БМ-21 «Град», два безпілотника і 8 ворожихпольових складів з боєприпасами, — підкреслив Сергій Череватий.</text:p>
      <text:p text:style-name="P4">
Крім того він заявив, що В окупантів зовсім немає ніякого, так званого,снарядного голоду. Щодоби десятки тисяч ворожих боєприпасів летять в бік нашихпозицій, прилітають по цивільній інфраструктурі мирних населених пунктів.</text:p>
      <text:p text:style-name="P4">
— Кадровий голод — це те, що вони відчувають вже, і далі відчуватимуть щесильніше. Противник продовжує свою тактику використання живої сили, якголовного таранного механізму у досягненні хоч якогось успіху. За інформацієюрадника зі стратегічних комунікацій Ради національної безпеки Білого домугенерала Кірбі, росія за всі ці місяці боротьби за Бахмут вже втратила 100тисяч своїх військовослужбовців і найманців. З них 20 тисяч — загиблі, а решта— поранені, полонені і ті, хто зник безвісти, — наголосив Сергій Череватий.</text:p>
      <text:p text:style-name="P4">
Source: <text:a xlink:type="simple" xlink:href="https://armyinform.com.ua/2023/05/14/vorog-ne-maye-snaryadnogo-golodu-na-bahmutskomu-napryamku-natomist-ye-suttyeva-problema-z-zhyvoyu-syloyu-sergij-cherevatyj/" text:style-name="Internet_20_link" text:visited-style-name="Visited_20_Internet_20_Link">
https://armyinform.com.ua/2023/05/14/vorog-ne-maye-snaryadnogo-golodu-na-bahmutskomu-napryamku-natomist-ye-suttyeva-problema-z-zhyvoyu-syloyu-sergij-cherevatyj/</text:a>
</text:p>
      <!--NEWS-->
      <text:h text:style-name="P10" text:outline-level="1">
<text:span text:style-name="T4">
В Аахені Володимир Зеленський вручив українським воїнам державні нагороди</text:span>
</text:h>
      <text:p text:style-name="P4">
Author: ['АРМІЯINFORM']</text:p>
      <text:p text:style-name="P4">
Time: 2023-05-14T95:00:00-04:00</text:p>
      <text:p text:style-name="P4">
Description: Президент України Володимир Зеленський відвідав військову базу в місті Аахен (Німечч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b98b79-0e67-4157-a2cd-f38a6667c6c9-1.jpg" text:style-name="Internet_20_link" text:visited-style-name="Visited_20_Internet_20_Link">
d9b98b79-0e67-4157-a2cd-f38a6667c6c9-1.jpg</text:a>
']</text:p>
      <text:p text:style-name="P4">
Tags: []</text:p>
      <text:p text:style-name="P4">
Category: News</text:p>
      <!--METADATA-->
      <text:p text:style-name="P4">
<draw:frame draw:style-name="fr1" draw:name="Image398" text:anchor-type="as-char" svg:width="6.9236in" svg:height="3.892226in" draw:z-index="0">
<draw:image xlink:href="../Images/AРМІЯINFORM/2023-05-14T95-00-00-04-00/d9b98b79-0e67-4157-a2cd-f38a6667c6c9-1.jpg" xlink:type="simple" xlink:show="embed" xlink:actuate="onLoad" draw:mime-type="image/jpeg"/>
</draw:frame>
</text:p>
      <text:p text:style-name="P4">
Президент України Володимир Зеленський відвідав військову базу в місті Аахен(Німеччина), де наразі проходять навчання українські військовослужбовці.</text:p>
      <text:p text:style-name="P4">
Про це він<text:a xlink:type="simple" xlink:href="https://armyinform.com.ua/reformator/script%20async%20src=%22https:/telegram.org/js/telegram-widget.js" text:style-name="Internet_20_link" text:visited-style-name="Visited_20_Internet_20_Link">
написав</text:a>
 у телеграм каналі.</text:p>
      <text:p text:style-name="P4">
— Разом із Федеральним канцлером Німеччини Олафом Шольцом поспілкувалися зукраїнськими воїнами. Також вручив бійцям державні нагороди. Дякую вам,хлопці, за те, що представляєте нашу державу. Ми вас чекаємо вдома.Повертайтесь і робіть нашу армію на полі бою ще потужнішою, — йдеться вповідомленні.</text:p>
      <text:p text:style-name="P4">
Source: <text:a xlink:type="simple" xlink:href="https://armyinform.com.ua/2023/05/14/v-aaheni-volodymyr-zelenskyj-vruchyv-ukrayinskym-voyinam-derzhavni-nagorody/" text:style-name="Internet_20_link" text:visited-style-name="Visited_20_Internet_20_Link">
https://armyinform.com.ua/2023/05/14/v-aaheni-volodymyr-zelenskyj-vruchyv-ukrayinskym-voyinam-derzhavni-nagorody/</text:a>
</text:p>
      <!--NEWS-->
      <text:h text:style-name="P10" text:outline-level="1">
<text:span text:style-name="T4">
Безжальні методи нацистського режиму тотожні звірствам російських окупантів — МЗС</text:span>
</text:h>
      <text:p text:style-name="P4">
Author: ['АРМІЯINFORM']</text:p>
      <text:p text:style-name="P4">
Time: 2023-05-14T96:00:00-04:00</text:p>
      <text:p text:style-name="P4">
Description: Варварські методи, які застосовував нацистський режим під час Другої світової вій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2667_gettyimages-1038230116_new_960x380_0.jpg" text:style-name="Internet_20_link" text:visited-style-name="Visited_20_Internet_20_Link">
282667_gettyimages-1038230116_new_960x380_0.jpg</text:a>
']</text:p>
      <text:p text:style-name="P4">
Tags: ['STOPRUSSIA', 'АГРЕСІЯ РФ', 'ВТОРГНЕННЯ РФ', 'ЄВРЕЇ', 'МЗС']</text:p>
      <text:p text:style-name="P4">
Category: News</text:p>
      <!--METADATA-->
      <text:p text:style-name="P4">
<draw:frame draw:style-name="fr1" draw:name="Image399" text:anchor-type="as-char" svg:width="6.9236in" svg:height="5.178276in" draw:z-index="0">
<draw:image xlink:href="../Images/AРМІЯINFORM/2023-05-14T96-00-00-04-00/282667_gettyimages-1038230116_new_960x380_0.jpg" xlink:type="simple" xlink:show="embed" xlink:actuate="onLoad" draw:mime-type="image/jpeg"/>
</draw:frame>
</text:p>
      <text:p text:style-name="P4">
Варварські методи, які застосовував нацистський режим під час Другої світовоївійни, є тотожними тим звірствам, що сьогодні вчиняють російські загарбники наукраїнській землі з метою знищення нашого народу.</text:p>
      <text:p text:style-name="P4">
Про це йдеться у <text:a xlink:type="simple" xlink:href="http://mfa.gov.ua/news/komentar-mzs-ukrayini-do-dnya-pamyati-ukrayinciv-yaki-ryatuvali-yevreyiv-pid-chas-drugoyi-svitovoyi-vijni" text:style-name="Internet_20_link" text:visited-style-name="Visited_20_Internet_20_Link">
коментарі </text:a>
Міністерства закордонних справ до Дня пам’яті українців, які рятувалиєвреїв під час Другої світової війни, передає Укрінформ.</text:p>
      <text:p text:style-name="P4">
— За кількістю удостоєних Державою Ізраїль звання Праведника народів світу запорятунок євреїв від Голокосту Україна посідає четверте місце після Польщі,Нідерландів та Франції. Віддаючи шану жертовності та людяності Праведників ітих українців, які врятували від рук нацистських катів сотні єврейськихжиттів, але досі не були удостоєні цього почесного звання, наголошуємо натому, що варварські методи, які застосовував нацистський режим, є тотожнимитим звірствам, що сьогодні вчиняють російські окупанти на українській землі знеприхованою метою знищення українців, — заявили у<text:a xlink:type="simple" xlink:href="https://www.ukrinform.ua/tag-mzs" text:style-name="Internet_20_link" text:visited-style-name="Visited_20_Internet_20_Link">
МЗС</text:a>
.</text:p>
      <text:p text:style-name="P4">
У зовнішньополітичному відомстві наголосили, що на тлі героїчного опоруукраїнців російським загарбникам кремлівські наративи про необхідність«денацифікації» України видаються особливо цинічними.</text:p>
      <text:p text:style-name="P4">
— Ціна міжнародної солідарності, як під час гітлерівської агресії противільної Європи, так і сьогодні, на тлі триваючого збройного вторгнення росії вУкраїну, є надзвичайно високою — це майбутнє народів, держав, безпекамільйонів людей. На медалі, якою нагороджують Праведників народів світу,влучно наголошується: «Той, хто рятує одне життя, рятує весь світ».Переконані, що спільними зусиллями всіх і кожного буде забезпечено порятунокцивілізаційних демократичних цінностей від зазіхань агресивного режиму кремля,— зазначають в МЗС.</text:p>
      <text:p text:style-name="P4">
День пам’яті українців, які під час Другої світової війни рятували євреїв,відзначається 14 травня.</text:p>
      <text:p text:style-name="P4">
Source: <text:a xlink:type="simple" xlink:href="https://armyinform.com.ua/2023/05/14/bezzhalni-metody-naczystskogo-rezhymu-totozhni-zvirstvam-rosijskyh-okupantiv-mzs/" text:style-name="Internet_20_link" text:visited-style-name="Visited_20_Internet_20_Link">
https://armyinform.com.ua/2023/05/14/bezzhalni-metody-naczystskogo-rezhymu-totozhni-zvirstvam-rosijskyh-okupantiv-mzs/</text:a>
</text:p>
      <!--NEWS-->
      <text:h text:style-name="P10" text:outline-level="1">
<text:span text:style-name="T4">
Посіпак «днр» росіяни здивували черговою «несподіванкою»</text:span>
</text:h>
      <text:p text:style-name="P4">
Author: ['АРМІЯINFORM']</text:p>
      <text:p text:style-name="P4">
Time: 2023-05-14T97:00:00-04:00</text:p>
      <text:p text:style-name="P4">
Description: Про це повідомляє ГШ ЗС України у вечірньому зведенні.    «міністерство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3-09_17-35-54.jpg" text:style-name="Internet_20_link" text:visited-style-name="Visited_20_Internet_20_Link">
2-03-09_17-35-54.jpg</text:a>
']</text:p>
      <text:p text:style-name="P4">
Tags: ['STOPRUSSIA', 'ВОЄННІ ЗЛОЧИНИ ЗС РФ', 'ВТОРГНЕННЯ РФ', 'ГШ ЗС УКРАЇНИ']</text:p>
      <text:p text:style-name="P4">
Category: News</text:p>
      <!--METADATA-->
      <text:p text:style-name="P4">
<draw:frame draw:style-name="fr1" draw:name="Image400" text:anchor-type="as-char" svg:width="6.9236in" svg:height="4.68508in" draw:z-index="0">
<draw:image xlink:href="../Images/AРМІЯINFORM/2023-05-14T97-00-00-04-00/2-03-09_17-35-54.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ynGiLKQtMwJHCzeQhAuXSv8nG7U2KDiE9RKWvRUpAVD4ARfEQeJRNjQFTz7271Dvl" text:style-name="Internet_20_link" text:visited-style-name="Visited_20_Internet_20_Link">
повідомляє</text:a>
ГШ ЗС України у вечірньому зведенні.</text:p>
      <text:p text:style-name="P4">
«міністерство оборони російської федерації продовжує вживати заходів щодоінтеграції незаконних збройних формувань так званої “днр” до власних збройнихсил. Так, до всього особового складу однієї з бригад 1 армійського корпусу зсрф доведено розпорядження, в якому колишнім військовослужбовцям так званої“днр” поставлено обов’язкову умову щодо заміни їх військових квитків навійськові квитки зс рф, а також щодо перепідписання контрактів з мо рфмінімальним терміном військової служби два роки. У випадку відмови цих осібвідправлятимуть на найнебезпечніші ділянки фронту для участі у штурмових діяху складі передових підрозділів», – йдеться у повідомленні.</text:p>
      <text:p text:style-name="P4">
Source: <text:a xlink:type="simple" xlink:href="https://armyinform.com.ua/2023/05/14/posipak-dnr-rosiyany-zdyvuvaly-chergovoyu-nespodivankoyu/" text:style-name="Internet_20_link" text:visited-style-name="Visited_20_Internet_20_Link">
https://armyinform.com.ua/2023/05/14/posipak-dnr-rosiyany-zdyvuvaly-chergovoyu-nespodivankoyu/</text:a>
</text:p>
      <!--NEWS-->
      <text:h text:style-name="P10" text:outline-level="1">
<text:span text:style-name="T4">
Коротко. Війна. День 445. Відеодайджест</text:span>
</text:h>
      <text:p text:style-name="P4">
Author: ['АРМІЯINFORM']</text:p>
      <text:p text:style-name="P4">
Time: 2023-05-14T98: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111111111111.jpg" text:style-name="Internet_20_link" text:visited-style-name="Visited_20_Internet_20_Link">
11111111111111.jpg</text:a>
']</text:p>
      <text:p text:style-name="P4">
Tags: ['STOPRUSSIA', 'ВІДЕОДАЙДЖЕСТ', 'ВТОРГНЕННЯ РФ', 'ГЕНЕРАЛЬНИЙ ШТАБ ЗС УКРАЇНИ']</text:p>
      <text:p text:style-name="P4">
Category: News</text:p>
      <!--METADATA-->
      <text:p text:style-name="P4">
<draw:frame draw:style-name="fr1" draw:name="Image401" text:anchor-type="as-char" svg:width="6.9236in" svg:height="3.548345in" draw:z-index="0">
<draw:image xlink:href="../Images/AРМІЯINFORM/2023-05-14T98-00-00-04-00/11111111111111.jpg" xlink:type="simple" xlink:show="embed" xlink:actuate="onLoad" draw:mime-type="image/jpeg"/>
</draw:frame>
</text:p>
      <text:p text:style-name="P4">
Джерело: <text:a xlink:type="simple" xlink:href="https://www.facebook.com/GeneralStaff.ua/videos/752609063274294/" text:style-name="Internet_20_link" text:visited-style-name="Visited_20_Internet_20_Link">
Генеральний штаб ЗСУкраїни</text:a>
</text:p>
      <text:p text:style-name="P4">
Source: <text:a xlink:type="simple" xlink:href="https://armyinform.com.ua/2023/05/14/korotko-vijna-den-445-videodajdzhest/" text:style-name="Internet_20_link" text:visited-style-name="Visited_20_Internet_20_Link">
https://armyinform.com.ua/2023/05/14/korotko-vijna-den-445-videodajdzhest/</text:a>
</text:p>
      <!--NEWS-->
      <text:h text:style-name="P10" text:outline-level="1">
<text:span text:style-name="T4">
Європа та інші частини землі не мають бути місцем, де амбіції тиранів ламають життя народів — виступ Президента України на врученні Міжнародної премії імені Карла Великого в Аахені</text:span>
</text:h>
      <text:p text:style-name="P4">
Author: ['АРМІЯINFORM']</text:p>
      <text:p text:style-name="P4">
Time: 2023-05-14T99:00:00-04:00</text:p>
      <text:p text:style-name="P4">
Description: Дуже вам дякую.    Для мене велика честь бути тут.    Пані мер, пане Лінден!    Дорог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e0f885e91106376d0f214b36bd9014d_1684084835-scaled.jpeg" text:style-name="Internet_20_link" text:visited-style-name="Visited_20_Internet_20_Link">
3e0f885e91106376d0f214b36bd9014d_1684084835-scaled.jpeg</text:a>
']</text:p>
      <text:p text:style-name="P4">
Tags: ['STOPRUSSIA', 'ААХЕН', 'ВОЛОДИМИР ЗЕЛЕНСЬКИЙ', 'ВТОРГНЕННЯ РФ', 'ЄВРОПА']</text:p>
      <text:p text:style-name="P4">
Category: News</text:p>
      <!--METADATA-->
      <text:p text:style-name="P4">
<draw:frame draw:style-name="fr1" draw:name="Image402" text:anchor-type="as-char" svg:width="6.9236in" svg:height="4.615733in" draw:z-index="0">
<draw:image xlink:href="../Images/AРМІЯINFORM/2023-05-14T99-00-00-04-00/3e0f885e91106376d0f214b36bd9014d_1684084835-scaled.jpeg" xlink:type="simple" xlink:show="embed" xlink:actuate="onLoad" draw:mime-type="image/jpeg"/>
</draw:frame>
</text:p>
      <text:p text:style-name="P4">
<text:span text:style-name="T5">
<text:span text:style-name="T4">
Дуже вам дякую.</text:span>
</text:span>
</text:p>
      <text:p text:style-name="P4">
<text:span text:style-name="T5">
<text:span text:style-name="T4">
Для мене велика честь бути тут.</text:span>
</text:span>
</text:p>
      <text:p text:style-name="P4">
<text:span text:style-name="T5">
<text:span text:style-name="T4">
Пані мер, пане Лінден!</text:span>
</text:span>
</text:p>
      <text:p text:style-name="P4">
<text:span text:style-name="T5">
<text:span text:style-name="T4">
Дорогий Олафе, дорога Урсуло, Матеуше, Роберто!</text:span>
</text:span>
</text:p>
      <text:p text:style-name="P4">
<text:span text:style-name="T5">
<text:span text:style-name="T4">
Шановні колеги!</text:span>
</text:span>
</text:p>
      <text:p text:style-name="P4">
Дуже вам дякую за ваші добрі слова про Україну та наших героїв, наших солдатівта наших дітей. Дуже вам дякую! Вони — справжні герої. Дякую за Європу, якатепер нарешті може здійснити мрію, що була покладена в основу європейськоїєдності!</text:p>
      <text:p text:style-name="P4">
Для мене велика честь — представляти український народ тут сьогодні та щодня.Мільйони людей, які борються й працюють заради наших цінностей і свободи йзаради нашої вільної Європи. Всі українці, кожен із наших героїв заслуговуютьна те, щоб стояти тут і отримати цю нагороду.</text:p>
      <text:p text:style-name="P4">
Але, оскільки мільйони людей просто не помістяться в цьому залі, нехайсьогодні тут звучить наша мова, яка представляє весь наш народ.</text:p>
      <text:p text:style-name="P4">
У цих стінах українська мова ніколи не звучала з вуст нагородженого. Відтепер,коли Україна повертається до свого рідного європейського дому, я вірю, щоукраїнська мова звучатиме тут неодноразово — на знак визнання особливоговнеску у європейську єдність.</text:p>
      <text:p text:style-name="P4">
Українці завжди робитимуть Європу сильнішою!</text:p>
      <text:p text:style-name="P4">
Усі, хто присутній у цій залі, усі, хто разом із нами захищає свободу таЄвропу, — усі ми більше ніж лідери й політики, громадські діячі та дипломати.Усі ми є засновниками миру. Саме засновниками миру. Це головний наш обовʼязокперед нашими країнами, перед нашою Європою та перед нашою історією.</text:p>
      <text:p text:style-name="P4">
Саме мир ми залишимо нашим дітям і онукам як спадщину сьогодення. Ми не маємой не хочемо інших альтернатив. Але, щоб залишити мир у спадщину, ми з вамиповинні дійти до того дня, коли зможемо сказати, що ми завершуємо цю війнунашою спільною перемогою.</text:p>
      <text:p text:style-name="P4">
<text:span text:style-name="T5">
<text:span text:style-name="T4">
Дорогі європейці!</text:span>
</text:span>
</text:p>
      <text:p text:style-name="P4">
Історія будується з перемог, хоч запам’ятовує й поразки. Бували ілюзії, щонібито можливі інші цеглини для історії, ніж перемоги, але такі ілюзіїоберталися зникненням або, в ліпшому разі, багатолітнім мовчанням в історіїтих, хто сповідував їх. Ілюзії обертаються смертями.</text:p>
      <text:p text:style-name="P4">
Мир покоління наших батьків — це мир, який їм залишили у спадок ті, хтопереміг передостанню велику агресію у Європі. А мир покоління наших з вамидітей — це мир, який ми здобуваємо саме зараз у боях проти останньої агресії уЄвропі.</text:p>
      <text:p text:style-name="P4">
Бої тривають на відстані понад 2000 кілометрів звідси, від Аахена, — на земліУкраїни, у нашому небі, у нашому Чорному морі… Та у європейській долі. Це полебитви — доля Європи.</text:p>
      <text:p text:style-name="P4">
Теперішня Росія пішла агресією не лише проти нас як вільної, самостійноїдержави, не лише проти об’єднаної Європи як глобального символу миру йпроцвітання. Це війна Росії за минуле. Долаючи кілометри українськоїтериторії, Росія намагалася подолати роки європейської історії. Нашої з вамиісторії, саме тих 73 років, коли тут вручається The Charlemagne Prize.</text:p>
      <text:p text:style-name="P4">
Ми зіткнулися з агресором, який іде на будь-яку жорстокість і підлість, щобстверджувати, що нібито історія не змінюється… Нібито як було колись, так ібуде знову. Нібито в кого сила — у того й буде територія, будь-яка, якуагресор хоче. Нібито хто здатен на більшу підлість, у того й більше прав наЄвропу. Нібито цивілізованість абсолютно нічого не варта — ось що маніфестуєРосія цією геноцидною агресією.</text:p>
      <text:p text:style-name="P4">
Ми зіткнулися з агресором, для якого наше спільне європейське прагнення домиру й правил нічого не важить і який хоче Європі такого, з чим не погодитьсяжодна вільна нація, жоден сумлінний лідер, ніхто з присутніх у цій залі.</text:p>
      <text:p text:style-name="P4">
Ми з вами єдині в тому, що Європа та всі інші частини землі не мають бутимісцем, де амбіції тиранів ламають життя народів.</text:p>
      <text:p text:style-name="P4">
І ми повинні стати переможцями, щоб саме наш із вами погляд на життя залишивсяЄвропі.</text:p>
      <text:p text:style-name="P4">
<text:span text:style-name="T5">
<text:span text:style-name="T4">
Шановна Європо!</text:span>
</text:span>
</text:p>
      <text:p text:style-name="P4">
Україна пропонує тобі перемогу, яка обернеться миром і збереже тебе.</text:p>
      <text:p text:style-name="P4">
Україна пропонує перемогу не просто в одній цій війні, а над агресіями йанексіями, спаленням міст, депортаціями, над катастрофою геноциду будь-де щена землі. Ми пропонуємо й наближаємо спільну перемогу над тим, хто дістав усеце старе зло зі сторінок минулого, щоб знищити наше майбутнє, про яке всі ми —уся Європа мріє для своїх дітей.</text:p>
      <text:p text:style-name="P4">
Росія з власної волі стала на шлях зла. Нашої з вами волі достатньо, щобобірвати цей її шлях і шлях будь-яких таких же агресорів, які, можливо, колисьспробували б повторити за Росією.</text:p>
      <text:p text:style-name="P4">
Це завдання ми виконаємо. Але тільки разом!</text:p>
      <text:p text:style-name="P4">
<text:span text:style-name="T5">
<text:span text:style-name="T4">
Дорогий Олафе!</text:span>
</text:span>
</text:p>
      <text:p text:style-name="P4">
Я звертаюся зараз особисто до тебе й через тебе звертаюся до всієї вашоїдержави — до потужної Німеччини.</text:p>
      <text:p text:style-name="P4">
Україна та вся Європа — ми шануємо твій вибір — бути за Європу, бути зЄвропою. Коли ти побачив Zeitenwende, ти почав діяти так, як і має діятизахисник Європи.</text:p>
      <text:p text:style-name="P4">
Європа завжди буде вдячною тобі й цьому уряду Німеччини.</text:p>
      <text:p text:style-name="P4">
Вдячною за дієвість у допомозі Україні, за твою й твоїх колег ефективність узахисті своєї країни й за силу, яку ти й уся Німеччина даєте Європі.</text:p>
      <text:p text:style-name="P4">
Блискучі німецькі «Айріси», які уже врятували тисячі життів наших людей відросійського ракетного терору. Потужні німецькі «Мардери» допомагають берегтижиття наших воїнів, коли вони тиснуть на російських окупантів. Міцні німецькі«Леопарди» дають нам потрібний захист.</text:p>
      <text:p text:style-name="P4">
І дуже важливо, що Німеччина допомагає не лише мілітарно, а й своїм лідерствомв економіці, в гуманітарній сфері, у дипломатії.</text:p>
      <text:p text:style-name="P4">
Ще торік Україна представила десять пунктів нашої формули миру, і я вірю, щоНімеччина так само стане одним із лідерів у її реалізації.</text:p>
      <text:p text:style-name="P4">
Ця російська агресія триває на нашій землі. І саме наші люди щодня гинуть упротистоянні з тим злом, яке, бʼючи по Україні, бʼє по самій ідеї мирноїЄвропи, по самій ідеї міжнародного порядку, заснованого на правилах.</text:p>
      <text:p text:style-name="P4">
Ми бачимо це зло агресії найближче, тож бачимо й найкраще те, як перемогти цезло, як не допустити його реплікації в інших частинах світу чи в інший час. Іми запрошуємо світ приєднуватися до наших справедливих і чесних принципівмиру.</text:p>
      <text:p text:style-name="P4">
Кожен, хто приєднується до нашої формули, фактично робить її своєю. І явпевнений, що українська формула миру може стати німецькою формулою миру,європейською формулою миру, формулою миру для світу.</text:p>
      <text:p text:style-name="P4">
Лише один, хто не сприймає її, — це агресор. І саме тому не сприймає, що він —агресор. Але найголовніше, що він один, і ми його не боїмося. І він цього несприймає, бо не цікавиться миром. Ось і все.</text:p>
      <text:p text:style-name="P4">
Сотні раундів переговорів між 2014 і 2022 роками в різних форматах із Росієюпісля окупації нею нашого українського півострова Крим і розпалення гібридноївійни проти України на Донбасі — усі ці перемовини були.</text:p>
      <text:p text:style-name="P4">
І ти, Олафе, пане канцлере, ти пам’ятаєш, і наш союзник Президент ЕммануельМакрон, і інші сумлінні лідери світу провели реально години в розмовах ізПутіним, намагаючись відвернути цю сучасну катастрофу.</text:p>
      <text:p text:style-name="P4">
Але Путін обрав катастрофу. Він один.</text:p>
      <text:p text:style-name="P4">
Зараз усі розуміють те, що розуміємо й ми. Путін і є катастрофа. Це відповідь.Путін і є агресія, і він не хоче для себе й свого народу іншого. Його формулоюстала смерть.</text:p>
      <text:p text:style-name="P4">
Як із нею говорити, поясніть мені, як із нею говорити? За всю свою довгуісторію людство ще не знало нікого, хто міг би домовитися зі смертю.</text:p>
      <text:p text:style-name="P4">
Той, хто приніс смерть, той, хто став на шлях геноциду, той, хто хоче знищитинас, хто хоче знищити Європу, яку ми цінуємо, має просити пощади. І тоді буденаша відповідь — трибунал.</text:p>
      <text:p text:style-name="P4">
Наша з вами рішучість приведе до того, що ми побачимо також і з Росіїзацікавленість у наших зусиллях заради миру. І це буде. Коли там не будеджерела смерті.</text:p>
      <text:p text:style-name="P4">
Ми здатні перемогти! І ми вже наближаємо перемогу, і цьому не раз були доказомсльози радості дітей і дорослих, жінок, чоловіків, молодих і людей поважноговіку, яких наші воїни звільнили від російської окупації. Всюди, куди назвільнену землю повертається наш синьо-жовтий стяг, повертається і Європа.Наша з вами Європа! Повертаються цінності, які ви — так само, як і ми —захищали на своїх майданах та зафіксували у своїх конституціях.</text:p>
      <text:p text:style-name="P4">
Це факт, що свобода для наших людей, яких Росія намагалася поневолити,забезпечується відвагою наших воїнів та зброєю, зокрема вашою, — усіх, хтодопомагає нам оборонятися. І зараз лише зброя зупинить цю смерть. І це факт.</text:p>
      <text:p text:style-name="P4">
Ось чому важливо бути твердими й рішучими у допомозі зброєю українськимвоїнам.</text:p>
      <text:p text:style-name="P4">
Дуже часто, зокрема й тут, в Аахені, під час вручення цієї поважної преміїговорилося, що Європа має стати однією зі світових superpowers. На відміну відінших подібних сил, Європа має цей потенціал лише тоді, коли не щось інше, асаме європейська єдність стає superpower. І ми це бачимо зараз: superpower ofEuropean Unity. Ми бачимо завдяки Україні й завдяки кожному й кожній із вас.Дякуємо.</text:p>
      <text:p text:style-name="P4">
Ваша солідарність і лідерство, дорогі колеги, зокрема твоя солідарність ілідерство, <text:span text:style-name="T4">
Урсуло,</text:span>
 якими Євросоюз відповів на нашу сміливість, сталивідображенням базових принципів, яких прагнули для Європи й Робер Шуман, іКонрад Аденауер, і Жан Моне. Вони пишалися б кожним і кожною з вас, хтозахищає Європу разом з Україною!</text:p>
      <text:p text:style-name="P4">
Українська сміливість і ваша солідарність дали Європі таке єднання, якого щене було.</text:p>
      <text:p text:style-name="P4">
Настав час зафіксувати таку силу нашої єдності рішенням про вступ України доЄвропейського Союзу. Ви знаєте, що Європі не бути довершеною без України уЄвросоюзі. І я дякую тобі, Олафе, я дякую кожному лідеру Європи, хто підтримуєдовершеність європейського проекту.</text:p>
      <text:p text:style-name="P4">
Не існує жодної раціональної причини, чому наші воїни, які так героїчно йуспішно б’ються заради нашої спільної свободи, наших спільних цінностей, досіне в одній організації з усіма іншими воїнами Альянсу.</text:p>
      <text:p text:style-name="P4">
Якщо судити по плодах наших дій, Україна — вже в Альянсі, але де-юре рішенняпоки що не ухвалене. Варто ухвалити це рішення! І варто визначити алгоритм —це мотивує наших воїнів. І це важливо!</text:p>
      <text:p text:style-name="P4">
Окрім посилення всієї євроатлантики сміливістю українців, наше приєднання доАльянсу точно дасть іще один історичний результат — прапори НАТО поруч ізпрапорами України на нашому східному кордоні стануть тим потужним замк <text:span text:style-name="T5">
о</text:span>
 м,який триматиме російський імперіалізм у минулому завжди. У минулому, яке неповернути, бо без контролю над Україною російський імперіалізм гине.</text:p>
      <text:p text:style-name="P4">
І ще одна передумова нашої спільної перемоги, яку пропонує Україна.</text:p>
      <text:p text:style-name="P4">
Найдовший мир і найнадійнішу безпеку Європі забезпечила побудова звʼязків міжнародами Європи замість бар’єрів.</text:p>
      <text:p text:style-name="P4">
І коли ми зараз бачимо замість зміцнення наших звʼязків будь-які свіжібарʼєри, що так нагадують старі помилки, — чи то бар’єри в політиці, чи тобар’єри в економіці, в торгівлі, — тоді ми бачимо загрозу не однійєвропейській нації, а всій Європі.</text:p>
      <text:p text:style-name="P4">
<text:span text:style-name="T5">
<text:span text:style-name="T4">
Матеуше!</text:span>
</text:span>
 Я дуже дякую за велику підтримку України з боку Польщі. Дужедякую! І нам дуже важливо зберігати це єднання.</text:p>
      <text:p text:style-name="P4">
Будь-які зерна непорозумінь між будь-ким у Європі не мають давати сходівконфлікту! І це в корінних інтересах наших народів. Європа здобуває плюс доміцності й добробуту щоразу, коли на континенті мінус барʼєр.</text:p>
      <text:p text:style-name="P4">
<text:span text:style-name="T5">
<text:span text:style-name="T4">
Шановні присутні!</text:span>
</text:span>
</text:p>
      <text:p text:style-name="P4">
<text:span text:style-name="T5">
<text:span text:style-name="T4">
Шановні пані та панове!</text:span>
</text:span>
</text:p>
      <text:p text:style-name="P4">
Сьогодні я говорив лише про те, що потрібно для нашої спільної перемоги, аотже, тільки про те, що потрібно для сталого миру для всіх нас.</text:p>
      <text:p text:style-name="P4">
Я мрію, щоб Європа стала переможцем! Я знаю, що українці можуть перемогти! Язакликаю всіх вас стати переможцями разом із нами, разом з українцями!</text:p>
      <text:p text:style-name="P4">
Настав цей час! Саме зараз вирішується, яким буде завершення цієї війни та чисправді це — остання агресія у Європі.</text:p>
      <text:p text:style-name="P4">
Все залежить від нашої з вами єдності, від нашої з вами швидкості, від нашої звами налаштованості на перемогу.</text:p>
      <text:p text:style-name="P4">
Тож моє головне звернення до вас сьогодні: будьте достойними характеру КарлаВеликого! Перемагайте!</text:p>
      <text:p text:style-name="P4">
Засновуйте мир, що буде плодом нашої спільної перемоги та який ми з вамизалишимо нашим дітям, нашим онукам як головну нашу з вами спадщину, спадщинуЄвропи!</text:p>
      <text:p text:style-name="P4">
І якщо в когось іще залишилися сумніви про те, чи підтримувати українськийнарод, будь ласка, тут, в Аахені, чи в будь-якому іншому місті нашоїпрекрасної вільної Європи вийдіть, будь ласка, на вулицю, погляньте навколосебе, відчуйте те головне, чого ми прагнемо, те, що дають нам усім мир іповага у Європі. Відчуйте свободу, яка тут просто є!</text:p>
      <text:p text:style-name="P4">
А ми заради неї воюємо. І переможемо.</text:p>
      <text:p text:style-name="P4">
Слава всім нашим воїнам, хто в бою сьогодні заради України, на бойових постахта на бойових завданнях!</text:p>
      <text:p text:style-name="P4">
Слава всім, хто тренує українських воїнів!</text:p>
      <text:p text:style-name="P4">
Слава всім, хто допомагає, хто працює, хто бореться!</text:p>
      <text:p text:style-name="P4">
Україна переможе! Європа переможе!</text:p>
      <text:p text:style-name="P4">
Мир переможе!</text:p>
      <text:p text:style-name="P4">
<text:span text:style-name="T5">
<text:span text:style-name="T4">
Слава Україні!</text:span>
</text:span>
</text:p>
      <text:p text:style-name="P4">
<text:span text:style-name="T5">
Джерело:<text:a xlink:type="simple" xlink:href="https://www.president.gov.ua/news/yevropa-ta-inshi-chastini-zemli-ne-mayut-buti-miscem-de-ambi-82901" text:style-name="Internet_20_link" text:visited-style-name="Visited_20_Internet_20_Link">
Офіс Президента України</text:a>
</text:span>
</text:p>
      <text:p text:style-name="P4">
Source: <text:a xlink:type="simple" xlink:href="https://armyinform.com.ua/2023/05/14/yevropa-ta-inshi-chastyny-zemli-ne-mayut-buty-misczem-de-ambicziyi-tyraniv-lamayut-zhyttya-narodiv-vystup-prezydenta-ukrayiny-na-vruchenni-mizhnarodnoyi-premiyi-ime/" text:style-name="Internet_20_link" text:visited-style-name="Visited_20_Internet_20_Link">
https://armyinform.com.ua/2023/05/14/yevropa-ta-inshi-chastyny-zemli-ne-mayut-buty-misczem-de-ambicziyi-tyraniv-lamayut-zhyttya-narodiv-vystup-prezydenta-ukrayiny-na-vruchenni-mizhnarodnoyi-premiyi-ime/</text:a>
</text:p>
      <!--NEWS-->
      <text:h text:style-name="P10" text:outline-level="1">
<text:span text:style-name="T4">
Вибори в Туреччині: Ердоган лідирує, хоча не набирає 50%</text:span>
</text:h>
      <text:p text:style-name="P4">
Authors: Ukrinform (Person)</text:p>
      <text:p text:style-name="P4">
Publisher: Укринформ (Organization)</text:p>
      <text:p text:style-name="P4">
Published Time: 2023-05-15T-31:09:00+03:00</text:p>
      <text:p text:style-name="P4">
Modified Time: 2023-05-15T00:09:00+03:00</text:p>
      <text:p text:style-name="P4">
Description: Станом на північ 15 травня в Туреччині відкрито 92,98% виборчих скриньок - за президента Реджепа Таїпа Ердогана проголосували 49,68% виборців. — Укрінформ.</text:p>
      <text:p text:style-name="P4">
Images: ["<text:a xlink:type="simple" xlink:href="https://static.ukrinform.com/photos/2023_05/thumb_files/630_360_1684055025-294.jpg" text:style-name="Internet_20_link" text:visited-style-name="Visited_20_Internet_20_Link">
630_360_16840...</text:a>
", "<text:a xlink:type="simple" xlink:href="https://static.ukrinform.com/photos/2023_05/1684099026-491.jpg" text:style-name="Internet_20_link" text:visited-style-name="Visited_20_Internet_20_Link">
1684099026-49...</text:a>
"]</text:p>
      <text:p text:style-name="P4">
Tags: None</text:p>
      <text:p text:style-name="P4">
Type: Article</text:p>
      <!--METADATA-->
      <text:p text:style-name="P4">
<draw:frame draw:style-name="fr1" draw:name="Image403" text:anchor-type="as-char" svg:width="6.9236in" svg:height="3.956343in" draw:z-index="0">
<draw:image xlink:href="../Images/yкринформ/2023-05-15T-31-09-00-03-00/630_360_1684055025-294.jpg" xlink:type="simple" xlink:show="embed" xlink:actuate="onLoad" draw:mime-type="image/jpeg"/>
</draw:frame>
 Станом напівніч 15 травня в Туреччині відкрито 92,98% виборчих скриньок - за президентаРеджепа Таїпа Ердогана проголосували 49,68% виборців.</text:p>
      <text:p text:style-name="P4">
Про це повідомляє Укрінформ з посиланням на дані Вищої виборчої ради, якіотримує агентство <text:a xlink:type="simple" xlink:href="http://secim.aa.com.tr/" text:style-name="Internet_20_link" text:visited-style-name="Visited_20_Internet_20_Link">
 </text:a>
 <text:a xlink:type="simple" xlink:href="https://secim.aa.com.tr/" text:style-name="Internet_20_link" text:visited-style-name="Visited_20_Internet_20_Link">
 </text:a>
 <text:a xlink:type="simple" xlink:href="http://secim.aa.com.tr/" text:style-name="Internet_20_link" text:visited-style-name="Visited_20_Internet_20_Link">
</text:a>
 в онлайн-режимі.</text:p>
      <text:p text:style-name="P4">
За лідера опозиції Кемаля Киличдароглу віддали голоси 44,58% виборців, закандидата від правого Альянсу предків Сінана Огана - 5,29%.</text:p>
      <text:p text:style-name="P4">
<draw:frame draw:style-name="fr1" draw:name="Image404" text:anchor-type="as-char" svg:width="6.9236in" svg:height="4.090053in" draw:z-index="0">
<draw:image xlink:href="../Images/yкринформ/2023-05-15T-31-09-00-03-00/1684099026-491.jpg" xlink:type="simple" xlink:show="embed" xlink:actuate="onLoad" draw:mime-type="image/jpeg"/>
</draw:frame>
</text:p>
      <text:p text:style-name="P4">
Уточнюється, що <text:a xlink:type="simple" xlink:href="http://www.ukrinform.ua/tag-erdogan" text:style-name="Internet_20_link" text:visited-style-name="Visited_20_Internet_20_Link">
 </text:a>
 перемагає у 52провінціях, Киличдароглу - у 29 (на сході, заході та частково на півдні).Столична провінція Анкара та Стамбул наразі демонструють більшу підтримкуКиличдароглу.</text:p>
      <text:p text:style-name="P4">
Якщо жоден з кандидатів не набере сьогодні 50% плюс один голос, президентськіперегони продовжаться у другому турі.</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a>
</text:p>
      <text:p text:style-name="P4">
На виборах до парламенту владна Партія справедливості та розвитку набирає35,81%, опозиційна Республіканська партія - 24,91%.</text:p>
      <text:p text:style-name="P4">
Як повідомляв Укрінформ, у Туреччині 14 травня відбулося голосування напрезидентських та парламентських виборах.</text:p>
      <text:p text:style-name="P4">
<text:span text:style-name="T5">
Фото: АА</text:span>
</text:p>
      <text:p text:style-name="P4">
Source: <text:a xlink:type="simple" xlink:href="https://www.ukrinform.ua/rubric-world/3709223-vibori-v-tureccini-erdogan-lidirue-hoca-ne-nabirae-50.html" text:style-name="Internet_20_link" text:visited-style-name="Visited_20_Internet_20_Link">
https://www.ukrinform.ua/rubric-world/3709223-vibori-v-tureccini-erdogan-lidirue-hoca-ne-nabirae-50.html</text:a>
</text:p>
      <!--NEWS-->
      <text:h text:style-name="P10" text:outline-level="1">
<text:span text:style-name="T4">
У понеділок в Україні до 25° тепла, місцями дощі та грози</text:span>
</text:h>
      <text:p text:style-name="P4">
Authors: Ukrinform (Person)</text:p>
      <text:p text:style-name="P4">
Publisher: Укринформ (Organization)</text:p>
      <text:p text:style-name="P4">
Published Time: 2023-05-15T-87:33:00+03:00</text:p>
      <text:p text:style-name="P4">
Modified Time: 2023-05-15T00:33:00+03:00</text:p>
      <text:p text:style-name="P4">
Description: В Україні у понеділок опади очікуються лише в західних областях, температура вночі 8-13°, вдень 20-25°. — Укрінформ.</text:p>
      <text:p text:style-name="P4">
Images: ["<text:a xlink:type="simple" xlink:href="https://static.ukrinform.com/photos/2023_02/thumb_files/630_360_1675777256-557.jpg" text:style-name="Internet_20_link" text:visited-style-name="Visited_20_Internet_20_Link">
630_360_16757...</text:a>
"]</text:p>
      <text:p text:style-name="P4">
Tags: ['Дощ', 'Гроза', 'Погода', 'Прогноз']</text:p>
      <text:p text:style-name="P4">
Type: Article</text:p>
      <!--METADATA-->
      <text:p text:style-name="P4">
<draw:frame draw:style-name="fr1" draw:name="Image405" text:anchor-type="as-char" svg:width="6.9236in" svg:height="3.956343in" draw:z-index="0">
<draw:image xlink:href="../Images/yкринформ/2023-05-15T-87-33-00-03-00/630_360_1675777256-557.jpg" xlink:type="simple" xlink:show="embed" xlink:actuate="onLoad" draw:mime-type="image/jpeg"/>
</draw:frame>
 В Україніу понеділок опади очікуються лише в західних областях, температура вночі8-13°, вдень 20-25°.</text:p>
      <text:p text:style-name="P4">
Про це Укрінформу повідомили в Українському гідрометцентрі.</text:p>
      <text:p text:style-name="P4">
"Уночі в Карпатському регіоні, вдень у західних областях хмарно зпроясненнями, короткочасні дощі, місцями грози, пориви вітру 15-20 м/с; нарешті території мінлива хмарність, без істотних опадів. Вітер переважнопівденно-східний, 7-12 м/с. Температура вночі 8-13°, вдень 20-25°, накрайньому заході 16-19°; на високогір'ї Карпат вночі 3-8° тепла, вдень 9-14°",- йдеться в повідомленні.</text:p>
      <text:p text:style-name="P4">
У Києві та області 15 травня без істотних опадів. Вітер переважно південно-східний, 7-12 м/с. У столиці температура вночі 11-13°, вдень 22-24°, наКиївщині вночі 8-13°, вдень 20-25°.</text:p>
      <text:p text:style-name="P4">
Згідно з прогнозом, 16-17 травня в західних областях очікуються короткочасні <text:a xlink:type="simple" xlink:href="https://www.ukrinform.ua/tag-dos" text:style-name="Internet_20_link" text:visited-style-name="Visited_20_Internet_20_Link">
</text:a>
 , грози, вдень в окремих районах град ташквали 15-20 м/с; на решті території мінлива хмарність, без істотних опадів.Вітер південний, південно-східний, 5-10 м/с. Температура вночі 9-14°; вдень19-24°, 17 травня у південній частині та центральних областях до 27°.</text:p>
      <text:p text:style-name="P4">
У Києві та області 16-17 травня без істотних опадів. Вітер південно-східний,5-10 м/с. У столиці температура вночі 12-14°, вдень 22-24°, на Київщині вночі9-14°, вдень 19-24°.</text:p>
      <text:p text:style-name="P4">
<text:span text:style-name="T4">
Читайте також:</text:span>
 <text:a xlink:type="simple" xlink:href="https://www.ukrinform.ua/rubric-kyiv/3709003-u-kievi-riven-vodi-u-dnipri-za-dobu-zmensivsa-na-9-santimetriv.html" text:style-name="Internet_20_link" text:visited-style-name="Visited_20_Internet_20_Link">
 <text:span text:style-name="T4">
води</text:span>
 </text:a>
</text:p>
      <text:p text:style-name="P4">
Синоптики 18-19 травня опадів не прогнозують, лише у західній частинікороткочасні дощі, грози. Температура вночі 9-15°, вдень 21-27°, на заходікраїни 15-21°.</text:p>
      <text:p text:style-name="P4">
У Києві та області 18-19 травня без опадів. У столиці температура вночі13-15°, вдень 24-26°, на Київщині вночі 10-15°, вдень 21-26°.</text:p>
      <text:p text:style-name="P4">
Source: <text:a xlink:type="simple" xlink:href="https://www.ukrinform.ua/rubric-regions/3709056-u-ponedilok-v-ukraini-do-25-tepla-miscami-dosi-ta-grozi.html" text:style-name="Internet_20_link" text:visited-style-name="Visited_20_Internet_20_Link">
https://www.ukrinform.ua/rubric-regions/3709056-u-ponedilok-v-ukraini-do-25-tepla-miscami-dosi-ta-grozi.html</text:a>
</text:p>
      <!--NEWS-->
      <text:h text:style-name="P10" text:outline-level="1">
<text:span text:style-name="T4">
Вибори в Туреччині: Ердоган лідирує, хоча не набирає 50%</text:span>
</text:h>
      <text:p text:style-name="P4">
Authors: Ukrinform (Person)</text:p>
      <text:p text:style-name="P4">
Publisher: Укринформ (Organization)</text:p>
      <text:p text:style-name="P4">
Published Time: 2023-05-15T00:09:00+03:00</text:p>
      <text:p text:style-name="P4">
Modified Time: 2023-05-15T00:09:00+03:00</text:p>
      <text:p text:style-name="P4">
Description: Станом на північ 15 травня в Туреччині відкрито 92,98% виборчих скриньок - за президента Реджепа Таїпа Ердогана проголосували 49,68% виборців. — Укрінформ.</text:p>
      <text:p text:style-name="P4">
Images: ["<text:a xlink:type="simple" xlink:href="https://static.ukrinform.com/photos/2023_05/thumb_files/630_360_1684055025-294.jpg" text:style-name="Internet_20_link" text:visited-style-name="Visited_20_Internet_20_Link">
630_360_16840...</text:a>
", "<text:a xlink:type="simple" xlink:href="https://static.ukrinform.com/photos/2023_05/1684099026-491.jpg" text:style-name="Internet_20_link" text:visited-style-name="Visited_20_Internet_20_Link">
1684099026-49...</text:a>
"]</text:p>
      <text:p text:style-name="P4">
Tags: None</text:p>
      <text:p text:style-name="P4">
Type: Article</text:p>
      <!--METADATA-->
      <text:p text:style-name="P4">
<draw:frame draw:style-name="fr1" draw:name="Image406" text:anchor-type="as-char" svg:width="6.9236in" svg:height="3.956343in" draw:z-index="0">
<draw:image xlink:href="../Images/yкринформ/2023-05-15T00-09-00-03-00/630_360_1684055025-294.jpg" xlink:type="simple" xlink:show="embed" xlink:actuate="onLoad" draw:mime-type="image/jpeg"/>
</draw:frame>
 Станом напівніч 15 травня в Туреччині відкрито 92,98% виборчих скриньок - за президентаРеджепа Таїпа Ердогана проголосували 49,68% виборців.</text:p>
      <text:p text:style-name="P4">
Про це повідомляє Укрінформ з посиланням на дані Вищої виборчої ради, якіотримує агентство <text:a xlink:type="simple" xlink:href="http://secim.aa.com.tr/" text:style-name="Internet_20_link" text:visited-style-name="Visited_20_Internet_20_Link">
 </text:a>
 <text:a xlink:type="simple" xlink:href="https://secim.aa.com.tr/" text:style-name="Internet_20_link" text:visited-style-name="Visited_20_Internet_20_Link">
 </text:a>
 <text:a xlink:type="simple" xlink:href="http://secim.aa.com.tr/" text:style-name="Internet_20_link" text:visited-style-name="Visited_20_Internet_20_Link">
</text:a>
 в онлайн-режимі.</text:p>
      <text:p text:style-name="P4">
За лідера опозиції Кемаля Киличдароглу віддали голоси 44,58% виборців, закандидата від правого Альянсу предків Сінана Огана - 5,29%.</text:p>
      <text:p text:style-name="P4">
<draw:frame draw:style-name="fr1" draw:name="Image407" text:anchor-type="as-char" svg:width="6.9236in" svg:height="4.090053in" draw:z-index="0">
<draw:image xlink:href="../Images/yкринформ/2023-05-15T00-09-00-03-00/1684099026-491.jpg" xlink:type="simple" xlink:show="embed" xlink:actuate="onLoad" draw:mime-type="image/jpeg"/>
</draw:frame>
</text:p>
      <text:p text:style-name="P4">
Уточнюється, що <text:a xlink:type="simple" xlink:href="http://www.ukrinform.ua/tag-erdogan" text:style-name="Internet_20_link" text:visited-style-name="Visited_20_Internet_20_Link">
 </text:a>
 перемагає у 52провінціях, Киличдароглу - у 29 (на сході, заході та частково на півдні).Столична провінція Анкара та Стамбул наразі демонструють більшу підтримкуКиличдароглу.</text:p>
      <text:p text:style-name="P4">
Якщо жоден з кандидатів не набере сьогодні 50% плюс один голос, президентськіперегони продовжаться у другому турі.</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a>
</text:p>
      <text:p text:style-name="P4">
На виборах до парламенту владна Партія справедливості та розвитку набирає35,81%, опозиційна Республіканська партія - 24,91%.</text:p>
      <text:p text:style-name="P4">
Як повідомляв Укрінформ, у Туреччині 14 травня відбулося голосування напрезидентських та парламентських виборах.</text:p>
      <text:p text:style-name="P4">
<text:span text:style-name="T5">
Фото: АА</text:span>
</text:p>
      <text:p text:style-name="P4">
Source: <text:a xlink:type="simple" xlink:href="https://www.ukrinform.ua/rubric-world/3709223-vibori-v-tureccini-erdogan-lidirue-hoca-ne-nabirae-50.html" text:style-name="Internet_20_link" text:visited-style-name="Visited_20_Internet_20_Link">
https://www.ukrinform.ua/rubric-world/3709223-vibori-v-tureccini-erdogan-lidirue-hoca-ne-nabirae-50.html</text:a>
</text:p>
      <!--NEWS-->
      <text:h text:style-name="P10" text:outline-level="1">
<text:span text:style-name="T4">
У понеділок в Україні до 25° тепла, місцями дощі та грози</text:span>
</text:h>
      <text:p text:style-name="P4">
Authors: Ukrinform (Person)</text:p>
      <text:p text:style-name="P4">
Publisher: Укринформ (Organization)</text:p>
      <text:p text:style-name="P4">
Published Time: 2023-05-15T00:33:00+03:00</text:p>
      <text:p text:style-name="P4">
Modified Time: 2023-05-15T00:33:00+03:00</text:p>
      <text:p text:style-name="P4">
Description: В Україні у понеділок опади очікуються лише в західних областях, температура вночі 8-13°, вдень 20-25°. — Укрінформ.</text:p>
      <text:p text:style-name="P4">
Images: ["<text:a xlink:type="simple" xlink:href="https://static.ukrinform.com/photos/2023_02/thumb_files/630_360_1675777256-557.jpg" text:style-name="Internet_20_link" text:visited-style-name="Visited_20_Internet_20_Link">
630_360_16757...</text:a>
"]</text:p>
      <text:p text:style-name="P4">
Tags: ['Дощ', 'Гроза', 'Погода', 'Прогноз']</text:p>
      <text:p text:style-name="P4">
Type: Article</text:p>
      <!--METADATA-->
      <text:p text:style-name="P4">
<draw:frame draw:style-name="fr1" draw:name="Image408" text:anchor-type="as-char" svg:width="6.9236in" svg:height="3.956343in" draw:z-index="0">
<draw:image xlink:href="../Images/yкринформ/2023-05-15T00-33-00-03-00/630_360_1675777256-557.jpg" xlink:type="simple" xlink:show="embed" xlink:actuate="onLoad" draw:mime-type="image/jpeg"/>
</draw:frame>
 В Україніу понеділок опади очікуються лише в західних областях, температура вночі8-13°, вдень 20-25°.</text:p>
      <text:p text:style-name="P4">
Про це Укрінформу повідомили в Українському гідрометцентрі.</text:p>
      <text:p text:style-name="P4">
"Уночі в Карпатському регіоні, вдень у західних областях хмарно зпроясненнями, короткочасні дощі, місцями грози, пориви вітру 15-20 м/с; нарешті території мінлива хмарність, без істотних опадів. Вітер переважнопівденно-східний, 7-12 м/с. Температура вночі 8-13°, вдень 20-25°, накрайньому заході 16-19°; на високогір'ї Карпат вночі 3-8° тепла, вдень 9-14°",- йдеться в повідомленні.</text:p>
      <text:p text:style-name="P4">
У Києві та області 15 травня без істотних опадів. Вітер переважно південно-східний, 7-12 м/с. У столиці температура вночі 11-13°, вдень 22-24°, наКиївщині вночі 8-13°, вдень 20-25°.</text:p>
      <text:p text:style-name="P4">
Згідно з прогнозом, 16-17 травня в західних областях очікуються короткочасні <text:a xlink:type="simple" xlink:href="https://www.ukrinform.ua/tag-dos" text:style-name="Internet_20_link" text:visited-style-name="Visited_20_Internet_20_Link">
</text:a>
 , грози, вдень в окремих районах град ташквали 15-20 м/с; на решті території мінлива хмарність, без істотних опадів.Вітер південний, південно-східний, 5-10 м/с. Температура вночі 9-14°; вдень19-24°, 17 травня у південній частині та центральних областях до 27°.</text:p>
      <text:p text:style-name="P4">
У Києві та області 16-17 травня без істотних опадів. Вітер південно-східний,5-10 м/с. У столиці температура вночі 12-14°, вдень 22-24°, на Київщині вночі9-14°, вдень 19-24°.</text:p>
      <text:p text:style-name="P4">
<text:span text:style-name="T4">
Читайте також:</text:span>
 <text:a xlink:type="simple" xlink:href="https://www.ukrinform.ua/rubric-kyiv/3709003-u-kievi-riven-vodi-u-dnipri-za-dobu-zmensivsa-na-9-santimetriv.html" text:style-name="Internet_20_link" text:visited-style-name="Visited_20_Internet_20_Link">
 <text:span text:style-name="T4">
води</text:span>
 </text:a>
</text:p>
      <text:p text:style-name="P4">
Синоптики 18-19 травня опадів не прогнозують, лише у західній частинікороткочасні дощі, грози. Температура вночі 9-15°, вдень 21-27°, на заходікраїни 15-21°.</text:p>
      <text:p text:style-name="P4">
У Києві та області 18-19 травня без опадів. У столиці температура вночі13-15°, вдень 24-26°, на Київщині вночі 10-15°, вдень 21-26°.</text:p>
      <text:p text:style-name="P4">
Source: <text:a xlink:type="simple" xlink:href="https://www.ukrinform.ua/rubric-regions/3709056-u-ponedilok-v-ukraini-do-25-tepla-miscami-dosi-ta-grozi.html" text:style-name="Internet_20_link" text:visited-style-name="Visited_20_Internet_20_Link">
https://www.ukrinform.ua/rubric-regions/3709056-u-ponedilok-v-ukraini-do-25-tepla-miscami-dosi-ta-grozi.html</text:a>
</text:p>
      <!--NEWS-->
      <text:h text:style-name="P10" text:outline-level="1">
<text:span text:style-name="T4">
У Тернополі внаслідок російського обстрілу вщент згорів склад з гумдопомогою</text:span>
</text:h>
      <text:p text:style-name="P4">
Authors: Ukrinform (Person)</text:p>
      <text:p text:style-name="P4">
Publisher: Укринформ (Organization)</text:p>
      <text:p text:style-name="P4">
Published Time: 2023-05-15T00:55:00+03:00</text:p>
      <text:p text:style-name="P4">
Modified Time: 2023-05-15T00:55:00+03:00</text:p>
      <text:p text:style-name="P4">
Description: Унаслідок ракетного удару, якого російські агресори 13 травня завдали по Тернополю, повністю зруйновано склад благодійного фонду «Світло Реформації» з гуманітарною допомогою. — Укрінформ.</text:p>
      <text:p text:style-name="P4">
Images: ["<text:a xlink:type="simple" xlink:href="https://static.ukrinform.com/photos/2023_05/thumb_files/630_360_1684101073-854.jpg" text:style-name="Internet_20_link" text:visited-style-name="Visited_20_Internet_20_Link">
630_360_16841...</text:a>
", "<text:a xlink:type="simple" xlink:href="https://static.ukrinform.com/photos/2023_05/1684101073-638.jpg" text:style-name="Internet_20_link" text:visited-style-name="Visited_20_Internet_20_Link">
1684101073-63...</text:a>
", "<text:a xlink:type="simple" xlink:href="https://static.ukrinform.com/photos/2023_05/1684101073-854.jpg" text:style-name="Internet_20_link" text:visited-style-name="Visited_20_Internet_20_Link">
1684101073-85...</text:a>
"]</text:p>
      <text:p text:style-name="P4">
Tags: ['Гуманітарна допомога', 'Обстріл', 'Пожежа', 'Ракета', 'Тернопіль', 'Війна з росією']</text:p>
      <text:p text:style-name="P4">
Type: Article</text:p>
      <!--METADATA-->
      <text:p text:style-name="P4">
<draw:frame draw:style-name="fr1" draw:name="Image409" text:anchor-type="as-char" svg:width="6.9236in" svg:height="3.956343in" draw:z-index="0">
<draw:image xlink:href="../Images/yкринформ/2023-05-15T00-55-00-03-00/630_360_1684101073-854.jpg" xlink:type="simple" xlink:show="embed" xlink:actuate="onLoad" draw:mime-type="image/jpeg"/>
</draw:frame>
 Унаслідокракетного удару, якого російські агресори 13 травня завдали по Тернополю,повністю зруйновано склад благодійного фонду «Світло Реформації» згуманітарною допомогою.</text:p>
      <text:p text:style-name="P4">
Про це у <text:a xlink:type="simple" xlink:href="https://www.facebook.com/profile.php" text:style-name="Internet_20_link" text:visited-style-name="Visited_20_Internet_20_Link">
 </text:a>
повідомив керівник благодійного фонду «Світло Реформації» Іван Гонтар, передаєУкрінформ.</text:p>
      <text:p text:style-name="P4">
За його словами, склад служив хабом для міжцерковної діяльності цілогорегіону.</text:p>
      <text:p text:style-name="P4">
<draw:frame draw:style-name="fr1" draw:name="Image410" text:anchor-type="as-char" svg:width="6.9236in" svg:height="5.1927in" draw:z-index="0">
<draw:image xlink:href="../Images/yкринформ/2023-05-15T00-55-00-03-00/1684101073-638.jpg" xlink:type="simple" xlink:show="embed" xlink:actuate="onLoad" draw:mime-type="image/jpeg"/>
</draw:frame>
</text:p>
      <text:p text:style-name="P4">
«Тисячі тонн допомоги пройшло через це приміщення, сотні тисяч людей отрималипідтримку і надію через можливість користуватися цим приміщенням... Всезгоріло!», - написав він.</text:p>
      <text:p text:style-name="P4">
<draw:frame draw:style-name="fr1" draw:name="Image411" text:anchor-type="as-char" svg:width="5.625in" svg:height="10.0in" draw:z-index="0">
<draw:image xlink:href="../Images/yкринформ/2023-05-15T00-55-00-03-00/1684101073-854.jpg" xlink:type="simple" xlink:show="embed" xlink:actuate="onLoad" draw:mime-type="image/jpeg"/>
</draw:frame>
</text:p>
      <text:p text:style-name="P4">
Гонтар зазначив, що Бог дивом зберіг двох водіїв, які ночували біля складулише за декілька метрів від місця прильоту <text:a xlink:type="simple" xlink:href="https://www.ukrinform.ua/tag-raketa" text:style-name="Internet_20_link" text:visited-style-name="Visited_20_Internet_20_Link">
 </text:a>
 .</text:p>
      <text:p text:style-name="P4">
«Збитки неймовірно великі, але благодійну роботу ми не припинимо», - запевнивкерівник фонду.</text:p>
      <text:p text:style-name="P4">
<text:span text:style-name="T4">
Читайте також:</text:span>
 <text:a xlink:type="simple" xlink:href="https://www.ukrinform.ua/rubric-regions/3708909-na-ternopilsini-vnaslidok-raketnoi-ataki-rf-poskodzeni-budinki-ta-avtomobili.html" text:style-name="Internet_20_link" text:visited-style-name="Visited_20_Internet_20_Link">
 </text:a>
</text:p>
      <text:p text:style-name="P4">
Як повідомлялося, у ніч проти 14 травня внаслідок російської ракетної атаки уТернополі зафіксовано влучання у складські приміщення, травмовані двоє людей.</text:p>
      <text:p text:style-name="P4">
<text:span text:style-name="T5">
Фото: Іван Гонтар, Фейсбук</text:span>
</text:p>
      <text:p text:style-name="P4">
Source: <text:a xlink:type="simple" xlink:href="https://www.ukrinform.ua/rubric-regions/3709225-u-ternopoli-vnaslidok-rosijskogo-obstrilu-vsent-zgoriv-sklad-z-gumdopomogou.html" text:style-name="Internet_20_link" text:visited-style-name="Visited_20_Internet_20_Link">
https://www.ukrinform.ua/rubric-regions/3709225-u-ternopoli-vnaslidok-rosijskogo-obstrilu-vsent-zgoriv-sklad-z-gumdopomogou.html</text:a>
</text:p>
      <!--NEWS-->
      <text:h text:style-name="P10" text:outline-level="1">
<text:span text:style-name="T4">
Майже 90% білорусів не мають накопичень через негаразди в економіці країни – розвідка</text:span>
</text:h>
      <text:p text:style-name="P4">
Author: ['АРМІЯINFORM']</text:p>
      <text:p text:style-name="P4">
Time: 2023-05-15T98:00:00-04:00</text:p>
      <text:p text:style-name="P4">
Description: Громадяни білорусії надалі біднішають через погане управління економікою держави, лиш...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49672958-1058.webp" text:style-name="Internet_20_link" text:visited-style-name="Visited_20_Internet_20_Link">
1649672958-1058.webp</text:a>
']</text:p>
      <text:p text:style-name="P4">
Tags: ['STOPRUSSIA', 'БІЛОРУСІЯ', 'ВТОРГНЕННЯ РФ', 'РОЗВІДКА', 'САНКЦІЇ']</text:p>
      <text:p text:style-name="P4">
Category: News</text:p>
      <!--METADATA-->
      <text:p text:style-name="P4">
<draw:frame draw:style-name="fr1" draw:name="Image412" text:anchor-type="as-char" svg:width="6.9236in" svg:height="4.615733in" draw:z-index="0">
<draw:image xlink:href="../ConvertedIMGs/AРМІЯINFORM/2023-05-15T98-00-00-04-00/1649672958-1058.png" xlink:type="simple" xlink:show="embed" xlink:actuate="onLoad" draw:mime-type="image/png"/>
</draw:frame>
</text:p>
      <text:p text:style-name="P4">
Громадяни білорусії надалі біднішають через погане управління економікоюдержави, лиш 11,5 % білорусів спроможні робити заощадження.</text:p>
      <text:p text:style-name="P4">
Про це<text:a xlink:type="simple" xlink:href="https://www.facebook.com/SZRUkraine/posts/pfbid0YcMM33NjWTADpNDtAnAH812q75yYhvmSKaBpEtXdGf5BSAsLkn6LQraLvFjXBduXl" text:style-name="Internet_20_link" text:visited-style-name="Visited_20_Internet_20_Link">
повідомляє</text:a>
Служба зовнішньої розвідки України.</text:p>
      <text:p text:style-name="P4">
«За даними академічного дослідницького центру BEROC, частка заощаджень увитратах білорусів знизилася до 11,5 %. Основна причина – це розуміння людей,що ситуація в економіці не надто хороша. Аби в такій ситуації стимулюватинаселення віддавати гроші банкам на тривалий період, потрібні відчутніпозитивні в реальному вираженні ставки, яких немає навіть у рублях. Ситуаціящодо вкладів в іноземній валюті ще гірша, ставки за нею навіть нижчі за рівеньдоларової інфляції. Дослідження, проведене минулого року на замовленнянацбанку, показало, що залежно від регіону 20–30 % людей мають накопичень небільше ніж на один місяць», – йдеться у повідомленні.</text:p>
      <text:p text:style-name="P4">
Показово, що за даними бєлстату, у квітні 2023 року найбільше зросли ціни наовочі загалом – на 30,55 %, на цигарки – 28,59 %, на послуги міжнародноготуризму – на 27,35 %.</text:p>
      <text:p text:style-name="P4">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NEWS-->
      <text:h text:style-name="P10" text:outline-level="1">
<text:span text:style-name="T4">
рашисти двічі обстріляли Марганецьку громаду, є руйнування і поранені</text:span>
</text:h>
      <text:p text:style-name="P4">
Author: ['АРМІЯINFORM']</text:p>
      <text:p text:style-name="P4">
Time: 2023-05-15T99:00:00-04:00</text:p>
      <text:p text:style-name="P4">
Description: Про це повідомляє Дніпропетровська ОВА    «Важку артилерію рашисти двічі спрямовувал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20-21-28.jpg" text:style-name="Internet_20_link" text:visited-style-name="Visited_20_Internet_20_Link">
photo_2023-05-14_20-21-28.jpg</text:a>
', '<text:a xlink:type="simple" xlink:href="https://armyinform.com.ua/wp-content/uploads/2023/05/photo_2023-05-14_20-21-29-150x150.jpg" text:style-name="Internet_20_link" text:visited-style-name="Visited_20_Internet_20_Link">
photo_2023-05-14_20-21-29-150x150.jpg</text:a>
', '<text:a xlink:type="simple" xlink:href="https://armyinform.com.ua/wp-content/uploads/2023/05/photo_2023-05-14_20-21-31-150x150.jpg" text:style-name="Internet_20_link" text:visited-style-name="Visited_20_Internet_20_Link">
photo_2023-05-14_20-21-31-150x150.jpg</text:a>
']</text:p>
      <text:p text:style-name="P4">
Tags: ['STOPRUSSIA', 'ВОЄННІ ЗЛОЧИНИ ЗС РФ', 'ВТОРГНЕННЯ РФ', 'МАРГАНЕЦЬ']</text:p>
      <text:p text:style-name="P4">
Category: News</text:p>
      <!--METADATA-->
      <text:p text:style-name="P4">
<draw:frame draw:style-name="fr1" draw:name="Image413" text:anchor-type="as-char" svg:width="6.9236in" svg:height="4.321615in" draw:z-index="0">
<draw:image xlink:href="../Images/AРМІЯINFORM/2023-05-15T99-00-00-04-00/photo_2023-05-14_20-21-28.jpg" xlink:type="simple" xlink:show="embed" xlink:actuate="onLoad" draw:mime-type="image/jpeg"/>
</draw:frame>
</text:p>
      <text:p text:style-name="P4">
Про це <text:a xlink:type="simple" xlink:href="https://t.me/dnipropetrovskaODA/4620" text:style-name="Internet_20_link" text:visited-style-name="Visited_20_Internet_20_Link">
повідомляє</text:a>
Дніпропетровська ОВА</text:p>
      <text:p text:style-name="P4">
«Важку артилерію рашисти двічі спрямовували на Марганецьку громаду, що наНікопольщині. Загалом випустили понад півтора десятки снарядів. На жаль, маємопоранених. Є й руйнування», – йдеться у повідомленні.</text:p>
      <text:p text:style-name="P4">
<text:a xlink:type="simple" xlink:href="https://armyinform.com.ua/wp-content/uploads/2023/05/photo_2023-05-14_20-21-29.jpg" text:style-name="Internet_20_link" text:visited-style-name="Visited_20_Internet_20_Link">
<draw:frame draw:style-name="fr1" draw:name="Image414" text:anchor-type="as-char" svg:width="6.9236in" svg:height="6.9236in" draw:z-index="0">
<draw:image xlink:href="../Images/AРМІЯINFORM/2023-05-15T99-00-00-04-00/photo_2023-05-14_20-21-29-150x150.jpg" xlink:type="simple" xlink:show="embed" xlink:actuate="onLoad" draw:mime-type="image/jpeg"/>
</draw:frame>
</text:a>
</text:p>
      <text:p text:style-name="P4">
<text:a xlink:type="simple" xlink:href="https://armyinform.com.ua/wp-content/uploads/2023/05/photo_2023-05-14_20-21-31.jpg" text:style-name="Internet_20_link" text:visited-style-name="Visited_20_Internet_20_Link">
<draw:frame draw:style-name="fr1" draw:name="Image415" text:anchor-type="as-char" svg:width="6.9236in" svg:height="6.9236in" draw:z-index="0">
<draw:image xlink:href="../Images/AРМІЯINFORM/2023-05-15T99-00-00-04-00/photo_2023-05-14_20-21-31-150x150.jpg" xlink:type="simple" xlink:show="embed" xlink:actuate="onLoad" draw:mime-type="image/jpeg"/>
</draw:frame>
</text:a>
</text:p>
      <text:p text:style-name="P4">
За уточненою інформацією, пошкоджені 7 приватних будинків, господарськаспоруда, паркани, авто. Обірвані дві лінії електропередач.</text:p>
      <text:p text:style-name="P4">
Source: <text:a xlink:type="simple" xlink:href="https://armyinform.com.ua/2023/05/15/rashysty-dvichi-obstrilyaly-marganeczku-gromadu-ye-rujnuvannya-i-poraneni/" text:style-name="Internet_20_link" text:visited-style-name="Visited_20_Internet_20_Link">
https://armyinform.com.ua/2023/05/15/rashysty-dvichi-obstrilyaly-marganeczku-gromadu-ye-rujnuvannya-i-porane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